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ui-monospace" svg:font-family="ui-monospace" style:font-family-generic="roman" svg:panose-1="0 0 0 0 0 0 0 0 0 0"/>
    <style:font-face style:name="system-ui" svg:font-family="system-ui" style:font-family-generic="roman" svg:panose-1="0 0 0 0 0 0 0 0 0 0"/>
  </office:font-face-decls>
  <office:automatic-styles>
    <style:style style:name="P1" style:parent-style-name="Heading2" style:master-page-name="MP0" style:family="paragraph">
      <style:paragraph-properties fo:break-before="page" fo:margin-top="0.2076in" fo:margin-bottom="0.2076in"/>
    </style:style>
    <style:style style:name="T2" style:parent-style-name="DefaultParagraphFont" style:family="text">
      <style:text-properties style:font-name="Aptos" style:font-name-asian="Aptos" style:font-name-complex="Aptos" fo:font-weight="bold" style:font-weight-asian="bold" style:font-weight-complex="bold" fo:color="#000000" fo:font-size="18pt" style:font-size-asian="18pt" style:font-size-complex="18pt"/>
    </style:style>
    <style:style style:name="P3" style:parent-style-name="Normal" style:family="paragraph">
      <style:text-properties style:font-name="Aptos" style:font-name-asian="Aptos" style:font-name-complex="Aptos"/>
    </style:style>
    <style:style style:name="P4" style:parent-style-name="Heading2" style:family="paragraph">
      <style:paragraph-properties fo:margin-top="0.2076in" fo:margin-bottom="0.2076in"/>
    </style:style>
    <style:style style:name="T5" style:parent-style-name="DefaultParagraphFont" style:family="text">
      <style:text-properties style:font-name="Aptos" style:font-name-asian="Aptos" style:font-name-complex="Aptos" fo:font-weight="bold" style:font-weight-asian="bold" style:font-weight-complex="bold" fo:color="#000000" fo:font-size="18pt" style:font-size-asian="18pt" style:font-size-complex="18pt"/>
    </style:style>
    <style:style style:name="P6" style:parent-style-name="Normal" style:family="paragraph">
      <style:text-properties style:font-name="Aptos" style:font-name-asian="Aptos" style:font-name-complex="Aptos"/>
    </style:style>
    <style:style style:name="P7" style:parent-style-name="Heading3" style:family="paragraph">
      <style:paragraph-properties fo:margin-top="0.1951in" fo:margin-bottom="0.1951in"/>
    </style:style>
    <style:style style:name="T8" style:parent-style-name="DefaultParagraphFont" style:family="text">
      <style:text-properties style:font-name="Aptos" style:font-name-asian="Aptos" style:font-name-complex="Aptos" fo:font-weight="bold" style:font-weight-asian="bold" style:font-weight-complex="bold" fo:color="#000000"/>
    </style:style>
    <style:style style:name="P9" style:parent-style-name="Normal" style:family="paragraph">
      <style:paragraph-properties fo:margin-top="0.1666in" fo:margin-bottom="0.1666in"/>
      <style:text-properties style:font-name="Aptos" style:font-name-asian="Aptos" style:font-name-complex="Aptos" fo:color="#000000"/>
    </style:style>
    <style:style style:name="P10" style:parent-style-name="Normal" style:family="paragraph">
      <style:paragraph-properties fo:margin-top="0.1666in" fo:margin-bottom="0.1666in"/>
      <style:text-properties style:font-name="Aptos" style:font-name-asian="Aptos" style:font-name-complex="Aptos" fo:color="#000000"/>
    </style:style>
    <style:style style:name="P11" style:parent-style-name="Normal" style:family="paragraph">
      <style:paragraph-properties fo:margin-top="0.1666in" fo:margin-bottom="0.1666in"/>
      <style:text-properties style:font-name="Aptos" style:font-name-asian="Aptos" style:font-name-complex="Aptos" fo:color="#000000"/>
    </style:style>
    <style:style style:name="P12" style:parent-style-name="Normal" style:family="paragraph">
      <style:text-properties style:font-name="Aptos" style:font-name-asian="Aptos" style:font-name-complex="Aptos"/>
    </style:style>
    <style:style style:name="P13" style:parent-style-name="Heading3" style:family="paragraph">
      <style:paragraph-properties fo:margin-top="0.1951in" fo:margin-bottom="0.1951in"/>
    </style:style>
    <style:style style:name="T14" style:parent-style-name="DefaultParagraphFont" style:family="text">
      <style:text-properties style:font-name="Aptos" style:font-name-asian="Aptos" style:font-name-complex="Aptos" fo:font-weight="bold" style:font-weight-asian="bold" style:font-weight-complex="bold" fo:color="#000000"/>
    </style:style>
    <style:style style:name="P15" style:parent-style-name="Normal" style:family="paragraph">
      <style:paragraph-properties fo:margin-top="0.1666in" fo:margin-bottom="0.1666in"/>
      <style:text-properties style:font-name="Aptos" style:font-name-asian="Aptos" style:font-name-complex="Aptos" fo:color="#000000"/>
    </style:style>
    <style:style style:name="P16" style:parent-style-name="Normal" style:family="paragraph">
      <style:paragraph-properties fo:margin-top="0.1666in" fo:margin-bottom="0.1666in"/>
      <style:text-properties style:font-name="Aptos" style:font-name-asian="Aptos" style:font-name-complex="Aptos" fo:color="#000000"/>
    </style:style>
    <style:style style:name="P17" style:parent-style-name="Normal" style:family="paragraph">
      <style:paragraph-properties fo:margin-top="0.1666in" fo:margin-bottom="0.1666in"/>
      <style:text-properties style:font-name="Aptos" style:font-name-asian="Aptos" style:font-name-complex="Aptos" fo:color="#000000"/>
    </style:style>
    <style:style style:name="P18" style:parent-style-name="Normal" style:family="paragraph">
      <style:text-properties style:font-name="Aptos" style:font-name-asian="Aptos" style:font-name-complex="Aptos"/>
    </style:style>
    <style:style style:name="P19" style:parent-style-name="Heading3" style:family="paragraph">
      <style:paragraph-properties fo:margin-top="0.1951in" fo:margin-bottom="0.1951in"/>
    </style:style>
    <style:style style:name="T20" style:parent-style-name="DefaultParagraphFont" style:family="text">
      <style:text-properties style:font-name="Aptos" style:font-name-asian="Aptos" style:font-name-complex="Aptos" fo:font-weight="bold" style:font-weight-asian="bold" style:font-weight-complex="bold" fo:color="#000000"/>
    </style:style>
    <style:style style:name="P21" style:parent-style-name="Normal" style:family="paragraph">
      <style:paragraph-properties fo:margin-bottom="0in"/>
    </style:style>
    <style:style style:name="T22" style:parent-style-name="DefaultParagraphFont" style:family="text">
      <style:text-properties style:font-name="Aptos" style:font-name-asian="Aptos" style:font-name-complex="Aptos" fo:color="#14181F"/>
    </style:style>
    <style:style style:name="T23" style:parent-style-name="DefaultParagraphFont" style:family="text">
      <style:text-properties style:font-name="Aptos" style:font-name-asian="Aptos" style:font-name-complex="Aptos" fo:color="#14181F"/>
    </style:style>
    <style:style style:name="T24" style:parent-style-name="DefaultParagraphFont" style:family="text">
      <style:text-properties style:font-name="Aptos" style:font-name-asian="Aptos" style:font-name-complex="Aptos" fo:color="#14181F"/>
    </style:style>
    <style:style style:name="T25" style:parent-style-name="DefaultParagraphFont" style:family="text">
      <style:text-properties style:font-name="Aptos" style:font-name-asian="Aptos" style:font-name-complex="Aptos" fo:color="#14181F"/>
    </style:style>
    <style:style style:name="T26" style:parent-style-name="DefaultParagraphFont" style:family="text">
      <style:text-properties style:font-name="Aptos" style:font-name-asian="Aptos" style:font-name-complex="Aptos" fo:color="#14181F"/>
    </style:style>
    <style:style style:name="T27" style:parent-style-name="DefaultParagraphFont" style:family="text">
      <style:text-properties style:font-name="Aptos" style:font-name-asian="Aptos" style:font-name-complex="Aptos" fo:color="#14181F"/>
    </style:style>
    <style:style style:name="T28" style:parent-style-name="DefaultParagraphFont" style:family="text">
      <style:text-properties style:font-name="Aptos" style:font-name-asian="Aptos" style:font-name-complex="Aptos" fo:color="#14181F"/>
    </style:style>
    <style:style style:name="T29" style:parent-style-name="DefaultParagraphFont" style:family="text">
      <style:text-properties style:font-name="Aptos" style:font-name-asian="Aptos" style:font-name-complex="Aptos" fo:color="#14181F"/>
    </style:style>
    <style:style style:name="T30" style:parent-style-name="DefaultParagraphFont" style:family="text">
      <style:text-properties style:font-name="Aptos" style:font-name-asian="Aptos" style:font-name-complex="Aptos" fo:color="#14181F"/>
    </style:style>
    <style:style style:name="T31" style:parent-style-name="DefaultParagraphFont" style:family="text">
      <style:text-properties style:font-name="Aptos" style:font-name-asian="Aptos" style:font-name-complex="Aptos" fo:color="#14181F"/>
    </style:style>
    <style:style style:name="T32" style:parent-style-name="DefaultParagraphFont" style:family="text">
      <style:text-properties style:font-name="Aptos" style:font-name-asian="Aptos" style:font-name-complex="Aptos" fo:color="#14181F"/>
    </style:style>
    <style:style style:name="T33" style:parent-style-name="DefaultParagraphFont" style:family="text">
      <style:text-properties style:font-name="Aptos" style:font-name-asian="Aptos" style:font-name-complex="Aptos" fo:color="#14181F"/>
    </style:style>
    <style:style style:name="T34" style:parent-style-name="DefaultParagraphFont" style:family="text">
      <style:text-properties style:font-name="Aptos" style:font-name-asian="Aptos" style:font-name-complex="Aptos" fo:color="#14181F"/>
    </style:style>
    <style:style style:name="T35" style:parent-style-name="DefaultParagraphFont" style:family="text">
      <style:text-properties style:font-name="Aptos" style:font-name-asian="Aptos" style:font-name-complex="Aptos" fo:color="#14181F"/>
    </style:style>
    <style:style style:name="T36" style:parent-style-name="DefaultParagraphFont" style:family="text">
      <style:text-properties style:font-name="Aptos" style:font-name-asian="Aptos" style:font-name-complex="Aptos" fo:color="#14181F"/>
    </style:style>
    <style:style style:name="T37" style:parent-style-name="DefaultParagraphFont" style:family="text">
      <style:text-properties style:font-name="Aptos" style:font-name-asian="Aptos" style:font-name-complex="Aptos" fo:color="#14181F"/>
    </style:style>
    <style:style style:name="T38" style:parent-style-name="DefaultParagraphFont" style:family="text">
      <style:text-properties style:font-name="Aptos" style:font-name-asian="Aptos" style:font-name-complex="Aptos" fo:color="#14181F"/>
    </style:style>
    <style:style style:name="T39" style:parent-style-name="DefaultParagraphFont" style:family="text">
      <style:text-properties style:font-name="Aptos" style:font-name-asian="Aptos" style:font-name-complex="Aptos" fo:color="#14181F"/>
    </style:style>
    <style:style style:name="T40" style:parent-style-name="DefaultParagraphFont" style:family="text">
      <style:text-properties style:font-name="Aptos" style:font-name-asian="Aptos" style:font-name-complex="Aptos" fo:color="#14181F"/>
    </style:style>
    <style:style style:name="T41" style:parent-style-name="DefaultParagraphFont" style:family="text">
      <style:text-properties style:font-name="Aptos" style:font-name-asian="Aptos" style:font-name-complex="Aptos" fo:color="#14181F"/>
    </style:style>
    <style:style style:name="P42" style:parent-style-name="Normal" style:family="paragraph">
      <style:text-properties style:font-name="Aptos" style:font-name-asian="Aptos" style:font-name-complex="Aptos"/>
    </style:style>
    <style:style style:name="P43" style:parent-style-name="Heading3" style:family="paragraph">
      <style:paragraph-properties fo:margin-top="0.1951in" fo:margin-bottom="0.1951in"/>
    </style:style>
    <style:style style:name="T44" style:parent-style-name="DefaultParagraphFont" style:family="text">
      <style:text-properties style:font-name="Aptos" style:font-name-asian="Aptos" style:font-name-complex="Aptos" fo:font-weight="bold" style:font-weight-asian="bold" style:font-weight-complex="bold" fo:color="#000000"/>
    </style:style>
    <style:style style:name="P45" style:parent-style-name="Normal" style:family="paragraph">
      <style:paragraph-properties fo:margin-top="0.1666in" fo:margin-bottom="0.1666in"/>
      <style:text-properties style:font-name="Aptos" style:font-name-asian="Aptos" style:font-name-complex="Aptos" fo:color="#000000"/>
    </style:style>
    <style:style style:name="P46" style:parent-style-name="Normal" style:family="paragraph">
      <style:paragraph-properties fo:margin-top="0.1666in" fo:margin-bottom="0.1666in"/>
    </style:style>
    <style:style style:name="T47" style:parent-style-name="DefaultParagraphFont" style:family="text">
      <style:text-properties style:font-name="Aptos" style:font-name-asian="Aptos" style:font-name-complex="Aptos" fo:font-weight="bold" style:font-weight-asian="bold" style:font-weight-complex="bold" fo:color="#000000"/>
    </style:style>
    <style:style style:name="T48" style:parent-style-name="DefaultParagraphFont" style:family="text">
      <style:text-properties style:font-name="Aptos" style:font-name-asian="Aptos" style:font-name-complex="Aptos" fo:color="#000000"/>
    </style:style>
    <style:style style:name="P49" style:parent-style-name="Normal" style:family="paragraph">
      <style:paragraph-properties fo:margin-top="0.1666in" fo:margin-bottom="0.1666in"/>
    </style:style>
    <style:style style:name="T50" style:parent-style-name="DefaultParagraphFont" style:family="text">
      <style:text-properties style:font-name="Aptos" style:font-name-asian="Aptos" style:font-name-complex="Aptos" fo:font-weight="bold" style:font-weight-asian="bold" style:font-weight-complex="bold" fo:color="#000000"/>
    </style:style>
    <style:style style:name="T51" style:parent-style-name="DefaultParagraphFont" style:family="text">
      <style:text-properties style:font-name="Aptos" style:font-name-asian="Aptos" style:font-name-complex="Aptos" fo:color="#000000"/>
    </style:style>
    <style:style style:name="P52" style:parent-style-name="Normal" style:family="paragraph">
      <style:paragraph-properties fo:margin-top="0.1666in" fo:margin-bottom="0.1666in"/>
    </style:style>
    <style:style style:name="T53" style:parent-style-name="DefaultParagraphFont" style:family="text">
      <style:text-properties style:font-name="Aptos" style:font-name-asian="Aptos" style:font-name-complex="Aptos" fo:font-weight="bold" style:font-weight-asian="bold" style:font-weight-complex="bold" fo:color="#000000"/>
    </style:style>
    <style:style style:name="T54" style:parent-style-name="DefaultParagraphFont" style:family="text">
      <style:text-properties style:font-name="Aptos" style:font-name-asian="Aptos" style:font-name-complex="Aptos" fo:color="#000000"/>
    </style:style>
    <style:style style:name="P55" style:parent-style-name="Normal" style:family="paragraph">
      <style:paragraph-properties fo:margin-top="0.1666in" fo:margin-bottom="0.1666in"/>
    </style:style>
    <style:style style:name="T56" style:parent-style-name="DefaultParagraphFont" style:family="text">
      <style:text-properties style:font-name="Aptos" style:font-name-asian="Aptos" style:font-name-complex="Aptos" fo:font-weight="bold" style:font-weight-asian="bold" style:font-weight-complex="bold" fo:color="#000000"/>
    </style:style>
    <style:style style:name="T57" style:parent-style-name="DefaultParagraphFont" style:family="text">
      <style:text-properties style:font-name="Aptos" style:font-name-asian="Aptos" style:font-name-complex="Aptos" fo:color="#000000"/>
    </style:style>
    <style:style style:name="P58" style:parent-style-name="Normal" style:family="paragraph">
      <style:paragraph-properties fo:margin-top="0.1666in" fo:margin-bottom="0.1666in"/>
    </style:style>
    <style:style style:name="T59" style:parent-style-name="DefaultParagraphFont" style:family="text">
      <style:text-properties style:font-name="Aptos" style:font-name-asian="Aptos" style:font-name-complex="Aptos" fo:font-weight="bold" style:font-weight-asian="bold" style:font-weight-complex="bold" fo:color="#000000"/>
    </style:style>
    <style:style style:name="T60" style:parent-style-name="DefaultParagraphFont" style:family="text">
      <style:text-properties style:font-name="Aptos" style:font-name-asian="Aptos" style:font-name-complex="Aptos" fo:color="#000000"/>
    </style:style>
    <style:style style:name="P61" style:parent-style-name="Normal" style:family="paragraph">
      <style:paragraph-properties fo:margin-top="0.1666in" fo:margin-bottom="0.1666in"/>
    </style:style>
    <style:style style:name="T62" style:parent-style-name="DefaultParagraphFont" style:family="text">
      <style:text-properties style:font-name="Aptos" style:font-name-asian="Aptos" style:font-name-complex="Aptos" fo:font-weight="bold" style:font-weight-asian="bold" style:font-weight-complex="bold" fo:color="#000000"/>
    </style:style>
    <style:style style:name="T63" style:parent-style-name="DefaultParagraphFont" style:family="text">
      <style:text-properties style:font-name="Aptos" style:font-name-asian="Aptos" style:font-name-complex="Aptos" fo:color="#000000"/>
    </style:style>
    <style:style style:name="P64" style:parent-style-name="Normal" style:family="paragraph">
      <style:text-properties style:font-name="Aptos" style:font-name-asian="Aptos" style:font-name-complex="Aptos"/>
    </style:style>
    <style:style style:name="P65" style:parent-style-name="Heading3" style:family="paragraph">
      <style:paragraph-properties fo:margin-top="0.1951in" fo:margin-bottom="0.1951in"/>
    </style:style>
    <style:style style:name="T66" style:parent-style-name="DefaultParagraphFont" style:family="text">
      <style:text-properties style:font-name="Aptos" style:font-name-asian="Aptos" style:font-name-complex="Aptos" fo:font-weight="bold" style:font-weight-asian="bold" style:font-weight-complex="bold" fo:color="#000000"/>
    </style:style>
    <style:style style:name="P67" style:parent-style-name="Normal" style:family="paragraph">
      <style:paragraph-properties fo:margin-top="0.1666in" fo:margin-bottom="0.1666in"/>
      <style:text-properties style:font-name="Aptos" style:font-name-asian="Aptos" style:font-name-complex="Aptos" fo:color="#000000"/>
    </style:style>
    <style:style style:name="P68" style:parent-style-name="Normal" style:family="paragraph">
      <style:paragraph-properties fo:margin-top="0.1666in" fo:margin-bottom="0.1666in"/>
      <style:text-properties style:font-name="Aptos" style:font-name-asian="Aptos" style:font-name-complex="Aptos" fo:color="#000000"/>
    </style:style>
    <style:style style:name="P69" style:parent-style-name="Normal" style:family="paragraph">
      <style:paragraph-properties fo:margin-top="0.1666in" fo:margin-bottom="0.1666in"/>
      <style:text-properties style:font-name="Aptos" style:font-name-asian="Aptos" style:font-name-complex="Aptos" fo:color="#000000"/>
    </style:style>
    <style:style style:name="P70" style:parent-style-name="Normal" style:family="paragraph">
      <style:text-properties style:font-name="Aptos" style:font-name-asian="Aptos" style:font-name-complex="Aptos"/>
    </style:style>
    <style:style style:name="P71" style:parent-style-name="Heading3" style:family="paragraph">
      <style:paragraph-properties fo:margin-top="0.1951in" fo:margin-bottom="0.1951in"/>
    </style:style>
    <style:style style:name="T72" style:parent-style-name="DefaultParagraphFont" style:family="text">
      <style:text-properties style:font-name="Aptos" style:font-name-asian="Aptos" style:font-name-complex="Aptos" fo:font-weight="bold" style:font-weight-asian="bold" style:font-weight-complex="bold" fo:color="#000000"/>
    </style:style>
    <style:style style:name="P73" style:parent-style-name="Normal" style:family="paragraph">
      <style:paragraph-properties fo:margin-top="0.1666in" fo:margin-bottom="0.1666in"/>
      <style:text-properties style:font-name="Aptos" style:font-name-asian="Aptos" style:font-name-complex="Aptos" fo:color="#000000"/>
    </style:style>
    <style:style style:name="P74" style:parent-style-name="Normal" style:family="paragraph">
      <style:paragraph-properties fo:margin-top="0.1666in" fo:margin-bottom="0.1666in"/>
    </style:style>
    <style:style style:name="T75" style:parent-style-name="DefaultParagraphFont" style:family="text">
      <style:text-properties style:font-name="Aptos" style:font-name-asian="Aptos" style:font-name-complex="Aptos" fo:font-weight="bold" style:font-weight-asian="bold" style:font-weight-complex="bold" fo:color="#000000"/>
    </style:style>
    <style:style style:name="P76" style:parent-style-name="Normal" style:family="paragraph">
      <style:paragraph-properties fo:margin-top="0.1666in" fo:margin-bottom="0.1666in"/>
      <style:text-properties style:font-name="Aptos" style:font-name-asian="Aptos" style:font-name-complex="Aptos" fo:color="#000000"/>
    </style:style>
    <style:style style:name="P77" style:parent-style-name="Normal" style:family="paragraph">
      <style:paragraph-properties fo:margin-top="0.1666in" fo:margin-bottom="0.1666in"/>
      <style:text-properties style:font-name="Aptos" style:font-name-asian="Aptos" style:font-name-complex="Aptos" fo:color="#000000"/>
    </style:style>
    <style:style style:name="P78" style:parent-style-name="Normal" style:family="paragraph">
      <style:paragraph-properties fo:margin-top="0.1666in" fo:margin-bottom="0.1666in"/>
      <style:text-properties style:font-name="Aptos" style:font-name-asian="Aptos" style:font-name-complex="Aptos" fo:color="#000000"/>
    </style:style>
    <style:style style:name="P79" style:parent-style-name="Normal" style:family="paragraph">
      <style:paragraph-properties fo:margin-top="0.1666in" fo:margin-bottom="0.1666in"/>
      <style:text-properties style:font-name="Aptos" style:font-name-asian="Aptos" style:font-name-complex="Aptos" fo:color="#000000"/>
    </style:style>
    <style:style style:name="P80" style:parent-style-name="Normal" style:family="paragraph">
      <style:paragraph-properties fo:margin-top="0.1666in" fo:margin-bottom="0.1666in"/>
    </style:style>
    <style:style style:name="T81" style:parent-style-name="DefaultParagraphFont" style:family="text">
      <style:text-properties style:font-name="Aptos" style:font-name-asian="Aptos" style:font-name-complex="Aptos" fo:font-weight="bold" style:font-weight-asian="bold" style:font-weight-complex="bold" fo:color="#000000"/>
    </style:style>
    <style:style style:name="P82" style:parent-style-name="Normal" style:family="paragraph">
      <style:paragraph-properties fo:margin-top="0.1666in" fo:margin-bottom="0.1666in"/>
      <style:text-properties style:font-name="Aptos" style:font-name-asian="Aptos" style:font-name-complex="Aptos" fo:color="#000000"/>
    </style:style>
    <style:style style:name="P83" style:parent-style-name="Normal" style:family="paragraph">
      <style:paragraph-properties fo:margin-top="0.1666in" fo:margin-bottom="0.1666in"/>
      <style:text-properties style:font-name="Aptos" style:font-name-asian="Aptos" style:font-name-complex="Aptos" fo:color="#000000"/>
    </style:style>
    <style:style style:name="P84" style:parent-style-name="Normal" style:family="paragraph">
      <style:paragraph-properties fo:margin-top="0.1666in" fo:margin-bottom="0.1666in"/>
      <style:text-properties style:font-name="Aptos" style:font-name-asian="Aptos" style:font-name-complex="Aptos" fo:color="#000000"/>
    </style:style>
    <style:style style:name="P85" style:parent-style-name="Normal" style:family="paragraph">
      <style:paragraph-properties fo:margin-bottom="0in"/>
    </style:style>
    <style:style style:name="T86" style:parent-style-name="DefaultParagraphFont" style:family="text">
      <style:text-properties style:font-name="Aptos" style:font-name-asian="Aptos" style:font-name-complex="Aptos" fo:color="#14181F"/>
    </style:style>
    <style:style style:name="T87" style:parent-style-name="DefaultParagraphFont" style:family="text">
      <style:text-properties style:font-name="Aptos" style:font-name-asian="Aptos" style:font-name-complex="Aptos" fo:color="#14181F"/>
    </style:style>
    <style:style style:name="T88" style:parent-style-name="DefaultParagraphFont" style:family="text">
      <style:text-properties style:font-name="Aptos" style:font-name-asian="Aptos" style:font-name-complex="Aptos" fo:color="#14181F"/>
    </style:style>
    <style:style style:name="T89" style:parent-style-name="DefaultParagraphFont" style:family="text">
      <style:text-properties style:font-name="Aptos" style:font-name-asian="Aptos" style:font-name-complex="Aptos" fo:color="#14181F"/>
    </style:style>
    <style:style style:name="T90" style:parent-style-name="DefaultParagraphFont" style:family="text">
      <style:text-properties style:font-name="Aptos" style:font-name-asian="Aptos" style:font-name-complex="Aptos" fo:color="#14181F"/>
    </style:style>
    <style:style style:name="T91" style:parent-style-name="DefaultParagraphFont" style:family="text">
      <style:text-properties style:font-name="Aptos" style:font-name-asian="Aptos" style:font-name-complex="Aptos" fo:color="#14181F"/>
    </style:style>
    <style:style style:name="T92" style:parent-style-name="DefaultParagraphFont" style:family="text">
      <style:text-properties style:font-name="Aptos" style:font-name-asian="Aptos" style:font-name-complex="Aptos" fo:color="#14181F"/>
    </style:style>
    <style:style style:name="T93" style:parent-style-name="DefaultParagraphFont" style:family="text">
      <style:text-properties style:font-name="Aptos" style:font-name-asian="Aptos" style:font-name-complex="Aptos" fo:color="#14181F"/>
    </style:style>
    <style:style style:name="T94" style:parent-style-name="DefaultParagraphFont" style:family="text">
      <style:text-properties style:font-name="Aptos" style:font-name-asian="Aptos" style:font-name-complex="Aptos" fo:color="#14181F"/>
    </style:style>
    <style:style style:name="T95" style:parent-style-name="DefaultParagraphFont" style:family="text">
      <style:text-properties style:font-name="Aptos" style:font-name-asian="Aptos" style:font-name-complex="Aptos" fo:color="#14181F"/>
    </style:style>
    <style:style style:name="T96" style:parent-style-name="DefaultParagraphFont" style:family="text">
      <style:text-properties style:font-name="Aptos" style:font-name-asian="Aptos" style:font-name-complex="Aptos" fo:color="#14181F"/>
    </style:style>
    <style:style style:name="T97" style:parent-style-name="DefaultParagraphFont" style:family="text">
      <style:text-properties style:font-name="Aptos" style:font-name-asian="Aptos" style:font-name-complex="Aptos" fo:color="#14181F"/>
    </style:style>
    <style:style style:name="P98" style:parent-style-name="Normal" style:family="paragraph">
      <style:paragraph-properties fo:margin-top="0.1666in" fo:margin-bottom="0.1666in"/>
      <style:text-properties style:font-name="Aptos" style:font-name-asian="Aptos" style:font-name-complex="Aptos" fo:color="#000000"/>
    </style:style>
    <style:style style:name="P99" style:parent-style-name="Heading2" style:family="paragraph">
      <style:paragraph-properties fo:margin-top="0.125in" fo:background-color="#FAF9F5"/>
    </style:style>
    <style:style style:name="T100" style:parent-style-name="DefaultParagraphFont" style:family="text">
      <style:text-properties style:font-name="Georgia" style:font-name-asian="Georgia" style:font-name-complex="Georgia" fo:font-weight="bold" style:font-weight-asian="bold" style:font-weight-complex="bold" fo:color="#141413" fo:font-size="12pt" style:font-size-asian="12pt" style:font-size-complex="12pt"/>
    </style:style>
    <style:style style:name="P101" style:parent-style-name="Normal" style:family="paragraph">
      <style:paragraph-properties fo:margin-bottom="0in" fo:background-color="#FAF9F5"/>
      <style:text-properties style:font-name="Aptos" style:font-name-asian="Aptos" style:font-name-complex="Aptos"/>
    </style:style>
    <style:style style:name="P102" style:parent-style-name="Heading3" style:family="paragraph">
      <style:paragraph-properties fo:margin-top="0.1666in" fo:background-color="#FAF9F5"/>
    </style:style>
    <style:style style:name="T103" style:parent-style-name="DefaultParagraphFont" style:family="text">
      <style:text-properties style:font-name="Georgia" style:font-name-asian="Georgia" style:font-name-complex="Georgia" fo:font-weight="bold" style:font-weight-asian="bold" style:font-weight-complex="bold" fo:color="#141413" fo:font-size="12pt" style:font-size-asian="12pt" style:font-size-complex="12pt"/>
    </style:style>
    <style:style style:name="P104" style:parent-style-name="Normal" style:family="paragraph">
      <style:paragraph-properties fo:margin-top="0.1666in" fo:margin-bottom="0.1666in" fo:background-color="#FAF9F5"/>
      <style:text-properties style:font-name="Georgia" style:font-name-asian="Georgia" style:font-name-complex="Georgia" fo:color="#141413"/>
    </style:style>
    <style:style style:name="P105" style:parent-style-name="Normal" style:family="paragraph">
      <style:paragraph-properties fo:margin-top="0.1666in" fo:margin-bottom="0.1666in" fo:background-color="#FAF9F5"/>
    </style:style>
    <style:style style:name="T106" style:parent-style-name="DefaultParagraphFont" style:family="text">
      <style:text-properties style:font-name="Georgia" style:font-name-asian="Georgia" style:font-name-complex="Georgia" fo:font-weight="bold" style:font-weight-asian="bold" style:font-weight-complex="bold" fo:color="#141413"/>
    </style:style>
    <style:style style:name="T107" style:parent-style-name="DefaultParagraphFont" style:family="text">
      <style:text-properties style:font-name="Georgia" style:font-name-asian="Georgia" style:font-name-complex="Georgia" fo:color="#141413"/>
    </style:style>
    <style:style style:name="P108" style:parent-style-name="Normal" style:family="paragraph">
      <style:paragraph-properties fo:margin-top="0.1666in" fo:margin-bottom="0.1666in" fo:background-color="#FAF9F5"/>
    </style:style>
    <style:style style:name="T109" style:parent-style-name="DefaultParagraphFont" style:family="text">
      <style:text-properties style:font-name="Georgia" style:font-name-asian="Georgia" style:font-name-complex="Georgia" fo:font-weight="bold" style:font-weight-asian="bold" style:font-weight-complex="bold" fo:color="#141413"/>
    </style:style>
    <style:style style:name="T110" style:parent-style-name="DefaultParagraphFont" style:family="text">
      <style:text-properties style:font-name="Georgia" style:font-name-asian="Georgia" style:font-name-complex="Georgia" fo:color="#141413"/>
    </style:style>
    <style:style style:name="P111" style:parent-style-name="Normal" style:family="paragraph">
      <style:paragraph-properties fo:margin-top="0.1666in" fo:margin-bottom="0.1666in" fo:background-color="#FAF9F5"/>
    </style:style>
    <style:style style:name="T112" style:parent-style-name="DefaultParagraphFont" style:family="text">
      <style:text-properties style:font-name="Georgia" style:font-name-asian="Georgia" style:font-name-complex="Georgia" fo:font-weight="bold" style:font-weight-asian="bold" style:font-weight-complex="bold" fo:color="#141413"/>
    </style:style>
    <style:style style:name="T113" style:parent-style-name="DefaultParagraphFont" style:family="text">
      <style:text-properties style:font-name="Georgia" style:font-name-asian="Georgia" style:font-name-complex="Georgia" fo:color="#141413"/>
    </style:style>
    <style:style style:name="P114" style:parent-style-name="Normal" style:family="paragraph">
      <style:paragraph-properties fo:margin-top="0.1666in" fo:margin-bottom="0.1666in" fo:background-color="#FAF9F5"/>
    </style:style>
    <style:style style:name="T115" style:parent-style-name="DefaultParagraphFont" style:family="text">
      <style:text-properties style:font-name="Georgia" style:font-name-asian="Georgia" style:font-name-complex="Georgia" fo:font-weight="bold" style:font-weight-asian="bold" style:font-weight-complex="bold" fo:color="#141413"/>
    </style:style>
    <style:style style:name="T116" style:parent-style-name="DefaultParagraphFont" style:family="text">
      <style:text-properties style:font-name="Georgia" style:font-name-asian="Georgia" style:font-name-complex="Georgia" fo:color="#141413"/>
    </style:style>
    <style:style style:name="P117" style:parent-style-name="Normal" style:family="paragraph">
      <style:paragraph-properties fo:margin-top="0.1666in" fo:margin-bottom="0.1666in" fo:background-color="#FAF9F5"/>
    </style:style>
    <style:style style:name="T118" style:parent-style-name="DefaultParagraphFont" style:family="text">
      <style:text-properties style:font-name="Georgia" style:font-name-asian="Georgia" style:font-name-complex="Georgia" fo:font-weight="bold" style:font-weight-asian="bold" style:font-weight-complex="bold" fo:color="#141413"/>
    </style:style>
    <style:style style:name="T119" style:parent-style-name="DefaultParagraphFont" style:family="text">
      <style:text-properties style:font-name="Georgia" style:font-name-asian="Georgia" style:font-name-complex="Georgia" fo:color="#141413"/>
    </style:style>
    <style:style style:name="P120" style:parent-style-name="Normal" style:family="paragraph">
      <style:paragraph-properties fo:margin-top="0.1666in" fo:margin-bottom="0.1666in" fo:background-color="#FAF9F5"/>
    </style:style>
    <style:style style:name="T121" style:parent-style-name="DefaultParagraphFont" style:family="text">
      <style:text-properties style:font-name="Georgia" style:font-name-asian="Georgia" style:font-name-complex="Georgia" fo:font-weight="bold" style:font-weight-asian="bold" style:font-weight-complex="bold" fo:color="#141413"/>
    </style:style>
    <style:style style:name="T122" style:parent-style-name="DefaultParagraphFont" style:family="text">
      <style:text-properties style:font-name="Georgia" style:font-name-asian="Georgia" style:font-name-complex="Georgia" fo:color="#141413"/>
    </style:style>
    <style:style style:name="T123" style:parent-style-name="DefaultParagraphFont" style:family="text">
      <style:text-properties style:font-name="ui-monospace" style:font-name-asian="ui-monospace" style:font-name-complex="ui-monospace" fo:color="#8A2424"/>
    </style:style>
    <style:style style:name="T124" style:parent-style-name="DefaultParagraphFont" style:family="text">
      <style:text-properties style:font-name="Georgia" style:font-name-asian="Georgia" style:font-name-complex="Georgia" fo:color="#141413"/>
    </style:style>
    <style:style style:name="P125" style:parent-style-name="Normal" style:family="paragraph">
      <style:paragraph-properties fo:margin-bottom="0in" fo:background-color="#FAF9F5"/>
      <style:text-properties style:font-name="Aptos" style:font-name-asian="Aptos" style:font-name-complex="Aptos"/>
    </style:style>
    <style:style style:name="P126" style:parent-style-name="Heading3" style:family="paragraph">
      <style:paragraph-properties fo:margin-top="0.1666in" fo:background-color="#FAF9F5"/>
    </style:style>
    <style:style style:name="T127" style:parent-style-name="DefaultParagraphFont" style:family="text">
      <style:text-properties style:font-name="Georgia" style:font-name-asian="Georgia" style:font-name-complex="Georgia" fo:font-weight="bold" style:font-weight-asian="bold" style:font-weight-complex="bold" fo:color="#141413" fo:font-size="12pt" style:font-size-asian="12pt" style:font-size-complex="12pt"/>
    </style:style>
    <style:style style:name="P128" style:parent-style-name="Normal" style:family="paragraph">
      <style:paragraph-properties fo:margin-top="0.1666in" fo:margin-bottom="0.1666in" fo:background-color="#FAF9F5"/>
      <style:text-properties style:font-name="Georgia" style:font-name-asian="Georgia" style:font-name-complex="Georgia" fo:color="#141413"/>
    </style:style>
    <style:style style:name="P129" style:parent-style-name="Normal" style:family="paragraph">
      <style:paragraph-properties fo:margin-bottom="0in" fo:background-color="#FAF9F5"/>
    </style:style>
    <style:style style:name="T130" style:parent-style-name="DefaultParagraphFont" style:family="text">
      <style:text-properties style:font-name="ui-monospace" style:font-name-asian="ui-monospace" style:font-name-complex="ui-monospace" fo:color="#14181F"/>
    </style:style>
    <style:style style:name="T131" style:parent-style-name="DefaultParagraphFont" style:family="text">
      <style:text-properties style:font-name="ui-monospace" style:font-name-asian="ui-monospace" style:font-name-complex="ui-monospace" fo:color="#14181F"/>
    </style:style>
    <style:style style:name="T132" style:parent-style-name="DefaultParagraphFont" style:family="text">
      <style:text-properties style:font-name="ui-monospace" style:font-name-asian="ui-monospace" style:font-name-complex="ui-monospace" fo:color="#14181F"/>
    </style:style>
    <style:style style:name="T133" style:parent-style-name="DefaultParagraphFont" style:family="text">
      <style:text-properties style:font-name="ui-monospace" style:font-name-asian="ui-monospace" style:font-name-complex="ui-monospace" fo:color="#14181F"/>
    </style:style>
    <style:style style:name="T134" style:parent-style-name="DefaultParagraphFont" style:family="text">
      <style:text-properties style:font-name="ui-monospace" style:font-name-asian="ui-monospace" style:font-name-complex="ui-monospace" fo:color="#14181F"/>
    </style:style>
    <style:style style:name="T135" style:parent-style-name="DefaultParagraphFont" style:family="text">
      <style:text-properties style:font-name="ui-monospace" style:font-name-asian="ui-monospace" style:font-name-complex="ui-monospace" fo:color="#14181F"/>
    </style:style>
    <style:style style:name="T136" style:parent-style-name="DefaultParagraphFont" style:family="text">
      <style:text-properties style:font-name="ui-monospace" style:font-name-asian="ui-monospace" style:font-name-complex="ui-monospace" fo:color="#14181F"/>
    </style:style>
    <style:style style:name="T137" style:parent-style-name="DefaultParagraphFont" style:family="text">
      <style:text-properties style:font-name="ui-monospace" style:font-name-asian="ui-monospace" style:font-name-complex="ui-monospace" fo:color="#14181F"/>
    </style:style>
    <style:style style:name="T138" style:parent-style-name="DefaultParagraphFont" style:family="text">
      <style:text-properties style:font-name="ui-monospace" style:font-name-asian="ui-monospace" style:font-name-complex="ui-monospace" fo:color="#14181F"/>
    </style:style>
    <style:style style:name="T139" style:parent-style-name="DefaultParagraphFont" style:family="text">
      <style:text-properties style:font-name="ui-monospace" style:font-name-asian="ui-monospace" style:font-name-complex="ui-monospace" fo:color="#14181F"/>
    </style:style>
    <style:style style:name="T140" style:parent-style-name="DefaultParagraphFont" style:family="text">
      <style:text-properties style:font-name="ui-monospace" style:font-name-asian="ui-monospace" style:font-name-complex="ui-monospace" fo:color="#14181F"/>
    </style:style>
    <style:style style:name="T141" style:parent-style-name="DefaultParagraphFont" style:family="text">
      <style:text-properties style:font-name="ui-monospace" style:font-name-asian="ui-monospace" style:font-name-complex="ui-monospace" fo:color="#14181F"/>
    </style:style>
    <style:style style:name="T142" style:parent-style-name="DefaultParagraphFont" style:family="text">
      <style:text-properties style:font-name="ui-monospace" style:font-name-asian="ui-monospace" style:font-name-complex="ui-monospace" fo:color="#14181F"/>
    </style:style>
    <style:style style:name="T143" style:parent-style-name="DefaultParagraphFont" style:family="text">
      <style:text-properties style:font-name="ui-monospace" style:font-name-asian="ui-monospace" style:font-name-complex="ui-monospace" fo:color="#14181F"/>
    </style:style>
    <style:style style:name="T144" style:parent-style-name="DefaultParagraphFont" style:family="text">
      <style:text-properties style:font-name="ui-monospace" style:font-name-asian="ui-monospace" style:font-name-complex="ui-monospace" fo:color="#14181F"/>
    </style:style>
    <style:style style:name="T145" style:parent-style-name="DefaultParagraphFont" style:family="text">
      <style:text-properties style:font-name="ui-monospace" style:font-name-asian="ui-monospace" style:font-name-complex="ui-monospace" fo:color="#14181F"/>
    </style:style>
    <style:style style:name="T146" style:parent-style-name="DefaultParagraphFont" style:family="text">
      <style:text-properties style:font-name="ui-monospace" style:font-name-asian="ui-monospace" style:font-name-complex="ui-monospace" fo:color="#14181F"/>
    </style:style>
    <style:style style:name="T147" style:parent-style-name="DefaultParagraphFont" style:family="text">
      <style:text-properties style:font-name="ui-monospace" style:font-name-asian="ui-monospace" style:font-name-complex="ui-monospace" fo:color="#14181F"/>
    </style:style>
    <style:style style:name="T148" style:parent-style-name="DefaultParagraphFont" style:family="text">
      <style:text-properties style:font-name="ui-monospace" style:font-name-asian="ui-monospace" style:font-name-complex="ui-monospace" fo:color="#14181F"/>
    </style:style>
    <style:style style:name="T149" style:parent-style-name="DefaultParagraphFont" style:family="text">
      <style:text-properties style:font-name="ui-monospace" style:font-name-asian="ui-monospace" style:font-name-complex="ui-monospace" fo:color="#14181F"/>
    </style:style>
    <style:style style:name="T150" style:parent-style-name="DefaultParagraphFont" style:family="text">
      <style:text-properties style:font-name="ui-monospace" style:font-name-asian="ui-monospace" style:font-name-complex="ui-monospace" fo:color="#14181F"/>
    </style:style>
    <style:style style:name="T151" style:parent-style-name="DefaultParagraphFont" style:family="text">
      <style:text-properties style:font-name="ui-monospace" style:font-name-asian="ui-monospace" style:font-name-complex="ui-monospace" fo:color="#14181F"/>
    </style:style>
    <style:style style:name="T152" style:parent-style-name="DefaultParagraphFont" style:family="text">
      <style:text-properties style:font-name="ui-monospace" style:font-name-asian="ui-monospace" style:font-name-complex="ui-monospace" fo:color="#14181F"/>
    </style:style>
    <style:style style:name="T153" style:parent-style-name="DefaultParagraphFont" style:family="text">
      <style:text-properties style:font-name="ui-monospace" style:font-name-asian="ui-monospace" style:font-name-complex="ui-monospace" fo:color="#14181F"/>
    </style:style>
    <style:style style:name="T154" style:parent-style-name="DefaultParagraphFont" style:family="text">
      <style:text-properties style:font-name="ui-monospace" style:font-name-asian="ui-monospace" style:font-name-complex="ui-monospace" fo:color="#14181F"/>
    </style:style>
    <style:style style:name="T155" style:parent-style-name="DefaultParagraphFont" style:family="text">
      <style:text-properties style:font-name="ui-monospace" style:font-name-asian="ui-monospace" style:font-name-complex="ui-monospace" fo:color="#14181F"/>
    </style:style>
    <style:style style:name="T156" style:parent-style-name="DefaultParagraphFont" style:family="text">
      <style:text-properties style:font-name="ui-monospace" style:font-name-asian="ui-monospace" style:font-name-complex="ui-monospace" fo:color="#14181F"/>
    </style:style>
    <style:style style:name="T157" style:parent-style-name="DefaultParagraphFont" style:family="text">
      <style:text-properties style:font-name="ui-monospace" style:font-name-asian="ui-monospace" style:font-name-complex="ui-monospace" fo:color="#14181F"/>
    </style:style>
    <style:style style:name="T158" style:parent-style-name="DefaultParagraphFont" style:family="text">
      <style:text-properties style:font-name="ui-monospace" style:font-name-asian="ui-monospace" style:font-name-complex="ui-monospace" fo:color="#14181F"/>
    </style:style>
    <style:style style:name="T159" style:parent-style-name="DefaultParagraphFont" style:family="text">
      <style:text-properties style:font-name="ui-monospace" style:font-name-asian="ui-monospace" style:font-name-complex="ui-monospace" fo:color="#14181F"/>
    </style:style>
    <style:style style:name="T160" style:parent-style-name="DefaultParagraphFont" style:family="text">
      <style:text-properties style:font-name="ui-monospace" style:font-name-asian="ui-monospace" style:font-name-complex="ui-monospace" fo:color="#14181F"/>
    </style:style>
    <style:style style:name="T161" style:parent-style-name="DefaultParagraphFont" style:family="text">
      <style:text-properties style:font-name="ui-monospace" style:font-name-asian="ui-monospace" style:font-name-complex="ui-monospace" fo:color="#14181F"/>
    </style:style>
    <style:style style:name="T162" style:parent-style-name="DefaultParagraphFont" style:family="text">
      <style:text-properties style:font-name="ui-monospace" style:font-name-asian="ui-monospace" style:font-name-complex="ui-monospace" fo:color="#14181F"/>
    </style:style>
    <style:style style:name="T163" style:parent-style-name="DefaultParagraphFont" style:family="text">
      <style:text-properties style:font-name="ui-monospace" style:font-name-asian="ui-monospace" style:font-name-complex="ui-monospace" fo:color="#14181F"/>
    </style:style>
    <style:style style:name="T164" style:parent-style-name="DefaultParagraphFont" style:family="text">
      <style:text-properties style:font-name="ui-monospace" style:font-name-asian="ui-monospace" style:font-name-complex="ui-monospace" fo:color="#14181F"/>
    </style:style>
    <style:style style:name="T165" style:parent-style-name="DefaultParagraphFont" style:family="text">
      <style:text-properties style:font-name="ui-monospace" style:font-name-asian="ui-monospace" style:font-name-complex="ui-monospace" fo:color="#14181F"/>
    </style:style>
    <style:style style:name="T166" style:parent-style-name="DefaultParagraphFont" style:family="text">
      <style:text-properties style:font-name="ui-monospace" style:font-name-asian="ui-monospace" style:font-name-complex="ui-monospace" fo:color="#14181F"/>
    </style:style>
    <style:style style:name="T167" style:parent-style-name="DefaultParagraphFont" style:family="text">
      <style:text-properties style:font-name="ui-monospace" style:font-name-asian="ui-monospace" style:font-name-complex="ui-monospace" fo:color="#14181F"/>
    </style:style>
    <style:style style:name="T168" style:parent-style-name="DefaultParagraphFont" style:family="text">
      <style:text-properties style:font-name="ui-monospace" style:font-name-asian="ui-monospace" style:font-name-complex="ui-monospace" fo:color="#14181F"/>
    </style:style>
    <style:style style:name="T169" style:parent-style-name="DefaultParagraphFont" style:family="text">
      <style:text-properties style:font-name="ui-monospace" style:font-name-asian="ui-monospace" style:font-name-complex="ui-monospace" fo:color="#14181F"/>
    </style:style>
    <style:style style:name="T170" style:parent-style-name="DefaultParagraphFont" style:family="text">
      <style:text-properties style:font-name="ui-monospace" style:font-name-asian="ui-monospace" style:font-name-complex="ui-monospace" fo:color="#14181F"/>
    </style:style>
    <style:style style:name="T171" style:parent-style-name="DefaultParagraphFont" style:family="text">
      <style:text-properties style:font-name="ui-monospace" style:font-name-asian="ui-monospace" style:font-name-complex="ui-monospace" fo:color="#14181F"/>
    </style:style>
    <style:style style:name="T172" style:parent-style-name="DefaultParagraphFont" style:family="text">
      <style:text-properties style:font-name="ui-monospace" style:font-name-asian="ui-monospace" style:font-name-complex="ui-monospace" fo:color="#14181F"/>
    </style:style>
    <style:style style:name="T173" style:parent-style-name="DefaultParagraphFont" style:family="text">
      <style:text-properties style:font-name="ui-monospace" style:font-name-asian="ui-monospace" style:font-name-complex="ui-monospace" fo:color="#14181F"/>
    </style:style>
    <style:style style:name="T174" style:parent-style-name="DefaultParagraphFont" style:family="text">
      <style:text-properties style:font-name="ui-monospace" style:font-name-asian="ui-monospace" style:font-name-complex="ui-monospace" fo:color="#14181F"/>
    </style:style>
    <style:style style:name="T175" style:parent-style-name="DefaultParagraphFont" style:family="text">
      <style:text-properties style:font-name="ui-monospace" style:font-name-asian="ui-monospace" style:font-name-complex="ui-monospace" fo:color="#14181F"/>
    </style:style>
    <style:style style:name="T176" style:parent-style-name="DefaultParagraphFont" style:family="text">
      <style:text-properties style:font-name="ui-monospace" style:font-name-asian="ui-monospace" style:font-name-complex="ui-monospace" fo:color="#14181F"/>
    </style:style>
    <style:style style:name="T177" style:parent-style-name="DefaultParagraphFont" style:family="text">
      <style:text-properties style:font-name="ui-monospace" style:font-name-asian="ui-monospace" style:font-name-complex="ui-monospace" fo:color="#14181F"/>
    </style:style>
    <style:style style:name="T178" style:parent-style-name="DefaultParagraphFont" style:family="text">
      <style:text-properties style:font-name="ui-monospace" style:font-name-asian="ui-monospace" style:font-name-complex="ui-monospace" fo:color="#14181F"/>
    </style:style>
    <style:style style:name="T179" style:parent-style-name="DefaultParagraphFont" style:family="text">
      <style:text-properties style:font-name="ui-monospace" style:font-name-asian="ui-monospace" style:font-name-complex="ui-monospace" fo:color="#14181F"/>
    </style:style>
    <style:style style:name="T180" style:parent-style-name="DefaultParagraphFont" style:family="text">
      <style:text-properties style:font-name="ui-monospace" style:font-name-asian="ui-monospace" style:font-name-complex="ui-monospace" fo:color="#14181F"/>
    </style:style>
    <style:style style:name="T181" style:parent-style-name="DefaultParagraphFont" style:family="text">
      <style:text-properties style:font-name="ui-monospace" style:font-name-asian="ui-monospace" style:font-name-complex="ui-monospace" fo:color="#14181F"/>
    </style:style>
    <style:style style:name="T182" style:parent-style-name="DefaultParagraphFont" style:family="text">
      <style:text-properties style:font-name="ui-monospace" style:font-name-asian="ui-monospace" style:font-name-complex="ui-monospace" fo:color="#14181F"/>
    </style:style>
    <style:style style:name="T183" style:parent-style-name="DefaultParagraphFont" style:family="text">
      <style:text-properties style:font-name="ui-monospace" style:font-name-asian="ui-monospace" style:font-name-complex="ui-monospace" fo:color="#14181F"/>
    </style:style>
    <style:style style:name="T184" style:parent-style-name="DefaultParagraphFont" style:family="text">
      <style:text-properties style:font-name="ui-monospace" style:font-name-asian="ui-monospace" style:font-name-complex="ui-monospace" fo:color="#14181F"/>
    </style:style>
    <style:style style:name="T185" style:parent-style-name="DefaultParagraphFont" style:family="text">
      <style:text-properties style:font-name="ui-monospace" style:font-name-asian="ui-monospace" style:font-name-complex="ui-monospace" fo:color="#14181F"/>
    </style:style>
    <style:style style:name="T186" style:parent-style-name="DefaultParagraphFont" style:family="text">
      <style:text-properties style:font-name="ui-monospace" style:font-name-asian="ui-monospace" style:font-name-complex="ui-monospace" fo:color="#14181F"/>
    </style:style>
    <style:style style:name="T187" style:parent-style-name="DefaultParagraphFont" style:family="text">
      <style:text-properties style:font-name="ui-monospace" style:font-name-asian="ui-monospace" style:font-name-complex="ui-monospace" fo:color="#14181F"/>
    </style:style>
    <style:style style:name="T188" style:parent-style-name="DefaultParagraphFont" style:family="text">
      <style:text-properties style:font-name="ui-monospace" style:font-name-asian="ui-monospace" style:font-name-complex="ui-monospace" fo:color="#14181F"/>
    </style:style>
    <style:style style:name="T189" style:parent-style-name="DefaultParagraphFont" style:family="text">
      <style:text-properties style:font-name="ui-monospace" style:font-name-asian="ui-monospace" style:font-name-complex="ui-monospace" fo:color="#14181F"/>
    </style:style>
    <style:style style:name="T190" style:parent-style-name="DefaultParagraphFont" style:family="text">
      <style:text-properties style:font-name="ui-monospace" style:font-name-asian="ui-monospace" style:font-name-complex="ui-monospace" fo:color="#14181F"/>
    </style:style>
    <style:style style:name="T191" style:parent-style-name="DefaultParagraphFont" style:family="text">
      <style:text-properties style:font-name="ui-monospace" style:font-name-asian="ui-monospace" style:font-name-complex="ui-monospace" fo:color="#14181F"/>
    </style:style>
    <style:style style:name="T192" style:parent-style-name="DefaultParagraphFont" style:family="text">
      <style:text-properties style:font-name="ui-monospace" style:font-name-asian="ui-monospace" style:font-name-complex="ui-monospace" fo:color="#14181F"/>
    </style:style>
    <style:style style:name="T193" style:parent-style-name="DefaultParagraphFont" style:family="text">
      <style:text-properties style:font-name="ui-monospace" style:font-name-asian="ui-monospace" style:font-name-complex="ui-monospace" fo:color="#14181F"/>
    </style:style>
    <style:style style:name="P194" style:parent-style-name="Normal" style:family="paragraph">
      <style:paragraph-properties fo:margin-bottom="0in" fo:background-color="#FAF9F5"/>
      <style:text-properties style:font-name="Aptos" style:font-name-asian="Aptos" style:font-name-complex="Aptos"/>
    </style:style>
    <style:style style:name="P195" style:parent-style-name="Heading3" style:family="paragraph">
      <style:paragraph-properties fo:margin-top="0.1666in" fo:background-color="#FAF9F5"/>
    </style:style>
    <style:style style:name="T196" style:parent-style-name="DefaultParagraphFont" style:family="text">
      <style:text-properties style:font-name="Georgia" style:font-name-asian="Georgia" style:font-name-complex="Georgia" fo:font-weight="bold" style:font-weight-asian="bold" style:font-weight-complex="bold" fo:color="#141413" fo:font-size="12pt" style:font-size-asian="12pt" style:font-size-complex="12pt"/>
    </style:style>
    <style:style style:name="P197" style:parent-style-name="Normal" style:family="paragraph">
      <style:paragraph-properties fo:margin-bottom="0in" fo:background-color="#FAF9F5"/>
      <style:text-properties style:font-name="Aptos" style:font-name-asian="Aptos" style:font-name-complex="Aptos"/>
    </style:style>
    <style:style style:name="P198" style:parent-style-name="Heading4" style:family="paragraph">
      <style:paragraph-properties fo:margin-top="0.2215in" fo:background-color="#FAF9F5"/>
    </style:style>
    <style:style style:name="T199" style:parent-style-name="DefaultParagraphFont" style:family="text">
      <style:text-properties style:font-name="Georgia" style:font-name-asian="Georgia" style:font-name-complex="Georgia" fo:font-weight="bold" style:font-weight-asian="bold" style:font-weight-complex="bold" fo:color="#141413"/>
    </style:style>
    <style:style style:name="P200" style:parent-style-name="Normal" style:family="paragraph">
      <style:paragraph-properties fo:margin-top="0.1666in" fo:margin-bottom="0.1666in" fo:background-color="#FAF9F5"/>
    </style:style>
    <style:style style:name="T201" style:parent-style-name="DefaultParagraphFont" style:family="text">
      <style:text-properties style:font-name="Georgia" style:font-name-asian="Georgia" style:font-name-complex="Georgia" fo:color="#141413"/>
    </style:style>
    <style:style style:name="T202" style:parent-style-name="DefaultParagraphFont" style:family="text">
      <style:text-properties style:font-name="ui-monospace" style:font-name-asian="ui-monospace" style:font-name-complex="ui-monospace" fo:color="#8A2424"/>
    </style:style>
    <style:style style:name="T203" style:parent-style-name="DefaultParagraphFont" style:family="text">
      <style:text-properties style:font-name="Georgia" style:font-name-asian="Georgia" style:font-name-complex="Georgia" fo:color="#141413"/>
    </style:style>
    <style:style style:name="T204" style:parent-style-name="DefaultParagraphFont" style:family="text">
      <style:text-properties style:font-name="ui-monospace" style:font-name-asian="ui-monospace" style:font-name-complex="ui-monospace" fo:color="#8A2424"/>
    </style:style>
    <style:style style:name="T205" style:parent-style-name="DefaultParagraphFont" style:family="text">
      <style:text-properties style:font-name="Georgia" style:font-name-asian="Georgia" style:font-name-complex="Georgia" fo:color="#141413"/>
    </style:style>
    <style:style style:name="P206" style:parent-style-name="Normal" style:family="paragraph">
      <style:paragraph-properties fo:margin-top="0.1666in" fo:margin-bottom="0.1666in" fo:background-color="#FAF9F5"/>
      <style:text-properties style:font-name="Georgia" style:font-name-asian="Georgia" style:font-name-complex="Georgia" fo:color="#141413"/>
    </style:style>
    <style:style style:name="P207" style:parent-style-name="Normal" style:family="paragraph">
      <style:paragraph-properties fo:margin-bottom="0in" fo:background-color="#FAF9F5"/>
      <style:text-properties style:font-name="Aptos" style:font-name-asian="Aptos" style:font-name-complex="Aptos"/>
    </style:style>
    <style:style style:name="P208" style:parent-style-name="Heading4" style:family="paragraph">
      <style:paragraph-properties fo:margin-top="0.2215in" fo:background-color="#FAF9F5"/>
    </style:style>
    <style:style style:name="T209" style:parent-style-name="DefaultParagraphFont" style:family="text">
      <style:text-properties style:font-name="Georgia" style:font-name-asian="Georgia" style:font-name-complex="Georgia" fo:font-weight="bold" style:font-weight-asian="bold" style:font-weight-complex="bold" fo:color="#141413"/>
    </style:style>
    <style:style style:name="P210" style:parent-style-name="Normal" style:family="paragraph">
      <style:paragraph-properties fo:margin-top="0.1666in" fo:margin-bottom="0.1666in" fo:background-color="#FAF9F5"/>
      <style:text-properties style:font-name="Georgia" style:font-name-asian="Georgia" style:font-name-complex="Georgia" fo:color="#141413"/>
    </style:style>
    <style:style style:name="P211" style:parent-style-name="Normal" style:family="paragraph">
      <style:paragraph-properties fo:margin-top="0.1666in" fo:margin-bottom="0.1666in" fo:background-color="#FAF9F5"/>
      <style:text-properties style:font-name="Georgia" style:font-name-asian="Georgia" style:font-name-complex="Georgia" fo:color="#141413"/>
    </style:style>
    <style:style style:name="P212" style:parent-style-name="Normal" style:family="paragraph">
      <style:paragraph-properties fo:margin-top="0.1666in" fo:margin-bottom="0.1666in" fo:background-color="#FAF9F5"/>
      <style:text-properties style:font-name="Georgia" style:font-name-asian="Georgia" style:font-name-complex="Georgia" fo:color="#141413"/>
    </style:style>
    <style:style style:name="P213" style:parent-style-name="Normal" style:family="paragraph">
      <style:paragraph-properties fo:margin-bottom="0in" fo:background-color="#FAF9F5"/>
    </style:style>
    <style:style style:name="T214" style:parent-style-name="DefaultParagraphFont" style:family="text">
      <style:text-properties style:font-name="ui-monospace" style:font-name-asian="ui-monospace" style:font-name-complex="ui-monospace" fo:color="#14181F"/>
    </style:style>
    <style:style style:name="T215" style:parent-style-name="DefaultParagraphFont" style:family="text">
      <style:text-properties style:font-name="ui-monospace" style:font-name-asian="ui-monospace" style:font-name-complex="ui-monospace" fo:color="#14181F"/>
    </style:style>
    <style:style style:name="T216" style:parent-style-name="DefaultParagraphFont" style:family="text">
      <style:text-properties style:font-name="ui-monospace" style:font-name-asian="ui-monospace" style:font-name-complex="ui-monospace" fo:color="#14181F"/>
    </style:style>
    <style:style style:name="P217" style:parent-style-name="Normal" style:family="paragraph">
      <style:paragraph-properties fo:margin-bottom="0in" fo:background-color="#FAF9F5"/>
      <style:text-properties style:font-name="Aptos" style:font-name-asian="Aptos" style:font-name-complex="Aptos"/>
    </style:style>
    <style:style style:name="P218" style:parent-style-name="Heading4" style:family="paragraph">
      <style:paragraph-properties fo:margin-top="0.2215in" fo:background-color="#FAF9F5"/>
    </style:style>
    <style:style style:name="T219" style:parent-style-name="DefaultParagraphFont" style:family="text">
      <style:text-properties style:font-name="Georgia" style:font-name-asian="Georgia" style:font-name-complex="Georgia" fo:font-weight="bold" style:font-weight-asian="bold" style:font-weight-complex="bold" fo:color="#141413"/>
    </style:style>
    <style:style style:name="P220" style:parent-style-name="Normal" style:family="paragraph">
      <style:paragraph-properties fo:margin-top="0.1666in" fo:margin-bottom="0.1666in" fo:background-color="#FAF9F5"/>
      <style:text-properties style:font-name="Georgia" style:font-name-asian="Georgia" style:font-name-complex="Georgia" fo:color="#141413"/>
    </style:style>
    <style:style style:name="P221" style:parent-style-name="Normal" style:family="paragraph">
      <style:paragraph-properties fo:margin-top="0.1666in" fo:margin-bottom="0.1666in" fo:background-color="#FAF9F5"/>
      <style:text-properties style:font-name="Georgia" style:font-name-asian="Georgia" style:font-name-complex="Georgia" fo:color="#141413"/>
    </style:style>
    <style:style style:name="P222" style:parent-style-name="Normal" style:family="paragraph">
      <style:paragraph-properties fo:margin-top="0.1666in" fo:margin-bottom="0.1666in" fo:background-color="#FAF9F5"/>
    </style:style>
    <style:style style:name="T223" style:parent-style-name="DefaultParagraphFont" style:family="text">
      <style:text-properties style:font-name="Georgia" style:font-name-asian="Georgia" style:font-name-complex="Georgia" fo:color="#141413"/>
    </style:style>
    <style:style style:name="T224" style:parent-style-name="DefaultParagraphFont" style:family="text">
      <style:text-properties style:font-name="ui-monospace" style:font-name-asian="ui-monospace" style:font-name-complex="ui-monospace" fo:color="#8A2424"/>
    </style:style>
    <style:style style:name="T225" style:parent-style-name="DefaultParagraphFont" style:family="text">
      <style:text-properties style:font-name="Georgia" style:font-name-asian="Georgia" style:font-name-complex="Georgia" fo:color="#141413"/>
    </style:style>
    <style:style style:name="T226" style:parent-style-name="DefaultParagraphFont" style:family="text">
      <style:text-properties style:font-name="ui-monospace" style:font-name-asian="ui-monospace" style:font-name-complex="ui-monospace" fo:color="#8A2424"/>
    </style:style>
    <style:style style:name="T227" style:parent-style-name="DefaultParagraphFont" style:family="text">
      <style:text-properties style:font-name="Georgia" style:font-name-asian="Georgia" style:font-name-complex="Georgia" fo:color="#141413"/>
    </style:style>
    <style:style style:name="P228" style:parent-style-name="Normal" style:family="paragraph">
      <style:paragraph-properties fo:margin-top="0.1666in" fo:margin-bottom="0.1666in" fo:background-color="#FAF9F5"/>
    </style:style>
    <style:style style:name="T229" style:parent-style-name="DefaultParagraphFont" style:family="text">
      <style:text-properties style:font-name="Georgia" style:font-name-asian="Georgia" style:font-name-complex="Georgia" fo:color="#141413"/>
    </style:style>
    <style:style style:name="T230" style:parent-style-name="DefaultParagraphFont" style:family="text">
      <style:text-properties style:font-name="ui-monospace" style:font-name-asian="ui-monospace" style:font-name-complex="ui-monospace" fo:color="#8A2424"/>
    </style:style>
    <style:style style:name="T231" style:parent-style-name="DefaultParagraphFont" style:family="text">
      <style:text-properties style:font-name="Georgia" style:font-name-asian="Georgia" style:font-name-complex="Georgia" fo:color="#141413"/>
    </style:style>
    <style:style style:name="T232" style:parent-style-name="DefaultParagraphFont" style:family="text">
      <style:text-properties style:font-name="ui-monospace" style:font-name-asian="ui-monospace" style:font-name-complex="ui-monospace" fo:color="#8A2424"/>
    </style:style>
    <style:style style:name="T233" style:parent-style-name="DefaultParagraphFont" style:family="text">
      <style:text-properties style:font-name="Georgia" style:font-name-asian="Georgia" style:font-name-complex="Georgia" fo:color="#141413"/>
    </style:style>
    <style:style style:name="P234" style:parent-style-name="Normal" style:family="paragraph">
      <style:paragraph-properties fo:margin-top="0.1666in" fo:margin-bottom="0.1666in" fo:background-color="#FAF9F5"/>
    </style:style>
    <style:style style:name="T235" style:parent-style-name="DefaultParagraphFont" style:family="text">
      <style:text-properties style:font-name="Georgia" style:font-name-asian="Georgia" style:font-name-complex="Georgia" fo:color="#141413"/>
    </style:style>
    <style:style style:name="T236" style:parent-style-name="DefaultParagraphFont" style:family="text">
      <style:text-properties style:font-name="ui-monospace" style:font-name-asian="ui-monospace" style:font-name-complex="ui-monospace" fo:color="#8A2424"/>
    </style:style>
    <style:style style:name="T237" style:parent-style-name="DefaultParagraphFont" style:family="text">
      <style:text-properties style:font-name="Georgia" style:font-name-asian="Georgia" style:font-name-complex="Georgia" fo:color="#141413"/>
    </style:style>
    <style:style style:name="T238" style:parent-style-name="DefaultParagraphFont" style:family="text">
      <style:text-properties style:font-name="ui-monospace" style:font-name-asian="ui-monospace" style:font-name-complex="ui-monospace" fo:color="#8A2424"/>
    </style:style>
    <style:style style:name="T239" style:parent-style-name="DefaultParagraphFont" style:family="text">
      <style:text-properties style:font-name="Georgia" style:font-name-asian="Georgia" style:font-name-complex="Georgia" fo:color="#141413"/>
    </style:style>
    <style:style style:name="P240" style:parent-style-name="Normal" style:family="paragraph">
      <style:paragraph-properties fo:margin-top="0.1666in" fo:margin-bottom="0.1666in" fo:background-color="#FAF9F5"/>
    </style:style>
    <style:style style:name="T241" style:parent-style-name="DefaultParagraphFont" style:family="text">
      <style:text-properties style:font-name="Georgia" style:font-name-asian="Georgia" style:font-name-complex="Georgia" fo:color="#141413"/>
    </style:style>
    <style:style style:name="T242" style:parent-style-name="DefaultParagraphFont" style:family="text">
      <style:text-properties style:font-name="ui-monospace" style:font-name-asian="ui-monospace" style:font-name-complex="ui-monospace" fo:color="#8A2424"/>
    </style:style>
    <style:style style:name="T243" style:parent-style-name="DefaultParagraphFont" style:family="text">
      <style:text-properties style:font-name="Georgia" style:font-name-asian="Georgia" style:font-name-complex="Georgia" fo:color="#141413"/>
    </style:style>
    <style:style style:name="P244" style:parent-style-name="Normal" style:family="paragraph">
      <style:paragraph-properties fo:margin-top="0.1666in" fo:margin-bottom="0.1666in" fo:background-color="#FAF9F5"/>
      <style:text-properties style:font-name="Georgia" style:font-name-asian="Georgia" style:font-name-complex="Georgia" fo:color="#141413"/>
    </style:style>
    <style:style style:name="P245" style:parent-style-name="Normal" style:family="paragraph">
      <style:paragraph-properties fo:margin-bottom="0in" fo:background-color="#FAF9F5"/>
      <style:text-properties style:font-name="system-ui" style:font-name-asian="system-ui" style:font-name-complex="system-ui" fo:color="#73726C"/>
    </style:style>
    <style:style style:name="P246" style:parent-style-name="Normal" style:family="paragraph">
      <style:paragraph-properties fo:margin-bottom="0in" fo:background-color="#FAF9F5"/>
    </style:style>
    <style:style style:name="T247" style:parent-style-name="DefaultParagraphFont" style:family="text">
      <style:text-properties style:font-name="ui-monospace" style:font-name-asian="ui-monospace" style:font-name-complex="ui-monospace" fo:color="#8100C2"/>
    </style:style>
    <style:style style:name="T248" style:parent-style-name="DefaultParagraphFont" style:family="text">
      <style:text-properties style:font-name="ui-monospace" style:font-name-asian="ui-monospace" style:font-name-complex="ui-monospace" fo:color="#14181F"/>
    </style:style>
    <style:style style:name="T249" style:parent-style-name="DefaultParagraphFont" style:family="text">
      <style:text-properties style:font-name="ui-monospace" style:font-name-asian="ui-monospace" style:font-name-complex="ui-monospace" fo:color="#8100C2"/>
    </style:style>
    <style:style style:name="T250" style:parent-style-name="DefaultParagraphFont" style:family="text">
      <style:text-properties style:font-name="ui-monospace" style:font-name-asian="ui-monospace" style:font-name-complex="ui-monospace" fo:color="#14181F"/>
    </style:style>
    <style:style style:name="T251" style:parent-style-name="DefaultParagraphFont" style:family="text">
      <style:text-properties style:font-name="ui-monospace" style:font-name-asian="ui-monospace" style:font-name-complex="ui-monospace" fo:color="#8100C2"/>
    </style:style>
    <style:style style:name="T252" style:parent-style-name="DefaultParagraphFont" style:family="text">
      <style:text-properties style:font-name="ui-monospace" style:font-name-asian="ui-monospace" style:font-name-complex="ui-monospace" fo:color="#14181F"/>
    </style:style>
    <style:style style:name="T253" style:parent-style-name="DefaultParagraphFont" style:family="text">
      <style:text-properties style:font-name="ui-monospace" style:font-name-asian="ui-monospace" style:font-name-complex="ui-monospace" fo:color="#8100C2"/>
    </style:style>
    <style:style style:name="T254" style:parent-style-name="DefaultParagraphFont" style:family="text">
      <style:text-properties style:font-name="ui-monospace" style:font-name-asian="ui-monospace" style:font-name-complex="ui-monospace" fo:color="#14181F"/>
    </style:style>
    <style:style style:name="T255" style:parent-style-name="DefaultParagraphFont" style:family="text">
      <style:text-properties style:font-name="ui-monospace" style:font-name-asian="ui-monospace" style:font-name-complex="ui-monospace" fo:color="#008000"/>
    </style:style>
    <style:style style:name="T256" style:parent-style-name="DefaultParagraphFont" style:family="text">
      <style:text-properties style:font-name="ui-monospace" style:font-name-asian="ui-monospace" style:font-name-complex="ui-monospace" fo:color="#8100C2"/>
    </style:style>
    <style:style style:name="T257" style:parent-style-name="DefaultParagraphFont" style:family="text">
      <style:text-properties style:font-name="ui-monospace" style:font-name-asian="ui-monospace" style:font-name-complex="ui-monospace" fo:color="#14181F"/>
    </style:style>
    <style:style style:name="T258" style:parent-style-name="DefaultParagraphFont" style:family="text">
      <style:text-properties style:font-name="ui-monospace" style:font-name-asian="ui-monospace" style:font-name-complex="ui-monospace" fo:color="#8100C2"/>
    </style:style>
    <style:style style:name="T259" style:parent-style-name="DefaultParagraphFont" style:family="text">
      <style:text-properties style:font-name="ui-monospace" style:font-name-asian="ui-monospace" style:font-name-complex="ui-monospace" fo:color="#14181F"/>
    </style:style>
    <style:style style:name="T260" style:parent-style-name="DefaultParagraphFont" style:family="text">
      <style:text-properties style:font-name="ui-monospace" style:font-name-asian="ui-monospace" style:font-name-complex="ui-monospace" fo:color="#8100C2"/>
    </style:style>
    <style:style style:name="T261" style:parent-style-name="DefaultParagraphFont" style:family="text">
      <style:text-properties style:font-name="ui-monospace" style:font-name-asian="ui-monospace" style:font-name-complex="ui-monospace" fo:color="#14181F"/>
    </style:style>
    <style:style style:name="T262" style:parent-style-name="DefaultParagraphFont" style:family="text">
      <style:text-properties style:font-name="ui-monospace" style:font-name-asian="ui-monospace" style:font-name-complex="ui-monospace" fo:color="#14181F"/>
    </style:style>
    <style:style style:name="T263" style:parent-style-name="DefaultParagraphFont" style:family="text">
      <style:text-properties style:font-name="ui-monospace" style:font-name-asian="ui-monospace" style:font-name-complex="ui-monospace" fo:color="#8100C2"/>
    </style:style>
    <style:style style:name="T264" style:parent-style-name="DefaultParagraphFont" style:family="text">
      <style:text-properties style:font-name="ui-monospace" style:font-name-asian="ui-monospace" style:font-name-complex="ui-monospace" fo:color="#14181F"/>
    </style:style>
    <style:style style:name="T265" style:parent-style-name="DefaultParagraphFont" style:family="text">
      <style:text-properties style:font-name="ui-monospace" style:font-name-asian="ui-monospace" style:font-name-complex="ui-monospace" fo:color="#008000"/>
    </style:style>
    <style:style style:name="T266" style:parent-style-name="DefaultParagraphFont" style:family="text">
      <style:text-properties style:font-name="ui-monospace" style:font-name-asian="ui-monospace" style:font-name-complex="ui-monospace" fo:color="#14181F"/>
    </style:style>
    <style:style style:name="T267" style:parent-style-name="DefaultParagraphFont" style:family="text">
      <style:text-properties style:font-name="ui-monospace" style:font-name-asian="ui-monospace" style:font-name-complex="ui-monospace" fo:color="#8100C2"/>
    </style:style>
    <style:style style:name="T268" style:parent-style-name="DefaultParagraphFont" style:family="text">
      <style:text-properties style:font-name="ui-monospace" style:font-name-asian="ui-monospace" style:font-name-complex="ui-monospace" fo:color="#14181F"/>
    </style:style>
    <style:style style:name="T269" style:parent-style-name="DefaultParagraphFont" style:family="text">
      <style:text-properties style:font-name="ui-monospace" style:font-name-asian="ui-monospace" style:font-name-complex="ui-monospace" fo:color="#008080"/>
    </style:style>
    <style:style style:name="T270" style:parent-style-name="DefaultParagraphFont" style:family="text">
      <style:text-properties style:font-name="ui-monospace" style:font-name-asian="ui-monospace" style:font-name-complex="ui-monospace" fo:color="#14181F"/>
    </style:style>
    <style:style style:name="T271" style:parent-style-name="DefaultParagraphFont" style:family="text">
      <style:text-properties style:font-name="ui-monospace" style:font-name-asian="ui-monospace" style:font-name-complex="ui-monospace" fo:color="#8100C2"/>
    </style:style>
    <style:style style:name="T272" style:parent-style-name="DefaultParagraphFont" style:family="text">
      <style:text-properties style:font-name="ui-monospace" style:font-name-asian="ui-monospace" style:font-name-complex="ui-monospace" fo:color="#14181F"/>
    </style:style>
    <style:style style:name="T273" style:parent-style-name="DefaultParagraphFont" style:family="text">
      <style:text-properties style:font-name="ui-monospace" style:font-name-asian="ui-monospace" style:font-name-complex="ui-monospace" fo:color="#008000"/>
    </style:style>
    <style:style style:name="T274" style:parent-style-name="DefaultParagraphFont" style:family="text">
      <style:text-properties style:font-name="ui-monospace" style:font-name-asian="ui-monospace" style:font-name-complex="ui-monospace" fo:color="#14181F"/>
    </style:style>
    <style:style style:name="T275" style:parent-style-name="DefaultParagraphFont" style:family="text">
      <style:text-properties style:font-name="ui-monospace" style:font-name-asian="ui-monospace" style:font-name-complex="ui-monospace" fo:color="#8100C2"/>
    </style:style>
    <style:style style:name="T276" style:parent-style-name="DefaultParagraphFont" style:family="text">
      <style:text-properties style:font-name="ui-monospace" style:font-name-asian="ui-monospace" style:font-name-complex="ui-monospace" fo:color="#14181F"/>
    </style:style>
    <style:style style:name="T277" style:parent-style-name="DefaultParagraphFont" style:family="text">
      <style:text-properties style:font-name="ui-monospace" style:font-name-asian="ui-monospace" style:font-name-complex="ui-monospace" fo:color="#008080"/>
    </style:style>
    <style:style style:name="T278" style:parent-style-name="DefaultParagraphFont" style:family="text">
      <style:text-properties style:font-name="ui-monospace" style:font-name-asian="ui-monospace" style:font-name-complex="ui-monospace" fo:color="#14181F"/>
    </style:style>
    <style:style style:name="T279" style:parent-style-name="DefaultParagraphFont" style:family="text">
      <style:text-properties style:font-name="ui-monospace" style:font-name-asian="ui-monospace" style:font-name-complex="ui-monospace" fo:color="#8100C2"/>
    </style:style>
    <style:style style:name="T280" style:parent-style-name="DefaultParagraphFont" style:family="text">
      <style:text-properties style:font-name="ui-monospace" style:font-name-asian="ui-monospace" style:font-name-complex="ui-monospace" fo:color="#14181F"/>
    </style:style>
    <style:style style:name="T281" style:parent-style-name="DefaultParagraphFont" style:family="text">
      <style:text-properties style:font-name="ui-monospace" style:font-name-asian="ui-monospace" style:font-name-complex="ui-monospace" fo:color="#008000"/>
    </style:style>
    <style:style style:name="T282" style:parent-style-name="DefaultParagraphFont" style:family="text">
      <style:text-properties style:font-name="ui-monospace" style:font-name-asian="ui-monospace" style:font-name-complex="ui-monospace" fo:color="#14181F"/>
    </style:style>
    <style:style style:name="T283" style:parent-style-name="DefaultParagraphFont" style:family="text">
      <style:text-properties style:font-name="ui-monospace" style:font-name-asian="ui-monospace" style:font-name-complex="ui-monospace" fo:color="#8100C2"/>
    </style:style>
    <style:style style:name="T284" style:parent-style-name="DefaultParagraphFont" style:family="text">
      <style:text-properties style:font-name="ui-monospace" style:font-name-asian="ui-monospace" style:font-name-complex="ui-monospace" fo:color="#14181F"/>
    </style:style>
    <style:style style:name="T285" style:parent-style-name="DefaultParagraphFont" style:family="text">
      <style:text-properties style:font-name="ui-monospace" style:font-name-asian="ui-monospace" style:font-name-complex="ui-monospace" fo:color="#008080"/>
    </style:style>
    <style:style style:name="T286" style:parent-style-name="DefaultParagraphFont" style:family="text">
      <style:text-properties style:font-name="ui-monospace" style:font-name-asian="ui-monospace" style:font-name-complex="ui-monospace" fo:color="#14181F"/>
    </style:style>
    <style:style style:name="T287" style:parent-style-name="DefaultParagraphFont" style:family="text">
      <style:text-properties style:font-name="ui-monospace" style:font-name-asian="ui-monospace" style:font-name-complex="ui-monospace" fo:color="#8100C2"/>
    </style:style>
    <style:style style:name="T288" style:parent-style-name="DefaultParagraphFont" style:family="text">
      <style:text-properties style:font-name="ui-monospace" style:font-name-asian="ui-monospace" style:font-name-complex="ui-monospace" fo:color="#14181F"/>
    </style:style>
    <style:style style:name="T289" style:parent-style-name="DefaultParagraphFont" style:family="text">
      <style:text-properties style:font-name="ui-monospace" style:font-name-asian="ui-monospace" style:font-name-complex="ui-monospace" fo:color="#008080"/>
    </style:style>
    <style:style style:name="T290" style:parent-style-name="DefaultParagraphFont" style:family="text">
      <style:text-properties style:font-name="ui-monospace" style:font-name-asian="ui-monospace" style:font-name-complex="ui-monospace" fo:color="#14181F"/>
    </style:style>
    <style:style style:name="T291" style:parent-style-name="DefaultParagraphFont" style:family="text">
      <style:text-properties style:font-name="ui-monospace" style:font-name-asian="ui-monospace" style:font-name-complex="ui-monospace" fo:color="#8100C2"/>
    </style:style>
    <style:style style:name="T292" style:parent-style-name="DefaultParagraphFont" style:family="text">
      <style:text-properties style:font-name="ui-monospace" style:font-name-asian="ui-monospace" style:font-name-complex="ui-monospace" fo:color="#14181F"/>
    </style:style>
    <style:style style:name="T293" style:parent-style-name="DefaultParagraphFont" style:family="text">
      <style:text-properties style:font-name="ui-monospace" style:font-name-asian="ui-monospace" style:font-name-complex="ui-monospace" fo:color="#8100C2"/>
    </style:style>
    <style:style style:name="T294" style:parent-style-name="DefaultParagraphFont" style:family="text">
      <style:text-properties style:font-name="ui-monospace" style:font-name-asian="ui-monospace" style:font-name-complex="ui-monospace" fo:color="#2B303B"/>
    </style:style>
    <style:style style:name="T295" style:parent-style-name="DefaultParagraphFont" style:family="text">
      <style:text-properties style:font-name="ui-monospace" style:font-name-asian="ui-monospace" style:font-name-complex="ui-monospace" fo:color="#14181F"/>
    </style:style>
    <style:style style:name="T296" style:parent-style-name="DefaultParagraphFont" style:family="text">
      <style:text-properties style:font-name="ui-monospace" style:font-name-asian="ui-monospace" style:font-name-complex="ui-monospace" fo:color="#8100C2"/>
    </style:style>
    <style:style style:name="T297" style:parent-style-name="DefaultParagraphFont" style:family="text">
      <style:text-properties style:font-name="ui-monospace" style:font-name-asian="ui-monospace" style:font-name-complex="ui-monospace" fo:color="#14181F"/>
    </style:style>
    <style:style style:name="T298" style:parent-style-name="DefaultParagraphFont" style:family="text">
      <style:text-properties style:font-name="ui-monospace" style:font-name-asian="ui-monospace" style:font-name-complex="ui-monospace" fo:color="#8100C2"/>
    </style:style>
    <style:style style:name="T299" style:parent-style-name="DefaultParagraphFont" style:family="text">
      <style:text-properties style:font-name="ui-monospace" style:font-name-asian="ui-monospace" style:font-name-complex="ui-monospace" fo:color="#14181F"/>
    </style:style>
    <style:style style:name="T300" style:parent-style-name="DefaultParagraphFont" style:family="text">
      <style:text-properties style:font-name="ui-monospace" style:font-name-asian="ui-monospace" style:font-name-complex="ui-monospace" fo:color="#008000"/>
    </style:style>
    <style:style style:name="T301" style:parent-style-name="DefaultParagraphFont" style:family="text">
      <style:text-properties style:font-name="ui-monospace" style:font-name-asian="ui-monospace" style:font-name-complex="ui-monospace" fo:color="#14181F"/>
    </style:style>
    <style:style style:name="T302" style:parent-style-name="DefaultParagraphFont" style:family="text">
      <style:text-properties style:font-name="ui-monospace" style:font-name-asian="ui-monospace" style:font-name-complex="ui-monospace" fo:color="#008000"/>
    </style:style>
    <style:style style:name="T303" style:parent-style-name="DefaultParagraphFont" style:family="text">
      <style:text-properties style:font-name="ui-monospace" style:font-name-asian="ui-monospace" style:font-name-complex="ui-monospace" fo:color="#14181F"/>
    </style:style>
    <style:style style:name="T304" style:parent-style-name="DefaultParagraphFont" style:family="text">
      <style:text-properties style:font-name="ui-monospace" style:font-name-asian="ui-monospace" style:font-name-complex="ui-monospace" fo:color="#8100C2"/>
    </style:style>
    <style:style style:name="T305" style:parent-style-name="DefaultParagraphFont" style:family="text">
      <style:text-properties style:font-name="ui-monospace" style:font-name-asian="ui-monospace" style:font-name-complex="ui-monospace" fo:color="#14181F"/>
    </style:style>
    <style:style style:name="T306" style:parent-style-name="DefaultParagraphFont" style:family="text">
      <style:text-properties style:font-name="ui-monospace" style:font-name-asian="ui-monospace" style:font-name-complex="ui-monospace" fo:color="#008080"/>
    </style:style>
    <style:style style:name="T307" style:parent-style-name="DefaultParagraphFont" style:family="text">
      <style:text-properties style:font-name="ui-monospace" style:font-name-asian="ui-monospace" style:font-name-complex="ui-monospace" fo:color="#14181F"/>
    </style:style>
    <style:style style:name="T308" style:parent-style-name="DefaultParagraphFont" style:family="text">
      <style:text-properties style:font-name="ui-monospace" style:font-name-asian="ui-monospace" style:font-name-complex="ui-monospace" fo:color="#8100C2"/>
    </style:style>
    <style:style style:name="T309" style:parent-style-name="DefaultParagraphFont" style:family="text">
      <style:text-properties style:font-name="ui-monospace" style:font-name-asian="ui-monospace" style:font-name-complex="ui-monospace" fo:color="#14181F"/>
    </style:style>
    <style:style style:name="T310" style:parent-style-name="DefaultParagraphFont" style:family="text">
      <style:text-properties style:font-name="ui-monospace" style:font-name-asian="ui-monospace" style:font-name-complex="ui-monospace" fo:color="#008080"/>
    </style:style>
    <style:style style:name="T311" style:parent-style-name="DefaultParagraphFont" style:family="text">
      <style:text-properties style:font-name="ui-monospace" style:font-name-asian="ui-monospace" style:font-name-complex="ui-monospace" fo:color="#14181F"/>
    </style:style>
    <style:style style:name="T312" style:parent-style-name="DefaultParagraphFont" style:family="text">
      <style:text-properties style:font-name="ui-monospace" style:font-name-asian="ui-monospace" style:font-name-complex="ui-monospace" fo:color="#8100C2"/>
    </style:style>
    <style:style style:name="T313" style:parent-style-name="DefaultParagraphFont" style:family="text">
      <style:text-properties style:font-name="ui-monospace" style:font-name-asian="ui-monospace" style:font-name-complex="ui-monospace" fo:color="#14181F"/>
    </style:style>
    <style:style style:name="T314" style:parent-style-name="DefaultParagraphFont" style:family="text">
      <style:text-properties style:font-name="ui-monospace" style:font-name-asian="ui-monospace" style:font-name-complex="ui-monospace" fo:color="#8100C2"/>
    </style:style>
    <style:style style:name="T315" style:parent-style-name="DefaultParagraphFont" style:family="text">
      <style:text-properties style:font-name="ui-monospace" style:font-name-asian="ui-monospace" style:font-name-complex="ui-monospace" fo:color="#2B303B"/>
    </style:style>
    <style:style style:name="T316" style:parent-style-name="DefaultParagraphFont" style:family="text">
      <style:text-properties style:font-name="ui-monospace" style:font-name-asian="ui-monospace" style:font-name-complex="ui-monospace" fo:color="#14181F"/>
    </style:style>
    <style:style style:name="T317" style:parent-style-name="DefaultParagraphFont" style:family="text">
      <style:text-properties style:font-name="ui-monospace" style:font-name-asian="ui-monospace" style:font-name-complex="ui-monospace" fo:color="#8100C2"/>
    </style:style>
    <style:style style:name="T318" style:parent-style-name="DefaultParagraphFont" style:family="text">
      <style:text-properties style:font-name="ui-monospace" style:font-name-asian="ui-monospace" style:font-name-complex="ui-monospace" fo:color="#8100C2"/>
    </style:style>
    <style:style style:name="T319" style:parent-style-name="DefaultParagraphFont" style:family="text">
      <style:text-properties style:font-name="ui-monospace" style:font-name-asian="ui-monospace" style:font-name-complex="ui-monospace" fo:color="#14181F"/>
    </style:style>
    <style:style style:name="T320" style:parent-style-name="DefaultParagraphFont" style:family="text">
      <style:text-properties style:font-name="ui-monospace" style:font-name-asian="ui-monospace" style:font-name-complex="ui-monospace" fo:color="#008080"/>
    </style:style>
    <style:style style:name="T321" style:parent-style-name="DefaultParagraphFont" style:family="text">
      <style:text-properties style:font-name="ui-monospace" style:font-name-asian="ui-monospace" style:font-name-complex="ui-monospace" fo:color="#8100C2"/>
    </style:style>
    <style:style style:name="T322" style:parent-style-name="DefaultParagraphFont" style:family="text">
      <style:text-properties style:font-name="ui-monospace" style:font-name-asian="ui-monospace" style:font-name-complex="ui-monospace" fo:color="#14181F"/>
    </style:style>
    <style:style style:name="T323" style:parent-style-name="DefaultParagraphFont" style:family="text">
      <style:text-properties style:font-name="ui-monospace" style:font-name-asian="ui-monospace" style:font-name-complex="ui-monospace" fo:color="#8100C2"/>
    </style:style>
    <style:style style:name="T324" style:parent-style-name="DefaultParagraphFont" style:family="text">
      <style:text-properties style:font-name="ui-monospace" style:font-name-asian="ui-monospace" style:font-name-complex="ui-monospace" fo:color="#14181F"/>
    </style:style>
    <style:style style:name="T325" style:parent-style-name="DefaultParagraphFont" style:family="text">
      <style:text-properties style:font-name="ui-monospace" style:font-name-asian="ui-monospace" style:font-name-complex="ui-monospace" fo:color="#2B303B"/>
    </style:style>
    <style:style style:name="T326" style:parent-style-name="DefaultParagraphFont" style:family="text">
      <style:text-properties style:font-name="ui-monospace" style:font-name-asian="ui-monospace" style:font-name-complex="ui-monospace" fo:color="#14181F"/>
    </style:style>
    <style:style style:name="T327" style:parent-style-name="DefaultParagraphFont" style:family="text">
      <style:text-properties style:font-name="ui-monospace" style:font-name-asian="ui-monospace" style:font-name-complex="ui-monospace" fo:color="#2B303B"/>
    </style:style>
    <style:style style:name="T328" style:parent-style-name="DefaultParagraphFont" style:family="text">
      <style:text-properties style:font-name="ui-monospace" style:font-name-asian="ui-monospace" style:font-name-complex="ui-monospace" fo:color="#8100C2"/>
    </style:style>
    <style:style style:name="T329" style:parent-style-name="DefaultParagraphFont" style:family="text">
      <style:text-properties style:font-name="ui-monospace" style:font-name-asian="ui-monospace" style:font-name-complex="ui-monospace" fo:color="#14181F"/>
    </style:style>
    <style:style style:name="T330" style:parent-style-name="DefaultParagraphFont" style:family="text">
      <style:text-properties style:font-name="ui-monospace" style:font-name-asian="ui-monospace" style:font-name-complex="ui-monospace" fo:color="#8100C2"/>
    </style:style>
    <style:style style:name="T331" style:parent-style-name="DefaultParagraphFont" style:family="text">
      <style:text-properties style:font-name="ui-monospace" style:font-name-asian="ui-monospace" style:font-name-complex="ui-monospace" fo:color="#14181F"/>
    </style:style>
    <style:style style:name="T332" style:parent-style-name="DefaultParagraphFont" style:family="text">
      <style:text-properties style:font-name="ui-monospace" style:font-name-asian="ui-monospace" style:font-name-complex="ui-monospace" fo:color="#2B303B"/>
    </style:style>
    <style:style style:name="T333" style:parent-style-name="DefaultParagraphFont" style:family="text">
      <style:text-properties style:font-name="ui-monospace" style:font-name-asian="ui-monospace" style:font-name-complex="ui-monospace" fo:color="#14181F"/>
    </style:style>
    <style:style style:name="T334" style:parent-style-name="DefaultParagraphFont" style:family="text">
      <style:text-properties style:font-name="ui-monospace" style:font-name-asian="ui-monospace" style:font-name-complex="ui-monospace" fo:color="#14181F"/>
    </style:style>
    <style:style style:name="T335" style:parent-style-name="DefaultParagraphFont" style:family="text">
      <style:text-properties style:font-name="ui-monospace" style:font-name-asian="ui-monospace" style:font-name-complex="ui-monospace" fo:color="#14181F"/>
    </style:style>
    <style:style style:name="T336" style:parent-style-name="DefaultParagraphFont" style:family="text">
      <style:text-properties style:font-name="ui-monospace" style:font-name-asian="ui-monospace" style:font-name-complex="ui-monospace" fo:color="#14181F"/>
    </style:style>
    <style:style style:name="T337" style:parent-style-name="DefaultParagraphFont" style:family="text">
      <style:text-properties style:font-name="ui-monospace" style:font-name-asian="ui-monospace" style:font-name-complex="ui-monospace" fo:color="#2B303B"/>
    </style:style>
    <style:style style:name="T338" style:parent-style-name="DefaultParagraphFont" style:family="text">
      <style:text-properties style:font-name="ui-monospace" style:font-name-asian="ui-monospace" style:font-name-complex="ui-monospace" fo:color="#14181F"/>
    </style:style>
    <style:style style:name="T339" style:parent-style-name="DefaultParagraphFont" style:family="text">
      <style:text-properties style:font-name="ui-monospace" style:font-name-asian="ui-monospace" style:font-name-complex="ui-monospace" fo:color="#2B303B"/>
    </style:style>
    <style:style style:name="T340" style:parent-style-name="DefaultParagraphFont" style:family="text">
      <style:text-properties style:font-name="ui-monospace" style:font-name-asian="ui-monospace" style:font-name-complex="ui-monospace" fo:color="#14181F"/>
    </style:style>
    <style:style style:name="T341" style:parent-style-name="DefaultParagraphFont" style:family="text">
      <style:text-properties style:font-name="ui-monospace" style:font-name-asian="ui-monospace" style:font-name-complex="ui-monospace" fo:color="#2B303B"/>
    </style:style>
    <style:style style:name="T342" style:parent-style-name="DefaultParagraphFont" style:family="text">
      <style:text-properties style:font-name="ui-monospace" style:font-name-asian="ui-monospace" style:font-name-complex="ui-monospace" fo:color="#14181F"/>
    </style:style>
    <style:style style:name="T343" style:parent-style-name="DefaultParagraphFont" style:family="text">
      <style:text-properties style:font-name="ui-monospace" style:font-name-asian="ui-monospace" style:font-name-complex="ui-monospace" fo:color="#2B303B"/>
    </style:style>
    <style:style style:name="T344" style:parent-style-name="DefaultParagraphFont" style:family="text">
      <style:text-properties style:font-name="ui-monospace" style:font-name-asian="ui-monospace" style:font-name-complex="ui-monospace" fo:color="#14181F"/>
    </style:style>
    <style:style style:name="T345" style:parent-style-name="DefaultParagraphFont" style:family="text">
      <style:text-properties style:font-name="ui-monospace" style:font-name-asian="ui-monospace" style:font-name-complex="ui-monospace" fo:color="#2B303B"/>
    </style:style>
    <style:style style:name="T346" style:parent-style-name="DefaultParagraphFont" style:family="text">
      <style:text-properties style:font-name="ui-monospace" style:font-name-asian="ui-monospace" style:font-name-complex="ui-monospace" fo:color="#14181F"/>
    </style:style>
    <style:style style:name="T347" style:parent-style-name="DefaultParagraphFont" style:family="text">
      <style:text-properties style:font-name="ui-monospace" style:font-name-asian="ui-monospace" style:font-name-complex="ui-monospace" fo:color="#2B303B"/>
    </style:style>
    <style:style style:name="T348" style:parent-style-name="DefaultParagraphFont" style:family="text">
      <style:text-properties style:font-name="ui-monospace" style:font-name-asian="ui-monospace" style:font-name-complex="ui-monospace" fo:color="#14181F"/>
    </style:style>
    <style:style style:name="T349" style:parent-style-name="DefaultParagraphFont" style:family="text">
      <style:text-properties style:font-name="ui-monospace" style:font-name-asian="ui-monospace" style:font-name-complex="ui-monospace" fo:color="#2B303B"/>
    </style:style>
    <style:style style:name="T350" style:parent-style-name="DefaultParagraphFont" style:family="text">
      <style:text-properties style:font-name="ui-monospace" style:font-name-asian="ui-monospace" style:font-name-complex="ui-monospace" fo:color="#14181F"/>
    </style:style>
    <style:style style:name="T351" style:parent-style-name="DefaultParagraphFont" style:family="text">
      <style:text-properties style:font-name="ui-monospace" style:font-name-asian="ui-monospace" style:font-name-complex="ui-monospace" fo:color="#2B303B"/>
    </style:style>
    <style:style style:name="T352" style:parent-style-name="DefaultParagraphFont" style:family="text">
      <style:text-properties style:font-name="ui-monospace" style:font-name-asian="ui-monospace" style:font-name-complex="ui-monospace" fo:color="#14181F"/>
    </style:style>
    <style:style style:name="T353" style:parent-style-name="DefaultParagraphFont" style:family="text">
      <style:text-properties style:font-name="ui-monospace" style:font-name-asian="ui-monospace" style:font-name-complex="ui-monospace" fo:color="#14181F"/>
    </style:style>
    <style:style style:name="T354" style:parent-style-name="DefaultParagraphFont" style:family="text">
      <style:text-properties style:font-name="ui-monospace" style:font-name-asian="ui-monospace" style:font-name-complex="ui-monospace" fo:color="#14181F"/>
    </style:style>
    <style:style style:name="T355" style:parent-style-name="DefaultParagraphFont" style:family="text">
      <style:text-properties style:font-name="ui-monospace" style:font-name-asian="ui-monospace" style:font-name-complex="ui-monospace" fo:color="#14181F"/>
    </style:style>
    <style:style style:name="T356" style:parent-style-name="DefaultParagraphFont" style:family="text">
      <style:text-properties style:font-name="ui-monospace" style:font-name-asian="ui-monospace" style:font-name-complex="ui-monospace" fo:color="#2B303B"/>
    </style:style>
    <style:style style:name="T357" style:parent-style-name="DefaultParagraphFont" style:family="text">
      <style:text-properties style:font-name="ui-monospace" style:font-name-asian="ui-monospace" style:font-name-complex="ui-monospace" fo:color="#14181F"/>
    </style:style>
    <style:style style:name="T358" style:parent-style-name="DefaultParagraphFont" style:family="text">
      <style:text-properties style:font-name="ui-monospace" style:font-name-asian="ui-monospace" style:font-name-complex="ui-monospace" fo:color="#2B303B"/>
    </style:style>
    <style:style style:name="T359" style:parent-style-name="DefaultParagraphFont" style:family="text">
      <style:text-properties style:font-name="ui-monospace" style:font-name-asian="ui-monospace" style:font-name-complex="ui-monospace" fo:color="#14181F"/>
    </style:style>
    <style:style style:name="T360" style:parent-style-name="DefaultParagraphFont" style:family="text">
      <style:text-properties style:font-name="ui-monospace" style:font-name-asian="ui-monospace" style:font-name-complex="ui-monospace" fo:color="#14181F"/>
    </style:style>
    <style:style style:name="T361" style:parent-style-name="DefaultParagraphFont" style:family="text">
      <style:text-properties style:font-name="ui-monospace" style:font-name-asian="ui-monospace" style:font-name-complex="ui-monospace" fo:color="#2B303B"/>
    </style:style>
    <style:style style:name="T362" style:parent-style-name="DefaultParagraphFont" style:family="text">
      <style:text-properties style:font-name="ui-monospace" style:font-name-asian="ui-monospace" style:font-name-complex="ui-monospace" fo:color="#14181F"/>
    </style:style>
    <style:style style:name="T363" style:parent-style-name="DefaultParagraphFont" style:family="text">
      <style:text-properties style:font-name="ui-monospace" style:font-name-asian="ui-monospace" style:font-name-complex="ui-monospace" fo:color="#2B303B"/>
    </style:style>
    <style:style style:name="T364" style:parent-style-name="DefaultParagraphFont" style:family="text">
      <style:text-properties style:font-name="ui-monospace" style:font-name-asian="ui-monospace" style:font-name-complex="ui-monospace" fo:color="#14181F"/>
    </style:style>
    <style:style style:name="T365" style:parent-style-name="DefaultParagraphFont" style:family="text">
      <style:text-properties style:font-name="ui-monospace" style:font-name-asian="ui-monospace" style:font-name-complex="ui-monospace" fo:color="#14181F"/>
    </style:style>
    <style:style style:name="T366" style:parent-style-name="DefaultParagraphFont" style:family="text">
      <style:text-properties style:font-name="ui-monospace" style:font-name-asian="ui-monospace" style:font-name-complex="ui-monospace" fo:color="#2B303B"/>
    </style:style>
    <style:style style:name="T367" style:parent-style-name="DefaultParagraphFont" style:family="text">
      <style:text-properties style:font-name="ui-monospace" style:font-name-asian="ui-monospace" style:font-name-complex="ui-monospace" fo:color="#14181F"/>
    </style:style>
    <style:style style:name="T368" style:parent-style-name="DefaultParagraphFont" style:family="text">
      <style:text-properties style:font-name="ui-monospace" style:font-name-asian="ui-monospace" style:font-name-complex="ui-monospace" fo:color="#2B303B"/>
    </style:style>
    <style:style style:name="T369" style:parent-style-name="DefaultParagraphFont" style:family="text">
      <style:text-properties style:font-name="ui-monospace" style:font-name-asian="ui-monospace" style:font-name-complex="ui-monospace" fo:color="#14181F"/>
    </style:style>
    <style:style style:name="T370" style:parent-style-name="DefaultParagraphFont" style:family="text">
      <style:text-properties style:font-name="ui-monospace" style:font-name-asian="ui-monospace" style:font-name-complex="ui-monospace" fo:color="#2B303B"/>
    </style:style>
    <style:style style:name="T371" style:parent-style-name="DefaultParagraphFont" style:family="text">
      <style:text-properties style:font-name="ui-monospace" style:font-name-asian="ui-monospace" style:font-name-complex="ui-monospace" fo:color="#14181F"/>
    </style:style>
    <style:style style:name="T372" style:parent-style-name="DefaultParagraphFont" style:family="text">
      <style:text-properties style:font-name="ui-monospace" style:font-name-asian="ui-monospace" style:font-name-complex="ui-monospace" fo:color="#2B303B"/>
    </style:style>
    <style:style style:name="T373" style:parent-style-name="DefaultParagraphFont" style:family="text">
      <style:text-properties style:font-name="ui-monospace" style:font-name-asian="ui-monospace" style:font-name-complex="ui-monospace" fo:color="#14181F"/>
    </style:style>
    <style:style style:name="T374" style:parent-style-name="DefaultParagraphFont" style:family="text">
      <style:text-properties style:font-name="ui-monospace" style:font-name-asian="ui-monospace" style:font-name-complex="ui-monospace" fo:color="#2B303B"/>
    </style:style>
    <style:style style:name="T375" style:parent-style-name="DefaultParagraphFont" style:family="text">
      <style:text-properties style:font-name="ui-monospace" style:font-name-asian="ui-monospace" style:font-name-complex="ui-monospace" fo:color="#008000"/>
    </style:style>
    <style:style style:name="T376" style:parent-style-name="DefaultParagraphFont" style:family="text">
      <style:text-properties style:font-name="ui-monospace" style:font-name-asian="ui-monospace" style:font-name-complex="ui-monospace" fo:color="#2B303B"/>
    </style:style>
    <style:style style:name="T377" style:parent-style-name="DefaultParagraphFont" style:family="text">
      <style:text-properties style:font-name="ui-monospace" style:font-name-asian="ui-monospace" style:font-name-complex="ui-monospace" fo:color="#14181F"/>
    </style:style>
    <style:style style:name="T378" style:parent-style-name="DefaultParagraphFont" style:family="text">
      <style:text-properties style:font-name="ui-monospace" style:font-name-asian="ui-monospace" style:font-name-complex="ui-monospace" fo:color="#2B303B"/>
    </style:style>
    <style:style style:name="T379" style:parent-style-name="DefaultParagraphFont" style:family="text">
      <style:text-properties style:font-name="ui-monospace" style:font-name-asian="ui-monospace" style:font-name-complex="ui-monospace" fo:color="#14181F"/>
    </style:style>
    <style:style style:name="T380" style:parent-style-name="DefaultParagraphFont" style:family="text">
      <style:text-properties style:font-name="ui-monospace" style:font-name-asian="ui-monospace" style:font-name-complex="ui-monospace" fo:color="#2B303B"/>
    </style:style>
    <style:style style:name="T381" style:parent-style-name="DefaultParagraphFont" style:family="text">
      <style:text-properties style:font-name="ui-monospace" style:font-name-asian="ui-monospace" style:font-name-complex="ui-monospace" fo:color="#14181F"/>
    </style:style>
    <style:style style:name="T382" style:parent-style-name="DefaultParagraphFont" style:family="text">
      <style:text-properties style:font-name="ui-monospace" style:font-name-asian="ui-monospace" style:font-name-complex="ui-monospace" fo:color="#2B303B"/>
    </style:style>
    <style:style style:name="T383" style:parent-style-name="DefaultParagraphFont" style:family="text">
      <style:text-properties style:font-name="ui-monospace" style:font-name-asian="ui-monospace" style:font-name-complex="ui-monospace" fo:color="#14181F"/>
    </style:style>
    <style:style style:name="T384" style:parent-style-name="DefaultParagraphFont" style:family="text">
      <style:text-properties style:font-name="ui-monospace" style:font-name-asian="ui-monospace" style:font-name-complex="ui-monospace" fo:color="#8100C2"/>
    </style:style>
    <style:style style:name="T385" style:parent-style-name="DefaultParagraphFont" style:family="text">
      <style:text-properties style:font-name="ui-monospace" style:font-name-asian="ui-monospace" style:font-name-complex="ui-monospace" fo:color="#14181F"/>
    </style:style>
    <style:style style:name="T386" style:parent-style-name="DefaultParagraphFont" style:family="text">
      <style:text-properties style:font-name="ui-monospace" style:font-name-asian="ui-monospace" style:font-name-complex="ui-monospace" fo:color="#8100C2"/>
    </style:style>
    <style:style style:name="T387" style:parent-style-name="DefaultParagraphFont" style:family="text">
      <style:text-properties style:font-name="ui-monospace" style:font-name-asian="ui-monospace" style:font-name-complex="ui-monospace" fo:color="#14181F"/>
    </style:style>
    <style:style style:name="T388" style:parent-style-name="DefaultParagraphFont" style:family="text">
      <style:text-properties style:font-name="ui-monospace" style:font-name-asian="ui-monospace" style:font-name-complex="ui-monospace" fo:color="#2B303B"/>
    </style:style>
    <style:style style:name="T389" style:parent-style-name="DefaultParagraphFont" style:family="text">
      <style:text-properties style:font-name="ui-monospace" style:font-name-asian="ui-monospace" style:font-name-complex="ui-monospace" fo:color="#14181F"/>
    </style:style>
    <style:style style:name="T390" style:parent-style-name="DefaultParagraphFont" style:family="text">
      <style:text-properties style:font-name="ui-monospace" style:font-name-asian="ui-monospace" style:font-name-complex="ui-monospace" fo:color="#8100C2"/>
    </style:style>
    <style:style style:name="T391" style:parent-style-name="DefaultParagraphFont" style:family="text">
      <style:text-properties style:font-name="ui-monospace" style:font-name-asian="ui-monospace" style:font-name-complex="ui-monospace" fo:color="#14181F"/>
    </style:style>
    <style:style style:name="T392" style:parent-style-name="DefaultParagraphFont" style:family="text">
      <style:text-properties style:font-name="ui-monospace" style:font-name-asian="ui-monospace" style:font-name-complex="ui-monospace" fo:color="#8100C2"/>
    </style:style>
    <style:style style:name="T393" style:parent-style-name="DefaultParagraphFont" style:family="text">
      <style:text-properties style:font-name="ui-monospace" style:font-name-asian="ui-monospace" style:font-name-complex="ui-monospace" fo:color="#14181F"/>
    </style:style>
    <style:style style:name="T394" style:parent-style-name="DefaultParagraphFont" style:family="text">
      <style:text-properties style:font-name="ui-monospace" style:font-name-asian="ui-monospace" style:font-name-complex="ui-monospace" fo:color="#8100C2"/>
    </style:style>
    <style:style style:name="T395" style:parent-style-name="DefaultParagraphFont" style:family="text">
      <style:text-properties style:font-name="ui-monospace" style:font-name-asian="ui-monospace" style:font-name-complex="ui-monospace" fo:color="#14181F"/>
    </style:style>
    <style:style style:name="T396" style:parent-style-name="DefaultParagraphFont" style:family="text">
      <style:text-properties style:font-name="ui-monospace" style:font-name-asian="ui-monospace" style:font-name-complex="ui-monospace" fo:color="#2B303B"/>
    </style:style>
    <style:style style:name="T397" style:parent-style-name="DefaultParagraphFont" style:family="text">
      <style:text-properties style:font-name="ui-monospace" style:font-name-asian="ui-monospace" style:font-name-complex="ui-monospace" fo:color="#6E7687"/>
    </style:style>
    <style:style style:name="T398" style:parent-style-name="DefaultParagraphFont" style:family="text">
      <style:text-properties style:font-name="ui-monospace" style:font-name-asian="ui-monospace" style:font-name-complex="ui-monospace" fo:color="#6E7687"/>
    </style:style>
    <style:style style:name="T399" style:parent-style-name="DefaultParagraphFont" style:family="text">
      <style:text-properties style:font-name="ui-monospace" style:font-name-asian="ui-monospace" style:font-name-complex="ui-monospace" fo:color="#14181F"/>
    </style:style>
    <style:style style:name="T400" style:parent-style-name="DefaultParagraphFont" style:family="text">
      <style:text-properties style:font-name="ui-monospace" style:font-name-asian="ui-monospace" style:font-name-complex="ui-monospace" fo:color="#8100C2"/>
    </style:style>
    <style:style style:name="T401" style:parent-style-name="DefaultParagraphFont" style:family="text">
      <style:text-properties style:font-name="ui-monospace" style:font-name-asian="ui-monospace" style:font-name-complex="ui-monospace" fo:color="#14181F"/>
    </style:style>
    <style:style style:name="T402" style:parent-style-name="DefaultParagraphFont" style:family="text">
      <style:text-properties style:font-name="ui-monospace" style:font-name-asian="ui-monospace" style:font-name-complex="ui-monospace" fo:color="#8100C2"/>
    </style:style>
    <style:style style:name="T403" style:parent-style-name="DefaultParagraphFont" style:family="text">
      <style:text-properties style:font-name="ui-monospace" style:font-name-asian="ui-monospace" style:font-name-complex="ui-monospace" fo:color="#14181F"/>
    </style:style>
    <style:style style:name="T404" style:parent-style-name="DefaultParagraphFont" style:family="text">
      <style:text-properties style:font-name="ui-monospace" style:font-name-asian="ui-monospace" style:font-name-complex="ui-monospace" fo:color="#8100C2"/>
    </style:style>
    <style:style style:name="T405" style:parent-style-name="DefaultParagraphFont" style:family="text">
      <style:text-properties style:font-name="ui-monospace" style:font-name-asian="ui-monospace" style:font-name-complex="ui-monospace" fo:color="#14181F"/>
    </style:style>
    <style:style style:name="T406" style:parent-style-name="DefaultParagraphFont" style:family="text">
      <style:text-properties style:font-name="ui-monospace" style:font-name-asian="ui-monospace" style:font-name-complex="ui-monospace" fo:color="#8100C2"/>
    </style:style>
    <style:style style:name="T407" style:parent-style-name="DefaultParagraphFont" style:family="text">
      <style:text-properties style:font-name="ui-monospace" style:font-name-asian="ui-monospace" style:font-name-complex="ui-monospace" fo:color="#14181F"/>
    </style:style>
    <style:style style:name="T408" style:parent-style-name="DefaultParagraphFont" style:family="text">
      <style:text-properties style:font-name="ui-monospace" style:font-name-asian="ui-monospace" style:font-name-complex="ui-monospace" fo:color="#2B303B"/>
    </style:style>
    <style:style style:name="T409" style:parent-style-name="DefaultParagraphFont" style:family="text">
      <style:text-properties style:font-name="ui-monospace" style:font-name-asian="ui-monospace" style:font-name-complex="ui-monospace" fo:color="#14181F"/>
    </style:style>
    <style:style style:name="T410" style:parent-style-name="DefaultParagraphFont" style:family="text">
      <style:text-properties style:font-name="ui-monospace" style:font-name-asian="ui-monospace" style:font-name-complex="ui-monospace" fo:color="#2B303B"/>
    </style:style>
    <style:style style:name="T411" style:parent-style-name="DefaultParagraphFont" style:family="text">
      <style:text-properties style:font-name="ui-monospace" style:font-name-asian="ui-monospace" style:font-name-complex="ui-monospace" fo:color="#14181F"/>
    </style:style>
    <style:style style:name="T412" style:parent-style-name="DefaultParagraphFont" style:family="text">
      <style:text-properties style:font-name="ui-monospace" style:font-name-asian="ui-monospace" style:font-name-complex="ui-monospace" fo:color="#8100C2"/>
    </style:style>
    <style:style style:name="T413" style:parent-style-name="DefaultParagraphFont" style:family="text">
      <style:text-properties style:font-name="ui-monospace" style:font-name-asian="ui-monospace" style:font-name-complex="ui-monospace" fo:color="#14181F"/>
    </style:style>
    <style:style style:name="T414" style:parent-style-name="DefaultParagraphFont" style:family="text">
      <style:text-properties style:font-name="ui-monospace" style:font-name-asian="ui-monospace" style:font-name-complex="ui-monospace" fo:color="#8100C2"/>
    </style:style>
    <style:style style:name="T415" style:parent-style-name="DefaultParagraphFont" style:family="text">
      <style:text-properties style:font-name="ui-monospace" style:font-name-asian="ui-monospace" style:font-name-complex="ui-monospace" fo:color="#14181F"/>
    </style:style>
    <style:style style:name="T416" style:parent-style-name="DefaultParagraphFont" style:family="text">
      <style:text-properties style:font-name="ui-monospace" style:font-name-asian="ui-monospace" style:font-name-complex="ui-monospace" fo:color="#2B303B"/>
    </style:style>
    <style:style style:name="T417" style:parent-style-name="DefaultParagraphFont" style:family="text">
      <style:text-properties style:font-name="ui-monospace" style:font-name-asian="ui-monospace" style:font-name-complex="ui-monospace" fo:color="#14181F"/>
    </style:style>
    <style:style style:name="T418" style:parent-style-name="DefaultParagraphFont" style:family="text">
      <style:text-properties style:font-name="ui-monospace" style:font-name-asian="ui-monospace" style:font-name-complex="ui-monospace" fo:color="#8100C2"/>
    </style:style>
    <style:style style:name="T419" style:parent-style-name="DefaultParagraphFont" style:family="text">
      <style:text-properties style:font-name="ui-monospace" style:font-name-asian="ui-monospace" style:font-name-complex="ui-monospace" fo:color="#14181F"/>
    </style:style>
    <style:style style:name="T420" style:parent-style-name="DefaultParagraphFont" style:family="text">
      <style:text-properties style:font-name="ui-monospace" style:font-name-asian="ui-monospace" style:font-name-complex="ui-monospace" fo:color="#8100C2"/>
    </style:style>
    <style:style style:name="T421" style:parent-style-name="DefaultParagraphFont" style:family="text">
      <style:text-properties style:font-name="ui-monospace" style:font-name-asian="ui-monospace" style:font-name-complex="ui-monospace" fo:color="#14181F"/>
    </style:style>
    <style:style style:name="T422" style:parent-style-name="DefaultParagraphFont" style:family="text">
      <style:text-properties style:font-name="ui-monospace" style:font-name-asian="ui-monospace" style:font-name-complex="ui-monospace" fo:color="#8100C2"/>
    </style:style>
    <style:style style:name="T423" style:parent-style-name="DefaultParagraphFont" style:family="text">
      <style:text-properties style:font-name="ui-monospace" style:font-name-asian="ui-monospace" style:font-name-complex="ui-monospace" fo:color="#14181F"/>
    </style:style>
    <style:style style:name="T424" style:parent-style-name="DefaultParagraphFont" style:family="text">
      <style:text-properties style:font-name="ui-monospace" style:font-name-asian="ui-monospace" style:font-name-complex="ui-monospace" fo:color="#8100C2"/>
    </style:style>
    <style:style style:name="T425" style:parent-style-name="DefaultParagraphFont" style:family="text">
      <style:text-properties style:font-name="ui-monospace" style:font-name-asian="ui-monospace" style:font-name-complex="ui-monospace" fo:color="#14181F"/>
    </style:style>
    <style:style style:name="T426" style:parent-style-name="DefaultParagraphFont" style:family="text">
      <style:text-properties style:font-name="ui-monospace" style:font-name-asian="ui-monospace" style:font-name-complex="ui-monospace" fo:color="#2B303B"/>
    </style:style>
    <style:style style:name="T427" style:parent-style-name="DefaultParagraphFont" style:family="text">
      <style:text-properties style:font-name="ui-monospace" style:font-name-asian="ui-monospace" style:font-name-complex="ui-monospace" fo:color="#14181F"/>
    </style:style>
    <style:style style:name="T428" style:parent-style-name="DefaultParagraphFont" style:family="text">
      <style:text-properties style:font-name="ui-monospace" style:font-name-asian="ui-monospace" style:font-name-complex="ui-monospace" fo:color="#8100C2"/>
    </style:style>
    <style:style style:name="T429" style:parent-style-name="DefaultParagraphFont" style:family="text">
      <style:text-properties style:font-name="ui-monospace" style:font-name-asian="ui-monospace" style:font-name-complex="ui-monospace" fo:color="#14181F"/>
    </style:style>
    <style:style style:name="T430" style:parent-style-name="DefaultParagraphFont" style:family="text">
      <style:text-properties style:font-name="ui-monospace" style:font-name-asian="ui-monospace" style:font-name-complex="ui-monospace" fo:color="#8100C2"/>
    </style:style>
    <style:style style:name="T431" style:parent-style-name="DefaultParagraphFont" style:family="text">
      <style:text-properties style:font-name="ui-monospace" style:font-name-asian="ui-monospace" style:font-name-complex="ui-monospace" fo:color="#14181F"/>
    </style:style>
    <style:style style:name="T432" style:parent-style-name="DefaultParagraphFont" style:family="text">
      <style:text-properties style:font-name="ui-monospace" style:font-name-asian="ui-monospace" style:font-name-complex="ui-monospace" fo:color="#8100C2"/>
    </style:style>
    <style:style style:name="T433" style:parent-style-name="DefaultParagraphFont" style:family="text">
      <style:text-properties style:font-name="ui-monospace" style:font-name-asian="ui-monospace" style:font-name-complex="ui-monospace" fo:color="#14181F"/>
    </style:style>
    <style:style style:name="T434" style:parent-style-name="DefaultParagraphFont" style:family="text">
      <style:text-properties style:font-name="ui-monospace" style:font-name-asian="ui-monospace" style:font-name-complex="ui-monospace" fo:color="#2B303B"/>
    </style:style>
    <style:style style:name="T435" style:parent-style-name="DefaultParagraphFont" style:family="text">
      <style:text-properties style:font-name="ui-monospace" style:font-name-asian="ui-monospace" style:font-name-complex="ui-monospace" fo:color="#14181F"/>
    </style:style>
    <style:style style:name="T436" style:parent-style-name="DefaultParagraphFont" style:family="text">
      <style:text-properties style:font-name="ui-monospace" style:font-name-asian="ui-monospace" style:font-name-complex="ui-monospace" fo:color="#2B303B"/>
    </style:style>
    <style:style style:name="T437" style:parent-style-name="DefaultParagraphFont" style:family="text">
      <style:text-properties style:font-name="ui-monospace" style:font-name-asian="ui-monospace" style:font-name-complex="ui-monospace" fo:color="#8100C2"/>
    </style:style>
    <style:style style:name="T438" style:parent-style-name="DefaultParagraphFont" style:family="text">
      <style:text-properties style:font-name="ui-monospace" style:font-name-asian="ui-monospace" style:font-name-complex="ui-monospace" fo:color="#14181F"/>
    </style:style>
    <style:style style:name="T439" style:parent-style-name="DefaultParagraphFont" style:family="text">
      <style:text-properties style:font-name="ui-monospace" style:font-name-asian="ui-monospace" style:font-name-complex="ui-monospace" fo:color="#8100C2"/>
    </style:style>
    <style:style style:name="T440" style:parent-style-name="DefaultParagraphFont" style:family="text">
      <style:text-properties style:font-name="ui-monospace" style:font-name-asian="ui-monospace" style:font-name-complex="ui-monospace" fo:color="#14181F"/>
    </style:style>
    <style:style style:name="T441" style:parent-style-name="DefaultParagraphFont" style:family="text">
      <style:text-properties style:font-name="ui-monospace" style:font-name-asian="ui-monospace" style:font-name-complex="ui-monospace" fo:color="#8100C2"/>
    </style:style>
    <style:style style:name="T442" style:parent-style-name="DefaultParagraphFont" style:family="text">
      <style:text-properties style:font-name="ui-monospace" style:font-name-asian="ui-monospace" style:font-name-complex="ui-monospace" fo:color="#14181F"/>
    </style:style>
    <style:style style:name="T443" style:parent-style-name="DefaultParagraphFont" style:family="text">
      <style:text-properties style:font-name="ui-monospace" style:font-name-asian="ui-monospace" style:font-name-complex="ui-monospace" fo:color="#008080"/>
    </style:style>
    <style:style style:name="T444" style:parent-style-name="DefaultParagraphFont" style:family="text">
      <style:text-properties style:font-name="ui-monospace" style:font-name-asian="ui-monospace" style:font-name-complex="ui-monospace" fo:color="#14181F"/>
    </style:style>
    <style:style style:name="T445" style:parent-style-name="DefaultParagraphFont" style:family="text">
      <style:text-properties style:font-name="ui-monospace" style:font-name-asian="ui-monospace" style:font-name-complex="ui-monospace" fo:color="#2B303B"/>
    </style:style>
    <style:style style:name="T446" style:parent-style-name="DefaultParagraphFont" style:family="text">
      <style:text-properties style:font-name="ui-monospace" style:font-name-asian="ui-monospace" style:font-name-complex="ui-monospace" fo:color="#14181F"/>
    </style:style>
    <style:style style:name="T447" style:parent-style-name="DefaultParagraphFont" style:family="text">
      <style:text-properties style:font-name="ui-monospace" style:font-name-asian="ui-monospace" style:font-name-complex="ui-monospace" fo:color="#8100C2"/>
    </style:style>
    <style:style style:name="T448" style:parent-style-name="DefaultParagraphFont" style:family="text">
      <style:text-properties style:font-name="ui-monospace" style:font-name-asian="ui-monospace" style:font-name-complex="ui-monospace" fo:color="#14181F"/>
    </style:style>
    <style:style style:name="T449" style:parent-style-name="DefaultParagraphFont" style:family="text">
      <style:text-properties style:font-name="ui-monospace" style:font-name-asian="ui-monospace" style:font-name-complex="ui-monospace" fo:color="#008080"/>
    </style:style>
    <style:style style:name="T450" style:parent-style-name="DefaultParagraphFont" style:family="text">
      <style:text-properties style:font-name="ui-monospace" style:font-name-asian="ui-monospace" style:font-name-complex="ui-monospace" fo:color="#14181F"/>
    </style:style>
    <style:style style:name="T451" style:parent-style-name="DefaultParagraphFont" style:family="text">
      <style:text-properties style:font-name="ui-monospace" style:font-name-asian="ui-monospace" style:font-name-complex="ui-monospace" fo:color="#2B303B"/>
    </style:style>
    <style:style style:name="T452" style:parent-style-name="DefaultParagraphFont" style:family="text">
      <style:text-properties style:font-name="ui-monospace" style:font-name-asian="ui-monospace" style:font-name-complex="ui-monospace" fo:color="#14181F"/>
    </style:style>
    <style:style style:name="T453" style:parent-style-name="DefaultParagraphFont" style:family="text">
      <style:text-properties style:font-name="ui-monospace" style:font-name-asian="ui-monospace" style:font-name-complex="ui-monospace" fo:color="#8100C2"/>
    </style:style>
    <style:style style:name="T454" style:parent-style-name="DefaultParagraphFont" style:family="text">
      <style:text-properties style:font-name="ui-monospace" style:font-name-asian="ui-monospace" style:font-name-complex="ui-monospace" fo:color="#14181F"/>
    </style:style>
    <style:style style:name="T455" style:parent-style-name="DefaultParagraphFont" style:family="text">
      <style:text-properties style:font-name="ui-monospace" style:font-name-asian="ui-monospace" style:font-name-complex="ui-monospace" fo:color="#8100C2"/>
    </style:style>
    <style:style style:name="T456" style:parent-style-name="DefaultParagraphFont" style:family="text">
      <style:text-properties style:font-name="ui-monospace" style:font-name-asian="ui-monospace" style:font-name-complex="ui-monospace" fo:color="#14181F"/>
    </style:style>
    <style:style style:name="T457" style:parent-style-name="DefaultParagraphFont" style:family="text">
      <style:text-properties style:font-name="ui-monospace" style:font-name-asian="ui-monospace" style:font-name-complex="ui-monospace" fo:color="#008080"/>
    </style:style>
    <style:style style:name="T458" style:parent-style-name="DefaultParagraphFont" style:family="text">
      <style:text-properties style:font-name="ui-monospace" style:font-name-asian="ui-monospace" style:font-name-complex="ui-monospace" fo:color="#14181F"/>
    </style:style>
    <style:style style:name="T459" style:parent-style-name="DefaultParagraphFont" style:family="text">
      <style:text-properties style:font-name="ui-monospace" style:font-name-asian="ui-monospace" style:font-name-complex="ui-monospace" fo:color="#2B303B"/>
    </style:style>
    <style:style style:name="T460" style:parent-style-name="DefaultParagraphFont" style:family="text">
      <style:text-properties style:font-name="ui-monospace" style:font-name-asian="ui-monospace" style:font-name-complex="ui-monospace" fo:color="#14181F"/>
    </style:style>
    <style:style style:name="T461" style:parent-style-name="DefaultParagraphFont" style:family="text">
      <style:text-properties style:font-name="ui-monospace" style:font-name-asian="ui-monospace" style:font-name-complex="ui-monospace" fo:color="#8100C2"/>
    </style:style>
    <style:style style:name="T462" style:parent-style-name="DefaultParagraphFont" style:family="text">
      <style:text-properties style:font-name="ui-monospace" style:font-name-asian="ui-monospace" style:font-name-complex="ui-monospace" fo:color="#2B303B"/>
    </style:style>
    <style:style style:name="T463" style:parent-style-name="DefaultParagraphFont" style:family="text">
      <style:text-properties style:font-name="ui-monospace" style:font-name-asian="ui-monospace" style:font-name-complex="ui-monospace" fo:color="#14181F"/>
    </style:style>
    <style:style style:name="T464" style:parent-style-name="DefaultParagraphFont" style:family="text">
      <style:text-properties style:font-name="ui-monospace" style:font-name-asian="ui-monospace" style:font-name-complex="ui-monospace" fo:color="#2B303B"/>
    </style:style>
    <style:style style:name="T465" style:parent-style-name="DefaultParagraphFont" style:family="text">
      <style:text-properties style:font-name="ui-monospace" style:font-name-asian="ui-monospace" style:font-name-complex="ui-monospace" fo:color="#14181F"/>
    </style:style>
    <style:style style:name="T466" style:parent-style-name="DefaultParagraphFont" style:family="text">
      <style:text-properties style:font-name="ui-monospace" style:font-name-asian="ui-monospace" style:font-name-complex="ui-monospace" fo:color="#2B303B"/>
    </style:style>
    <style:style style:name="T467" style:parent-style-name="DefaultParagraphFont" style:family="text">
      <style:text-properties style:font-name="ui-monospace" style:font-name-asian="ui-monospace" style:font-name-complex="ui-monospace" fo:color="#14181F"/>
    </style:style>
    <style:style style:name="T468" style:parent-style-name="DefaultParagraphFont" style:family="text">
      <style:text-properties style:font-name="ui-monospace" style:font-name-asian="ui-monospace" style:font-name-complex="ui-monospace" fo:color="#8100C2"/>
    </style:style>
    <style:style style:name="T469" style:parent-style-name="DefaultParagraphFont" style:family="text">
      <style:text-properties style:font-name="ui-monospace" style:font-name-asian="ui-monospace" style:font-name-complex="ui-monospace" fo:color="#14181F"/>
    </style:style>
    <style:style style:name="T470" style:parent-style-name="DefaultParagraphFont" style:family="text">
      <style:text-properties style:font-name="ui-monospace" style:font-name-asian="ui-monospace" style:font-name-complex="ui-monospace" fo:color="#2B303B"/>
    </style:style>
    <style:style style:name="T471" style:parent-style-name="DefaultParagraphFont" style:family="text">
      <style:text-properties style:font-name="ui-monospace" style:font-name-asian="ui-monospace" style:font-name-complex="ui-monospace" fo:color="#14181F"/>
    </style:style>
    <style:style style:name="T472" style:parent-style-name="DefaultParagraphFont" style:family="text">
      <style:text-properties style:font-name="ui-monospace" style:font-name-asian="ui-monospace" style:font-name-complex="ui-monospace" fo:color="#8100C2"/>
    </style:style>
    <style:style style:name="T473" style:parent-style-name="DefaultParagraphFont" style:family="text">
      <style:text-properties style:font-name="ui-monospace" style:font-name-asian="ui-monospace" style:font-name-complex="ui-monospace" fo:color="#14181F"/>
    </style:style>
    <style:style style:name="T474" style:parent-style-name="DefaultParagraphFont" style:family="text">
      <style:text-properties style:font-name="ui-monospace" style:font-name-asian="ui-monospace" style:font-name-complex="ui-monospace" fo:color="#8100C2"/>
    </style:style>
    <style:style style:name="T475" style:parent-style-name="DefaultParagraphFont" style:family="text">
      <style:text-properties style:font-name="ui-monospace" style:font-name-asian="ui-monospace" style:font-name-complex="ui-monospace" fo:color="#14181F"/>
    </style:style>
    <style:style style:name="T476" style:parent-style-name="DefaultParagraphFont" style:family="text">
      <style:text-properties style:font-name="ui-monospace" style:font-name-asian="ui-monospace" style:font-name-complex="ui-monospace" fo:color="#2B303B"/>
    </style:style>
    <style:style style:name="T477" style:parent-style-name="DefaultParagraphFont" style:family="text">
      <style:text-properties style:font-name="ui-monospace" style:font-name-asian="ui-monospace" style:font-name-complex="ui-monospace" fo:color="#14181F"/>
    </style:style>
    <style:style style:name="T478" style:parent-style-name="DefaultParagraphFont" style:family="text">
      <style:text-properties style:font-name="ui-monospace" style:font-name-asian="ui-monospace" style:font-name-complex="ui-monospace" fo:color="#8100C2"/>
    </style:style>
    <style:style style:name="T479" style:parent-style-name="DefaultParagraphFont" style:family="text">
      <style:text-properties style:font-name="ui-monospace" style:font-name-asian="ui-monospace" style:font-name-complex="ui-monospace" fo:color="#14181F"/>
    </style:style>
    <style:style style:name="T480" style:parent-style-name="DefaultParagraphFont" style:family="text">
      <style:text-properties style:font-name="ui-monospace" style:font-name-asian="ui-monospace" style:font-name-complex="ui-monospace" fo:color="#8100C2"/>
    </style:style>
    <style:style style:name="T481" style:parent-style-name="DefaultParagraphFont" style:family="text">
      <style:text-properties style:font-name="ui-monospace" style:font-name-asian="ui-monospace" style:font-name-complex="ui-monospace" fo:color="#14181F"/>
    </style:style>
    <style:style style:name="T482" style:parent-style-name="DefaultParagraphFont" style:family="text">
      <style:text-properties style:font-name="ui-monospace" style:font-name-asian="ui-monospace" style:font-name-complex="ui-monospace" fo:color="#2B303B"/>
    </style:style>
    <style:style style:name="T483" style:parent-style-name="DefaultParagraphFont" style:family="text">
      <style:text-properties style:font-name="ui-monospace" style:font-name-asian="ui-monospace" style:font-name-complex="ui-monospace" fo:color="#14181F"/>
    </style:style>
    <style:style style:name="T484" style:parent-style-name="DefaultParagraphFont" style:family="text">
      <style:text-properties style:font-name="ui-monospace" style:font-name-asian="ui-monospace" style:font-name-complex="ui-monospace" fo:color="#2B303B"/>
    </style:style>
    <style:style style:name="T485" style:parent-style-name="DefaultParagraphFont" style:family="text">
      <style:text-properties style:font-name="ui-monospace" style:font-name-asian="ui-monospace" style:font-name-complex="ui-monospace" fo:color="#14181F"/>
    </style:style>
    <style:style style:name="T486" style:parent-style-name="DefaultParagraphFont" style:family="text">
      <style:text-properties style:font-name="ui-monospace" style:font-name-asian="ui-monospace" style:font-name-complex="ui-monospace" fo:color="#8100C2"/>
    </style:style>
    <style:style style:name="T487" style:parent-style-name="DefaultParagraphFont" style:family="text">
      <style:text-properties style:font-name="ui-monospace" style:font-name-asian="ui-monospace" style:font-name-complex="ui-monospace" fo:color="#14181F"/>
    </style:style>
    <style:style style:name="T488" style:parent-style-name="DefaultParagraphFont" style:family="text">
      <style:text-properties style:font-name="ui-monospace" style:font-name-asian="ui-monospace" style:font-name-complex="ui-monospace" fo:color="#8100C2"/>
    </style:style>
    <style:style style:name="T489" style:parent-style-name="DefaultParagraphFont" style:family="text">
      <style:text-properties style:font-name="ui-monospace" style:font-name-asian="ui-monospace" style:font-name-complex="ui-monospace" fo:color="#14181F"/>
    </style:style>
    <style:style style:name="T490" style:parent-style-name="DefaultParagraphFont" style:family="text">
      <style:text-properties style:font-name="ui-monospace" style:font-name-asian="ui-monospace" style:font-name-complex="ui-monospace" fo:color="#8100C2"/>
    </style:style>
    <style:style style:name="T491" style:parent-style-name="DefaultParagraphFont" style:family="text">
      <style:text-properties style:font-name="ui-monospace" style:font-name-asian="ui-monospace" style:font-name-complex="ui-monospace" fo:color="#14181F"/>
    </style:style>
    <style:style style:name="T492" style:parent-style-name="DefaultParagraphFont" style:family="text">
      <style:text-properties style:font-name="ui-monospace" style:font-name-asian="ui-monospace" style:font-name-complex="ui-monospace" fo:color="#8100C2"/>
    </style:style>
    <style:style style:name="T493" style:parent-style-name="DefaultParagraphFont" style:family="text">
      <style:text-properties style:font-name="ui-monospace" style:font-name-asian="ui-monospace" style:font-name-complex="ui-monospace" fo:color="#2B303B"/>
    </style:style>
    <style:style style:name="T494" style:parent-style-name="DefaultParagraphFont" style:family="text">
      <style:text-properties style:font-name="ui-monospace" style:font-name-asian="ui-monospace" style:font-name-complex="ui-monospace" fo:color="#6E7687"/>
    </style:style>
    <style:style style:name="T495" style:parent-style-name="DefaultParagraphFont" style:family="text">
      <style:text-properties style:font-name="ui-monospace" style:font-name-asian="ui-monospace" style:font-name-complex="ui-monospace" fo:color="#6E7687"/>
    </style:style>
    <style:style style:name="T496" style:parent-style-name="DefaultParagraphFont" style:family="text">
      <style:text-properties style:font-name="ui-monospace" style:font-name-asian="ui-monospace" style:font-name-complex="ui-monospace" fo:color="#6E7687"/>
    </style:style>
    <style:style style:name="T497" style:parent-style-name="DefaultParagraphFont" style:family="text">
      <style:text-properties style:font-name="ui-monospace" style:font-name-asian="ui-monospace" style:font-name-complex="ui-monospace" fo:color="#6E7687"/>
    </style:style>
    <style:style style:name="T498" style:parent-style-name="DefaultParagraphFont" style:family="text">
      <style:text-properties style:font-name="ui-monospace" style:font-name-asian="ui-monospace" style:font-name-complex="ui-monospace" fo:color="#14181F"/>
    </style:style>
    <style:style style:name="T499" style:parent-style-name="DefaultParagraphFont" style:family="text">
      <style:text-properties style:font-name="ui-monospace" style:font-name-asian="ui-monospace" style:font-name-complex="ui-monospace" fo:color="#8100C2"/>
    </style:style>
    <style:style style:name="T500" style:parent-style-name="DefaultParagraphFont" style:family="text">
      <style:text-properties style:font-name="ui-monospace" style:font-name-asian="ui-monospace" style:font-name-complex="ui-monospace" fo:color="#14181F"/>
    </style:style>
    <style:style style:name="T501" style:parent-style-name="DefaultParagraphFont" style:family="text">
      <style:text-properties style:font-name="ui-monospace" style:font-name-asian="ui-monospace" style:font-name-complex="ui-monospace" fo:color="#8100C2"/>
    </style:style>
    <style:style style:name="T502" style:parent-style-name="DefaultParagraphFont" style:family="text">
      <style:text-properties style:font-name="ui-monospace" style:font-name-asian="ui-monospace" style:font-name-complex="ui-monospace" fo:color="#14181F"/>
    </style:style>
    <style:style style:name="T503" style:parent-style-name="DefaultParagraphFont" style:family="text">
      <style:text-properties style:font-name="ui-monospace" style:font-name-asian="ui-monospace" style:font-name-complex="ui-monospace" fo:color="#8100C2"/>
    </style:style>
    <style:style style:name="T504" style:parent-style-name="DefaultParagraphFont" style:family="text">
      <style:text-properties style:font-name="ui-monospace" style:font-name-asian="ui-monospace" style:font-name-complex="ui-monospace" fo:color="#14181F"/>
    </style:style>
    <style:style style:name="T505" style:parent-style-name="DefaultParagraphFont" style:family="text">
      <style:text-properties style:font-name="ui-monospace" style:font-name-asian="ui-monospace" style:font-name-complex="ui-monospace" fo:color="#8100C2"/>
    </style:style>
    <style:style style:name="T506" style:parent-style-name="DefaultParagraphFont" style:family="text">
      <style:text-properties style:font-name="ui-monospace" style:font-name-asian="ui-monospace" style:font-name-complex="ui-monospace" fo:color="#14181F"/>
    </style:style>
    <style:style style:name="T507" style:parent-style-name="DefaultParagraphFont" style:family="text">
      <style:text-properties style:font-name="ui-monospace" style:font-name-asian="ui-monospace" style:font-name-complex="ui-monospace" fo:color="#2B303B"/>
    </style:style>
    <style:style style:name="T508" style:parent-style-name="DefaultParagraphFont" style:family="text">
      <style:text-properties style:font-name="ui-monospace" style:font-name-asian="ui-monospace" style:font-name-complex="ui-monospace" fo:color="#14181F"/>
    </style:style>
    <style:style style:name="T509" style:parent-style-name="DefaultParagraphFont" style:family="text">
      <style:text-properties style:font-name="ui-monospace" style:font-name-asian="ui-monospace" style:font-name-complex="ui-monospace" fo:color="#8100C2"/>
    </style:style>
    <style:style style:name="T510" style:parent-style-name="DefaultParagraphFont" style:family="text">
      <style:text-properties style:font-name="ui-monospace" style:font-name-asian="ui-monospace" style:font-name-complex="ui-monospace" fo:color="#14181F"/>
    </style:style>
    <style:style style:name="T511" style:parent-style-name="DefaultParagraphFont" style:family="text">
      <style:text-properties style:font-name="ui-monospace" style:font-name-asian="ui-monospace" style:font-name-complex="ui-monospace" fo:color="#2B303B"/>
    </style:style>
    <style:style style:name="T512" style:parent-style-name="DefaultParagraphFont" style:family="text">
      <style:text-properties style:font-name="ui-monospace" style:font-name-asian="ui-monospace" style:font-name-complex="ui-monospace" fo:color="#14181F"/>
    </style:style>
    <style:style style:name="T513" style:parent-style-name="DefaultParagraphFont" style:family="text">
      <style:text-properties style:font-name="ui-monospace" style:font-name-asian="ui-monospace" style:font-name-complex="ui-monospace" fo:color="#8100C2"/>
    </style:style>
    <style:style style:name="T514" style:parent-style-name="DefaultParagraphFont" style:family="text">
      <style:text-properties style:font-name="ui-monospace" style:font-name-asian="ui-monospace" style:font-name-complex="ui-monospace" fo:color="#2B303B"/>
    </style:style>
    <style:style style:name="T515" style:parent-style-name="DefaultParagraphFont" style:family="text">
      <style:text-properties style:font-name="ui-monospace" style:font-name-asian="ui-monospace" style:font-name-complex="ui-monospace" fo:color="#14181F"/>
    </style:style>
    <style:style style:name="T516" style:parent-style-name="DefaultParagraphFont" style:family="text">
      <style:text-properties style:font-name="ui-monospace" style:font-name-asian="ui-monospace" style:font-name-complex="ui-monospace" fo:color="#2B303B"/>
    </style:style>
    <style:style style:name="T517" style:parent-style-name="DefaultParagraphFont" style:family="text">
      <style:text-properties style:font-name="ui-monospace" style:font-name-asian="ui-monospace" style:font-name-complex="ui-monospace" fo:color="#14181F"/>
    </style:style>
    <style:style style:name="T518" style:parent-style-name="DefaultParagraphFont" style:family="text">
      <style:text-properties style:font-name="ui-monospace" style:font-name-asian="ui-monospace" style:font-name-complex="ui-monospace" fo:color="#2B303B"/>
    </style:style>
    <style:style style:name="T519" style:parent-style-name="DefaultParagraphFont" style:family="text">
      <style:text-properties style:font-name="ui-monospace" style:font-name-asian="ui-monospace" style:font-name-complex="ui-monospace" fo:color="#14181F"/>
    </style:style>
    <style:style style:name="T520" style:parent-style-name="DefaultParagraphFont" style:family="text">
      <style:text-properties style:font-name="ui-monospace" style:font-name-asian="ui-monospace" style:font-name-complex="ui-monospace" fo:color="#8100C2"/>
    </style:style>
    <style:style style:name="T521" style:parent-style-name="DefaultParagraphFont" style:family="text">
      <style:text-properties style:font-name="ui-monospace" style:font-name-asian="ui-monospace" style:font-name-complex="ui-monospace" fo:color="#14181F"/>
    </style:style>
    <style:style style:name="T522" style:parent-style-name="DefaultParagraphFont" style:family="text">
      <style:text-properties style:font-name="ui-monospace" style:font-name-asian="ui-monospace" style:font-name-complex="ui-monospace" fo:color="#2B303B"/>
    </style:style>
    <style:style style:name="T523" style:parent-style-name="DefaultParagraphFont" style:family="text">
      <style:text-properties style:font-name="ui-monospace" style:font-name-asian="ui-monospace" style:font-name-complex="ui-monospace" fo:color="#6E7687"/>
    </style:style>
    <style:style style:name="T524" style:parent-style-name="DefaultParagraphFont" style:family="text">
      <style:text-properties style:font-name="ui-monospace" style:font-name-asian="ui-monospace" style:font-name-complex="ui-monospace" fo:color="#6E7687"/>
    </style:style>
    <style:style style:name="T525" style:parent-style-name="DefaultParagraphFont" style:family="text">
      <style:text-properties style:font-name="ui-monospace" style:font-name-asian="ui-monospace" style:font-name-complex="ui-monospace" fo:color="#14181F"/>
    </style:style>
    <style:style style:name="T526" style:parent-style-name="DefaultParagraphFont" style:family="text">
      <style:text-properties style:font-name="ui-monospace" style:font-name-asian="ui-monospace" style:font-name-complex="ui-monospace" fo:color="#8100C2"/>
    </style:style>
    <style:style style:name="T527" style:parent-style-name="DefaultParagraphFont" style:family="text">
      <style:text-properties style:font-name="ui-monospace" style:font-name-asian="ui-monospace" style:font-name-complex="ui-monospace" fo:color="#14181F"/>
    </style:style>
    <style:style style:name="T528" style:parent-style-name="DefaultParagraphFont" style:family="text">
      <style:text-properties style:font-name="ui-monospace" style:font-name-asian="ui-monospace" style:font-name-complex="ui-monospace" fo:color="#8100C2"/>
    </style:style>
    <style:style style:name="T529" style:parent-style-name="DefaultParagraphFont" style:family="text">
      <style:text-properties style:font-name="ui-monospace" style:font-name-asian="ui-monospace" style:font-name-complex="ui-monospace" fo:color="#2B303B"/>
    </style:style>
    <style:style style:name="T530" style:parent-style-name="DefaultParagraphFont" style:family="text">
      <style:text-properties style:font-name="ui-monospace" style:font-name-asian="ui-monospace" style:font-name-complex="ui-monospace" fo:color="#14181F"/>
    </style:style>
    <style:style style:name="T531" style:parent-style-name="DefaultParagraphFont" style:family="text">
      <style:text-properties style:font-name="ui-monospace" style:font-name-asian="ui-monospace" style:font-name-complex="ui-monospace" fo:color="#8100C2"/>
    </style:style>
    <style:style style:name="T532" style:parent-style-name="DefaultParagraphFont" style:family="text">
      <style:text-properties style:font-name="ui-monospace" style:font-name-asian="ui-monospace" style:font-name-complex="ui-monospace" fo:color="#14181F"/>
    </style:style>
    <style:style style:name="T533" style:parent-style-name="DefaultParagraphFont" style:family="text">
      <style:text-properties style:font-name="ui-monospace" style:font-name-asian="ui-monospace" style:font-name-complex="ui-monospace" fo:color="#8100C2"/>
    </style:style>
    <style:style style:name="T534" style:parent-style-name="DefaultParagraphFont" style:family="text">
      <style:text-properties style:font-name="ui-monospace" style:font-name-asian="ui-monospace" style:font-name-complex="ui-monospace" fo:color="#2B303B"/>
    </style:style>
    <style:style style:name="T535" style:parent-style-name="DefaultParagraphFont" style:family="text">
      <style:text-properties style:font-name="ui-monospace" style:font-name-asian="ui-monospace" style:font-name-complex="ui-monospace" fo:color="#14181F"/>
    </style:style>
    <style:style style:name="T536" style:parent-style-name="DefaultParagraphFont" style:family="text">
      <style:text-properties style:font-name="ui-monospace" style:font-name-asian="ui-monospace" style:font-name-complex="ui-monospace" fo:color="#2B303B"/>
    </style:style>
    <style:style style:name="T537" style:parent-style-name="DefaultParagraphFont" style:family="text">
      <style:text-properties style:font-name="ui-monospace" style:font-name-asian="ui-monospace" style:font-name-complex="ui-monospace" fo:color="#14181F"/>
    </style:style>
    <style:style style:name="T538" style:parent-style-name="DefaultParagraphFont" style:family="text">
      <style:text-properties style:font-name="ui-monospace" style:font-name-asian="ui-monospace" style:font-name-complex="ui-monospace" fo:color="#008080"/>
    </style:style>
    <style:style style:name="T539" style:parent-style-name="DefaultParagraphFont" style:family="text">
      <style:text-properties style:font-name="ui-monospace" style:font-name-asian="ui-monospace" style:font-name-complex="ui-monospace" fo:color="#14181F"/>
    </style:style>
    <style:style style:name="T540" style:parent-style-name="DefaultParagraphFont" style:family="text">
      <style:text-properties style:font-name="ui-monospace" style:font-name-asian="ui-monospace" style:font-name-complex="ui-monospace" fo:color="#8100C2"/>
    </style:style>
    <style:style style:name="T541" style:parent-style-name="DefaultParagraphFont" style:family="text">
      <style:text-properties style:font-name="ui-monospace" style:font-name-asian="ui-monospace" style:font-name-complex="ui-monospace" fo:color="#14181F"/>
    </style:style>
    <style:style style:name="T542" style:parent-style-name="DefaultParagraphFont" style:family="text">
      <style:text-properties style:font-name="ui-monospace" style:font-name-asian="ui-monospace" style:font-name-complex="ui-monospace" fo:color="#2B303B"/>
    </style:style>
    <style:style style:name="T543" style:parent-style-name="DefaultParagraphFont" style:family="text">
      <style:text-properties style:font-name="ui-monospace" style:font-name-asian="ui-monospace" style:font-name-complex="ui-monospace" fo:color="#14181F"/>
    </style:style>
    <style:style style:name="T544" style:parent-style-name="DefaultParagraphFont" style:family="text">
      <style:text-properties style:font-name="ui-monospace" style:font-name-asian="ui-monospace" style:font-name-complex="ui-monospace" fo:color="#8100C2"/>
    </style:style>
    <style:style style:name="T545" style:parent-style-name="DefaultParagraphFont" style:family="text">
      <style:text-properties style:font-name="ui-monospace" style:font-name-asian="ui-monospace" style:font-name-complex="ui-monospace" fo:color="#14181F"/>
    </style:style>
    <style:style style:name="T546" style:parent-style-name="DefaultParagraphFont" style:family="text">
      <style:text-properties style:font-name="ui-monospace" style:font-name-asian="ui-monospace" style:font-name-complex="ui-monospace" fo:color="#8100C2"/>
    </style:style>
    <style:style style:name="T547" style:parent-style-name="DefaultParagraphFont" style:family="text">
      <style:text-properties style:font-name="ui-monospace" style:font-name-asian="ui-monospace" style:font-name-complex="ui-monospace" fo:color="#14181F"/>
    </style:style>
    <style:style style:name="T548" style:parent-style-name="DefaultParagraphFont" style:family="text">
      <style:text-properties style:font-name="ui-monospace" style:font-name-asian="ui-monospace" style:font-name-complex="ui-monospace" fo:color="#2B303B"/>
    </style:style>
    <style:style style:name="T549" style:parent-style-name="DefaultParagraphFont" style:family="text">
      <style:text-properties style:font-name="ui-monospace" style:font-name-asian="ui-monospace" style:font-name-complex="ui-monospace" fo:color="#14181F"/>
    </style:style>
    <style:style style:name="T550" style:parent-style-name="DefaultParagraphFont" style:family="text">
      <style:text-properties style:font-name="ui-monospace" style:font-name-asian="ui-monospace" style:font-name-complex="ui-monospace" fo:color="#2B303B"/>
    </style:style>
    <style:style style:name="T551" style:parent-style-name="DefaultParagraphFont" style:family="text">
      <style:text-properties style:font-name="ui-monospace" style:font-name-asian="ui-monospace" style:font-name-complex="ui-monospace" fo:color="#008080"/>
    </style:style>
    <style:style style:name="T552" style:parent-style-name="DefaultParagraphFont" style:family="text">
      <style:text-properties style:font-name="ui-monospace" style:font-name-asian="ui-monospace" style:font-name-complex="ui-monospace" fo:color="#14181F"/>
    </style:style>
    <style:style style:name="T553" style:parent-style-name="DefaultParagraphFont" style:family="text">
      <style:text-properties style:font-name="ui-monospace" style:font-name-asian="ui-monospace" style:font-name-complex="ui-monospace" fo:color="#008080"/>
    </style:style>
    <style:style style:name="T554" style:parent-style-name="DefaultParagraphFont" style:family="text">
      <style:text-properties style:font-name="ui-monospace" style:font-name-asian="ui-monospace" style:font-name-complex="ui-monospace" fo:color="#2B303B"/>
    </style:style>
    <style:style style:name="T555" style:parent-style-name="DefaultParagraphFont" style:family="text">
      <style:text-properties style:font-name="ui-monospace" style:font-name-asian="ui-monospace" style:font-name-complex="ui-monospace" fo:color="#14181F"/>
    </style:style>
    <style:style style:name="T556" style:parent-style-name="DefaultParagraphFont" style:family="text">
      <style:text-properties style:font-name="ui-monospace" style:font-name-asian="ui-monospace" style:font-name-complex="ui-monospace" fo:color="#2B303B"/>
    </style:style>
    <style:style style:name="T557" style:parent-style-name="DefaultParagraphFont" style:family="text">
      <style:text-properties style:font-name="ui-monospace" style:font-name-asian="ui-monospace" style:font-name-complex="ui-monospace" fo:color="#8100C2"/>
    </style:style>
    <style:style style:name="T558" style:parent-style-name="DefaultParagraphFont" style:family="text">
      <style:text-properties style:font-name="ui-monospace" style:font-name-asian="ui-monospace" style:font-name-complex="ui-monospace" fo:color="#14181F"/>
    </style:style>
    <style:style style:name="T559" style:parent-style-name="DefaultParagraphFont" style:family="text">
      <style:text-properties style:font-name="ui-monospace" style:font-name-asian="ui-monospace" style:font-name-complex="ui-monospace" fo:color="#008080"/>
    </style:style>
    <style:style style:name="T560" style:parent-style-name="DefaultParagraphFont" style:family="text">
      <style:text-properties style:font-name="ui-monospace" style:font-name-asian="ui-monospace" style:font-name-complex="ui-monospace" fo:color="#14181F"/>
    </style:style>
    <style:style style:name="T561" style:parent-style-name="DefaultParagraphFont" style:family="text">
      <style:text-properties style:font-name="ui-monospace" style:font-name-asian="ui-monospace" style:font-name-complex="ui-monospace" fo:color="#2B303B"/>
    </style:style>
    <style:style style:name="T562" style:parent-style-name="DefaultParagraphFont" style:family="text">
      <style:text-properties style:font-name="ui-monospace" style:font-name-asian="ui-monospace" style:font-name-complex="ui-monospace" fo:color="#14181F"/>
    </style:style>
    <style:style style:name="T563" style:parent-style-name="DefaultParagraphFont" style:family="text">
      <style:text-properties style:font-name="ui-monospace" style:font-name-asian="ui-monospace" style:font-name-complex="ui-monospace" fo:color="#8100C2"/>
    </style:style>
    <style:style style:name="T564" style:parent-style-name="DefaultParagraphFont" style:family="text">
      <style:text-properties style:font-name="ui-monospace" style:font-name-asian="ui-monospace" style:font-name-complex="ui-monospace" fo:color="#14181F"/>
    </style:style>
    <style:style style:name="T565" style:parent-style-name="DefaultParagraphFont" style:family="text">
      <style:text-properties style:font-name="ui-monospace" style:font-name-asian="ui-monospace" style:font-name-complex="ui-monospace" fo:color="#8100C2"/>
    </style:style>
    <style:style style:name="T566" style:parent-style-name="DefaultParagraphFont" style:family="text">
      <style:text-properties style:font-name="ui-monospace" style:font-name-asian="ui-monospace" style:font-name-complex="ui-monospace" fo:color="#14181F"/>
    </style:style>
    <style:style style:name="T567" style:parent-style-name="DefaultParagraphFont" style:family="text">
      <style:text-properties style:font-name="ui-monospace" style:font-name-asian="ui-monospace" style:font-name-complex="ui-monospace" fo:color="#8100C2"/>
    </style:style>
    <style:style style:name="T568" style:parent-style-name="DefaultParagraphFont" style:family="text">
      <style:text-properties style:font-name="ui-monospace" style:font-name-asian="ui-monospace" style:font-name-complex="ui-monospace" fo:color="#14181F"/>
    </style:style>
    <style:style style:name="T569" style:parent-style-name="DefaultParagraphFont" style:family="text">
      <style:text-properties style:font-name="ui-monospace" style:font-name-asian="ui-monospace" style:font-name-complex="ui-monospace" fo:color="#2B303B"/>
    </style:style>
    <style:style style:name="T570" style:parent-style-name="DefaultParagraphFont" style:family="text">
      <style:text-properties style:font-name="ui-monospace" style:font-name-asian="ui-monospace" style:font-name-complex="ui-monospace" fo:color="#14181F"/>
    </style:style>
    <style:style style:name="T571" style:parent-style-name="DefaultParagraphFont" style:family="text">
      <style:text-properties style:font-name="ui-monospace" style:font-name-asian="ui-monospace" style:font-name-complex="ui-monospace" fo:color="#8100C2"/>
    </style:style>
    <style:style style:name="T572" style:parent-style-name="DefaultParagraphFont" style:family="text">
      <style:text-properties style:font-name="ui-monospace" style:font-name-asian="ui-monospace" style:font-name-complex="ui-monospace" fo:color="#14181F"/>
    </style:style>
    <style:style style:name="T573" style:parent-style-name="DefaultParagraphFont" style:family="text">
      <style:text-properties style:font-name="ui-monospace" style:font-name-asian="ui-monospace" style:font-name-complex="ui-monospace" fo:color="#8100C2"/>
    </style:style>
    <style:style style:name="T574" style:parent-style-name="DefaultParagraphFont" style:family="text">
      <style:text-properties style:font-name="ui-monospace" style:font-name-asian="ui-monospace" style:font-name-complex="ui-monospace" fo:color="#14181F"/>
    </style:style>
    <style:style style:name="T575" style:parent-style-name="DefaultParagraphFont" style:family="text">
      <style:text-properties style:font-name="ui-monospace" style:font-name-asian="ui-monospace" style:font-name-complex="ui-monospace" fo:color="#8100C2"/>
    </style:style>
    <style:style style:name="T576" style:parent-style-name="DefaultParagraphFont" style:family="text">
      <style:text-properties style:font-name="ui-monospace" style:font-name-asian="ui-monospace" style:font-name-complex="ui-monospace" fo:color="#14181F"/>
    </style:style>
    <style:style style:name="T577" style:parent-style-name="DefaultParagraphFont" style:family="text">
      <style:text-properties style:font-name="ui-monospace" style:font-name-asian="ui-monospace" style:font-name-complex="ui-monospace" fo:color="#2B303B"/>
    </style:style>
    <style:style style:name="T578" style:parent-style-name="DefaultParagraphFont" style:family="text">
      <style:text-properties style:font-name="ui-monospace" style:font-name-asian="ui-monospace" style:font-name-complex="ui-monospace" fo:color="#14181F"/>
    </style:style>
    <style:style style:name="T579" style:parent-style-name="DefaultParagraphFont" style:family="text">
      <style:text-properties style:font-name="ui-monospace" style:font-name-asian="ui-monospace" style:font-name-complex="ui-monospace" fo:color="#2B303B"/>
    </style:style>
    <style:style style:name="T580" style:parent-style-name="DefaultParagraphFont" style:family="text">
      <style:text-properties style:font-name="ui-monospace" style:font-name-asian="ui-monospace" style:font-name-complex="ui-monospace" fo:color="#14181F"/>
    </style:style>
    <style:style style:name="T581" style:parent-style-name="DefaultParagraphFont" style:family="text">
      <style:text-properties style:font-name="ui-monospace" style:font-name-asian="ui-monospace" style:font-name-complex="ui-monospace" fo:color="#8100C2"/>
    </style:style>
    <style:style style:name="T582" style:parent-style-name="DefaultParagraphFont" style:family="text">
      <style:text-properties style:font-name="ui-monospace" style:font-name-asian="ui-monospace" style:font-name-complex="ui-monospace" fo:color="#14181F"/>
    </style:style>
    <style:style style:name="T583" style:parent-style-name="DefaultParagraphFont" style:family="text">
      <style:text-properties style:font-name="ui-monospace" style:font-name-asian="ui-monospace" style:font-name-complex="ui-monospace" fo:color="#8100C2"/>
    </style:style>
    <style:style style:name="T584" style:parent-style-name="DefaultParagraphFont" style:family="text">
      <style:text-properties style:font-name="ui-monospace" style:font-name-asian="ui-monospace" style:font-name-complex="ui-monospace" fo:color="#2B303B"/>
    </style:style>
    <style:style style:name="T585" style:parent-style-name="DefaultParagraphFont" style:family="text">
      <style:text-properties style:font-name="ui-monospace" style:font-name-asian="ui-monospace" style:font-name-complex="ui-monospace" fo:color="#8100C2"/>
    </style:style>
    <style:style style:name="T586" style:parent-style-name="DefaultParagraphFont" style:family="text">
      <style:text-properties style:font-name="ui-monospace" style:font-name-asian="ui-monospace" style:font-name-complex="ui-monospace" fo:color="#14181F"/>
    </style:style>
    <style:style style:name="T587" style:parent-style-name="DefaultParagraphFont" style:family="text">
      <style:text-properties style:font-name="ui-monospace" style:font-name-asian="ui-monospace" style:font-name-complex="ui-monospace" fo:color="#008080"/>
    </style:style>
    <style:style style:name="T588" style:parent-style-name="DefaultParagraphFont" style:family="text">
      <style:text-properties style:font-name="ui-monospace" style:font-name-asian="ui-monospace" style:font-name-complex="ui-monospace" fo:color="#14181F"/>
    </style:style>
    <style:style style:name="T589" style:parent-style-name="DefaultParagraphFont" style:family="text">
      <style:text-properties style:font-name="ui-monospace" style:font-name-asian="ui-monospace" style:font-name-complex="ui-monospace" fo:color="#8100C2"/>
    </style:style>
    <style:style style:name="T590" style:parent-style-name="DefaultParagraphFont" style:family="text">
      <style:text-properties style:font-name="ui-monospace" style:font-name-asian="ui-monospace" style:font-name-complex="ui-monospace" fo:color="#14181F"/>
    </style:style>
    <style:style style:name="T591" style:parent-style-name="DefaultParagraphFont" style:family="text">
      <style:text-properties style:font-name="ui-monospace" style:font-name-asian="ui-monospace" style:font-name-complex="ui-monospace" fo:color="#8100C2"/>
    </style:style>
    <style:style style:name="T592" style:parent-style-name="DefaultParagraphFont" style:family="text">
      <style:text-properties style:font-name="ui-monospace" style:font-name-asian="ui-monospace" style:font-name-complex="ui-monospace" fo:color="#14181F"/>
    </style:style>
    <style:style style:name="T593" style:parent-style-name="DefaultParagraphFont" style:family="text">
      <style:text-properties style:font-name="ui-monospace" style:font-name-asian="ui-monospace" style:font-name-complex="ui-monospace" fo:color="#008080"/>
    </style:style>
    <style:style style:name="T594" style:parent-style-name="DefaultParagraphFont" style:family="text">
      <style:text-properties style:font-name="ui-monospace" style:font-name-asian="ui-monospace" style:font-name-complex="ui-monospace" fo:color="#14181F"/>
    </style:style>
    <style:style style:name="T595" style:parent-style-name="DefaultParagraphFont" style:family="text">
      <style:text-properties style:font-name="ui-monospace" style:font-name-asian="ui-monospace" style:font-name-complex="ui-monospace" fo:color="#008080"/>
    </style:style>
    <style:style style:name="T596" style:parent-style-name="DefaultParagraphFont" style:family="text">
      <style:text-properties style:font-name="ui-monospace" style:font-name-asian="ui-monospace" style:font-name-complex="ui-monospace" fo:color="#14181F"/>
    </style:style>
    <style:style style:name="T597" style:parent-style-name="DefaultParagraphFont" style:family="text">
      <style:text-properties style:font-name="ui-monospace" style:font-name-asian="ui-monospace" style:font-name-complex="ui-monospace" fo:color="#2B303B"/>
    </style:style>
    <style:style style:name="T598" style:parent-style-name="DefaultParagraphFont" style:family="text">
      <style:text-properties style:font-name="ui-monospace" style:font-name-asian="ui-monospace" style:font-name-complex="ui-monospace" fo:color="#14181F"/>
    </style:style>
    <style:style style:name="T599" style:parent-style-name="DefaultParagraphFont" style:family="text">
      <style:text-properties style:font-name="ui-monospace" style:font-name-asian="ui-monospace" style:font-name-complex="ui-monospace" fo:color="#8100C2"/>
    </style:style>
    <style:style style:name="T600" style:parent-style-name="DefaultParagraphFont" style:family="text">
      <style:text-properties style:font-name="ui-monospace" style:font-name-asian="ui-monospace" style:font-name-complex="ui-monospace" fo:color="#14181F"/>
    </style:style>
    <style:style style:name="T601" style:parent-style-name="DefaultParagraphFont" style:family="text">
      <style:text-properties style:font-name="ui-monospace" style:font-name-asian="ui-monospace" style:font-name-complex="ui-monospace" fo:color="#2B303B"/>
    </style:style>
    <style:style style:name="T602" style:parent-style-name="DefaultParagraphFont" style:family="text">
      <style:text-properties style:font-name="ui-monospace" style:font-name-asian="ui-monospace" style:font-name-complex="ui-monospace" fo:color="#14181F"/>
    </style:style>
    <style:style style:name="T603" style:parent-style-name="DefaultParagraphFont" style:family="text">
      <style:text-properties style:font-name="ui-monospace" style:font-name-asian="ui-monospace" style:font-name-complex="ui-monospace" fo:color="#2B303B"/>
    </style:style>
    <style:style style:name="T604" style:parent-style-name="DefaultParagraphFont" style:family="text">
      <style:text-properties style:font-name="ui-monospace" style:font-name-asian="ui-monospace" style:font-name-complex="ui-monospace" fo:color="#008080"/>
    </style:style>
    <style:style style:name="T605" style:parent-style-name="DefaultParagraphFont" style:family="text">
      <style:text-properties style:font-name="ui-monospace" style:font-name-asian="ui-monospace" style:font-name-complex="ui-monospace" fo:color="#2B303B"/>
    </style:style>
    <style:style style:name="T606" style:parent-style-name="DefaultParagraphFont" style:family="text">
      <style:text-properties style:font-name="ui-monospace" style:font-name-asian="ui-monospace" style:font-name-complex="ui-monospace" fo:color="#14181F"/>
    </style:style>
    <style:style style:name="T607" style:parent-style-name="DefaultParagraphFont" style:family="text">
      <style:text-properties style:font-name="ui-monospace" style:font-name-asian="ui-monospace" style:font-name-complex="ui-monospace" fo:color="#008080"/>
    </style:style>
    <style:style style:name="T608" style:parent-style-name="DefaultParagraphFont" style:family="text">
      <style:text-properties style:font-name="ui-monospace" style:font-name-asian="ui-monospace" style:font-name-complex="ui-monospace" fo:color="#2B303B"/>
    </style:style>
    <style:style style:name="T609" style:parent-style-name="DefaultParagraphFont" style:family="text">
      <style:text-properties style:font-name="ui-monospace" style:font-name-asian="ui-monospace" style:font-name-complex="ui-monospace" fo:color="#14181F"/>
    </style:style>
    <style:style style:name="T610" style:parent-style-name="DefaultParagraphFont" style:family="text">
      <style:text-properties style:font-name="ui-monospace" style:font-name-asian="ui-monospace" style:font-name-complex="ui-monospace" fo:color="#008080"/>
    </style:style>
    <style:style style:name="T611" style:parent-style-name="DefaultParagraphFont" style:family="text">
      <style:text-properties style:font-name="ui-monospace" style:font-name-asian="ui-monospace" style:font-name-complex="ui-monospace" fo:color="#2B303B"/>
    </style:style>
    <style:style style:name="T612" style:parent-style-name="DefaultParagraphFont" style:family="text">
      <style:text-properties style:font-name="ui-monospace" style:font-name-asian="ui-monospace" style:font-name-complex="ui-monospace" fo:color="#14181F"/>
    </style:style>
    <style:style style:name="T613" style:parent-style-name="DefaultParagraphFont" style:family="text">
      <style:text-properties style:font-name="ui-monospace" style:font-name-asian="ui-monospace" style:font-name-complex="ui-monospace" fo:color="#008080"/>
    </style:style>
    <style:style style:name="T614" style:parent-style-name="DefaultParagraphFont" style:family="text">
      <style:text-properties style:font-name="ui-monospace" style:font-name-asian="ui-monospace" style:font-name-complex="ui-monospace" fo:color="#2B303B"/>
    </style:style>
    <style:style style:name="T615" style:parent-style-name="DefaultParagraphFont" style:family="text">
      <style:text-properties style:font-name="ui-monospace" style:font-name-asian="ui-monospace" style:font-name-complex="ui-monospace" fo:color="#14181F"/>
    </style:style>
    <style:style style:name="T616" style:parent-style-name="DefaultParagraphFont" style:family="text">
      <style:text-properties style:font-name="ui-monospace" style:font-name-asian="ui-monospace" style:font-name-complex="ui-monospace" fo:color="#2B303B"/>
    </style:style>
    <style:style style:name="T617" style:parent-style-name="DefaultParagraphFont" style:family="text">
      <style:text-properties style:font-name="ui-monospace" style:font-name-asian="ui-monospace" style:font-name-complex="ui-monospace" fo:color="#8100C2"/>
    </style:style>
    <style:style style:name="T618" style:parent-style-name="DefaultParagraphFont" style:family="text">
      <style:text-properties style:font-name="ui-monospace" style:font-name-asian="ui-monospace" style:font-name-complex="ui-monospace" fo:color="#14181F"/>
    </style:style>
    <style:style style:name="T619" style:parent-style-name="DefaultParagraphFont" style:family="text">
      <style:text-properties style:font-name="ui-monospace" style:font-name-asian="ui-monospace" style:font-name-complex="ui-monospace" fo:color="#008080"/>
    </style:style>
    <style:style style:name="T620" style:parent-style-name="DefaultParagraphFont" style:family="text">
      <style:text-properties style:font-name="ui-monospace" style:font-name-asian="ui-monospace" style:font-name-complex="ui-monospace" fo:color="#14181F"/>
    </style:style>
    <style:style style:name="T621" style:parent-style-name="DefaultParagraphFont" style:family="text">
      <style:text-properties style:font-name="ui-monospace" style:font-name-asian="ui-monospace" style:font-name-complex="ui-monospace" fo:color="#8100C2"/>
    </style:style>
    <style:style style:name="T622" style:parent-style-name="DefaultParagraphFont" style:family="text">
      <style:text-properties style:font-name="ui-monospace" style:font-name-asian="ui-monospace" style:font-name-complex="ui-monospace" fo:color="#14181F"/>
    </style:style>
    <style:style style:name="T623" style:parent-style-name="DefaultParagraphFont" style:family="text">
      <style:text-properties style:font-name="ui-monospace" style:font-name-asian="ui-monospace" style:font-name-complex="ui-monospace" fo:color="#2B303B"/>
    </style:style>
    <style:style style:name="T624" style:parent-style-name="DefaultParagraphFont" style:family="text">
      <style:text-properties style:font-name="ui-monospace" style:font-name-asian="ui-monospace" style:font-name-complex="ui-monospace" fo:color="#14181F"/>
    </style:style>
    <style:style style:name="T625" style:parent-style-name="DefaultParagraphFont" style:family="text">
      <style:text-properties style:font-name="ui-monospace" style:font-name-asian="ui-monospace" style:font-name-complex="ui-monospace" fo:color="#8100C2"/>
    </style:style>
    <style:style style:name="T626" style:parent-style-name="DefaultParagraphFont" style:family="text">
      <style:text-properties style:font-name="ui-monospace" style:font-name-asian="ui-monospace" style:font-name-complex="ui-monospace" fo:color="#14181F"/>
    </style:style>
    <style:style style:name="T627" style:parent-style-name="DefaultParagraphFont" style:family="text">
      <style:text-properties style:font-name="ui-monospace" style:font-name-asian="ui-monospace" style:font-name-complex="ui-monospace" fo:color="#008080"/>
    </style:style>
    <style:style style:name="T628" style:parent-style-name="DefaultParagraphFont" style:family="text">
      <style:text-properties style:font-name="ui-monospace" style:font-name-asian="ui-monospace" style:font-name-complex="ui-monospace" fo:color="#14181F"/>
    </style:style>
    <style:style style:name="T629" style:parent-style-name="DefaultParagraphFont" style:family="text">
      <style:text-properties style:font-name="ui-monospace" style:font-name-asian="ui-monospace" style:font-name-complex="ui-monospace" fo:color="#8100C2"/>
    </style:style>
    <style:style style:name="T630" style:parent-style-name="DefaultParagraphFont" style:family="text">
      <style:text-properties style:font-name="ui-monospace" style:font-name-asian="ui-monospace" style:font-name-complex="ui-monospace" fo:color="#14181F"/>
    </style:style>
    <style:style style:name="T631" style:parent-style-name="DefaultParagraphFont" style:family="text">
      <style:text-properties style:font-name="ui-monospace" style:font-name-asian="ui-monospace" style:font-name-complex="ui-monospace" fo:color="#8100C2"/>
    </style:style>
    <style:style style:name="T632" style:parent-style-name="DefaultParagraphFont" style:family="text">
      <style:text-properties style:font-name="ui-monospace" style:font-name-asian="ui-monospace" style:font-name-complex="ui-monospace" fo:color="#14181F"/>
    </style:style>
    <style:style style:name="T633" style:parent-style-name="DefaultParagraphFont" style:family="text">
      <style:text-properties style:font-name="ui-monospace" style:font-name-asian="ui-monospace" style:font-name-complex="ui-monospace" fo:color="#8100C2"/>
    </style:style>
    <style:style style:name="T634" style:parent-style-name="DefaultParagraphFont" style:family="text">
      <style:text-properties style:font-name="ui-monospace" style:font-name-asian="ui-monospace" style:font-name-complex="ui-monospace" fo:color="#14181F"/>
    </style:style>
    <style:style style:name="T635" style:parent-style-name="DefaultParagraphFont" style:family="text">
      <style:text-properties style:font-name="ui-monospace" style:font-name-asian="ui-monospace" style:font-name-complex="ui-monospace" fo:color="#8100C2"/>
    </style:style>
    <style:style style:name="T636" style:parent-style-name="DefaultParagraphFont" style:family="text">
      <style:text-properties style:font-name="ui-monospace" style:font-name-asian="ui-monospace" style:font-name-complex="ui-monospace" fo:color="#14181F"/>
    </style:style>
    <style:style style:name="T637" style:parent-style-name="DefaultParagraphFont" style:family="text">
      <style:text-properties style:font-name="ui-monospace" style:font-name-asian="ui-monospace" style:font-name-complex="ui-monospace" fo:color="#2B303B"/>
    </style:style>
    <style:style style:name="T638" style:parent-style-name="DefaultParagraphFont" style:family="text">
      <style:text-properties style:font-name="ui-monospace" style:font-name-asian="ui-monospace" style:font-name-complex="ui-monospace" fo:color="#14181F"/>
    </style:style>
    <style:style style:name="T639" style:parent-style-name="DefaultParagraphFont" style:family="text">
      <style:text-properties style:font-name="ui-monospace" style:font-name-asian="ui-monospace" style:font-name-complex="ui-monospace" fo:color="#8100C2"/>
    </style:style>
    <style:style style:name="T640" style:parent-style-name="DefaultParagraphFont" style:family="text">
      <style:text-properties style:font-name="ui-monospace" style:font-name-asian="ui-monospace" style:font-name-complex="ui-monospace" fo:color="#14181F"/>
    </style:style>
    <style:style style:name="T641" style:parent-style-name="DefaultParagraphFont" style:family="text">
      <style:text-properties style:font-name="ui-monospace" style:font-name-asian="ui-monospace" style:font-name-complex="ui-monospace" fo:color="#8100C2"/>
    </style:style>
    <style:style style:name="T642" style:parent-style-name="DefaultParagraphFont" style:family="text">
      <style:text-properties style:font-name="ui-monospace" style:font-name-asian="ui-monospace" style:font-name-complex="ui-monospace" fo:color="#14181F"/>
    </style:style>
    <style:style style:name="T643" style:parent-style-name="DefaultParagraphFont" style:family="text">
      <style:text-properties style:font-name="ui-monospace" style:font-name-asian="ui-monospace" style:font-name-complex="ui-monospace" fo:color="#008080"/>
    </style:style>
    <style:style style:name="T644" style:parent-style-name="DefaultParagraphFont" style:family="text">
      <style:text-properties style:font-name="ui-monospace" style:font-name-asian="ui-monospace" style:font-name-complex="ui-monospace" fo:color="#14181F"/>
    </style:style>
    <style:style style:name="T645" style:parent-style-name="DefaultParagraphFont" style:family="text">
      <style:text-properties style:font-name="ui-monospace" style:font-name-asian="ui-monospace" style:font-name-complex="ui-monospace" fo:color="#8100C2"/>
    </style:style>
    <style:style style:name="T646" style:parent-style-name="DefaultParagraphFont" style:family="text">
      <style:text-properties style:font-name="ui-monospace" style:font-name-asian="ui-monospace" style:font-name-complex="ui-monospace" fo:color="#14181F"/>
    </style:style>
    <style:style style:name="T647" style:parent-style-name="DefaultParagraphFont" style:family="text">
      <style:text-properties style:font-name="ui-monospace" style:font-name-asian="ui-monospace" style:font-name-complex="ui-monospace" fo:color="#8100C2"/>
    </style:style>
    <style:style style:name="T648" style:parent-style-name="DefaultParagraphFont" style:family="text">
      <style:text-properties style:font-name="ui-monospace" style:font-name-asian="ui-monospace" style:font-name-complex="ui-monospace" fo:color="#14181F"/>
    </style:style>
    <style:style style:name="T649" style:parent-style-name="DefaultParagraphFont" style:family="text">
      <style:text-properties style:font-name="ui-monospace" style:font-name-asian="ui-monospace" style:font-name-complex="ui-monospace" fo:color="#8100C2"/>
    </style:style>
    <style:style style:name="T650" style:parent-style-name="DefaultParagraphFont" style:family="text">
      <style:text-properties style:font-name="ui-monospace" style:font-name-asian="ui-monospace" style:font-name-complex="ui-monospace" fo:color="#14181F"/>
    </style:style>
    <style:style style:name="T651" style:parent-style-name="DefaultParagraphFont" style:family="text">
      <style:text-properties style:font-name="ui-monospace" style:font-name-asian="ui-monospace" style:font-name-complex="ui-monospace" fo:color="#2B303B"/>
    </style:style>
    <style:style style:name="T652" style:parent-style-name="DefaultParagraphFont" style:family="text">
      <style:text-properties style:font-name="ui-monospace" style:font-name-asian="ui-monospace" style:font-name-complex="ui-monospace" fo:color="#8100C2"/>
    </style:style>
    <style:style style:name="T653" style:parent-style-name="DefaultParagraphFont" style:family="text">
      <style:text-properties style:font-name="ui-monospace" style:font-name-asian="ui-monospace" style:font-name-complex="ui-monospace" fo:color="#14181F"/>
    </style:style>
    <style:style style:name="T654" style:parent-style-name="DefaultParagraphFont" style:family="text">
      <style:text-properties style:font-name="ui-monospace" style:font-name-asian="ui-monospace" style:font-name-complex="ui-monospace" fo:color="#008080"/>
    </style:style>
    <style:style style:name="T655" style:parent-style-name="DefaultParagraphFont" style:family="text">
      <style:text-properties style:font-name="ui-monospace" style:font-name-asian="ui-monospace" style:font-name-complex="ui-monospace" fo:color="#2B303B"/>
    </style:style>
    <style:style style:name="T656" style:parent-style-name="DefaultParagraphFont" style:family="text">
      <style:text-properties style:font-name="ui-monospace" style:font-name-asian="ui-monospace" style:font-name-complex="ui-monospace" fo:color="#14181F"/>
    </style:style>
    <style:style style:name="T657" style:parent-style-name="DefaultParagraphFont" style:family="text">
      <style:text-properties style:font-name="ui-monospace" style:font-name-asian="ui-monospace" style:font-name-complex="ui-monospace" fo:color="#008080"/>
    </style:style>
    <style:style style:name="T658" style:parent-style-name="DefaultParagraphFont" style:family="text">
      <style:text-properties style:font-name="ui-monospace" style:font-name-asian="ui-monospace" style:font-name-complex="ui-monospace" fo:color="#2B303B"/>
    </style:style>
    <style:style style:name="T659" style:parent-style-name="DefaultParagraphFont" style:family="text">
      <style:text-properties style:font-name="ui-monospace" style:font-name-asian="ui-monospace" style:font-name-complex="ui-monospace" fo:color="#14181F"/>
    </style:style>
    <style:style style:name="T660" style:parent-style-name="DefaultParagraphFont" style:family="text">
      <style:text-properties style:font-name="ui-monospace" style:font-name-asian="ui-monospace" style:font-name-complex="ui-monospace" fo:color="#008080"/>
    </style:style>
    <style:style style:name="T661" style:parent-style-name="DefaultParagraphFont" style:family="text">
      <style:text-properties style:font-name="ui-monospace" style:font-name-asian="ui-monospace" style:font-name-complex="ui-monospace" fo:color="#14181F"/>
    </style:style>
    <style:style style:name="T662" style:parent-style-name="DefaultParagraphFont" style:family="text">
      <style:text-properties style:font-name="ui-monospace" style:font-name-asian="ui-monospace" style:font-name-complex="ui-monospace" fo:color="#8100C2"/>
    </style:style>
    <style:style style:name="T663" style:parent-style-name="DefaultParagraphFont" style:family="text">
      <style:text-properties style:font-name="ui-monospace" style:font-name-asian="ui-monospace" style:font-name-complex="ui-monospace" fo:color="#14181F"/>
    </style:style>
    <style:style style:name="T664" style:parent-style-name="DefaultParagraphFont" style:family="text">
      <style:text-properties style:font-name="ui-monospace" style:font-name-asian="ui-monospace" style:font-name-complex="ui-monospace" fo:color="#8100C2"/>
    </style:style>
    <style:style style:name="T665" style:parent-style-name="DefaultParagraphFont" style:family="text">
      <style:text-properties style:font-name="ui-monospace" style:font-name-asian="ui-monospace" style:font-name-complex="ui-monospace" fo:color="#14181F"/>
    </style:style>
    <style:style style:name="T666" style:parent-style-name="DefaultParagraphFont" style:family="text">
      <style:text-properties style:font-name="ui-monospace" style:font-name-asian="ui-monospace" style:font-name-complex="ui-monospace" fo:color="#008080"/>
    </style:style>
    <style:style style:name="T667" style:parent-style-name="DefaultParagraphFont" style:family="text">
      <style:text-properties style:font-name="ui-monospace" style:font-name-asian="ui-monospace" style:font-name-complex="ui-monospace" fo:color="#14181F"/>
    </style:style>
    <style:style style:name="T668" style:parent-style-name="DefaultParagraphFont" style:family="text">
      <style:text-properties style:font-name="ui-monospace" style:font-name-asian="ui-monospace" style:font-name-complex="ui-monospace" fo:color="#008080"/>
    </style:style>
    <style:style style:name="T669" style:parent-style-name="DefaultParagraphFont" style:family="text">
      <style:text-properties style:font-name="ui-monospace" style:font-name-asian="ui-monospace" style:font-name-complex="ui-monospace" fo:color="#14181F"/>
    </style:style>
    <style:style style:name="T670" style:parent-style-name="DefaultParagraphFont" style:family="text">
      <style:text-properties style:font-name="ui-monospace" style:font-name-asian="ui-monospace" style:font-name-complex="ui-monospace" fo:color="#2B303B"/>
    </style:style>
    <style:style style:name="T671" style:parent-style-name="DefaultParagraphFont" style:family="text">
      <style:text-properties style:font-name="ui-monospace" style:font-name-asian="ui-monospace" style:font-name-complex="ui-monospace" fo:color="#14181F"/>
    </style:style>
    <style:style style:name="T672" style:parent-style-name="DefaultParagraphFont" style:family="text">
      <style:text-properties style:font-name="ui-monospace" style:font-name-asian="ui-monospace" style:font-name-complex="ui-monospace" fo:color="#8100C2"/>
    </style:style>
    <style:style style:name="T673" style:parent-style-name="DefaultParagraphFont" style:family="text">
      <style:text-properties style:font-name="ui-monospace" style:font-name-asian="ui-monospace" style:font-name-complex="ui-monospace" fo:color="#14181F"/>
    </style:style>
    <style:style style:name="T674" style:parent-style-name="DefaultParagraphFont" style:family="text">
      <style:text-properties style:font-name="ui-monospace" style:font-name-asian="ui-monospace" style:font-name-complex="ui-monospace" fo:color="#2B303B"/>
    </style:style>
    <style:style style:name="T675" style:parent-style-name="DefaultParagraphFont" style:family="text">
      <style:text-properties style:font-name="ui-monospace" style:font-name-asian="ui-monospace" style:font-name-complex="ui-monospace" fo:color="#14181F"/>
    </style:style>
    <style:style style:name="T676" style:parent-style-name="DefaultParagraphFont" style:family="text">
      <style:text-properties style:font-name="ui-monospace" style:font-name-asian="ui-monospace" style:font-name-complex="ui-monospace" fo:color="#2B303B"/>
    </style:style>
    <style:style style:name="T677" style:parent-style-name="DefaultParagraphFont" style:family="text">
      <style:text-properties style:font-name="ui-monospace" style:font-name-asian="ui-monospace" style:font-name-complex="ui-monospace" fo:color="#008080"/>
    </style:style>
    <style:style style:name="T678" style:parent-style-name="DefaultParagraphFont" style:family="text">
      <style:text-properties style:font-name="ui-monospace" style:font-name-asian="ui-monospace" style:font-name-complex="ui-monospace" fo:color="#2B303B"/>
    </style:style>
    <style:style style:name="T679" style:parent-style-name="DefaultParagraphFont" style:family="text">
      <style:text-properties style:font-name="ui-monospace" style:font-name-asian="ui-monospace" style:font-name-complex="ui-monospace" fo:color="#14181F"/>
    </style:style>
    <style:style style:name="T680" style:parent-style-name="DefaultParagraphFont" style:family="text">
      <style:text-properties style:font-name="ui-monospace" style:font-name-asian="ui-monospace" style:font-name-complex="ui-monospace" fo:color="#008080"/>
    </style:style>
    <style:style style:name="T681" style:parent-style-name="DefaultParagraphFont" style:family="text">
      <style:text-properties style:font-name="ui-monospace" style:font-name-asian="ui-monospace" style:font-name-complex="ui-monospace" fo:color="#2B303B"/>
    </style:style>
    <style:style style:name="T682" style:parent-style-name="DefaultParagraphFont" style:family="text">
      <style:text-properties style:font-name="ui-monospace" style:font-name-asian="ui-monospace" style:font-name-complex="ui-monospace" fo:color="#14181F"/>
    </style:style>
    <style:style style:name="T683" style:parent-style-name="DefaultParagraphFont" style:family="text">
      <style:text-properties style:font-name="ui-monospace" style:font-name-asian="ui-monospace" style:font-name-complex="ui-monospace" fo:color="#008080"/>
    </style:style>
    <style:style style:name="T684" style:parent-style-name="DefaultParagraphFont" style:family="text">
      <style:text-properties style:font-name="ui-monospace" style:font-name-asian="ui-monospace" style:font-name-complex="ui-monospace" fo:color="#2B303B"/>
    </style:style>
    <style:style style:name="T685" style:parent-style-name="DefaultParagraphFont" style:family="text">
      <style:text-properties style:font-name="ui-monospace" style:font-name-asian="ui-monospace" style:font-name-complex="ui-monospace" fo:color="#14181F"/>
    </style:style>
    <style:style style:name="T686" style:parent-style-name="DefaultParagraphFont" style:family="text">
      <style:text-properties style:font-name="ui-monospace" style:font-name-asian="ui-monospace" style:font-name-complex="ui-monospace" fo:color="#008080"/>
    </style:style>
    <style:style style:name="T687" style:parent-style-name="DefaultParagraphFont" style:family="text">
      <style:text-properties style:font-name="ui-monospace" style:font-name-asian="ui-monospace" style:font-name-complex="ui-monospace" fo:color="#2B303B"/>
    </style:style>
    <style:style style:name="T688" style:parent-style-name="DefaultParagraphFont" style:family="text">
      <style:text-properties style:font-name="ui-monospace" style:font-name-asian="ui-monospace" style:font-name-complex="ui-monospace" fo:color="#14181F"/>
    </style:style>
    <style:style style:name="T689" style:parent-style-name="DefaultParagraphFont" style:family="text">
      <style:text-properties style:font-name="ui-monospace" style:font-name-asian="ui-monospace" style:font-name-complex="ui-monospace" fo:color="#2B303B"/>
    </style:style>
    <style:style style:name="T690" style:parent-style-name="DefaultParagraphFont" style:family="text">
      <style:text-properties style:font-name="ui-monospace" style:font-name-asian="ui-monospace" style:font-name-complex="ui-monospace" fo:color="#8100C2"/>
    </style:style>
    <style:style style:name="T691" style:parent-style-name="DefaultParagraphFont" style:family="text">
      <style:text-properties style:font-name="ui-monospace" style:font-name-asian="ui-monospace" style:font-name-complex="ui-monospace" fo:color="#14181F"/>
    </style:style>
    <style:style style:name="T692" style:parent-style-name="DefaultParagraphFont" style:family="text">
      <style:text-properties style:font-name="ui-monospace" style:font-name-asian="ui-monospace" style:font-name-complex="ui-monospace" fo:color="#008080"/>
    </style:style>
    <style:style style:name="T693" style:parent-style-name="DefaultParagraphFont" style:family="text">
      <style:text-properties style:font-name="ui-monospace" style:font-name-asian="ui-monospace" style:font-name-complex="ui-monospace" fo:color="#14181F"/>
    </style:style>
    <style:style style:name="T694" style:parent-style-name="DefaultParagraphFont" style:family="text">
      <style:text-properties style:font-name="ui-monospace" style:font-name-asian="ui-monospace" style:font-name-complex="ui-monospace" fo:color="#2B303B"/>
    </style:style>
    <style:style style:name="T695" style:parent-style-name="DefaultParagraphFont" style:family="text">
      <style:text-properties style:font-name="ui-monospace" style:font-name-asian="ui-monospace" style:font-name-complex="ui-monospace" fo:color="#14181F"/>
    </style:style>
    <style:style style:name="T696" style:parent-style-name="DefaultParagraphFont" style:family="text">
      <style:text-properties style:font-name="ui-monospace" style:font-name-asian="ui-monospace" style:font-name-complex="ui-monospace" fo:color="#8100C2"/>
    </style:style>
    <style:style style:name="T697" style:parent-style-name="DefaultParagraphFont" style:family="text">
      <style:text-properties style:font-name="ui-monospace" style:font-name-asian="ui-monospace" style:font-name-complex="ui-monospace" fo:color="#14181F"/>
    </style:style>
    <style:style style:name="T698" style:parent-style-name="DefaultParagraphFont" style:family="text">
      <style:text-properties style:font-name="ui-monospace" style:font-name-asian="ui-monospace" style:font-name-complex="ui-monospace" fo:color="#008080"/>
    </style:style>
    <style:style style:name="T699" style:parent-style-name="DefaultParagraphFont" style:family="text">
      <style:text-properties style:font-name="ui-monospace" style:font-name-asian="ui-monospace" style:font-name-complex="ui-monospace" fo:color="#14181F"/>
    </style:style>
    <style:style style:name="T700" style:parent-style-name="DefaultParagraphFont" style:family="text">
      <style:text-properties style:font-name="ui-monospace" style:font-name-asian="ui-monospace" style:font-name-complex="ui-monospace" fo:color="#8100C2"/>
    </style:style>
    <style:style style:name="T701" style:parent-style-name="DefaultParagraphFont" style:family="text">
      <style:text-properties style:font-name="ui-monospace" style:font-name-asian="ui-monospace" style:font-name-complex="ui-monospace" fo:color="#14181F"/>
    </style:style>
    <style:style style:name="T702" style:parent-style-name="DefaultParagraphFont" style:family="text">
      <style:text-properties style:font-name="ui-monospace" style:font-name-asian="ui-monospace" style:font-name-complex="ui-monospace" fo:color="#2B303B"/>
    </style:style>
    <style:style style:name="T703" style:parent-style-name="DefaultParagraphFont" style:family="text">
      <style:text-properties style:font-name="ui-monospace" style:font-name-asian="ui-monospace" style:font-name-complex="ui-monospace" fo:color="#14181F"/>
    </style:style>
    <style:style style:name="T704" style:parent-style-name="DefaultParagraphFont" style:family="text">
      <style:text-properties style:font-name="ui-monospace" style:font-name-asian="ui-monospace" style:font-name-complex="ui-monospace" fo:color="#8100C2"/>
    </style:style>
    <style:style style:name="T705" style:parent-style-name="DefaultParagraphFont" style:family="text">
      <style:text-properties style:font-name="ui-monospace" style:font-name-asian="ui-monospace" style:font-name-complex="ui-monospace" fo:color="#14181F"/>
    </style:style>
    <style:style style:name="T706" style:parent-style-name="DefaultParagraphFont" style:family="text">
      <style:text-properties style:font-name="ui-monospace" style:font-name-asian="ui-monospace" style:font-name-complex="ui-monospace" fo:color="#2B303B"/>
    </style:style>
    <style:style style:name="T707" style:parent-style-name="DefaultParagraphFont" style:family="text">
      <style:text-properties style:font-name="ui-monospace" style:font-name-asian="ui-monospace" style:font-name-complex="ui-monospace" fo:color="#14181F"/>
    </style:style>
    <style:style style:name="T708" style:parent-style-name="DefaultParagraphFont" style:family="text">
      <style:text-properties style:font-name="ui-monospace" style:font-name-asian="ui-monospace" style:font-name-complex="ui-monospace" fo:color="#8100C2"/>
    </style:style>
    <style:style style:name="T709" style:parent-style-name="DefaultParagraphFont" style:family="text">
      <style:text-properties style:font-name="ui-monospace" style:font-name-asian="ui-monospace" style:font-name-complex="ui-monospace" fo:color="#14181F"/>
    </style:style>
    <style:style style:name="T710" style:parent-style-name="DefaultParagraphFont" style:family="text">
      <style:text-properties style:font-name="ui-monospace" style:font-name-asian="ui-monospace" style:font-name-complex="ui-monospace" fo:color="#8100C2"/>
    </style:style>
    <style:style style:name="T711" style:parent-style-name="DefaultParagraphFont" style:family="text">
      <style:text-properties style:font-name="ui-monospace" style:font-name-asian="ui-monospace" style:font-name-complex="ui-monospace" fo:color="#14181F"/>
    </style:style>
    <style:style style:name="T712" style:parent-style-name="DefaultParagraphFont" style:family="text">
      <style:text-properties style:font-name="ui-monospace" style:font-name-asian="ui-monospace" style:font-name-complex="ui-monospace" fo:color="#8100C2"/>
    </style:style>
    <style:style style:name="T713" style:parent-style-name="DefaultParagraphFont" style:family="text">
      <style:text-properties style:font-name="ui-monospace" style:font-name-asian="ui-monospace" style:font-name-complex="ui-monospace" fo:color="#14181F"/>
    </style:style>
    <style:style style:name="T714" style:parent-style-name="DefaultParagraphFont" style:family="text">
      <style:text-properties style:font-name="ui-monospace" style:font-name-asian="ui-monospace" style:font-name-complex="ui-monospace" fo:color="#8100C2"/>
    </style:style>
    <style:style style:name="T715" style:parent-style-name="DefaultParagraphFont" style:family="text">
      <style:text-properties style:font-name="ui-monospace" style:font-name-asian="ui-monospace" style:font-name-complex="ui-monospace" fo:color="#14181F"/>
    </style:style>
    <style:style style:name="T716" style:parent-style-name="DefaultParagraphFont" style:family="text">
      <style:text-properties style:font-name="ui-monospace" style:font-name-asian="ui-monospace" style:font-name-complex="ui-monospace" fo:color="#8100C2"/>
    </style:style>
    <style:style style:name="T717" style:parent-style-name="DefaultParagraphFont" style:family="text">
      <style:text-properties style:font-name="ui-monospace" style:font-name-asian="ui-monospace" style:font-name-complex="ui-monospace" fo:color="#14181F"/>
    </style:style>
    <style:style style:name="T718" style:parent-style-name="DefaultParagraphFont" style:family="text">
      <style:text-properties style:font-name="ui-monospace" style:font-name-asian="ui-monospace" style:font-name-complex="ui-monospace" fo:color="#2B303B"/>
    </style:style>
    <style:style style:name="T719" style:parent-style-name="DefaultParagraphFont" style:family="text">
      <style:text-properties style:font-name="ui-monospace" style:font-name-asian="ui-monospace" style:font-name-complex="ui-monospace" fo:color="#14181F"/>
    </style:style>
    <style:style style:name="T720" style:parent-style-name="DefaultParagraphFont" style:family="text">
      <style:text-properties style:font-name="ui-monospace" style:font-name-asian="ui-monospace" style:font-name-complex="ui-monospace" fo:color="#8100C2"/>
    </style:style>
    <style:style style:name="T721" style:parent-style-name="DefaultParagraphFont" style:family="text">
      <style:text-properties style:font-name="ui-monospace" style:font-name-asian="ui-monospace" style:font-name-complex="ui-monospace" fo:color="#14181F"/>
    </style:style>
    <style:style style:name="T722" style:parent-style-name="DefaultParagraphFont" style:family="text">
      <style:text-properties style:font-name="ui-monospace" style:font-name-asian="ui-monospace" style:font-name-complex="ui-monospace" fo:color="#8100C2"/>
    </style:style>
    <style:style style:name="T723" style:parent-style-name="DefaultParagraphFont" style:family="text">
      <style:text-properties style:font-name="ui-monospace" style:font-name-asian="ui-monospace" style:font-name-complex="ui-monospace" fo:color="#14181F"/>
    </style:style>
    <style:style style:name="T724" style:parent-style-name="DefaultParagraphFont" style:family="text">
      <style:text-properties style:font-name="ui-monospace" style:font-name-asian="ui-monospace" style:font-name-complex="ui-monospace" fo:color="#8100C2"/>
    </style:style>
    <style:style style:name="T725" style:parent-style-name="DefaultParagraphFont" style:family="text">
      <style:text-properties style:font-name="ui-monospace" style:font-name-asian="ui-monospace" style:font-name-complex="ui-monospace" fo:color="#2B303B"/>
    </style:style>
    <style:style style:name="T726" style:parent-style-name="DefaultParagraphFont" style:family="text">
      <style:text-properties style:font-name="ui-monospace" style:font-name-asian="ui-monospace" style:font-name-complex="ui-monospace" fo:color="#14181F"/>
    </style:style>
    <style:style style:name="T727" style:parent-style-name="DefaultParagraphFont" style:family="text">
      <style:text-properties style:font-name="ui-monospace" style:font-name-asian="ui-monospace" style:font-name-complex="ui-monospace" fo:color="#8100C2"/>
    </style:style>
    <style:style style:name="T728" style:parent-style-name="DefaultParagraphFont" style:family="text">
      <style:text-properties style:font-name="ui-monospace" style:font-name-asian="ui-monospace" style:font-name-complex="ui-monospace" fo:color="#14181F"/>
    </style:style>
    <style:style style:name="T729" style:parent-style-name="DefaultParagraphFont" style:family="text">
      <style:text-properties style:font-name="ui-monospace" style:font-name-asian="ui-monospace" style:font-name-complex="ui-monospace" fo:color="#8100C2"/>
    </style:style>
    <style:style style:name="T730" style:parent-style-name="DefaultParagraphFont" style:family="text">
      <style:text-properties style:font-name="ui-monospace" style:font-name-asian="ui-monospace" style:font-name-complex="ui-monospace" fo:color="#14181F"/>
    </style:style>
    <style:style style:name="T731" style:parent-style-name="DefaultParagraphFont" style:family="text">
      <style:text-properties style:font-name="ui-monospace" style:font-name-asian="ui-monospace" style:font-name-complex="ui-monospace" fo:color="#8100C2"/>
    </style:style>
    <style:style style:name="T732" style:parent-style-name="DefaultParagraphFont" style:family="text">
      <style:text-properties style:font-name="ui-monospace" style:font-name-asian="ui-monospace" style:font-name-complex="ui-monospace" fo:color="#14181F"/>
    </style:style>
    <style:style style:name="T733" style:parent-style-name="DefaultParagraphFont" style:family="text">
      <style:text-properties style:font-name="ui-monospace" style:font-name-asian="ui-monospace" style:font-name-complex="ui-monospace" fo:color="#2B303B"/>
    </style:style>
    <style:style style:name="T734" style:parent-style-name="DefaultParagraphFont" style:family="text">
      <style:text-properties style:font-name="ui-monospace" style:font-name-asian="ui-monospace" style:font-name-complex="ui-monospace" fo:color="#14181F"/>
    </style:style>
    <style:style style:name="T735" style:parent-style-name="DefaultParagraphFont" style:family="text">
      <style:text-properties style:font-name="ui-monospace" style:font-name-asian="ui-monospace" style:font-name-complex="ui-monospace" fo:color="#8100C2"/>
    </style:style>
    <style:style style:name="T736" style:parent-style-name="DefaultParagraphFont" style:family="text">
      <style:text-properties style:font-name="ui-monospace" style:font-name-asian="ui-monospace" style:font-name-complex="ui-monospace" fo:color="#14181F"/>
    </style:style>
    <style:style style:name="T737" style:parent-style-name="DefaultParagraphFont" style:family="text">
      <style:text-properties style:font-name="ui-monospace" style:font-name-asian="ui-monospace" style:font-name-complex="ui-monospace" fo:color="#8100C2"/>
    </style:style>
    <style:style style:name="T738" style:parent-style-name="DefaultParagraphFont" style:family="text">
      <style:text-properties style:font-name="ui-monospace" style:font-name-asian="ui-monospace" style:font-name-complex="ui-monospace" fo:color="#14181F"/>
    </style:style>
    <style:style style:name="T739" style:parent-style-name="DefaultParagraphFont" style:family="text">
      <style:text-properties style:font-name="ui-monospace" style:font-name-asian="ui-monospace" style:font-name-complex="ui-monospace" fo:color="#2B303B"/>
    </style:style>
    <style:style style:name="T740" style:parent-style-name="DefaultParagraphFont" style:family="text">
      <style:text-properties style:font-name="ui-monospace" style:font-name-asian="ui-monospace" style:font-name-complex="ui-monospace" fo:color="#14181F"/>
    </style:style>
    <style:style style:name="T741" style:parent-style-name="DefaultParagraphFont" style:family="text">
      <style:text-properties style:font-name="ui-monospace" style:font-name-asian="ui-monospace" style:font-name-complex="ui-monospace" fo:color="#8100C2"/>
    </style:style>
    <style:style style:name="T742" style:parent-style-name="DefaultParagraphFont" style:family="text">
      <style:text-properties style:font-name="ui-monospace" style:font-name-asian="ui-monospace" style:font-name-complex="ui-monospace" fo:color="#14181F"/>
    </style:style>
    <style:style style:name="T743" style:parent-style-name="DefaultParagraphFont" style:family="text">
      <style:text-properties style:font-name="ui-monospace" style:font-name-asian="ui-monospace" style:font-name-complex="ui-monospace" fo:color="#008080"/>
    </style:style>
    <style:style style:name="T744" style:parent-style-name="DefaultParagraphFont" style:family="text">
      <style:text-properties style:font-name="ui-monospace" style:font-name-asian="ui-monospace" style:font-name-complex="ui-monospace" fo:color="#14181F"/>
    </style:style>
    <style:style style:name="T745" style:parent-style-name="DefaultParagraphFont" style:family="text">
      <style:text-properties style:font-name="ui-monospace" style:font-name-asian="ui-monospace" style:font-name-complex="ui-monospace" fo:color="#8100C2"/>
    </style:style>
    <style:style style:name="T746" style:parent-style-name="DefaultParagraphFont" style:family="text">
      <style:text-properties style:font-name="ui-monospace" style:font-name-asian="ui-monospace" style:font-name-complex="ui-monospace" fo:color="#14181F"/>
    </style:style>
    <style:style style:name="T747" style:parent-style-name="DefaultParagraphFont" style:family="text">
      <style:text-properties style:font-name="ui-monospace" style:font-name-asian="ui-monospace" style:font-name-complex="ui-monospace" fo:color="#8100C2"/>
    </style:style>
    <style:style style:name="T748" style:parent-style-name="DefaultParagraphFont" style:family="text">
      <style:text-properties style:font-name="ui-monospace" style:font-name-asian="ui-monospace" style:font-name-complex="ui-monospace" fo:color="#14181F"/>
    </style:style>
    <style:style style:name="T749" style:parent-style-name="DefaultParagraphFont" style:family="text">
      <style:text-properties style:font-name="ui-monospace" style:font-name-asian="ui-monospace" style:font-name-complex="ui-monospace" fo:color="#2B303B"/>
    </style:style>
    <style:style style:name="T750" style:parent-style-name="DefaultParagraphFont" style:family="text">
      <style:text-properties style:font-name="ui-monospace" style:font-name-asian="ui-monospace" style:font-name-complex="ui-monospace" fo:color="#14181F"/>
    </style:style>
    <style:style style:name="T751" style:parent-style-name="DefaultParagraphFont" style:family="text">
      <style:text-properties style:font-name="ui-monospace" style:font-name-asian="ui-monospace" style:font-name-complex="ui-monospace" fo:color="#2B303B"/>
    </style:style>
    <style:style style:name="T752" style:parent-style-name="DefaultParagraphFont" style:family="text">
      <style:text-properties style:font-name="ui-monospace" style:font-name-asian="ui-monospace" style:font-name-complex="ui-monospace" fo:color="#8100C2"/>
    </style:style>
    <style:style style:name="T753" style:parent-style-name="DefaultParagraphFont" style:family="text">
      <style:text-properties style:font-name="ui-monospace" style:font-name-asian="ui-monospace" style:font-name-complex="ui-monospace" fo:color="#14181F"/>
    </style:style>
    <style:style style:name="T754" style:parent-style-name="DefaultParagraphFont" style:family="text">
      <style:text-properties style:font-name="ui-monospace" style:font-name-asian="ui-monospace" style:font-name-complex="ui-monospace" fo:color="#008080"/>
    </style:style>
    <style:style style:name="T755" style:parent-style-name="DefaultParagraphFont" style:family="text">
      <style:text-properties style:font-name="ui-monospace" style:font-name-asian="ui-monospace" style:font-name-complex="ui-monospace" fo:color="#2B303B"/>
    </style:style>
    <style:style style:name="T756" style:parent-style-name="DefaultParagraphFont" style:family="text">
      <style:text-properties style:font-name="ui-monospace" style:font-name-asian="ui-monospace" style:font-name-complex="ui-monospace" fo:color="#14181F"/>
    </style:style>
    <style:style style:name="T757" style:parent-style-name="DefaultParagraphFont" style:family="text">
      <style:text-properties style:font-name="ui-monospace" style:font-name-asian="ui-monospace" style:font-name-complex="ui-monospace" fo:color="#008080"/>
    </style:style>
    <style:style style:name="T758" style:parent-style-name="DefaultParagraphFont" style:family="text">
      <style:text-properties style:font-name="ui-monospace" style:font-name-asian="ui-monospace" style:font-name-complex="ui-monospace" fo:color="#2B303B"/>
    </style:style>
    <style:style style:name="T759" style:parent-style-name="DefaultParagraphFont" style:family="text">
      <style:text-properties style:font-name="ui-monospace" style:font-name-asian="ui-monospace" style:font-name-complex="ui-monospace" fo:color="#14181F"/>
    </style:style>
    <style:style style:name="T760" style:parent-style-name="DefaultParagraphFont" style:family="text">
      <style:text-properties style:font-name="ui-monospace" style:font-name-asian="ui-monospace" style:font-name-complex="ui-monospace" fo:color="#008080"/>
    </style:style>
    <style:style style:name="T761" style:parent-style-name="DefaultParagraphFont" style:family="text">
      <style:text-properties style:font-name="ui-monospace" style:font-name-asian="ui-monospace" style:font-name-complex="ui-monospace" fo:color="#14181F"/>
    </style:style>
    <style:style style:name="T762" style:parent-style-name="DefaultParagraphFont" style:family="text">
      <style:text-properties style:font-name="ui-monospace" style:font-name-asian="ui-monospace" style:font-name-complex="ui-monospace" fo:color="#8100C2"/>
    </style:style>
    <style:style style:name="T763" style:parent-style-name="DefaultParagraphFont" style:family="text">
      <style:text-properties style:font-name="ui-monospace" style:font-name-asian="ui-monospace" style:font-name-complex="ui-monospace" fo:color="#14181F"/>
    </style:style>
    <style:style style:name="T764" style:parent-style-name="DefaultParagraphFont" style:family="text">
      <style:text-properties style:font-name="ui-monospace" style:font-name-asian="ui-monospace" style:font-name-complex="ui-monospace" fo:color="#8100C2"/>
    </style:style>
    <style:style style:name="T765" style:parent-style-name="DefaultParagraphFont" style:family="text">
      <style:text-properties style:font-name="ui-monospace" style:font-name-asian="ui-monospace" style:font-name-complex="ui-monospace" fo:color="#14181F"/>
    </style:style>
    <style:style style:name="T766" style:parent-style-name="DefaultParagraphFont" style:family="text">
      <style:text-properties style:font-name="ui-monospace" style:font-name-asian="ui-monospace" style:font-name-complex="ui-monospace" fo:color="#008080"/>
    </style:style>
    <style:style style:name="T767" style:parent-style-name="DefaultParagraphFont" style:family="text">
      <style:text-properties style:font-name="ui-monospace" style:font-name-asian="ui-monospace" style:font-name-complex="ui-monospace" fo:color="#14181F"/>
    </style:style>
    <style:style style:name="T768" style:parent-style-name="DefaultParagraphFont" style:family="text">
      <style:text-properties style:font-name="ui-monospace" style:font-name-asian="ui-monospace" style:font-name-complex="ui-monospace" fo:color="#008080"/>
    </style:style>
    <style:style style:name="T769" style:parent-style-name="DefaultParagraphFont" style:family="text">
      <style:text-properties style:font-name="ui-monospace" style:font-name-asian="ui-monospace" style:font-name-complex="ui-monospace" fo:color="#14181F"/>
    </style:style>
    <style:style style:name="T770" style:parent-style-name="DefaultParagraphFont" style:family="text">
      <style:text-properties style:font-name="ui-monospace" style:font-name-asian="ui-monospace" style:font-name-complex="ui-monospace" fo:color="#8100C2"/>
    </style:style>
    <style:style style:name="T771" style:parent-style-name="DefaultParagraphFont" style:family="text">
      <style:text-properties style:font-name="ui-monospace" style:font-name-asian="ui-monospace" style:font-name-complex="ui-monospace" fo:color="#14181F"/>
    </style:style>
    <style:style style:name="T772" style:parent-style-name="DefaultParagraphFont" style:family="text">
      <style:text-properties style:font-name="ui-monospace" style:font-name-asian="ui-monospace" style:font-name-complex="ui-monospace" fo:color="#2B303B"/>
    </style:style>
    <style:style style:name="T773" style:parent-style-name="DefaultParagraphFont" style:family="text">
      <style:text-properties style:font-name="ui-monospace" style:font-name-asian="ui-monospace" style:font-name-complex="ui-monospace" fo:color="#14181F"/>
    </style:style>
    <style:style style:name="T774" style:parent-style-name="DefaultParagraphFont" style:family="text">
      <style:text-properties style:font-name="ui-monospace" style:font-name-asian="ui-monospace" style:font-name-complex="ui-monospace" fo:color="#8100C2"/>
    </style:style>
    <style:style style:name="T775" style:parent-style-name="DefaultParagraphFont" style:family="text">
      <style:text-properties style:font-name="ui-monospace" style:font-name-asian="ui-monospace" style:font-name-complex="ui-monospace" fo:color="#14181F"/>
    </style:style>
    <style:style style:name="T776" style:parent-style-name="DefaultParagraphFont" style:family="text">
      <style:text-properties style:font-name="ui-monospace" style:font-name-asian="ui-monospace" style:font-name-complex="ui-monospace" fo:color="#8100C2"/>
    </style:style>
    <style:style style:name="T777" style:parent-style-name="DefaultParagraphFont" style:family="text">
      <style:text-properties style:font-name="ui-monospace" style:font-name-asian="ui-monospace" style:font-name-complex="ui-monospace" fo:color="#14181F"/>
    </style:style>
    <style:style style:name="T778" style:parent-style-name="DefaultParagraphFont" style:family="text">
      <style:text-properties style:font-name="ui-monospace" style:font-name-asian="ui-monospace" style:font-name-complex="ui-monospace" fo:color="#2B303B"/>
    </style:style>
    <style:style style:name="T779" style:parent-style-name="DefaultParagraphFont" style:family="text">
      <style:text-properties style:font-name="ui-monospace" style:font-name-asian="ui-monospace" style:font-name-complex="ui-monospace" fo:color="#14181F"/>
    </style:style>
    <style:style style:name="T780" style:parent-style-name="DefaultParagraphFont" style:family="text">
      <style:text-properties style:font-name="ui-monospace" style:font-name-asian="ui-monospace" style:font-name-complex="ui-monospace" fo:color="#2B303B"/>
    </style:style>
    <style:style style:name="T781" style:parent-style-name="DefaultParagraphFont" style:family="text">
      <style:text-properties style:font-name="ui-monospace" style:font-name-asian="ui-monospace" style:font-name-complex="ui-monospace" fo:color="#008080"/>
    </style:style>
    <style:style style:name="T782" style:parent-style-name="DefaultParagraphFont" style:family="text">
      <style:text-properties style:font-name="ui-monospace" style:font-name-asian="ui-monospace" style:font-name-complex="ui-monospace" fo:color="#2B303B"/>
    </style:style>
    <style:style style:name="T783" style:parent-style-name="DefaultParagraphFont" style:family="text">
      <style:text-properties style:font-name="ui-monospace" style:font-name-asian="ui-monospace" style:font-name-complex="ui-monospace" fo:color="#14181F"/>
    </style:style>
    <style:style style:name="T784" style:parent-style-name="DefaultParagraphFont" style:family="text">
      <style:text-properties style:font-name="ui-monospace" style:font-name-asian="ui-monospace" style:font-name-complex="ui-monospace" fo:color="#008080"/>
    </style:style>
    <style:style style:name="T785" style:parent-style-name="DefaultParagraphFont" style:family="text">
      <style:text-properties style:font-name="ui-monospace" style:font-name-asian="ui-monospace" style:font-name-complex="ui-monospace" fo:color="#2B303B"/>
    </style:style>
    <style:style style:name="T786" style:parent-style-name="DefaultParagraphFont" style:family="text">
      <style:text-properties style:font-name="ui-monospace" style:font-name-asian="ui-monospace" style:font-name-complex="ui-monospace" fo:color="#14181F"/>
    </style:style>
    <style:style style:name="T787" style:parent-style-name="DefaultParagraphFont" style:family="text">
      <style:text-properties style:font-name="ui-monospace" style:font-name-asian="ui-monospace" style:font-name-complex="ui-monospace" fo:color="#008080"/>
    </style:style>
    <style:style style:name="T788" style:parent-style-name="DefaultParagraphFont" style:family="text">
      <style:text-properties style:font-name="ui-monospace" style:font-name-asian="ui-monospace" style:font-name-complex="ui-monospace" fo:color="#2B303B"/>
    </style:style>
    <style:style style:name="T789" style:parent-style-name="DefaultParagraphFont" style:family="text">
      <style:text-properties style:font-name="ui-monospace" style:font-name-asian="ui-monospace" style:font-name-complex="ui-monospace" fo:color="#14181F"/>
    </style:style>
    <style:style style:name="T790" style:parent-style-name="DefaultParagraphFont" style:family="text">
      <style:text-properties style:font-name="ui-monospace" style:font-name-asian="ui-monospace" style:font-name-complex="ui-monospace" fo:color="#2B303B"/>
    </style:style>
    <style:style style:name="T791" style:parent-style-name="DefaultParagraphFont" style:family="text">
      <style:text-properties style:font-name="ui-monospace" style:font-name-asian="ui-monospace" style:font-name-complex="ui-monospace" fo:color="#14181F"/>
    </style:style>
    <style:style style:name="T792" style:parent-style-name="DefaultParagraphFont" style:family="text">
      <style:text-properties style:font-name="ui-monospace" style:font-name-asian="ui-monospace" style:font-name-complex="ui-monospace" fo:color="#8100C2"/>
    </style:style>
    <style:style style:name="T793" style:parent-style-name="DefaultParagraphFont" style:family="text">
      <style:text-properties style:font-name="ui-monospace" style:font-name-asian="ui-monospace" style:font-name-complex="ui-monospace" fo:color="#14181F"/>
    </style:style>
    <style:style style:name="T794" style:parent-style-name="DefaultParagraphFont" style:family="text">
      <style:text-properties style:font-name="ui-monospace" style:font-name-asian="ui-monospace" style:font-name-complex="ui-monospace" fo:color="#8100C2"/>
    </style:style>
    <style:style style:name="T795" style:parent-style-name="DefaultParagraphFont" style:family="text">
      <style:text-properties style:font-name="ui-monospace" style:font-name-asian="ui-monospace" style:font-name-complex="ui-monospace" fo:color="#14181F"/>
    </style:style>
    <style:style style:name="T796" style:parent-style-name="DefaultParagraphFont" style:family="text">
      <style:text-properties style:font-name="ui-monospace" style:font-name-asian="ui-monospace" style:font-name-complex="ui-monospace" fo:color="#2B303B"/>
    </style:style>
    <style:style style:name="T797" style:parent-style-name="DefaultParagraphFont" style:family="text">
      <style:text-properties style:font-name="ui-monospace" style:font-name-asian="ui-monospace" style:font-name-complex="ui-monospace" fo:color="#6E7687"/>
    </style:style>
    <style:style style:name="T798" style:parent-style-name="DefaultParagraphFont" style:family="text">
      <style:text-properties style:font-name="ui-monospace" style:font-name-asian="ui-monospace" style:font-name-complex="ui-monospace" fo:color="#6E7687"/>
    </style:style>
    <style:style style:name="T799" style:parent-style-name="DefaultParagraphFont" style:family="text">
      <style:text-properties style:font-name="ui-monospace" style:font-name-asian="ui-monospace" style:font-name-complex="ui-monospace" fo:color="#8100C2"/>
    </style:style>
    <style:style style:name="T800" style:parent-style-name="DefaultParagraphFont" style:family="text">
      <style:text-properties style:font-name="ui-monospace" style:font-name-asian="ui-monospace" style:font-name-complex="ui-monospace" fo:color="#14181F"/>
    </style:style>
    <style:style style:name="T801" style:parent-style-name="DefaultParagraphFont" style:family="text">
      <style:text-properties style:font-name="ui-monospace" style:font-name-asian="ui-monospace" style:font-name-complex="ui-monospace" fo:color="#2B303B"/>
    </style:style>
    <style:style style:name="T802" style:parent-style-name="DefaultParagraphFont" style:family="text">
      <style:text-properties style:font-name="ui-monospace" style:font-name-asian="ui-monospace" style:font-name-complex="ui-monospace" fo:color="#14181F"/>
    </style:style>
    <style:style style:name="T803" style:parent-style-name="DefaultParagraphFont" style:family="text">
      <style:text-properties style:font-name="ui-monospace" style:font-name-asian="ui-monospace" style:font-name-complex="ui-monospace" fo:color="#8100C2"/>
    </style:style>
    <style:style style:name="T804" style:parent-style-name="DefaultParagraphFont" style:family="text">
      <style:text-properties style:font-name="ui-monospace" style:font-name-asian="ui-monospace" style:font-name-complex="ui-monospace" fo:color="#14181F"/>
    </style:style>
    <style:style style:name="T805" style:parent-style-name="DefaultParagraphFont" style:family="text">
      <style:text-properties style:font-name="ui-monospace" style:font-name-asian="ui-monospace" style:font-name-complex="ui-monospace" fo:color="#2B303B"/>
    </style:style>
    <style:style style:name="T806" style:parent-style-name="DefaultParagraphFont" style:family="text">
      <style:text-properties style:font-name="ui-monospace" style:font-name-asian="ui-monospace" style:font-name-complex="ui-monospace" fo:color="#14181F"/>
    </style:style>
    <style:style style:name="T807" style:parent-style-name="DefaultParagraphFont" style:family="text">
      <style:text-properties style:font-name="ui-monospace" style:font-name-asian="ui-monospace" style:font-name-complex="ui-monospace" fo:color="#008000"/>
    </style:style>
    <style:style style:name="T808" style:parent-style-name="DefaultParagraphFont" style:family="text">
      <style:text-properties style:font-name="ui-monospace" style:font-name-asian="ui-monospace" style:font-name-complex="ui-monospace" fo:color="#008000"/>
    </style:style>
    <style:style style:name="T809" style:parent-style-name="DefaultParagraphFont" style:family="text">
      <style:text-properties style:font-name="ui-monospace" style:font-name-asian="ui-monospace" style:font-name-complex="ui-monospace" fo:color="#14181F"/>
    </style:style>
    <style:style style:name="T810" style:parent-style-name="DefaultParagraphFont" style:family="text">
      <style:text-properties style:font-name="ui-monospace" style:font-name-asian="ui-monospace" style:font-name-complex="ui-monospace" fo:color="#8100C2"/>
    </style:style>
    <style:style style:name="T811" style:parent-style-name="DefaultParagraphFont" style:family="text">
      <style:text-properties style:font-name="ui-monospace" style:font-name-asian="ui-monospace" style:font-name-complex="ui-monospace" fo:color="#14181F"/>
    </style:style>
    <style:style style:name="T812" style:parent-style-name="DefaultParagraphFont" style:family="text">
      <style:text-properties style:font-name="ui-monospace" style:font-name-asian="ui-monospace" style:font-name-complex="ui-monospace" fo:color="#2B303B"/>
    </style:style>
    <style:style style:name="T813" style:parent-style-name="DefaultParagraphFont" style:family="text">
      <style:text-properties style:font-name="ui-monospace" style:font-name-asian="ui-monospace" style:font-name-complex="ui-monospace" fo:color="#14181F"/>
    </style:style>
    <style:style style:name="T814" style:parent-style-name="DefaultParagraphFont" style:family="text">
      <style:text-properties style:font-name="ui-monospace" style:font-name-asian="ui-monospace" style:font-name-complex="ui-monospace" fo:color="#14181F"/>
    </style:style>
    <style:style style:name="T815" style:parent-style-name="DefaultParagraphFont" style:family="text">
      <style:text-properties style:font-name="ui-monospace" style:font-name-asian="ui-monospace" style:font-name-complex="ui-monospace" fo:color="#14181F"/>
    </style:style>
    <style:style style:name="T816" style:parent-style-name="DefaultParagraphFont" style:family="text">
      <style:text-properties style:font-name="ui-monospace" style:font-name-asian="ui-monospace" style:font-name-complex="ui-monospace" fo:color="#14181F"/>
    </style:style>
    <style:style style:name="T817" style:parent-style-name="DefaultParagraphFont" style:family="text">
      <style:text-properties style:font-name="ui-monospace" style:font-name-asian="ui-monospace" style:font-name-complex="ui-monospace" fo:color="#14181F"/>
    </style:style>
    <style:style style:name="T818" style:parent-style-name="DefaultParagraphFont" style:family="text">
      <style:text-properties style:font-name="ui-monospace" style:font-name-asian="ui-monospace" style:font-name-complex="ui-monospace" fo:color="#14181F"/>
    </style:style>
    <style:style style:name="T819" style:parent-style-name="DefaultParagraphFont" style:family="text">
      <style:text-properties style:font-name="ui-monospace" style:font-name-asian="ui-monospace" style:font-name-complex="ui-monospace" fo:color="#14181F"/>
    </style:style>
    <style:style style:name="T820" style:parent-style-name="DefaultParagraphFont" style:family="text">
      <style:text-properties style:font-name="ui-monospace" style:font-name-asian="ui-monospace" style:font-name-complex="ui-monospace" fo:color="#14181F"/>
    </style:style>
    <style:style style:name="T821" style:parent-style-name="DefaultParagraphFont" style:family="text">
      <style:text-properties style:font-name="ui-monospace" style:font-name-asian="ui-monospace" style:font-name-complex="ui-monospace" fo:color="#14181F"/>
    </style:style>
    <style:style style:name="T822" style:parent-style-name="DefaultParagraphFont" style:family="text">
      <style:text-properties style:font-name="ui-monospace" style:font-name-asian="ui-monospace" style:font-name-complex="ui-monospace" fo:color="#14181F"/>
    </style:style>
    <style:style style:name="T823" style:parent-style-name="DefaultParagraphFont" style:family="text">
      <style:text-properties style:font-name="ui-monospace" style:font-name-asian="ui-monospace" style:font-name-complex="ui-monospace" fo:color="#14181F"/>
    </style:style>
    <style:style style:name="T824" style:parent-style-name="DefaultParagraphFont" style:family="text">
      <style:text-properties style:font-name="ui-monospace" style:font-name-asian="ui-monospace" style:font-name-complex="ui-monospace" fo:color="#14181F"/>
    </style:style>
    <style:style style:name="T825" style:parent-style-name="DefaultParagraphFont" style:family="text">
      <style:text-properties style:font-name="ui-monospace" style:font-name-asian="ui-monospace" style:font-name-complex="ui-monospace" fo:color="#14181F"/>
    </style:style>
    <style:style style:name="T826" style:parent-style-name="DefaultParagraphFont" style:family="text">
      <style:text-properties style:font-name="ui-monospace" style:font-name-asian="ui-monospace" style:font-name-complex="ui-monospace" fo:color="#14181F"/>
    </style:style>
    <style:style style:name="T827" style:parent-style-name="DefaultParagraphFont" style:family="text">
      <style:text-properties style:font-name="ui-monospace" style:font-name-asian="ui-monospace" style:font-name-complex="ui-monospace" fo:color="#2B303B"/>
    </style:style>
    <style:style style:name="T828" style:parent-style-name="DefaultParagraphFont" style:family="text">
      <style:text-properties style:font-name="ui-monospace" style:font-name-asian="ui-monospace" style:font-name-complex="ui-monospace" fo:color="#14181F"/>
    </style:style>
    <style:style style:name="T829" style:parent-style-name="DefaultParagraphFont" style:family="text">
      <style:text-properties style:font-name="ui-monospace" style:font-name-asian="ui-monospace" style:font-name-complex="ui-monospace" fo:color="#2B303B"/>
    </style:style>
    <style:style style:name="T830" style:parent-style-name="DefaultParagraphFont" style:family="text">
      <style:text-properties style:font-name="ui-monospace" style:font-name-asian="ui-monospace" style:font-name-complex="ui-monospace" fo:color="#14181F"/>
    </style:style>
    <style:style style:name="T831" style:parent-style-name="DefaultParagraphFont" style:family="text">
      <style:text-properties style:font-name="ui-monospace" style:font-name-asian="ui-monospace" style:font-name-complex="ui-monospace" fo:color="#2B303B"/>
    </style:style>
    <style:style style:name="T832" style:parent-style-name="DefaultParagraphFont" style:family="text">
      <style:text-properties style:font-name="ui-monospace" style:font-name-asian="ui-monospace" style:font-name-complex="ui-monospace" fo:color="#14181F"/>
    </style:style>
    <style:style style:name="T833" style:parent-style-name="DefaultParagraphFont" style:family="text">
      <style:text-properties style:font-name="ui-monospace" style:font-name-asian="ui-monospace" style:font-name-complex="ui-monospace" fo:color="#2B303B"/>
    </style:style>
    <style:style style:name="T834" style:parent-style-name="DefaultParagraphFont" style:family="text">
      <style:text-properties style:font-name="ui-monospace" style:font-name-asian="ui-monospace" style:font-name-complex="ui-monospace" fo:color="#14181F"/>
    </style:style>
    <style:style style:name="T835" style:parent-style-name="DefaultParagraphFont" style:family="text">
      <style:text-properties style:font-name="ui-monospace" style:font-name-asian="ui-monospace" style:font-name-complex="ui-monospace" fo:color="#8100C2"/>
    </style:style>
    <style:style style:name="T836" style:parent-style-name="DefaultParagraphFont" style:family="text">
      <style:text-properties style:font-name="ui-monospace" style:font-name-asian="ui-monospace" style:font-name-complex="ui-monospace" fo:color="#14181F"/>
    </style:style>
    <style:style style:name="T837" style:parent-style-name="DefaultParagraphFont" style:family="text">
      <style:text-properties style:font-name="ui-monospace" style:font-name-asian="ui-monospace" style:font-name-complex="ui-monospace" fo:color="#2B303B"/>
    </style:style>
    <style:style style:name="T838" style:parent-style-name="DefaultParagraphFont" style:family="text">
      <style:text-properties style:font-name="ui-monospace" style:font-name-asian="ui-monospace" style:font-name-complex="ui-monospace" fo:color="#14181F"/>
    </style:style>
    <style:style style:name="T839" style:parent-style-name="DefaultParagraphFont" style:family="text">
      <style:text-properties style:font-name="ui-monospace" style:font-name-asian="ui-monospace" style:font-name-complex="ui-monospace" fo:color="#008000"/>
    </style:style>
    <style:style style:name="T840" style:parent-style-name="DefaultParagraphFont" style:family="text">
      <style:text-properties style:font-name="ui-monospace" style:font-name-asian="ui-monospace" style:font-name-complex="ui-monospace" fo:color="#14181F"/>
    </style:style>
    <style:style style:name="T841" style:parent-style-name="DefaultParagraphFont" style:family="text">
      <style:text-properties style:font-name="ui-monospace" style:font-name-asian="ui-monospace" style:font-name-complex="ui-monospace" fo:color="#008000"/>
    </style:style>
    <style:style style:name="T842" style:parent-style-name="DefaultParagraphFont" style:family="text">
      <style:text-properties style:font-name="ui-monospace" style:font-name-asian="ui-monospace" style:font-name-complex="ui-monospace" fo:color="#14181F"/>
    </style:style>
    <style:style style:name="T843" style:parent-style-name="DefaultParagraphFont" style:family="text">
      <style:text-properties style:font-name="ui-monospace" style:font-name-asian="ui-monospace" style:font-name-complex="ui-monospace" fo:color="#8100C2"/>
    </style:style>
    <style:style style:name="T844" style:parent-style-name="DefaultParagraphFont" style:family="text">
      <style:text-properties style:font-name="ui-monospace" style:font-name-asian="ui-monospace" style:font-name-complex="ui-monospace" fo:color="#14181F"/>
    </style:style>
    <style:style style:name="T845" style:parent-style-name="DefaultParagraphFont" style:family="text">
      <style:text-properties style:font-name="ui-monospace" style:font-name-asian="ui-monospace" style:font-name-complex="ui-monospace" fo:color="#8100C2"/>
    </style:style>
    <style:style style:name="T846" style:parent-style-name="DefaultParagraphFont" style:family="text">
      <style:text-properties style:font-name="ui-monospace" style:font-name-asian="ui-monospace" style:font-name-complex="ui-monospace" fo:color="#2B303B"/>
    </style:style>
    <style:style style:name="T847" style:parent-style-name="DefaultParagraphFont" style:family="text">
      <style:text-properties style:font-name="ui-monospace" style:font-name-asian="ui-monospace" style:font-name-complex="ui-monospace" fo:color="#14181F"/>
    </style:style>
    <style:style style:name="T848" style:parent-style-name="DefaultParagraphFont" style:family="text">
      <style:text-properties style:font-name="ui-monospace" style:font-name-asian="ui-monospace" style:font-name-complex="ui-monospace" fo:color="#008000"/>
    </style:style>
    <style:style style:name="T849" style:parent-style-name="DefaultParagraphFont" style:family="text">
      <style:text-properties style:font-name="ui-monospace" style:font-name-asian="ui-monospace" style:font-name-complex="ui-monospace" fo:color="#14181F"/>
    </style:style>
    <style:style style:name="T850" style:parent-style-name="DefaultParagraphFont" style:family="text">
      <style:text-properties style:font-name="ui-monospace" style:font-name-asian="ui-monospace" style:font-name-complex="ui-monospace" fo:color="#8100C2"/>
    </style:style>
    <style:style style:name="T851" style:parent-style-name="DefaultParagraphFont" style:family="text">
      <style:text-properties style:font-name="ui-monospace" style:font-name-asian="ui-monospace" style:font-name-complex="ui-monospace" fo:color="#14181F"/>
    </style:style>
    <style:style style:name="T852" style:parent-style-name="DefaultParagraphFont" style:family="text">
      <style:text-properties style:font-name="ui-monospace" style:font-name-asian="ui-monospace" style:font-name-complex="ui-monospace" fo:color="#2B303B"/>
    </style:style>
    <style:style style:name="T853" style:parent-style-name="DefaultParagraphFont" style:family="text">
      <style:text-properties style:font-name="ui-monospace" style:font-name-asian="ui-monospace" style:font-name-complex="ui-monospace" fo:color="#6E7687"/>
    </style:style>
    <style:style style:name="T854" style:parent-style-name="DefaultParagraphFont" style:family="text">
      <style:text-properties style:font-name="ui-monospace" style:font-name-asian="ui-monospace" style:font-name-complex="ui-monospace" fo:color="#6E7687"/>
    </style:style>
    <style:style style:name="T855" style:parent-style-name="DefaultParagraphFont" style:family="text">
      <style:text-properties style:font-name="ui-monospace" style:font-name-asian="ui-monospace" style:font-name-complex="ui-monospace" fo:color="#14181F"/>
    </style:style>
    <style:style style:name="T856" style:parent-style-name="DefaultParagraphFont" style:family="text">
      <style:text-properties style:font-name="ui-monospace" style:font-name-asian="ui-monospace" style:font-name-complex="ui-monospace" fo:color="#8100C2"/>
    </style:style>
    <style:style style:name="T857" style:parent-style-name="DefaultParagraphFont" style:family="text">
      <style:text-properties style:font-name="ui-monospace" style:font-name-asian="ui-monospace" style:font-name-complex="ui-monospace" fo:color="#14181F"/>
    </style:style>
    <style:style style:name="T858" style:parent-style-name="DefaultParagraphFont" style:family="text">
      <style:text-properties style:font-name="ui-monospace" style:font-name-asian="ui-monospace" style:font-name-complex="ui-monospace" fo:color="#8100C2"/>
    </style:style>
    <style:style style:name="T859" style:parent-style-name="DefaultParagraphFont" style:family="text">
      <style:text-properties style:font-name="ui-monospace" style:font-name-asian="ui-monospace" style:font-name-complex="ui-monospace" fo:color="#14181F"/>
    </style:style>
    <style:style style:name="T860" style:parent-style-name="DefaultParagraphFont" style:family="text">
      <style:text-properties style:font-name="ui-monospace" style:font-name-asian="ui-monospace" style:font-name-complex="ui-monospace" fo:color="#8100C2"/>
    </style:style>
    <style:style style:name="T861" style:parent-style-name="DefaultParagraphFont" style:family="text">
      <style:text-properties style:font-name="ui-monospace" style:font-name-asian="ui-monospace" style:font-name-complex="ui-monospace" fo:color="#14181F"/>
    </style:style>
    <style:style style:name="T862" style:parent-style-name="DefaultParagraphFont" style:family="text">
      <style:text-properties style:font-name="ui-monospace" style:font-name-asian="ui-monospace" style:font-name-complex="ui-monospace" fo:color="#8100C2"/>
    </style:style>
    <style:style style:name="T863" style:parent-style-name="DefaultParagraphFont" style:family="text">
      <style:text-properties style:font-name="ui-monospace" style:font-name-asian="ui-monospace" style:font-name-complex="ui-monospace" fo:color="#14181F"/>
    </style:style>
    <style:style style:name="T864" style:parent-style-name="DefaultParagraphFont" style:family="text">
      <style:text-properties style:font-name="ui-monospace" style:font-name-asian="ui-monospace" style:font-name-complex="ui-monospace" fo:color="#8100C2"/>
    </style:style>
    <style:style style:name="T865" style:parent-style-name="DefaultParagraphFont" style:family="text">
      <style:text-properties style:font-name="ui-monospace" style:font-name-asian="ui-monospace" style:font-name-complex="ui-monospace" fo:color="#14181F"/>
    </style:style>
    <style:style style:name="T866" style:parent-style-name="DefaultParagraphFont" style:family="text">
      <style:text-properties style:font-name="ui-monospace" style:font-name-asian="ui-monospace" style:font-name-complex="ui-monospace" fo:color="#8100C2"/>
    </style:style>
    <style:style style:name="T867" style:parent-style-name="DefaultParagraphFont" style:family="text">
      <style:text-properties style:font-name="ui-monospace" style:font-name-asian="ui-monospace" style:font-name-complex="ui-monospace" fo:color="#14181F"/>
    </style:style>
    <style:style style:name="T868" style:parent-style-name="DefaultParagraphFont" style:family="text">
      <style:text-properties style:font-name="ui-monospace" style:font-name-asian="ui-monospace" style:font-name-complex="ui-monospace" fo:color="#2B303B"/>
    </style:style>
    <style:style style:name="T869" style:parent-style-name="DefaultParagraphFont" style:family="text">
      <style:text-properties style:font-name="ui-monospace" style:font-name-asian="ui-monospace" style:font-name-complex="ui-monospace" fo:color="#14181F"/>
    </style:style>
    <style:style style:name="T870" style:parent-style-name="DefaultParagraphFont" style:family="text">
      <style:text-properties style:font-name="ui-monospace" style:font-name-asian="ui-monospace" style:font-name-complex="ui-monospace" fo:color="#8100C2"/>
    </style:style>
    <style:style style:name="T871" style:parent-style-name="DefaultParagraphFont" style:family="text">
      <style:text-properties style:font-name="ui-monospace" style:font-name-asian="ui-monospace" style:font-name-complex="ui-monospace" fo:color="#14181F"/>
    </style:style>
    <style:style style:name="T872" style:parent-style-name="DefaultParagraphFont" style:family="text">
      <style:text-properties style:font-name="ui-monospace" style:font-name-asian="ui-monospace" style:font-name-complex="ui-monospace" fo:color="#2B303B"/>
    </style:style>
    <style:style style:name="T873" style:parent-style-name="DefaultParagraphFont" style:family="text">
      <style:text-properties style:font-name="ui-monospace" style:font-name-asian="ui-monospace" style:font-name-complex="ui-monospace" fo:color="#14181F"/>
    </style:style>
    <style:style style:name="T874" style:parent-style-name="DefaultParagraphFont" style:family="text">
      <style:text-properties style:font-name="ui-monospace" style:font-name-asian="ui-monospace" style:font-name-complex="ui-monospace" fo:color="#8100C2"/>
    </style:style>
    <style:style style:name="T875" style:parent-style-name="DefaultParagraphFont" style:family="text">
      <style:text-properties style:font-name="ui-monospace" style:font-name-asian="ui-monospace" style:font-name-complex="ui-monospace" fo:color="#14181F"/>
    </style:style>
    <style:style style:name="T876" style:parent-style-name="DefaultParagraphFont" style:family="text">
      <style:text-properties style:font-name="ui-monospace" style:font-name-asian="ui-monospace" style:font-name-complex="ui-monospace" fo:color="#8100C2"/>
    </style:style>
    <style:style style:name="T877" style:parent-style-name="DefaultParagraphFont" style:family="text">
      <style:text-properties style:font-name="ui-monospace" style:font-name-asian="ui-monospace" style:font-name-complex="ui-monospace" fo:color="#14181F"/>
    </style:style>
    <style:style style:name="T878" style:parent-style-name="DefaultParagraphFont" style:family="text">
      <style:text-properties style:font-name="ui-monospace" style:font-name-asian="ui-monospace" style:font-name-complex="ui-monospace" fo:color="#008000"/>
    </style:style>
    <style:style style:name="T879" style:parent-style-name="DefaultParagraphFont" style:family="text">
      <style:text-properties style:font-name="ui-monospace" style:font-name-asian="ui-monospace" style:font-name-complex="ui-monospace" fo:color="#14181F"/>
    </style:style>
    <style:style style:name="T880" style:parent-style-name="DefaultParagraphFont" style:family="text">
      <style:text-properties style:font-name="ui-monospace" style:font-name-asian="ui-monospace" style:font-name-complex="ui-monospace" fo:color="#14181F"/>
    </style:style>
    <style:style style:name="T881" style:parent-style-name="DefaultParagraphFont" style:family="text">
      <style:text-properties style:font-name="ui-monospace" style:font-name-asian="ui-monospace" style:font-name-complex="ui-monospace" fo:color="#14181F"/>
    </style:style>
    <style:style style:name="T882" style:parent-style-name="DefaultParagraphFont" style:family="text">
      <style:text-properties style:font-name="ui-monospace" style:font-name-asian="ui-monospace" style:font-name-complex="ui-monospace" fo:color="#14181F"/>
    </style:style>
    <style:style style:name="T883" style:parent-style-name="DefaultParagraphFont" style:family="text">
      <style:text-properties style:font-name="ui-monospace" style:font-name-asian="ui-monospace" style:font-name-complex="ui-monospace" fo:color="#14181F"/>
    </style:style>
    <style:style style:name="T884" style:parent-style-name="DefaultParagraphFont" style:family="text">
      <style:text-properties style:font-name="ui-monospace" style:font-name-asian="ui-monospace" style:font-name-complex="ui-monospace" fo:color="#14181F"/>
    </style:style>
    <style:style style:name="T885" style:parent-style-name="DefaultParagraphFont" style:family="text">
      <style:text-properties style:font-name="ui-monospace" style:font-name-asian="ui-monospace" style:font-name-complex="ui-monospace" fo:color="#14181F"/>
    </style:style>
    <style:style style:name="T886" style:parent-style-name="DefaultParagraphFont" style:family="text">
      <style:text-properties style:font-name="ui-monospace" style:font-name-asian="ui-monospace" style:font-name-complex="ui-monospace" fo:color="#14181F"/>
    </style:style>
    <style:style style:name="T887" style:parent-style-name="DefaultParagraphFont" style:family="text">
      <style:text-properties style:font-name="ui-monospace" style:font-name-asian="ui-monospace" style:font-name-complex="ui-monospace" fo:color="#008000"/>
    </style:style>
    <style:style style:name="T888" style:parent-style-name="DefaultParagraphFont" style:family="text">
      <style:text-properties style:font-name="ui-monospace" style:font-name-asian="ui-monospace" style:font-name-complex="ui-monospace" fo:color="#14181F"/>
    </style:style>
    <style:style style:name="T889" style:parent-style-name="DefaultParagraphFont" style:family="text">
      <style:text-properties style:font-name="ui-monospace" style:font-name-asian="ui-monospace" style:font-name-complex="ui-monospace" fo:color="#2B303B"/>
    </style:style>
    <style:style style:name="T890" style:parent-style-name="DefaultParagraphFont" style:family="text">
      <style:text-properties style:font-name="ui-monospace" style:font-name-asian="ui-monospace" style:font-name-complex="ui-monospace" fo:color="#14181F"/>
    </style:style>
    <style:style style:name="T891" style:parent-style-name="DefaultParagraphFont" style:family="text">
      <style:text-properties style:font-name="ui-monospace" style:font-name-asian="ui-monospace" style:font-name-complex="ui-monospace" fo:color="#8100C2"/>
    </style:style>
    <style:style style:name="T892" style:parent-style-name="DefaultParagraphFont" style:family="text">
      <style:text-properties style:font-name="ui-monospace" style:font-name-asian="ui-monospace" style:font-name-complex="ui-monospace" fo:color="#14181F"/>
    </style:style>
    <style:style style:name="T893" style:parent-style-name="DefaultParagraphFont" style:family="text">
      <style:text-properties style:font-name="ui-monospace" style:font-name-asian="ui-monospace" style:font-name-complex="ui-monospace" fo:color="#8100C2"/>
    </style:style>
    <style:style style:name="T894" style:parent-style-name="DefaultParagraphFont" style:family="text">
      <style:text-properties style:font-name="ui-monospace" style:font-name-asian="ui-monospace" style:font-name-complex="ui-monospace" fo:color="#14181F"/>
    </style:style>
    <style:style style:name="T895" style:parent-style-name="DefaultParagraphFont" style:family="text">
      <style:text-properties style:font-name="ui-monospace" style:font-name-asian="ui-monospace" style:font-name-complex="ui-monospace" fo:color="#8100C2"/>
    </style:style>
    <style:style style:name="T896" style:parent-style-name="DefaultParagraphFont" style:family="text">
      <style:text-properties style:font-name="ui-monospace" style:font-name-asian="ui-monospace" style:font-name-complex="ui-monospace" fo:color="#14181F"/>
    </style:style>
    <style:style style:name="T897" style:parent-style-name="DefaultParagraphFont" style:family="text">
      <style:text-properties style:font-name="ui-monospace" style:font-name-asian="ui-monospace" style:font-name-complex="ui-monospace" fo:color="#8100C2"/>
    </style:style>
    <style:style style:name="T898" style:parent-style-name="DefaultParagraphFont" style:family="text">
      <style:text-properties style:font-name="ui-monospace" style:font-name-asian="ui-monospace" style:font-name-complex="ui-monospace" fo:color="#14181F"/>
    </style:style>
    <style:style style:name="T899" style:parent-style-name="DefaultParagraphFont" style:family="text">
      <style:text-properties style:font-name="ui-monospace" style:font-name-asian="ui-monospace" style:font-name-complex="ui-monospace" fo:color="#2B303B"/>
    </style:style>
    <style:style style:name="T900" style:parent-style-name="DefaultParagraphFont" style:family="text">
      <style:text-properties style:font-name="ui-monospace" style:font-name-asian="ui-monospace" style:font-name-complex="ui-monospace" fo:color="#14181F"/>
    </style:style>
    <style:style style:name="T901" style:parent-style-name="DefaultParagraphFont" style:family="text">
      <style:text-properties style:font-name="ui-monospace" style:font-name-asian="ui-monospace" style:font-name-complex="ui-monospace" fo:color="#8100C2"/>
    </style:style>
    <style:style style:name="T902" style:parent-style-name="DefaultParagraphFont" style:family="text">
      <style:text-properties style:font-name="ui-monospace" style:font-name-asian="ui-monospace" style:font-name-complex="ui-monospace" fo:color="#14181F"/>
    </style:style>
    <style:style style:name="T903" style:parent-style-name="DefaultParagraphFont" style:family="text">
      <style:text-properties style:font-name="ui-monospace" style:font-name-asian="ui-monospace" style:font-name-complex="ui-monospace" fo:color="#14181F"/>
    </style:style>
    <style:style style:name="T904" style:parent-style-name="DefaultParagraphFont" style:family="text">
      <style:text-properties style:font-name="ui-monospace" style:font-name-asian="ui-monospace" style:font-name-complex="ui-monospace" fo:color="#8100C2"/>
    </style:style>
    <style:style style:name="T905" style:parent-style-name="DefaultParagraphFont" style:family="text">
      <style:text-properties style:font-name="ui-monospace" style:font-name-asian="ui-monospace" style:font-name-complex="ui-monospace" fo:color="#14181F"/>
    </style:style>
    <style:style style:name="T906" style:parent-style-name="DefaultParagraphFont" style:family="text">
      <style:text-properties style:font-name="ui-monospace" style:font-name-asian="ui-monospace" style:font-name-complex="ui-monospace" fo:color="#8100C2"/>
    </style:style>
    <style:style style:name="T907" style:parent-style-name="DefaultParagraphFont" style:family="text">
      <style:text-properties style:font-name="ui-monospace" style:font-name-asian="ui-monospace" style:font-name-complex="ui-monospace" fo:color="#14181F"/>
    </style:style>
    <style:style style:name="T908" style:parent-style-name="DefaultParagraphFont" style:family="text">
      <style:text-properties style:font-name="ui-monospace" style:font-name-asian="ui-monospace" style:font-name-complex="ui-monospace" fo:color="#8100C2"/>
    </style:style>
    <style:style style:name="T909" style:parent-style-name="DefaultParagraphFont" style:family="text">
      <style:text-properties style:font-name="ui-monospace" style:font-name-asian="ui-monospace" style:font-name-complex="ui-monospace" fo:color="#14181F"/>
    </style:style>
    <style:style style:name="T910" style:parent-style-name="DefaultParagraphFont" style:family="text">
      <style:text-properties style:font-name="ui-monospace" style:font-name-asian="ui-monospace" style:font-name-complex="ui-monospace" fo:color="#8100C2"/>
    </style:style>
    <style:style style:name="T911" style:parent-style-name="DefaultParagraphFont" style:family="text">
      <style:text-properties style:font-name="ui-monospace" style:font-name-asian="ui-monospace" style:font-name-complex="ui-monospace" fo:color="#14181F"/>
    </style:style>
    <style:style style:name="T912" style:parent-style-name="DefaultParagraphFont" style:family="text">
      <style:text-properties style:font-name="ui-monospace" style:font-name-asian="ui-monospace" style:font-name-complex="ui-monospace" fo:color="#8100C2"/>
    </style:style>
    <style:style style:name="T913" style:parent-style-name="DefaultParagraphFont" style:family="text">
      <style:text-properties style:font-name="ui-monospace" style:font-name-asian="ui-monospace" style:font-name-complex="ui-monospace" fo:color="#14181F"/>
    </style:style>
    <style:style style:name="T914" style:parent-style-name="DefaultParagraphFont" style:family="text">
      <style:text-properties style:font-name="ui-monospace" style:font-name-asian="ui-monospace" style:font-name-complex="ui-monospace" fo:color="#2B303B"/>
    </style:style>
    <style:style style:name="T915" style:parent-style-name="DefaultParagraphFont" style:family="text">
      <style:text-properties style:font-name="ui-monospace" style:font-name-asian="ui-monospace" style:font-name-complex="ui-monospace" fo:color="#14181F"/>
    </style:style>
    <style:style style:name="T916" style:parent-style-name="DefaultParagraphFont" style:family="text">
      <style:text-properties style:font-name="ui-monospace" style:font-name-asian="ui-monospace" style:font-name-complex="ui-monospace" fo:color="#8100C2"/>
    </style:style>
    <style:style style:name="T917" style:parent-style-name="DefaultParagraphFont" style:family="text">
      <style:text-properties style:font-name="ui-monospace" style:font-name-asian="ui-monospace" style:font-name-complex="ui-monospace" fo:color="#14181F"/>
    </style:style>
    <style:style style:name="T918" style:parent-style-name="DefaultParagraphFont" style:family="text">
      <style:text-properties style:font-name="ui-monospace" style:font-name-asian="ui-monospace" style:font-name-complex="ui-monospace" fo:color="#8100C2"/>
    </style:style>
    <style:style style:name="T919" style:parent-style-name="DefaultParagraphFont" style:family="text">
      <style:text-properties style:font-name="ui-monospace" style:font-name-asian="ui-monospace" style:font-name-complex="ui-monospace" fo:color="#2B303B"/>
    </style:style>
    <style:style style:name="T920" style:parent-style-name="DefaultParagraphFont" style:family="text">
      <style:text-properties style:font-name="ui-monospace" style:font-name-asian="ui-monospace" style:font-name-complex="ui-monospace" fo:color="#14181F"/>
    </style:style>
    <style:style style:name="T921" style:parent-style-name="DefaultParagraphFont" style:family="text">
      <style:text-properties style:font-name="ui-monospace" style:font-name-asian="ui-monospace" style:font-name-complex="ui-monospace" fo:color="#8100C2"/>
    </style:style>
    <style:style style:name="T922" style:parent-style-name="DefaultParagraphFont" style:family="text">
      <style:text-properties style:font-name="ui-monospace" style:font-name-asian="ui-monospace" style:font-name-complex="ui-monospace" fo:color="#14181F"/>
    </style:style>
    <style:style style:name="T923" style:parent-style-name="DefaultParagraphFont" style:family="text">
      <style:text-properties style:font-name="ui-monospace" style:font-name-asian="ui-monospace" style:font-name-complex="ui-monospace" fo:color="#8100C2"/>
    </style:style>
    <style:style style:name="T924" style:parent-style-name="DefaultParagraphFont" style:family="text">
      <style:text-properties style:font-name="ui-monospace" style:font-name-asian="ui-monospace" style:font-name-complex="ui-monospace" fo:color="#14181F"/>
    </style:style>
    <style:style style:name="T925" style:parent-style-name="DefaultParagraphFont" style:family="text">
      <style:text-properties style:font-name="ui-monospace" style:font-name-asian="ui-monospace" style:font-name-complex="ui-monospace" fo:color="#2B303B"/>
    </style:style>
    <style:style style:name="T926" style:parent-style-name="DefaultParagraphFont" style:family="text">
      <style:text-properties style:font-name="ui-monospace" style:font-name-asian="ui-monospace" style:font-name-complex="ui-monospace" fo:color="#14181F"/>
    </style:style>
    <style:style style:name="T927" style:parent-style-name="DefaultParagraphFont" style:family="text">
      <style:text-properties style:font-name="ui-monospace" style:font-name-asian="ui-monospace" style:font-name-complex="ui-monospace" fo:color="#8100C2"/>
    </style:style>
    <style:style style:name="T928" style:parent-style-name="DefaultParagraphFont" style:family="text">
      <style:text-properties style:font-name="ui-monospace" style:font-name-asian="ui-monospace" style:font-name-complex="ui-monospace" fo:color="#14181F"/>
    </style:style>
    <style:style style:name="T929" style:parent-style-name="DefaultParagraphFont" style:family="text">
      <style:text-properties style:font-name="ui-monospace" style:font-name-asian="ui-monospace" style:font-name-complex="ui-monospace" fo:color="#2B303B"/>
    </style:style>
    <style:style style:name="T930" style:parent-style-name="DefaultParagraphFont" style:family="text">
      <style:text-properties style:font-name="ui-monospace" style:font-name-asian="ui-monospace" style:font-name-complex="ui-monospace" fo:color="#14181F"/>
    </style:style>
    <style:style style:name="T931" style:parent-style-name="DefaultParagraphFont" style:family="text">
      <style:text-properties style:font-name="ui-monospace" style:font-name-asian="ui-monospace" style:font-name-complex="ui-monospace" fo:color="#2B303B"/>
    </style:style>
    <style:style style:name="T932" style:parent-style-name="DefaultParagraphFont" style:family="text">
      <style:text-properties style:font-name="ui-monospace" style:font-name-asian="ui-monospace" style:font-name-complex="ui-monospace" fo:color="#14181F"/>
    </style:style>
    <style:style style:name="T933" style:parent-style-name="DefaultParagraphFont" style:family="text">
      <style:text-properties style:font-name="ui-monospace" style:font-name-asian="ui-monospace" style:font-name-complex="ui-monospace" fo:color="#8100C2"/>
    </style:style>
    <style:style style:name="T934" style:parent-style-name="DefaultParagraphFont" style:family="text">
      <style:text-properties style:font-name="ui-monospace" style:font-name-asian="ui-monospace" style:font-name-complex="ui-monospace" fo:color="#14181F"/>
    </style:style>
    <style:style style:name="T935" style:parent-style-name="DefaultParagraphFont" style:family="text">
      <style:text-properties style:font-name="ui-monospace" style:font-name-asian="ui-monospace" style:font-name-complex="ui-monospace" fo:color="#2B303B"/>
    </style:style>
    <style:style style:name="T936" style:parent-style-name="DefaultParagraphFont" style:family="text">
      <style:text-properties style:font-name="ui-monospace" style:font-name-asian="ui-monospace" style:font-name-complex="ui-monospace" fo:color="#6E7687"/>
    </style:style>
    <style:style style:name="T937" style:parent-style-name="DefaultParagraphFont" style:family="text">
      <style:text-properties style:font-name="ui-monospace" style:font-name-asian="ui-monospace" style:font-name-complex="ui-monospace" fo:color="#6E7687"/>
    </style:style>
    <style:style style:name="T938" style:parent-style-name="DefaultParagraphFont" style:family="text">
      <style:text-properties style:font-name="ui-monospace" style:font-name-asian="ui-monospace" style:font-name-complex="ui-monospace" fo:color="#14181F"/>
    </style:style>
    <style:style style:name="T939" style:parent-style-name="DefaultParagraphFont" style:family="text">
      <style:text-properties style:font-name="ui-monospace" style:font-name-asian="ui-monospace" style:font-name-complex="ui-monospace" fo:color="#008080"/>
    </style:style>
    <style:style style:name="T940" style:parent-style-name="DefaultParagraphFont" style:family="text">
      <style:text-properties style:font-name="ui-monospace" style:font-name-asian="ui-monospace" style:font-name-complex="ui-monospace" fo:color="#14181F"/>
    </style:style>
    <style:style style:name="T941" style:parent-style-name="DefaultParagraphFont" style:family="text">
      <style:text-properties style:font-name="ui-monospace" style:font-name-asian="ui-monospace" style:font-name-complex="ui-monospace" fo:color="#8100C2"/>
    </style:style>
    <style:style style:name="T942" style:parent-style-name="DefaultParagraphFont" style:family="text">
      <style:text-properties style:font-name="ui-monospace" style:font-name-asian="ui-monospace" style:font-name-complex="ui-monospace" fo:color="#14181F"/>
    </style:style>
    <style:style style:name="T943" style:parent-style-name="DefaultParagraphFont" style:family="text">
      <style:text-properties style:font-name="ui-monospace" style:font-name-asian="ui-monospace" style:font-name-complex="ui-monospace" fo:color="#8100C2"/>
    </style:style>
    <style:style style:name="T944" style:parent-style-name="DefaultParagraphFont" style:family="text">
      <style:text-properties style:font-name="ui-monospace" style:font-name-asian="ui-monospace" style:font-name-complex="ui-monospace" fo:color="#14181F"/>
    </style:style>
    <style:style style:name="T945" style:parent-style-name="DefaultParagraphFont" style:family="text">
      <style:text-properties style:font-name="ui-monospace" style:font-name-asian="ui-monospace" style:font-name-complex="ui-monospace" fo:color="#8100C2"/>
    </style:style>
    <style:style style:name="T946" style:parent-style-name="DefaultParagraphFont" style:family="text">
      <style:text-properties style:font-name="ui-monospace" style:font-name-asian="ui-monospace" style:font-name-complex="ui-monospace" fo:color="#14181F"/>
    </style:style>
    <style:style style:name="T947" style:parent-style-name="DefaultParagraphFont" style:family="text">
      <style:text-properties style:font-name="ui-monospace" style:font-name-asian="ui-monospace" style:font-name-complex="ui-monospace" fo:color="#008080"/>
    </style:style>
    <style:style style:name="T948" style:parent-style-name="DefaultParagraphFont" style:family="text">
      <style:text-properties style:font-name="ui-monospace" style:font-name-asian="ui-monospace" style:font-name-complex="ui-monospace" fo:color="#14181F"/>
    </style:style>
    <style:style style:name="T949" style:parent-style-name="DefaultParagraphFont" style:family="text">
      <style:text-properties style:font-name="ui-monospace" style:font-name-asian="ui-monospace" style:font-name-complex="ui-monospace" fo:color="#8100C2"/>
    </style:style>
    <style:style style:name="T950" style:parent-style-name="DefaultParagraphFont" style:family="text">
      <style:text-properties style:font-name="ui-monospace" style:font-name-asian="ui-monospace" style:font-name-complex="ui-monospace" fo:color="#14181F"/>
    </style:style>
    <style:style style:name="T951" style:parent-style-name="DefaultParagraphFont" style:family="text">
      <style:text-properties style:font-name="ui-monospace" style:font-name-asian="ui-monospace" style:font-name-complex="ui-monospace" fo:color="#8100C2"/>
    </style:style>
    <style:style style:name="T952" style:parent-style-name="DefaultParagraphFont" style:family="text">
      <style:text-properties style:font-name="ui-monospace" style:font-name-asian="ui-monospace" style:font-name-complex="ui-monospace" fo:color="#14181F"/>
    </style:style>
    <style:style style:name="T953" style:parent-style-name="DefaultParagraphFont" style:family="text">
      <style:text-properties style:font-name="ui-monospace" style:font-name-asian="ui-monospace" style:font-name-complex="ui-monospace" fo:color="#008080"/>
    </style:style>
    <style:style style:name="T954" style:parent-style-name="DefaultParagraphFont" style:family="text">
      <style:text-properties style:font-name="ui-monospace" style:font-name-asian="ui-monospace" style:font-name-complex="ui-monospace" fo:color="#14181F"/>
    </style:style>
    <style:style style:name="T955" style:parent-style-name="DefaultParagraphFont" style:family="text">
      <style:text-properties style:font-name="ui-monospace" style:font-name-asian="ui-monospace" style:font-name-complex="ui-monospace" fo:color="#14181F"/>
    </style:style>
    <style:style style:name="T956" style:parent-style-name="DefaultParagraphFont" style:family="text">
      <style:text-properties style:font-name="ui-monospace" style:font-name-asian="ui-monospace" style:font-name-complex="ui-monospace" fo:color="#008080"/>
    </style:style>
    <style:style style:name="T957" style:parent-style-name="DefaultParagraphFont" style:family="text">
      <style:text-properties style:font-name="ui-monospace" style:font-name-asian="ui-monospace" style:font-name-complex="ui-monospace" fo:color="#14181F"/>
    </style:style>
    <style:style style:name="T958" style:parent-style-name="DefaultParagraphFont" style:family="text">
      <style:text-properties style:font-name="ui-monospace" style:font-name-asian="ui-monospace" style:font-name-complex="ui-monospace" fo:color="#8100C2"/>
    </style:style>
    <style:style style:name="T959" style:parent-style-name="DefaultParagraphFont" style:family="text">
      <style:text-properties style:font-name="ui-monospace" style:font-name-asian="ui-monospace" style:font-name-complex="ui-monospace" fo:color="#14181F"/>
    </style:style>
    <style:style style:name="T960" style:parent-style-name="DefaultParagraphFont" style:family="text">
      <style:text-properties style:font-name="ui-monospace" style:font-name-asian="ui-monospace" style:font-name-complex="ui-monospace" fo:color="#2B303B"/>
    </style:style>
    <style:style style:name="T961" style:parent-style-name="DefaultParagraphFont" style:family="text">
      <style:text-properties style:font-name="ui-monospace" style:font-name-asian="ui-monospace" style:font-name-complex="ui-monospace" fo:color="#008080"/>
    </style:style>
    <style:style style:name="T962" style:parent-style-name="DefaultParagraphFont" style:family="text">
      <style:text-properties style:font-name="ui-monospace" style:font-name-asian="ui-monospace" style:font-name-complex="ui-monospace" fo:color="#14181F"/>
    </style:style>
    <style:style style:name="T963" style:parent-style-name="DefaultParagraphFont" style:family="text">
      <style:text-properties style:font-name="ui-monospace" style:font-name-asian="ui-monospace" style:font-name-complex="ui-monospace" fo:color="#008080"/>
    </style:style>
    <style:style style:name="T964" style:parent-style-name="DefaultParagraphFont" style:family="text">
      <style:text-properties style:font-name="ui-monospace" style:font-name-asian="ui-monospace" style:font-name-complex="ui-monospace" fo:color="#14181F"/>
    </style:style>
    <style:style style:name="T965" style:parent-style-name="DefaultParagraphFont" style:family="text">
      <style:text-properties style:font-name="ui-monospace" style:font-name-asian="ui-monospace" style:font-name-complex="ui-monospace" fo:color="#8100C2"/>
    </style:style>
    <style:style style:name="T966" style:parent-style-name="DefaultParagraphFont" style:family="text">
      <style:text-properties style:font-name="ui-monospace" style:font-name-asian="ui-monospace" style:font-name-complex="ui-monospace" fo:color="#14181F"/>
    </style:style>
    <style:style style:name="T967" style:parent-style-name="DefaultParagraphFont" style:family="text">
      <style:text-properties style:font-name="ui-monospace" style:font-name-asian="ui-monospace" style:font-name-complex="ui-monospace" fo:color="#2B303B"/>
    </style:style>
    <style:style style:name="T968" style:parent-style-name="DefaultParagraphFont" style:family="text">
      <style:text-properties style:font-name="ui-monospace" style:font-name-asian="ui-monospace" style:font-name-complex="ui-monospace" fo:color="#14181F"/>
    </style:style>
    <style:style style:name="T969" style:parent-style-name="DefaultParagraphFont" style:family="text">
      <style:text-properties style:font-name="ui-monospace" style:font-name-asian="ui-monospace" style:font-name-complex="ui-monospace" fo:color="#008080"/>
    </style:style>
    <style:style style:name="T970" style:parent-style-name="DefaultParagraphFont" style:family="text">
      <style:text-properties style:font-name="ui-monospace" style:font-name-asian="ui-monospace" style:font-name-complex="ui-monospace" fo:color="#14181F"/>
    </style:style>
    <style:style style:name="T971" style:parent-style-name="DefaultParagraphFont" style:family="text">
      <style:text-properties style:font-name="ui-monospace" style:font-name-asian="ui-monospace" style:font-name-complex="ui-monospace" fo:color="#008080"/>
    </style:style>
    <style:style style:name="T972" style:parent-style-name="DefaultParagraphFont" style:family="text">
      <style:text-properties style:font-name="ui-monospace" style:font-name-asian="ui-monospace" style:font-name-complex="ui-monospace" fo:color="#14181F"/>
    </style:style>
    <style:style style:name="T973" style:parent-style-name="DefaultParagraphFont" style:family="text">
      <style:text-properties style:font-name="ui-monospace" style:font-name-asian="ui-monospace" style:font-name-complex="ui-monospace" fo:color="#8100C2"/>
    </style:style>
    <style:style style:name="T974" style:parent-style-name="DefaultParagraphFont" style:family="text">
      <style:text-properties style:font-name="ui-monospace" style:font-name-asian="ui-monospace" style:font-name-complex="ui-monospace" fo:color="#14181F"/>
    </style:style>
    <style:style style:name="T975" style:parent-style-name="DefaultParagraphFont" style:family="text">
      <style:text-properties style:font-name="ui-monospace" style:font-name-asian="ui-monospace" style:font-name-complex="ui-monospace" fo:color="#2B303B"/>
    </style:style>
    <style:style style:name="T976" style:parent-style-name="DefaultParagraphFont" style:family="text">
      <style:text-properties style:font-name="ui-monospace" style:font-name-asian="ui-monospace" style:font-name-complex="ui-monospace" fo:color="#14181F"/>
    </style:style>
    <style:style style:name="T977" style:parent-style-name="DefaultParagraphFont" style:family="text">
      <style:text-properties style:font-name="ui-monospace" style:font-name-asian="ui-monospace" style:font-name-complex="ui-monospace" fo:color="#008080"/>
    </style:style>
    <style:style style:name="T978" style:parent-style-name="DefaultParagraphFont" style:family="text">
      <style:text-properties style:font-name="ui-monospace" style:font-name-asian="ui-monospace" style:font-name-complex="ui-monospace" fo:color="#14181F"/>
    </style:style>
    <style:style style:name="T979" style:parent-style-name="DefaultParagraphFont" style:family="text">
      <style:text-properties style:font-name="ui-monospace" style:font-name-asian="ui-monospace" style:font-name-complex="ui-monospace" fo:color="#8100C2"/>
    </style:style>
    <style:style style:name="T980" style:parent-style-name="DefaultParagraphFont" style:family="text">
      <style:text-properties style:font-name="ui-monospace" style:font-name-asian="ui-monospace" style:font-name-complex="ui-monospace" fo:color="#14181F"/>
    </style:style>
    <style:style style:name="T981" style:parent-style-name="DefaultParagraphFont" style:family="text">
      <style:text-properties style:font-name="ui-monospace" style:font-name-asian="ui-monospace" style:font-name-complex="ui-monospace" fo:color="#2B303B"/>
    </style:style>
    <style:style style:name="T982" style:parent-style-name="DefaultParagraphFont" style:family="text">
      <style:text-properties style:font-name="ui-monospace" style:font-name-asian="ui-monospace" style:font-name-complex="ui-monospace" fo:color="#14181F"/>
    </style:style>
    <style:style style:name="T983" style:parent-style-name="DefaultParagraphFont" style:family="text">
      <style:text-properties style:font-name="ui-monospace" style:font-name-asian="ui-monospace" style:font-name-complex="ui-monospace" fo:color="#8100C2"/>
    </style:style>
    <style:style style:name="T984" style:parent-style-name="DefaultParagraphFont" style:family="text">
      <style:text-properties style:font-name="ui-monospace" style:font-name-asian="ui-monospace" style:font-name-complex="ui-monospace" fo:color="#14181F"/>
    </style:style>
    <style:style style:name="T985" style:parent-style-name="DefaultParagraphFont" style:family="text">
      <style:text-properties style:font-name="ui-monospace" style:font-name-asian="ui-monospace" style:font-name-complex="ui-monospace" fo:color="#008080"/>
    </style:style>
    <style:style style:name="T986" style:parent-style-name="DefaultParagraphFont" style:family="text">
      <style:text-properties style:font-name="ui-monospace" style:font-name-asian="ui-monospace" style:font-name-complex="ui-monospace" fo:color="#14181F"/>
    </style:style>
    <style:style style:name="T987" style:parent-style-name="DefaultParagraphFont" style:family="text">
      <style:text-properties style:font-name="ui-monospace" style:font-name-asian="ui-monospace" style:font-name-complex="ui-monospace" fo:color="#8100C2"/>
    </style:style>
    <style:style style:name="T988" style:parent-style-name="DefaultParagraphFont" style:family="text">
      <style:text-properties style:font-name="ui-monospace" style:font-name-asian="ui-monospace" style:font-name-complex="ui-monospace" fo:color="#14181F"/>
    </style:style>
    <style:style style:name="T989" style:parent-style-name="DefaultParagraphFont" style:family="text">
      <style:text-properties style:font-name="ui-monospace" style:font-name-asian="ui-monospace" style:font-name-complex="ui-monospace" fo:color="#2B303B"/>
    </style:style>
    <style:style style:name="T990" style:parent-style-name="DefaultParagraphFont" style:family="text">
      <style:text-properties style:font-name="ui-monospace" style:font-name-asian="ui-monospace" style:font-name-complex="ui-monospace" fo:color="#14181F"/>
    </style:style>
    <style:style style:name="T991" style:parent-style-name="DefaultParagraphFont" style:family="text">
      <style:text-properties style:font-name="ui-monospace" style:font-name-asian="ui-monospace" style:font-name-complex="ui-monospace" fo:color="#2B303B"/>
    </style:style>
    <style:style style:name="T992" style:parent-style-name="DefaultParagraphFont" style:family="text">
      <style:text-properties style:font-name="ui-monospace" style:font-name-asian="ui-monospace" style:font-name-complex="ui-monospace" fo:color="#14181F"/>
    </style:style>
    <style:style style:name="T993" style:parent-style-name="DefaultParagraphFont" style:family="text">
      <style:text-properties style:font-name="ui-monospace" style:font-name-asian="ui-monospace" style:font-name-complex="ui-monospace" fo:color="#2B303B"/>
    </style:style>
    <style:style style:name="T994" style:parent-style-name="DefaultParagraphFont" style:family="text">
      <style:text-properties style:font-name="ui-monospace" style:font-name-asian="ui-monospace" style:font-name-complex="ui-monospace" fo:color="#14181F"/>
    </style:style>
    <style:style style:name="T995" style:parent-style-name="DefaultParagraphFont" style:family="text">
      <style:text-properties style:font-name="ui-monospace" style:font-name-asian="ui-monospace" style:font-name-complex="ui-monospace" fo:color="#2B303B"/>
    </style:style>
    <style:style style:name="T996" style:parent-style-name="DefaultParagraphFont" style:family="text">
      <style:text-properties style:font-name="ui-monospace" style:font-name-asian="ui-monospace" style:font-name-complex="ui-monospace" fo:color="#14181F"/>
    </style:style>
    <style:style style:name="T997" style:parent-style-name="DefaultParagraphFont" style:family="text">
      <style:text-properties style:font-name="ui-monospace" style:font-name-asian="ui-monospace" style:font-name-complex="ui-monospace" fo:color="#8100C2"/>
    </style:style>
    <style:style style:name="T998" style:parent-style-name="DefaultParagraphFont" style:family="text">
      <style:text-properties style:font-name="ui-monospace" style:font-name-asian="ui-monospace" style:font-name-complex="ui-monospace" fo:color="#14181F"/>
    </style:style>
    <style:style style:name="T999" style:parent-style-name="DefaultParagraphFont" style:family="text">
      <style:text-properties style:font-name="ui-monospace" style:font-name-asian="ui-monospace" style:font-name-complex="ui-monospace" fo:color="#8100C2"/>
    </style:style>
    <style:style style:name="T1000" style:parent-style-name="DefaultParagraphFont" style:family="text">
      <style:text-properties style:font-name="ui-monospace" style:font-name-asian="ui-monospace" style:font-name-complex="ui-monospace" fo:color="#14181F"/>
    </style:style>
    <style:style style:name="T1001" style:parent-style-name="DefaultParagraphFont" style:family="text">
      <style:text-properties style:font-name="ui-monospace" style:font-name-asian="ui-monospace" style:font-name-complex="ui-monospace" fo:color="#2B303B"/>
    </style:style>
    <style:style style:name="T1002" style:parent-style-name="DefaultParagraphFont" style:family="text">
      <style:text-properties style:font-name="ui-monospace" style:font-name-asian="ui-monospace" style:font-name-complex="ui-monospace" fo:color="#14181F"/>
    </style:style>
    <style:style style:name="T1003" style:parent-style-name="DefaultParagraphFont" style:family="text">
      <style:text-properties style:font-name="ui-monospace" style:font-name-asian="ui-monospace" style:font-name-complex="ui-monospace" fo:color="#2B303B"/>
    </style:style>
    <style:style style:name="T1004" style:parent-style-name="DefaultParagraphFont" style:family="text">
      <style:text-properties style:font-name="ui-monospace" style:font-name-asian="ui-monospace" style:font-name-complex="ui-monospace" fo:color="#14181F"/>
    </style:style>
    <style:style style:name="T1005" style:parent-style-name="DefaultParagraphFont" style:family="text">
      <style:text-properties style:font-name="ui-monospace" style:font-name-asian="ui-monospace" style:font-name-complex="ui-monospace" fo:color="#008080"/>
    </style:style>
    <style:style style:name="T1006" style:parent-style-name="DefaultParagraphFont" style:family="text">
      <style:text-properties style:font-name="ui-monospace" style:font-name-asian="ui-monospace" style:font-name-complex="ui-monospace" fo:color="#2B303B"/>
    </style:style>
    <style:style style:name="T1007" style:parent-style-name="DefaultParagraphFont" style:family="text">
      <style:text-properties style:font-name="ui-monospace" style:font-name-asian="ui-monospace" style:font-name-complex="ui-monospace" fo:color="#14181F"/>
    </style:style>
    <style:style style:name="T1008" style:parent-style-name="DefaultParagraphFont" style:family="text">
      <style:text-properties style:font-name="ui-monospace" style:font-name-asian="ui-monospace" style:font-name-complex="ui-monospace" fo:color="#2B303B"/>
    </style:style>
    <style:style style:name="T1009" style:parent-style-name="DefaultParagraphFont" style:family="text">
      <style:text-properties style:font-name="ui-monospace" style:font-name-asian="ui-monospace" style:font-name-complex="ui-monospace" fo:color="#14181F"/>
    </style:style>
    <style:style style:name="T1010" style:parent-style-name="DefaultParagraphFont" style:family="text">
      <style:text-properties style:font-name="ui-monospace" style:font-name-asian="ui-monospace" style:font-name-complex="ui-monospace" fo:color="#2B303B"/>
    </style:style>
    <style:style style:name="T1011" style:parent-style-name="DefaultParagraphFont" style:family="text">
      <style:text-properties style:font-name="ui-monospace" style:font-name-asian="ui-monospace" style:font-name-complex="ui-monospace" fo:color="#14181F"/>
    </style:style>
    <style:style style:name="T1012" style:parent-style-name="DefaultParagraphFont" style:family="text">
      <style:text-properties style:font-name="ui-monospace" style:font-name-asian="ui-monospace" style:font-name-complex="ui-monospace" fo:color="#008080"/>
    </style:style>
    <style:style style:name="T1013" style:parent-style-name="DefaultParagraphFont" style:family="text">
      <style:text-properties style:font-name="ui-monospace" style:font-name-asian="ui-monospace" style:font-name-complex="ui-monospace" fo:color="#2B303B"/>
    </style:style>
    <style:style style:name="T1014" style:parent-style-name="DefaultParagraphFont" style:family="text">
      <style:text-properties style:font-name="ui-monospace" style:font-name-asian="ui-monospace" style:font-name-complex="ui-monospace" fo:color="#14181F"/>
    </style:style>
    <style:style style:name="T1015" style:parent-style-name="DefaultParagraphFont" style:family="text">
      <style:text-properties style:font-name="ui-monospace" style:font-name-asian="ui-monospace" style:font-name-complex="ui-monospace" fo:color="#2B303B"/>
    </style:style>
    <style:style style:name="T1016" style:parent-style-name="DefaultParagraphFont" style:family="text">
      <style:text-properties style:font-name="ui-monospace" style:font-name-asian="ui-monospace" style:font-name-complex="ui-monospace" fo:color="#14181F"/>
    </style:style>
    <style:style style:name="T1017" style:parent-style-name="DefaultParagraphFont" style:family="text">
      <style:text-properties style:font-name="ui-monospace" style:font-name-asian="ui-monospace" style:font-name-complex="ui-monospace" fo:color="#2B303B"/>
    </style:style>
    <style:style style:name="T1018" style:parent-style-name="DefaultParagraphFont" style:family="text">
      <style:text-properties style:font-name="ui-monospace" style:font-name-asian="ui-monospace" style:font-name-complex="ui-monospace" fo:color="#14181F"/>
    </style:style>
    <style:style style:name="T1019" style:parent-style-name="DefaultParagraphFont" style:family="text">
      <style:text-properties style:font-name="ui-monospace" style:font-name-asian="ui-monospace" style:font-name-complex="ui-monospace" fo:color="#008080"/>
    </style:style>
    <style:style style:name="T1020" style:parent-style-name="DefaultParagraphFont" style:family="text">
      <style:text-properties style:font-name="ui-monospace" style:font-name-asian="ui-monospace" style:font-name-complex="ui-monospace" fo:color="#2B303B"/>
    </style:style>
    <style:style style:name="T1021" style:parent-style-name="DefaultParagraphFont" style:family="text">
      <style:text-properties style:font-name="ui-monospace" style:font-name-asian="ui-monospace" style:font-name-complex="ui-monospace" fo:color="#008080"/>
    </style:style>
    <style:style style:name="T1022" style:parent-style-name="DefaultParagraphFont" style:family="text">
      <style:text-properties style:font-name="ui-monospace" style:font-name-asian="ui-monospace" style:font-name-complex="ui-monospace" fo:color="#2B303B"/>
    </style:style>
    <style:style style:name="T1023" style:parent-style-name="DefaultParagraphFont" style:family="text">
      <style:text-properties style:font-name="ui-monospace" style:font-name-asian="ui-monospace" style:font-name-complex="ui-monospace" fo:color="#14181F"/>
    </style:style>
    <style:style style:name="T1024" style:parent-style-name="DefaultParagraphFont" style:family="text">
      <style:text-properties style:font-name="ui-monospace" style:font-name-asian="ui-monospace" style:font-name-complex="ui-monospace" fo:color="#2B303B"/>
    </style:style>
    <style:style style:name="T1025" style:parent-style-name="DefaultParagraphFont" style:family="text">
      <style:text-properties style:font-name="ui-monospace" style:font-name-asian="ui-monospace" style:font-name-complex="ui-monospace" fo:color="#14181F"/>
    </style:style>
    <style:style style:name="T1026" style:parent-style-name="DefaultParagraphFont" style:family="text">
      <style:text-properties style:font-name="ui-monospace" style:font-name-asian="ui-monospace" style:font-name-complex="ui-monospace" fo:color="#2B303B"/>
    </style:style>
    <style:style style:name="T1027" style:parent-style-name="DefaultParagraphFont" style:family="text">
      <style:text-properties style:font-name="ui-monospace" style:font-name-asian="ui-monospace" style:font-name-complex="ui-monospace" fo:color="#14181F"/>
    </style:style>
    <style:style style:name="T1028" style:parent-style-name="DefaultParagraphFont" style:family="text">
      <style:text-properties style:font-name="ui-monospace" style:font-name-asian="ui-monospace" style:font-name-complex="ui-monospace" fo:color="#2B303B"/>
    </style:style>
    <style:style style:name="T1029" style:parent-style-name="DefaultParagraphFont" style:family="text">
      <style:text-properties style:font-name="ui-monospace" style:font-name-asian="ui-monospace" style:font-name-complex="ui-monospace" fo:color="#14181F"/>
    </style:style>
    <style:style style:name="T1030" style:parent-style-name="DefaultParagraphFont" style:family="text">
      <style:text-properties style:font-name="ui-monospace" style:font-name-asian="ui-monospace" style:font-name-complex="ui-monospace" fo:color="#8100C2"/>
    </style:style>
    <style:style style:name="T1031" style:parent-style-name="DefaultParagraphFont" style:family="text">
      <style:text-properties style:font-name="ui-monospace" style:font-name-asian="ui-monospace" style:font-name-complex="ui-monospace" fo:color="#14181F"/>
    </style:style>
    <style:style style:name="T1032" style:parent-style-name="DefaultParagraphFont" style:family="text">
      <style:text-properties style:font-name="ui-monospace" style:font-name-asian="ui-monospace" style:font-name-complex="ui-monospace" fo:color="#008080"/>
    </style:style>
    <style:style style:name="T1033" style:parent-style-name="DefaultParagraphFont" style:family="text">
      <style:text-properties style:font-name="ui-monospace" style:font-name-asian="ui-monospace" style:font-name-complex="ui-monospace" fo:color="#14181F"/>
    </style:style>
    <style:style style:name="T1034" style:parent-style-name="DefaultParagraphFont" style:family="text">
      <style:text-properties style:font-name="ui-monospace" style:font-name-asian="ui-monospace" style:font-name-complex="ui-monospace" fo:color="#8100C2"/>
    </style:style>
    <style:style style:name="T1035" style:parent-style-name="DefaultParagraphFont" style:family="text">
      <style:text-properties style:font-name="ui-monospace" style:font-name-asian="ui-monospace" style:font-name-complex="ui-monospace" fo:color="#14181F"/>
    </style:style>
    <style:style style:name="T1036" style:parent-style-name="DefaultParagraphFont" style:family="text">
      <style:text-properties style:font-name="ui-monospace" style:font-name-asian="ui-monospace" style:font-name-complex="ui-monospace" fo:color="#8100C2"/>
    </style:style>
    <style:style style:name="T1037" style:parent-style-name="DefaultParagraphFont" style:family="text">
      <style:text-properties style:font-name="ui-monospace" style:font-name-asian="ui-monospace" style:font-name-complex="ui-monospace" fo:color="#14181F"/>
    </style:style>
    <style:style style:name="T1038" style:parent-style-name="DefaultParagraphFont" style:family="text">
      <style:text-properties style:font-name="ui-monospace" style:font-name-asian="ui-monospace" style:font-name-complex="ui-monospace" fo:color="#8100C2"/>
    </style:style>
    <style:style style:name="T1039" style:parent-style-name="DefaultParagraphFont" style:family="text">
      <style:text-properties style:font-name="ui-monospace" style:font-name-asian="ui-monospace" style:font-name-complex="ui-monospace" fo:color="#14181F"/>
    </style:style>
    <style:style style:name="T1040" style:parent-style-name="DefaultParagraphFont" style:family="text">
      <style:text-properties style:font-name="ui-monospace" style:font-name-asian="ui-monospace" style:font-name-complex="ui-monospace" fo:color="#8100C2"/>
    </style:style>
    <style:style style:name="T1041" style:parent-style-name="DefaultParagraphFont" style:family="text">
      <style:text-properties style:font-name="ui-monospace" style:font-name-asian="ui-monospace" style:font-name-complex="ui-monospace" fo:color="#14181F"/>
    </style:style>
    <style:style style:name="T1042" style:parent-style-name="DefaultParagraphFont" style:family="text">
      <style:text-properties style:font-name="ui-monospace" style:font-name-asian="ui-monospace" style:font-name-complex="ui-monospace" fo:color="#2B303B"/>
    </style:style>
    <style:style style:name="T1043" style:parent-style-name="DefaultParagraphFont" style:family="text">
      <style:text-properties style:font-name="ui-monospace" style:font-name-asian="ui-monospace" style:font-name-complex="ui-monospace" fo:color="#14181F"/>
    </style:style>
    <style:style style:name="T1044" style:parent-style-name="DefaultParagraphFont" style:family="text">
      <style:text-properties style:font-name="ui-monospace" style:font-name-asian="ui-monospace" style:font-name-complex="ui-monospace" fo:color="#8100C2"/>
    </style:style>
    <style:style style:name="T1045" style:parent-style-name="DefaultParagraphFont" style:family="text">
      <style:text-properties style:font-name="ui-monospace" style:font-name-asian="ui-monospace" style:font-name-complex="ui-monospace" fo:color="#14181F"/>
    </style:style>
    <style:style style:name="T1046" style:parent-style-name="DefaultParagraphFont" style:family="text">
      <style:text-properties style:font-name="ui-monospace" style:font-name-asian="ui-monospace" style:font-name-complex="ui-monospace" fo:color="#008080"/>
    </style:style>
    <style:style style:name="T1047" style:parent-style-name="DefaultParagraphFont" style:family="text">
      <style:text-properties style:font-name="ui-monospace" style:font-name-asian="ui-monospace" style:font-name-complex="ui-monospace" fo:color="#14181F"/>
    </style:style>
    <style:style style:name="T1048" style:parent-style-name="DefaultParagraphFont" style:family="text">
      <style:text-properties style:font-name="ui-monospace" style:font-name-asian="ui-monospace" style:font-name-complex="ui-monospace" fo:color="#008080"/>
    </style:style>
    <style:style style:name="T1049" style:parent-style-name="DefaultParagraphFont" style:family="text">
      <style:text-properties style:font-name="ui-monospace" style:font-name-asian="ui-monospace" style:font-name-complex="ui-monospace" fo:color="#14181F"/>
    </style:style>
    <style:style style:name="T1050" style:parent-style-name="DefaultParagraphFont" style:family="text">
      <style:text-properties style:font-name="ui-monospace" style:font-name-asian="ui-monospace" style:font-name-complex="ui-monospace" fo:color="#008080"/>
    </style:style>
    <style:style style:name="T1051" style:parent-style-name="DefaultParagraphFont" style:family="text">
      <style:text-properties style:font-name="ui-monospace" style:font-name-asian="ui-monospace" style:font-name-complex="ui-monospace" fo:color="#14181F"/>
    </style:style>
    <style:style style:name="T1052" style:parent-style-name="DefaultParagraphFont" style:family="text">
      <style:text-properties style:font-name="ui-monospace" style:font-name-asian="ui-monospace" style:font-name-complex="ui-monospace" fo:color="#008080"/>
    </style:style>
    <style:style style:name="T1053" style:parent-style-name="DefaultParagraphFont" style:family="text">
      <style:text-properties style:font-name="ui-monospace" style:font-name-asian="ui-monospace" style:font-name-complex="ui-monospace" fo:color="#14181F"/>
    </style:style>
    <style:style style:name="T1054" style:parent-style-name="DefaultParagraphFont" style:family="text">
      <style:text-properties style:font-name="ui-monospace" style:font-name-asian="ui-monospace" style:font-name-complex="ui-monospace" fo:color="#8100C2"/>
    </style:style>
    <style:style style:name="T1055" style:parent-style-name="DefaultParagraphFont" style:family="text">
      <style:text-properties style:font-name="ui-monospace" style:font-name-asian="ui-monospace" style:font-name-complex="ui-monospace" fo:color="#14181F"/>
    </style:style>
    <style:style style:name="T1056" style:parent-style-name="DefaultParagraphFont" style:family="text">
      <style:text-properties style:font-name="ui-monospace" style:font-name-asian="ui-monospace" style:font-name-complex="ui-monospace" fo:color="#2B303B"/>
    </style:style>
    <style:style style:name="T1057" style:parent-style-name="DefaultParagraphFont" style:family="text">
      <style:text-properties style:font-name="ui-monospace" style:font-name-asian="ui-monospace" style:font-name-complex="ui-monospace" fo:color="#14181F"/>
    </style:style>
    <style:style style:name="T1058" style:parent-style-name="DefaultParagraphFont" style:family="text">
      <style:text-properties style:font-name="ui-monospace" style:font-name-asian="ui-monospace" style:font-name-complex="ui-monospace" fo:color="#008080"/>
    </style:style>
    <style:style style:name="T1059" style:parent-style-name="DefaultParagraphFont" style:family="text">
      <style:text-properties style:font-name="ui-monospace" style:font-name-asian="ui-monospace" style:font-name-complex="ui-monospace" fo:color="#14181F"/>
    </style:style>
    <style:style style:name="T1060" style:parent-style-name="DefaultParagraphFont" style:family="text">
      <style:text-properties style:font-name="ui-monospace" style:font-name-asian="ui-monospace" style:font-name-complex="ui-monospace" fo:color="#14181F"/>
    </style:style>
    <style:style style:name="T1061" style:parent-style-name="DefaultParagraphFont" style:family="text">
      <style:text-properties style:font-name="ui-monospace" style:font-name-asian="ui-monospace" style:font-name-complex="ui-monospace" fo:color="#008080"/>
    </style:style>
    <style:style style:name="T1062" style:parent-style-name="DefaultParagraphFont" style:family="text">
      <style:text-properties style:font-name="ui-monospace" style:font-name-asian="ui-monospace" style:font-name-complex="ui-monospace" fo:color="#14181F"/>
    </style:style>
    <style:style style:name="T1063" style:parent-style-name="DefaultParagraphFont" style:family="text">
      <style:text-properties style:font-name="ui-monospace" style:font-name-asian="ui-monospace" style:font-name-complex="ui-monospace" fo:color="#8100C2"/>
    </style:style>
    <style:style style:name="T1064" style:parent-style-name="DefaultParagraphFont" style:family="text">
      <style:text-properties style:font-name="ui-monospace" style:font-name-asian="ui-monospace" style:font-name-complex="ui-monospace" fo:color="#14181F"/>
    </style:style>
    <style:style style:name="T1065" style:parent-style-name="DefaultParagraphFont" style:family="text">
      <style:text-properties style:font-name="ui-monospace" style:font-name-asian="ui-monospace" style:font-name-complex="ui-monospace" fo:color="#8100C2"/>
    </style:style>
    <style:style style:name="T1066" style:parent-style-name="DefaultParagraphFont" style:family="text">
      <style:text-properties style:font-name="ui-monospace" style:font-name-asian="ui-monospace" style:font-name-complex="ui-monospace" fo:color="#14181F"/>
    </style:style>
    <style:style style:name="T1067" style:parent-style-name="DefaultParagraphFont" style:family="text">
      <style:text-properties style:font-name="ui-monospace" style:font-name-asian="ui-monospace" style:font-name-complex="ui-monospace" fo:color="#8100C2"/>
    </style:style>
    <style:style style:name="T1068" style:parent-style-name="DefaultParagraphFont" style:family="text">
      <style:text-properties style:font-name="ui-monospace" style:font-name-asian="ui-monospace" style:font-name-complex="ui-monospace" fo:color="#14181F"/>
    </style:style>
    <style:style style:name="T1069" style:parent-style-name="DefaultParagraphFont" style:family="text">
      <style:text-properties style:font-name="ui-monospace" style:font-name-asian="ui-monospace" style:font-name-complex="ui-monospace" fo:color="#008080"/>
    </style:style>
    <style:style style:name="T1070" style:parent-style-name="DefaultParagraphFont" style:family="text">
      <style:text-properties style:font-name="ui-monospace" style:font-name-asian="ui-monospace" style:font-name-complex="ui-monospace" fo:color="#14181F"/>
    </style:style>
    <style:style style:name="T1071" style:parent-style-name="DefaultParagraphFont" style:family="text">
      <style:text-properties style:font-name="ui-monospace" style:font-name-asian="ui-monospace" style:font-name-complex="ui-monospace" fo:color="#8100C2"/>
    </style:style>
    <style:style style:name="T1072" style:parent-style-name="DefaultParagraphFont" style:family="text">
      <style:text-properties style:font-name="ui-monospace" style:font-name-asian="ui-monospace" style:font-name-complex="ui-monospace" fo:color="#14181F"/>
    </style:style>
    <style:style style:name="T1073" style:parent-style-name="DefaultParagraphFont" style:family="text">
      <style:text-properties style:font-name="ui-monospace" style:font-name-asian="ui-monospace" style:font-name-complex="ui-monospace" fo:color="#8100C2"/>
    </style:style>
    <style:style style:name="T1074" style:parent-style-name="DefaultParagraphFont" style:family="text">
      <style:text-properties style:font-name="ui-monospace" style:font-name-asian="ui-monospace" style:font-name-complex="ui-monospace" fo:color="#14181F"/>
    </style:style>
    <style:style style:name="T1075" style:parent-style-name="DefaultParagraphFont" style:family="text">
      <style:text-properties style:font-name="ui-monospace" style:font-name-asian="ui-monospace" style:font-name-complex="ui-monospace" fo:color="#8100C2"/>
    </style:style>
    <style:style style:name="T1076" style:parent-style-name="DefaultParagraphFont" style:family="text">
      <style:text-properties style:font-name="ui-monospace" style:font-name-asian="ui-monospace" style:font-name-complex="ui-monospace" fo:color="#14181F"/>
    </style:style>
    <style:style style:name="T1077" style:parent-style-name="DefaultParagraphFont" style:family="text">
      <style:text-properties style:font-name="ui-monospace" style:font-name-asian="ui-monospace" style:font-name-complex="ui-monospace" fo:color="#8100C2"/>
    </style:style>
    <style:style style:name="T1078" style:parent-style-name="DefaultParagraphFont" style:family="text">
      <style:text-properties style:font-name="ui-monospace" style:font-name-asian="ui-monospace" style:font-name-complex="ui-monospace" fo:color="#14181F"/>
    </style:style>
    <style:style style:name="T1079" style:parent-style-name="DefaultParagraphFont" style:family="text">
      <style:text-properties style:font-name="ui-monospace" style:font-name-asian="ui-monospace" style:font-name-complex="ui-monospace" fo:color="#008080"/>
    </style:style>
    <style:style style:name="T1080" style:parent-style-name="DefaultParagraphFont" style:family="text">
      <style:text-properties style:font-name="ui-monospace" style:font-name-asian="ui-monospace" style:font-name-complex="ui-monospace" fo:color="#14181F"/>
    </style:style>
    <style:style style:name="T1081" style:parent-style-name="DefaultParagraphFont" style:family="text">
      <style:text-properties style:font-name="ui-monospace" style:font-name-asian="ui-monospace" style:font-name-complex="ui-monospace" fo:color="#14181F"/>
    </style:style>
    <style:style style:name="T1082" style:parent-style-name="DefaultParagraphFont" style:family="text">
      <style:text-properties style:font-name="ui-monospace" style:font-name-asian="ui-monospace" style:font-name-complex="ui-monospace" fo:color="#008080"/>
    </style:style>
    <style:style style:name="T1083" style:parent-style-name="DefaultParagraphFont" style:family="text">
      <style:text-properties style:font-name="ui-monospace" style:font-name-asian="ui-monospace" style:font-name-complex="ui-monospace" fo:color="#14181F"/>
    </style:style>
    <style:style style:name="T1084" style:parent-style-name="DefaultParagraphFont" style:family="text">
      <style:text-properties style:font-name="ui-monospace" style:font-name-asian="ui-monospace" style:font-name-complex="ui-monospace" fo:color="#8100C2"/>
    </style:style>
    <style:style style:name="T1085" style:parent-style-name="DefaultParagraphFont" style:family="text">
      <style:text-properties style:font-name="ui-monospace" style:font-name-asian="ui-monospace" style:font-name-complex="ui-monospace" fo:color="#14181F"/>
    </style:style>
    <style:style style:name="T1086" style:parent-style-name="DefaultParagraphFont" style:family="text">
      <style:text-properties style:font-name="ui-monospace" style:font-name-asian="ui-monospace" style:font-name-complex="ui-monospace" fo:color="#008080"/>
    </style:style>
    <style:style style:name="T1087" style:parent-style-name="DefaultParagraphFont" style:family="text">
      <style:text-properties style:font-name="ui-monospace" style:font-name-asian="ui-monospace" style:font-name-complex="ui-monospace" fo:color="#14181F"/>
    </style:style>
    <style:style style:name="T1088" style:parent-style-name="DefaultParagraphFont" style:family="text">
      <style:text-properties style:font-name="ui-monospace" style:font-name-asian="ui-monospace" style:font-name-complex="ui-monospace" fo:color="#008080"/>
    </style:style>
    <style:style style:name="T1089" style:parent-style-name="DefaultParagraphFont" style:family="text">
      <style:text-properties style:font-name="ui-monospace" style:font-name-asian="ui-monospace" style:font-name-complex="ui-monospace" fo:color="#14181F"/>
    </style:style>
    <style:style style:name="T1090" style:parent-style-name="DefaultParagraphFont" style:family="text">
      <style:text-properties style:font-name="ui-monospace" style:font-name-asian="ui-monospace" style:font-name-complex="ui-monospace" fo:color="#8100C2"/>
    </style:style>
    <style:style style:name="T1091" style:parent-style-name="DefaultParagraphFont" style:family="text">
      <style:text-properties style:font-name="ui-monospace" style:font-name-asian="ui-monospace" style:font-name-complex="ui-monospace" fo:color="#14181F"/>
    </style:style>
    <style:style style:name="T1092" style:parent-style-name="DefaultParagraphFont" style:family="text">
      <style:text-properties style:font-name="ui-monospace" style:font-name-asian="ui-monospace" style:font-name-complex="ui-monospace" fo:color="#2B303B"/>
    </style:style>
    <style:style style:name="T1093" style:parent-style-name="DefaultParagraphFont" style:family="text">
      <style:text-properties style:font-name="ui-monospace" style:font-name-asian="ui-monospace" style:font-name-complex="ui-monospace" fo:color="#14181F"/>
    </style:style>
    <style:style style:name="T1094" style:parent-style-name="DefaultParagraphFont" style:family="text">
      <style:text-properties style:font-name="ui-monospace" style:font-name-asian="ui-monospace" style:font-name-complex="ui-monospace" fo:color="#008080"/>
    </style:style>
    <style:style style:name="T1095" style:parent-style-name="DefaultParagraphFont" style:family="text">
      <style:text-properties style:font-name="ui-monospace" style:font-name-asian="ui-monospace" style:font-name-complex="ui-monospace" fo:color="#14181F"/>
    </style:style>
    <style:style style:name="T1096" style:parent-style-name="DefaultParagraphFont" style:family="text">
      <style:text-properties style:font-name="ui-monospace" style:font-name-asian="ui-monospace" style:font-name-complex="ui-monospace" fo:color="#8100C2"/>
    </style:style>
    <style:style style:name="T1097" style:parent-style-name="DefaultParagraphFont" style:family="text">
      <style:text-properties style:font-name="ui-monospace" style:font-name-asian="ui-monospace" style:font-name-complex="ui-monospace" fo:color="#14181F"/>
    </style:style>
    <style:style style:name="T1098" style:parent-style-name="DefaultParagraphFont" style:family="text">
      <style:text-properties style:font-name="ui-monospace" style:font-name-asian="ui-monospace" style:font-name-complex="ui-monospace" fo:color="#008080"/>
    </style:style>
    <style:style style:name="T1099" style:parent-style-name="DefaultParagraphFont" style:family="text">
      <style:text-properties style:font-name="ui-monospace" style:font-name-asian="ui-monospace" style:font-name-complex="ui-monospace" fo:color="#14181F"/>
    </style:style>
    <style:style style:name="T1100" style:parent-style-name="DefaultParagraphFont" style:family="text">
      <style:text-properties style:font-name="ui-monospace" style:font-name-asian="ui-monospace" style:font-name-complex="ui-monospace" fo:color="#2B303B"/>
    </style:style>
    <style:style style:name="T1101" style:parent-style-name="DefaultParagraphFont" style:family="text">
      <style:text-properties style:font-name="ui-monospace" style:font-name-asian="ui-monospace" style:font-name-complex="ui-monospace" fo:color="#14181F"/>
    </style:style>
    <style:style style:name="T1102" style:parent-style-name="DefaultParagraphFont" style:family="text">
      <style:text-properties style:font-name="ui-monospace" style:font-name-asian="ui-monospace" style:font-name-complex="ui-monospace" fo:color="#8100C2"/>
    </style:style>
    <style:style style:name="T1103" style:parent-style-name="DefaultParagraphFont" style:family="text">
      <style:text-properties style:font-name="ui-monospace" style:font-name-asian="ui-monospace" style:font-name-complex="ui-monospace" fo:color="#14181F"/>
    </style:style>
    <style:style style:name="T1104" style:parent-style-name="DefaultParagraphFont" style:family="text">
      <style:text-properties style:font-name="ui-monospace" style:font-name-asian="ui-monospace" style:font-name-complex="ui-monospace" fo:color="#008080"/>
    </style:style>
    <style:style style:name="T1105" style:parent-style-name="DefaultParagraphFont" style:family="text">
      <style:text-properties style:font-name="ui-monospace" style:font-name-asian="ui-monospace" style:font-name-complex="ui-monospace" fo:color="#14181F"/>
    </style:style>
    <style:style style:name="T1106" style:parent-style-name="DefaultParagraphFont" style:family="text">
      <style:text-properties style:font-name="ui-monospace" style:font-name-asian="ui-monospace" style:font-name-complex="ui-monospace" fo:color="#008080"/>
    </style:style>
    <style:style style:name="T1107" style:parent-style-name="DefaultParagraphFont" style:family="text">
      <style:text-properties style:font-name="ui-monospace" style:font-name-asian="ui-monospace" style:font-name-complex="ui-monospace" fo:color="#14181F"/>
    </style:style>
    <style:style style:name="T1108" style:parent-style-name="DefaultParagraphFont" style:family="text">
      <style:text-properties style:font-name="ui-monospace" style:font-name-asian="ui-monospace" style:font-name-complex="ui-monospace" fo:color="#8100C2"/>
    </style:style>
    <style:style style:name="T1109" style:parent-style-name="DefaultParagraphFont" style:family="text">
      <style:text-properties style:font-name="ui-monospace" style:font-name-asian="ui-monospace" style:font-name-complex="ui-monospace" fo:color="#14181F"/>
    </style:style>
    <style:style style:name="T1110" style:parent-style-name="DefaultParagraphFont" style:family="text">
      <style:text-properties style:font-name="ui-monospace" style:font-name-asian="ui-monospace" style:font-name-complex="ui-monospace" fo:color="#2B303B"/>
    </style:style>
    <style:style style:name="T1111" style:parent-style-name="DefaultParagraphFont" style:family="text">
      <style:text-properties style:font-name="ui-monospace" style:font-name-asian="ui-monospace" style:font-name-complex="ui-monospace" fo:color="#14181F"/>
    </style:style>
    <style:style style:name="T1112" style:parent-style-name="DefaultParagraphFont" style:family="text">
      <style:text-properties style:font-name="ui-monospace" style:font-name-asian="ui-monospace" style:font-name-complex="ui-monospace" fo:color="#8100C2"/>
    </style:style>
    <style:style style:name="T1113" style:parent-style-name="DefaultParagraphFont" style:family="text">
      <style:text-properties style:font-name="ui-monospace" style:font-name-asian="ui-monospace" style:font-name-complex="ui-monospace" fo:color="#14181F"/>
    </style:style>
    <style:style style:name="T1114" style:parent-style-name="DefaultParagraphFont" style:family="text">
      <style:text-properties style:font-name="ui-monospace" style:font-name-asian="ui-monospace" style:font-name-complex="ui-monospace" fo:color="#8100C2"/>
    </style:style>
    <style:style style:name="T1115" style:parent-style-name="DefaultParagraphFont" style:family="text">
      <style:text-properties style:font-name="ui-monospace" style:font-name-asian="ui-monospace" style:font-name-complex="ui-monospace" fo:color="#14181F"/>
    </style:style>
    <style:style style:name="T1116" style:parent-style-name="DefaultParagraphFont" style:family="text">
      <style:text-properties style:font-name="ui-monospace" style:font-name-asian="ui-monospace" style:font-name-complex="ui-monospace" fo:color="#8100C2"/>
    </style:style>
    <style:style style:name="T1117" style:parent-style-name="DefaultParagraphFont" style:family="text">
      <style:text-properties style:font-name="ui-monospace" style:font-name-asian="ui-monospace" style:font-name-complex="ui-monospace" fo:color="#14181F"/>
    </style:style>
    <style:style style:name="T1118" style:parent-style-name="DefaultParagraphFont" style:family="text">
      <style:text-properties style:font-name="ui-monospace" style:font-name-asian="ui-monospace" style:font-name-complex="ui-monospace" fo:color="#2B303B"/>
    </style:style>
    <style:style style:name="T1119" style:parent-style-name="DefaultParagraphFont" style:family="text">
      <style:text-properties style:font-name="ui-monospace" style:font-name-asian="ui-monospace" style:font-name-complex="ui-monospace" fo:color="#14181F"/>
    </style:style>
    <style:style style:name="T1120" style:parent-style-name="DefaultParagraphFont" style:family="text">
      <style:text-properties style:font-name="ui-monospace" style:font-name-asian="ui-monospace" style:font-name-complex="ui-monospace" fo:color="#008080"/>
    </style:style>
    <style:style style:name="T1121" style:parent-style-name="DefaultParagraphFont" style:family="text">
      <style:text-properties style:font-name="ui-monospace" style:font-name-asian="ui-monospace" style:font-name-complex="ui-monospace" fo:color="#14181F"/>
    </style:style>
    <style:style style:name="T1122" style:parent-style-name="DefaultParagraphFont" style:family="text">
      <style:text-properties style:font-name="ui-monospace" style:font-name-asian="ui-monospace" style:font-name-complex="ui-monospace" fo:color="#14181F"/>
    </style:style>
    <style:style style:name="T1123" style:parent-style-name="DefaultParagraphFont" style:family="text">
      <style:text-properties style:font-name="ui-monospace" style:font-name-asian="ui-monospace" style:font-name-complex="ui-monospace" fo:color="#008080"/>
    </style:style>
    <style:style style:name="T1124" style:parent-style-name="DefaultParagraphFont" style:family="text">
      <style:text-properties style:font-name="ui-monospace" style:font-name-asian="ui-monospace" style:font-name-complex="ui-monospace" fo:color="#14181F"/>
    </style:style>
    <style:style style:name="T1125" style:parent-style-name="DefaultParagraphFont" style:family="text">
      <style:text-properties style:font-name="ui-monospace" style:font-name-asian="ui-monospace" style:font-name-complex="ui-monospace" fo:color="#8100C2"/>
    </style:style>
    <style:style style:name="T1126" style:parent-style-name="DefaultParagraphFont" style:family="text">
      <style:text-properties style:font-name="ui-monospace" style:font-name-asian="ui-monospace" style:font-name-complex="ui-monospace" fo:color="#14181F"/>
    </style:style>
    <style:style style:name="T1127" style:parent-style-name="DefaultParagraphFont" style:family="text">
      <style:text-properties style:font-name="ui-monospace" style:font-name-asian="ui-monospace" style:font-name-complex="ui-monospace" fo:color="#2B303B"/>
    </style:style>
    <style:style style:name="T1128" style:parent-style-name="DefaultParagraphFont" style:family="text">
      <style:text-properties style:font-name="ui-monospace" style:font-name-asian="ui-monospace" style:font-name-complex="ui-monospace" fo:color="#14181F"/>
    </style:style>
    <style:style style:name="T1129" style:parent-style-name="DefaultParagraphFont" style:family="text">
      <style:text-properties style:font-name="ui-monospace" style:font-name-asian="ui-monospace" style:font-name-complex="ui-monospace" fo:color="#8100C2"/>
    </style:style>
    <style:style style:name="T1130" style:parent-style-name="DefaultParagraphFont" style:family="text">
      <style:text-properties style:font-name="ui-monospace" style:font-name-asian="ui-monospace" style:font-name-complex="ui-monospace" fo:color="#14181F"/>
    </style:style>
    <style:style style:name="T1131" style:parent-style-name="DefaultParagraphFont" style:family="text">
      <style:text-properties style:font-name="ui-monospace" style:font-name-asian="ui-monospace" style:font-name-complex="ui-monospace" fo:color="#8100C2"/>
    </style:style>
    <style:style style:name="T1132" style:parent-style-name="DefaultParagraphFont" style:family="text">
      <style:text-properties style:font-name="ui-monospace" style:font-name-asian="ui-monospace" style:font-name-complex="ui-monospace" fo:color="#14181F"/>
    </style:style>
    <style:style style:name="T1133" style:parent-style-name="DefaultParagraphFont" style:family="text">
      <style:text-properties style:font-name="ui-monospace" style:font-name-asian="ui-monospace" style:font-name-complex="ui-monospace" fo:color="#8100C2"/>
    </style:style>
    <style:style style:name="T1134" style:parent-style-name="DefaultParagraphFont" style:family="text">
      <style:text-properties style:font-name="ui-monospace" style:font-name-asian="ui-monospace" style:font-name-complex="ui-monospace" fo:color="#14181F"/>
    </style:style>
    <style:style style:name="T1135" style:parent-style-name="DefaultParagraphFont" style:family="text">
      <style:text-properties style:font-name="ui-monospace" style:font-name-asian="ui-monospace" style:font-name-complex="ui-monospace" fo:color="#8100C2"/>
    </style:style>
    <style:style style:name="T1136" style:parent-style-name="DefaultParagraphFont" style:family="text">
      <style:text-properties style:font-name="ui-monospace" style:font-name-asian="ui-monospace" style:font-name-complex="ui-monospace" fo:color="#14181F"/>
    </style:style>
    <style:style style:name="T1137" style:parent-style-name="DefaultParagraphFont" style:family="text">
      <style:text-properties style:font-name="ui-monospace" style:font-name-asian="ui-monospace" style:font-name-complex="ui-monospace" fo:color="#008080"/>
    </style:style>
    <style:style style:name="T1138" style:parent-style-name="DefaultParagraphFont" style:family="text">
      <style:text-properties style:font-name="ui-monospace" style:font-name-asian="ui-monospace" style:font-name-complex="ui-monospace" fo:color="#14181F"/>
    </style:style>
    <style:style style:name="T1139" style:parent-style-name="DefaultParagraphFont" style:family="text">
      <style:text-properties style:font-name="ui-monospace" style:font-name-asian="ui-monospace" style:font-name-complex="ui-monospace" fo:color="#14181F"/>
    </style:style>
    <style:style style:name="T1140" style:parent-style-name="DefaultParagraphFont" style:family="text">
      <style:text-properties style:font-name="ui-monospace" style:font-name-asian="ui-monospace" style:font-name-complex="ui-monospace" fo:color="#008080"/>
    </style:style>
    <style:style style:name="T1141" style:parent-style-name="DefaultParagraphFont" style:family="text">
      <style:text-properties style:font-name="ui-monospace" style:font-name-asian="ui-monospace" style:font-name-complex="ui-monospace" fo:color="#14181F"/>
    </style:style>
    <style:style style:name="T1142" style:parent-style-name="DefaultParagraphFont" style:family="text">
      <style:text-properties style:font-name="ui-monospace" style:font-name-asian="ui-monospace" style:font-name-complex="ui-monospace" fo:color="#8100C2"/>
    </style:style>
    <style:style style:name="T1143" style:parent-style-name="DefaultParagraphFont" style:family="text">
      <style:text-properties style:font-name="ui-monospace" style:font-name-asian="ui-monospace" style:font-name-complex="ui-monospace" fo:color="#14181F"/>
    </style:style>
    <style:style style:name="T1144" style:parent-style-name="DefaultParagraphFont" style:family="text">
      <style:text-properties style:font-name="ui-monospace" style:font-name-asian="ui-monospace" style:font-name-complex="ui-monospace" fo:color="#008080"/>
    </style:style>
    <style:style style:name="T1145" style:parent-style-name="DefaultParagraphFont" style:family="text">
      <style:text-properties style:font-name="ui-monospace" style:font-name-asian="ui-monospace" style:font-name-complex="ui-monospace" fo:color="#14181F"/>
    </style:style>
    <style:style style:name="T1146" style:parent-style-name="DefaultParagraphFont" style:family="text">
      <style:text-properties style:font-name="ui-monospace" style:font-name-asian="ui-monospace" style:font-name-complex="ui-monospace" fo:color="#008080"/>
    </style:style>
    <style:style style:name="T1147" style:parent-style-name="DefaultParagraphFont" style:family="text">
      <style:text-properties style:font-name="ui-monospace" style:font-name-asian="ui-monospace" style:font-name-complex="ui-monospace" fo:color="#14181F"/>
    </style:style>
    <style:style style:name="T1148" style:parent-style-name="DefaultParagraphFont" style:family="text">
      <style:text-properties style:font-name="ui-monospace" style:font-name-asian="ui-monospace" style:font-name-complex="ui-monospace" fo:color="#8100C2"/>
    </style:style>
    <style:style style:name="T1149" style:parent-style-name="DefaultParagraphFont" style:family="text">
      <style:text-properties style:font-name="ui-monospace" style:font-name-asian="ui-monospace" style:font-name-complex="ui-monospace" fo:color="#14181F"/>
    </style:style>
    <style:style style:name="T1150" style:parent-style-name="DefaultParagraphFont" style:family="text">
      <style:text-properties style:font-name="ui-monospace" style:font-name-asian="ui-monospace" style:font-name-complex="ui-monospace" fo:color="#2B303B"/>
    </style:style>
    <style:style style:name="T1151" style:parent-style-name="DefaultParagraphFont" style:family="text">
      <style:text-properties style:font-name="ui-monospace" style:font-name-asian="ui-monospace" style:font-name-complex="ui-monospace" fo:color="#14181F"/>
    </style:style>
    <style:style style:name="T1152" style:parent-style-name="DefaultParagraphFont" style:family="text">
      <style:text-properties style:font-name="ui-monospace" style:font-name-asian="ui-monospace" style:font-name-complex="ui-monospace" fo:color="#008080"/>
    </style:style>
    <style:style style:name="T1153" style:parent-style-name="DefaultParagraphFont" style:family="text">
      <style:text-properties style:font-name="ui-monospace" style:font-name-asian="ui-monospace" style:font-name-complex="ui-monospace" fo:color="#14181F"/>
    </style:style>
    <style:style style:name="T1154" style:parent-style-name="DefaultParagraphFont" style:family="text">
      <style:text-properties style:font-name="ui-monospace" style:font-name-asian="ui-monospace" style:font-name-complex="ui-monospace" fo:color="#8100C2"/>
    </style:style>
    <style:style style:name="T1155" style:parent-style-name="DefaultParagraphFont" style:family="text">
      <style:text-properties style:font-name="ui-monospace" style:font-name-asian="ui-monospace" style:font-name-complex="ui-monospace" fo:color="#14181F"/>
    </style:style>
    <style:style style:name="T1156" style:parent-style-name="DefaultParagraphFont" style:family="text">
      <style:text-properties style:font-name="ui-monospace" style:font-name-asian="ui-monospace" style:font-name-complex="ui-monospace" fo:color="#008080"/>
    </style:style>
    <style:style style:name="T1157" style:parent-style-name="DefaultParagraphFont" style:family="text">
      <style:text-properties style:font-name="ui-monospace" style:font-name-asian="ui-monospace" style:font-name-complex="ui-monospace" fo:color="#2B303B"/>
    </style:style>
    <style:style style:name="T1158" style:parent-style-name="DefaultParagraphFont" style:family="text">
      <style:text-properties style:font-name="ui-monospace" style:font-name-asian="ui-monospace" style:font-name-complex="ui-monospace" fo:color="#14181F"/>
    </style:style>
    <style:style style:name="T1159" style:parent-style-name="DefaultParagraphFont" style:family="text">
      <style:text-properties style:font-name="ui-monospace" style:font-name-asian="ui-monospace" style:font-name-complex="ui-monospace" fo:color="#8100C2"/>
    </style:style>
    <style:style style:name="T1160" style:parent-style-name="DefaultParagraphFont" style:family="text">
      <style:text-properties style:font-name="ui-monospace" style:font-name-asian="ui-monospace" style:font-name-complex="ui-monospace" fo:color="#14181F"/>
    </style:style>
    <style:style style:name="T1161" style:parent-style-name="DefaultParagraphFont" style:family="text">
      <style:text-properties style:font-name="ui-monospace" style:font-name-asian="ui-monospace" style:font-name-complex="ui-monospace" fo:color="#008080"/>
    </style:style>
    <style:style style:name="T1162" style:parent-style-name="DefaultParagraphFont" style:family="text">
      <style:text-properties style:font-name="ui-monospace" style:font-name-asian="ui-monospace" style:font-name-complex="ui-monospace" fo:color="#14181F"/>
    </style:style>
    <style:style style:name="T1163" style:parent-style-name="DefaultParagraphFont" style:family="text">
      <style:text-properties style:font-name="ui-monospace" style:font-name-asian="ui-monospace" style:font-name-complex="ui-monospace" fo:color="#8100C2"/>
    </style:style>
    <style:style style:name="T1164" style:parent-style-name="DefaultParagraphFont" style:family="text">
      <style:text-properties style:font-name="ui-monospace" style:font-name-asian="ui-monospace" style:font-name-complex="ui-monospace" fo:color="#14181F"/>
    </style:style>
    <style:style style:name="T1165" style:parent-style-name="DefaultParagraphFont" style:family="text">
      <style:text-properties style:font-name="ui-monospace" style:font-name-asian="ui-monospace" style:font-name-complex="ui-monospace" fo:color="#008080"/>
    </style:style>
    <style:style style:name="T1166" style:parent-style-name="DefaultParagraphFont" style:family="text">
      <style:text-properties style:font-name="ui-monospace" style:font-name-asian="ui-monospace" style:font-name-complex="ui-monospace" fo:color="#2B303B"/>
    </style:style>
    <style:style style:name="T1167" style:parent-style-name="DefaultParagraphFont" style:family="text">
      <style:text-properties style:font-name="ui-monospace" style:font-name-asian="ui-monospace" style:font-name-complex="ui-monospace" fo:color="#8100C2"/>
    </style:style>
    <style:style style:name="T1168" style:parent-style-name="DefaultParagraphFont" style:family="text">
      <style:text-properties style:font-name="ui-monospace" style:font-name-asian="ui-monospace" style:font-name-complex="ui-monospace" fo:color="#14181F"/>
    </style:style>
    <style:style style:name="T1169" style:parent-style-name="DefaultParagraphFont" style:family="text">
      <style:text-properties style:font-name="ui-monospace" style:font-name-asian="ui-monospace" style:font-name-complex="ui-monospace" fo:color="#8100C2"/>
    </style:style>
    <style:style style:name="T1170" style:parent-style-name="DefaultParagraphFont" style:family="text">
      <style:text-properties style:font-name="ui-monospace" style:font-name-asian="ui-monospace" style:font-name-complex="ui-monospace" fo:color="#14181F"/>
    </style:style>
    <style:style style:name="T1171" style:parent-style-name="DefaultParagraphFont" style:family="text">
      <style:text-properties style:font-name="ui-monospace" style:font-name-asian="ui-monospace" style:font-name-complex="ui-monospace" fo:color="#8100C2"/>
    </style:style>
    <style:style style:name="T1172" style:parent-style-name="DefaultParagraphFont" style:family="text">
      <style:text-properties style:font-name="ui-monospace" style:font-name-asian="ui-monospace" style:font-name-complex="ui-monospace" fo:color="#14181F"/>
    </style:style>
    <style:style style:name="T1173" style:parent-style-name="DefaultParagraphFont" style:family="text">
      <style:text-properties style:font-name="ui-monospace" style:font-name-asian="ui-monospace" style:font-name-complex="ui-monospace" fo:color="#8100C2"/>
    </style:style>
    <style:style style:name="T1174" style:parent-style-name="DefaultParagraphFont" style:family="text">
      <style:text-properties style:font-name="ui-monospace" style:font-name-asian="ui-monospace" style:font-name-complex="ui-monospace" fo:color="#2B303B"/>
    </style:style>
    <style:style style:name="T1175" style:parent-style-name="DefaultParagraphFont" style:family="text">
      <style:text-properties style:font-name="ui-monospace" style:font-name-asian="ui-monospace" style:font-name-complex="ui-monospace" fo:color="#14181F"/>
    </style:style>
    <style:style style:name="T1176" style:parent-style-name="DefaultParagraphFont" style:family="text">
      <style:text-properties style:font-name="ui-monospace" style:font-name-asian="ui-monospace" style:font-name-complex="ui-monospace" fo:color="#8100C2"/>
    </style:style>
    <style:style style:name="T1177" style:parent-style-name="DefaultParagraphFont" style:family="text">
      <style:text-properties style:font-name="ui-monospace" style:font-name-asian="ui-monospace" style:font-name-complex="ui-monospace" fo:color="#14181F"/>
    </style:style>
    <style:style style:name="T1178" style:parent-style-name="DefaultParagraphFont" style:family="text">
      <style:text-properties style:font-name="ui-monospace" style:font-name-asian="ui-monospace" style:font-name-complex="ui-monospace" fo:color="#008080"/>
    </style:style>
    <style:style style:name="T1179" style:parent-style-name="DefaultParagraphFont" style:family="text">
      <style:text-properties style:font-name="ui-monospace" style:font-name-asian="ui-monospace" style:font-name-complex="ui-monospace" fo:color="#14181F"/>
    </style:style>
    <style:style style:name="T1180" style:parent-style-name="DefaultParagraphFont" style:family="text">
      <style:text-properties style:font-name="ui-monospace" style:font-name-asian="ui-monospace" style:font-name-complex="ui-monospace" fo:color="#2B303B"/>
    </style:style>
    <style:style style:name="T1181" style:parent-style-name="DefaultParagraphFont" style:family="text">
      <style:text-properties style:font-name="ui-monospace" style:font-name-asian="ui-monospace" style:font-name-complex="ui-monospace" fo:color="#14181F"/>
    </style:style>
    <style:style style:name="T1182" style:parent-style-name="DefaultParagraphFont" style:family="text">
      <style:text-properties style:font-name="ui-monospace" style:font-name-asian="ui-monospace" style:font-name-complex="ui-monospace" fo:color="#008080"/>
    </style:style>
    <style:style style:name="T1183" style:parent-style-name="DefaultParagraphFont" style:family="text">
      <style:text-properties style:font-name="ui-monospace" style:font-name-asian="ui-monospace" style:font-name-complex="ui-monospace" fo:color="#14181F"/>
    </style:style>
    <style:style style:name="T1184" style:parent-style-name="DefaultParagraphFont" style:family="text">
      <style:text-properties style:font-name="ui-monospace" style:font-name-asian="ui-monospace" style:font-name-complex="ui-monospace" fo:color="#8100C2"/>
    </style:style>
    <style:style style:name="T1185" style:parent-style-name="DefaultParagraphFont" style:family="text">
      <style:text-properties style:font-name="ui-monospace" style:font-name-asian="ui-monospace" style:font-name-complex="ui-monospace" fo:color="#14181F"/>
    </style:style>
    <style:style style:name="T1186" style:parent-style-name="DefaultParagraphFont" style:family="text">
      <style:text-properties style:font-name="ui-monospace" style:font-name-asian="ui-monospace" style:font-name-complex="ui-monospace" fo:color="#14181F"/>
    </style:style>
    <style:style style:name="T1187" style:parent-style-name="DefaultParagraphFont" style:family="text">
      <style:text-properties style:font-name="ui-monospace" style:font-name-asian="ui-monospace" style:font-name-complex="ui-monospace" fo:color="#008080"/>
    </style:style>
    <style:style style:name="T1188" style:parent-style-name="DefaultParagraphFont" style:family="text">
      <style:text-properties style:font-name="ui-monospace" style:font-name-asian="ui-monospace" style:font-name-complex="ui-monospace" fo:color="#14181F"/>
    </style:style>
    <style:style style:name="T1189" style:parent-style-name="DefaultParagraphFont" style:family="text">
      <style:text-properties style:font-name="ui-monospace" style:font-name-asian="ui-monospace" style:font-name-complex="ui-monospace" fo:color="#8100C2"/>
    </style:style>
    <style:style style:name="T1190" style:parent-style-name="DefaultParagraphFont" style:family="text">
      <style:text-properties style:font-name="ui-monospace" style:font-name-asian="ui-monospace" style:font-name-complex="ui-monospace" fo:color="#14181F"/>
    </style:style>
    <style:style style:name="T1191" style:parent-style-name="DefaultParagraphFont" style:family="text">
      <style:text-properties style:font-name="ui-monospace" style:font-name-asian="ui-monospace" style:font-name-complex="ui-monospace" fo:color="#8100C2"/>
    </style:style>
    <style:style style:name="T1192" style:parent-style-name="DefaultParagraphFont" style:family="text">
      <style:text-properties style:font-name="ui-monospace" style:font-name-asian="ui-monospace" style:font-name-complex="ui-monospace" fo:color="#14181F"/>
    </style:style>
    <style:style style:name="T1193" style:parent-style-name="DefaultParagraphFont" style:family="text">
      <style:text-properties style:font-name="ui-monospace" style:font-name-asian="ui-monospace" style:font-name-complex="ui-monospace" fo:color="#8100C2"/>
    </style:style>
    <style:style style:name="T1194" style:parent-style-name="DefaultParagraphFont" style:family="text">
      <style:text-properties style:font-name="ui-monospace" style:font-name-asian="ui-monospace" style:font-name-complex="ui-monospace" fo:color="#14181F"/>
    </style:style>
    <style:style style:name="T1195" style:parent-style-name="DefaultParagraphFont" style:family="text">
      <style:text-properties style:font-name="ui-monospace" style:font-name-asian="ui-monospace" style:font-name-complex="ui-monospace" fo:color="#14181F"/>
    </style:style>
    <style:style style:name="T1196" style:parent-style-name="DefaultParagraphFont" style:family="text">
      <style:text-properties style:font-name="ui-monospace" style:font-name-asian="ui-monospace" style:font-name-complex="ui-monospace" fo:color="#8100C2"/>
    </style:style>
    <style:style style:name="T1197" style:parent-style-name="DefaultParagraphFont" style:family="text">
      <style:text-properties style:font-name="ui-monospace" style:font-name-asian="ui-monospace" style:font-name-complex="ui-monospace" fo:color="#14181F"/>
    </style:style>
    <style:style style:name="T1198" style:parent-style-name="DefaultParagraphFont" style:family="text">
      <style:text-properties style:font-name="ui-monospace" style:font-name-asian="ui-monospace" style:font-name-complex="ui-monospace" fo:color="#8100C2"/>
    </style:style>
    <style:style style:name="T1199" style:parent-style-name="DefaultParagraphFont" style:family="text">
      <style:text-properties style:font-name="ui-monospace" style:font-name-asian="ui-monospace" style:font-name-complex="ui-monospace" fo:color="#14181F"/>
    </style:style>
    <style:style style:name="T1200" style:parent-style-name="DefaultParagraphFont" style:family="text">
      <style:text-properties style:font-name="ui-monospace" style:font-name-asian="ui-monospace" style:font-name-complex="ui-monospace" fo:color="#2B303B"/>
    </style:style>
    <style:style style:name="T1201" style:parent-style-name="DefaultParagraphFont" style:family="text">
      <style:text-properties style:font-name="ui-monospace" style:font-name-asian="ui-monospace" style:font-name-complex="ui-monospace" fo:color="#14181F"/>
    </style:style>
    <style:style style:name="T1202" style:parent-style-name="DefaultParagraphFont" style:family="text">
      <style:text-properties style:font-name="ui-monospace" style:font-name-asian="ui-monospace" style:font-name-complex="ui-monospace" fo:color="#8100C2"/>
    </style:style>
    <style:style style:name="T1203" style:parent-style-name="DefaultParagraphFont" style:family="text">
      <style:text-properties style:font-name="ui-monospace" style:font-name-asian="ui-monospace" style:font-name-complex="ui-monospace" fo:color="#14181F"/>
    </style:style>
    <style:style style:name="T1204" style:parent-style-name="DefaultParagraphFont" style:family="text">
      <style:text-properties style:font-name="ui-monospace" style:font-name-asian="ui-monospace" style:font-name-complex="ui-monospace" fo:color="#008000"/>
    </style:style>
    <style:style style:name="T1205" style:parent-style-name="DefaultParagraphFont" style:family="text">
      <style:text-properties style:font-name="ui-monospace" style:font-name-asian="ui-monospace" style:font-name-complex="ui-monospace" fo:color="#14181F"/>
    </style:style>
    <style:style style:name="T1206" style:parent-style-name="DefaultParagraphFont" style:family="text">
      <style:text-properties style:font-name="ui-monospace" style:font-name-asian="ui-monospace" style:font-name-complex="ui-monospace" fo:color="#14181F"/>
    </style:style>
    <style:style style:name="T1207" style:parent-style-name="DefaultParagraphFont" style:family="text">
      <style:text-properties style:font-name="ui-monospace" style:font-name-asian="ui-monospace" style:font-name-complex="ui-monospace" fo:color="#14181F"/>
    </style:style>
    <style:style style:name="T1208" style:parent-style-name="DefaultParagraphFont" style:family="text">
      <style:text-properties style:font-name="ui-monospace" style:font-name-asian="ui-monospace" style:font-name-complex="ui-monospace" fo:color="#14181F"/>
    </style:style>
    <style:style style:name="T1209" style:parent-style-name="DefaultParagraphFont" style:family="text">
      <style:text-properties style:font-name="ui-monospace" style:font-name-asian="ui-monospace" style:font-name-complex="ui-monospace" fo:color="#14181F"/>
    </style:style>
    <style:style style:name="T1210" style:parent-style-name="DefaultParagraphFont" style:family="text">
      <style:text-properties style:font-name="ui-monospace" style:font-name-asian="ui-monospace" style:font-name-complex="ui-monospace" fo:color="#14181F"/>
    </style:style>
    <style:style style:name="T1211" style:parent-style-name="DefaultParagraphFont" style:family="text">
      <style:text-properties style:font-name="ui-monospace" style:font-name-asian="ui-monospace" style:font-name-complex="ui-monospace" fo:color="#14181F"/>
    </style:style>
    <style:style style:name="T1212" style:parent-style-name="DefaultParagraphFont" style:family="text">
      <style:text-properties style:font-name="ui-monospace" style:font-name-asian="ui-monospace" style:font-name-complex="ui-monospace" fo:color="#14181F"/>
    </style:style>
    <style:style style:name="T1213" style:parent-style-name="DefaultParagraphFont" style:family="text">
      <style:text-properties style:font-name="ui-monospace" style:font-name-asian="ui-monospace" style:font-name-complex="ui-monospace" fo:color="#14181F"/>
    </style:style>
    <style:style style:name="T1214" style:parent-style-name="DefaultParagraphFont" style:family="text">
      <style:text-properties style:font-name="ui-monospace" style:font-name-asian="ui-monospace" style:font-name-complex="ui-monospace" fo:color="#14181F"/>
    </style:style>
    <style:style style:name="T1215" style:parent-style-name="DefaultParagraphFont" style:family="text">
      <style:text-properties style:font-name="ui-monospace" style:font-name-asian="ui-monospace" style:font-name-complex="ui-monospace" fo:color="#14181F"/>
    </style:style>
    <style:style style:name="T1216" style:parent-style-name="DefaultParagraphFont" style:family="text">
      <style:text-properties style:font-name="ui-monospace" style:font-name-asian="ui-monospace" style:font-name-complex="ui-monospace" fo:color="#14181F"/>
    </style:style>
    <style:style style:name="T1217" style:parent-style-name="DefaultParagraphFont" style:family="text">
      <style:text-properties style:font-name="ui-monospace" style:font-name-asian="ui-monospace" style:font-name-complex="ui-monospace" fo:color="#14181F"/>
    </style:style>
    <style:style style:name="T1218" style:parent-style-name="DefaultParagraphFont" style:family="text">
      <style:text-properties style:font-name="ui-monospace" style:font-name-asian="ui-monospace" style:font-name-complex="ui-monospace" fo:color="#14181F"/>
    </style:style>
    <style:style style:name="T1219" style:parent-style-name="DefaultParagraphFont" style:family="text">
      <style:text-properties style:font-name="ui-monospace" style:font-name-asian="ui-monospace" style:font-name-complex="ui-monospace" fo:color="#14181F"/>
    </style:style>
    <style:style style:name="T1220" style:parent-style-name="DefaultParagraphFont" style:family="text">
      <style:text-properties style:font-name="ui-monospace" style:font-name-asian="ui-monospace" style:font-name-complex="ui-monospace" fo:color="#14181F"/>
    </style:style>
    <style:style style:name="T1221" style:parent-style-name="DefaultParagraphFont" style:family="text">
      <style:text-properties style:font-name="ui-monospace" style:font-name-asian="ui-monospace" style:font-name-complex="ui-monospace" fo:color="#14181F"/>
    </style:style>
    <style:style style:name="T1222" style:parent-style-name="DefaultParagraphFont" style:family="text">
      <style:text-properties style:font-name="ui-monospace" style:font-name-asian="ui-monospace" style:font-name-complex="ui-monospace" fo:color="#14181F"/>
    </style:style>
    <style:style style:name="T1223" style:parent-style-name="DefaultParagraphFont" style:family="text">
      <style:text-properties style:font-name="ui-monospace" style:font-name-asian="ui-monospace" style:font-name-complex="ui-monospace" fo:color="#14181F"/>
    </style:style>
    <style:style style:name="T1224" style:parent-style-name="DefaultParagraphFont" style:family="text">
      <style:text-properties style:font-name="ui-monospace" style:font-name-asian="ui-monospace" style:font-name-complex="ui-monospace" fo:color="#14181F"/>
    </style:style>
    <style:style style:name="T1225" style:parent-style-name="DefaultParagraphFont" style:family="text">
      <style:text-properties style:font-name="ui-monospace" style:font-name-asian="ui-monospace" style:font-name-complex="ui-monospace" fo:color="#14181F"/>
    </style:style>
    <style:style style:name="T1226" style:parent-style-name="DefaultParagraphFont" style:family="text">
      <style:text-properties style:font-name="ui-monospace" style:font-name-asian="ui-monospace" style:font-name-complex="ui-monospace" fo:color="#14181F"/>
    </style:style>
    <style:style style:name="T1227" style:parent-style-name="DefaultParagraphFont" style:family="text">
      <style:text-properties style:font-name="ui-monospace" style:font-name-asian="ui-monospace" style:font-name-complex="ui-monospace" fo:color="#14181F"/>
    </style:style>
    <style:style style:name="T1228" style:parent-style-name="DefaultParagraphFont" style:family="text">
      <style:text-properties style:font-name="ui-monospace" style:font-name-asian="ui-monospace" style:font-name-complex="ui-monospace" fo:color="#14181F"/>
    </style:style>
    <style:style style:name="T1229" style:parent-style-name="DefaultParagraphFont" style:family="text">
      <style:text-properties style:font-name="ui-monospace" style:font-name-asian="ui-monospace" style:font-name-complex="ui-monospace" fo:color="#14181F"/>
    </style:style>
    <style:style style:name="T1230" style:parent-style-name="DefaultParagraphFont" style:family="text">
      <style:text-properties style:font-name="ui-monospace" style:font-name-asian="ui-monospace" style:font-name-complex="ui-monospace" fo:color="#14181F"/>
    </style:style>
    <style:style style:name="T1231" style:parent-style-name="DefaultParagraphFont" style:family="text">
      <style:text-properties style:font-name="ui-monospace" style:font-name-asian="ui-monospace" style:font-name-complex="ui-monospace" fo:color="#14181F"/>
    </style:style>
    <style:style style:name="T1232" style:parent-style-name="DefaultParagraphFont" style:family="text">
      <style:text-properties style:font-name="ui-monospace" style:font-name-asian="ui-monospace" style:font-name-complex="ui-monospace" fo:color="#14181F"/>
    </style:style>
    <style:style style:name="T1233" style:parent-style-name="DefaultParagraphFont" style:family="text">
      <style:text-properties style:font-name="ui-monospace" style:font-name-asian="ui-monospace" style:font-name-complex="ui-monospace" fo:color="#14181F"/>
    </style:style>
    <style:style style:name="T1234" style:parent-style-name="DefaultParagraphFont" style:family="text">
      <style:text-properties style:font-name="ui-monospace" style:font-name-asian="ui-monospace" style:font-name-complex="ui-monospace" fo:color="#14181F"/>
    </style:style>
    <style:style style:name="T1235" style:parent-style-name="DefaultParagraphFont" style:family="text">
      <style:text-properties style:font-name="ui-monospace" style:font-name-asian="ui-monospace" style:font-name-complex="ui-monospace" fo:color="#14181F"/>
    </style:style>
    <style:style style:name="T1236" style:parent-style-name="DefaultParagraphFont" style:family="text">
      <style:text-properties style:font-name="ui-monospace" style:font-name-asian="ui-monospace" style:font-name-complex="ui-monospace" fo:color="#14181F"/>
    </style:style>
    <style:style style:name="T1237" style:parent-style-name="DefaultParagraphFont" style:family="text">
      <style:text-properties style:font-name="ui-monospace" style:font-name-asian="ui-monospace" style:font-name-complex="ui-monospace" fo:color="#14181F"/>
    </style:style>
    <style:style style:name="T1238" style:parent-style-name="DefaultParagraphFont" style:family="text">
      <style:text-properties style:font-name="ui-monospace" style:font-name-asian="ui-monospace" style:font-name-complex="ui-monospace" fo:color="#14181F"/>
    </style:style>
    <style:style style:name="T1239" style:parent-style-name="DefaultParagraphFont" style:family="text">
      <style:text-properties style:font-name="ui-monospace" style:font-name-asian="ui-monospace" style:font-name-complex="ui-monospace" fo:color="#14181F"/>
    </style:style>
    <style:style style:name="T1240" style:parent-style-name="DefaultParagraphFont" style:family="text">
      <style:text-properties style:font-name="ui-monospace" style:font-name-asian="ui-monospace" style:font-name-complex="ui-monospace" fo:color="#14181F"/>
    </style:style>
    <style:style style:name="T1241" style:parent-style-name="DefaultParagraphFont" style:family="text">
      <style:text-properties style:font-name="ui-monospace" style:font-name-asian="ui-monospace" style:font-name-complex="ui-monospace" fo:color="#14181F"/>
    </style:style>
    <style:style style:name="T1242" style:parent-style-name="DefaultParagraphFont" style:family="text">
      <style:text-properties style:font-name="ui-monospace" style:font-name-asian="ui-monospace" style:font-name-complex="ui-monospace" fo:color="#14181F"/>
    </style:style>
    <style:style style:name="T1243" style:parent-style-name="DefaultParagraphFont" style:family="text">
      <style:text-properties style:font-name="ui-monospace" style:font-name-asian="ui-monospace" style:font-name-complex="ui-monospace" fo:color="#14181F"/>
    </style:style>
    <style:style style:name="T1244" style:parent-style-name="DefaultParagraphFont" style:family="text">
      <style:text-properties style:font-name="ui-monospace" style:font-name-asian="ui-monospace" style:font-name-complex="ui-monospace" fo:color="#14181F"/>
    </style:style>
    <style:style style:name="T1245" style:parent-style-name="DefaultParagraphFont" style:family="text">
      <style:text-properties style:font-name="ui-monospace" style:font-name-asian="ui-monospace" style:font-name-complex="ui-monospace" fo:color="#14181F"/>
    </style:style>
    <style:style style:name="T1246" style:parent-style-name="DefaultParagraphFont" style:family="text">
      <style:text-properties style:font-name="ui-monospace" style:font-name-asian="ui-monospace" style:font-name-complex="ui-monospace" fo:color="#14181F"/>
    </style:style>
    <style:style style:name="T1247" style:parent-style-name="DefaultParagraphFont" style:family="text">
      <style:text-properties style:font-name="ui-monospace" style:font-name-asian="ui-monospace" style:font-name-complex="ui-monospace" fo:color="#14181F"/>
    </style:style>
    <style:style style:name="T1248" style:parent-style-name="DefaultParagraphFont" style:family="text">
      <style:text-properties style:font-name="ui-monospace" style:font-name-asian="ui-monospace" style:font-name-complex="ui-monospace" fo:color="#14181F"/>
    </style:style>
    <style:style style:name="T1249" style:parent-style-name="DefaultParagraphFont" style:family="text">
      <style:text-properties style:font-name="ui-monospace" style:font-name-asian="ui-monospace" style:font-name-complex="ui-monospace" fo:color="#008000"/>
    </style:style>
    <style:style style:name="T1250" style:parent-style-name="DefaultParagraphFont" style:family="text">
      <style:text-properties style:font-name="ui-monospace" style:font-name-asian="ui-monospace" style:font-name-complex="ui-monospace" fo:color="#14181F"/>
    </style:style>
    <style:style style:name="T1251" style:parent-style-name="DefaultParagraphFont" style:family="text">
      <style:text-properties style:font-name="ui-monospace" style:font-name-asian="ui-monospace" style:font-name-complex="ui-monospace" fo:color="#8100C2"/>
    </style:style>
    <style:style style:name="T1252" style:parent-style-name="DefaultParagraphFont" style:family="text">
      <style:text-properties style:font-name="ui-monospace" style:font-name-asian="ui-monospace" style:font-name-complex="ui-monospace" fo:color="#14181F"/>
    </style:style>
    <style:style style:name="T1253" style:parent-style-name="DefaultParagraphFont" style:family="text">
      <style:text-properties style:font-name="ui-monospace" style:font-name-asian="ui-monospace" style:font-name-complex="ui-monospace" fo:color="#2B303B"/>
    </style:style>
    <style:style style:name="T1254" style:parent-style-name="DefaultParagraphFont" style:family="text">
      <style:text-properties style:font-name="ui-monospace" style:font-name-asian="ui-monospace" style:font-name-complex="ui-monospace" fo:color="#14181F"/>
    </style:style>
    <style:style style:name="T1255" style:parent-style-name="DefaultParagraphFont" style:family="text">
      <style:text-properties style:font-name="ui-monospace" style:font-name-asian="ui-monospace" style:font-name-complex="ui-monospace" fo:color="#8100C2"/>
    </style:style>
    <style:style style:name="T1256" style:parent-style-name="DefaultParagraphFont" style:family="text">
      <style:text-properties style:font-name="ui-monospace" style:font-name-asian="ui-monospace" style:font-name-complex="ui-monospace" fo:color="#14181F"/>
    </style:style>
    <style:style style:name="T1257" style:parent-style-name="DefaultParagraphFont" style:family="text">
      <style:text-properties style:font-name="ui-monospace" style:font-name-asian="ui-monospace" style:font-name-complex="ui-monospace" fo:color="#2B303B"/>
    </style:style>
    <style:style style:name="T1258" style:parent-style-name="DefaultParagraphFont" style:family="text">
      <style:text-properties style:font-name="ui-monospace" style:font-name-asian="ui-monospace" style:font-name-complex="ui-monospace" fo:color="#14181F"/>
    </style:style>
    <style:style style:name="T1259" style:parent-style-name="DefaultParagraphFont" style:family="text">
      <style:text-properties style:font-name="ui-monospace" style:font-name-asian="ui-monospace" style:font-name-complex="ui-monospace" fo:color="#008080"/>
    </style:style>
    <style:style style:name="T1260" style:parent-style-name="DefaultParagraphFont" style:family="text">
      <style:text-properties style:font-name="ui-monospace" style:font-name-asian="ui-monospace" style:font-name-complex="ui-monospace" fo:color="#14181F"/>
    </style:style>
    <style:style style:name="T1261" style:parent-style-name="DefaultParagraphFont" style:family="text">
      <style:text-properties style:font-name="ui-monospace" style:font-name-asian="ui-monospace" style:font-name-complex="ui-monospace" fo:color="#2B303B"/>
    </style:style>
    <style:style style:name="T1262" style:parent-style-name="DefaultParagraphFont" style:family="text">
      <style:text-properties style:font-name="ui-monospace" style:font-name-asian="ui-monospace" style:font-name-complex="ui-monospace" fo:color="#6E7687"/>
    </style:style>
    <style:style style:name="T1263" style:parent-style-name="DefaultParagraphFont" style:family="text">
      <style:text-properties style:font-name="ui-monospace" style:font-name-asian="ui-monospace" style:font-name-complex="ui-monospace" fo:color="#6E7687"/>
    </style:style>
    <style:style style:name="T1264" style:parent-style-name="DefaultParagraphFont" style:family="text">
      <style:text-properties style:font-name="ui-monospace" style:font-name-asian="ui-monospace" style:font-name-complex="ui-monospace" fo:color="#6E7687"/>
    </style:style>
    <style:style style:name="T1265" style:parent-style-name="DefaultParagraphFont" style:family="text">
      <style:text-properties style:font-name="ui-monospace" style:font-name-asian="ui-monospace" style:font-name-complex="ui-monospace" fo:color="#6E7687"/>
    </style:style>
    <style:style style:name="T1266" style:parent-style-name="DefaultParagraphFont" style:family="text">
      <style:text-properties style:font-name="ui-monospace" style:font-name-asian="ui-monospace" style:font-name-complex="ui-monospace" fo:color="#14181F"/>
    </style:style>
    <style:style style:name="T1267" style:parent-style-name="DefaultParagraphFont" style:family="text">
      <style:text-properties style:font-name="ui-monospace" style:font-name-asian="ui-monospace" style:font-name-complex="ui-monospace" fo:color="#8100C2"/>
    </style:style>
    <style:style style:name="T1268" style:parent-style-name="DefaultParagraphFont" style:family="text">
      <style:text-properties style:font-name="ui-monospace" style:font-name-asian="ui-monospace" style:font-name-complex="ui-monospace" fo:color="#14181F"/>
    </style:style>
    <style:style style:name="T1269" style:parent-style-name="DefaultParagraphFont" style:family="text">
      <style:text-properties style:font-name="ui-monospace" style:font-name-asian="ui-monospace" style:font-name-complex="ui-monospace" fo:color="#8100C2"/>
    </style:style>
    <style:style style:name="T1270" style:parent-style-name="DefaultParagraphFont" style:family="text">
      <style:text-properties style:font-name="ui-monospace" style:font-name-asian="ui-monospace" style:font-name-complex="ui-monospace" fo:color="#14181F"/>
    </style:style>
    <style:style style:name="T1271" style:parent-style-name="DefaultParagraphFont" style:family="text">
      <style:text-properties style:font-name="ui-monospace" style:font-name-asian="ui-monospace" style:font-name-complex="ui-monospace" fo:color="#8100C2"/>
    </style:style>
    <style:style style:name="T1272" style:parent-style-name="DefaultParagraphFont" style:family="text">
      <style:text-properties style:font-name="ui-monospace" style:font-name-asian="ui-monospace" style:font-name-complex="ui-monospace" fo:color="#14181F"/>
    </style:style>
    <style:style style:name="T1273" style:parent-style-name="DefaultParagraphFont" style:family="text">
      <style:text-properties style:font-name="ui-monospace" style:font-name-asian="ui-monospace" style:font-name-complex="ui-monospace" fo:color="#8100C2"/>
    </style:style>
    <style:style style:name="T1274" style:parent-style-name="DefaultParagraphFont" style:family="text">
      <style:text-properties style:font-name="ui-monospace" style:font-name-asian="ui-monospace" style:font-name-complex="ui-monospace" fo:color="#14181F"/>
    </style:style>
    <style:style style:name="T1275" style:parent-style-name="DefaultParagraphFont" style:family="text">
      <style:text-properties style:font-name="ui-monospace" style:font-name-asian="ui-monospace" style:font-name-complex="ui-monospace" fo:color="#2B303B"/>
    </style:style>
    <style:style style:name="T1276" style:parent-style-name="DefaultParagraphFont" style:family="text">
      <style:text-properties style:font-name="ui-monospace" style:font-name-asian="ui-monospace" style:font-name-complex="ui-monospace" fo:color="#14181F"/>
    </style:style>
    <style:style style:name="T1277" style:parent-style-name="DefaultParagraphFont" style:family="text">
      <style:text-properties style:font-name="ui-monospace" style:font-name-asian="ui-monospace" style:font-name-complex="ui-monospace" fo:color="#8100C2"/>
    </style:style>
    <style:style style:name="T1278" style:parent-style-name="DefaultParagraphFont" style:family="text">
      <style:text-properties style:font-name="ui-monospace" style:font-name-asian="ui-monospace" style:font-name-complex="ui-monospace" fo:color="#14181F"/>
    </style:style>
    <style:style style:name="T1279" style:parent-style-name="DefaultParagraphFont" style:family="text">
      <style:text-properties style:font-name="ui-monospace" style:font-name-asian="ui-monospace" style:font-name-complex="ui-monospace" fo:color="#8100C2"/>
    </style:style>
    <style:style style:name="T1280" style:parent-style-name="DefaultParagraphFont" style:family="text">
      <style:text-properties style:font-name="ui-monospace" style:font-name-asian="ui-monospace" style:font-name-complex="ui-monospace" fo:color="#14181F"/>
    </style:style>
    <style:style style:name="T1281" style:parent-style-name="DefaultParagraphFont" style:family="text">
      <style:text-properties style:font-name="ui-monospace" style:font-name-asian="ui-monospace" style:font-name-complex="ui-monospace" fo:color="#2B303B"/>
    </style:style>
    <style:style style:name="T1282" style:parent-style-name="DefaultParagraphFont" style:family="text">
      <style:text-properties style:font-name="ui-monospace" style:font-name-asian="ui-monospace" style:font-name-complex="ui-monospace" fo:color="#14181F"/>
    </style:style>
    <style:style style:name="T1283" style:parent-style-name="DefaultParagraphFont" style:family="text">
      <style:text-properties style:font-name="ui-monospace" style:font-name-asian="ui-monospace" style:font-name-complex="ui-monospace" fo:color="#8100C2"/>
    </style:style>
    <style:style style:name="T1284" style:parent-style-name="DefaultParagraphFont" style:family="text">
      <style:text-properties style:font-name="ui-monospace" style:font-name-asian="ui-monospace" style:font-name-complex="ui-monospace" fo:color="#14181F"/>
    </style:style>
    <style:style style:name="T1285" style:parent-style-name="DefaultParagraphFont" style:family="text">
      <style:text-properties style:font-name="ui-monospace" style:font-name-asian="ui-monospace" style:font-name-complex="ui-monospace" fo:color="#8100C2"/>
    </style:style>
    <style:style style:name="T1286" style:parent-style-name="DefaultParagraphFont" style:family="text">
      <style:text-properties style:font-name="ui-monospace" style:font-name-asian="ui-monospace" style:font-name-complex="ui-monospace" fo:color="#14181F"/>
    </style:style>
    <style:style style:name="T1287" style:parent-style-name="DefaultParagraphFont" style:family="text">
      <style:text-properties style:font-name="ui-monospace" style:font-name-asian="ui-monospace" style:font-name-complex="ui-monospace" fo:color="#8100C2"/>
    </style:style>
    <style:style style:name="T1288" style:parent-style-name="DefaultParagraphFont" style:family="text">
      <style:text-properties style:font-name="ui-monospace" style:font-name-asian="ui-monospace" style:font-name-complex="ui-monospace" fo:color="#14181F"/>
    </style:style>
    <style:style style:name="T1289" style:parent-style-name="DefaultParagraphFont" style:family="text">
      <style:text-properties style:font-name="ui-monospace" style:font-name-asian="ui-monospace" style:font-name-complex="ui-monospace" fo:color="#8100C2"/>
    </style:style>
    <style:style style:name="T1290" style:parent-style-name="DefaultParagraphFont" style:family="text">
      <style:text-properties style:font-name="ui-monospace" style:font-name-asian="ui-monospace" style:font-name-complex="ui-monospace" fo:color="#14181F"/>
    </style:style>
    <style:style style:name="T1291" style:parent-style-name="DefaultParagraphFont" style:family="text">
      <style:text-properties style:font-name="ui-monospace" style:font-name-asian="ui-monospace" style:font-name-complex="ui-monospace" fo:color="#8100C2"/>
    </style:style>
    <style:style style:name="T1292" style:parent-style-name="DefaultParagraphFont" style:family="text">
      <style:text-properties style:font-name="ui-monospace" style:font-name-asian="ui-monospace" style:font-name-complex="ui-monospace" fo:color="#14181F"/>
    </style:style>
    <style:style style:name="T1293" style:parent-style-name="DefaultParagraphFont" style:family="text">
      <style:text-properties style:font-name="ui-monospace" style:font-name-asian="ui-monospace" style:font-name-complex="ui-monospace" fo:color="#2B303B"/>
    </style:style>
    <style:style style:name="T1294" style:parent-style-name="DefaultParagraphFont" style:family="text">
      <style:text-properties style:font-name="ui-monospace" style:font-name-asian="ui-monospace" style:font-name-complex="ui-monospace" fo:color="#14181F"/>
    </style:style>
    <style:style style:name="T1295" style:parent-style-name="DefaultParagraphFont" style:family="text">
      <style:text-properties style:font-name="ui-monospace" style:font-name-asian="ui-monospace" style:font-name-complex="ui-monospace" fo:color="#8100C2"/>
    </style:style>
    <style:style style:name="T1296" style:parent-style-name="DefaultParagraphFont" style:family="text">
      <style:text-properties style:font-name="ui-monospace" style:font-name-asian="ui-monospace" style:font-name-complex="ui-monospace" fo:color="#14181F"/>
    </style:style>
    <style:style style:name="T1297" style:parent-style-name="DefaultParagraphFont" style:family="text">
      <style:text-properties style:font-name="ui-monospace" style:font-name-asian="ui-monospace" style:font-name-complex="ui-monospace" fo:color="#2B303B"/>
    </style:style>
    <style:style style:name="T1298" style:parent-style-name="DefaultParagraphFont" style:family="text">
      <style:text-properties style:font-name="ui-monospace" style:font-name-asian="ui-monospace" style:font-name-complex="ui-monospace" fo:color="#14181F"/>
    </style:style>
    <style:style style:name="T1299" style:parent-style-name="DefaultParagraphFont" style:family="text">
      <style:text-properties style:font-name="ui-monospace" style:font-name-asian="ui-monospace" style:font-name-complex="ui-monospace" fo:color="#2B303B"/>
    </style:style>
    <style:style style:name="T1300" style:parent-style-name="DefaultParagraphFont" style:family="text">
      <style:text-properties style:font-name="ui-monospace" style:font-name-asian="ui-monospace" style:font-name-complex="ui-monospace" fo:color="#14181F"/>
    </style:style>
    <style:style style:name="T1301" style:parent-style-name="DefaultParagraphFont" style:family="text">
      <style:text-properties style:font-name="ui-monospace" style:font-name-asian="ui-monospace" style:font-name-complex="ui-monospace" fo:color="#8100C2"/>
    </style:style>
    <style:style style:name="T1302" style:parent-style-name="DefaultParagraphFont" style:family="text">
      <style:text-properties style:font-name="ui-monospace" style:font-name-asian="ui-monospace" style:font-name-complex="ui-monospace" fo:color="#14181F"/>
    </style:style>
    <style:style style:name="T1303" style:parent-style-name="DefaultParagraphFont" style:family="text">
      <style:text-properties style:font-name="ui-monospace" style:font-name-asian="ui-monospace" style:font-name-complex="ui-monospace" fo:color="#8100C2"/>
    </style:style>
    <style:style style:name="T1304" style:parent-style-name="DefaultParagraphFont" style:family="text">
      <style:text-properties style:font-name="ui-monospace" style:font-name-asian="ui-monospace" style:font-name-complex="ui-monospace" fo:color="#14181F"/>
    </style:style>
    <style:style style:name="T1305" style:parent-style-name="DefaultParagraphFont" style:family="text">
      <style:text-properties style:font-name="ui-monospace" style:font-name-asian="ui-monospace" style:font-name-complex="ui-monospace" fo:color="#2B303B"/>
    </style:style>
    <style:style style:name="T1306" style:parent-style-name="DefaultParagraphFont" style:family="text">
      <style:text-properties style:font-name="ui-monospace" style:font-name-asian="ui-monospace" style:font-name-complex="ui-monospace" fo:color="#14181F"/>
    </style:style>
    <style:style style:name="T1307" style:parent-style-name="DefaultParagraphFont" style:family="text">
      <style:text-properties style:font-name="ui-monospace" style:font-name-asian="ui-monospace" style:font-name-complex="ui-monospace" fo:color="#8100C2"/>
    </style:style>
    <style:style style:name="T1308" style:parent-style-name="DefaultParagraphFont" style:family="text">
      <style:text-properties style:font-name="ui-monospace" style:font-name-asian="ui-monospace" style:font-name-complex="ui-monospace" fo:color="#14181F"/>
    </style:style>
    <style:style style:name="T1309" style:parent-style-name="DefaultParagraphFont" style:family="text">
      <style:text-properties style:font-name="ui-monospace" style:font-name-asian="ui-monospace" style:font-name-complex="ui-monospace" fo:color="#008080"/>
    </style:style>
    <style:style style:name="T1310" style:parent-style-name="DefaultParagraphFont" style:family="text">
      <style:text-properties style:font-name="ui-monospace" style:font-name-asian="ui-monospace" style:font-name-complex="ui-monospace" fo:color="#14181F"/>
    </style:style>
    <style:style style:name="T1311" style:parent-style-name="DefaultParagraphFont" style:family="text">
      <style:text-properties style:font-name="ui-monospace" style:font-name-asian="ui-monospace" style:font-name-complex="ui-monospace" fo:color="#8100C2"/>
    </style:style>
    <style:style style:name="T1312" style:parent-style-name="DefaultParagraphFont" style:family="text">
      <style:text-properties style:font-name="ui-monospace" style:font-name-asian="ui-monospace" style:font-name-complex="ui-monospace" fo:color="#14181F"/>
    </style:style>
    <style:style style:name="T1313" style:parent-style-name="DefaultParagraphFont" style:family="text">
      <style:text-properties style:font-name="ui-monospace" style:font-name-asian="ui-monospace" style:font-name-complex="ui-monospace" fo:color="#2B303B"/>
    </style:style>
    <style:style style:name="T1314" style:parent-style-name="DefaultParagraphFont" style:family="text">
      <style:text-properties style:font-name="ui-monospace" style:font-name-asian="ui-monospace" style:font-name-complex="ui-monospace" fo:color="#14181F"/>
    </style:style>
    <style:style style:name="T1315" style:parent-style-name="DefaultParagraphFont" style:family="text">
      <style:text-properties style:font-name="ui-monospace" style:font-name-asian="ui-monospace" style:font-name-complex="ui-monospace" fo:color="#8100C2"/>
    </style:style>
    <style:style style:name="T1316" style:parent-style-name="DefaultParagraphFont" style:family="text">
      <style:text-properties style:font-name="ui-monospace" style:font-name-asian="ui-monospace" style:font-name-complex="ui-monospace" fo:color="#14181F"/>
    </style:style>
    <style:style style:name="T1317" style:parent-style-name="DefaultParagraphFont" style:family="text">
      <style:text-properties style:font-name="ui-monospace" style:font-name-asian="ui-monospace" style:font-name-complex="ui-monospace" fo:color="#008080"/>
    </style:style>
    <style:style style:name="T1318" style:parent-style-name="DefaultParagraphFont" style:family="text">
      <style:text-properties style:font-name="ui-monospace" style:font-name-asian="ui-monospace" style:font-name-complex="ui-monospace" fo:color="#14181F"/>
    </style:style>
    <style:style style:name="T1319" style:parent-style-name="DefaultParagraphFont" style:family="text">
      <style:text-properties style:font-name="ui-monospace" style:font-name-asian="ui-monospace" style:font-name-complex="ui-monospace" fo:color="#8100C2"/>
    </style:style>
    <style:style style:name="T1320" style:parent-style-name="DefaultParagraphFont" style:family="text">
      <style:text-properties style:font-name="ui-monospace" style:font-name-asian="ui-monospace" style:font-name-complex="ui-monospace" fo:color="#14181F"/>
    </style:style>
    <style:style style:name="T1321" style:parent-style-name="DefaultParagraphFont" style:family="text">
      <style:text-properties style:font-name="ui-monospace" style:font-name-asian="ui-monospace" style:font-name-complex="ui-monospace" fo:color="#8100C2"/>
    </style:style>
    <style:style style:name="T1322" style:parent-style-name="DefaultParagraphFont" style:family="text">
      <style:text-properties style:font-name="ui-monospace" style:font-name-asian="ui-monospace" style:font-name-complex="ui-monospace" fo:color="#2B303B"/>
    </style:style>
    <style:style style:name="T1323" style:parent-style-name="DefaultParagraphFont" style:family="text">
      <style:text-properties style:font-name="ui-monospace" style:font-name-asian="ui-monospace" style:font-name-complex="ui-monospace" fo:color="#14181F"/>
    </style:style>
    <style:style style:name="T1324" style:parent-style-name="DefaultParagraphFont" style:family="text">
      <style:text-properties style:font-name="ui-monospace" style:font-name-asian="ui-monospace" style:font-name-complex="ui-monospace" fo:color="#8100C2"/>
    </style:style>
    <style:style style:name="T1325" style:parent-style-name="DefaultParagraphFont" style:family="text">
      <style:text-properties style:font-name="ui-monospace" style:font-name-asian="ui-monospace" style:font-name-complex="ui-monospace" fo:color="#14181F"/>
    </style:style>
    <style:style style:name="T1326" style:parent-style-name="DefaultParagraphFont" style:family="text">
      <style:text-properties style:font-name="ui-monospace" style:font-name-asian="ui-monospace" style:font-name-complex="ui-monospace" fo:color="#2B303B"/>
    </style:style>
    <style:style style:name="T1327" style:parent-style-name="DefaultParagraphFont" style:family="text">
      <style:text-properties style:font-name="ui-monospace" style:font-name-asian="ui-monospace" style:font-name-complex="ui-monospace" fo:color="#14181F"/>
    </style:style>
    <style:style style:name="T1328" style:parent-style-name="DefaultParagraphFont" style:family="text">
      <style:text-properties style:font-name="ui-monospace" style:font-name-asian="ui-monospace" style:font-name-complex="ui-monospace" fo:color="#8100C2"/>
    </style:style>
    <style:style style:name="T1329" style:parent-style-name="DefaultParagraphFont" style:family="text">
      <style:text-properties style:font-name="ui-monospace" style:font-name-asian="ui-monospace" style:font-name-complex="ui-monospace" fo:color="#14181F"/>
    </style:style>
    <style:style style:name="T1330" style:parent-style-name="DefaultParagraphFont" style:family="text">
      <style:text-properties style:font-name="ui-monospace" style:font-name-asian="ui-monospace" style:font-name-complex="ui-monospace" fo:color="#008080"/>
    </style:style>
    <style:style style:name="T1331" style:parent-style-name="DefaultParagraphFont" style:family="text">
      <style:text-properties style:font-name="ui-monospace" style:font-name-asian="ui-monospace" style:font-name-complex="ui-monospace" fo:color="#14181F"/>
    </style:style>
    <style:style style:name="T1332" style:parent-style-name="DefaultParagraphFont" style:family="text">
      <style:text-properties style:font-name="ui-monospace" style:font-name-asian="ui-monospace" style:font-name-complex="ui-monospace" fo:color="#8100C2"/>
    </style:style>
    <style:style style:name="T1333" style:parent-style-name="DefaultParagraphFont" style:family="text">
      <style:text-properties style:font-name="ui-monospace" style:font-name-asian="ui-monospace" style:font-name-complex="ui-monospace" fo:color="#14181F"/>
    </style:style>
    <style:style style:name="T1334" style:parent-style-name="DefaultParagraphFont" style:family="text">
      <style:text-properties style:font-name="ui-monospace" style:font-name-asian="ui-monospace" style:font-name-complex="ui-monospace" fo:color="#8100C2"/>
    </style:style>
    <style:style style:name="T1335" style:parent-style-name="DefaultParagraphFont" style:family="text">
      <style:text-properties style:font-name="ui-monospace" style:font-name-asian="ui-monospace" style:font-name-complex="ui-monospace" fo:color="#14181F"/>
    </style:style>
    <style:style style:name="T1336" style:parent-style-name="DefaultParagraphFont" style:family="text">
      <style:text-properties style:font-name="ui-monospace" style:font-name-asian="ui-monospace" style:font-name-complex="ui-monospace" fo:color="#8100C2"/>
    </style:style>
    <style:style style:name="T1337" style:parent-style-name="DefaultParagraphFont" style:family="text">
      <style:text-properties style:font-name="ui-monospace" style:font-name-asian="ui-monospace" style:font-name-complex="ui-monospace" fo:color="#14181F"/>
    </style:style>
    <style:style style:name="T1338" style:parent-style-name="DefaultParagraphFont" style:family="text">
      <style:text-properties style:font-name="ui-monospace" style:font-name-asian="ui-monospace" style:font-name-complex="ui-monospace" fo:color="#8100C2"/>
    </style:style>
    <style:style style:name="T1339" style:parent-style-name="DefaultParagraphFont" style:family="text">
      <style:text-properties style:font-name="ui-monospace" style:font-name-asian="ui-monospace" style:font-name-complex="ui-monospace" fo:color="#14181F"/>
    </style:style>
    <style:style style:name="T1340" style:parent-style-name="DefaultParagraphFont" style:family="text">
      <style:text-properties style:font-name="ui-monospace" style:font-name-asian="ui-monospace" style:font-name-complex="ui-monospace" fo:color="#2B303B"/>
    </style:style>
    <style:style style:name="T1341" style:parent-style-name="DefaultParagraphFont" style:family="text">
      <style:text-properties style:font-name="ui-monospace" style:font-name-asian="ui-monospace" style:font-name-complex="ui-monospace" fo:color="#14181F"/>
    </style:style>
    <style:style style:name="T1342" style:parent-style-name="DefaultParagraphFont" style:family="text">
      <style:text-properties style:font-name="ui-monospace" style:font-name-asian="ui-monospace" style:font-name-complex="ui-monospace" fo:color="#2B303B"/>
    </style:style>
    <style:style style:name="T1343" style:parent-style-name="DefaultParagraphFont" style:family="text">
      <style:text-properties style:font-name="ui-monospace" style:font-name-asian="ui-monospace" style:font-name-complex="ui-monospace" fo:color="#14181F"/>
    </style:style>
    <style:style style:name="T1344" style:parent-style-name="DefaultParagraphFont" style:family="text">
      <style:text-properties style:font-name="ui-monospace" style:font-name-asian="ui-monospace" style:font-name-complex="ui-monospace" fo:color="#2B303B"/>
    </style:style>
    <style:style style:name="T1345" style:parent-style-name="DefaultParagraphFont" style:family="text">
      <style:text-properties style:font-name="ui-monospace" style:font-name-asian="ui-monospace" style:font-name-complex="ui-monospace" fo:color="#14181F"/>
    </style:style>
    <style:style style:name="T1346" style:parent-style-name="DefaultParagraphFont" style:family="text">
      <style:text-properties style:font-name="ui-monospace" style:font-name-asian="ui-monospace" style:font-name-complex="ui-monospace" fo:color="#008080"/>
    </style:style>
    <style:style style:name="T1347" style:parent-style-name="DefaultParagraphFont" style:family="text">
      <style:text-properties style:font-name="ui-monospace" style:font-name-asian="ui-monospace" style:font-name-complex="ui-monospace" fo:color="#2B303B"/>
    </style:style>
    <style:style style:name="T1348" style:parent-style-name="DefaultParagraphFont" style:family="text">
      <style:text-properties style:font-name="ui-monospace" style:font-name-asian="ui-monospace" style:font-name-complex="ui-monospace" fo:color="#14181F"/>
    </style:style>
    <style:style style:name="T1349" style:parent-style-name="DefaultParagraphFont" style:family="text">
      <style:text-properties style:font-name="ui-monospace" style:font-name-asian="ui-monospace" style:font-name-complex="ui-monospace" fo:color="#8100C2"/>
    </style:style>
    <style:style style:name="T1350" style:parent-style-name="DefaultParagraphFont" style:family="text">
      <style:text-properties style:font-name="ui-monospace" style:font-name-asian="ui-monospace" style:font-name-complex="ui-monospace" fo:color="#14181F"/>
    </style:style>
    <style:style style:name="T1351" style:parent-style-name="DefaultParagraphFont" style:family="text">
      <style:text-properties style:font-name="ui-monospace" style:font-name-asian="ui-monospace" style:font-name-complex="ui-monospace" fo:color="#8100C2"/>
    </style:style>
    <style:style style:name="T1352" style:parent-style-name="DefaultParagraphFont" style:family="text">
      <style:text-properties style:font-name="ui-monospace" style:font-name-asian="ui-monospace" style:font-name-complex="ui-monospace" fo:color="#14181F"/>
    </style:style>
    <style:style style:name="T1353" style:parent-style-name="DefaultParagraphFont" style:family="text">
      <style:text-properties style:font-name="ui-monospace" style:font-name-asian="ui-monospace" style:font-name-complex="ui-monospace" fo:color="#8100C2"/>
    </style:style>
    <style:style style:name="T1354" style:parent-style-name="DefaultParagraphFont" style:family="text">
      <style:text-properties style:font-name="ui-monospace" style:font-name-asian="ui-monospace" style:font-name-complex="ui-monospace" fo:color="#14181F"/>
    </style:style>
    <style:style style:name="T1355" style:parent-style-name="DefaultParagraphFont" style:family="text">
      <style:text-properties style:font-name="ui-monospace" style:font-name-asian="ui-monospace" style:font-name-complex="ui-monospace" fo:color="#8100C2"/>
    </style:style>
    <style:style style:name="T1356" style:parent-style-name="DefaultParagraphFont" style:family="text">
      <style:text-properties style:font-name="ui-monospace" style:font-name-asian="ui-monospace" style:font-name-complex="ui-monospace" fo:color="#14181F"/>
    </style:style>
    <style:style style:name="T1357" style:parent-style-name="DefaultParagraphFont" style:family="text">
      <style:text-properties style:font-name="ui-monospace" style:font-name-asian="ui-monospace" style:font-name-complex="ui-monospace" fo:color="#8100C2"/>
    </style:style>
    <style:style style:name="T1358" style:parent-style-name="DefaultParagraphFont" style:family="text">
      <style:text-properties style:font-name="ui-monospace" style:font-name-asian="ui-monospace" style:font-name-complex="ui-monospace" fo:color="#14181F"/>
    </style:style>
    <style:style style:name="T1359" style:parent-style-name="DefaultParagraphFont" style:family="text">
      <style:text-properties style:font-name="ui-monospace" style:font-name-asian="ui-monospace" style:font-name-complex="ui-monospace" fo:color="#8100C2"/>
    </style:style>
    <style:style style:name="T1360" style:parent-style-name="DefaultParagraphFont" style:family="text">
      <style:text-properties style:font-name="ui-monospace" style:font-name-asian="ui-monospace" style:font-name-complex="ui-monospace" fo:color="#14181F"/>
    </style:style>
    <style:style style:name="T1361" style:parent-style-name="DefaultParagraphFont" style:family="text">
      <style:text-properties style:font-name="ui-monospace" style:font-name-asian="ui-monospace" style:font-name-complex="ui-monospace" fo:color="#2B303B"/>
    </style:style>
    <style:style style:name="T1362" style:parent-style-name="DefaultParagraphFont" style:family="text">
      <style:text-properties style:font-name="ui-monospace" style:font-name-asian="ui-monospace" style:font-name-complex="ui-monospace" fo:color="#6E7687"/>
    </style:style>
    <style:style style:name="T1363" style:parent-style-name="DefaultParagraphFont" style:family="text">
      <style:text-properties style:font-name="ui-monospace" style:font-name-asian="ui-monospace" style:font-name-complex="ui-monospace" fo:color="#6E7687"/>
    </style:style>
    <style:style style:name="T1364" style:parent-style-name="DefaultParagraphFont" style:family="text">
      <style:text-properties style:font-name="ui-monospace" style:font-name-asian="ui-monospace" style:font-name-complex="ui-monospace" fo:color="#14181F"/>
    </style:style>
    <style:style style:name="T1365" style:parent-style-name="DefaultParagraphFont" style:family="text">
      <style:text-properties style:font-name="ui-monospace" style:font-name-asian="ui-monospace" style:font-name-complex="ui-monospace" fo:color="#8100C2"/>
    </style:style>
    <style:style style:name="T1366" style:parent-style-name="DefaultParagraphFont" style:family="text">
      <style:text-properties style:font-name="ui-monospace" style:font-name-asian="ui-monospace" style:font-name-complex="ui-monospace" fo:color="#14181F"/>
    </style:style>
    <style:style style:name="T1367" style:parent-style-name="DefaultParagraphFont" style:family="text">
      <style:text-properties style:font-name="ui-monospace" style:font-name-asian="ui-monospace" style:font-name-complex="ui-monospace" fo:color="#2B303B"/>
    </style:style>
    <style:style style:name="T1368" style:parent-style-name="DefaultParagraphFont" style:family="text">
      <style:text-properties style:font-name="ui-monospace" style:font-name-asian="ui-monospace" style:font-name-complex="ui-monospace" fo:color="#14181F"/>
    </style:style>
    <style:style style:name="T1369" style:parent-style-name="DefaultParagraphFont" style:family="text">
      <style:text-properties style:font-name="ui-monospace" style:font-name-asian="ui-monospace" style:font-name-complex="ui-monospace" fo:color="#2B303B"/>
    </style:style>
    <style:style style:name="T1370" style:parent-style-name="DefaultParagraphFont" style:family="text">
      <style:text-properties style:font-name="ui-monospace" style:font-name-asian="ui-monospace" style:font-name-complex="ui-monospace" fo:color="#14181F"/>
    </style:style>
    <style:style style:name="T1371" style:parent-style-name="DefaultParagraphFont" style:family="text">
      <style:text-properties style:font-name="ui-monospace" style:font-name-asian="ui-monospace" style:font-name-complex="ui-monospace" fo:color="#8100C2"/>
    </style:style>
    <style:style style:name="T1372" style:parent-style-name="DefaultParagraphFont" style:family="text">
      <style:text-properties style:font-name="ui-monospace" style:font-name-asian="ui-monospace" style:font-name-complex="ui-monospace" fo:color="#14181F"/>
    </style:style>
    <style:style style:name="T1373" style:parent-style-name="DefaultParagraphFont" style:family="text">
      <style:text-properties style:font-name="ui-monospace" style:font-name-asian="ui-monospace" style:font-name-complex="ui-monospace" fo:color="#2B303B"/>
    </style:style>
    <style:style style:name="T1374" style:parent-style-name="DefaultParagraphFont" style:family="text">
      <style:text-properties style:font-name="ui-monospace" style:font-name-asian="ui-monospace" style:font-name-complex="ui-monospace" fo:color="#14181F"/>
    </style:style>
    <style:style style:name="T1375" style:parent-style-name="DefaultParagraphFont" style:family="text">
      <style:text-properties style:font-name="ui-monospace" style:font-name-asian="ui-monospace" style:font-name-complex="ui-monospace" fo:color="#8100C2"/>
    </style:style>
    <style:style style:name="T1376" style:parent-style-name="DefaultParagraphFont" style:family="text">
      <style:text-properties style:font-name="ui-monospace" style:font-name-asian="ui-monospace" style:font-name-complex="ui-monospace" fo:color="#14181F"/>
    </style:style>
    <style:style style:name="T1377" style:parent-style-name="DefaultParagraphFont" style:family="text">
      <style:text-properties style:font-name="ui-monospace" style:font-name-asian="ui-monospace" style:font-name-complex="ui-monospace" fo:color="#2B303B"/>
    </style:style>
    <style:style style:name="T1378" style:parent-style-name="DefaultParagraphFont" style:family="text">
      <style:text-properties style:font-name="ui-monospace" style:font-name-asian="ui-monospace" style:font-name-complex="ui-monospace" fo:color="#14181F"/>
    </style:style>
    <style:style style:name="T1379" style:parent-style-name="DefaultParagraphFont" style:family="text">
      <style:text-properties style:font-name="ui-monospace" style:font-name-asian="ui-monospace" style:font-name-complex="ui-monospace" fo:color="#8100C2"/>
    </style:style>
    <style:style style:name="T1380" style:parent-style-name="DefaultParagraphFont" style:family="text">
      <style:text-properties style:font-name="ui-monospace" style:font-name-asian="ui-monospace" style:font-name-complex="ui-monospace" fo:color="#14181F"/>
    </style:style>
    <style:style style:name="T1381" style:parent-style-name="DefaultParagraphFont" style:family="text">
      <style:text-properties style:font-name="ui-monospace" style:font-name-asian="ui-monospace" style:font-name-complex="ui-monospace" fo:color="#2B303B"/>
    </style:style>
    <style:style style:name="T1382" style:parent-style-name="DefaultParagraphFont" style:family="text">
      <style:text-properties style:font-name="ui-monospace" style:font-name-asian="ui-monospace" style:font-name-complex="ui-monospace" fo:color="#14181F"/>
    </style:style>
    <style:style style:name="T1383" style:parent-style-name="DefaultParagraphFont" style:family="text">
      <style:text-properties style:font-name="ui-monospace" style:font-name-asian="ui-monospace" style:font-name-complex="ui-monospace" fo:color="#2B303B"/>
    </style:style>
    <style:style style:name="T1384" style:parent-style-name="DefaultParagraphFont" style:family="text">
      <style:text-properties style:font-name="ui-monospace" style:font-name-asian="ui-monospace" style:font-name-complex="ui-monospace" fo:color="#14181F"/>
    </style:style>
    <style:style style:name="T1385" style:parent-style-name="DefaultParagraphFont" style:family="text">
      <style:text-properties style:font-name="ui-monospace" style:font-name-asian="ui-monospace" style:font-name-complex="ui-monospace" fo:color="#2B303B"/>
    </style:style>
    <style:style style:name="T1386" style:parent-style-name="DefaultParagraphFont" style:family="text">
      <style:text-properties style:font-name="ui-monospace" style:font-name-asian="ui-monospace" style:font-name-complex="ui-monospace" fo:color="#14181F"/>
    </style:style>
    <style:style style:name="T1387" style:parent-style-name="DefaultParagraphFont" style:family="text">
      <style:text-properties style:font-name="ui-monospace" style:font-name-asian="ui-monospace" style:font-name-complex="ui-monospace" fo:color="#2B303B"/>
    </style:style>
    <style:style style:name="T1388" style:parent-style-name="DefaultParagraphFont" style:family="text">
      <style:text-properties style:font-name="ui-monospace" style:font-name-asian="ui-monospace" style:font-name-complex="ui-monospace" fo:color="#14181F"/>
    </style:style>
    <style:style style:name="T1389" style:parent-style-name="DefaultParagraphFont" style:family="text">
      <style:text-properties style:font-name="ui-monospace" style:font-name-asian="ui-monospace" style:font-name-complex="ui-monospace" fo:color="#8100C2"/>
    </style:style>
    <style:style style:name="T1390" style:parent-style-name="DefaultParagraphFont" style:family="text">
      <style:text-properties style:font-name="ui-monospace" style:font-name-asian="ui-monospace" style:font-name-complex="ui-monospace" fo:color="#14181F"/>
    </style:style>
    <style:style style:name="T1391" style:parent-style-name="DefaultParagraphFont" style:family="text">
      <style:text-properties style:font-name="ui-monospace" style:font-name-asian="ui-monospace" style:font-name-complex="ui-monospace" fo:color="#8100C2"/>
    </style:style>
    <style:style style:name="T1392" style:parent-style-name="DefaultParagraphFont" style:family="text">
      <style:text-properties style:font-name="ui-monospace" style:font-name-asian="ui-monospace" style:font-name-complex="ui-monospace" fo:color="#14181F"/>
    </style:style>
    <style:style style:name="T1393" style:parent-style-name="DefaultParagraphFont" style:family="text">
      <style:text-properties style:font-name="ui-monospace" style:font-name-asian="ui-monospace" style:font-name-complex="ui-monospace" fo:color="#2B303B"/>
    </style:style>
    <style:style style:name="T1394" style:parent-style-name="DefaultParagraphFont" style:family="text">
      <style:text-properties style:font-name="ui-monospace" style:font-name-asian="ui-monospace" style:font-name-complex="ui-monospace" fo:color="#14181F"/>
    </style:style>
    <style:style style:name="T1395" style:parent-style-name="DefaultParagraphFont" style:family="text">
      <style:text-properties style:font-name="ui-monospace" style:font-name-asian="ui-monospace" style:font-name-complex="ui-monospace" fo:color="#8100C2"/>
    </style:style>
    <style:style style:name="T1396" style:parent-style-name="DefaultParagraphFont" style:family="text">
      <style:text-properties style:font-name="ui-monospace" style:font-name-asian="ui-monospace" style:font-name-complex="ui-monospace" fo:color="#14181F"/>
    </style:style>
    <style:style style:name="T1397" style:parent-style-name="DefaultParagraphFont" style:family="text">
      <style:text-properties style:font-name="ui-monospace" style:font-name-asian="ui-monospace" style:font-name-complex="ui-monospace" fo:color="#8100C2"/>
    </style:style>
    <style:style style:name="T1398" style:parent-style-name="DefaultParagraphFont" style:family="text">
      <style:text-properties style:font-name="ui-monospace" style:font-name-asian="ui-monospace" style:font-name-complex="ui-monospace" fo:color="#14181F"/>
    </style:style>
    <style:style style:name="T1399" style:parent-style-name="DefaultParagraphFont" style:family="text">
      <style:text-properties style:font-name="ui-monospace" style:font-name-asian="ui-monospace" style:font-name-complex="ui-monospace" fo:color="#8100C2"/>
    </style:style>
    <style:style style:name="T1400" style:parent-style-name="DefaultParagraphFont" style:family="text">
      <style:text-properties style:font-name="ui-monospace" style:font-name-asian="ui-monospace" style:font-name-complex="ui-monospace" fo:color="#14181F"/>
    </style:style>
    <style:style style:name="T1401" style:parent-style-name="DefaultParagraphFont" style:family="text">
      <style:text-properties style:font-name="ui-monospace" style:font-name-asian="ui-monospace" style:font-name-complex="ui-monospace" fo:color="#2B303B"/>
    </style:style>
    <style:style style:name="T1402" style:parent-style-name="DefaultParagraphFont" style:family="text">
      <style:text-properties style:font-name="ui-monospace" style:font-name-asian="ui-monospace" style:font-name-complex="ui-monospace" fo:color="#14181F"/>
    </style:style>
    <style:style style:name="T1403" style:parent-style-name="DefaultParagraphFont" style:family="text">
      <style:text-properties style:font-name="ui-monospace" style:font-name-asian="ui-monospace" style:font-name-complex="ui-monospace" fo:color="#8100C2"/>
    </style:style>
    <style:style style:name="T1404" style:parent-style-name="DefaultParagraphFont" style:family="text">
      <style:text-properties style:font-name="ui-monospace" style:font-name-asian="ui-monospace" style:font-name-complex="ui-monospace" fo:color="#2B303B"/>
    </style:style>
    <style:style style:name="T1405" style:parent-style-name="DefaultParagraphFont" style:family="text">
      <style:text-properties style:font-name="ui-monospace" style:font-name-asian="ui-monospace" style:font-name-complex="ui-monospace" fo:color="#14181F"/>
    </style:style>
    <style:style style:name="T1406" style:parent-style-name="DefaultParagraphFont" style:family="text">
      <style:text-properties style:font-name="ui-monospace" style:font-name-asian="ui-monospace" style:font-name-complex="ui-monospace" fo:color="#2B303B"/>
    </style:style>
    <style:style style:name="T1407" style:parent-style-name="DefaultParagraphFont" style:family="text">
      <style:text-properties style:font-name="ui-monospace" style:font-name-asian="ui-monospace" style:font-name-complex="ui-monospace" fo:color="#14181F"/>
    </style:style>
    <style:style style:name="T1408" style:parent-style-name="DefaultParagraphFont" style:family="text">
      <style:text-properties style:font-name="ui-monospace" style:font-name-asian="ui-monospace" style:font-name-complex="ui-monospace" fo:color="#8100C2"/>
    </style:style>
    <style:style style:name="T1409" style:parent-style-name="DefaultParagraphFont" style:family="text">
      <style:text-properties style:font-name="ui-monospace" style:font-name-asian="ui-monospace" style:font-name-complex="ui-monospace" fo:color="#14181F"/>
    </style:style>
    <style:style style:name="T1410" style:parent-style-name="DefaultParagraphFont" style:family="text">
      <style:text-properties style:font-name="ui-monospace" style:font-name-asian="ui-monospace" style:font-name-complex="ui-monospace" fo:color="#2B303B"/>
    </style:style>
    <style:style style:name="T1411" style:parent-style-name="DefaultParagraphFont" style:family="text">
      <style:text-properties style:font-name="ui-monospace" style:font-name-asian="ui-monospace" style:font-name-complex="ui-monospace" fo:color="#14181F"/>
    </style:style>
    <style:style style:name="T1412" style:parent-style-name="DefaultParagraphFont" style:family="text">
      <style:text-properties style:font-name="ui-monospace" style:font-name-asian="ui-monospace" style:font-name-complex="ui-monospace" fo:color="#2B303B"/>
    </style:style>
    <style:style style:name="T1413" style:parent-style-name="DefaultParagraphFont" style:family="text">
      <style:text-properties style:font-name="ui-monospace" style:font-name-asian="ui-monospace" style:font-name-complex="ui-monospace" fo:color="#14181F"/>
    </style:style>
    <style:style style:name="T1414" style:parent-style-name="DefaultParagraphFont" style:family="text">
      <style:text-properties style:font-name="ui-monospace" style:font-name-asian="ui-monospace" style:font-name-complex="ui-monospace" fo:color="#8100C2"/>
    </style:style>
    <style:style style:name="T1415" style:parent-style-name="DefaultParagraphFont" style:family="text">
      <style:text-properties style:font-name="ui-monospace" style:font-name-asian="ui-monospace" style:font-name-complex="ui-monospace" fo:color="#14181F"/>
    </style:style>
    <style:style style:name="T1416" style:parent-style-name="DefaultParagraphFont" style:family="text">
      <style:text-properties style:font-name="ui-monospace" style:font-name-asian="ui-monospace" style:font-name-complex="ui-monospace" fo:color="#2B303B"/>
    </style:style>
    <style:style style:name="T1417" style:parent-style-name="DefaultParagraphFont" style:family="text">
      <style:text-properties style:font-name="ui-monospace" style:font-name-asian="ui-monospace" style:font-name-complex="ui-monospace" fo:color="#8100C2"/>
    </style:style>
    <style:style style:name="T1418" style:parent-style-name="DefaultParagraphFont" style:family="text">
      <style:text-properties style:font-name="ui-monospace" style:font-name-asian="ui-monospace" style:font-name-complex="ui-monospace" fo:color="#14181F"/>
    </style:style>
    <style:style style:name="T1419" style:parent-style-name="DefaultParagraphFont" style:family="text">
      <style:text-properties style:font-name="ui-monospace" style:font-name-asian="ui-monospace" style:font-name-complex="ui-monospace" fo:color="#2B303B"/>
    </style:style>
    <style:style style:name="T1420" style:parent-style-name="DefaultParagraphFont" style:family="text">
      <style:text-properties style:font-name="ui-monospace" style:font-name-asian="ui-monospace" style:font-name-complex="ui-monospace" fo:color="#14181F"/>
    </style:style>
    <style:style style:name="T1421" style:parent-style-name="DefaultParagraphFont" style:family="text">
      <style:text-properties style:font-name="ui-monospace" style:font-name-asian="ui-monospace" style:font-name-complex="ui-monospace" fo:color="#8100C2"/>
    </style:style>
    <style:style style:name="T1422" style:parent-style-name="DefaultParagraphFont" style:family="text">
      <style:text-properties style:font-name="ui-monospace" style:font-name-asian="ui-monospace" style:font-name-complex="ui-monospace" fo:color="#2B303B"/>
    </style:style>
    <style:style style:name="T1423" style:parent-style-name="DefaultParagraphFont" style:family="text">
      <style:text-properties style:font-name="ui-monospace" style:font-name-asian="ui-monospace" style:font-name-complex="ui-monospace" fo:color="#14181F"/>
    </style:style>
    <style:style style:name="T1424" style:parent-style-name="DefaultParagraphFont" style:family="text">
      <style:text-properties style:font-name="ui-monospace" style:font-name-asian="ui-monospace" style:font-name-complex="ui-monospace" fo:color="#2B303B"/>
    </style:style>
    <style:style style:name="T1425" style:parent-style-name="DefaultParagraphFont" style:family="text">
      <style:text-properties style:font-name="ui-monospace" style:font-name-asian="ui-monospace" style:font-name-complex="ui-monospace" fo:color="#14181F"/>
    </style:style>
    <style:style style:name="T1426" style:parent-style-name="DefaultParagraphFont" style:family="text">
      <style:text-properties style:font-name="ui-monospace" style:font-name-asian="ui-monospace" style:font-name-complex="ui-monospace" fo:color="#8100C2"/>
    </style:style>
    <style:style style:name="T1427" style:parent-style-name="DefaultParagraphFont" style:family="text">
      <style:text-properties style:font-name="ui-monospace" style:font-name-asian="ui-monospace" style:font-name-complex="ui-monospace" fo:color="#14181F"/>
    </style:style>
    <style:style style:name="T1428" style:parent-style-name="DefaultParagraphFont" style:family="text">
      <style:text-properties style:font-name="ui-monospace" style:font-name-asian="ui-monospace" style:font-name-complex="ui-monospace" fo:color="#2B303B"/>
    </style:style>
    <style:style style:name="T1429" style:parent-style-name="DefaultParagraphFont" style:family="text">
      <style:text-properties style:font-name="ui-monospace" style:font-name-asian="ui-monospace" style:font-name-complex="ui-monospace" fo:color="#14181F"/>
    </style:style>
    <style:style style:name="T1430" style:parent-style-name="DefaultParagraphFont" style:family="text">
      <style:text-properties style:font-name="ui-monospace" style:font-name-asian="ui-monospace" style:font-name-complex="ui-monospace" fo:color="#2B303B"/>
    </style:style>
    <style:style style:name="T1431" style:parent-style-name="DefaultParagraphFont" style:family="text">
      <style:text-properties style:font-name="ui-monospace" style:font-name-asian="ui-monospace" style:font-name-complex="ui-monospace" fo:color="#14181F"/>
    </style:style>
    <style:style style:name="T1432" style:parent-style-name="DefaultParagraphFont" style:family="text">
      <style:text-properties style:font-name="ui-monospace" style:font-name-asian="ui-monospace" style:font-name-complex="ui-monospace" fo:color="#2B303B"/>
    </style:style>
    <style:style style:name="T1433" style:parent-style-name="DefaultParagraphFont" style:family="text">
      <style:text-properties style:font-name="ui-monospace" style:font-name-asian="ui-monospace" style:font-name-complex="ui-monospace" fo:color="#14181F"/>
    </style:style>
    <style:style style:name="T1434" style:parent-style-name="DefaultParagraphFont" style:family="text">
      <style:text-properties style:font-name="ui-monospace" style:font-name-asian="ui-monospace" style:font-name-complex="ui-monospace" fo:color="#8100C2"/>
    </style:style>
    <style:style style:name="T1435" style:parent-style-name="DefaultParagraphFont" style:family="text">
      <style:text-properties style:font-name="ui-monospace" style:font-name-asian="ui-monospace" style:font-name-complex="ui-monospace" fo:color="#14181F"/>
    </style:style>
    <style:style style:name="T1436" style:parent-style-name="DefaultParagraphFont" style:family="text">
      <style:text-properties style:font-name="ui-monospace" style:font-name-asian="ui-monospace" style:font-name-complex="ui-monospace" fo:color="#8100C2"/>
    </style:style>
    <style:style style:name="T1437" style:parent-style-name="DefaultParagraphFont" style:family="text">
      <style:text-properties style:font-name="ui-monospace" style:font-name-asian="ui-monospace" style:font-name-complex="ui-monospace" fo:color="#14181F"/>
    </style:style>
    <style:style style:name="T1438" style:parent-style-name="DefaultParagraphFont" style:family="text">
      <style:text-properties style:font-name="ui-monospace" style:font-name-asian="ui-monospace" style:font-name-complex="ui-monospace" fo:color="#8100C2"/>
    </style:style>
    <style:style style:name="T1439" style:parent-style-name="DefaultParagraphFont" style:family="text">
      <style:text-properties style:font-name="ui-monospace" style:font-name-asian="ui-monospace" style:font-name-complex="ui-monospace" fo:color="#14181F"/>
    </style:style>
    <style:style style:name="T1440" style:parent-style-name="DefaultParagraphFont" style:family="text">
      <style:text-properties style:font-name="ui-monospace" style:font-name-asian="ui-monospace" style:font-name-complex="ui-monospace" fo:color="#8100C2"/>
    </style:style>
    <style:style style:name="T1441" style:parent-style-name="DefaultParagraphFont" style:family="text">
      <style:text-properties style:font-name="ui-monospace" style:font-name-asian="ui-monospace" style:font-name-complex="ui-monospace" fo:color="#14181F"/>
    </style:style>
    <style:style style:name="T1442" style:parent-style-name="DefaultParagraphFont" style:family="text">
      <style:text-properties style:font-name="ui-monospace" style:font-name-asian="ui-monospace" style:font-name-complex="ui-monospace" fo:color="#2B303B"/>
    </style:style>
    <style:style style:name="T1443" style:parent-style-name="DefaultParagraphFont" style:family="text">
      <style:text-properties style:font-name="ui-monospace" style:font-name-asian="ui-monospace" style:font-name-complex="ui-monospace" fo:color="#14181F"/>
    </style:style>
    <style:style style:name="T1444" style:parent-style-name="DefaultParagraphFont" style:family="text">
      <style:text-properties style:font-name="ui-monospace" style:font-name-asian="ui-monospace" style:font-name-complex="ui-monospace" fo:color="#8100C2"/>
    </style:style>
    <style:style style:name="T1445" style:parent-style-name="DefaultParagraphFont" style:family="text">
      <style:text-properties style:font-name="ui-monospace" style:font-name-asian="ui-monospace" style:font-name-complex="ui-monospace" fo:color="#2B303B"/>
    </style:style>
    <style:style style:name="T1446" style:parent-style-name="DefaultParagraphFont" style:family="text">
      <style:text-properties style:font-name="ui-monospace" style:font-name-asian="ui-monospace" style:font-name-complex="ui-monospace" fo:color="#14181F"/>
    </style:style>
    <style:style style:name="T1447" style:parent-style-name="DefaultParagraphFont" style:family="text">
      <style:text-properties style:font-name="ui-monospace" style:font-name-asian="ui-monospace" style:font-name-complex="ui-monospace" fo:color="#8100C2"/>
    </style:style>
    <style:style style:name="T1448" style:parent-style-name="DefaultParagraphFont" style:family="text">
      <style:text-properties style:font-name="ui-monospace" style:font-name-asian="ui-monospace" style:font-name-complex="ui-monospace" fo:color="#14181F"/>
    </style:style>
    <style:style style:name="T1449" style:parent-style-name="DefaultParagraphFont" style:family="text">
      <style:text-properties style:font-name="ui-monospace" style:font-name-asian="ui-monospace" style:font-name-complex="ui-monospace" fo:color="#8100C2"/>
    </style:style>
    <style:style style:name="T1450" style:parent-style-name="DefaultParagraphFont" style:family="text">
      <style:text-properties style:font-name="ui-monospace" style:font-name-asian="ui-monospace" style:font-name-complex="ui-monospace" fo:color="#14181F"/>
    </style:style>
    <style:style style:name="T1451" style:parent-style-name="DefaultParagraphFont" style:family="text">
      <style:text-properties style:font-name="ui-monospace" style:font-name-asian="ui-monospace" style:font-name-complex="ui-monospace" fo:color="#2B303B"/>
    </style:style>
    <style:style style:name="T1452" style:parent-style-name="DefaultParagraphFont" style:family="text">
      <style:text-properties style:font-name="ui-monospace" style:font-name-asian="ui-monospace" style:font-name-complex="ui-monospace" fo:color="#14181F"/>
    </style:style>
    <style:style style:name="T1453" style:parent-style-name="DefaultParagraphFont" style:family="text">
      <style:text-properties style:font-name="ui-monospace" style:font-name-asian="ui-monospace" style:font-name-complex="ui-monospace" fo:color="#8100C2"/>
    </style:style>
    <style:style style:name="T1454" style:parent-style-name="DefaultParagraphFont" style:family="text">
      <style:text-properties style:font-name="ui-monospace" style:font-name-asian="ui-monospace" style:font-name-complex="ui-monospace" fo:color="#14181F"/>
    </style:style>
    <style:style style:name="T1455" style:parent-style-name="DefaultParagraphFont" style:family="text">
      <style:text-properties style:font-name="ui-monospace" style:font-name-asian="ui-monospace" style:font-name-complex="ui-monospace" fo:color="#8100C2"/>
    </style:style>
    <style:style style:name="T1456" style:parent-style-name="DefaultParagraphFont" style:family="text">
      <style:text-properties style:font-name="ui-monospace" style:font-name-asian="ui-monospace" style:font-name-complex="ui-monospace" fo:color="#14181F"/>
    </style:style>
    <style:style style:name="T1457" style:parent-style-name="DefaultParagraphFont" style:family="text">
      <style:text-properties style:font-name="ui-monospace" style:font-name-asian="ui-monospace" style:font-name-complex="ui-monospace" fo:color="#8100C2"/>
    </style:style>
    <style:style style:name="T1458" style:parent-style-name="DefaultParagraphFont" style:family="text">
      <style:text-properties style:font-name="ui-monospace" style:font-name-asian="ui-monospace" style:font-name-complex="ui-monospace" fo:color="#2B303B"/>
    </style:style>
    <style:style style:name="T1459" style:parent-style-name="DefaultParagraphFont" style:family="text">
      <style:text-properties style:font-name="ui-monospace" style:font-name-asian="ui-monospace" style:font-name-complex="ui-monospace" fo:color="#6E7687"/>
    </style:style>
    <style:style style:name="T1460" style:parent-style-name="DefaultParagraphFont" style:family="text">
      <style:text-properties style:font-name="ui-monospace" style:font-name-asian="ui-monospace" style:font-name-complex="ui-monospace" fo:color="#6E7687"/>
    </style:style>
    <style:style style:name="T1461" style:parent-style-name="DefaultParagraphFont" style:family="text">
      <style:text-properties style:font-name="ui-monospace" style:font-name-asian="ui-monospace" style:font-name-complex="ui-monospace" fo:color="#14181F"/>
    </style:style>
    <style:style style:name="T1462" style:parent-style-name="DefaultParagraphFont" style:family="text">
      <style:text-properties style:font-name="ui-monospace" style:font-name-asian="ui-monospace" style:font-name-complex="ui-monospace" fo:color="#8100C2"/>
    </style:style>
    <style:style style:name="T1463" style:parent-style-name="DefaultParagraphFont" style:family="text">
      <style:text-properties style:font-name="ui-monospace" style:font-name-asian="ui-monospace" style:font-name-complex="ui-monospace" fo:color="#14181F"/>
    </style:style>
    <style:style style:name="T1464" style:parent-style-name="DefaultParagraphFont" style:family="text">
      <style:text-properties style:font-name="ui-monospace" style:font-name-asian="ui-monospace" style:font-name-complex="ui-monospace" fo:color="#2B303B"/>
    </style:style>
    <style:style style:name="T1465" style:parent-style-name="DefaultParagraphFont" style:family="text">
      <style:text-properties style:font-name="ui-monospace" style:font-name-asian="ui-monospace" style:font-name-complex="ui-monospace" fo:color="#14181F"/>
    </style:style>
    <style:style style:name="T1466" style:parent-style-name="DefaultParagraphFont" style:family="text">
      <style:text-properties style:font-name="ui-monospace" style:font-name-asian="ui-monospace" style:font-name-complex="ui-monospace" fo:color="#8100C2"/>
    </style:style>
    <style:style style:name="T1467" style:parent-style-name="DefaultParagraphFont" style:family="text">
      <style:text-properties style:font-name="ui-monospace" style:font-name-asian="ui-monospace" style:font-name-complex="ui-monospace" fo:color="#14181F"/>
    </style:style>
    <style:style style:name="T1468" style:parent-style-name="DefaultParagraphFont" style:family="text">
      <style:text-properties style:font-name="ui-monospace" style:font-name-asian="ui-monospace" style:font-name-complex="ui-monospace" fo:color="#2B303B"/>
    </style:style>
    <style:style style:name="T1469" style:parent-style-name="DefaultParagraphFont" style:family="text">
      <style:text-properties style:font-name="ui-monospace" style:font-name-asian="ui-monospace" style:font-name-complex="ui-monospace" fo:color="#14181F"/>
    </style:style>
    <style:style style:name="T1470" style:parent-style-name="DefaultParagraphFont" style:family="text">
      <style:text-properties style:font-name="ui-monospace" style:font-name-asian="ui-monospace" style:font-name-complex="ui-monospace" fo:color="#008000"/>
    </style:style>
    <style:style style:name="T1471" style:parent-style-name="DefaultParagraphFont" style:family="text">
      <style:text-properties style:font-name="ui-monospace" style:font-name-asian="ui-monospace" style:font-name-complex="ui-monospace" fo:color="#14181F"/>
    </style:style>
    <style:style style:name="T1472" style:parent-style-name="DefaultParagraphFont" style:family="text">
      <style:text-properties style:font-name="ui-monospace" style:font-name-asian="ui-monospace" style:font-name-complex="ui-monospace" fo:color="#14181F"/>
    </style:style>
    <style:style style:name="T1473" style:parent-style-name="DefaultParagraphFont" style:family="text">
      <style:text-properties style:font-name="ui-monospace" style:font-name-asian="ui-monospace" style:font-name-complex="ui-monospace" fo:color="#14181F"/>
    </style:style>
    <style:style style:name="T1474" style:parent-style-name="DefaultParagraphFont" style:family="text">
      <style:text-properties style:font-name="ui-monospace" style:font-name-asian="ui-monospace" style:font-name-complex="ui-monospace" fo:color="#14181F"/>
    </style:style>
    <style:style style:name="T1475" style:parent-style-name="DefaultParagraphFont" style:family="text">
      <style:text-properties style:font-name="ui-monospace" style:font-name-asian="ui-monospace" style:font-name-complex="ui-monospace" fo:color="#14181F"/>
    </style:style>
    <style:style style:name="T1476" style:parent-style-name="DefaultParagraphFont" style:family="text">
      <style:text-properties style:font-name="ui-monospace" style:font-name-asian="ui-monospace" style:font-name-complex="ui-monospace" fo:color="#14181F"/>
    </style:style>
    <style:style style:name="T1477" style:parent-style-name="DefaultParagraphFont" style:family="text">
      <style:text-properties style:font-name="ui-monospace" style:font-name-asian="ui-monospace" style:font-name-complex="ui-monospace" fo:color="#14181F"/>
    </style:style>
    <style:style style:name="T1478" style:parent-style-name="DefaultParagraphFont" style:family="text">
      <style:text-properties style:font-name="ui-monospace" style:font-name-asian="ui-monospace" style:font-name-complex="ui-monospace" fo:color="#14181F"/>
    </style:style>
    <style:style style:name="T1479" style:parent-style-name="DefaultParagraphFont" style:family="text">
      <style:text-properties style:font-name="ui-monospace" style:font-name-asian="ui-monospace" style:font-name-complex="ui-monospace" fo:color="#14181F"/>
    </style:style>
    <style:style style:name="T1480" style:parent-style-name="DefaultParagraphFont" style:family="text">
      <style:text-properties style:font-name="ui-monospace" style:font-name-asian="ui-monospace" style:font-name-complex="ui-monospace" fo:color="#14181F"/>
    </style:style>
    <style:style style:name="T1481" style:parent-style-name="DefaultParagraphFont" style:family="text">
      <style:text-properties style:font-name="ui-monospace" style:font-name-asian="ui-monospace" style:font-name-complex="ui-monospace" fo:color="#14181F"/>
    </style:style>
    <style:style style:name="T1482" style:parent-style-name="DefaultParagraphFont" style:family="text">
      <style:text-properties style:font-name="ui-monospace" style:font-name-asian="ui-monospace" style:font-name-complex="ui-monospace" fo:color="#008000"/>
    </style:style>
    <style:style style:name="T1483" style:parent-style-name="DefaultParagraphFont" style:family="text">
      <style:text-properties style:font-name="ui-monospace" style:font-name-asian="ui-monospace" style:font-name-complex="ui-monospace" fo:color="#14181F"/>
    </style:style>
    <style:style style:name="T1484" style:parent-style-name="DefaultParagraphFont" style:family="text">
      <style:text-properties style:font-name="ui-monospace" style:font-name-asian="ui-monospace" style:font-name-complex="ui-monospace" fo:color="#8100C2"/>
    </style:style>
    <style:style style:name="T1485" style:parent-style-name="DefaultParagraphFont" style:family="text">
      <style:text-properties style:font-name="ui-monospace" style:font-name-asian="ui-monospace" style:font-name-complex="ui-monospace" fo:color="#14181F"/>
    </style:style>
    <style:style style:name="T1486" style:parent-style-name="DefaultParagraphFont" style:family="text">
      <style:text-properties style:font-name="ui-monospace" style:font-name-asian="ui-monospace" style:font-name-complex="ui-monospace" fo:color="#8100C2"/>
    </style:style>
    <style:style style:name="T1487" style:parent-style-name="DefaultParagraphFont" style:family="text">
      <style:text-properties style:font-name="ui-monospace" style:font-name-asian="ui-monospace" style:font-name-complex="ui-monospace" fo:color="#14181F"/>
    </style:style>
    <style:style style:name="T1488" style:parent-style-name="DefaultParagraphFont" style:family="text">
      <style:text-properties style:font-name="ui-monospace" style:font-name-asian="ui-monospace" style:font-name-complex="ui-monospace" fo:color="#8100C2"/>
    </style:style>
    <style:style style:name="T1489" style:parent-style-name="DefaultParagraphFont" style:family="text">
      <style:text-properties style:font-name="ui-monospace" style:font-name-asian="ui-monospace" style:font-name-complex="ui-monospace" fo:color="#14181F"/>
    </style:style>
    <style:style style:name="T1490" style:parent-style-name="DefaultParagraphFont" style:family="text">
      <style:text-properties style:font-name="ui-monospace" style:font-name-asian="ui-monospace" style:font-name-complex="ui-monospace" fo:color="#2B303B"/>
    </style:style>
    <style:style style:name="T1491" style:parent-style-name="DefaultParagraphFont" style:family="text">
      <style:text-properties style:font-name="ui-monospace" style:font-name-asian="ui-monospace" style:font-name-complex="ui-monospace" fo:color="#14181F"/>
    </style:style>
    <style:style style:name="T1492" style:parent-style-name="DefaultParagraphFont" style:family="text">
      <style:text-properties style:font-name="ui-monospace" style:font-name-asian="ui-monospace" style:font-name-complex="ui-monospace" fo:color="#008000"/>
    </style:style>
    <style:style style:name="T1493" style:parent-style-name="DefaultParagraphFont" style:family="text">
      <style:text-properties style:font-name="ui-monospace" style:font-name-asian="ui-monospace" style:font-name-complex="ui-monospace" fo:color="#14181F"/>
    </style:style>
    <style:style style:name="T1494" style:parent-style-name="DefaultParagraphFont" style:family="text">
      <style:text-properties style:font-name="ui-monospace" style:font-name-asian="ui-monospace" style:font-name-complex="ui-monospace" fo:color="#14181F"/>
    </style:style>
    <style:style style:name="T1495" style:parent-style-name="DefaultParagraphFont" style:family="text">
      <style:text-properties style:font-name="ui-monospace" style:font-name-asian="ui-monospace" style:font-name-complex="ui-monospace" fo:color="#14181F"/>
    </style:style>
    <style:style style:name="T1496" style:parent-style-name="DefaultParagraphFont" style:family="text">
      <style:text-properties style:font-name="ui-monospace" style:font-name-asian="ui-monospace" style:font-name-complex="ui-monospace" fo:color="#008000"/>
    </style:style>
    <style:style style:name="T1497" style:parent-style-name="DefaultParagraphFont" style:family="text">
      <style:text-properties style:font-name="ui-monospace" style:font-name-asian="ui-monospace" style:font-name-complex="ui-monospace" fo:color="#14181F"/>
    </style:style>
    <style:style style:name="T1498" style:parent-style-name="DefaultParagraphFont" style:family="text">
      <style:text-properties style:font-name="ui-monospace" style:font-name-asian="ui-monospace" style:font-name-complex="ui-monospace" fo:color="#8100C2"/>
    </style:style>
    <style:style style:name="T1499" style:parent-style-name="DefaultParagraphFont" style:family="text">
      <style:text-properties style:font-name="ui-monospace" style:font-name-asian="ui-monospace" style:font-name-complex="ui-monospace" fo:color="#14181F"/>
    </style:style>
    <style:style style:name="T1500" style:parent-style-name="DefaultParagraphFont" style:family="text">
      <style:text-properties style:font-name="ui-monospace" style:font-name-asian="ui-monospace" style:font-name-complex="ui-monospace" fo:color="#2B303B"/>
    </style:style>
    <style:style style:name="T1501" style:parent-style-name="DefaultParagraphFont" style:family="text">
      <style:text-properties style:font-name="ui-monospace" style:font-name-asian="ui-monospace" style:font-name-complex="ui-monospace" fo:color="#14181F"/>
    </style:style>
    <style:style style:name="T1502" style:parent-style-name="DefaultParagraphFont" style:family="text">
      <style:text-properties style:font-name="ui-monospace" style:font-name-asian="ui-monospace" style:font-name-complex="ui-monospace" fo:color="#008000"/>
    </style:style>
    <style:style style:name="T1503" style:parent-style-name="DefaultParagraphFont" style:family="text">
      <style:text-properties style:font-name="ui-monospace" style:font-name-asian="ui-monospace" style:font-name-complex="ui-monospace" fo:color="#14181F"/>
    </style:style>
    <style:style style:name="T1504" style:parent-style-name="DefaultParagraphFont" style:family="text">
      <style:text-properties style:font-name="ui-monospace" style:font-name-asian="ui-monospace" style:font-name-complex="ui-monospace" fo:color="#14181F"/>
    </style:style>
    <style:style style:name="T1505" style:parent-style-name="DefaultParagraphFont" style:family="text">
      <style:text-properties style:font-name="ui-monospace" style:font-name-asian="ui-monospace" style:font-name-complex="ui-monospace" fo:color="#14181F"/>
    </style:style>
    <style:style style:name="T1506" style:parent-style-name="DefaultParagraphFont" style:family="text">
      <style:text-properties style:font-name="ui-monospace" style:font-name-asian="ui-monospace" style:font-name-complex="ui-monospace" fo:color="#008000"/>
    </style:style>
    <style:style style:name="T1507" style:parent-style-name="DefaultParagraphFont" style:family="text">
      <style:text-properties style:font-name="ui-monospace" style:font-name-asian="ui-monospace" style:font-name-complex="ui-monospace" fo:color="#14181F"/>
    </style:style>
    <style:style style:name="T1508" style:parent-style-name="DefaultParagraphFont" style:family="text">
      <style:text-properties style:font-name="ui-monospace" style:font-name-asian="ui-monospace" style:font-name-complex="ui-monospace" fo:color="#8100C2"/>
    </style:style>
    <style:style style:name="T1509" style:parent-style-name="DefaultParagraphFont" style:family="text">
      <style:text-properties style:font-name="ui-monospace" style:font-name-asian="ui-monospace" style:font-name-complex="ui-monospace" fo:color="#14181F"/>
    </style:style>
    <style:style style:name="T1510" style:parent-style-name="DefaultParagraphFont" style:family="text">
      <style:text-properties style:font-name="ui-monospace" style:font-name-asian="ui-monospace" style:font-name-complex="ui-monospace" fo:color="#2B303B"/>
    </style:style>
    <style:style style:name="T1511" style:parent-style-name="DefaultParagraphFont" style:family="text">
      <style:text-properties style:font-name="ui-monospace" style:font-name-asian="ui-monospace" style:font-name-complex="ui-monospace" fo:color="#14181F"/>
    </style:style>
    <style:style style:name="T1512" style:parent-style-name="DefaultParagraphFont" style:family="text">
      <style:text-properties style:font-name="ui-monospace" style:font-name-asian="ui-monospace" style:font-name-complex="ui-monospace" fo:color="#8100C2"/>
    </style:style>
    <style:style style:name="T1513" style:parent-style-name="DefaultParagraphFont" style:family="text">
      <style:text-properties style:font-name="ui-monospace" style:font-name-asian="ui-monospace" style:font-name-complex="ui-monospace" fo:color="#14181F"/>
    </style:style>
    <style:style style:name="T1514" style:parent-style-name="DefaultParagraphFont" style:family="text">
      <style:text-properties style:font-name="ui-monospace" style:font-name-asian="ui-monospace" style:font-name-complex="ui-monospace" fo:color="#008080"/>
    </style:style>
    <style:style style:name="T1515" style:parent-style-name="DefaultParagraphFont" style:family="text">
      <style:text-properties style:font-name="ui-monospace" style:font-name-asian="ui-monospace" style:font-name-complex="ui-monospace" fo:color="#14181F"/>
    </style:style>
    <style:style style:name="T1516" style:parent-style-name="DefaultParagraphFont" style:family="text">
      <style:text-properties style:font-name="ui-monospace" style:font-name-asian="ui-monospace" style:font-name-complex="ui-monospace" fo:color="#8100C2"/>
    </style:style>
    <style:style style:name="T1517" style:parent-style-name="DefaultParagraphFont" style:family="text">
      <style:text-properties style:font-name="ui-monospace" style:font-name-asian="ui-monospace" style:font-name-complex="ui-monospace" fo:color="#14181F"/>
    </style:style>
    <style:style style:name="T1518" style:parent-style-name="DefaultParagraphFont" style:family="text">
      <style:text-properties style:font-name="ui-monospace" style:font-name-asian="ui-monospace" style:font-name-complex="ui-monospace" fo:color="#2B303B"/>
    </style:style>
    <style:style style:name="T1519" style:parent-style-name="DefaultParagraphFont" style:family="text">
      <style:text-properties style:font-name="ui-monospace" style:font-name-asian="ui-monospace" style:font-name-complex="ui-monospace" fo:color="#14181F"/>
    </style:style>
    <style:style style:name="T1520" style:parent-style-name="DefaultParagraphFont" style:family="text">
      <style:text-properties style:font-name="ui-monospace" style:font-name-asian="ui-monospace" style:font-name-complex="ui-monospace" fo:color="#8100C2"/>
    </style:style>
    <style:style style:name="T1521" style:parent-style-name="DefaultParagraphFont" style:family="text">
      <style:text-properties style:font-name="ui-monospace" style:font-name-asian="ui-monospace" style:font-name-complex="ui-monospace" fo:color="#14181F"/>
    </style:style>
    <style:style style:name="T1522" style:parent-style-name="DefaultParagraphFont" style:family="text">
      <style:text-properties style:font-name="ui-monospace" style:font-name-asian="ui-monospace" style:font-name-complex="ui-monospace" fo:color="#8100C2"/>
    </style:style>
    <style:style style:name="T1523" style:parent-style-name="DefaultParagraphFont" style:family="text">
      <style:text-properties style:font-name="ui-monospace" style:font-name-asian="ui-monospace" style:font-name-complex="ui-monospace" fo:color="#14181F"/>
    </style:style>
    <style:style style:name="T1524" style:parent-style-name="DefaultParagraphFont" style:family="text">
      <style:text-properties style:font-name="ui-monospace" style:font-name-asian="ui-monospace" style:font-name-complex="ui-monospace" fo:color="#2B303B"/>
    </style:style>
    <style:style style:name="T1525" style:parent-style-name="DefaultParagraphFont" style:family="text">
      <style:text-properties style:font-name="ui-monospace" style:font-name-asian="ui-monospace" style:font-name-complex="ui-monospace" fo:color="#14181F"/>
    </style:style>
    <style:style style:name="T1526" style:parent-style-name="DefaultParagraphFont" style:family="text">
      <style:text-properties style:font-name="ui-monospace" style:font-name-asian="ui-monospace" style:font-name-complex="ui-monospace" fo:color="#008080"/>
    </style:style>
    <style:style style:name="T1527" style:parent-style-name="DefaultParagraphFont" style:family="text">
      <style:text-properties style:font-name="ui-monospace" style:font-name-asian="ui-monospace" style:font-name-complex="ui-monospace" fo:color="#14181F"/>
    </style:style>
    <style:style style:name="T1528" style:parent-style-name="DefaultParagraphFont" style:family="text">
      <style:text-properties style:font-name="ui-monospace" style:font-name-asian="ui-monospace" style:font-name-complex="ui-monospace" fo:color="#8100C2"/>
    </style:style>
    <style:style style:name="T1529" style:parent-style-name="DefaultParagraphFont" style:family="text">
      <style:text-properties style:font-name="ui-monospace" style:font-name-asian="ui-monospace" style:font-name-complex="ui-monospace" fo:color="#14181F"/>
    </style:style>
    <style:style style:name="T1530" style:parent-style-name="DefaultParagraphFont" style:family="text">
      <style:text-properties style:font-name="ui-monospace" style:font-name-asian="ui-monospace" style:font-name-complex="ui-monospace" fo:color="#8100C2"/>
    </style:style>
    <style:style style:name="T1531" style:parent-style-name="DefaultParagraphFont" style:family="text">
      <style:text-properties style:font-name="ui-monospace" style:font-name-asian="ui-monospace" style:font-name-complex="ui-monospace" fo:color="#14181F"/>
    </style:style>
    <style:style style:name="T1532" style:parent-style-name="DefaultParagraphFont" style:family="text">
      <style:text-properties style:font-name="ui-monospace" style:font-name-asian="ui-monospace" style:font-name-complex="ui-monospace" fo:color="#2B303B"/>
    </style:style>
    <style:style style:name="T1533" style:parent-style-name="DefaultParagraphFont" style:family="text">
      <style:text-properties style:font-name="ui-monospace" style:font-name-asian="ui-monospace" style:font-name-complex="ui-monospace" fo:color="#14181F"/>
    </style:style>
    <style:style style:name="T1534" style:parent-style-name="DefaultParagraphFont" style:family="text">
      <style:text-properties style:font-name="ui-monospace" style:font-name-asian="ui-monospace" style:font-name-complex="ui-monospace" fo:color="#8100C2"/>
    </style:style>
    <style:style style:name="T1535" style:parent-style-name="DefaultParagraphFont" style:family="text">
      <style:text-properties style:font-name="ui-monospace" style:font-name-asian="ui-monospace" style:font-name-complex="ui-monospace" fo:color="#14181F"/>
    </style:style>
    <style:style style:name="T1536" style:parent-style-name="DefaultParagraphFont" style:family="text">
      <style:text-properties style:font-name="ui-monospace" style:font-name-asian="ui-monospace" style:font-name-complex="ui-monospace" fo:color="#8100C2"/>
    </style:style>
    <style:style style:name="T1537" style:parent-style-name="DefaultParagraphFont" style:family="text">
      <style:text-properties style:font-name="ui-monospace" style:font-name-asian="ui-monospace" style:font-name-complex="ui-monospace" fo:color="#2B303B"/>
    </style:style>
    <style:style style:name="T1538" style:parent-style-name="DefaultParagraphFont" style:family="text">
      <style:text-properties style:font-name="ui-monospace" style:font-name-asian="ui-monospace" style:font-name-complex="ui-monospace" fo:color="#14181F"/>
    </style:style>
    <style:style style:name="T1539" style:parent-style-name="DefaultParagraphFont" style:family="text">
      <style:text-properties style:font-name="ui-monospace" style:font-name-asian="ui-monospace" style:font-name-complex="ui-monospace" fo:color="#8100C2"/>
    </style:style>
    <style:style style:name="T1540" style:parent-style-name="DefaultParagraphFont" style:family="text">
      <style:text-properties style:font-name="ui-monospace" style:font-name-asian="ui-monospace" style:font-name-complex="ui-monospace" fo:color="#14181F"/>
    </style:style>
    <style:style style:name="T1541" style:parent-style-name="DefaultParagraphFont" style:family="text">
      <style:text-properties style:font-name="ui-monospace" style:font-name-asian="ui-monospace" style:font-name-complex="ui-monospace" fo:color="#8100C2"/>
    </style:style>
    <style:style style:name="T1542" style:parent-style-name="DefaultParagraphFont" style:family="text">
      <style:text-properties style:font-name="ui-monospace" style:font-name-asian="ui-monospace" style:font-name-complex="ui-monospace" fo:color="#14181F"/>
    </style:style>
    <style:style style:name="T1543" style:parent-style-name="DefaultParagraphFont" style:family="text">
      <style:text-properties style:font-name="ui-monospace" style:font-name-asian="ui-monospace" style:font-name-complex="ui-monospace" fo:color="#8100C2"/>
    </style:style>
    <style:style style:name="T1544" style:parent-style-name="DefaultParagraphFont" style:family="text">
      <style:text-properties style:font-name="ui-monospace" style:font-name-asian="ui-monospace" style:font-name-complex="ui-monospace" fo:color="#14181F"/>
    </style:style>
    <style:style style:name="T1545" style:parent-style-name="DefaultParagraphFont" style:family="text">
      <style:text-properties style:font-name="ui-monospace" style:font-name-asian="ui-monospace" style:font-name-complex="ui-monospace" fo:color="#8100C2"/>
    </style:style>
    <style:style style:name="T1546" style:parent-style-name="DefaultParagraphFont" style:family="text">
      <style:text-properties style:font-name="ui-monospace" style:font-name-asian="ui-monospace" style:font-name-complex="ui-monospace" fo:color="#14181F"/>
    </style:style>
    <style:style style:name="T1547" style:parent-style-name="DefaultParagraphFont" style:family="text">
      <style:text-properties style:font-name="ui-monospace" style:font-name-asian="ui-monospace" style:font-name-complex="ui-monospace" fo:color="#8100C2"/>
    </style:style>
    <style:style style:name="T1548" style:parent-style-name="DefaultParagraphFont" style:family="text">
      <style:text-properties style:font-name="ui-monospace" style:font-name-asian="ui-monospace" style:font-name-complex="ui-monospace" fo:color="#14181F"/>
    </style:style>
    <style:style style:name="T1549" style:parent-style-name="DefaultParagraphFont" style:family="text">
      <style:text-properties style:font-name="ui-monospace" style:font-name-asian="ui-monospace" style:font-name-complex="ui-monospace" fo:color="#8100C2"/>
    </style:style>
    <style:style style:name="T1550" style:parent-style-name="DefaultParagraphFont" style:family="text">
      <style:text-properties style:font-name="ui-monospace" style:font-name-asian="ui-monospace" style:font-name-complex="ui-monospace" fo:color="#14181F"/>
    </style:style>
    <style:style style:name="T1551" style:parent-style-name="DefaultParagraphFont" style:family="text">
      <style:text-properties style:font-name="ui-monospace" style:font-name-asian="ui-monospace" style:font-name-complex="ui-monospace" fo:color="#8100C2"/>
    </style:style>
    <style:style style:name="T1552" style:parent-style-name="DefaultParagraphFont" style:family="text">
      <style:text-properties style:font-name="ui-monospace" style:font-name-asian="ui-monospace" style:font-name-complex="ui-monospace" fo:color="#14181F"/>
    </style:style>
    <style:style style:name="T1553" style:parent-style-name="DefaultParagraphFont" style:family="text">
      <style:text-properties style:font-name="ui-monospace" style:font-name-asian="ui-monospace" style:font-name-complex="ui-monospace" fo:color="#2B303B"/>
    </style:style>
    <style:style style:name="T1554" style:parent-style-name="DefaultParagraphFont" style:family="text">
      <style:text-properties style:font-name="ui-monospace" style:font-name-asian="ui-monospace" style:font-name-complex="ui-monospace" fo:color="#14181F"/>
    </style:style>
    <style:style style:name="T1555" style:parent-style-name="DefaultParagraphFont" style:family="text">
      <style:text-properties style:font-name="ui-monospace" style:font-name-asian="ui-monospace" style:font-name-complex="ui-monospace" fo:color="#2B303B"/>
    </style:style>
    <style:style style:name="T1556" style:parent-style-name="DefaultParagraphFont" style:family="text">
      <style:text-properties style:font-name="ui-monospace" style:font-name-asian="ui-monospace" style:font-name-complex="ui-monospace" fo:color="#14181F"/>
    </style:style>
    <style:style style:name="T1557" style:parent-style-name="DefaultParagraphFont" style:family="text">
      <style:text-properties style:font-name="ui-monospace" style:font-name-asian="ui-monospace" style:font-name-complex="ui-monospace" fo:color="#8100C2"/>
    </style:style>
    <style:style style:name="T1558" style:parent-style-name="DefaultParagraphFont" style:family="text">
      <style:text-properties style:font-name="ui-monospace" style:font-name-asian="ui-monospace" style:font-name-complex="ui-monospace" fo:color="#14181F"/>
    </style:style>
    <style:style style:name="T1559" style:parent-style-name="DefaultParagraphFont" style:family="text">
      <style:text-properties style:font-name="ui-monospace" style:font-name-asian="ui-monospace" style:font-name-complex="ui-monospace" fo:color="#008080"/>
    </style:style>
    <style:style style:name="T1560" style:parent-style-name="DefaultParagraphFont" style:family="text">
      <style:text-properties style:font-name="ui-monospace" style:font-name-asian="ui-monospace" style:font-name-complex="ui-monospace" fo:color="#14181F"/>
    </style:style>
    <style:style style:name="T1561" style:parent-style-name="DefaultParagraphFont" style:family="text">
      <style:text-properties style:font-name="ui-monospace" style:font-name-asian="ui-monospace" style:font-name-complex="ui-monospace" fo:color="#14181F"/>
    </style:style>
    <style:style style:name="T1562" style:parent-style-name="DefaultParagraphFont" style:family="text">
      <style:text-properties style:font-name="ui-monospace" style:font-name-asian="ui-monospace" style:font-name-complex="ui-monospace" fo:color="#8100C2"/>
    </style:style>
    <style:style style:name="T1563" style:parent-style-name="DefaultParagraphFont" style:family="text">
      <style:text-properties style:font-name="ui-monospace" style:font-name-asian="ui-monospace" style:font-name-complex="ui-monospace" fo:color="#14181F"/>
    </style:style>
    <style:style style:name="T1564" style:parent-style-name="DefaultParagraphFont" style:family="text">
      <style:text-properties style:font-name="ui-monospace" style:font-name-asian="ui-monospace" style:font-name-complex="ui-monospace" fo:color="#8100C2"/>
    </style:style>
    <style:style style:name="T1565" style:parent-style-name="DefaultParagraphFont" style:family="text">
      <style:text-properties style:font-name="ui-monospace" style:font-name-asian="ui-monospace" style:font-name-complex="ui-monospace" fo:color="#14181F"/>
    </style:style>
    <style:style style:name="T1566" style:parent-style-name="DefaultParagraphFont" style:family="text">
      <style:text-properties style:font-name="ui-monospace" style:font-name-asian="ui-monospace" style:font-name-complex="ui-monospace" fo:color="#8100C2"/>
    </style:style>
    <style:style style:name="T1567" style:parent-style-name="DefaultParagraphFont" style:family="text">
      <style:text-properties style:font-name="ui-monospace" style:font-name-asian="ui-monospace" style:font-name-complex="ui-monospace" fo:color="#14181F"/>
    </style:style>
    <style:style style:name="T1568" style:parent-style-name="DefaultParagraphFont" style:family="text">
      <style:text-properties style:font-name="ui-monospace" style:font-name-asian="ui-monospace" style:font-name-complex="ui-monospace" fo:color="#2B303B"/>
    </style:style>
    <style:style style:name="T1569" style:parent-style-name="DefaultParagraphFont" style:family="text">
      <style:text-properties style:font-name="ui-monospace" style:font-name-asian="ui-monospace" style:font-name-complex="ui-monospace" fo:color="#14181F"/>
    </style:style>
    <style:style style:name="T1570" style:parent-style-name="DefaultParagraphFont" style:family="text">
      <style:text-properties style:font-name="ui-monospace" style:font-name-asian="ui-monospace" style:font-name-complex="ui-monospace" fo:color="#8100C2"/>
    </style:style>
    <style:style style:name="T1571" style:parent-style-name="DefaultParagraphFont" style:family="text">
      <style:text-properties style:font-name="ui-monospace" style:font-name-asian="ui-monospace" style:font-name-complex="ui-monospace" fo:color="#14181F"/>
    </style:style>
    <style:style style:name="T1572" style:parent-style-name="DefaultParagraphFont" style:family="text">
      <style:text-properties style:font-name="ui-monospace" style:font-name-asian="ui-monospace" style:font-name-complex="ui-monospace" fo:color="#8100C2"/>
    </style:style>
    <style:style style:name="T1573" style:parent-style-name="DefaultParagraphFont" style:family="text">
      <style:text-properties style:font-name="ui-monospace" style:font-name-asian="ui-monospace" style:font-name-complex="ui-monospace" fo:color="#14181F"/>
    </style:style>
    <style:style style:name="T1574" style:parent-style-name="DefaultParagraphFont" style:family="text">
      <style:text-properties style:font-name="ui-monospace" style:font-name-asian="ui-monospace" style:font-name-complex="ui-monospace" fo:color="#8100C2"/>
    </style:style>
    <style:style style:name="T1575" style:parent-style-name="DefaultParagraphFont" style:family="text">
      <style:text-properties style:font-name="ui-monospace" style:font-name-asian="ui-monospace" style:font-name-complex="ui-monospace" fo:color="#14181F"/>
    </style:style>
    <style:style style:name="T1576" style:parent-style-name="DefaultParagraphFont" style:family="text">
      <style:text-properties style:font-name="ui-monospace" style:font-name-asian="ui-monospace" style:font-name-complex="ui-monospace" fo:color="#8100C2"/>
    </style:style>
    <style:style style:name="T1577" style:parent-style-name="DefaultParagraphFont" style:family="text">
      <style:text-properties style:font-name="ui-monospace" style:font-name-asian="ui-monospace" style:font-name-complex="ui-monospace" fo:color="#2B303B"/>
    </style:style>
    <style:style style:name="T1578" style:parent-style-name="DefaultParagraphFont" style:family="text">
      <style:text-properties style:font-name="ui-monospace" style:font-name-asian="ui-monospace" style:font-name-complex="ui-monospace" fo:color="#14181F"/>
    </style:style>
    <style:style style:name="T1579" style:parent-style-name="DefaultParagraphFont" style:family="text">
      <style:text-properties style:font-name="ui-monospace" style:font-name-asian="ui-monospace" style:font-name-complex="ui-monospace" fo:color="#8100C2"/>
    </style:style>
    <style:style style:name="T1580" style:parent-style-name="DefaultParagraphFont" style:family="text">
      <style:text-properties style:font-name="ui-monospace" style:font-name-asian="ui-monospace" style:font-name-complex="ui-monospace" fo:color="#14181F"/>
    </style:style>
    <style:style style:name="T1581" style:parent-style-name="DefaultParagraphFont" style:family="text">
      <style:text-properties style:font-name="ui-monospace" style:font-name-asian="ui-monospace" style:font-name-complex="ui-monospace" fo:color="#8100C2"/>
    </style:style>
    <style:style style:name="T1582" style:parent-style-name="DefaultParagraphFont" style:family="text">
      <style:text-properties style:font-name="ui-monospace" style:font-name-asian="ui-monospace" style:font-name-complex="ui-monospace" fo:color="#14181F"/>
    </style:style>
    <style:style style:name="T1583" style:parent-style-name="DefaultParagraphFont" style:family="text">
      <style:text-properties style:font-name="ui-monospace" style:font-name-asian="ui-monospace" style:font-name-complex="ui-monospace" fo:color="#2B303B"/>
    </style:style>
    <style:style style:name="T1584" style:parent-style-name="DefaultParagraphFont" style:family="text">
      <style:text-properties style:font-name="ui-monospace" style:font-name-asian="ui-monospace" style:font-name-complex="ui-monospace" fo:color="#8100C2"/>
    </style:style>
    <style:style style:name="T1585" style:parent-style-name="DefaultParagraphFont" style:family="text">
      <style:text-properties style:font-name="ui-monospace" style:font-name-asian="ui-monospace" style:font-name-complex="ui-monospace" fo:color="#14181F"/>
    </style:style>
    <style:style style:name="T1586" style:parent-style-name="DefaultParagraphFont" style:family="text">
      <style:text-properties style:font-name="ui-monospace" style:font-name-asian="ui-monospace" style:font-name-complex="ui-monospace" fo:color="#008080"/>
    </style:style>
    <style:style style:name="T1587" style:parent-style-name="DefaultParagraphFont" style:family="text">
      <style:text-properties style:font-name="ui-monospace" style:font-name-asian="ui-monospace" style:font-name-complex="ui-monospace" fo:color="#2B303B"/>
    </style:style>
    <style:style style:name="T1588" style:parent-style-name="DefaultParagraphFont" style:family="text">
      <style:text-properties style:font-name="ui-monospace" style:font-name-asian="ui-monospace" style:font-name-complex="ui-monospace" fo:color="#14181F"/>
    </style:style>
    <style:style style:name="T1589" style:parent-style-name="DefaultParagraphFont" style:family="text">
      <style:text-properties style:font-name="ui-monospace" style:font-name-asian="ui-monospace" style:font-name-complex="ui-monospace" fo:color="#8100C2"/>
    </style:style>
    <style:style style:name="T1590" style:parent-style-name="DefaultParagraphFont" style:family="text">
      <style:text-properties style:font-name="ui-monospace" style:font-name-asian="ui-monospace" style:font-name-complex="ui-monospace" fo:color="#14181F"/>
    </style:style>
    <style:style style:name="T1591" style:parent-style-name="DefaultParagraphFont" style:family="text">
      <style:text-properties style:font-name="ui-monospace" style:font-name-asian="ui-monospace" style:font-name-complex="ui-monospace" fo:color="#8100C2"/>
    </style:style>
    <style:style style:name="T1592" style:parent-style-name="DefaultParagraphFont" style:family="text">
      <style:text-properties style:font-name="ui-monospace" style:font-name-asian="ui-monospace" style:font-name-complex="ui-monospace" fo:color="#14181F"/>
    </style:style>
    <style:style style:name="T1593" style:parent-style-name="DefaultParagraphFont" style:family="text">
      <style:text-properties style:font-name="ui-monospace" style:font-name-asian="ui-monospace" style:font-name-complex="ui-monospace" fo:color="#2B303B"/>
    </style:style>
    <style:style style:name="T1594" style:parent-style-name="DefaultParagraphFont" style:family="text">
      <style:text-properties style:font-name="ui-monospace" style:font-name-asian="ui-monospace" style:font-name-complex="ui-monospace" fo:color="#14181F"/>
    </style:style>
    <style:style style:name="T1595" style:parent-style-name="DefaultParagraphFont" style:family="text">
      <style:text-properties style:font-name="ui-monospace" style:font-name-asian="ui-monospace" style:font-name-complex="ui-monospace" fo:color="#8100C2"/>
    </style:style>
    <style:style style:name="T1596" style:parent-style-name="DefaultParagraphFont" style:family="text">
      <style:text-properties style:font-name="ui-monospace" style:font-name-asian="ui-monospace" style:font-name-complex="ui-monospace" fo:color="#14181F"/>
    </style:style>
    <style:style style:name="T1597" style:parent-style-name="DefaultParagraphFont" style:family="text">
      <style:text-properties style:font-name="ui-monospace" style:font-name-asian="ui-monospace" style:font-name-complex="ui-monospace" fo:color="#8100C2"/>
    </style:style>
    <style:style style:name="T1598" style:parent-style-name="DefaultParagraphFont" style:family="text">
      <style:text-properties style:font-name="ui-monospace" style:font-name-asian="ui-monospace" style:font-name-complex="ui-monospace" fo:color="#14181F"/>
    </style:style>
    <style:style style:name="T1599" style:parent-style-name="DefaultParagraphFont" style:family="text">
      <style:text-properties style:font-name="ui-monospace" style:font-name-asian="ui-monospace" style:font-name-complex="ui-monospace" fo:color="#8100C2"/>
    </style:style>
    <style:style style:name="T1600" style:parent-style-name="DefaultParagraphFont" style:family="text">
      <style:text-properties style:font-name="ui-monospace" style:font-name-asian="ui-monospace" style:font-name-complex="ui-monospace" fo:color="#14181F"/>
    </style:style>
    <style:style style:name="T1601" style:parent-style-name="DefaultParagraphFont" style:family="text">
      <style:text-properties style:font-name="ui-monospace" style:font-name-asian="ui-monospace" style:font-name-complex="ui-monospace" fo:color="#8100C2"/>
    </style:style>
    <style:style style:name="T1602" style:parent-style-name="DefaultParagraphFont" style:family="text">
      <style:text-properties style:font-name="ui-monospace" style:font-name-asian="ui-monospace" style:font-name-complex="ui-monospace" fo:color="#14181F"/>
    </style:style>
    <style:style style:name="T1603" style:parent-style-name="DefaultParagraphFont" style:family="text">
      <style:text-properties style:font-name="ui-monospace" style:font-name-asian="ui-monospace" style:font-name-complex="ui-monospace" fo:color="#8100C2"/>
    </style:style>
    <style:style style:name="T1604" style:parent-style-name="DefaultParagraphFont" style:family="text">
      <style:text-properties style:font-name="ui-monospace" style:font-name-asian="ui-monospace" style:font-name-complex="ui-monospace" fo:color="#14181F"/>
    </style:style>
    <style:style style:name="T1605" style:parent-style-name="DefaultParagraphFont" style:family="text">
      <style:text-properties style:font-name="ui-monospace" style:font-name-asian="ui-monospace" style:font-name-complex="ui-monospace" fo:color="#2B303B"/>
    </style:style>
    <style:style style:name="T1606" style:parent-style-name="DefaultParagraphFont" style:family="text">
      <style:text-properties style:font-name="ui-monospace" style:font-name-asian="ui-monospace" style:font-name-complex="ui-monospace" fo:color="#6E7687"/>
    </style:style>
    <style:style style:name="T1607" style:parent-style-name="DefaultParagraphFont" style:family="text">
      <style:text-properties style:font-name="ui-monospace" style:font-name-asian="ui-monospace" style:font-name-complex="ui-monospace" fo:color="#6E7687"/>
    </style:style>
    <style:style style:name="T1608" style:parent-style-name="DefaultParagraphFont" style:family="text">
      <style:text-properties style:font-name="ui-monospace" style:font-name-asian="ui-monospace" style:font-name-complex="ui-monospace" fo:color="#2B303B"/>
    </style:style>
    <style:style style:name="T1609" style:parent-style-name="DefaultParagraphFont" style:family="text">
      <style:text-properties style:font-name="ui-monospace" style:font-name-asian="ui-monospace" style:font-name-complex="ui-monospace" fo:color="#14181F"/>
    </style:style>
    <style:style style:name="T1610" style:parent-style-name="DefaultParagraphFont" style:family="text">
      <style:text-properties style:font-name="ui-monospace" style:font-name-asian="ui-monospace" style:font-name-complex="ui-monospace" fo:color="#14181F"/>
    </style:style>
    <style:style style:name="T1611" style:parent-style-name="DefaultParagraphFont" style:family="text">
      <style:text-properties style:font-name="ui-monospace" style:font-name-asian="ui-monospace" style:font-name-complex="ui-monospace" fo:color="#14181F"/>
    </style:style>
    <style:style style:name="T1612" style:parent-style-name="DefaultParagraphFont" style:family="text">
      <style:text-properties style:font-name="ui-monospace" style:font-name-asian="ui-monospace" style:font-name-complex="ui-monospace" fo:color="#14181F"/>
    </style:style>
    <style:style style:name="T1613" style:parent-style-name="DefaultParagraphFont" style:family="text">
      <style:text-properties style:font-name="ui-monospace" style:font-name-asian="ui-monospace" style:font-name-complex="ui-monospace" fo:color="#14181F"/>
    </style:style>
    <style:style style:name="T1614" style:parent-style-name="DefaultParagraphFont" style:family="text">
      <style:text-properties style:font-name="ui-monospace" style:font-name-asian="ui-monospace" style:font-name-complex="ui-monospace" fo:color="#14181F"/>
    </style:style>
    <style:style style:name="T1615" style:parent-style-name="DefaultParagraphFont" style:family="text">
      <style:text-properties style:font-name="ui-monospace" style:font-name-asian="ui-monospace" style:font-name-complex="ui-monospace" fo:color="#14181F"/>
    </style:style>
    <style:style style:name="T1616" style:parent-style-name="DefaultParagraphFont" style:family="text">
      <style:text-properties style:font-name="ui-monospace" style:font-name-asian="ui-monospace" style:font-name-complex="ui-monospace" fo:color="#14181F"/>
    </style:style>
    <style:style style:name="T1617" style:parent-style-name="DefaultParagraphFont" style:family="text">
      <style:text-properties style:font-name="ui-monospace" style:font-name-asian="ui-monospace" style:font-name-complex="ui-monospace" fo:color="#14181F"/>
    </style:style>
    <style:style style:name="T1618" style:parent-style-name="DefaultParagraphFont" style:family="text">
      <style:text-properties style:font-name="ui-monospace" style:font-name-asian="ui-monospace" style:font-name-complex="ui-monospace" fo:color="#14181F"/>
    </style:style>
    <style:style style:name="T1619" style:parent-style-name="DefaultParagraphFont" style:family="text">
      <style:text-properties style:font-name="ui-monospace" style:font-name-asian="ui-monospace" style:font-name-complex="ui-monospace" fo:color="#14181F"/>
    </style:style>
    <style:style style:name="T1620" style:parent-style-name="DefaultParagraphFont" style:family="text">
      <style:text-properties style:font-name="ui-monospace" style:font-name-asian="ui-monospace" style:font-name-complex="ui-monospace" fo:color="#14181F"/>
    </style:style>
    <style:style style:name="T1621" style:parent-style-name="DefaultParagraphFont" style:family="text">
      <style:text-properties style:font-name="ui-monospace" style:font-name-asian="ui-monospace" style:font-name-complex="ui-monospace" fo:color="#14181F"/>
    </style:style>
    <style:style style:name="T1622" style:parent-style-name="DefaultParagraphFont" style:family="text">
      <style:text-properties style:font-name="ui-monospace" style:font-name-asian="ui-monospace" style:font-name-complex="ui-monospace" fo:color="#2B303B"/>
    </style:style>
    <style:style style:name="T1623" style:parent-style-name="DefaultParagraphFont" style:family="text">
      <style:text-properties style:font-name="ui-monospace" style:font-name-asian="ui-monospace" style:font-name-complex="ui-monospace" fo:color="#6E7687"/>
    </style:style>
    <style:style style:name="T1624" style:parent-style-name="DefaultParagraphFont" style:family="text">
      <style:text-properties style:font-name="ui-monospace" style:font-name-asian="ui-monospace" style:font-name-complex="ui-monospace" fo:color="#6E7687"/>
    </style:style>
    <style:style style:name="T1625" style:parent-style-name="DefaultParagraphFont" style:family="text">
      <style:text-properties style:font-name="ui-monospace" style:font-name-asian="ui-monospace" style:font-name-complex="ui-monospace" fo:color="#14181F"/>
    </style:style>
    <style:style style:name="T1626" style:parent-style-name="DefaultParagraphFont" style:family="text">
      <style:text-properties style:font-name="ui-monospace" style:font-name-asian="ui-monospace" style:font-name-complex="ui-monospace" fo:color="#8100C2"/>
    </style:style>
    <style:style style:name="T1627" style:parent-style-name="DefaultParagraphFont" style:family="text">
      <style:text-properties style:font-name="ui-monospace" style:font-name-asian="ui-monospace" style:font-name-complex="ui-monospace" fo:color="#14181F"/>
    </style:style>
    <style:style style:name="T1628" style:parent-style-name="DefaultParagraphFont" style:family="text">
      <style:text-properties style:font-name="ui-monospace" style:font-name-asian="ui-monospace" style:font-name-complex="ui-monospace" fo:color="#8100C2"/>
    </style:style>
    <style:style style:name="T1629" style:parent-style-name="DefaultParagraphFont" style:family="text">
      <style:text-properties style:font-name="ui-monospace" style:font-name-asian="ui-monospace" style:font-name-complex="ui-monospace" fo:color="#14181F"/>
    </style:style>
    <style:style style:name="T1630" style:parent-style-name="DefaultParagraphFont" style:family="text">
      <style:text-properties style:font-name="ui-monospace" style:font-name-asian="ui-monospace" style:font-name-complex="ui-monospace" fo:color="#8100C2"/>
    </style:style>
    <style:style style:name="T1631" style:parent-style-name="DefaultParagraphFont" style:family="text">
      <style:text-properties style:font-name="ui-monospace" style:font-name-asian="ui-monospace" style:font-name-complex="ui-monospace" fo:color="#14181F"/>
    </style:style>
    <style:style style:name="T1632" style:parent-style-name="DefaultParagraphFont" style:family="text">
      <style:text-properties style:font-name="ui-monospace" style:font-name-asian="ui-monospace" style:font-name-complex="ui-monospace" fo:color="#8100C2"/>
    </style:style>
    <style:style style:name="T1633" style:parent-style-name="DefaultParagraphFont" style:family="text">
      <style:text-properties style:font-name="ui-monospace" style:font-name-asian="ui-monospace" style:font-name-complex="ui-monospace" fo:color="#14181F"/>
    </style:style>
    <style:style style:name="T1634" style:parent-style-name="DefaultParagraphFont" style:family="text">
      <style:text-properties style:font-name="ui-monospace" style:font-name-asian="ui-monospace" style:font-name-complex="ui-monospace" fo:color="#2B303B"/>
    </style:style>
    <style:style style:name="T1635" style:parent-style-name="DefaultParagraphFont" style:family="text">
      <style:text-properties style:font-name="ui-monospace" style:font-name-asian="ui-monospace" style:font-name-complex="ui-monospace" fo:color="#14181F"/>
    </style:style>
    <style:style style:name="T1636" style:parent-style-name="DefaultParagraphFont" style:family="text">
      <style:text-properties style:font-name="ui-monospace" style:font-name-asian="ui-monospace" style:font-name-complex="ui-monospace" fo:color="#2B303B"/>
    </style:style>
    <style:style style:name="T1637" style:parent-style-name="DefaultParagraphFont" style:family="text">
      <style:text-properties style:font-name="ui-monospace" style:font-name-asian="ui-monospace" style:font-name-complex="ui-monospace" fo:color="#14181F"/>
    </style:style>
    <style:style style:name="T1638" style:parent-style-name="DefaultParagraphFont" style:family="text">
      <style:text-properties style:font-name="ui-monospace" style:font-name-asian="ui-monospace" style:font-name-complex="ui-monospace" fo:color="#8100C2"/>
    </style:style>
    <style:style style:name="T1639" style:parent-style-name="DefaultParagraphFont" style:family="text">
      <style:text-properties style:font-name="ui-monospace" style:font-name-asian="ui-monospace" style:font-name-complex="ui-monospace" fo:color="#14181F"/>
    </style:style>
    <style:style style:name="T1640" style:parent-style-name="DefaultParagraphFont" style:family="text">
      <style:text-properties style:font-name="ui-monospace" style:font-name-asian="ui-monospace" style:font-name-complex="ui-monospace" fo:color="#8100C2"/>
    </style:style>
    <style:style style:name="T1641" style:parent-style-name="DefaultParagraphFont" style:family="text">
      <style:text-properties style:font-name="ui-monospace" style:font-name-asian="ui-monospace" style:font-name-complex="ui-monospace" fo:color="#14181F"/>
    </style:style>
    <style:style style:name="T1642" style:parent-style-name="DefaultParagraphFont" style:family="text">
      <style:text-properties style:font-name="ui-monospace" style:font-name-asian="ui-monospace" style:font-name-complex="ui-monospace" fo:color="#8100C2"/>
    </style:style>
    <style:style style:name="T1643" style:parent-style-name="DefaultParagraphFont" style:family="text">
      <style:text-properties style:font-name="ui-monospace" style:font-name-asian="ui-monospace" style:font-name-complex="ui-monospace" fo:color="#14181F"/>
    </style:style>
    <style:style style:name="T1644" style:parent-style-name="DefaultParagraphFont" style:family="text">
      <style:text-properties style:font-name="ui-monospace" style:font-name-asian="ui-monospace" style:font-name-complex="ui-monospace" fo:color="#2B303B"/>
    </style:style>
    <style:style style:name="T1645" style:parent-style-name="DefaultParagraphFont" style:family="text">
      <style:text-properties style:font-name="ui-monospace" style:font-name-asian="ui-monospace" style:font-name-complex="ui-monospace" fo:color="#14181F"/>
    </style:style>
    <style:style style:name="T1646" style:parent-style-name="DefaultParagraphFont" style:family="text">
      <style:text-properties style:font-name="ui-monospace" style:font-name-asian="ui-monospace" style:font-name-complex="ui-monospace" fo:color="#8100C2"/>
    </style:style>
    <style:style style:name="T1647" style:parent-style-name="DefaultParagraphFont" style:family="text">
      <style:text-properties style:font-name="ui-monospace" style:font-name-asian="ui-monospace" style:font-name-complex="ui-monospace" fo:color="#14181F"/>
    </style:style>
    <style:style style:name="T1648" style:parent-style-name="DefaultParagraphFont" style:family="text">
      <style:text-properties style:font-name="ui-monospace" style:font-name-asian="ui-monospace" style:font-name-complex="ui-monospace" fo:color="#8100C2"/>
    </style:style>
    <style:style style:name="T1649" style:parent-style-name="DefaultParagraphFont" style:family="text">
      <style:text-properties style:font-name="ui-monospace" style:font-name-asian="ui-monospace" style:font-name-complex="ui-monospace" fo:color="#14181F"/>
    </style:style>
    <style:style style:name="T1650" style:parent-style-name="DefaultParagraphFont" style:family="text">
      <style:text-properties style:font-name="ui-monospace" style:font-name-asian="ui-monospace" style:font-name-complex="ui-monospace" fo:color="#8100C2"/>
    </style:style>
    <style:style style:name="T1651" style:parent-style-name="DefaultParagraphFont" style:family="text">
      <style:text-properties style:font-name="ui-monospace" style:font-name-asian="ui-monospace" style:font-name-complex="ui-monospace" fo:color="#14181F"/>
    </style:style>
    <style:style style:name="T1652" style:parent-style-name="DefaultParagraphFont" style:family="text">
      <style:text-properties style:font-name="ui-monospace" style:font-name-asian="ui-monospace" style:font-name-complex="ui-monospace" fo:color="#8100C2"/>
    </style:style>
    <style:style style:name="T1653" style:parent-style-name="DefaultParagraphFont" style:family="text">
      <style:text-properties style:font-name="ui-monospace" style:font-name-asian="ui-monospace" style:font-name-complex="ui-monospace" fo:color="#14181F"/>
    </style:style>
    <style:style style:name="T1654" style:parent-style-name="DefaultParagraphFont" style:family="text">
      <style:text-properties style:font-name="ui-monospace" style:font-name-asian="ui-monospace" style:font-name-complex="ui-monospace" fo:color="#8100C2"/>
    </style:style>
    <style:style style:name="T1655" style:parent-style-name="DefaultParagraphFont" style:family="text">
      <style:text-properties style:font-name="ui-monospace" style:font-name-asian="ui-monospace" style:font-name-complex="ui-monospace" fo:color="#14181F"/>
    </style:style>
    <style:style style:name="T1656" style:parent-style-name="DefaultParagraphFont" style:family="text">
      <style:text-properties style:font-name="ui-monospace" style:font-name-asian="ui-monospace" style:font-name-complex="ui-monospace" fo:color="#2B303B"/>
    </style:style>
    <style:style style:name="T1657" style:parent-style-name="DefaultParagraphFont" style:family="text">
      <style:text-properties style:font-name="ui-monospace" style:font-name-asian="ui-monospace" style:font-name-complex="ui-monospace" fo:color="#14181F"/>
    </style:style>
    <style:style style:name="T1658" style:parent-style-name="DefaultParagraphFont" style:family="text">
      <style:text-properties style:font-name="ui-monospace" style:font-name-asian="ui-monospace" style:font-name-complex="ui-monospace" fo:color="#2B303B"/>
    </style:style>
    <style:style style:name="T1659" style:parent-style-name="DefaultParagraphFont" style:family="text">
      <style:text-properties style:font-name="ui-monospace" style:font-name-asian="ui-monospace" style:font-name-complex="ui-monospace" fo:color="#14181F"/>
    </style:style>
    <style:style style:name="T1660" style:parent-style-name="DefaultParagraphFont" style:family="text">
      <style:text-properties style:font-name="ui-monospace" style:font-name-asian="ui-monospace" style:font-name-complex="ui-monospace" fo:color="#8100C2"/>
    </style:style>
    <style:style style:name="T1661" style:parent-style-name="DefaultParagraphFont" style:family="text">
      <style:text-properties style:font-name="ui-monospace" style:font-name-asian="ui-monospace" style:font-name-complex="ui-monospace" fo:color="#008000"/>
    </style:style>
    <style:style style:name="T1662" style:parent-style-name="DefaultParagraphFont" style:family="text">
      <style:text-properties style:font-name="ui-monospace" style:font-name-asian="ui-monospace" style:font-name-complex="ui-monospace" fo:color="#14181F"/>
    </style:style>
    <style:style style:name="T1663" style:parent-style-name="DefaultParagraphFont" style:family="text">
      <style:text-properties style:font-name="ui-monospace" style:font-name-asian="ui-monospace" style:font-name-complex="ui-monospace" fo:color="#14181F"/>
    </style:style>
    <style:style style:name="T1664" style:parent-style-name="DefaultParagraphFont" style:family="text">
      <style:text-properties style:font-name="ui-monospace" style:font-name-asian="ui-monospace" style:font-name-complex="ui-monospace" fo:color="#14181F"/>
    </style:style>
    <style:style style:name="T1665" style:parent-style-name="DefaultParagraphFont" style:family="text">
      <style:text-properties style:font-name="ui-monospace" style:font-name-asian="ui-monospace" style:font-name-complex="ui-monospace" fo:color="#14181F"/>
    </style:style>
    <style:style style:name="T1666" style:parent-style-name="DefaultParagraphFont" style:family="text">
      <style:text-properties style:font-name="ui-monospace" style:font-name-asian="ui-monospace" style:font-name-complex="ui-monospace" fo:color="#14181F"/>
    </style:style>
    <style:style style:name="T1667" style:parent-style-name="DefaultParagraphFont" style:family="text">
      <style:text-properties style:font-name="ui-monospace" style:font-name-asian="ui-monospace" style:font-name-complex="ui-monospace" fo:color="#14181F"/>
    </style:style>
    <style:style style:name="T1668" style:parent-style-name="DefaultParagraphFont" style:family="text">
      <style:text-properties style:font-name="ui-monospace" style:font-name-asian="ui-monospace" style:font-name-complex="ui-monospace" fo:color="#008000"/>
    </style:style>
    <style:style style:name="T1669" style:parent-style-name="DefaultParagraphFont" style:family="text">
      <style:text-properties style:font-name="ui-monospace" style:font-name-asian="ui-monospace" style:font-name-complex="ui-monospace" fo:color="#14181F"/>
    </style:style>
    <style:style style:name="T1670" style:parent-style-name="DefaultParagraphFont" style:family="text">
      <style:text-properties style:font-name="ui-monospace" style:font-name-asian="ui-monospace" style:font-name-complex="ui-monospace" fo:color="#2B303B"/>
    </style:style>
    <style:style style:name="T1671" style:parent-style-name="DefaultParagraphFont" style:family="text">
      <style:text-properties style:font-name="ui-monospace" style:font-name-asian="ui-monospace" style:font-name-complex="ui-monospace" fo:color="#14181F"/>
    </style:style>
    <style:style style:name="T1672" style:parent-style-name="DefaultParagraphFont" style:family="text">
      <style:text-properties style:font-name="ui-monospace" style:font-name-asian="ui-monospace" style:font-name-complex="ui-monospace" fo:color="#2B303B"/>
    </style:style>
    <style:style style:name="T1673" style:parent-style-name="DefaultParagraphFont" style:family="text">
      <style:text-properties style:font-name="ui-monospace" style:font-name-asian="ui-monospace" style:font-name-complex="ui-monospace" fo:color="#14181F"/>
    </style:style>
    <style:style style:name="T1674" style:parent-style-name="DefaultParagraphFont" style:family="text">
      <style:text-properties style:font-name="ui-monospace" style:font-name-asian="ui-monospace" style:font-name-complex="ui-monospace" fo:color="#2B303B"/>
    </style:style>
    <style:style style:name="T1675" style:parent-style-name="DefaultParagraphFont" style:family="text">
      <style:text-properties style:font-name="ui-monospace" style:font-name-asian="ui-monospace" style:font-name-complex="ui-monospace" fo:color="#14181F"/>
    </style:style>
    <style:style style:name="T1676" style:parent-style-name="DefaultParagraphFont" style:family="text">
      <style:text-properties style:font-name="ui-monospace" style:font-name-asian="ui-monospace" style:font-name-complex="ui-monospace" fo:color="#14181F"/>
    </style:style>
    <style:style style:name="T1677" style:parent-style-name="DefaultParagraphFont" style:family="text">
      <style:text-properties style:font-name="ui-monospace" style:font-name-asian="ui-monospace" style:font-name-complex="ui-monospace" fo:color="#2B303B"/>
    </style:style>
    <style:style style:name="T1678" style:parent-style-name="DefaultParagraphFont" style:family="text">
      <style:text-properties style:font-name="ui-monospace" style:font-name-asian="ui-monospace" style:font-name-complex="ui-monospace" fo:color="#14181F"/>
    </style:style>
    <style:style style:name="T1679" style:parent-style-name="DefaultParagraphFont" style:family="text">
      <style:text-properties style:font-name="ui-monospace" style:font-name-asian="ui-monospace" style:font-name-complex="ui-monospace" fo:color="#8100C2"/>
    </style:style>
    <style:style style:name="T1680" style:parent-style-name="DefaultParagraphFont" style:family="text">
      <style:text-properties style:font-name="ui-monospace" style:font-name-asian="ui-monospace" style:font-name-complex="ui-monospace" fo:color="#14181F"/>
    </style:style>
    <style:style style:name="T1681" style:parent-style-name="DefaultParagraphFont" style:family="text">
      <style:text-properties style:font-name="ui-monospace" style:font-name-asian="ui-monospace" style:font-name-complex="ui-monospace" fo:color="#8100C2"/>
    </style:style>
    <style:style style:name="T1682" style:parent-style-name="DefaultParagraphFont" style:family="text">
      <style:text-properties style:font-name="ui-monospace" style:font-name-asian="ui-monospace" style:font-name-complex="ui-monospace" fo:color="#14181F"/>
    </style:style>
    <style:style style:name="T1683" style:parent-style-name="DefaultParagraphFont" style:family="text">
      <style:text-properties style:font-name="ui-monospace" style:font-name-asian="ui-monospace" style:font-name-complex="ui-monospace" fo:color="#8100C2"/>
    </style:style>
    <style:style style:name="T1684" style:parent-style-name="DefaultParagraphFont" style:family="text">
      <style:text-properties style:font-name="ui-monospace" style:font-name-asian="ui-monospace" style:font-name-complex="ui-monospace" fo:color="#14181F"/>
    </style:style>
    <style:style style:name="T1685" style:parent-style-name="DefaultParagraphFont" style:family="text">
      <style:text-properties style:font-name="ui-monospace" style:font-name-asian="ui-monospace" style:font-name-complex="ui-monospace" fo:color="#2B303B"/>
    </style:style>
    <style:style style:name="T1686" style:parent-style-name="DefaultParagraphFont" style:family="text">
      <style:text-properties style:font-name="ui-monospace" style:font-name-asian="ui-monospace" style:font-name-complex="ui-monospace" fo:color="#14181F"/>
    </style:style>
    <style:style style:name="T1687" style:parent-style-name="DefaultParagraphFont" style:family="text">
      <style:text-properties style:font-name="ui-monospace" style:font-name-asian="ui-monospace" style:font-name-complex="ui-monospace" fo:color="#8100C2"/>
    </style:style>
    <style:style style:name="T1688" style:parent-style-name="DefaultParagraphFont" style:family="text">
      <style:text-properties style:font-name="ui-monospace" style:font-name-asian="ui-monospace" style:font-name-complex="ui-monospace" fo:color="#14181F"/>
    </style:style>
    <style:style style:name="T1689" style:parent-style-name="DefaultParagraphFont" style:family="text">
      <style:text-properties style:font-name="ui-monospace" style:font-name-asian="ui-monospace" style:font-name-complex="ui-monospace" fo:color="#008080"/>
    </style:style>
    <style:style style:name="T1690" style:parent-style-name="DefaultParagraphFont" style:family="text">
      <style:text-properties style:font-name="ui-monospace" style:font-name-asian="ui-monospace" style:font-name-complex="ui-monospace" fo:color="#14181F"/>
    </style:style>
    <style:style style:name="T1691" style:parent-style-name="DefaultParagraphFont" style:family="text">
      <style:text-properties style:font-name="ui-monospace" style:font-name-asian="ui-monospace" style:font-name-complex="ui-monospace" fo:color="#008080"/>
    </style:style>
    <style:style style:name="T1692" style:parent-style-name="DefaultParagraphFont" style:family="text">
      <style:text-properties style:font-name="ui-monospace" style:font-name-asian="ui-monospace" style:font-name-complex="ui-monospace" fo:color="#14181F"/>
    </style:style>
    <style:style style:name="T1693" style:parent-style-name="DefaultParagraphFont" style:family="text">
      <style:text-properties style:font-name="ui-monospace" style:font-name-asian="ui-monospace" style:font-name-complex="ui-monospace" fo:color="#2B303B"/>
    </style:style>
    <style:style style:name="T1694" style:parent-style-name="DefaultParagraphFont" style:family="text">
      <style:text-properties style:font-name="ui-monospace" style:font-name-asian="ui-monospace" style:font-name-complex="ui-monospace" fo:color="#008000"/>
    </style:style>
    <style:style style:name="T1695" style:parent-style-name="DefaultParagraphFont" style:family="text">
      <style:text-properties style:font-name="ui-monospace" style:font-name-asian="ui-monospace" style:font-name-complex="ui-monospace" fo:color="#14181F"/>
    </style:style>
    <style:style style:name="T1696" style:parent-style-name="DefaultParagraphFont" style:family="text">
      <style:text-properties style:font-name="ui-monospace" style:font-name-asian="ui-monospace" style:font-name-complex="ui-monospace" fo:color="#008000"/>
    </style:style>
    <style:style style:name="T1697" style:parent-style-name="DefaultParagraphFont" style:family="text">
      <style:text-properties style:font-name="ui-monospace" style:font-name-asian="ui-monospace" style:font-name-complex="ui-monospace" fo:color="#14181F"/>
    </style:style>
    <style:style style:name="T1698" style:parent-style-name="DefaultParagraphFont" style:family="text">
      <style:text-properties style:font-name="ui-monospace" style:font-name-asian="ui-monospace" style:font-name-complex="ui-monospace" fo:color="#008080"/>
    </style:style>
    <style:style style:name="T1699" style:parent-style-name="DefaultParagraphFont" style:family="text">
      <style:text-properties style:font-name="ui-monospace" style:font-name-asian="ui-monospace" style:font-name-complex="ui-monospace" fo:color="#14181F"/>
    </style:style>
    <style:style style:name="T1700" style:parent-style-name="DefaultParagraphFont" style:family="text">
      <style:text-properties style:font-name="ui-monospace" style:font-name-asian="ui-monospace" style:font-name-complex="ui-monospace" fo:color="#2B303B"/>
    </style:style>
    <style:style style:name="T1701" style:parent-style-name="DefaultParagraphFont" style:family="text">
      <style:text-properties style:font-name="ui-monospace" style:font-name-asian="ui-monospace" style:font-name-complex="ui-monospace" fo:color="#14181F"/>
    </style:style>
    <style:style style:name="T1702" style:parent-style-name="DefaultParagraphFont" style:family="text">
      <style:text-properties style:font-name="ui-monospace" style:font-name-asian="ui-monospace" style:font-name-complex="ui-monospace" fo:color="#2B303B"/>
    </style:style>
    <style:style style:name="T1703" style:parent-style-name="DefaultParagraphFont" style:family="text">
      <style:text-properties style:font-name="ui-monospace" style:font-name-asian="ui-monospace" style:font-name-complex="ui-monospace" fo:color="#14181F"/>
    </style:style>
    <style:style style:name="T1704" style:parent-style-name="DefaultParagraphFont" style:family="text">
      <style:text-properties style:font-name="ui-monospace" style:font-name-asian="ui-monospace" style:font-name-complex="ui-monospace" fo:color="#8100C2"/>
    </style:style>
    <style:style style:name="T1705" style:parent-style-name="DefaultParagraphFont" style:family="text">
      <style:text-properties style:font-name="ui-monospace" style:font-name-asian="ui-monospace" style:font-name-complex="ui-monospace" fo:color="#14181F"/>
    </style:style>
    <style:style style:name="T1706" style:parent-style-name="DefaultParagraphFont" style:family="text">
      <style:text-properties style:font-name="ui-monospace" style:font-name-asian="ui-monospace" style:font-name-complex="ui-monospace" fo:color="#8100C2"/>
    </style:style>
    <style:style style:name="T1707" style:parent-style-name="DefaultParagraphFont" style:family="text">
      <style:text-properties style:font-name="ui-monospace" style:font-name-asian="ui-monospace" style:font-name-complex="ui-monospace" fo:color="#14181F"/>
    </style:style>
    <style:style style:name="T1708" style:parent-style-name="DefaultParagraphFont" style:family="text">
      <style:text-properties style:font-name="ui-monospace" style:font-name-asian="ui-monospace" style:font-name-complex="ui-monospace" fo:color="#14181F"/>
    </style:style>
    <style:style style:name="T1709" style:parent-style-name="DefaultParagraphFont" style:family="text">
      <style:text-properties style:font-name="ui-monospace" style:font-name-asian="ui-monospace" style:font-name-complex="ui-monospace" fo:color="#2B303B"/>
    </style:style>
    <style:style style:name="T1710" style:parent-style-name="DefaultParagraphFont" style:family="text">
      <style:text-properties style:font-name="ui-monospace" style:font-name-asian="ui-monospace" style:font-name-complex="ui-monospace" fo:color="#14181F"/>
    </style:style>
    <style:style style:name="T1711" style:parent-style-name="DefaultParagraphFont" style:family="text">
      <style:text-properties style:font-name="ui-monospace" style:font-name-asian="ui-monospace" style:font-name-complex="ui-monospace" fo:color="#14181F"/>
    </style:style>
    <style:style style:name="T1712" style:parent-style-name="DefaultParagraphFont" style:family="text">
      <style:text-properties style:font-name="ui-monospace" style:font-name-asian="ui-monospace" style:font-name-complex="ui-monospace" fo:color="#2B303B"/>
    </style:style>
    <style:style style:name="T1713" style:parent-style-name="DefaultParagraphFont" style:family="text">
      <style:text-properties style:font-name="ui-monospace" style:font-name-asian="ui-monospace" style:font-name-complex="ui-monospace" fo:color="#14181F"/>
    </style:style>
    <style:style style:name="T1714" style:parent-style-name="DefaultParagraphFont" style:family="text">
      <style:text-properties style:font-name="ui-monospace" style:font-name-asian="ui-monospace" style:font-name-complex="ui-monospace" fo:color="#8100C2"/>
    </style:style>
    <style:style style:name="T1715" style:parent-style-name="DefaultParagraphFont" style:family="text">
      <style:text-properties style:font-name="ui-monospace" style:font-name-asian="ui-monospace" style:font-name-complex="ui-monospace" fo:color="#14181F"/>
    </style:style>
    <style:style style:name="T1716" style:parent-style-name="DefaultParagraphFont" style:family="text">
      <style:text-properties style:font-name="ui-monospace" style:font-name-asian="ui-monospace" style:font-name-complex="ui-monospace" fo:color="#8100C2"/>
    </style:style>
    <style:style style:name="T1717" style:parent-style-name="DefaultParagraphFont" style:family="text">
      <style:text-properties style:font-name="ui-monospace" style:font-name-asian="ui-monospace" style:font-name-complex="ui-monospace" fo:color="#14181F"/>
    </style:style>
    <style:style style:name="T1718" style:parent-style-name="DefaultParagraphFont" style:family="text">
      <style:text-properties style:font-name="ui-monospace" style:font-name-asian="ui-monospace" style:font-name-complex="ui-monospace" fo:color="#8100C2"/>
    </style:style>
    <style:style style:name="T1719" style:parent-style-name="DefaultParagraphFont" style:family="text">
      <style:text-properties style:font-name="ui-monospace" style:font-name-asian="ui-monospace" style:font-name-complex="ui-monospace" fo:color="#008080"/>
    </style:style>
    <style:style style:name="T1720" style:parent-style-name="DefaultParagraphFont" style:family="text">
      <style:text-properties style:font-name="ui-monospace" style:font-name-asian="ui-monospace" style:font-name-complex="ui-monospace" fo:color="#2B303B"/>
    </style:style>
    <style:style style:name="T1721" style:parent-style-name="DefaultParagraphFont" style:family="text">
      <style:text-properties style:font-name="ui-monospace" style:font-name-asian="ui-monospace" style:font-name-complex="ui-monospace" fo:color="#008080"/>
    </style:style>
    <style:style style:name="T1722" style:parent-style-name="DefaultParagraphFont" style:family="text">
      <style:text-properties style:font-name="ui-monospace" style:font-name-asian="ui-monospace" style:font-name-complex="ui-monospace" fo:color="#14181F"/>
    </style:style>
    <style:style style:name="T1723" style:parent-style-name="DefaultParagraphFont" style:family="text">
      <style:text-properties style:font-name="ui-monospace" style:font-name-asian="ui-monospace" style:font-name-complex="ui-monospace" fo:color="#2B303B"/>
    </style:style>
    <style:style style:name="T1724" style:parent-style-name="DefaultParagraphFont" style:family="text">
      <style:text-properties style:font-name="ui-monospace" style:font-name-asian="ui-monospace" style:font-name-complex="ui-monospace" fo:color="#14181F"/>
    </style:style>
    <style:style style:name="T1725" style:parent-style-name="DefaultParagraphFont" style:family="text">
      <style:text-properties style:font-name="ui-monospace" style:font-name-asian="ui-monospace" style:font-name-complex="ui-monospace" fo:color="#2B303B"/>
    </style:style>
    <style:style style:name="T1726" style:parent-style-name="DefaultParagraphFont" style:family="text">
      <style:text-properties style:font-name="ui-monospace" style:font-name-asian="ui-monospace" style:font-name-complex="ui-monospace" fo:color="#008000"/>
    </style:style>
    <style:style style:name="T1727" style:parent-style-name="DefaultParagraphFont" style:family="text">
      <style:text-properties style:font-name="ui-monospace" style:font-name-asian="ui-monospace" style:font-name-complex="ui-monospace" fo:color="#14181F"/>
    </style:style>
    <style:style style:name="T1728" style:parent-style-name="DefaultParagraphFont" style:family="text">
      <style:text-properties style:font-name="ui-monospace" style:font-name-asian="ui-monospace" style:font-name-complex="ui-monospace" fo:color="#008000"/>
    </style:style>
    <style:style style:name="T1729" style:parent-style-name="DefaultParagraphFont" style:family="text">
      <style:text-properties style:font-name="ui-monospace" style:font-name-asian="ui-monospace" style:font-name-complex="ui-monospace" fo:color="#14181F"/>
    </style:style>
    <style:style style:name="T1730" style:parent-style-name="DefaultParagraphFont" style:family="text">
      <style:text-properties style:font-name="ui-monospace" style:font-name-asian="ui-monospace" style:font-name-complex="ui-monospace" fo:color="#008080"/>
    </style:style>
    <style:style style:name="T1731" style:parent-style-name="DefaultParagraphFont" style:family="text">
      <style:text-properties style:font-name="ui-monospace" style:font-name-asian="ui-monospace" style:font-name-complex="ui-monospace" fo:color="#14181F"/>
    </style:style>
    <style:style style:name="T1732" style:parent-style-name="DefaultParagraphFont" style:family="text">
      <style:text-properties style:font-name="ui-monospace" style:font-name-asian="ui-monospace" style:font-name-complex="ui-monospace" fo:color="#2B303B"/>
    </style:style>
    <style:style style:name="T1733" style:parent-style-name="DefaultParagraphFont" style:family="text">
      <style:text-properties style:font-name="ui-monospace" style:font-name-asian="ui-monospace" style:font-name-complex="ui-monospace" fo:color="#14181F"/>
    </style:style>
    <style:style style:name="T1734" style:parent-style-name="DefaultParagraphFont" style:family="text">
      <style:text-properties style:font-name="ui-monospace" style:font-name-asian="ui-monospace" style:font-name-complex="ui-monospace" fo:color="#2B303B"/>
    </style:style>
    <style:style style:name="T1735" style:parent-style-name="DefaultParagraphFont" style:family="text">
      <style:text-properties style:font-name="ui-monospace" style:font-name-asian="ui-monospace" style:font-name-complex="ui-monospace" fo:color="#14181F"/>
    </style:style>
    <style:style style:name="T1736" style:parent-style-name="DefaultParagraphFont" style:family="text">
      <style:text-properties style:font-name="ui-monospace" style:font-name-asian="ui-monospace" style:font-name-complex="ui-monospace" fo:color="#8100C2"/>
    </style:style>
    <style:style style:name="T1737" style:parent-style-name="DefaultParagraphFont" style:family="text">
      <style:text-properties style:font-name="ui-monospace" style:font-name-asian="ui-monospace" style:font-name-complex="ui-monospace" fo:color="#14181F"/>
    </style:style>
    <style:style style:name="T1738" style:parent-style-name="DefaultParagraphFont" style:family="text">
      <style:text-properties style:font-name="ui-monospace" style:font-name-asian="ui-monospace" style:font-name-complex="ui-monospace" fo:color="#14181F"/>
    </style:style>
    <style:style style:name="T1739" style:parent-style-name="DefaultParagraphFont" style:family="text">
      <style:text-properties style:font-name="ui-monospace" style:font-name-asian="ui-monospace" style:font-name-complex="ui-monospace" fo:color="#2B303B"/>
    </style:style>
    <style:style style:name="T1740" style:parent-style-name="DefaultParagraphFont" style:family="text">
      <style:text-properties style:font-name="ui-monospace" style:font-name-asian="ui-monospace" style:font-name-complex="ui-monospace" fo:color="#14181F"/>
    </style:style>
    <style:style style:name="T1741" style:parent-style-name="DefaultParagraphFont" style:family="text">
      <style:text-properties style:font-name="ui-monospace" style:font-name-asian="ui-monospace" style:font-name-complex="ui-monospace" fo:color="#8100C2"/>
    </style:style>
    <style:style style:name="T1742" style:parent-style-name="DefaultParagraphFont" style:family="text">
      <style:text-properties style:font-name="ui-monospace" style:font-name-asian="ui-monospace" style:font-name-complex="ui-monospace" fo:color="#14181F"/>
    </style:style>
    <style:style style:name="T1743" style:parent-style-name="DefaultParagraphFont" style:family="text">
      <style:text-properties style:font-name="ui-monospace" style:font-name-asian="ui-monospace" style:font-name-complex="ui-monospace" fo:color="#008000"/>
    </style:style>
    <style:style style:name="T1744" style:parent-style-name="DefaultParagraphFont" style:family="text">
      <style:text-properties style:font-name="ui-monospace" style:font-name-asian="ui-monospace" style:font-name-complex="ui-monospace" fo:color="#14181F"/>
    </style:style>
    <style:style style:name="T1745" style:parent-style-name="DefaultParagraphFont" style:family="text">
      <style:text-properties style:font-name="ui-monospace" style:font-name-asian="ui-monospace" style:font-name-complex="ui-monospace" fo:color="#8100C2"/>
    </style:style>
    <style:style style:name="T1746" style:parent-style-name="DefaultParagraphFont" style:family="text">
      <style:text-properties style:font-name="ui-monospace" style:font-name-asian="ui-monospace" style:font-name-complex="ui-monospace" fo:color="#14181F"/>
    </style:style>
    <style:style style:name="T1747" style:parent-style-name="DefaultParagraphFont" style:family="text">
      <style:text-properties style:font-name="ui-monospace" style:font-name-asian="ui-monospace" style:font-name-complex="ui-monospace" fo:color="#14181F"/>
    </style:style>
    <style:style style:name="T1748" style:parent-style-name="DefaultParagraphFont" style:family="text">
      <style:text-properties style:font-name="ui-monospace" style:font-name-asian="ui-monospace" style:font-name-complex="ui-monospace" fo:color="#2B303B"/>
    </style:style>
    <style:style style:name="T1749" style:parent-style-name="DefaultParagraphFont" style:family="text">
      <style:text-properties style:font-name="ui-monospace" style:font-name-asian="ui-monospace" style:font-name-complex="ui-monospace" fo:color="#008000"/>
    </style:style>
    <style:style style:name="T1750" style:parent-style-name="DefaultParagraphFont" style:family="text">
      <style:text-properties style:font-name="ui-monospace" style:font-name-asian="ui-monospace" style:font-name-complex="ui-monospace" fo:color="#14181F"/>
    </style:style>
    <style:style style:name="T1751" style:parent-style-name="DefaultParagraphFont" style:family="text">
      <style:text-properties style:font-name="ui-monospace" style:font-name-asian="ui-monospace" style:font-name-complex="ui-monospace" fo:color="#008000"/>
    </style:style>
    <style:style style:name="T1752" style:parent-style-name="DefaultParagraphFont" style:family="text">
      <style:text-properties style:font-name="ui-monospace" style:font-name-asian="ui-monospace" style:font-name-complex="ui-monospace" fo:color="#14181F"/>
    </style:style>
    <style:style style:name="T1753" style:parent-style-name="DefaultParagraphFont" style:family="text">
      <style:text-properties style:font-name="ui-monospace" style:font-name-asian="ui-monospace" style:font-name-complex="ui-monospace" fo:color="#008080"/>
    </style:style>
    <style:style style:name="T1754" style:parent-style-name="DefaultParagraphFont" style:family="text">
      <style:text-properties style:font-name="ui-monospace" style:font-name-asian="ui-monospace" style:font-name-complex="ui-monospace" fo:color="#14181F"/>
    </style:style>
    <style:style style:name="T1755" style:parent-style-name="DefaultParagraphFont" style:family="text">
      <style:text-properties style:font-name="ui-monospace" style:font-name-asian="ui-monospace" style:font-name-complex="ui-monospace" fo:color="#8100C2"/>
    </style:style>
    <style:style style:name="T1756" style:parent-style-name="DefaultParagraphFont" style:family="text">
      <style:text-properties style:font-name="ui-monospace" style:font-name-asian="ui-monospace" style:font-name-complex="ui-monospace" fo:color="#14181F"/>
    </style:style>
    <style:style style:name="T1757" style:parent-style-name="DefaultParagraphFont" style:family="text">
      <style:text-properties style:font-name="ui-monospace" style:font-name-asian="ui-monospace" style:font-name-complex="ui-monospace" fo:color="#8100C2"/>
    </style:style>
    <style:style style:name="T1758" style:parent-style-name="DefaultParagraphFont" style:family="text">
      <style:text-properties style:font-name="ui-monospace" style:font-name-asian="ui-monospace" style:font-name-complex="ui-monospace" fo:color="#14181F"/>
    </style:style>
    <style:style style:name="T1759" style:parent-style-name="DefaultParagraphFont" style:family="text">
      <style:text-properties style:font-name="ui-monospace" style:font-name-asian="ui-monospace" style:font-name-complex="ui-monospace" fo:color="#14181F"/>
    </style:style>
    <style:style style:name="T1760" style:parent-style-name="DefaultParagraphFont" style:family="text">
      <style:text-properties style:font-name="ui-monospace" style:font-name-asian="ui-monospace" style:font-name-complex="ui-monospace" fo:color="#2B303B"/>
    </style:style>
    <style:style style:name="T1761" style:parent-style-name="DefaultParagraphFont" style:family="text">
      <style:text-properties style:font-name="ui-monospace" style:font-name-asian="ui-monospace" style:font-name-complex="ui-monospace" fo:color="#14181F"/>
    </style:style>
    <style:style style:name="T1762" style:parent-style-name="DefaultParagraphFont" style:family="text">
      <style:text-properties style:font-name="ui-monospace" style:font-name-asian="ui-monospace" style:font-name-complex="ui-monospace" fo:color="#14181F"/>
    </style:style>
    <style:style style:name="T1763" style:parent-style-name="DefaultParagraphFont" style:family="text">
      <style:text-properties style:font-name="ui-monospace" style:font-name-asian="ui-monospace" style:font-name-complex="ui-monospace" fo:color="#8100C2"/>
    </style:style>
    <style:style style:name="T1764" style:parent-style-name="DefaultParagraphFont" style:family="text">
      <style:text-properties style:font-name="ui-monospace" style:font-name-asian="ui-monospace" style:font-name-complex="ui-monospace" fo:color="#14181F"/>
    </style:style>
    <style:style style:name="T1765" style:parent-style-name="DefaultParagraphFont" style:family="text">
      <style:text-properties style:font-name="ui-monospace" style:font-name-asian="ui-monospace" style:font-name-complex="ui-monospace" fo:color="#8100C2"/>
    </style:style>
    <style:style style:name="T1766" style:parent-style-name="DefaultParagraphFont" style:family="text">
      <style:text-properties style:font-name="ui-monospace" style:font-name-asian="ui-monospace" style:font-name-complex="ui-monospace" fo:color="#14181F"/>
    </style:style>
    <style:style style:name="T1767" style:parent-style-name="DefaultParagraphFont" style:family="text">
      <style:text-properties style:font-name="ui-monospace" style:font-name-asian="ui-monospace" style:font-name-complex="ui-monospace" fo:color="#14181F"/>
    </style:style>
    <style:style style:name="T1768" style:parent-style-name="DefaultParagraphFont" style:family="text">
      <style:text-properties style:font-name="ui-monospace" style:font-name-asian="ui-monospace" style:font-name-complex="ui-monospace" fo:color="#2B303B"/>
    </style:style>
    <style:style style:name="T1769" style:parent-style-name="DefaultParagraphFont" style:family="text">
      <style:text-properties style:font-name="ui-monospace" style:font-name-asian="ui-monospace" style:font-name-complex="ui-monospace" fo:color="#14181F"/>
    </style:style>
    <style:style style:name="T1770" style:parent-style-name="DefaultParagraphFont" style:family="text">
      <style:text-properties style:font-name="ui-monospace" style:font-name-asian="ui-monospace" style:font-name-complex="ui-monospace" fo:color="#8100C2"/>
    </style:style>
    <style:style style:name="T1771" style:parent-style-name="DefaultParagraphFont" style:family="text">
      <style:text-properties style:font-name="ui-monospace" style:font-name-asian="ui-monospace" style:font-name-complex="ui-monospace" fo:color="#14181F"/>
    </style:style>
    <style:style style:name="T1772" style:parent-style-name="DefaultParagraphFont" style:family="text">
      <style:text-properties style:font-name="ui-monospace" style:font-name-asian="ui-monospace" style:font-name-complex="ui-monospace" fo:color="#8100C2"/>
    </style:style>
    <style:style style:name="T1773" style:parent-style-name="DefaultParagraphFont" style:family="text">
      <style:text-properties style:font-name="ui-monospace" style:font-name-asian="ui-monospace" style:font-name-complex="ui-monospace" fo:color="#14181F"/>
    </style:style>
    <style:style style:name="T1774" style:parent-style-name="DefaultParagraphFont" style:family="text">
      <style:text-properties style:font-name="ui-monospace" style:font-name-asian="ui-monospace" style:font-name-complex="ui-monospace" fo:color="#2B303B"/>
    </style:style>
    <style:style style:name="T1775" style:parent-style-name="DefaultParagraphFont" style:family="text">
      <style:text-properties style:font-name="ui-monospace" style:font-name-asian="ui-monospace" style:font-name-complex="ui-monospace" fo:color="#14181F"/>
    </style:style>
    <style:style style:name="T1776" style:parent-style-name="DefaultParagraphFont" style:family="text">
      <style:text-properties style:font-name="ui-monospace" style:font-name-asian="ui-monospace" style:font-name-complex="ui-monospace" fo:color="#8100C2"/>
    </style:style>
    <style:style style:name="T1777" style:parent-style-name="DefaultParagraphFont" style:family="text">
      <style:text-properties style:font-name="ui-monospace" style:font-name-asian="ui-monospace" style:font-name-complex="ui-monospace" fo:color="#2B303B"/>
    </style:style>
    <style:style style:name="T1778" style:parent-style-name="DefaultParagraphFont" style:family="text">
      <style:text-properties style:font-name="ui-monospace" style:font-name-asian="ui-monospace" style:font-name-complex="ui-monospace" fo:color="#008000"/>
    </style:style>
    <style:style style:name="T1779" style:parent-style-name="DefaultParagraphFont" style:family="text">
      <style:text-properties style:font-name="ui-monospace" style:font-name-asian="ui-monospace" style:font-name-complex="ui-monospace" fo:color="#14181F"/>
    </style:style>
    <style:style style:name="T1780" style:parent-style-name="DefaultParagraphFont" style:family="text">
      <style:text-properties style:font-name="ui-monospace" style:font-name-asian="ui-monospace" style:font-name-complex="ui-monospace" fo:color="#14181F"/>
    </style:style>
    <style:style style:name="T1781" style:parent-style-name="DefaultParagraphFont" style:family="text">
      <style:text-properties style:font-name="ui-monospace" style:font-name-asian="ui-monospace" style:font-name-complex="ui-monospace" fo:color="#14181F"/>
    </style:style>
    <style:style style:name="T1782" style:parent-style-name="DefaultParagraphFont" style:family="text">
      <style:text-properties style:font-name="ui-monospace" style:font-name-asian="ui-monospace" style:font-name-complex="ui-monospace" fo:color="#14181F"/>
    </style:style>
    <style:style style:name="T1783" style:parent-style-name="DefaultParagraphFont" style:family="text">
      <style:text-properties style:font-name="ui-monospace" style:font-name-asian="ui-monospace" style:font-name-complex="ui-monospace" fo:color="#14181F"/>
    </style:style>
    <style:style style:name="T1784" style:parent-style-name="DefaultParagraphFont" style:family="text">
      <style:text-properties style:font-name="ui-monospace" style:font-name-asian="ui-monospace" style:font-name-complex="ui-monospace" fo:color="#14181F"/>
    </style:style>
    <style:style style:name="T1785" style:parent-style-name="DefaultParagraphFont" style:family="text">
      <style:text-properties style:font-name="ui-monospace" style:font-name-asian="ui-monospace" style:font-name-complex="ui-monospace" fo:color="#14181F"/>
    </style:style>
    <style:style style:name="T1786" style:parent-style-name="DefaultParagraphFont" style:family="text">
      <style:text-properties style:font-name="ui-monospace" style:font-name-asian="ui-monospace" style:font-name-complex="ui-monospace" fo:color="#14181F"/>
    </style:style>
    <style:style style:name="T1787" style:parent-style-name="DefaultParagraphFont" style:family="text">
      <style:text-properties style:font-name="ui-monospace" style:font-name-asian="ui-monospace" style:font-name-complex="ui-monospace" fo:color="#14181F"/>
    </style:style>
    <style:style style:name="T1788" style:parent-style-name="DefaultParagraphFont" style:family="text">
      <style:text-properties style:font-name="ui-monospace" style:font-name-asian="ui-monospace" style:font-name-complex="ui-monospace" fo:color="#14181F"/>
    </style:style>
    <style:style style:name="T1789" style:parent-style-name="DefaultParagraphFont" style:family="text">
      <style:text-properties style:font-name="ui-monospace" style:font-name-asian="ui-monospace" style:font-name-complex="ui-monospace" fo:color="#14181F"/>
    </style:style>
    <style:style style:name="T1790" style:parent-style-name="DefaultParagraphFont" style:family="text">
      <style:text-properties style:font-name="ui-monospace" style:font-name-asian="ui-monospace" style:font-name-complex="ui-monospace" fo:color="#14181F"/>
    </style:style>
    <style:style style:name="T1791" style:parent-style-name="DefaultParagraphFont" style:family="text">
      <style:text-properties style:font-name="ui-monospace" style:font-name-asian="ui-monospace" style:font-name-complex="ui-monospace" fo:color="#14181F"/>
    </style:style>
    <style:style style:name="T1792" style:parent-style-name="DefaultParagraphFont" style:family="text">
      <style:text-properties style:font-name="ui-monospace" style:font-name-asian="ui-monospace" style:font-name-complex="ui-monospace" fo:color="#14181F"/>
    </style:style>
    <style:style style:name="T1793" style:parent-style-name="DefaultParagraphFont" style:family="text">
      <style:text-properties style:font-name="ui-monospace" style:font-name-asian="ui-monospace" style:font-name-complex="ui-monospace" fo:color="#14181F"/>
    </style:style>
    <style:style style:name="T1794" style:parent-style-name="DefaultParagraphFont" style:family="text">
      <style:text-properties style:font-name="ui-monospace" style:font-name-asian="ui-monospace" style:font-name-complex="ui-monospace" fo:color="#14181F"/>
    </style:style>
    <style:style style:name="T1795" style:parent-style-name="DefaultParagraphFont" style:family="text">
      <style:text-properties style:font-name="ui-monospace" style:font-name-asian="ui-monospace" style:font-name-complex="ui-monospace" fo:color="#14181F"/>
    </style:style>
    <style:style style:name="T1796" style:parent-style-name="DefaultParagraphFont" style:family="text">
      <style:text-properties style:font-name="ui-monospace" style:font-name-asian="ui-monospace" style:font-name-complex="ui-monospace" fo:color="#14181F"/>
    </style:style>
    <style:style style:name="T1797" style:parent-style-name="DefaultParagraphFont" style:family="text">
      <style:text-properties style:font-name="ui-monospace" style:font-name-asian="ui-monospace" style:font-name-complex="ui-monospace" fo:color="#14181F"/>
    </style:style>
    <style:style style:name="T1798" style:parent-style-name="DefaultParagraphFont" style:family="text">
      <style:text-properties style:font-name="ui-monospace" style:font-name-asian="ui-monospace" style:font-name-complex="ui-monospace" fo:color="#14181F"/>
    </style:style>
    <style:style style:name="T1799" style:parent-style-name="DefaultParagraphFont" style:family="text">
      <style:text-properties style:font-name="ui-monospace" style:font-name-asian="ui-monospace" style:font-name-complex="ui-monospace" fo:color="#14181F"/>
    </style:style>
    <style:style style:name="T1800" style:parent-style-name="DefaultParagraphFont" style:family="text">
      <style:text-properties style:font-name="ui-monospace" style:font-name-asian="ui-monospace" style:font-name-complex="ui-monospace" fo:color="#14181F"/>
    </style:style>
    <style:style style:name="T1801" style:parent-style-name="DefaultParagraphFont" style:family="text">
      <style:text-properties style:font-name="ui-monospace" style:font-name-asian="ui-monospace" style:font-name-complex="ui-monospace" fo:color="#14181F"/>
    </style:style>
    <style:style style:name="T1802" style:parent-style-name="DefaultParagraphFont" style:family="text">
      <style:text-properties style:font-name="ui-monospace" style:font-name-asian="ui-monospace" style:font-name-complex="ui-monospace" fo:color="#14181F"/>
    </style:style>
    <style:style style:name="T1803" style:parent-style-name="DefaultParagraphFont" style:family="text">
      <style:text-properties style:font-name="ui-monospace" style:font-name-asian="ui-monospace" style:font-name-complex="ui-monospace" fo:color="#14181F"/>
    </style:style>
    <style:style style:name="T1804" style:parent-style-name="DefaultParagraphFont" style:family="text">
      <style:text-properties style:font-name="ui-monospace" style:font-name-asian="ui-monospace" style:font-name-complex="ui-monospace" fo:color="#14181F"/>
    </style:style>
    <style:style style:name="T1805" style:parent-style-name="DefaultParagraphFont" style:family="text">
      <style:text-properties style:font-name="ui-monospace" style:font-name-asian="ui-monospace" style:font-name-complex="ui-monospace" fo:color="#14181F"/>
    </style:style>
    <style:style style:name="T1806" style:parent-style-name="DefaultParagraphFont" style:family="text">
      <style:text-properties style:font-name="ui-monospace" style:font-name-asian="ui-monospace" style:font-name-complex="ui-monospace" fo:color="#14181F"/>
    </style:style>
    <style:style style:name="T1807" style:parent-style-name="DefaultParagraphFont" style:family="text">
      <style:text-properties style:font-name="ui-monospace" style:font-name-asian="ui-monospace" style:font-name-complex="ui-monospace" fo:color="#14181F"/>
    </style:style>
    <style:style style:name="T1808" style:parent-style-name="DefaultParagraphFont" style:family="text">
      <style:text-properties style:font-name="ui-monospace" style:font-name-asian="ui-monospace" style:font-name-complex="ui-monospace" fo:color="#008000"/>
    </style:style>
    <style:style style:name="T1809" style:parent-style-name="DefaultParagraphFont" style:family="text">
      <style:text-properties style:font-name="ui-monospace" style:font-name-asian="ui-monospace" style:font-name-complex="ui-monospace" fo:color="#14181F"/>
    </style:style>
    <style:style style:name="T1810" style:parent-style-name="DefaultParagraphFont" style:family="text">
      <style:text-properties style:font-name="ui-monospace" style:font-name-asian="ui-monospace" style:font-name-complex="ui-monospace" fo:color="#008000"/>
    </style:style>
    <style:style style:name="T1811" style:parent-style-name="DefaultParagraphFont" style:family="text">
      <style:text-properties style:font-name="ui-monospace" style:font-name-asian="ui-monospace" style:font-name-complex="ui-monospace" fo:color="#14181F"/>
    </style:style>
    <style:style style:name="T1812" style:parent-style-name="DefaultParagraphFont" style:family="text">
      <style:text-properties style:font-name="ui-monospace" style:font-name-asian="ui-monospace" style:font-name-complex="ui-monospace" fo:color="#008000"/>
    </style:style>
    <style:style style:name="T1813" style:parent-style-name="DefaultParagraphFont" style:family="text">
      <style:text-properties style:font-name="ui-monospace" style:font-name-asian="ui-monospace" style:font-name-complex="ui-monospace" fo:color="#008000"/>
    </style:style>
    <style:style style:name="T1814" style:parent-style-name="DefaultParagraphFont" style:family="text">
      <style:text-properties style:font-name="ui-monospace" style:font-name-asian="ui-monospace" style:font-name-complex="ui-monospace" fo:color="#14181F"/>
    </style:style>
    <style:style style:name="T1815" style:parent-style-name="DefaultParagraphFont" style:family="text">
      <style:text-properties style:font-name="ui-monospace" style:font-name-asian="ui-monospace" style:font-name-complex="ui-monospace" fo:color="#008000"/>
    </style:style>
    <style:style style:name="T1816" style:parent-style-name="DefaultParagraphFont" style:family="text">
      <style:text-properties style:font-name="ui-monospace" style:font-name-asian="ui-monospace" style:font-name-complex="ui-monospace" fo:color="#14181F"/>
    </style:style>
    <style:style style:name="T1817" style:parent-style-name="DefaultParagraphFont" style:family="text">
      <style:text-properties style:font-name="ui-monospace" style:font-name-asian="ui-monospace" style:font-name-complex="ui-monospace" fo:color="#008000"/>
    </style:style>
    <style:style style:name="T1818" style:parent-style-name="DefaultParagraphFont" style:family="text">
      <style:text-properties style:font-name="ui-monospace" style:font-name-asian="ui-monospace" style:font-name-complex="ui-monospace" fo:color="#14181F"/>
    </style:style>
    <style:style style:name="T1819" style:parent-style-name="DefaultParagraphFont" style:family="text">
      <style:text-properties style:font-name="ui-monospace" style:font-name-asian="ui-monospace" style:font-name-complex="ui-monospace" fo:color="#008000"/>
    </style:style>
    <style:style style:name="T1820" style:parent-style-name="DefaultParagraphFont" style:family="text">
      <style:text-properties style:font-name="ui-monospace" style:font-name-asian="ui-monospace" style:font-name-complex="ui-monospace" fo:color="#14181F"/>
    </style:style>
    <style:style style:name="T1821" style:parent-style-name="DefaultParagraphFont" style:family="text">
      <style:text-properties style:font-name="ui-monospace" style:font-name-asian="ui-monospace" style:font-name-complex="ui-monospace" fo:color="#8100C2"/>
    </style:style>
    <style:style style:name="T1822" style:parent-style-name="DefaultParagraphFont" style:family="text">
      <style:text-properties style:font-name="ui-monospace" style:font-name-asian="ui-monospace" style:font-name-complex="ui-monospace" fo:color="#2B303B"/>
    </style:style>
    <style:style style:name="T1823" style:parent-style-name="DefaultParagraphFont" style:family="text">
      <style:text-properties style:font-name="ui-monospace" style:font-name-asian="ui-monospace" style:font-name-complex="ui-monospace" fo:color="#008000"/>
    </style:style>
    <style:style style:name="T1824" style:parent-style-name="DefaultParagraphFont" style:family="text">
      <style:text-properties style:font-name="ui-monospace" style:font-name-asian="ui-monospace" style:font-name-complex="ui-monospace" fo:color="#14181F"/>
    </style:style>
    <style:style style:name="T1825" style:parent-style-name="DefaultParagraphFont" style:family="text">
      <style:text-properties style:font-name="ui-monospace" style:font-name-asian="ui-monospace" style:font-name-complex="ui-monospace" fo:color="#2B303B"/>
    </style:style>
    <style:style style:name="T1826" style:parent-style-name="DefaultParagraphFont" style:family="text">
      <style:text-properties style:font-name="ui-monospace" style:font-name-asian="ui-monospace" style:font-name-complex="ui-monospace" fo:color="#008000"/>
    </style:style>
    <style:style style:name="T1827" style:parent-style-name="DefaultParagraphFont" style:family="text">
      <style:text-properties style:font-name="ui-monospace" style:font-name-asian="ui-monospace" style:font-name-complex="ui-monospace" fo:color="#14181F"/>
    </style:style>
    <style:style style:name="T1828" style:parent-style-name="DefaultParagraphFont" style:family="text">
      <style:text-properties style:font-name="ui-monospace" style:font-name-asian="ui-monospace" style:font-name-complex="ui-monospace" fo:color="#008000"/>
    </style:style>
    <style:style style:name="T1829" style:parent-style-name="DefaultParagraphFont" style:family="text">
      <style:text-properties style:font-name="ui-monospace" style:font-name-asian="ui-monospace" style:font-name-complex="ui-monospace" fo:color="#14181F"/>
    </style:style>
    <style:style style:name="T1830" style:parent-style-name="DefaultParagraphFont" style:family="text">
      <style:text-properties style:font-name="ui-monospace" style:font-name-asian="ui-monospace" style:font-name-complex="ui-monospace" fo:color="#14181F"/>
    </style:style>
    <style:style style:name="T1831" style:parent-style-name="DefaultParagraphFont" style:family="text">
      <style:text-properties style:font-name="ui-monospace" style:font-name-asian="ui-monospace" style:font-name-complex="ui-monospace" fo:color="#008000"/>
    </style:style>
    <style:style style:name="T1832" style:parent-style-name="DefaultParagraphFont" style:family="text">
      <style:text-properties style:font-name="ui-monospace" style:font-name-asian="ui-monospace" style:font-name-complex="ui-monospace" fo:color="#14181F"/>
    </style:style>
    <style:style style:name="T1833" style:parent-style-name="DefaultParagraphFont" style:family="text">
      <style:text-properties style:font-name="ui-monospace" style:font-name-asian="ui-monospace" style:font-name-complex="ui-monospace" fo:color="#008000"/>
    </style:style>
    <style:style style:name="T1834" style:parent-style-name="DefaultParagraphFont" style:family="text">
      <style:text-properties style:font-name="ui-monospace" style:font-name-asian="ui-monospace" style:font-name-complex="ui-monospace" fo:color="#14181F"/>
    </style:style>
    <style:style style:name="T1835" style:parent-style-name="DefaultParagraphFont" style:family="text">
      <style:text-properties style:font-name="ui-monospace" style:font-name-asian="ui-monospace" style:font-name-complex="ui-monospace" fo:color="#2B303B"/>
    </style:style>
    <style:style style:name="T1836" style:parent-style-name="DefaultParagraphFont" style:family="text">
      <style:text-properties style:font-name="ui-monospace" style:font-name-asian="ui-monospace" style:font-name-complex="ui-monospace" fo:color="#008000"/>
    </style:style>
    <style:style style:name="T1837" style:parent-style-name="DefaultParagraphFont" style:family="text">
      <style:text-properties style:font-name="ui-monospace" style:font-name-asian="ui-monospace" style:font-name-complex="ui-monospace" fo:color="#14181F"/>
    </style:style>
    <style:style style:name="T1838" style:parent-style-name="DefaultParagraphFont" style:family="text">
      <style:text-properties style:font-name="ui-monospace" style:font-name-asian="ui-monospace" style:font-name-complex="ui-monospace" fo:color="#008000"/>
    </style:style>
    <style:style style:name="T1839" style:parent-style-name="DefaultParagraphFont" style:family="text">
      <style:text-properties style:font-name="ui-monospace" style:font-name-asian="ui-monospace" style:font-name-complex="ui-monospace" fo:color="#14181F"/>
    </style:style>
    <style:style style:name="T1840" style:parent-style-name="DefaultParagraphFont" style:family="text">
      <style:text-properties style:font-name="ui-monospace" style:font-name-asian="ui-monospace" style:font-name-complex="ui-monospace" fo:color="#14181F"/>
    </style:style>
    <style:style style:name="T1841" style:parent-style-name="DefaultParagraphFont" style:family="text">
      <style:text-properties style:font-name="ui-monospace" style:font-name-asian="ui-monospace" style:font-name-complex="ui-monospace" fo:color="#14181F"/>
    </style:style>
    <style:style style:name="T1842" style:parent-style-name="DefaultParagraphFont" style:family="text">
      <style:text-properties style:font-name="ui-monospace" style:font-name-asian="ui-monospace" style:font-name-complex="ui-monospace" fo:color="#14181F"/>
    </style:style>
    <style:style style:name="T1843" style:parent-style-name="DefaultParagraphFont" style:family="text">
      <style:text-properties style:font-name="ui-monospace" style:font-name-asian="ui-monospace" style:font-name-complex="ui-monospace" fo:color="#14181F"/>
    </style:style>
    <style:style style:name="T1844" style:parent-style-name="DefaultParagraphFont" style:family="text">
      <style:text-properties style:font-name="ui-monospace" style:font-name-asian="ui-monospace" style:font-name-complex="ui-monospace" fo:color="#14181F"/>
    </style:style>
    <style:style style:name="T1845" style:parent-style-name="DefaultParagraphFont" style:family="text">
      <style:text-properties style:font-name="ui-monospace" style:font-name-asian="ui-monospace" style:font-name-complex="ui-monospace" fo:color="#14181F"/>
    </style:style>
    <style:style style:name="T1846" style:parent-style-name="DefaultParagraphFont" style:family="text">
      <style:text-properties style:font-name="ui-monospace" style:font-name-asian="ui-monospace" style:font-name-complex="ui-monospace" fo:color="#14181F"/>
    </style:style>
    <style:style style:name="T1847" style:parent-style-name="DefaultParagraphFont" style:family="text">
      <style:text-properties style:font-name="ui-monospace" style:font-name-asian="ui-monospace" style:font-name-complex="ui-monospace" fo:color="#14181F"/>
    </style:style>
    <style:style style:name="T1848" style:parent-style-name="DefaultParagraphFont" style:family="text">
      <style:text-properties style:font-name="ui-monospace" style:font-name-asian="ui-monospace" style:font-name-complex="ui-monospace" fo:color="#14181F"/>
    </style:style>
    <style:style style:name="T1849" style:parent-style-name="DefaultParagraphFont" style:family="text">
      <style:text-properties style:font-name="ui-monospace" style:font-name-asian="ui-monospace" style:font-name-complex="ui-monospace" fo:color="#14181F"/>
    </style:style>
    <style:style style:name="T1850" style:parent-style-name="DefaultParagraphFont" style:family="text">
      <style:text-properties style:font-name="ui-monospace" style:font-name-asian="ui-monospace" style:font-name-complex="ui-monospace" fo:color="#14181F"/>
    </style:style>
    <style:style style:name="T1851" style:parent-style-name="DefaultParagraphFont" style:family="text">
      <style:text-properties style:font-name="ui-monospace" style:font-name-asian="ui-monospace" style:font-name-complex="ui-monospace" fo:color="#14181F"/>
    </style:style>
    <style:style style:name="T1852" style:parent-style-name="DefaultParagraphFont" style:family="text">
      <style:text-properties style:font-name="ui-monospace" style:font-name-asian="ui-monospace" style:font-name-complex="ui-monospace" fo:color="#14181F"/>
    </style:style>
    <style:style style:name="T1853" style:parent-style-name="DefaultParagraphFont" style:family="text">
      <style:text-properties style:font-name="ui-monospace" style:font-name-asian="ui-monospace" style:font-name-complex="ui-monospace" fo:color="#14181F"/>
    </style:style>
    <style:style style:name="T1854" style:parent-style-name="DefaultParagraphFont" style:family="text">
      <style:text-properties style:font-name="ui-monospace" style:font-name-asian="ui-monospace" style:font-name-complex="ui-monospace" fo:color="#14181F"/>
    </style:style>
    <style:style style:name="T1855" style:parent-style-name="DefaultParagraphFont" style:family="text">
      <style:text-properties style:font-name="ui-monospace" style:font-name-asian="ui-monospace" style:font-name-complex="ui-monospace" fo:color="#14181F"/>
    </style:style>
    <style:style style:name="T1856" style:parent-style-name="DefaultParagraphFont" style:family="text">
      <style:text-properties style:font-name="ui-monospace" style:font-name-asian="ui-monospace" style:font-name-complex="ui-monospace" fo:color="#008000"/>
    </style:style>
    <style:style style:name="T1857" style:parent-style-name="DefaultParagraphFont" style:family="text">
      <style:text-properties style:font-name="ui-monospace" style:font-name-asian="ui-monospace" style:font-name-complex="ui-monospace" fo:color="#14181F"/>
    </style:style>
    <style:style style:name="T1858" style:parent-style-name="DefaultParagraphFont" style:family="text">
      <style:text-properties style:font-name="ui-monospace" style:font-name-asian="ui-monospace" style:font-name-complex="ui-monospace" fo:color="#008080"/>
    </style:style>
    <style:style style:name="T1859" style:parent-style-name="DefaultParagraphFont" style:family="text">
      <style:text-properties style:font-name="ui-monospace" style:font-name-asian="ui-monospace" style:font-name-complex="ui-monospace" fo:color="#14181F"/>
    </style:style>
    <style:style style:name="T1860" style:parent-style-name="DefaultParagraphFont" style:family="text">
      <style:text-properties style:font-name="ui-monospace" style:font-name-asian="ui-monospace" style:font-name-complex="ui-monospace" fo:color="#2B303B"/>
    </style:style>
    <style:style style:name="T1861" style:parent-style-name="DefaultParagraphFont" style:family="text">
      <style:text-properties style:font-name="ui-monospace" style:font-name-asian="ui-monospace" style:font-name-complex="ui-monospace" fo:color="#14181F"/>
    </style:style>
    <style:style style:name="T1862" style:parent-style-name="DefaultParagraphFont" style:family="text">
      <style:text-properties style:font-name="ui-monospace" style:font-name-asian="ui-monospace" style:font-name-complex="ui-monospace" fo:color="#8100C2"/>
    </style:style>
    <style:style style:name="T1863" style:parent-style-name="DefaultParagraphFont" style:family="text">
      <style:text-properties style:font-name="ui-monospace" style:font-name-asian="ui-monospace" style:font-name-complex="ui-monospace" fo:color="#14181F"/>
    </style:style>
    <style:style style:name="T1864" style:parent-style-name="DefaultParagraphFont" style:family="text">
      <style:text-properties style:font-name="ui-monospace" style:font-name-asian="ui-monospace" style:font-name-complex="ui-monospace" fo:color="#14181F"/>
    </style:style>
    <style:style style:name="T1865" style:parent-style-name="DefaultParagraphFont" style:family="text">
      <style:text-properties style:font-name="ui-monospace" style:font-name-asian="ui-monospace" style:font-name-complex="ui-monospace" fo:color="#2B303B"/>
    </style:style>
    <style:style style:name="T1866" style:parent-style-name="DefaultParagraphFont" style:family="text">
      <style:text-properties style:font-name="ui-monospace" style:font-name-asian="ui-monospace" style:font-name-complex="ui-monospace" fo:color="#14181F"/>
    </style:style>
    <style:style style:name="T1867" style:parent-style-name="DefaultParagraphFont" style:family="text">
      <style:text-properties style:font-name="ui-monospace" style:font-name-asian="ui-monospace" style:font-name-complex="ui-monospace" fo:color="#2B303B"/>
    </style:style>
    <style:style style:name="T1868" style:parent-style-name="DefaultParagraphFont" style:family="text">
      <style:text-properties style:font-name="ui-monospace" style:font-name-asian="ui-monospace" style:font-name-complex="ui-monospace" fo:color="#14181F"/>
    </style:style>
    <style:style style:name="T1869" style:parent-style-name="DefaultParagraphFont" style:family="text">
      <style:text-properties style:font-name="ui-monospace" style:font-name-asian="ui-monospace" style:font-name-complex="ui-monospace" fo:color="#8100C2"/>
    </style:style>
    <style:style style:name="T1870" style:parent-style-name="DefaultParagraphFont" style:family="text">
      <style:text-properties style:font-name="ui-monospace" style:font-name-asian="ui-monospace" style:font-name-complex="ui-monospace" fo:color="#14181F"/>
    </style:style>
    <style:style style:name="T1871" style:parent-style-name="DefaultParagraphFont" style:family="text">
      <style:text-properties style:font-name="ui-monospace" style:font-name-asian="ui-monospace" style:font-name-complex="ui-monospace" fo:color="#14181F"/>
    </style:style>
    <style:style style:name="T1872" style:parent-style-name="DefaultParagraphFont" style:family="text">
      <style:text-properties style:font-name="ui-monospace" style:font-name-asian="ui-monospace" style:font-name-complex="ui-monospace" fo:color="#2B303B"/>
    </style:style>
    <style:style style:name="T1873" style:parent-style-name="DefaultParagraphFont" style:family="text">
      <style:text-properties style:font-name="ui-monospace" style:font-name-asian="ui-monospace" style:font-name-complex="ui-monospace" fo:color="#14181F"/>
    </style:style>
    <style:style style:name="T1874" style:parent-style-name="DefaultParagraphFont" style:family="text">
      <style:text-properties style:font-name="ui-monospace" style:font-name-asian="ui-monospace" style:font-name-complex="ui-monospace" fo:color="#8100C2"/>
    </style:style>
    <style:style style:name="T1875" style:parent-style-name="DefaultParagraphFont" style:family="text">
      <style:text-properties style:font-name="ui-monospace" style:font-name-asian="ui-monospace" style:font-name-complex="ui-monospace" fo:color="#14181F"/>
    </style:style>
    <style:style style:name="T1876" style:parent-style-name="DefaultParagraphFont" style:family="text">
      <style:text-properties style:font-name="ui-monospace" style:font-name-asian="ui-monospace" style:font-name-complex="ui-monospace" fo:color="#008080"/>
    </style:style>
    <style:style style:name="T1877" style:parent-style-name="DefaultParagraphFont" style:family="text">
      <style:text-properties style:font-name="ui-monospace" style:font-name-asian="ui-monospace" style:font-name-complex="ui-monospace" fo:color="#14181F"/>
    </style:style>
    <style:style style:name="T1878" style:parent-style-name="DefaultParagraphFont" style:family="text">
      <style:text-properties style:font-name="ui-monospace" style:font-name-asian="ui-monospace" style:font-name-complex="ui-monospace" fo:color="#8100C2"/>
    </style:style>
    <style:style style:name="T1879" style:parent-style-name="DefaultParagraphFont" style:family="text">
      <style:text-properties style:font-name="ui-monospace" style:font-name-asian="ui-monospace" style:font-name-complex="ui-monospace" fo:color="#2B303B"/>
    </style:style>
    <style:style style:name="T1880" style:parent-style-name="DefaultParagraphFont" style:family="text">
      <style:text-properties style:font-name="ui-monospace" style:font-name-asian="ui-monospace" style:font-name-complex="ui-monospace" fo:color="#8100C2"/>
    </style:style>
    <style:style style:name="T1881" style:parent-style-name="DefaultParagraphFont" style:family="text">
      <style:text-properties style:font-name="ui-monospace" style:font-name-asian="ui-monospace" style:font-name-complex="ui-monospace" fo:color="#14181F"/>
    </style:style>
    <style:style style:name="T1882" style:parent-style-name="DefaultParagraphFont" style:family="text">
      <style:text-properties style:font-name="ui-monospace" style:font-name-asian="ui-monospace" style:font-name-complex="ui-monospace" fo:color="#8100C2"/>
    </style:style>
    <style:style style:name="T1883" style:parent-style-name="DefaultParagraphFont" style:family="text">
      <style:text-properties style:font-name="ui-monospace" style:font-name-asian="ui-monospace" style:font-name-complex="ui-monospace" fo:color="#14181F"/>
    </style:style>
    <style:style style:name="T1884" style:parent-style-name="DefaultParagraphFont" style:family="text">
      <style:text-properties style:font-name="ui-monospace" style:font-name-asian="ui-monospace" style:font-name-complex="ui-monospace" fo:color="#008080"/>
    </style:style>
    <style:style style:name="T1885" style:parent-style-name="DefaultParagraphFont" style:family="text">
      <style:text-properties style:font-name="ui-monospace" style:font-name-asian="ui-monospace" style:font-name-complex="ui-monospace" fo:color="#2B303B"/>
    </style:style>
    <style:style style:name="T1886" style:parent-style-name="DefaultParagraphFont" style:family="text">
      <style:text-properties style:font-name="ui-monospace" style:font-name-asian="ui-monospace" style:font-name-complex="ui-monospace" fo:color="#14181F"/>
    </style:style>
    <style:style style:name="T1887" style:parent-style-name="DefaultParagraphFont" style:family="text">
      <style:text-properties style:font-name="ui-monospace" style:font-name-asian="ui-monospace" style:font-name-complex="ui-monospace" fo:color="#2B303B"/>
    </style:style>
    <style:style style:name="T1888" style:parent-style-name="DefaultParagraphFont" style:family="text">
      <style:text-properties style:font-name="ui-monospace" style:font-name-asian="ui-monospace" style:font-name-complex="ui-monospace" fo:color="#008000"/>
    </style:style>
    <style:style style:name="T1889" style:parent-style-name="DefaultParagraphFont" style:family="text">
      <style:text-properties style:font-name="ui-monospace" style:font-name-asian="ui-monospace" style:font-name-complex="ui-monospace" fo:color="#14181F"/>
    </style:style>
    <style:style style:name="T1890" style:parent-style-name="DefaultParagraphFont" style:family="text">
      <style:text-properties style:font-name="ui-monospace" style:font-name-asian="ui-monospace" style:font-name-complex="ui-monospace" fo:color="#008000"/>
    </style:style>
    <style:style style:name="T1891" style:parent-style-name="DefaultParagraphFont" style:family="text">
      <style:text-properties style:font-name="ui-monospace" style:font-name-asian="ui-monospace" style:font-name-complex="ui-monospace" fo:color="#14181F"/>
    </style:style>
    <style:style style:name="T1892" style:parent-style-name="DefaultParagraphFont" style:family="text">
      <style:text-properties style:font-name="ui-monospace" style:font-name-asian="ui-monospace" style:font-name-complex="ui-monospace" fo:color="#008080"/>
    </style:style>
    <style:style style:name="T1893" style:parent-style-name="DefaultParagraphFont" style:family="text">
      <style:text-properties style:font-name="ui-monospace" style:font-name-asian="ui-monospace" style:font-name-complex="ui-monospace" fo:color="#14181F"/>
    </style:style>
    <style:style style:name="T1894" style:parent-style-name="DefaultParagraphFont" style:family="text">
      <style:text-properties style:font-name="ui-monospace" style:font-name-asian="ui-monospace" style:font-name-complex="ui-monospace" fo:color="#2B303B"/>
    </style:style>
    <style:style style:name="T1895" style:parent-style-name="DefaultParagraphFont" style:family="text">
      <style:text-properties style:font-name="ui-monospace" style:font-name-asian="ui-monospace" style:font-name-complex="ui-monospace" fo:color="#14181F"/>
    </style:style>
    <style:style style:name="T1896" style:parent-style-name="DefaultParagraphFont" style:family="text">
      <style:text-properties style:font-name="ui-monospace" style:font-name-asian="ui-monospace" style:font-name-complex="ui-monospace" fo:color="#008080"/>
    </style:style>
    <style:style style:name="T1897" style:parent-style-name="DefaultParagraphFont" style:family="text">
      <style:text-properties style:font-name="ui-monospace" style:font-name-asian="ui-monospace" style:font-name-complex="ui-monospace" fo:color="#14181F"/>
    </style:style>
    <style:style style:name="T1898" style:parent-style-name="DefaultParagraphFont" style:family="text">
      <style:text-properties style:font-name="ui-monospace" style:font-name-asian="ui-monospace" style:font-name-complex="ui-monospace" fo:color="#8100C2"/>
    </style:style>
    <style:style style:name="T1899" style:parent-style-name="DefaultParagraphFont" style:family="text">
      <style:text-properties style:font-name="ui-monospace" style:font-name-asian="ui-monospace" style:font-name-complex="ui-monospace" fo:color="#2B303B"/>
    </style:style>
    <style:style style:name="T1900" style:parent-style-name="DefaultParagraphFont" style:family="text">
      <style:text-properties style:font-name="ui-monospace" style:font-name-asian="ui-monospace" style:font-name-complex="ui-monospace" fo:color="#14181F"/>
    </style:style>
    <style:style style:name="T1901" style:parent-style-name="DefaultParagraphFont" style:family="text">
      <style:text-properties style:font-name="ui-monospace" style:font-name-asian="ui-monospace" style:font-name-complex="ui-monospace" fo:color="#2B303B"/>
    </style:style>
    <style:style style:name="T1902" style:parent-style-name="DefaultParagraphFont" style:family="text">
      <style:text-properties style:font-name="ui-monospace" style:font-name-asian="ui-monospace" style:font-name-complex="ui-monospace" fo:color="#14181F"/>
    </style:style>
    <style:style style:name="T1903" style:parent-style-name="DefaultParagraphFont" style:family="text">
      <style:text-properties style:font-name="ui-monospace" style:font-name-asian="ui-monospace" style:font-name-complex="ui-monospace" fo:color="#2B303B"/>
    </style:style>
    <style:style style:name="T1904" style:parent-style-name="DefaultParagraphFont" style:family="text">
      <style:text-properties style:font-name="ui-monospace" style:font-name-asian="ui-monospace" style:font-name-complex="ui-monospace" fo:color="#14181F"/>
    </style:style>
    <style:style style:name="T1905" style:parent-style-name="DefaultParagraphFont" style:family="text">
      <style:text-properties style:font-name="ui-monospace" style:font-name-asian="ui-monospace" style:font-name-complex="ui-monospace" fo:color="#14181F"/>
    </style:style>
    <style:style style:name="T1906" style:parent-style-name="DefaultParagraphFont" style:family="text">
      <style:text-properties style:font-name="ui-monospace" style:font-name-asian="ui-monospace" style:font-name-complex="ui-monospace" fo:color="#2B303B"/>
    </style:style>
    <style:style style:name="T1907" style:parent-style-name="DefaultParagraphFont" style:family="text">
      <style:text-properties style:font-name="ui-monospace" style:font-name-asian="ui-monospace" style:font-name-complex="ui-monospace" fo:color="#14181F"/>
    </style:style>
    <style:style style:name="T1908" style:parent-style-name="DefaultParagraphFont" style:family="text">
      <style:text-properties style:font-name="ui-monospace" style:font-name-asian="ui-monospace" style:font-name-complex="ui-monospace" fo:color="#8100C2"/>
    </style:style>
    <style:style style:name="T1909" style:parent-style-name="DefaultParagraphFont" style:family="text">
      <style:text-properties style:font-name="ui-monospace" style:font-name-asian="ui-monospace" style:font-name-complex="ui-monospace" fo:color="#14181F"/>
    </style:style>
    <style:style style:name="T1910" style:parent-style-name="DefaultParagraphFont" style:family="text">
      <style:text-properties style:font-name="ui-monospace" style:font-name-asian="ui-monospace" style:font-name-complex="ui-monospace" fo:color="#14181F"/>
    </style:style>
    <style:style style:name="T1911" style:parent-style-name="DefaultParagraphFont" style:family="text">
      <style:text-properties style:font-name="ui-monospace" style:font-name-asian="ui-monospace" style:font-name-complex="ui-monospace" fo:color="#8100C2"/>
    </style:style>
    <style:style style:name="T1912" style:parent-style-name="DefaultParagraphFont" style:family="text">
      <style:text-properties style:font-name="ui-monospace" style:font-name-asian="ui-monospace" style:font-name-complex="ui-monospace" fo:color="#14181F"/>
    </style:style>
    <style:style style:name="T1913" style:parent-style-name="DefaultParagraphFont" style:family="text">
      <style:text-properties style:font-name="ui-monospace" style:font-name-asian="ui-monospace" style:font-name-complex="ui-monospace" fo:color="#008080"/>
    </style:style>
    <style:style style:name="T1914" style:parent-style-name="DefaultParagraphFont" style:family="text">
      <style:text-properties style:font-name="ui-monospace" style:font-name-asian="ui-monospace" style:font-name-complex="ui-monospace" fo:color="#14181F"/>
    </style:style>
    <style:style style:name="T1915" style:parent-style-name="DefaultParagraphFont" style:family="text">
      <style:text-properties style:font-name="ui-monospace" style:font-name-asian="ui-monospace" style:font-name-complex="ui-monospace" fo:color="#8100C2"/>
    </style:style>
    <style:style style:name="T1916" style:parent-style-name="DefaultParagraphFont" style:family="text">
      <style:text-properties style:font-name="ui-monospace" style:font-name-asian="ui-monospace" style:font-name-complex="ui-monospace" fo:color="#14181F"/>
    </style:style>
    <style:style style:name="T1917" style:parent-style-name="DefaultParagraphFont" style:family="text">
      <style:text-properties style:font-name="ui-monospace" style:font-name-asian="ui-monospace" style:font-name-complex="ui-monospace" fo:color="#8100C2"/>
    </style:style>
    <style:style style:name="T1918" style:parent-style-name="DefaultParagraphFont" style:family="text">
      <style:text-properties style:font-name="ui-monospace" style:font-name-asian="ui-monospace" style:font-name-complex="ui-monospace" fo:color="#14181F"/>
    </style:style>
    <style:style style:name="T1919" style:parent-style-name="DefaultParagraphFont" style:family="text">
      <style:text-properties style:font-name="ui-monospace" style:font-name-asian="ui-monospace" style:font-name-complex="ui-monospace" fo:color="#008080"/>
    </style:style>
    <style:style style:name="T1920" style:parent-style-name="DefaultParagraphFont" style:family="text">
      <style:text-properties style:font-name="ui-monospace" style:font-name-asian="ui-monospace" style:font-name-complex="ui-monospace" fo:color="#2B303B"/>
    </style:style>
    <style:style style:name="T1921" style:parent-style-name="DefaultParagraphFont" style:family="text">
      <style:text-properties style:font-name="ui-monospace" style:font-name-asian="ui-monospace" style:font-name-complex="ui-monospace" fo:color="#14181F"/>
    </style:style>
    <style:style style:name="T1922" style:parent-style-name="DefaultParagraphFont" style:family="text">
      <style:text-properties style:font-name="ui-monospace" style:font-name-asian="ui-monospace" style:font-name-complex="ui-monospace" fo:color="#2B303B"/>
    </style:style>
    <style:style style:name="T1923" style:parent-style-name="DefaultParagraphFont" style:family="text">
      <style:text-properties style:font-name="ui-monospace" style:font-name-asian="ui-monospace" style:font-name-complex="ui-monospace" fo:color="#008000"/>
    </style:style>
    <style:style style:name="T1924" style:parent-style-name="DefaultParagraphFont" style:family="text">
      <style:text-properties style:font-name="ui-monospace" style:font-name-asian="ui-monospace" style:font-name-complex="ui-monospace" fo:color="#14181F"/>
    </style:style>
    <style:style style:name="T1925" style:parent-style-name="DefaultParagraphFont" style:family="text">
      <style:text-properties style:font-name="ui-monospace" style:font-name-asian="ui-monospace" style:font-name-complex="ui-monospace" fo:color="#008000"/>
    </style:style>
    <style:style style:name="T1926" style:parent-style-name="DefaultParagraphFont" style:family="text">
      <style:text-properties style:font-name="ui-monospace" style:font-name-asian="ui-monospace" style:font-name-complex="ui-monospace" fo:color="#14181F"/>
    </style:style>
    <style:style style:name="T1927" style:parent-style-name="DefaultParagraphFont" style:family="text">
      <style:text-properties style:font-name="ui-monospace" style:font-name-asian="ui-monospace" style:font-name-complex="ui-monospace" fo:color="#008080"/>
    </style:style>
    <style:style style:name="T1928" style:parent-style-name="DefaultParagraphFont" style:family="text">
      <style:text-properties style:font-name="ui-monospace" style:font-name-asian="ui-monospace" style:font-name-complex="ui-monospace" fo:color="#14181F"/>
    </style:style>
    <style:style style:name="T1929" style:parent-style-name="DefaultParagraphFont" style:family="text">
      <style:text-properties style:font-name="ui-monospace" style:font-name-asian="ui-monospace" style:font-name-complex="ui-monospace" fo:color="#2B303B"/>
    </style:style>
    <style:style style:name="T1930" style:parent-style-name="DefaultParagraphFont" style:family="text">
      <style:text-properties style:font-name="ui-monospace" style:font-name-asian="ui-monospace" style:font-name-complex="ui-monospace" fo:color="#14181F"/>
    </style:style>
    <style:style style:name="T1931" style:parent-style-name="DefaultParagraphFont" style:family="text">
      <style:text-properties style:font-name="ui-monospace" style:font-name-asian="ui-monospace" style:font-name-complex="ui-monospace" fo:color="#2B303B"/>
    </style:style>
    <style:style style:name="T1932" style:parent-style-name="DefaultParagraphFont" style:family="text">
      <style:text-properties style:font-name="ui-monospace" style:font-name-asian="ui-monospace" style:font-name-complex="ui-monospace" fo:color="#14181F"/>
    </style:style>
    <style:style style:name="T1933" style:parent-style-name="DefaultParagraphFont" style:family="text">
      <style:text-properties style:font-name="ui-monospace" style:font-name-asian="ui-monospace" style:font-name-complex="ui-monospace" fo:color="#2B303B"/>
    </style:style>
    <style:style style:name="T1934" style:parent-style-name="DefaultParagraphFont" style:family="text">
      <style:text-properties style:font-name="ui-monospace" style:font-name-asian="ui-monospace" style:font-name-complex="ui-monospace" fo:color="#14181F"/>
    </style:style>
    <style:style style:name="T1935" style:parent-style-name="DefaultParagraphFont" style:family="text">
      <style:text-properties style:font-name="ui-monospace" style:font-name-asian="ui-monospace" style:font-name-complex="ui-monospace" fo:color="#008080"/>
    </style:style>
    <style:style style:name="T1936" style:parent-style-name="DefaultParagraphFont" style:family="text">
      <style:text-properties style:font-name="ui-monospace" style:font-name-asian="ui-monospace" style:font-name-complex="ui-monospace" fo:color="#14181F"/>
    </style:style>
    <style:style style:name="T1937" style:parent-style-name="DefaultParagraphFont" style:family="text">
      <style:text-properties style:font-name="ui-monospace" style:font-name-asian="ui-monospace" style:font-name-complex="ui-monospace" fo:color="#8100C2"/>
    </style:style>
    <style:style style:name="T1938" style:parent-style-name="DefaultParagraphFont" style:family="text">
      <style:text-properties style:font-name="ui-monospace" style:font-name-asian="ui-monospace" style:font-name-complex="ui-monospace" fo:color="#2B303B"/>
    </style:style>
    <style:style style:name="T1939" style:parent-style-name="DefaultParagraphFont" style:family="text">
      <style:text-properties style:font-name="ui-monospace" style:font-name-asian="ui-monospace" style:font-name-complex="ui-monospace" fo:color="#14181F"/>
    </style:style>
    <style:style style:name="T1940" style:parent-style-name="DefaultParagraphFont" style:family="text">
      <style:text-properties style:font-name="ui-monospace" style:font-name-asian="ui-monospace" style:font-name-complex="ui-monospace" fo:color="#14181F"/>
    </style:style>
    <style:style style:name="T1941" style:parent-style-name="DefaultParagraphFont" style:family="text">
      <style:text-properties style:font-name="ui-monospace" style:font-name-asian="ui-monospace" style:font-name-complex="ui-monospace" fo:color="#2B303B"/>
    </style:style>
    <style:style style:name="T1942" style:parent-style-name="DefaultParagraphFont" style:family="text">
      <style:text-properties style:font-name="ui-monospace" style:font-name-asian="ui-monospace" style:font-name-complex="ui-monospace" fo:color="#14181F"/>
    </style:style>
    <style:style style:name="T1943" style:parent-style-name="DefaultParagraphFont" style:family="text">
      <style:text-properties style:font-name="ui-monospace" style:font-name-asian="ui-monospace" style:font-name-complex="ui-monospace" fo:color="#8100C2"/>
    </style:style>
    <style:style style:name="T1944" style:parent-style-name="DefaultParagraphFont" style:family="text">
      <style:text-properties style:font-name="ui-monospace" style:font-name-asian="ui-monospace" style:font-name-complex="ui-monospace" fo:color="#14181F"/>
    </style:style>
    <style:style style:name="T1945" style:parent-style-name="DefaultParagraphFont" style:family="text">
      <style:text-properties style:font-name="ui-monospace" style:font-name-asian="ui-monospace" style:font-name-complex="ui-monospace" fo:color="#008080"/>
    </style:style>
    <style:style style:name="T1946" style:parent-style-name="DefaultParagraphFont" style:family="text">
      <style:text-properties style:font-name="ui-monospace" style:font-name-asian="ui-monospace" style:font-name-complex="ui-monospace" fo:color="#14181F"/>
    </style:style>
    <style:style style:name="T1947" style:parent-style-name="DefaultParagraphFont" style:family="text">
      <style:text-properties style:font-name="ui-monospace" style:font-name-asian="ui-monospace" style:font-name-complex="ui-monospace" fo:color="#14181F"/>
    </style:style>
    <style:style style:name="T1948" style:parent-style-name="DefaultParagraphFont" style:family="text">
      <style:text-properties style:font-name="ui-monospace" style:font-name-asian="ui-monospace" style:font-name-complex="ui-monospace" fo:color="#8100C2"/>
    </style:style>
    <style:style style:name="T1949" style:parent-style-name="DefaultParagraphFont" style:family="text">
      <style:text-properties style:font-name="ui-monospace" style:font-name-asian="ui-monospace" style:font-name-complex="ui-monospace" fo:color="#14181F"/>
    </style:style>
    <style:style style:name="T1950" style:parent-style-name="DefaultParagraphFont" style:family="text">
      <style:text-properties style:font-name="ui-monospace" style:font-name-asian="ui-monospace" style:font-name-complex="ui-monospace" fo:color="#8100C2"/>
    </style:style>
    <style:style style:name="T1951" style:parent-style-name="DefaultParagraphFont" style:family="text">
      <style:text-properties style:font-name="ui-monospace" style:font-name-asian="ui-monospace" style:font-name-complex="ui-monospace" fo:color="#14181F"/>
    </style:style>
    <style:style style:name="T1952" style:parent-style-name="DefaultParagraphFont" style:family="text">
      <style:text-properties style:font-name="ui-monospace" style:font-name-asian="ui-monospace" style:font-name-complex="ui-monospace" fo:color="#008080"/>
    </style:style>
    <style:style style:name="T1953" style:parent-style-name="DefaultParagraphFont" style:family="text">
      <style:text-properties style:font-name="ui-monospace" style:font-name-asian="ui-monospace" style:font-name-complex="ui-monospace" fo:color="#14181F"/>
    </style:style>
    <style:style style:name="T1954" style:parent-style-name="DefaultParagraphFont" style:family="text">
      <style:text-properties style:font-name="ui-monospace" style:font-name-asian="ui-monospace" style:font-name-complex="ui-monospace" fo:color="#2B303B"/>
    </style:style>
    <style:style style:name="T1955" style:parent-style-name="DefaultParagraphFont" style:family="text">
      <style:text-properties style:font-name="ui-monospace" style:font-name-asian="ui-monospace" style:font-name-complex="ui-monospace" fo:color="#14181F"/>
    </style:style>
    <style:style style:name="T1956" style:parent-style-name="DefaultParagraphFont" style:family="text">
      <style:text-properties style:font-name="ui-monospace" style:font-name-asian="ui-monospace" style:font-name-complex="ui-monospace" fo:color="#8100C2"/>
    </style:style>
    <style:style style:name="T1957" style:parent-style-name="DefaultParagraphFont" style:family="text">
      <style:text-properties style:font-name="ui-monospace" style:font-name-asian="ui-monospace" style:font-name-complex="ui-monospace" fo:color="#14181F"/>
    </style:style>
    <style:style style:name="T1958" style:parent-style-name="DefaultParagraphFont" style:family="text">
      <style:text-properties style:font-name="ui-monospace" style:font-name-asian="ui-monospace" style:font-name-complex="ui-monospace" fo:color="#8100C2"/>
    </style:style>
    <style:style style:name="T1959" style:parent-style-name="DefaultParagraphFont" style:family="text">
      <style:text-properties style:font-name="ui-monospace" style:font-name-asian="ui-monospace" style:font-name-complex="ui-monospace" fo:color="#14181F"/>
    </style:style>
    <style:style style:name="T1960" style:parent-style-name="DefaultParagraphFont" style:family="text">
      <style:text-properties style:font-name="ui-monospace" style:font-name-asian="ui-monospace" style:font-name-complex="ui-monospace" fo:color="#008080"/>
    </style:style>
    <style:style style:name="T1961" style:parent-style-name="DefaultParagraphFont" style:family="text">
      <style:text-properties style:font-name="ui-monospace" style:font-name-asian="ui-monospace" style:font-name-complex="ui-monospace" fo:color="#2B303B"/>
    </style:style>
    <style:style style:name="T1962" style:parent-style-name="DefaultParagraphFont" style:family="text">
      <style:text-properties style:font-name="ui-monospace" style:font-name-asian="ui-monospace" style:font-name-complex="ui-monospace" fo:color="#14181F"/>
    </style:style>
    <style:style style:name="T1963" style:parent-style-name="DefaultParagraphFont" style:family="text">
      <style:text-properties style:font-name="ui-monospace" style:font-name-asian="ui-monospace" style:font-name-complex="ui-monospace" fo:color="#2B303B"/>
    </style:style>
    <style:style style:name="T1964" style:parent-style-name="DefaultParagraphFont" style:family="text">
      <style:text-properties style:font-name="ui-monospace" style:font-name-asian="ui-monospace" style:font-name-complex="ui-monospace" fo:color="#008000"/>
    </style:style>
    <style:style style:name="T1965" style:parent-style-name="DefaultParagraphFont" style:family="text">
      <style:text-properties style:font-name="ui-monospace" style:font-name-asian="ui-monospace" style:font-name-complex="ui-monospace" fo:color="#14181F"/>
    </style:style>
    <style:style style:name="T1966" style:parent-style-name="DefaultParagraphFont" style:family="text">
      <style:text-properties style:font-name="ui-monospace" style:font-name-asian="ui-monospace" style:font-name-complex="ui-monospace" fo:color="#008000"/>
    </style:style>
    <style:style style:name="T1967" style:parent-style-name="DefaultParagraphFont" style:family="text">
      <style:text-properties style:font-name="ui-monospace" style:font-name-asian="ui-monospace" style:font-name-complex="ui-monospace" fo:color="#14181F"/>
    </style:style>
    <style:style style:name="T1968" style:parent-style-name="DefaultParagraphFont" style:family="text">
      <style:text-properties style:font-name="ui-monospace" style:font-name-asian="ui-monospace" style:font-name-complex="ui-monospace" fo:color="#008080"/>
    </style:style>
    <style:style style:name="T1969" style:parent-style-name="DefaultParagraphFont" style:family="text">
      <style:text-properties style:font-name="ui-monospace" style:font-name-asian="ui-monospace" style:font-name-complex="ui-monospace" fo:color="#14181F"/>
    </style:style>
    <style:style style:name="T1970" style:parent-style-name="DefaultParagraphFont" style:family="text">
      <style:text-properties style:font-name="ui-monospace" style:font-name-asian="ui-monospace" style:font-name-complex="ui-monospace" fo:color="#14181F"/>
    </style:style>
    <style:style style:name="T1971" style:parent-style-name="DefaultParagraphFont" style:family="text">
      <style:text-properties style:font-name="ui-monospace" style:font-name-asian="ui-monospace" style:font-name-complex="ui-monospace" fo:color="#2B303B"/>
    </style:style>
    <style:style style:name="T1972" style:parent-style-name="DefaultParagraphFont" style:family="text">
      <style:text-properties style:font-name="ui-monospace" style:font-name-asian="ui-monospace" style:font-name-complex="ui-monospace" fo:color="#14181F"/>
    </style:style>
    <style:style style:name="T1973" style:parent-style-name="DefaultParagraphFont" style:family="text">
      <style:text-properties style:font-name="ui-monospace" style:font-name-asian="ui-monospace" style:font-name-complex="ui-monospace" fo:color="#008000"/>
    </style:style>
    <style:style style:name="T1974" style:parent-style-name="DefaultParagraphFont" style:family="text">
      <style:text-properties style:font-name="ui-monospace" style:font-name-asian="ui-monospace" style:font-name-complex="ui-monospace" fo:color="#008000"/>
    </style:style>
    <style:style style:name="T1975" style:parent-style-name="DefaultParagraphFont" style:family="text">
      <style:text-properties style:font-name="ui-monospace" style:font-name-asian="ui-monospace" style:font-name-complex="ui-monospace" fo:color="#14181F"/>
    </style:style>
    <style:style style:name="T1976" style:parent-style-name="DefaultParagraphFont" style:family="text">
      <style:text-properties style:font-name="ui-monospace" style:font-name-asian="ui-monospace" style:font-name-complex="ui-monospace" fo:color="#8100C2"/>
    </style:style>
    <style:style style:name="T1977" style:parent-style-name="DefaultParagraphFont" style:family="text">
      <style:text-properties style:font-name="ui-monospace" style:font-name-asian="ui-monospace" style:font-name-complex="ui-monospace" fo:color="#14181F"/>
    </style:style>
    <style:style style:name="T1978" style:parent-style-name="DefaultParagraphFont" style:family="text">
      <style:text-properties style:font-name="ui-monospace" style:font-name-asian="ui-monospace" style:font-name-complex="ui-monospace" fo:color="#8100C2"/>
    </style:style>
    <style:style style:name="T1979" style:parent-style-name="DefaultParagraphFont" style:family="text">
      <style:text-properties style:font-name="ui-monospace" style:font-name-asian="ui-monospace" style:font-name-complex="ui-monospace" fo:color="#14181F"/>
    </style:style>
    <style:style style:name="T1980" style:parent-style-name="DefaultParagraphFont" style:family="text">
      <style:text-properties style:font-name="ui-monospace" style:font-name-asian="ui-monospace" style:font-name-complex="ui-monospace" fo:color="#14181F"/>
    </style:style>
    <style:style style:name="T1981" style:parent-style-name="DefaultParagraphFont" style:family="text">
      <style:text-properties style:font-name="ui-monospace" style:font-name-asian="ui-monospace" style:font-name-complex="ui-monospace" fo:color="#8100C2"/>
    </style:style>
    <style:style style:name="T1982" style:parent-style-name="DefaultParagraphFont" style:family="text">
      <style:text-properties style:font-name="ui-monospace" style:font-name-asian="ui-monospace" style:font-name-complex="ui-monospace" fo:color="#14181F"/>
    </style:style>
    <style:style style:name="T1983" style:parent-style-name="DefaultParagraphFont" style:family="text">
      <style:text-properties style:font-name="ui-monospace" style:font-name-asian="ui-monospace" style:font-name-complex="ui-monospace" fo:color="#2B303B"/>
    </style:style>
    <style:style style:name="T1984" style:parent-style-name="DefaultParagraphFont" style:family="text">
      <style:text-properties style:font-name="ui-monospace" style:font-name-asian="ui-monospace" style:font-name-complex="ui-monospace" fo:color="#8100C2"/>
    </style:style>
    <style:style style:name="T1985" style:parent-style-name="DefaultParagraphFont" style:family="text">
      <style:text-properties style:font-name="ui-monospace" style:font-name-asian="ui-monospace" style:font-name-complex="ui-monospace" fo:color="#14181F"/>
    </style:style>
    <style:style style:name="T1986" style:parent-style-name="DefaultParagraphFont" style:family="text">
      <style:text-properties style:font-name="ui-monospace" style:font-name-asian="ui-monospace" style:font-name-complex="ui-monospace" fo:color="#008080"/>
    </style:style>
    <style:style style:name="T1987" style:parent-style-name="DefaultParagraphFont" style:family="text">
      <style:text-properties style:font-name="ui-monospace" style:font-name-asian="ui-monospace" style:font-name-complex="ui-monospace" fo:color="#14181F"/>
    </style:style>
    <style:style style:name="T1988" style:parent-style-name="DefaultParagraphFont" style:family="text">
      <style:text-properties style:font-name="ui-monospace" style:font-name-asian="ui-monospace" style:font-name-complex="ui-monospace" fo:color="#2B303B"/>
    </style:style>
    <style:style style:name="T1989" style:parent-style-name="DefaultParagraphFont" style:family="text">
      <style:text-properties style:font-name="ui-monospace" style:font-name-asian="ui-monospace" style:font-name-complex="ui-monospace" fo:color="#14181F"/>
    </style:style>
    <style:style style:name="T1990" style:parent-style-name="DefaultParagraphFont" style:family="text">
      <style:text-properties style:font-name="ui-monospace" style:font-name-asian="ui-monospace" style:font-name-complex="ui-monospace" fo:color="#8100C2"/>
    </style:style>
    <style:style style:name="T1991" style:parent-style-name="DefaultParagraphFont" style:family="text">
      <style:text-properties style:font-name="ui-monospace" style:font-name-asian="ui-monospace" style:font-name-complex="ui-monospace" fo:color="#14181F"/>
    </style:style>
    <style:style style:name="T1992" style:parent-style-name="DefaultParagraphFont" style:family="text">
      <style:text-properties style:font-name="ui-monospace" style:font-name-asian="ui-monospace" style:font-name-complex="ui-monospace" fo:color="#008080"/>
    </style:style>
    <style:style style:name="T1993" style:parent-style-name="DefaultParagraphFont" style:family="text">
      <style:text-properties style:font-name="ui-monospace" style:font-name-asian="ui-monospace" style:font-name-complex="ui-monospace" fo:color="#14181F"/>
    </style:style>
    <style:style style:name="T1994" style:parent-style-name="DefaultParagraphFont" style:family="text">
      <style:text-properties style:font-name="ui-monospace" style:font-name-asian="ui-monospace" style:font-name-complex="ui-monospace" fo:color="#14181F"/>
    </style:style>
    <style:style style:name="T1995" style:parent-style-name="DefaultParagraphFont" style:family="text">
      <style:text-properties style:font-name="ui-monospace" style:font-name-asian="ui-monospace" style:font-name-complex="ui-monospace" fo:color="#2B303B"/>
    </style:style>
    <style:style style:name="T1996" style:parent-style-name="DefaultParagraphFont" style:family="text">
      <style:text-properties style:font-name="ui-monospace" style:font-name-asian="ui-monospace" style:font-name-complex="ui-monospace" fo:color="#14181F"/>
    </style:style>
    <style:style style:name="T1997" style:parent-style-name="DefaultParagraphFont" style:family="text">
      <style:text-properties style:font-name="ui-monospace" style:font-name-asian="ui-monospace" style:font-name-complex="ui-monospace" fo:color="#8100C2"/>
    </style:style>
    <style:style style:name="T1998" style:parent-style-name="DefaultParagraphFont" style:family="text">
      <style:text-properties style:font-name="ui-monospace" style:font-name-asian="ui-monospace" style:font-name-complex="ui-monospace" fo:color="#14181F"/>
    </style:style>
    <style:style style:name="T1999" style:parent-style-name="DefaultParagraphFont" style:family="text">
      <style:text-properties style:font-name="ui-monospace" style:font-name-asian="ui-monospace" style:font-name-complex="ui-monospace" fo:color="#8100C2"/>
    </style:style>
    <style:style style:name="T2000" style:parent-style-name="DefaultParagraphFont" style:family="text">
      <style:text-properties style:font-name="ui-monospace" style:font-name-asian="ui-monospace" style:font-name-complex="ui-monospace" fo:color="#14181F"/>
    </style:style>
    <style:style style:name="T2001" style:parent-style-name="DefaultParagraphFont" style:family="text">
      <style:text-properties style:font-name="ui-monospace" style:font-name-asian="ui-monospace" style:font-name-complex="ui-monospace" fo:color="#2B303B"/>
    </style:style>
    <style:style style:name="T2002" style:parent-style-name="DefaultParagraphFont" style:family="text">
      <style:text-properties style:font-name="ui-monospace" style:font-name-asian="ui-monospace" style:font-name-complex="ui-monospace" fo:color="#14181F"/>
    </style:style>
    <style:style style:name="T2003" style:parent-style-name="DefaultParagraphFont" style:family="text">
      <style:text-properties style:font-name="ui-monospace" style:font-name-asian="ui-monospace" style:font-name-complex="ui-monospace" fo:color="#2B303B"/>
    </style:style>
    <style:style style:name="T2004" style:parent-style-name="DefaultParagraphFont" style:family="text">
      <style:text-properties style:font-name="ui-monospace" style:font-name-asian="ui-monospace" style:font-name-complex="ui-monospace" fo:color="#008000"/>
    </style:style>
    <style:style style:name="T2005" style:parent-style-name="DefaultParagraphFont" style:family="text">
      <style:text-properties style:font-name="ui-monospace" style:font-name-asian="ui-monospace" style:font-name-complex="ui-monospace" fo:color="#14181F"/>
    </style:style>
    <style:style style:name="T2006" style:parent-style-name="DefaultParagraphFont" style:family="text">
      <style:text-properties style:font-name="ui-monospace" style:font-name-asian="ui-monospace" style:font-name-complex="ui-monospace" fo:color="#14181F"/>
    </style:style>
    <style:style style:name="T2007" style:parent-style-name="DefaultParagraphFont" style:family="text">
      <style:text-properties style:font-name="ui-monospace" style:font-name-asian="ui-monospace" style:font-name-complex="ui-monospace" fo:color="#14181F"/>
    </style:style>
    <style:style style:name="T2008" style:parent-style-name="DefaultParagraphFont" style:family="text">
      <style:text-properties style:font-name="ui-monospace" style:font-name-asian="ui-monospace" style:font-name-complex="ui-monospace" fo:color="#14181F"/>
    </style:style>
    <style:style style:name="T2009" style:parent-style-name="DefaultParagraphFont" style:family="text">
      <style:text-properties style:font-name="ui-monospace" style:font-name-asian="ui-monospace" style:font-name-complex="ui-monospace" fo:color="#14181F"/>
    </style:style>
    <style:style style:name="T2010" style:parent-style-name="DefaultParagraphFont" style:family="text">
      <style:text-properties style:font-name="ui-monospace" style:font-name-asian="ui-monospace" style:font-name-complex="ui-monospace" fo:color="#14181F"/>
    </style:style>
    <style:style style:name="T2011" style:parent-style-name="DefaultParagraphFont" style:family="text">
      <style:text-properties style:font-name="ui-monospace" style:font-name-asian="ui-monospace" style:font-name-complex="ui-monospace" fo:color="#14181F"/>
    </style:style>
    <style:style style:name="T2012" style:parent-style-name="DefaultParagraphFont" style:family="text">
      <style:text-properties style:font-name="ui-monospace" style:font-name-asian="ui-monospace" style:font-name-complex="ui-monospace" fo:color="#14181F"/>
    </style:style>
    <style:style style:name="T2013" style:parent-style-name="DefaultParagraphFont" style:family="text">
      <style:text-properties style:font-name="ui-monospace" style:font-name-asian="ui-monospace" style:font-name-complex="ui-monospace" fo:color="#14181F"/>
    </style:style>
    <style:style style:name="T2014" style:parent-style-name="DefaultParagraphFont" style:family="text">
      <style:text-properties style:font-name="ui-monospace" style:font-name-asian="ui-monospace" style:font-name-complex="ui-monospace" fo:color="#14181F"/>
    </style:style>
    <style:style style:name="T2015" style:parent-style-name="DefaultParagraphFont" style:family="text">
      <style:text-properties style:font-name="ui-monospace" style:font-name-asian="ui-monospace" style:font-name-complex="ui-monospace" fo:color="#14181F"/>
    </style:style>
    <style:style style:name="T2016" style:parent-style-name="DefaultParagraphFont" style:family="text">
      <style:text-properties style:font-name="ui-monospace" style:font-name-asian="ui-monospace" style:font-name-complex="ui-monospace" fo:color="#14181F"/>
    </style:style>
    <style:style style:name="T2017" style:parent-style-name="DefaultParagraphFont" style:family="text">
      <style:text-properties style:font-name="ui-monospace" style:font-name-asian="ui-monospace" style:font-name-complex="ui-monospace" fo:color="#14181F"/>
    </style:style>
    <style:style style:name="T2018" style:parent-style-name="DefaultParagraphFont" style:family="text">
      <style:text-properties style:font-name="ui-monospace" style:font-name-asian="ui-monospace" style:font-name-complex="ui-monospace" fo:color="#14181F"/>
    </style:style>
    <style:style style:name="T2019" style:parent-style-name="DefaultParagraphFont" style:family="text">
      <style:text-properties style:font-name="ui-monospace" style:font-name-asian="ui-monospace" style:font-name-complex="ui-monospace" fo:color="#14181F"/>
    </style:style>
    <style:style style:name="T2020" style:parent-style-name="DefaultParagraphFont" style:family="text">
      <style:text-properties style:font-name="ui-monospace" style:font-name-asian="ui-monospace" style:font-name-complex="ui-monospace" fo:color="#14181F"/>
    </style:style>
    <style:style style:name="T2021" style:parent-style-name="DefaultParagraphFont" style:family="text">
      <style:text-properties style:font-name="ui-monospace" style:font-name-asian="ui-monospace" style:font-name-complex="ui-monospace" fo:color="#14181F"/>
    </style:style>
    <style:style style:name="T2022" style:parent-style-name="DefaultParagraphFont" style:family="text">
      <style:text-properties style:font-name="ui-monospace" style:font-name-asian="ui-monospace" style:font-name-complex="ui-monospace" fo:color="#14181F"/>
    </style:style>
    <style:style style:name="T2023" style:parent-style-name="DefaultParagraphFont" style:family="text">
      <style:text-properties style:font-name="ui-monospace" style:font-name-asian="ui-monospace" style:font-name-complex="ui-monospace" fo:color="#14181F"/>
    </style:style>
    <style:style style:name="T2024" style:parent-style-name="DefaultParagraphFont" style:family="text">
      <style:text-properties style:font-name="ui-monospace" style:font-name-asian="ui-monospace" style:font-name-complex="ui-monospace" fo:color="#14181F"/>
    </style:style>
    <style:style style:name="T2025" style:parent-style-name="DefaultParagraphFont" style:family="text">
      <style:text-properties style:font-name="ui-monospace" style:font-name-asian="ui-monospace" style:font-name-complex="ui-monospace" fo:color="#14181F"/>
    </style:style>
    <style:style style:name="T2026" style:parent-style-name="DefaultParagraphFont" style:family="text">
      <style:text-properties style:font-name="ui-monospace" style:font-name-asian="ui-monospace" style:font-name-complex="ui-monospace" fo:color="#14181F"/>
    </style:style>
    <style:style style:name="T2027" style:parent-style-name="DefaultParagraphFont" style:family="text">
      <style:text-properties style:font-name="ui-monospace" style:font-name-asian="ui-monospace" style:font-name-complex="ui-monospace" fo:color="#14181F"/>
    </style:style>
    <style:style style:name="T2028" style:parent-style-name="DefaultParagraphFont" style:family="text">
      <style:text-properties style:font-name="ui-monospace" style:font-name-asian="ui-monospace" style:font-name-complex="ui-monospace" fo:color="#14181F"/>
    </style:style>
    <style:style style:name="T2029" style:parent-style-name="DefaultParagraphFont" style:family="text">
      <style:text-properties style:font-name="ui-monospace" style:font-name-asian="ui-monospace" style:font-name-complex="ui-monospace" fo:color="#14181F"/>
    </style:style>
    <style:style style:name="T2030" style:parent-style-name="DefaultParagraphFont" style:family="text">
      <style:text-properties style:font-name="ui-monospace" style:font-name-asian="ui-monospace" style:font-name-complex="ui-monospace" fo:color="#14181F"/>
    </style:style>
    <style:style style:name="T2031" style:parent-style-name="DefaultParagraphFont" style:family="text">
      <style:text-properties style:font-name="ui-monospace" style:font-name-asian="ui-monospace" style:font-name-complex="ui-monospace" fo:color="#14181F"/>
    </style:style>
    <style:style style:name="T2032" style:parent-style-name="DefaultParagraphFont" style:family="text">
      <style:text-properties style:font-name="ui-monospace" style:font-name-asian="ui-monospace" style:font-name-complex="ui-monospace" fo:color="#14181F"/>
    </style:style>
    <style:style style:name="T2033" style:parent-style-name="DefaultParagraphFont" style:family="text">
      <style:text-properties style:font-name="ui-monospace" style:font-name-asian="ui-monospace" style:font-name-complex="ui-monospace" fo:color="#008000"/>
    </style:style>
    <style:style style:name="T2034" style:parent-style-name="DefaultParagraphFont" style:family="text">
      <style:text-properties style:font-name="ui-monospace" style:font-name-asian="ui-monospace" style:font-name-complex="ui-monospace" fo:color="#14181F"/>
    </style:style>
    <style:style style:name="T2035" style:parent-style-name="DefaultParagraphFont" style:family="text">
      <style:text-properties style:font-name="ui-monospace" style:font-name-asian="ui-monospace" style:font-name-complex="ui-monospace" fo:color="#008000"/>
    </style:style>
    <style:style style:name="T2036" style:parent-style-name="DefaultParagraphFont" style:family="text">
      <style:text-properties style:font-name="ui-monospace" style:font-name-asian="ui-monospace" style:font-name-complex="ui-monospace" fo:color="#14181F"/>
    </style:style>
    <style:style style:name="T2037" style:parent-style-name="DefaultParagraphFont" style:family="text">
      <style:text-properties style:font-name="ui-monospace" style:font-name-asian="ui-monospace" style:font-name-complex="ui-monospace" fo:color="#14181F"/>
    </style:style>
    <style:style style:name="T2038" style:parent-style-name="DefaultParagraphFont" style:family="text">
      <style:text-properties style:font-name="ui-monospace" style:font-name-asian="ui-monospace" style:font-name-complex="ui-monospace" fo:color="#14181F"/>
    </style:style>
    <style:style style:name="T2039" style:parent-style-name="DefaultParagraphFont" style:family="text">
      <style:text-properties style:font-name="ui-monospace" style:font-name-asian="ui-monospace" style:font-name-complex="ui-monospace" fo:color="#14181F"/>
    </style:style>
    <style:style style:name="T2040" style:parent-style-name="DefaultParagraphFont" style:family="text">
      <style:text-properties style:font-name="ui-monospace" style:font-name-asian="ui-monospace" style:font-name-complex="ui-monospace" fo:color="#14181F"/>
    </style:style>
    <style:style style:name="T2041" style:parent-style-name="DefaultParagraphFont" style:family="text">
      <style:text-properties style:font-name="ui-monospace" style:font-name-asian="ui-monospace" style:font-name-complex="ui-monospace" fo:color="#14181F"/>
    </style:style>
    <style:style style:name="T2042" style:parent-style-name="DefaultParagraphFont" style:family="text">
      <style:text-properties style:font-name="ui-monospace" style:font-name-asian="ui-monospace" style:font-name-complex="ui-monospace" fo:color="#14181F"/>
    </style:style>
    <style:style style:name="T2043" style:parent-style-name="DefaultParagraphFont" style:family="text">
      <style:text-properties style:font-name="ui-monospace" style:font-name-asian="ui-monospace" style:font-name-complex="ui-monospace" fo:color="#14181F"/>
    </style:style>
    <style:style style:name="T2044" style:parent-style-name="DefaultParagraphFont" style:family="text">
      <style:text-properties style:font-name="ui-monospace" style:font-name-asian="ui-monospace" style:font-name-complex="ui-monospace" fo:color="#14181F"/>
    </style:style>
    <style:style style:name="T2045" style:parent-style-name="DefaultParagraphFont" style:family="text">
      <style:text-properties style:font-name="ui-monospace" style:font-name-asian="ui-monospace" style:font-name-complex="ui-monospace" fo:color="#14181F"/>
    </style:style>
    <style:style style:name="T2046" style:parent-style-name="DefaultParagraphFont" style:family="text">
      <style:text-properties style:font-name="ui-monospace" style:font-name-asian="ui-monospace" style:font-name-complex="ui-monospace" fo:color="#14181F"/>
    </style:style>
    <style:style style:name="T2047" style:parent-style-name="DefaultParagraphFont" style:family="text">
      <style:text-properties style:font-name="ui-monospace" style:font-name-asian="ui-monospace" style:font-name-complex="ui-monospace" fo:color="#14181F"/>
    </style:style>
    <style:style style:name="T2048" style:parent-style-name="DefaultParagraphFont" style:family="text">
      <style:text-properties style:font-name="ui-monospace" style:font-name-asian="ui-monospace" style:font-name-complex="ui-monospace" fo:color="#14181F"/>
    </style:style>
    <style:style style:name="T2049" style:parent-style-name="DefaultParagraphFont" style:family="text">
      <style:text-properties style:font-name="ui-monospace" style:font-name-asian="ui-monospace" style:font-name-complex="ui-monospace" fo:color="#14181F"/>
    </style:style>
    <style:style style:name="T2050" style:parent-style-name="DefaultParagraphFont" style:family="text">
      <style:text-properties style:font-name="ui-monospace" style:font-name-asian="ui-monospace" style:font-name-complex="ui-monospace" fo:color="#14181F"/>
    </style:style>
    <style:style style:name="T2051" style:parent-style-name="DefaultParagraphFont" style:family="text">
      <style:text-properties style:font-name="ui-monospace" style:font-name-asian="ui-monospace" style:font-name-complex="ui-monospace" fo:color="#14181F"/>
    </style:style>
    <style:style style:name="T2052" style:parent-style-name="DefaultParagraphFont" style:family="text">
      <style:text-properties style:font-name="ui-monospace" style:font-name-asian="ui-monospace" style:font-name-complex="ui-monospace" fo:color="#14181F"/>
    </style:style>
    <style:style style:name="T2053" style:parent-style-name="DefaultParagraphFont" style:family="text">
      <style:text-properties style:font-name="ui-monospace" style:font-name-asian="ui-monospace" style:font-name-complex="ui-monospace" fo:color="#14181F"/>
    </style:style>
    <style:style style:name="T2054" style:parent-style-name="DefaultParagraphFont" style:family="text">
      <style:text-properties style:font-name="ui-monospace" style:font-name-asian="ui-monospace" style:font-name-complex="ui-monospace" fo:color="#14181F"/>
    </style:style>
    <style:style style:name="T2055" style:parent-style-name="DefaultParagraphFont" style:family="text">
      <style:text-properties style:font-name="ui-monospace" style:font-name-asian="ui-monospace" style:font-name-complex="ui-monospace" fo:color="#14181F"/>
    </style:style>
    <style:style style:name="T2056" style:parent-style-name="DefaultParagraphFont" style:family="text">
      <style:text-properties style:font-name="ui-monospace" style:font-name-asian="ui-monospace" style:font-name-complex="ui-monospace" fo:color="#14181F"/>
    </style:style>
    <style:style style:name="T2057" style:parent-style-name="DefaultParagraphFont" style:family="text">
      <style:text-properties style:font-name="ui-monospace" style:font-name-asian="ui-monospace" style:font-name-complex="ui-monospace" fo:color="#14181F"/>
    </style:style>
    <style:style style:name="T2058" style:parent-style-name="DefaultParagraphFont" style:family="text">
      <style:text-properties style:font-name="ui-monospace" style:font-name-asian="ui-monospace" style:font-name-complex="ui-monospace" fo:color="#14181F"/>
    </style:style>
    <style:style style:name="T2059" style:parent-style-name="DefaultParagraphFont" style:family="text">
      <style:text-properties style:font-name="ui-monospace" style:font-name-asian="ui-monospace" style:font-name-complex="ui-monospace" fo:color="#14181F"/>
    </style:style>
    <style:style style:name="T2060" style:parent-style-name="DefaultParagraphFont" style:family="text">
      <style:text-properties style:font-name="ui-monospace" style:font-name-asian="ui-monospace" style:font-name-complex="ui-monospace" fo:color="#14181F"/>
    </style:style>
    <style:style style:name="T2061" style:parent-style-name="DefaultParagraphFont" style:family="text">
      <style:text-properties style:font-name="ui-monospace" style:font-name-asian="ui-monospace" style:font-name-complex="ui-monospace" fo:color="#14181F"/>
    </style:style>
    <style:style style:name="T2062" style:parent-style-name="DefaultParagraphFont" style:family="text">
      <style:text-properties style:font-name="ui-monospace" style:font-name-asian="ui-monospace" style:font-name-complex="ui-monospace" fo:color="#14181F"/>
    </style:style>
    <style:style style:name="T2063" style:parent-style-name="DefaultParagraphFont" style:family="text">
      <style:text-properties style:font-name="ui-monospace" style:font-name-asian="ui-monospace" style:font-name-complex="ui-monospace" fo:color="#14181F"/>
    </style:style>
    <style:style style:name="T2064" style:parent-style-name="DefaultParagraphFont" style:family="text">
      <style:text-properties style:font-name="ui-monospace" style:font-name-asian="ui-monospace" style:font-name-complex="ui-monospace" fo:color="#14181F"/>
    </style:style>
    <style:style style:name="T2065" style:parent-style-name="DefaultParagraphFont" style:family="text">
      <style:text-properties style:font-name="ui-monospace" style:font-name-asian="ui-monospace" style:font-name-complex="ui-monospace" fo:color="#14181F"/>
    </style:style>
    <style:style style:name="T2066" style:parent-style-name="DefaultParagraphFont" style:family="text">
      <style:text-properties style:font-name="ui-monospace" style:font-name-asian="ui-monospace" style:font-name-complex="ui-monospace" fo:color="#14181F"/>
    </style:style>
    <style:style style:name="T2067" style:parent-style-name="DefaultParagraphFont" style:family="text">
      <style:text-properties style:font-name="ui-monospace" style:font-name-asian="ui-monospace" style:font-name-complex="ui-monospace" fo:color="#14181F"/>
    </style:style>
    <style:style style:name="T2068" style:parent-style-name="DefaultParagraphFont" style:family="text">
      <style:text-properties style:font-name="ui-monospace" style:font-name-asian="ui-monospace" style:font-name-complex="ui-monospace" fo:color="#14181F"/>
    </style:style>
    <style:style style:name="T2069" style:parent-style-name="DefaultParagraphFont" style:family="text">
      <style:text-properties style:font-name="ui-monospace" style:font-name-asian="ui-monospace" style:font-name-complex="ui-monospace" fo:color="#14181F"/>
    </style:style>
    <style:style style:name="T2070" style:parent-style-name="DefaultParagraphFont" style:family="text">
      <style:text-properties style:font-name="ui-monospace" style:font-name-asian="ui-monospace" style:font-name-complex="ui-monospace" fo:color="#14181F"/>
    </style:style>
    <style:style style:name="T2071" style:parent-style-name="DefaultParagraphFont" style:family="text">
      <style:text-properties style:font-name="ui-monospace" style:font-name-asian="ui-monospace" style:font-name-complex="ui-monospace" fo:color="#14181F"/>
    </style:style>
    <style:style style:name="T2072" style:parent-style-name="DefaultParagraphFont" style:family="text">
      <style:text-properties style:font-name="ui-monospace" style:font-name-asian="ui-monospace" style:font-name-complex="ui-monospace" fo:color="#14181F"/>
    </style:style>
    <style:style style:name="T2073" style:parent-style-name="DefaultParagraphFont" style:family="text">
      <style:text-properties style:font-name="ui-monospace" style:font-name-asian="ui-monospace" style:font-name-complex="ui-monospace" fo:color="#14181F"/>
    </style:style>
    <style:style style:name="T2074" style:parent-style-name="DefaultParagraphFont" style:family="text">
      <style:text-properties style:font-name="ui-monospace" style:font-name-asian="ui-monospace" style:font-name-complex="ui-monospace" fo:color="#14181F"/>
    </style:style>
    <style:style style:name="T2075" style:parent-style-name="DefaultParagraphFont" style:family="text">
      <style:text-properties style:font-name="ui-monospace" style:font-name-asian="ui-monospace" style:font-name-complex="ui-monospace" fo:color="#14181F"/>
    </style:style>
    <style:style style:name="T2076" style:parent-style-name="DefaultParagraphFont" style:family="text">
      <style:text-properties style:font-name="ui-monospace" style:font-name-asian="ui-monospace" style:font-name-complex="ui-monospace" fo:color="#14181F"/>
    </style:style>
    <style:style style:name="T2077" style:parent-style-name="DefaultParagraphFont" style:family="text">
      <style:text-properties style:font-name="ui-monospace" style:font-name-asian="ui-monospace" style:font-name-complex="ui-monospace" fo:color="#14181F"/>
    </style:style>
    <style:style style:name="T2078" style:parent-style-name="DefaultParagraphFont" style:family="text">
      <style:text-properties style:font-name="ui-monospace" style:font-name-asian="ui-monospace" style:font-name-complex="ui-monospace" fo:color="#008000"/>
    </style:style>
    <style:style style:name="T2079" style:parent-style-name="DefaultParagraphFont" style:family="text">
      <style:text-properties style:font-name="ui-monospace" style:font-name-asian="ui-monospace" style:font-name-complex="ui-monospace" fo:color="#14181F"/>
    </style:style>
    <style:style style:name="T2080" style:parent-style-name="DefaultParagraphFont" style:family="text">
      <style:text-properties style:font-name="ui-monospace" style:font-name-asian="ui-monospace" style:font-name-complex="ui-monospace" fo:color="#008080"/>
    </style:style>
    <style:style style:name="T2081" style:parent-style-name="DefaultParagraphFont" style:family="text">
      <style:text-properties style:font-name="ui-monospace" style:font-name-asian="ui-monospace" style:font-name-complex="ui-monospace" fo:color="#14181F"/>
    </style:style>
    <style:style style:name="T2082" style:parent-style-name="DefaultParagraphFont" style:family="text">
      <style:text-properties style:font-name="ui-monospace" style:font-name-asian="ui-monospace" style:font-name-complex="ui-monospace" fo:color="#2B303B"/>
    </style:style>
    <style:style style:name="T2083" style:parent-style-name="DefaultParagraphFont" style:family="text">
      <style:text-properties style:font-name="ui-monospace" style:font-name-asian="ui-monospace" style:font-name-complex="ui-monospace" fo:color="#14181F"/>
    </style:style>
    <style:style style:name="T2084" style:parent-style-name="DefaultParagraphFont" style:family="text">
      <style:text-properties style:font-name="ui-monospace" style:font-name-asian="ui-monospace" style:font-name-complex="ui-monospace" fo:color="#2B303B"/>
    </style:style>
    <style:style style:name="T2085" style:parent-style-name="DefaultParagraphFont" style:family="text">
      <style:text-properties style:font-name="ui-monospace" style:font-name-asian="ui-monospace" style:font-name-complex="ui-monospace" fo:color="#14181F"/>
    </style:style>
    <style:style style:name="T2086" style:parent-style-name="DefaultParagraphFont" style:family="text">
      <style:text-properties style:font-name="ui-monospace" style:font-name-asian="ui-monospace" style:font-name-complex="ui-monospace" fo:color="#2B303B"/>
    </style:style>
    <style:style style:name="T2087" style:parent-style-name="DefaultParagraphFont" style:family="text">
      <style:text-properties style:font-name="ui-monospace" style:font-name-asian="ui-monospace" style:font-name-complex="ui-monospace" fo:color="#8100C2"/>
    </style:style>
    <style:style style:name="T2088" style:parent-style-name="DefaultParagraphFont" style:family="text">
      <style:text-properties style:font-name="ui-monospace" style:font-name-asian="ui-monospace" style:font-name-complex="ui-monospace" fo:color="#14181F"/>
    </style:style>
    <style:style style:name="T2089" style:parent-style-name="DefaultParagraphFont" style:family="text">
      <style:text-properties style:font-name="ui-monospace" style:font-name-asian="ui-monospace" style:font-name-complex="ui-monospace" fo:color="#2B303B"/>
    </style:style>
    <style:style style:name="T2090" style:parent-style-name="DefaultParagraphFont" style:family="text">
      <style:text-properties style:font-name="ui-monospace" style:font-name-asian="ui-monospace" style:font-name-complex="ui-monospace" fo:color="#14181F"/>
    </style:style>
    <style:style style:name="T2091" style:parent-style-name="DefaultParagraphFont" style:family="text">
      <style:text-properties style:font-name="ui-monospace" style:font-name-asian="ui-monospace" style:font-name-complex="ui-monospace" fo:color="#8100C2"/>
    </style:style>
    <style:style style:name="T2092" style:parent-style-name="DefaultParagraphFont" style:family="text">
      <style:text-properties style:font-name="ui-monospace" style:font-name-asian="ui-monospace" style:font-name-complex="ui-monospace" fo:color="#14181F"/>
    </style:style>
    <style:style style:name="T2093" style:parent-style-name="DefaultParagraphFont" style:family="text">
      <style:text-properties style:font-name="ui-monospace" style:font-name-asian="ui-monospace" style:font-name-complex="ui-monospace" fo:color="#2B303B"/>
    </style:style>
    <style:style style:name="T2094" style:parent-style-name="DefaultParagraphFont" style:family="text">
      <style:text-properties style:font-name="ui-monospace" style:font-name-asian="ui-monospace" style:font-name-complex="ui-monospace" fo:color="#8100C2"/>
    </style:style>
    <style:style style:name="T2095" style:parent-style-name="DefaultParagraphFont" style:family="text">
      <style:text-properties style:font-name="ui-monospace" style:font-name-asian="ui-monospace" style:font-name-complex="ui-monospace" fo:color="#14181F"/>
    </style:style>
    <style:style style:name="T2096" style:parent-style-name="DefaultParagraphFont" style:family="text">
      <style:text-properties style:font-name="ui-monospace" style:font-name-asian="ui-monospace" style:font-name-complex="ui-monospace" fo:color="#2B303B"/>
    </style:style>
    <style:style style:name="T2097" style:parent-style-name="DefaultParagraphFont" style:family="text">
      <style:text-properties style:font-name="ui-monospace" style:font-name-asian="ui-monospace" style:font-name-complex="ui-monospace" fo:color="#14181F"/>
    </style:style>
    <style:style style:name="T2098" style:parent-style-name="DefaultParagraphFont" style:family="text">
      <style:text-properties style:font-name="ui-monospace" style:font-name-asian="ui-monospace" style:font-name-complex="ui-monospace" fo:color="#8100C2"/>
    </style:style>
    <style:style style:name="T2099" style:parent-style-name="DefaultParagraphFont" style:family="text">
      <style:text-properties style:font-name="ui-monospace" style:font-name-asian="ui-monospace" style:font-name-complex="ui-monospace" fo:color="#14181F"/>
    </style:style>
    <style:style style:name="T2100" style:parent-style-name="DefaultParagraphFont" style:family="text">
      <style:text-properties style:font-name="ui-monospace" style:font-name-asian="ui-monospace" style:font-name-complex="ui-monospace" fo:color="#2B303B"/>
    </style:style>
    <style:style style:name="T2101" style:parent-style-name="DefaultParagraphFont" style:family="text">
      <style:text-properties style:font-name="ui-monospace" style:font-name-asian="ui-monospace" style:font-name-complex="ui-monospace" fo:color="#8100C2"/>
    </style:style>
    <style:style style:name="T2102" style:parent-style-name="DefaultParagraphFont" style:family="text">
      <style:text-properties style:font-name="ui-monospace" style:font-name-asian="ui-monospace" style:font-name-complex="ui-monospace" fo:color="#14181F"/>
    </style:style>
    <style:style style:name="T2103" style:parent-style-name="DefaultParagraphFont" style:family="text">
      <style:text-properties style:font-name="ui-monospace" style:font-name-asian="ui-monospace" style:font-name-complex="ui-monospace" fo:color="#8100C2"/>
    </style:style>
    <style:style style:name="T2104" style:parent-style-name="DefaultParagraphFont" style:family="text">
      <style:text-properties style:font-name="ui-monospace" style:font-name-asian="ui-monospace" style:font-name-complex="ui-monospace" fo:color="#14181F"/>
    </style:style>
    <style:style style:name="T2105" style:parent-style-name="DefaultParagraphFont" style:family="text">
      <style:text-properties style:font-name="ui-monospace" style:font-name-asian="ui-monospace" style:font-name-complex="ui-monospace" fo:color="#8100C2"/>
    </style:style>
    <style:style style:name="T2106" style:parent-style-name="DefaultParagraphFont" style:family="text">
      <style:text-properties style:font-name="ui-monospace" style:font-name-asian="ui-monospace" style:font-name-complex="ui-monospace" fo:color="#14181F"/>
    </style:style>
    <style:style style:name="T2107" style:parent-style-name="DefaultParagraphFont" style:family="text">
      <style:text-properties style:font-name="ui-monospace" style:font-name-asian="ui-monospace" style:font-name-complex="ui-monospace" fo:color="#2B303B"/>
    </style:style>
    <style:style style:name="T2108" style:parent-style-name="DefaultParagraphFont" style:family="text">
      <style:text-properties style:font-name="ui-monospace" style:font-name-asian="ui-monospace" style:font-name-complex="ui-monospace" fo:color="#14181F"/>
    </style:style>
    <style:style style:name="T2109" style:parent-style-name="DefaultParagraphFont" style:family="text">
      <style:text-properties style:font-name="ui-monospace" style:font-name-asian="ui-monospace" style:font-name-complex="ui-monospace" fo:color="#8100C2"/>
    </style:style>
    <style:style style:name="T2110" style:parent-style-name="DefaultParagraphFont" style:family="text">
      <style:text-properties style:font-name="ui-monospace" style:font-name-asian="ui-monospace" style:font-name-complex="ui-monospace" fo:color="#14181F"/>
    </style:style>
    <style:style style:name="T2111" style:parent-style-name="DefaultParagraphFont" style:family="text">
      <style:text-properties style:font-name="ui-monospace" style:font-name-asian="ui-monospace" style:font-name-complex="ui-monospace" fo:color="#2B303B"/>
    </style:style>
    <style:style style:name="T2112" style:parent-style-name="DefaultParagraphFont" style:family="text">
      <style:text-properties style:font-name="ui-monospace" style:font-name-asian="ui-monospace" style:font-name-complex="ui-monospace" fo:color="#14181F"/>
    </style:style>
    <style:style style:name="T2113" style:parent-style-name="DefaultParagraphFont" style:family="text">
      <style:text-properties style:font-name="ui-monospace" style:font-name-asian="ui-monospace" style:font-name-complex="ui-monospace" fo:color="#8100C2"/>
    </style:style>
    <style:style style:name="T2114" style:parent-style-name="DefaultParagraphFont" style:family="text">
      <style:text-properties style:font-name="ui-monospace" style:font-name-asian="ui-monospace" style:font-name-complex="ui-monospace" fo:color="#14181F"/>
    </style:style>
    <style:style style:name="T2115" style:parent-style-name="DefaultParagraphFont" style:family="text">
      <style:text-properties style:font-name="ui-monospace" style:font-name-asian="ui-monospace" style:font-name-complex="ui-monospace" fo:color="#2B303B"/>
    </style:style>
    <style:style style:name="T2116" style:parent-style-name="DefaultParagraphFont" style:family="text">
      <style:text-properties style:font-name="ui-monospace" style:font-name-asian="ui-monospace" style:font-name-complex="ui-monospace" fo:color="#14181F"/>
    </style:style>
    <style:style style:name="T2117" style:parent-style-name="DefaultParagraphFont" style:family="text">
      <style:text-properties style:font-name="ui-monospace" style:font-name-asian="ui-monospace" style:font-name-complex="ui-monospace" fo:color="#14181F"/>
    </style:style>
    <style:style style:name="T2118" style:parent-style-name="DefaultParagraphFont" style:family="text">
      <style:text-properties style:font-name="ui-monospace" style:font-name-asian="ui-monospace" style:font-name-complex="ui-monospace" fo:color="#8100C2"/>
    </style:style>
    <style:style style:name="T2119" style:parent-style-name="DefaultParagraphFont" style:family="text">
      <style:text-properties style:font-name="ui-monospace" style:font-name-asian="ui-monospace" style:font-name-complex="ui-monospace" fo:color="#14181F"/>
    </style:style>
    <style:style style:name="T2120" style:parent-style-name="DefaultParagraphFont" style:family="text">
      <style:text-properties style:font-name="ui-monospace" style:font-name-asian="ui-monospace" style:font-name-complex="ui-monospace" fo:color="#2B303B"/>
    </style:style>
    <style:style style:name="T2121" style:parent-style-name="DefaultParagraphFont" style:family="text">
      <style:text-properties style:font-name="ui-monospace" style:font-name-asian="ui-monospace" style:font-name-complex="ui-monospace" fo:color="#008000"/>
    </style:style>
    <style:style style:name="T2122" style:parent-style-name="DefaultParagraphFont" style:family="text">
      <style:text-properties style:font-name="ui-monospace" style:font-name-asian="ui-monospace" style:font-name-complex="ui-monospace" fo:color="#14181F"/>
    </style:style>
    <style:style style:name="T2123" style:parent-style-name="DefaultParagraphFont" style:family="text">
      <style:text-properties style:font-name="ui-monospace" style:font-name-asian="ui-monospace" style:font-name-complex="ui-monospace" fo:color="#008000"/>
    </style:style>
    <style:style style:name="T2124" style:parent-style-name="DefaultParagraphFont" style:family="text">
      <style:text-properties style:font-name="ui-monospace" style:font-name-asian="ui-monospace" style:font-name-complex="ui-monospace" fo:color="#14181F"/>
    </style:style>
    <style:style style:name="T2125" style:parent-style-name="DefaultParagraphFont" style:family="text">
      <style:text-properties style:font-name="ui-monospace" style:font-name-asian="ui-monospace" style:font-name-complex="ui-monospace" fo:color="#008080"/>
    </style:style>
    <style:style style:name="T2126" style:parent-style-name="DefaultParagraphFont" style:family="text">
      <style:text-properties style:font-name="ui-monospace" style:font-name-asian="ui-monospace" style:font-name-complex="ui-monospace" fo:color="#14181F"/>
    </style:style>
    <style:style style:name="T2127" style:parent-style-name="DefaultParagraphFont" style:family="text">
      <style:text-properties style:font-name="ui-monospace" style:font-name-asian="ui-monospace" style:font-name-complex="ui-monospace" fo:color="#2B303B"/>
    </style:style>
    <style:style style:name="T2128" style:parent-style-name="DefaultParagraphFont" style:family="text">
      <style:text-properties style:font-name="ui-monospace" style:font-name-asian="ui-monospace" style:font-name-complex="ui-monospace" fo:color="#14181F"/>
    </style:style>
    <style:style style:name="T2129" style:parent-style-name="DefaultParagraphFont" style:family="text">
      <style:text-properties style:font-name="ui-monospace" style:font-name-asian="ui-monospace" style:font-name-complex="ui-monospace" fo:color="#2B303B"/>
    </style:style>
    <style:style style:name="T2130" style:parent-style-name="DefaultParagraphFont" style:family="text">
      <style:text-properties style:font-name="ui-monospace" style:font-name-asian="ui-monospace" style:font-name-complex="ui-monospace" fo:color="#14181F"/>
    </style:style>
    <style:style style:name="T2131" style:parent-style-name="DefaultParagraphFont" style:family="text">
      <style:text-properties style:font-name="ui-monospace" style:font-name-asian="ui-monospace" style:font-name-complex="ui-monospace" fo:color="#2B303B"/>
    </style:style>
    <style:style style:name="T2132" style:parent-style-name="DefaultParagraphFont" style:family="text">
      <style:text-properties style:font-name="ui-monospace" style:font-name-asian="ui-monospace" style:font-name-complex="ui-monospace" fo:color="#14181F"/>
    </style:style>
    <style:style style:name="T2133" style:parent-style-name="DefaultParagraphFont" style:family="text">
      <style:text-properties style:font-name="ui-monospace" style:font-name-asian="ui-monospace" style:font-name-complex="ui-monospace" fo:color="#14181F"/>
    </style:style>
    <style:style style:name="T2134" style:parent-style-name="DefaultParagraphFont" style:family="text">
      <style:text-properties style:font-name="ui-monospace" style:font-name-asian="ui-monospace" style:font-name-complex="ui-monospace" fo:color="#8100C2"/>
    </style:style>
    <style:style style:name="T2135" style:parent-style-name="DefaultParagraphFont" style:family="text">
      <style:text-properties style:font-name="ui-monospace" style:font-name-asian="ui-monospace" style:font-name-complex="ui-monospace" fo:color="#14181F"/>
    </style:style>
    <style:style style:name="T2136" style:parent-style-name="DefaultParagraphFont" style:family="text">
      <style:text-properties style:font-name="ui-monospace" style:font-name-asian="ui-monospace" style:font-name-complex="ui-monospace" fo:color="#2B303B"/>
    </style:style>
    <style:style style:name="T2137" style:parent-style-name="DefaultParagraphFont" style:family="text">
      <style:text-properties style:font-name="ui-monospace" style:font-name-asian="ui-monospace" style:font-name-complex="ui-monospace" fo:color="#14181F"/>
    </style:style>
    <style:style style:name="T2138" style:parent-style-name="DefaultParagraphFont" style:family="text">
      <style:text-properties style:font-name="ui-monospace" style:font-name-asian="ui-monospace" style:font-name-complex="ui-monospace" fo:color="#14181F"/>
    </style:style>
    <style:style style:name="T2139" style:parent-style-name="DefaultParagraphFont" style:family="text">
      <style:text-properties style:font-name="ui-monospace" style:font-name-asian="ui-monospace" style:font-name-complex="ui-monospace" fo:color="#2B303B"/>
    </style:style>
    <style:style style:name="T2140" style:parent-style-name="DefaultParagraphFont" style:family="text">
      <style:text-properties style:font-name="ui-monospace" style:font-name-asian="ui-monospace" style:font-name-complex="ui-monospace" fo:color="#14181F"/>
    </style:style>
    <style:style style:name="T2141" style:parent-style-name="DefaultParagraphFont" style:family="text">
      <style:text-properties style:font-name="ui-monospace" style:font-name-asian="ui-monospace" style:font-name-complex="ui-monospace" fo:color="#14181F"/>
    </style:style>
    <style:style style:name="T2142" style:parent-style-name="DefaultParagraphFont" style:family="text">
      <style:text-properties style:font-name="ui-monospace" style:font-name-asian="ui-monospace" style:font-name-complex="ui-monospace" fo:color="#8100C2"/>
    </style:style>
    <style:style style:name="T2143" style:parent-style-name="DefaultParagraphFont" style:family="text">
      <style:text-properties style:font-name="ui-monospace" style:font-name-asian="ui-monospace" style:font-name-complex="ui-monospace" fo:color="#14181F"/>
    </style:style>
    <style:style style:name="T2144" style:parent-style-name="DefaultParagraphFont" style:family="text">
      <style:text-properties style:font-name="ui-monospace" style:font-name-asian="ui-monospace" style:font-name-complex="ui-monospace" fo:color="#2B303B"/>
    </style:style>
    <style:style style:name="T2145" style:parent-style-name="DefaultParagraphFont" style:family="text">
      <style:text-properties style:font-name="ui-monospace" style:font-name-asian="ui-monospace" style:font-name-complex="ui-monospace" fo:color="#14181F"/>
    </style:style>
    <style:style style:name="T2146" style:parent-style-name="DefaultParagraphFont" style:family="text">
      <style:text-properties style:font-name="ui-monospace" style:font-name-asian="ui-monospace" style:font-name-complex="ui-monospace" fo:color="#14181F"/>
    </style:style>
    <style:style style:name="T2147" style:parent-style-name="DefaultParagraphFont" style:family="text">
      <style:text-properties style:font-name="ui-monospace" style:font-name-asian="ui-monospace" style:font-name-complex="ui-monospace" fo:color="#2B303B"/>
    </style:style>
    <style:style style:name="T2148" style:parent-style-name="DefaultParagraphFont" style:family="text">
      <style:text-properties style:font-name="ui-monospace" style:font-name-asian="ui-monospace" style:font-name-complex="ui-monospace" fo:color="#008000"/>
    </style:style>
    <style:style style:name="T2149" style:parent-style-name="DefaultParagraphFont" style:family="text">
      <style:text-properties style:font-name="ui-monospace" style:font-name-asian="ui-monospace" style:font-name-complex="ui-monospace" fo:color="#14181F"/>
    </style:style>
    <style:style style:name="T2150" style:parent-style-name="DefaultParagraphFont" style:family="text">
      <style:text-properties style:font-name="ui-monospace" style:font-name-asian="ui-monospace" style:font-name-complex="ui-monospace" fo:color="#008000"/>
    </style:style>
    <style:style style:name="T2151" style:parent-style-name="DefaultParagraphFont" style:family="text">
      <style:text-properties style:font-name="ui-monospace" style:font-name-asian="ui-monospace" style:font-name-complex="ui-monospace" fo:color="#14181F"/>
    </style:style>
    <style:style style:name="T2152" style:parent-style-name="DefaultParagraphFont" style:family="text">
      <style:text-properties style:font-name="ui-monospace" style:font-name-asian="ui-monospace" style:font-name-complex="ui-monospace" fo:color="#008080"/>
    </style:style>
    <style:style style:name="T2153" style:parent-style-name="DefaultParagraphFont" style:family="text">
      <style:text-properties style:font-name="ui-monospace" style:font-name-asian="ui-monospace" style:font-name-complex="ui-monospace" fo:color="#14181F"/>
    </style:style>
    <style:style style:name="T2154" style:parent-style-name="DefaultParagraphFont" style:family="text">
      <style:text-properties style:font-name="ui-monospace" style:font-name-asian="ui-monospace" style:font-name-complex="ui-monospace" fo:color="#2B303B"/>
    </style:style>
    <style:style style:name="T2155" style:parent-style-name="DefaultParagraphFont" style:family="text">
      <style:text-properties style:font-name="ui-monospace" style:font-name-asian="ui-monospace" style:font-name-complex="ui-monospace" fo:color="#14181F"/>
    </style:style>
    <style:style style:name="T2156" style:parent-style-name="DefaultParagraphFont" style:family="text">
      <style:text-properties style:font-name="ui-monospace" style:font-name-asian="ui-monospace" style:font-name-complex="ui-monospace" fo:color="#2B303B"/>
    </style:style>
    <style:style style:name="T2157" style:parent-style-name="DefaultParagraphFont" style:family="text">
      <style:text-properties style:font-name="ui-monospace" style:font-name-asian="ui-monospace" style:font-name-complex="ui-monospace" fo:color="#14181F"/>
    </style:style>
    <style:style style:name="T2158" style:parent-style-name="DefaultParagraphFont" style:family="text">
      <style:text-properties style:font-name="ui-monospace" style:font-name-asian="ui-monospace" style:font-name-complex="ui-monospace" fo:color="#2B303B"/>
    </style:style>
    <style:style style:name="T2159" style:parent-style-name="DefaultParagraphFont" style:family="text">
      <style:text-properties style:font-name="ui-monospace" style:font-name-asian="ui-monospace" style:font-name-complex="ui-monospace" fo:color="#14181F"/>
    </style:style>
    <style:style style:name="T2160" style:parent-style-name="DefaultParagraphFont" style:family="text">
      <style:text-properties style:font-name="ui-monospace" style:font-name-asian="ui-monospace" style:font-name-complex="ui-monospace" fo:color="#8100C2"/>
    </style:style>
    <style:style style:name="T2161" style:parent-style-name="DefaultParagraphFont" style:family="text">
      <style:text-properties style:font-name="ui-monospace" style:font-name-asian="ui-monospace" style:font-name-complex="ui-monospace" fo:color="#14181F"/>
    </style:style>
    <style:style style:name="T2162" style:parent-style-name="DefaultParagraphFont" style:family="text">
      <style:text-properties style:font-name="ui-monospace" style:font-name-asian="ui-monospace" style:font-name-complex="ui-monospace" fo:color="#14181F"/>
    </style:style>
    <style:style style:name="T2163" style:parent-style-name="DefaultParagraphFont" style:family="text">
      <style:text-properties style:font-name="ui-monospace" style:font-name-asian="ui-monospace" style:font-name-complex="ui-monospace" fo:color="#2B303B"/>
    </style:style>
    <style:style style:name="T2164" style:parent-style-name="DefaultParagraphFont" style:family="text">
      <style:text-properties style:font-name="ui-monospace" style:font-name-asian="ui-monospace" style:font-name-complex="ui-monospace" fo:color="#14181F"/>
    </style:style>
    <style:style style:name="T2165" style:parent-style-name="DefaultParagraphFont" style:family="text">
      <style:text-properties style:font-name="ui-monospace" style:font-name-asian="ui-monospace" style:font-name-complex="ui-monospace" fo:color="#14181F"/>
    </style:style>
    <style:style style:name="T2166" style:parent-style-name="DefaultParagraphFont" style:family="text">
      <style:text-properties style:font-name="ui-monospace" style:font-name-asian="ui-monospace" style:font-name-complex="ui-monospace" fo:color="#2B303B"/>
    </style:style>
    <style:style style:name="T2167" style:parent-style-name="DefaultParagraphFont" style:family="text">
      <style:text-properties style:font-name="ui-monospace" style:font-name-asian="ui-monospace" style:font-name-complex="ui-monospace" fo:color="#14181F"/>
    </style:style>
    <style:style style:name="T2168" style:parent-style-name="DefaultParagraphFont" style:family="text">
      <style:text-properties style:font-name="ui-monospace" style:font-name-asian="ui-monospace" style:font-name-complex="ui-monospace" fo:color="#8100C2"/>
    </style:style>
    <style:style style:name="T2169" style:parent-style-name="DefaultParagraphFont" style:family="text">
      <style:text-properties style:font-name="ui-monospace" style:font-name-asian="ui-monospace" style:font-name-complex="ui-monospace" fo:color="#2B303B"/>
    </style:style>
    <style:style style:name="T2170" style:parent-style-name="DefaultParagraphFont" style:family="text">
      <style:text-properties style:font-name="ui-monospace" style:font-name-asian="ui-monospace" style:font-name-complex="ui-monospace" fo:color="#008000"/>
    </style:style>
    <style:style style:name="T2171" style:parent-style-name="DefaultParagraphFont" style:family="text">
      <style:text-properties style:font-name="ui-monospace" style:font-name-asian="ui-monospace" style:font-name-complex="ui-monospace" fo:color="#14181F"/>
    </style:style>
    <style:style style:name="T2172" style:parent-style-name="DefaultParagraphFont" style:family="text">
      <style:text-properties style:font-name="ui-monospace" style:font-name-asian="ui-monospace" style:font-name-complex="ui-monospace" fo:color="#14181F"/>
    </style:style>
    <style:style style:name="T2173" style:parent-style-name="DefaultParagraphFont" style:family="text">
      <style:text-properties style:font-name="ui-monospace" style:font-name-asian="ui-monospace" style:font-name-complex="ui-monospace" fo:color="#14181F"/>
    </style:style>
    <style:style style:name="T2174" style:parent-style-name="DefaultParagraphFont" style:family="text">
      <style:text-properties style:font-name="ui-monospace" style:font-name-asian="ui-monospace" style:font-name-complex="ui-monospace" fo:color="#008000"/>
    </style:style>
    <style:style style:name="T2175" style:parent-style-name="DefaultParagraphFont" style:family="text">
      <style:text-properties style:font-name="ui-monospace" style:font-name-asian="ui-monospace" style:font-name-complex="ui-monospace" fo:color="#14181F"/>
    </style:style>
    <style:style style:name="T2176" style:parent-style-name="DefaultParagraphFont" style:family="text">
      <style:text-properties style:font-name="ui-monospace" style:font-name-asian="ui-monospace" style:font-name-complex="ui-monospace" fo:color="#008000"/>
    </style:style>
    <style:style style:name="T2177" style:parent-style-name="DefaultParagraphFont" style:family="text">
      <style:text-properties style:font-name="ui-monospace" style:font-name-asian="ui-monospace" style:font-name-complex="ui-monospace" fo:color="#14181F"/>
    </style:style>
    <style:style style:name="T2178" style:parent-style-name="DefaultParagraphFont" style:family="text">
      <style:text-properties style:font-name="ui-monospace" style:font-name-asian="ui-monospace" style:font-name-complex="ui-monospace" fo:color="#8100C2"/>
    </style:style>
    <style:style style:name="T2179" style:parent-style-name="DefaultParagraphFont" style:family="text">
      <style:text-properties style:font-name="ui-monospace" style:font-name-asian="ui-monospace" style:font-name-complex="ui-monospace" fo:color="#14181F"/>
    </style:style>
    <style:style style:name="T2180" style:parent-style-name="DefaultParagraphFont" style:family="text">
      <style:text-properties style:font-name="ui-monospace" style:font-name-asian="ui-monospace" style:font-name-complex="ui-monospace" fo:color="#008000"/>
    </style:style>
    <style:style style:name="T2181" style:parent-style-name="DefaultParagraphFont" style:family="text">
      <style:text-properties style:font-name="ui-monospace" style:font-name-asian="ui-monospace" style:font-name-complex="ui-monospace" fo:color="#14181F"/>
    </style:style>
    <style:style style:name="T2182" style:parent-style-name="DefaultParagraphFont" style:family="text">
      <style:text-properties style:font-name="ui-monospace" style:font-name-asian="ui-monospace" style:font-name-complex="ui-monospace" fo:color="#2B303B"/>
    </style:style>
    <style:style style:name="T2183" style:parent-style-name="DefaultParagraphFont" style:family="text">
      <style:text-properties style:font-name="ui-monospace" style:font-name-asian="ui-monospace" style:font-name-complex="ui-monospace" fo:color="#14181F"/>
    </style:style>
    <style:style style:name="T2184" style:parent-style-name="DefaultParagraphFont" style:family="text">
      <style:text-properties style:font-name="ui-monospace" style:font-name-asian="ui-monospace" style:font-name-complex="ui-monospace" fo:color="#008000"/>
    </style:style>
    <style:style style:name="T2185" style:parent-style-name="DefaultParagraphFont" style:family="text">
      <style:text-properties style:font-name="ui-monospace" style:font-name-asian="ui-monospace" style:font-name-complex="ui-monospace" fo:color="#14181F"/>
    </style:style>
    <style:style style:name="T2186" style:parent-style-name="DefaultParagraphFont" style:family="text">
      <style:text-properties style:font-name="ui-monospace" style:font-name-asian="ui-monospace" style:font-name-complex="ui-monospace" fo:color="#2B303B"/>
    </style:style>
    <style:style style:name="T2187" style:parent-style-name="DefaultParagraphFont" style:family="text">
      <style:text-properties style:font-name="ui-monospace" style:font-name-asian="ui-monospace" style:font-name-complex="ui-monospace" fo:color="#008000"/>
    </style:style>
    <style:style style:name="T2188" style:parent-style-name="DefaultParagraphFont" style:family="text">
      <style:text-properties style:font-name="ui-monospace" style:font-name-asian="ui-monospace" style:font-name-complex="ui-monospace" fo:color="#14181F"/>
    </style:style>
    <style:style style:name="T2189" style:parent-style-name="DefaultParagraphFont" style:family="text">
      <style:text-properties style:font-name="ui-monospace" style:font-name-asian="ui-monospace" style:font-name-complex="ui-monospace" fo:color="#008000"/>
    </style:style>
    <style:style style:name="T2190" style:parent-style-name="DefaultParagraphFont" style:family="text">
      <style:text-properties style:font-name="ui-monospace" style:font-name-asian="ui-monospace" style:font-name-complex="ui-monospace" fo:color="#14181F"/>
    </style:style>
    <style:style style:name="T2191" style:parent-style-name="DefaultParagraphFont" style:family="text">
      <style:text-properties style:font-name="ui-monospace" style:font-name-asian="ui-monospace" style:font-name-complex="ui-monospace" fo:color="#8100C2"/>
    </style:style>
    <style:style style:name="T2192" style:parent-style-name="DefaultParagraphFont" style:family="text">
      <style:text-properties style:font-name="ui-monospace" style:font-name-asian="ui-monospace" style:font-name-complex="ui-monospace" fo:color="#14181F"/>
    </style:style>
    <style:style style:name="T2193" style:parent-style-name="DefaultParagraphFont" style:family="text">
      <style:text-properties style:font-name="ui-monospace" style:font-name-asian="ui-monospace" style:font-name-complex="ui-monospace" fo:color="#8100C2"/>
    </style:style>
    <style:style style:name="T2194" style:parent-style-name="DefaultParagraphFont" style:family="text">
      <style:text-properties style:font-name="ui-monospace" style:font-name-asian="ui-monospace" style:font-name-complex="ui-monospace" fo:color="#14181F"/>
    </style:style>
    <style:style style:name="T2195" style:parent-style-name="DefaultParagraphFont" style:family="text">
      <style:text-properties style:font-name="ui-monospace" style:font-name-asian="ui-monospace" style:font-name-complex="ui-monospace" fo:color="#008000"/>
    </style:style>
    <style:style style:name="T2196" style:parent-style-name="DefaultParagraphFont" style:family="text">
      <style:text-properties style:font-name="ui-monospace" style:font-name-asian="ui-monospace" style:font-name-complex="ui-monospace" fo:color="#14181F"/>
    </style:style>
    <style:style style:name="T2197" style:parent-style-name="DefaultParagraphFont" style:family="text">
      <style:text-properties style:font-name="ui-monospace" style:font-name-asian="ui-monospace" style:font-name-complex="ui-monospace" fo:color="#14181F"/>
    </style:style>
    <style:style style:name="T2198" style:parent-style-name="DefaultParagraphFont" style:family="text">
      <style:text-properties style:font-name="ui-monospace" style:font-name-asian="ui-monospace" style:font-name-complex="ui-monospace" fo:color="#14181F"/>
    </style:style>
    <style:style style:name="T2199" style:parent-style-name="DefaultParagraphFont" style:family="text">
      <style:text-properties style:font-name="ui-monospace" style:font-name-asian="ui-monospace" style:font-name-complex="ui-monospace" fo:color="#14181F"/>
    </style:style>
    <style:style style:name="T2200" style:parent-style-name="DefaultParagraphFont" style:family="text">
      <style:text-properties style:font-name="ui-monospace" style:font-name-asian="ui-monospace" style:font-name-complex="ui-monospace" fo:color="#14181F"/>
    </style:style>
    <style:style style:name="T2201" style:parent-style-name="DefaultParagraphFont" style:family="text">
      <style:text-properties style:font-name="ui-monospace" style:font-name-asian="ui-monospace" style:font-name-complex="ui-monospace" fo:color="#14181F"/>
    </style:style>
    <style:style style:name="T2202" style:parent-style-name="DefaultParagraphFont" style:family="text">
      <style:text-properties style:font-name="ui-monospace" style:font-name-asian="ui-monospace" style:font-name-complex="ui-monospace" fo:color="#14181F"/>
    </style:style>
    <style:style style:name="T2203" style:parent-style-name="DefaultParagraphFont" style:family="text">
      <style:text-properties style:font-name="ui-monospace" style:font-name-asian="ui-monospace" style:font-name-complex="ui-monospace" fo:color="#14181F"/>
    </style:style>
    <style:style style:name="T2204" style:parent-style-name="DefaultParagraphFont" style:family="text">
      <style:text-properties style:font-name="ui-monospace" style:font-name-asian="ui-monospace" style:font-name-complex="ui-monospace" fo:color="#14181F"/>
    </style:style>
    <style:style style:name="T2205" style:parent-style-name="DefaultParagraphFont" style:family="text">
      <style:text-properties style:font-name="ui-monospace" style:font-name-asian="ui-monospace" style:font-name-complex="ui-monospace" fo:color="#14181F"/>
    </style:style>
    <style:style style:name="T2206" style:parent-style-name="DefaultParagraphFont" style:family="text">
      <style:text-properties style:font-name="ui-monospace" style:font-name-asian="ui-monospace" style:font-name-complex="ui-monospace" fo:color="#14181F"/>
    </style:style>
    <style:style style:name="T2207" style:parent-style-name="DefaultParagraphFont" style:family="text">
      <style:text-properties style:font-name="ui-monospace" style:font-name-asian="ui-monospace" style:font-name-complex="ui-monospace" fo:color="#14181F"/>
    </style:style>
    <style:style style:name="T2208" style:parent-style-name="DefaultParagraphFont" style:family="text">
      <style:text-properties style:font-name="ui-monospace" style:font-name-asian="ui-monospace" style:font-name-complex="ui-monospace" fo:color="#14181F"/>
    </style:style>
    <style:style style:name="T2209" style:parent-style-name="DefaultParagraphFont" style:family="text">
      <style:text-properties style:font-name="ui-monospace" style:font-name-asian="ui-monospace" style:font-name-complex="ui-monospace" fo:color="#14181F"/>
    </style:style>
    <style:style style:name="T2210" style:parent-style-name="DefaultParagraphFont" style:family="text">
      <style:text-properties style:font-name="ui-monospace" style:font-name-asian="ui-monospace" style:font-name-complex="ui-monospace" fo:color="#14181F"/>
    </style:style>
    <style:style style:name="T2211" style:parent-style-name="DefaultParagraphFont" style:family="text">
      <style:text-properties style:font-name="ui-monospace" style:font-name-asian="ui-monospace" style:font-name-complex="ui-monospace" fo:color="#14181F"/>
    </style:style>
    <style:style style:name="T2212" style:parent-style-name="DefaultParagraphFont" style:family="text">
      <style:text-properties style:font-name="ui-monospace" style:font-name-asian="ui-monospace" style:font-name-complex="ui-monospace" fo:color="#008000"/>
    </style:style>
    <style:style style:name="T2213" style:parent-style-name="DefaultParagraphFont" style:family="text">
      <style:text-properties style:font-name="ui-monospace" style:font-name-asian="ui-monospace" style:font-name-complex="ui-monospace" fo:color="#14181F"/>
    </style:style>
    <style:style style:name="T2214" style:parent-style-name="DefaultParagraphFont" style:family="text">
      <style:text-properties style:font-name="ui-monospace" style:font-name-asian="ui-monospace" style:font-name-complex="ui-monospace" fo:color="#008000"/>
    </style:style>
    <style:style style:name="T2215" style:parent-style-name="DefaultParagraphFont" style:family="text">
      <style:text-properties style:font-name="ui-monospace" style:font-name-asian="ui-monospace" style:font-name-complex="ui-monospace" fo:color="#008000"/>
    </style:style>
    <style:style style:name="T2216" style:parent-style-name="DefaultParagraphFont" style:family="text">
      <style:text-properties style:font-name="ui-monospace" style:font-name-asian="ui-monospace" style:font-name-complex="ui-monospace" fo:color="#14181F"/>
    </style:style>
    <style:style style:name="T2217" style:parent-style-name="DefaultParagraphFont" style:family="text">
      <style:text-properties style:font-name="ui-monospace" style:font-name-asian="ui-monospace" style:font-name-complex="ui-monospace" fo:color="#008000"/>
    </style:style>
    <style:style style:name="T2218" style:parent-style-name="DefaultParagraphFont" style:family="text">
      <style:text-properties style:font-name="ui-monospace" style:font-name-asian="ui-monospace" style:font-name-complex="ui-monospace" fo:color="#14181F"/>
    </style:style>
    <style:style style:name="T2219" style:parent-style-name="DefaultParagraphFont" style:family="text">
      <style:text-properties style:font-name="ui-monospace" style:font-name-asian="ui-monospace" style:font-name-complex="ui-monospace" fo:color="#14181F"/>
    </style:style>
    <style:style style:name="T2220" style:parent-style-name="DefaultParagraphFont" style:family="text">
      <style:text-properties style:font-name="ui-monospace" style:font-name-asian="ui-monospace" style:font-name-complex="ui-monospace" fo:color="#14181F"/>
    </style:style>
    <style:style style:name="T2221" style:parent-style-name="DefaultParagraphFont" style:family="text">
      <style:text-properties style:font-name="ui-monospace" style:font-name-asian="ui-monospace" style:font-name-complex="ui-monospace" fo:color="#14181F"/>
    </style:style>
    <style:style style:name="T2222" style:parent-style-name="DefaultParagraphFont" style:family="text">
      <style:text-properties style:font-name="ui-monospace" style:font-name-asian="ui-monospace" style:font-name-complex="ui-monospace" fo:color="#008000"/>
    </style:style>
    <style:style style:name="T2223" style:parent-style-name="DefaultParagraphFont" style:family="text">
      <style:text-properties style:font-name="ui-monospace" style:font-name-asian="ui-monospace" style:font-name-complex="ui-monospace" fo:color="#14181F"/>
    </style:style>
    <style:style style:name="T2224" style:parent-style-name="DefaultParagraphFont" style:family="text">
      <style:text-properties style:font-name="ui-monospace" style:font-name-asian="ui-monospace" style:font-name-complex="ui-monospace" fo:color="#008000"/>
    </style:style>
    <style:style style:name="T2225" style:parent-style-name="DefaultParagraphFont" style:family="text">
      <style:text-properties style:font-name="ui-monospace" style:font-name-asian="ui-monospace" style:font-name-complex="ui-monospace" fo:color="#008000"/>
    </style:style>
    <style:style style:name="T2226" style:parent-style-name="DefaultParagraphFont" style:family="text">
      <style:text-properties style:font-name="ui-monospace" style:font-name-asian="ui-monospace" style:font-name-complex="ui-monospace" fo:color="#14181F"/>
    </style:style>
    <style:style style:name="T2227" style:parent-style-name="DefaultParagraphFont" style:family="text">
      <style:text-properties style:font-name="ui-monospace" style:font-name-asian="ui-monospace" style:font-name-complex="ui-monospace" fo:color="#008000"/>
    </style:style>
    <style:style style:name="T2228" style:parent-style-name="DefaultParagraphFont" style:family="text">
      <style:text-properties style:font-name="ui-monospace" style:font-name-asian="ui-monospace" style:font-name-complex="ui-monospace" fo:color="#008000"/>
    </style:style>
    <style:style style:name="T2229" style:parent-style-name="DefaultParagraphFont" style:family="text">
      <style:text-properties style:font-name="ui-monospace" style:font-name-asian="ui-monospace" style:font-name-complex="ui-monospace" fo:color="#14181F"/>
    </style:style>
    <style:style style:name="T2230" style:parent-style-name="DefaultParagraphFont" style:family="text">
      <style:text-properties style:font-name="ui-monospace" style:font-name-asian="ui-monospace" style:font-name-complex="ui-monospace" fo:color="#008000"/>
    </style:style>
    <style:style style:name="T2231" style:parent-style-name="DefaultParagraphFont" style:family="text">
      <style:text-properties style:font-name="ui-monospace" style:font-name-asian="ui-monospace" style:font-name-complex="ui-monospace" fo:color="#008000"/>
    </style:style>
    <style:style style:name="T2232" style:parent-style-name="DefaultParagraphFont" style:family="text">
      <style:text-properties style:font-name="ui-monospace" style:font-name-asian="ui-monospace" style:font-name-complex="ui-monospace" fo:color="#14181F"/>
    </style:style>
    <style:style style:name="T2233" style:parent-style-name="DefaultParagraphFont" style:family="text">
      <style:text-properties style:font-name="ui-monospace" style:font-name-asian="ui-monospace" style:font-name-complex="ui-monospace" fo:color="#008000"/>
    </style:style>
    <style:style style:name="T2234" style:parent-style-name="DefaultParagraphFont" style:family="text">
      <style:text-properties style:font-name="ui-monospace" style:font-name-asian="ui-monospace" style:font-name-complex="ui-monospace" fo:color="#008000"/>
    </style:style>
    <style:style style:name="T2235" style:parent-style-name="DefaultParagraphFont" style:family="text">
      <style:text-properties style:font-name="ui-monospace" style:font-name-asian="ui-monospace" style:font-name-complex="ui-monospace" fo:color="#14181F"/>
    </style:style>
    <style:style style:name="T2236" style:parent-style-name="DefaultParagraphFont" style:family="text">
      <style:text-properties style:font-name="ui-monospace" style:font-name-asian="ui-monospace" style:font-name-complex="ui-monospace" fo:color="#008000"/>
    </style:style>
    <style:style style:name="T2237" style:parent-style-name="DefaultParagraphFont" style:family="text">
      <style:text-properties style:font-name="ui-monospace" style:font-name-asian="ui-monospace" style:font-name-complex="ui-monospace" fo:color="#14181F"/>
    </style:style>
    <style:style style:name="T2238" style:parent-style-name="DefaultParagraphFont" style:family="text">
      <style:text-properties style:font-name="ui-monospace" style:font-name-asian="ui-monospace" style:font-name-complex="ui-monospace" fo:color="#14181F"/>
    </style:style>
    <style:style style:name="T2239" style:parent-style-name="DefaultParagraphFont" style:family="text">
      <style:text-properties style:font-name="ui-monospace" style:font-name-asian="ui-monospace" style:font-name-complex="ui-monospace" fo:color="#14181F"/>
    </style:style>
    <style:style style:name="T2240" style:parent-style-name="DefaultParagraphFont" style:family="text">
      <style:text-properties style:font-name="ui-monospace" style:font-name-asian="ui-monospace" style:font-name-complex="ui-monospace" fo:color="#14181F"/>
    </style:style>
    <style:style style:name="T2241" style:parent-style-name="DefaultParagraphFont" style:family="text">
      <style:text-properties style:font-name="ui-monospace" style:font-name-asian="ui-monospace" style:font-name-complex="ui-monospace" fo:color="#14181F"/>
    </style:style>
    <style:style style:name="T2242" style:parent-style-name="DefaultParagraphFont" style:family="text">
      <style:text-properties style:font-name="ui-monospace" style:font-name-asian="ui-monospace" style:font-name-complex="ui-monospace" fo:color="#14181F"/>
    </style:style>
    <style:style style:name="T2243" style:parent-style-name="DefaultParagraphFont" style:family="text">
      <style:text-properties style:font-name="ui-monospace" style:font-name-asian="ui-monospace" style:font-name-complex="ui-monospace" fo:color="#008000"/>
    </style:style>
    <style:style style:name="T2244" style:parent-style-name="DefaultParagraphFont" style:family="text">
      <style:text-properties style:font-name="ui-monospace" style:font-name-asian="ui-monospace" style:font-name-complex="ui-monospace" fo:color="#14181F"/>
    </style:style>
    <style:style style:name="T2245" style:parent-style-name="DefaultParagraphFont" style:family="text">
      <style:text-properties style:font-name="ui-monospace" style:font-name-asian="ui-monospace" style:font-name-complex="ui-monospace" fo:color="#008000"/>
    </style:style>
    <style:style style:name="T2246" style:parent-style-name="DefaultParagraphFont" style:family="text">
      <style:text-properties style:font-name="ui-monospace" style:font-name-asian="ui-monospace" style:font-name-complex="ui-monospace" fo:color="#14181F"/>
    </style:style>
    <style:style style:name="T2247" style:parent-style-name="DefaultParagraphFont" style:family="text">
      <style:text-properties style:font-name="ui-monospace" style:font-name-asian="ui-monospace" style:font-name-complex="ui-monospace" fo:color="#14181F"/>
    </style:style>
    <style:style style:name="T2248" style:parent-style-name="DefaultParagraphFont" style:family="text">
      <style:text-properties style:font-name="ui-monospace" style:font-name-asian="ui-monospace" style:font-name-complex="ui-monospace" fo:color="#14181F"/>
    </style:style>
    <style:style style:name="T2249" style:parent-style-name="DefaultParagraphFont" style:family="text">
      <style:text-properties style:font-name="ui-monospace" style:font-name-asian="ui-monospace" style:font-name-complex="ui-monospace" fo:color="#14181F"/>
    </style:style>
    <style:style style:name="T2250" style:parent-style-name="DefaultParagraphFont" style:family="text">
      <style:text-properties style:font-name="ui-monospace" style:font-name-asian="ui-monospace" style:font-name-complex="ui-monospace" fo:color="#14181F"/>
    </style:style>
    <style:style style:name="T2251" style:parent-style-name="DefaultParagraphFont" style:family="text">
      <style:text-properties style:font-name="ui-monospace" style:font-name-asian="ui-monospace" style:font-name-complex="ui-monospace" fo:color="#14181F"/>
    </style:style>
    <style:style style:name="T2252" style:parent-style-name="DefaultParagraphFont" style:family="text">
      <style:text-properties style:font-name="ui-monospace" style:font-name-asian="ui-monospace" style:font-name-complex="ui-monospace" fo:color="#14181F"/>
    </style:style>
    <style:style style:name="T2253" style:parent-style-name="DefaultParagraphFont" style:family="text">
      <style:text-properties style:font-name="ui-monospace" style:font-name-asian="ui-monospace" style:font-name-complex="ui-monospace" fo:color="#14181F"/>
    </style:style>
    <style:style style:name="T2254" style:parent-style-name="DefaultParagraphFont" style:family="text">
      <style:text-properties style:font-name="ui-monospace" style:font-name-asian="ui-monospace" style:font-name-complex="ui-monospace" fo:color="#14181F"/>
    </style:style>
    <style:style style:name="T2255" style:parent-style-name="DefaultParagraphFont" style:family="text">
      <style:text-properties style:font-name="ui-monospace" style:font-name-asian="ui-monospace" style:font-name-complex="ui-monospace" fo:color="#14181F"/>
    </style:style>
    <style:style style:name="T2256" style:parent-style-name="DefaultParagraphFont" style:family="text">
      <style:text-properties style:font-name="ui-monospace" style:font-name-asian="ui-monospace" style:font-name-complex="ui-monospace" fo:color="#14181F"/>
    </style:style>
    <style:style style:name="T2257" style:parent-style-name="DefaultParagraphFont" style:family="text">
      <style:text-properties style:font-name="ui-monospace" style:font-name-asian="ui-monospace" style:font-name-complex="ui-monospace" fo:color="#14181F"/>
    </style:style>
    <style:style style:name="T2258" style:parent-style-name="DefaultParagraphFont" style:family="text">
      <style:text-properties style:font-name="ui-monospace" style:font-name-asian="ui-monospace" style:font-name-complex="ui-monospace" fo:color="#14181F"/>
    </style:style>
    <style:style style:name="T2259" style:parent-style-name="DefaultParagraphFont" style:family="text">
      <style:text-properties style:font-name="ui-monospace" style:font-name-asian="ui-monospace" style:font-name-complex="ui-monospace" fo:color="#14181F"/>
    </style:style>
    <style:style style:name="T2260" style:parent-style-name="DefaultParagraphFont" style:family="text">
      <style:text-properties style:font-name="ui-monospace" style:font-name-asian="ui-monospace" style:font-name-complex="ui-monospace" fo:color="#14181F"/>
    </style:style>
    <style:style style:name="T2261" style:parent-style-name="DefaultParagraphFont" style:family="text">
      <style:text-properties style:font-name="ui-monospace" style:font-name-asian="ui-monospace" style:font-name-complex="ui-monospace" fo:color="#008000"/>
    </style:style>
    <style:style style:name="T2262" style:parent-style-name="DefaultParagraphFont" style:family="text">
      <style:text-properties style:font-name="ui-monospace" style:font-name-asian="ui-monospace" style:font-name-complex="ui-monospace" fo:color="#14181F"/>
    </style:style>
    <style:style style:name="T2263" style:parent-style-name="DefaultParagraphFont" style:family="text">
      <style:text-properties style:font-name="ui-monospace" style:font-name-asian="ui-monospace" style:font-name-complex="ui-monospace" fo:color="#008000"/>
    </style:style>
    <style:style style:name="T2264" style:parent-style-name="DefaultParagraphFont" style:family="text">
      <style:text-properties style:font-name="ui-monospace" style:font-name-asian="ui-monospace" style:font-name-complex="ui-monospace" fo:color="#14181F"/>
    </style:style>
    <style:style style:name="T2265" style:parent-style-name="DefaultParagraphFont" style:family="text">
      <style:text-properties style:font-name="ui-monospace" style:font-name-asian="ui-monospace" style:font-name-complex="ui-monospace" fo:color="#008000"/>
    </style:style>
    <style:style style:name="T2266" style:parent-style-name="DefaultParagraphFont" style:family="text">
      <style:text-properties style:font-name="ui-monospace" style:font-name-asian="ui-monospace" style:font-name-complex="ui-monospace" fo:color="#008000"/>
    </style:style>
    <style:style style:name="T2267" style:parent-style-name="DefaultParagraphFont" style:family="text">
      <style:text-properties style:font-name="ui-monospace" style:font-name-asian="ui-monospace" style:font-name-complex="ui-monospace" fo:color="#14181F"/>
    </style:style>
    <style:style style:name="T2268" style:parent-style-name="DefaultParagraphFont" style:family="text">
      <style:text-properties style:font-name="ui-monospace" style:font-name-asian="ui-monospace" style:font-name-complex="ui-monospace" fo:color="#008000"/>
    </style:style>
    <style:style style:name="T2269" style:parent-style-name="DefaultParagraphFont" style:family="text">
      <style:text-properties style:font-name="ui-monospace" style:font-name-asian="ui-monospace" style:font-name-complex="ui-monospace" fo:color="#14181F"/>
    </style:style>
    <style:style style:name="T2270" style:parent-style-name="DefaultParagraphFont" style:family="text">
      <style:text-properties style:font-name="ui-monospace" style:font-name-asian="ui-monospace" style:font-name-complex="ui-monospace" fo:color="#008000"/>
    </style:style>
    <style:style style:name="T2271" style:parent-style-name="DefaultParagraphFont" style:family="text">
      <style:text-properties style:font-name="ui-monospace" style:font-name-asian="ui-monospace" style:font-name-complex="ui-monospace" fo:color="#14181F"/>
    </style:style>
    <style:style style:name="T2272" style:parent-style-name="DefaultParagraphFont" style:family="text">
      <style:text-properties style:font-name="ui-monospace" style:font-name-asian="ui-monospace" style:font-name-complex="ui-monospace" fo:color="#14181F"/>
    </style:style>
    <style:style style:name="T2273" style:parent-style-name="DefaultParagraphFont" style:family="text">
      <style:text-properties style:font-name="ui-monospace" style:font-name-asian="ui-monospace" style:font-name-complex="ui-monospace" fo:color="#14181F"/>
    </style:style>
    <style:style style:name="T2274" style:parent-style-name="DefaultParagraphFont" style:family="text">
      <style:text-properties style:font-name="ui-monospace" style:font-name-asian="ui-monospace" style:font-name-complex="ui-monospace" fo:color="#14181F"/>
    </style:style>
    <style:style style:name="T2275" style:parent-style-name="DefaultParagraphFont" style:family="text">
      <style:text-properties style:font-name="ui-monospace" style:font-name-asian="ui-monospace" style:font-name-complex="ui-monospace" fo:color="#14181F"/>
    </style:style>
    <style:style style:name="T2276" style:parent-style-name="DefaultParagraphFont" style:family="text">
      <style:text-properties style:font-name="ui-monospace" style:font-name-asian="ui-monospace" style:font-name-complex="ui-monospace" fo:color="#14181F"/>
    </style:style>
    <style:style style:name="T2277" style:parent-style-name="DefaultParagraphFont" style:family="text">
      <style:text-properties style:font-name="ui-monospace" style:font-name-asian="ui-monospace" style:font-name-complex="ui-monospace" fo:color="#14181F"/>
    </style:style>
    <style:style style:name="T2278" style:parent-style-name="DefaultParagraphFont" style:family="text">
      <style:text-properties style:font-name="ui-monospace" style:font-name-asian="ui-monospace" style:font-name-complex="ui-monospace" fo:color="#008000"/>
    </style:style>
    <style:style style:name="T2279" style:parent-style-name="DefaultParagraphFont" style:family="text">
      <style:text-properties style:font-name="ui-monospace" style:font-name-asian="ui-monospace" style:font-name-complex="ui-monospace" fo:color="#14181F"/>
    </style:style>
    <style:style style:name="T2280" style:parent-style-name="DefaultParagraphFont" style:family="text">
      <style:text-properties style:font-name="ui-monospace" style:font-name-asian="ui-monospace" style:font-name-complex="ui-monospace" fo:color="#008000"/>
    </style:style>
    <style:style style:name="T2281" style:parent-style-name="DefaultParagraphFont" style:family="text">
      <style:text-properties style:font-name="ui-monospace" style:font-name-asian="ui-monospace" style:font-name-complex="ui-monospace" fo:color="#008000"/>
    </style:style>
    <style:style style:name="T2282" style:parent-style-name="DefaultParagraphFont" style:family="text">
      <style:text-properties style:font-name="ui-monospace" style:font-name-asian="ui-monospace" style:font-name-complex="ui-monospace" fo:color="#14181F"/>
    </style:style>
    <style:style style:name="T2283" style:parent-style-name="DefaultParagraphFont" style:family="text">
      <style:text-properties style:font-name="ui-monospace" style:font-name-asian="ui-monospace" style:font-name-complex="ui-monospace" fo:color="#008000"/>
    </style:style>
    <style:style style:name="T2284" style:parent-style-name="DefaultParagraphFont" style:family="text">
      <style:text-properties style:font-name="ui-monospace" style:font-name-asian="ui-monospace" style:font-name-complex="ui-monospace" fo:color="#14181F"/>
    </style:style>
    <style:style style:name="T2285" style:parent-style-name="DefaultParagraphFont" style:family="text">
      <style:text-properties style:font-name="ui-monospace" style:font-name-asian="ui-monospace" style:font-name-complex="ui-monospace" fo:color="#14181F"/>
    </style:style>
    <style:style style:name="T2286" style:parent-style-name="DefaultParagraphFont" style:family="text">
      <style:text-properties style:font-name="ui-monospace" style:font-name-asian="ui-monospace" style:font-name-complex="ui-monospace" fo:color="#14181F"/>
    </style:style>
    <style:style style:name="T2287" style:parent-style-name="DefaultParagraphFont" style:family="text">
      <style:text-properties style:font-name="ui-monospace" style:font-name-asian="ui-monospace" style:font-name-complex="ui-monospace" fo:color="#008000"/>
    </style:style>
    <style:style style:name="T2288" style:parent-style-name="DefaultParagraphFont" style:family="text">
      <style:text-properties style:font-name="ui-monospace" style:font-name-asian="ui-monospace" style:font-name-complex="ui-monospace" fo:color="#14181F"/>
    </style:style>
    <style:style style:name="T2289" style:parent-style-name="DefaultParagraphFont" style:family="text">
      <style:text-properties style:font-name="ui-monospace" style:font-name-asian="ui-monospace" style:font-name-complex="ui-monospace" fo:color="#008000"/>
    </style:style>
    <style:style style:name="T2290" style:parent-style-name="DefaultParagraphFont" style:family="text">
      <style:text-properties style:font-name="ui-monospace" style:font-name-asian="ui-monospace" style:font-name-complex="ui-monospace" fo:color="#14181F"/>
    </style:style>
    <style:style style:name="T2291" style:parent-style-name="DefaultParagraphFont" style:family="text">
      <style:text-properties style:font-name="ui-monospace" style:font-name-asian="ui-monospace" style:font-name-complex="ui-monospace" fo:color="#008000"/>
    </style:style>
    <style:style style:name="T2292" style:parent-style-name="DefaultParagraphFont" style:family="text">
      <style:text-properties style:font-name="ui-monospace" style:font-name-asian="ui-monospace" style:font-name-complex="ui-monospace" fo:color="#008000"/>
    </style:style>
    <style:style style:name="T2293" style:parent-style-name="DefaultParagraphFont" style:family="text">
      <style:text-properties style:font-name="ui-monospace" style:font-name-asian="ui-monospace" style:font-name-complex="ui-monospace" fo:color="#14181F"/>
    </style:style>
    <style:style style:name="T2294" style:parent-style-name="DefaultParagraphFont" style:family="text">
      <style:text-properties style:font-name="ui-monospace" style:font-name-asian="ui-monospace" style:font-name-complex="ui-monospace" fo:color="#008000"/>
    </style:style>
    <style:style style:name="T2295" style:parent-style-name="DefaultParagraphFont" style:family="text">
      <style:text-properties style:font-name="ui-monospace" style:font-name-asian="ui-monospace" style:font-name-complex="ui-monospace" fo:color="#14181F"/>
    </style:style>
    <style:style style:name="T2296" style:parent-style-name="DefaultParagraphFont" style:family="text">
      <style:text-properties style:font-name="ui-monospace" style:font-name-asian="ui-monospace" style:font-name-complex="ui-monospace" fo:color="#008000"/>
    </style:style>
    <style:style style:name="T2297" style:parent-style-name="DefaultParagraphFont" style:family="text">
      <style:text-properties style:font-name="ui-monospace" style:font-name-asian="ui-monospace" style:font-name-complex="ui-monospace" fo:color="#008000"/>
    </style:style>
    <style:style style:name="T2298" style:parent-style-name="DefaultParagraphFont" style:family="text">
      <style:text-properties style:font-name="ui-monospace" style:font-name-asian="ui-monospace" style:font-name-complex="ui-monospace" fo:color="#14181F"/>
    </style:style>
    <style:style style:name="T2299" style:parent-style-name="DefaultParagraphFont" style:family="text">
      <style:text-properties style:font-name="ui-monospace" style:font-name-asian="ui-monospace" style:font-name-complex="ui-monospace" fo:color="#008000"/>
    </style:style>
    <style:style style:name="T2300" style:parent-style-name="DefaultParagraphFont" style:family="text">
      <style:text-properties style:font-name="ui-monospace" style:font-name-asian="ui-monospace" style:font-name-complex="ui-monospace" fo:color="#14181F"/>
    </style:style>
    <style:style style:name="T2301" style:parent-style-name="DefaultParagraphFont" style:family="text">
      <style:text-properties style:font-name="ui-monospace" style:font-name-asian="ui-monospace" style:font-name-complex="ui-monospace" fo:color="#008000"/>
    </style:style>
    <style:style style:name="T2302" style:parent-style-name="DefaultParagraphFont" style:family="text">
      <style:text-properties style:font-name="ui-monospace" style:font-name-asian="ui-monospace" style:font-name-complex="ui-monospace" fo:color="#008000"/>
    </style:style>
    <style:style style:name="T2303" style:parent-style-name="DefaultParagraphFont" style:family="text">
      <style:text-properties style:font-name="ui-monospace" style:font-name-asian="ui-monospace" style:font-name-complex="ui-monospace" fo:color="#14181F"/>
    </style:style>
    <style:style style:name="T2304" style:parent-style-name="DefaultParagraphFont" style:family="text">
      <style:text-properties style:font-name="ui-monospace" style:font-name-asian="ui-monospace" style:font-name-complex="ui-monospace" fo:color="#008000"/>
    </style:style>
    <style:style style:name="T2305" style:parent-style-name="DefaultParagraphFont" style:family="text">
      <style:text-properties style:font-name="ui-monospace" style:font-name-asian="ui-monospace" style:font-name-complex="ui-monospace" fo:color="#14181F"/>
    </style:style>
    <style:style style:name="T2306" style:parent-style-name="DefaultParagraphFont" style:family="text">
      <style:text-properties style:font-name="ui-monospace" style:font-name-asian="ui-monospace" style:font-name-complex="ui-monospace" fo:color="#2B303B"/>
    </style:style>
    <style:style style:name="T2307" style:parent-style-name="DefaultParagraphFont" style:family="text">
      <style:text-properties style:font-name="ui-monospace" style:font-name-asian="ui-monospace" style:font-name-complex="ui-monospace" fo:color="#14181F"/>
    </style:style>
    <style:style style:name="T2308" style:parent-style-name="DefaultParagraphFont" style:family="text">
      <style:text-properties style:font-name="ui-monospace" style:font-name-asian="ui-monospace" style:font-name-complex="ui-monospace" fo:color="#14181F"/>
    </style:style>
    <style:style style:name="T2309" style:parent-style-name="DefaultParagraphFont" style:family="text">
      <style:text-properties style:font-name="ui-monospace" style:font-name-asian="ui-monospace" style:font-name-complex="ui-monospace" fo:color="#14181F"/>
    </style:style>
    <style:style style:name="T2310" style:parent-style-name="DefaultParagraphFont" style:family="text">
      <style:text-properties style:font-name="ui-monospace" style:font-name-asian="ui-monospace" style:font-name-complex="ui-monospace" fo:color="#14181F"/>
    </style:style>
    <style:style style:name="T2311" style:parent-style-name="DefaultParagraphFont" style:family="text">
      <style:text-properties style:font-name="ui-monospace" style:font-name-asian="ui-monospace" style:font-name-complex="ui-monospace" fo:color="#2B303B"/>
    </style:style>
    <style:style style:name="T2312" style:parent-style-name="DefaultParagraphFont" style:family="text">
      <style:text-properties style:font-name="ui-monospace" style:font-name-asian="ui-monospace" style:font-name-complex="ui-monospace" fo:color="#14181F"/>
    </style:style>
    <style:style style:name="T2313" style:parent-style-name="DefaultParagraphFont" style:family="text">
      <style:text-properties style:font-name="ui-monospace" style:font-name-asian="ui-monospace" style:font-name-complex="ui-monospace" fo:color="#14181F"/>
    </style:style>
    <style:style style:name="T2314" style:parent-style-name="DefaultParagraphFont" style:family="text">
      <style:text-properties style:font-name="ui-monospace" style:font-name-asian="ui-monospace" style:font-name-complex="ui-monospace" fo:color="#008080"/>
    </style:style>
    <style:style style:name="T2315" style:parent-style-name="DefaultParagraphFont" style:family="text">
      <style:text-properties style:font-name="ui-monospace" style:font-name-asian="ui-monospace" style:font-name-complex="ui-monospace" fo:color="#14181F"/>
    </style:style>
    <style:style style:name="T2316" style:parent-style-name="DefaultParagraphFont" style:family="text">
      <style:text-properties style:font-name="ui-monospace" style:font-name-asian="ui-monospace" style:font-name-complex="ui-monospace" fo:color="#008080"/>
    </style:style>
    <style:style style:name="T2317" style:parent-style-name="DefaultParagraphFont" style:family="text">
      <style:text-properties style:font-name="ui-monospace" style:font-name-asian="ui-monospace" style:font-name-complex="ui-monospace" fo:color="#14181F"/>
    </style:style>
    <style:style style:name="T2318" style:parent-style-name="DefaultParagraphFont" style:family="text">
      <style:text-properties style:font-name="ui-monospace" style:font-name-asian="ui-monospace" style:font-name-complex="ui-monospace" fo:color="#2B303B"/>
    </style:style>
    <style:style style:name="T2319" style:parent-style-name="DefaultParagraphFont" style:family="text">
      <style:text-properties style:font-name="ui-monospace" style:font-name-asian="ui-monospace" style:font-name-complex="ui-monospace" fo:color="#14181F"/>
    </style:style>
    <style:style style:name="T2320" style:parent-style-name="DefaultParagraphFont" style:family="text">
      <style:text-properties style:font-name="ui-monospace" style:font-name-asian="ui-monospace" style:font-name-complex="ui-monospace" fo:color="#2B303B"/>
    </style:style>
    <style:style style:name="T2321" style:parent-style-name="DefaultParagraphFont" style:family="text">
      <style:text-properties style:font-name="ui-monospace" style:font-name-asian="ui-monospace" style:font-name-complex="ui-monospace" fo:color="#14181F"/>
    </style:style>
    <style:style style:name="T2322" style:parent-style-name="DefaultParagraphFont" style:family="text">
      <style:text-properties style:font-name="ui-monospace" style:font-name-asian="ui-monospace" style:font-name-complex="ui-monospace" fo:color="#008080"/>
    </style:style>
    <style:style style:name="T2323" style:parent-style-name="DefaultParagraphFont" style:family="text">
      <style:text-properties style:font-name="ui-monospace" style:font-name-asian="ui-monospace" style:font-name-complex="ui-monospace" fo:color="#14181F"/>
    </style:style>
    <style:style style:name="T2324" style:parent-style-name="DefaultParagraphFont" style:family="text">
      <style:text-properties style:font-name="ui-monospace" style:font-name-asian="ui-monospace" style:font-name-complex="ui-monospace" fo:color="#008080"/>
    </style:style>
    <style:style style:name="T2325" style:parent-style-name="DefaultParagraphFont" style:family="text">
      <style:text-properties style:font-name="ui-monospace" style:font-name-asian="ui-monospace" style:font-name-complex="ui-monospace" fo:color="#14181F"/>
    </style:style>
    <style:style style:name="T2326" style:parent-style-name="DefaultParagraphFont" style:family="text">
      <style:text-properties style:font-name="ui-monospace" style:font-name-asian="ui-monospace" style:font-name-complex="ui-monospace" fo:color="#008080"/>
    </style:style>
    <style:style style:name="T2327" style:parent-style-name="DefaultParagraphFont" style:family="text">
      <style:text-properties style:font-name="ui-monospace" style:font-name-asian="ui-monospace" style:font-name-complex="ui-monospace" fo:color="#14181F"/>
    </style:style>
    <style:style style:name="T2328" style:parent-style-name="DefaultParagraphFont" style:family="text">
      <style:text-properties style:font-name="ui-monospace" style:font-name-asian="ui-monospace" style:font-name-complex="ui-monospace" fo:color="#008080"/>
    </style:style>
    <style:style style:name="T2329" style:parent-style-name="DefaultParagraphFont" style:family="text">
      <style:text-properties style:font-name="ui-monospace" style:font-name-asian="ui-monospace" style:font-name-complex="ui-monospace" fo:color="#14181F"/>
    </style:style>
    <style:style style:name="T2330" style:parent-style-name="DefaultParagraphFont" style:family="text">
      <style:text-properties style:font-name="ui-monospace" style:font-name-asian="ui-monospace" style:font-name-complex="ui-monospace" fo:color="#14181F"/>
    </style:style>
    <style:style style:name="T2331" style:parent-style-name="DefaultParagraphFont" style:family="text">
      <style:text-properties style:font-name="ui-monospace" style:font-name-asian="ui-monospace" style:font-name-complex="ui-monospace" fo:color="#008080"/>
    </style:style>
    <style:style style:name="T2332" style:parent-style-name="DefaultParagraphFont" style:family="text">
      <style:text-properties style:font-name="ui-monospace" style:font-name-asian="ui-monospace" style:font-name-complex="ui-monospace" fo:color="#14181F"/>
    </style:style>
    <style:style style:name="T2333" style:parent-style-name="DefaultParagraphFont" style:family="text">
      <style:text-properties style:font-name="ui-monospace" style:font-name-asian="ui-monospace" style:font-name-complex="ui-monospace" fo:color="#008080"/>
    </style:style>
    <style:style style:name="T2334" style:parent-style-name="DefaultParagraphFont" style:family="text">
      <style:text-properties style:font-name="ui-monospace" style:font-name-asian="ui-monospace" style:font-name-complex="ui-monospace" fo:color="#14181F"/>
    </style:style>
    <style:style style:name="T2335" style:parent-style-name="DefaultParagraphFont" style:family="text">
      <style:text-properties style:font-name="ui-monospace" style:font-name-asian="ui-monospace" style:font-name-complex="ui-monospace" fo:color="#008080"/>
    </style:style>
    <style:style style:name="T2336" style:parent-style-name="DefaultParagraphFont" style:family="text">
      <style:text-properties style:font-name="ui-monospace" style:font-name-asian="ui-monospace" style:font-name-complex="ui-monospace" fo:color="#14181F"/>
    </style:style>
    <style:style style:name="T2337" style:parent-style-name="DefaultParagraphFont" style:family="text">
      <style:text-properties style:font-name="ui-monospace" style:font-name-asian="ui-monospace" style:font-name-complex="ui-monospace" fo:color="#008080"/>
    </style:style>
    <style:style style:name="T2338" style:parent-style-name="DefaultParagraphFont" style:family="text">
      <style:text-properties style:font-name="ui-monospace" style:font-name-asian="ui-monospace" style:font-name-complex="ui-monospace" fo:color="#14181F"/>
    </style:style>
    <style:style style:name="T2339" style:parent-style-name="DefaultParagraphFont" style:family="text">
      <style:text-properties style:font-name="ui-monospace" style:font-name-asian="ui-monospace" style:font-name-complex="ui-monospace" fo:color="#008080"/>
    </style:style>
    <style:style style:name="T2340" style:parent-style-name="DefaultParagraphFont" style:family="text">
      <style:text-properties style:font-name="ui-monospace" style:font-name-asian="ui-monospace" style:font-name-complex="ui-monospace" fo:color="#14181F"/>
    </style:style>
    <style:style style:name="T2341" style:parent-style-name="DefaultParagraphFont" style:family="text">
      <style:text-properties style:font-name="ui-monospace" style:font-name-asian="ui-monospace" style:font-name-complex="ui-monospace" fo:color="#008080"/>
    </style:style>
    <style:style style:name="T2342" style:parent-style-name="DefaultParagraphFont" style:family="text">
      <style:text-properties style:font-name="ui-monospace" style:font-name-asian="ui-monospace" style:font-name-complex="ui-monospace" fo:color="#14181F"/>
    </style:style>
    <style:style style:name="T2343" style:parent-style-name="DefaultParagraphFont" style:family="text">
      <style:text-properties style:font-name="ui-monospace" style:font-name-asian="ui-monospace" style:font-name-complex="ui-monospace" fo:color="#14181F"/>
    </style:style>
    <style:style style:name="T2344" style:parent-style-name="DefaultParagraphFont" style:family="text">
      <style:text-properties style:font-name="ui-monospace" style:font-name-asian="ui-monospace" style:font-name-complex="ui-monospace" fo:color="#2B303B"/>
    </style:style>
    <style:style style:name="T2345" style:parent-style-name="DefaultParagraphFont" style:family="text">
      <style:text-properties style:font-name="ui-monospace" style:font-name-asian="ui-monospace" style:font-name-complex="ui-monospace" fo:color="#14181F"/>
    </style:style>
    <style:style style:name="T2346" style:parent-style-name="DefaultParagraphFont" style:family="text">
      <style:text-properties style:font-name="ui-monospace" style:font-name-asian="ui-monospace" style:font-name-complex="ui-monospace" fo:color="#008080"/>
    </style:style>
    <style:style style:name="T2347" style:parent-style-name="DefaultParagraphFont" style:family="text">
      <style:text-properties style:font-name="ui-monospace" style:font-name-asian="ui-monospace" style:font-name-complex="ui-monospace" fo:color="#14181F"/>
    </style:style>
    <style:style style:name="T2348" style:parent-style-name="DefaultParagraphFont" style:family="text">
      <style:text-properties style:font-name="ui-monospace" style:font-name-asian="ui-monospace" style:font-name-complex="ui-monospace" fo:color="#008080"/>
    </style:style>
    <style:style style:name="T2349" style:parent-style-name="DefaultParagraphFont" style:family="text">
      <style:text-properties style:font-name="ui-monospace" style:font-name-asian="ui-monospace" style:font-name-complex="ui-monospace" fo:color="#14181F"/>
    </style:style>
    <style:style style:name="T2350" style:parent-style-name="DefaultParagraphFont" style:family="text">
      <style:text-properties style:font-name="ui-monospace" style:font-name-asian="ui-monospace" style:font-name-complex="ui-monospace" fo:color="#2B303B"/>
    </style:style>
    <style:style style:name="T2351" style:parent-style-name="DefaultParagraphFont" style:family="text">
      <style:text-properties style:font-name="ui-monospace" style:font-name-asian="ui-monospace" style:font-name-complex="ui-monospace" fo:color="#14181F"/>
    </style:style>
    <style:style style:name="T2352" style:parent-style-name="DefaultParagraphFont" style:family="text">
      <style:text-properties style:font-name="ui-monospace" style:font-name-asian="ui-monospace" style:font-name-complex="ui-monospace" fo:color="#008080"/>
    </style:style>
    <style:style style:name="T2353" style:parent-style-name="DefaultParagraphFont" style:family="text">
      <style:text-properties style:font-name="ui-monospace" style:font-name-asian="ui-monospace" style:font-name-complex="ui-monospace" fo:color="#14181F"/>
    </style:style>
    <style:style style:name="T2354" style:parent-style-name="DefaultParagraphFont" style:family="text">
      <style:text-properties style:font-name="ui-monospace" style:font-name-asian="ui-monospace" style:font-name-complex="ui-monospace" fo:color="#008080"/>
    </style:style>
    <style:style style:name="T2355" style:parent-style-name="DefaultParagraphFont" style:family="text">
      <style:text-properties style:font-name="ui-monospace" style:font-name-asian="ui-monospace" style:font-name-complex="ui-monospace" fo:color="#14181F"/>
    </style:style>
    <style:style style:name="T2356" style:parent-style-name="DefaultParagraphFont" style:family="text">
      <style:text-properties style:font-name="ui-monospace" style:font-name-asian="ui-monospace" style:font-name-complex="ui-monospace" fo:color="#008080"/>
    </style:style>
    <style:style style:name="T2357" style:parent-style-name="DefaultParagraphFont" style:family="text">
      <style:text-properties style:font-name="ui-monospace" style:font-name-asian="ui-monospace" style:font-name-complex="ui-monospace" fo:color="#14181F"/>
    </style:style>
    <style:style style:name="T2358" style:parent-style-name="DefaultParagraphFont" style:family="text">
      <style:text-properties style:font-name="ui-monospace" style:font-name-asian="ui-monospace" style:font-name-complex="ui-monospace" fo:color="#008080"/>
    </style:style>
    <style:style style:name="T2359" style:parent-style-name="DefaultParagraphFont" style:family="text">
      <style:text-properties style:font-name="ui-monospace" style:font-name-asian="ui-monospace" style:font-name-complex="ui-monospace" fo:color="#8100C2"/>
    </style:style>
    <style:style style:name="T2360" style:parent-style-name="DefaultParagraphFont" style:family="text">
      <style:text-properties style:font-name="ui-monospace" style:font-name-asian="ui-monospace" style:font-name-complex="ui-monospace" fo:color="#14181F"/>
    </style:style>
    <style:style style:name="T2361" style:parent-style-name="DefaultParagraphFont" style:family="text">
      <style:text-properties style:font-name="ui-monospace" style:font-name-asian="ui-monospace" style:font-name-complex="ui-monospace" fo:color="#008080"/>
    </style:style>
    <style:style style:name="T2362" style:parent-style-name="DefaultParagraphFont" style:family="text">
      <style:text-properties style:font-name="ui-monospace" style:font-name-asian="ui-monospace" style:font-name-complex="ui-monospace" fo:color="#14181F"/>
    </style:style>
    <style:style style:name="T2363" style:parent-style-name="DefaultParagraphFont" style:family="text">
      <style:text-properties style:font-name="ui-monospace" style:font-name-asian="ui-monospace" style:font-name-complex="ui-monospace" fo:color="#2B303B"/>
    </style:style>
    <style:style style:name="T2364" style:parent-style-name="DefaultParagraphFont" style:family="text">
      <style:text-properties style:font-name="ui-monospace" style:font-name-asian="ui-monospace" style:font-name-complex="ui-monospace" fo:color="#14181F"/>
    </style:style>
    <style:style style:name="T2365" style:parent-style-name="DefaultParagraphFont" style:family="text">
      <style:text-properties style:font-name="ui-monospace" style:font-name-asian="ui-monospace" style:font-name-complex="ui-monospace" fo:color="#2B303B"/>
    </style:style>
    <style:style style:name="P2366" style:parent-style-name="Normal" style:family="paragraph">
      <style:paragraph-properties fo:margin-top="0.1666in" fo:margin-bottom="0.1666in" fo:background-color="#FAF9F5"/>
      <style:text-properties style:font-name="Georgia" style:font-name-asian="Georgia" style:font-name-complex="Georgia" fo:color="#141413"/>
    </style:style>
    <style:style style:name="P2367" style:parent-style-name="Normal" style:family="paragraph">
      <style:paragraph-properties fo:margin-bottom="0in" fo:background-color="#FAF9F5"/>
      <style:text-properties style:font-name="Aptos" style:font-name-asian="Aptos" style:font-name-complex="Aptos"/>
    </style:style>
    <style:style style:name="P2368" style:parent-style-name="Heading3" style:family="paragraph">
      <style:paragraph-properties fo:margin-top="0.1666in" fo:background-color="#FAF9F5"/>
    </style:style>
    <style:style style:name="T2369" style:parent-style-name="DefaultParagraphFont" style:family="text">
      <style:text-properties style:font-name="Georgia" style:font-name-asian="Georgia" style:font-name-complex="Georgia" fo:font-weight="bold" style:font-weight-asian="bold" style:font-weight-complex="bold" fo:color="#141413" fo:font-size="12pt" style:font-size-asian="12pt" style:font-size-complex="12pt"/>
    </style:style>
    <style:style style:name="P2370" style:parent-style-name="Normal" style:family="paragraph">
      <style:paragraph-properties fo:margin-top="0.1666in" fo:margin-bottom="0.1666in" fo:background-color="#FAF9F5"/>
      <style:text-properties style:font-name="Georgia" style:font-name-asian="Georgia" style:font-name-complex="Georgia" fo:color="#141413"/>
    </style:style>
    <style:style style:name="P2371" style:parent-style-name="Normal" style:family="paragraph">
      <style:paragraph-properties fo:margin-top="0.1666in" fo:margin-bottom="0.1666in" fo:background-color="#FAF9F5"/>
    </style:style>
    <style:style style:name="T2372" style:parent-style-name="DefaultParagraphFont" style:family="text">
      <style:text-properties style:font-name="Georgia" style:font-name-asian="Georgia" style:font-name-complex="Georgia" fo:color="#141413"/>
    </style:style>
    <style:style style:name="T2373" style:parent-style-name="DefaultParagraphFont" style:family="text">
      <style:text-properties style:font-name="ui-monospace" style:font-name-asian="ui-monospace" style:font-name-complex="ui-monospace" fo:color="#8A2424"/>
    </style:style>
    <style:style style:name="T2374" style:parent-style-name="DefaultParagraphFont" style:family="text">
      <style:text-properties style:font-name="Georgia" style:font-name-asian="Georgia" style:font-name-complex="Georgia" fo:color="#141413"/>
    </style:style>
    <style:style style:name="T2375" style:parent-style-name="DefaultParagraphFont" style:family="text">
      <style:text-properties style:font-name="ui-monospace" style:font-name-asian="ui-monospace" style:font-name-complex="ui-monospace" fo:color="#8A2424"/>
    </style:style>
    <style:style style:name="T2376" style:parent-style-name="DefaultParagraphFont" style:family="text">
      <style:text-properties style:font-name="Georgia" style:font-name-asian="Georgia" style:font-name-complex="Georgia" fo:color="#141413"/>
    </style:style>
    <style:style style:name="P2377" style:parent-style-name="Normal" style:family="paragraph">
      <style:paragraph-properties fo:margin-top="0.1666in" fo:margin-bottom="0.1666in" fo:background-color="#FAF9F5"/>
    </style:style>
    <style:style style:name="T2378" style:parent-style-name="DefaultParagraphFont" style:family="text">
      <style:text-properties style:font-name="Georgia" style:font-name-asian="Georgia" style:font-name-complex="Georgia" fo:color="#141413"/>
    </style:style>
    <style:style style:name="T2379" style:parent-style-name="DefaultParagraphFont" style:family="text">
      <style:text-properties style:font-name="ui-monospace" style:font-name-asian="ui-monospace" style:font-name-complex="ui-monospace" fo:color="#8A2424"/>
    </style:style>
    <style:style style:name="T2380" style:parent-style-name="DefaultParagraphFont" style:family="text">
      <style:text-properties style:font-name="Georgia" style:font-name-asian="Georgia" style:font-name-complex="Georgia" fo:color="#141413"/>
    </style:style>
    <style:style style:name="T2381" style:parent-style-name="DefaultParagraphFont" style:family="text">
      <style:text-properties style:font-name="ui-monospace" style:font-name-asian="ui-monospace" style:font-name-complex="ui-monospace" fo:color="#8A2424"/>
    </style:style>
    <style:style style:name="T2382" style:parent-style-name="DefaultParagraphFont" style:family="text">
      <style:text-properties style:font-name="Georgia" style:font-name-asian="Georgia" style:font-name-complex="Georgia" fo:color="#141413"/>
    </style:style>
    <style:style style:name="P2383" style:parent-style-name="Normal" style:family="paragraph">
      <style:paragraph-properties fo:margin-bottom="0in" fo:background-color="#FAF9F5"/>
      <style:text-properties style:font-name="Aptos" style:font-name-asian="Aptos" style:font-name-complex="Aptos"/>
    </style:style>
    <style:style style:name="P2384" style:parent-style-name="Heading2" style:family="paragraph">
      <style:paragraph-properties fo:margin-top="0.1555in" fo:background-color="#FAF9F5"/>
    </style:style>
    <style:style style:name="T2385" style:parent-style-name="DefaultParagraphFont" style:family="text">
      <style:text-properties style:font-name="Georgia" style:font-name-asian="Georgia" style:font-name-complex="Georgia" fo:font-weight="bold" style:font-weight-asian="bold" style:font-weight-complex="bold" fo:color="#141413" fo:font-size="12pt" style:font-size-asian="12pt" style:font-size-complex="12pt"/>
    </style:style>
    <style:style style:name="P2386" style:parent-style-name="Normal" style:family="paragraph">
      <style:paragraph-properties fo:margin-bottom="0in" fo:background-color="#FAF9F5"/>
      <style:text-properties style:font-name="Aptos" style:font-name-asian="Aptos" style:font-name-complex="Aptos"/>
    </style:style>
    <style:style style:name="P2387" style:parent-style-name="Heading3" style:family="paragraph">
      <style:paragraph-properties fo:margin-top="0.1666in" fo:background-color="#FAF9F5"/>
    </style:style>
    <style:style style:name="T2388" style:parent-style-name="DefaultParagraphFont" style:family="text">
      <style:text-properties style:font-name="Georgia" style:font-name-asian="Georgia" style:font-name-complex="Georgia" fo:font-weight="bold" style:font-weight-asian="bold" style:font-weight-complex="bold" fo:color="#141413" fo:font-size="12pt" style:font-size-asian="12pt" style:font-size-complex="12pt"/>
    </style:style>
    <style:style style:name="P2389" style:parent-style-name="Normal" style:family="paragraph">
      <style:paragraph-properties fo:margin-top="0.1666in" fo:margin-bottom="0.1666in" fo:background-color="#FAF9F5"/>
    </style:style>
    <style:style style:name="T2390" style:parent-style-name="DefaultParagraphFont" style:family="text">
      <style:text-properties style:font-name="Georgia" style:font-name-asian="Georgia" style:font-name-complex="Georgia" fo:color="#141413"/>
    </style:style>
    <style:style style:name="T2391" style:parent-style-name="DefaultParagraphFont" style:family="text">
      <style:text-properties style:font-name="ui-monospace" style:font-name-asian="ui-monospace" style:font-name-complex="ui-monospace" fo:color="#8A2424"/>
    </style:style>
    <style:style style:name="T2392" style:parent-style-name="DefaultParagraphFont" style:family="text">
      <style:text-properties style:font-name="Georgia" style:font-name-asian="Georgia" style:font-name-complex="Georgia" fo:color="#141413"/>
    </style:style>
    <style:style style:name="T2393" style:parent-style-name="DefaultParagraphFont" style:family="text">
      <style:text-properties style:font-name="ui-monospace" style:font-name-asian="ui-monospace" style:font-name-complex="ui-monospace" fo:color="#8A2424"/>
    </style:style>
    <style:style style:name="T2394" style:parent-style-name="DefaultParagraphFont" style:family="text">
      <style:text-properties style:font-name="Georgia" style:font-name-asian="Georgia" style:font-name-complex="Georgia" fo:color="#141413"/>
    </style:style>
    <style:style style:name="P2395" style:parent-style-name="Normal" style:family="paragraph">
      <style:paragraph-properties fo:margin-top="0.1666in" fo:margin-bottom="0.1666in" fo:background-color="#FAF9F5"/>
    </style:style>
    <style:style style:name="T2396" style:parent-style-name="DefaultParagraphFont" style:family="text">
      <style:text-properties style:font-name="Georgia" style:font-name-asian="Georgia" style:font-name-complex="Georgia" fo:color="#141413"/>
    </style:style>
    <style:style style:name="T2397" style:parent-style-name="DefaultParagraphFont" style:family="text">
      <style:text-properties style:font-name="ui-monospace" style:font-name-asian="ui-monospace" style:font-name-complex="ui-monospace" fo:color="#8A2424"/>
    </style:style>
    <style:style style:name="T2398" style:parent-style-name="DefaultParagraphFont" style:family="text">
      <style:text-properties style:font-name="Georgia" style:font-name-asian="Georgia" style:font-name-complex="Georgia" fo:color="#141413"/>
    </style:style>
    <style:style style:name="P2399" style:parent-style-name="Normal" style:family="paragraph">
      <style:paragraph-properties fo:margin-bottom="0in" fo:background-color="#FAF9F5"/>
      <style:text-properties style:font-name="Aptos" style:font-name-asian="Aptos" style:font-name-complex="Aptos"/>
    </style:style>
    <style:style style:name="P2400" style:parent-style-name="Heading3" style:family="paragraph">
      <style:paragraph-properties fo:margin-top="0.1666in" fo:background-color="#FAF9F5"/>
    </style:style>
    <style:style style:name="T2401" style:parent-style-name="DefaultParagraphFont" style:family="text">
      <style:text-properties style:font-name="Georgia" style:font-name-asian="Georgia" style:font-name-complex="Georgia" fo:font-weight="bold" style:font-weight-asian="bold" style:font-weight-complex="bold" fo:color="#141413" fo:font-size="12pt" style:font-size-asian="12pt" style:font-size-complex="12pt"/>
    </style:style>
    <style:style style:name="P2402" style:parent-style-name="Normal" style:family="paragraph">
      <style:paragraph-properties fo:margin-top="0.1666in" fo:margin-bottom="0.1666in" fo:background-color="#FAF9F5"/>
      <style:text-properties style:font-name="Georgia" style:font-name-asian="Georgia" style:font-name-complex="Georgia" fo:color="#141413"/>
    </style:style>
    <style:style style:name="P2403" style:parent-style-name="Normal" style:family="paragraph">
      <style:paragraph-properties fo:margin-bottom="0in" fo:background-color="#FAF9F5"/>
      <style:text-properties style:font-name="system-ui" style:font-name-asian="system-ui" style:font-name-complex="system-ui" fo:color="#73726C"/>
    </style:style>
    <style:style style:name="P2404" style:parent-style-name="Normal" style:family="paragraph">
      <style:paragraph-properties fo:margin-bottom="0in" fo:background-color="#FAF9F5"/>
    </style:style>
    <style:style style:name="T2405" style:parent-style-name="DefaultParagraphFont" style:family="text">
      <style:text-properties style:font-name="ui-monospace" style:font-name-asian="ui-monospace" style:font-name-complex="ui-monospace" fo:color="#8100C2"/>
    </style:style>
    <style:style style:name="T2406" style:parent-style-name="DefaultParagraphFont" style:family="text">
      <style:text-properties style:font-name="ui-monospace" style:font-name-asian="ui-monospace" style:font-name-complex="ui-monospace" fo:color="#14181F"/>
    </style:style>
    <style:style style:name="T2407" style:parent-style-name="DefaultParagraphFont" style:family="text">
      <style:text-properties style:font-name="ui-monospace" style:font-name-asian="ui-monospace" style:font-name-complex="ui-monospace" fo:color="#8100C2"/>
    </style:style>
    <style:style style:name="T2408" style:parent-style-name="DefaultParagraphFont" style:family="text">
      <style:text-properties style:font-name="ui-monospace" style:font-name-asian="ui-monospace" style:font-name-complex="ui-monospace" fo:color="#14181F"/>
    </style:style>
    <style:style style:name="T2409" style:parent-style-name="DefaultParagraphFont" style:family="text">
      <style:text-properties style:font-name="ui-monospace" style:font-name-asian="ui-monospace" style:font-name-complex="ui-monospace" fo:color="#8100C2"/>
    </style:style>
    <style:style style:name="T2410" style:parent-style-name="DefaultParagraphFont" style:family="text">
      <style:text-properties style:font-name="ui-monospace" style:font-name-asian="ui-monospace" style:font-name-complex="ui-monospace" fo:color="#14181F"/>
    </style:style>
    <style:style style:name="T2411" style:parent-style-name="DefaultParagraphFont" style:family="text">
      <style:text-properties style:font-name="ui-monospace" style:font-name-asian="ui-monospace" style:font-name-complex="ui-monospace" fo:color="#2B303B"/>
    </style:style>
    <style:style style:name="T2412" style:parent-style-name="DefaultParagraphFont" style:family="text">
      <style:text-properties style:font-name="ui-monospace" style:font-name-asian="ui-monospace" style:font-name-complex="ui-monospace" fo:color="#14181F"/>
    </style:style>
    <style:style style:name="T2413" style:parent-style-name="DefaultParagraphFont" style:family="text">
      <style:text-properties style:font-name="ui-monospace" style:font-name-asian="ui-monospace" style:font-name-complex="ui-monospace" fo:color="#0051C2"/>
    </style:style>
    <style:style style:name="T2414" style:parent-style-name="DefaultParagraphFont" style:family="text">
      <style:text-properties style:font-name="ui-monospace" style:font-name-asian="ui-monospace" style:font-name-complex="ui-monospace" fo:color="#2B303B"/>
    </style:style>
    <style:style style:name="T2415" style:parent-style-name="DefaultParagraphFont" style:family="text">
      <style:text-properties style:font-name="ui-monospace" style:font-name-asian="ui-monospace" style:font-name-complex="ui-monospace" fo:color="#14181F"/>
    </style:style>
    <style:style style:name="T2416" style:parent-style-name="DefaultParagraphFont" style:family="text">
      <style:text-properties style:font-name="ui-monospace" style:font-name-asian="ui-monospace" style:font-name-complex="ui-monospace" fo:color="#2B303B"/>
    </style:style>
    <style:style style:name="T2417" style:parent-style-name="DefaultParagraphFont" style:family="text">
      <style:text-properties style:font-name="ui-monospace" style:font-name-asian="ui-monospace" style:font-name-complex="ui-monospace" fo:color="#14181F"/>
    </style:style>
    <style:style style:name="T2418" style:parent-style-name="DefaultParagraphFont" style:family="text">
      <style:text-properties style:font-name="ui-monospace" style:font-name-asian="ui-monospace" style:font-name-complex="ui-monospace" fo:color="#2B303B"/>
    </style:style>
    <style:style style:name="T2419" style:parent-style-name="DefaultParagraphFont" style:family="text">
      <style:text-properties style:font-name="ui-monospace" style:font-name-asian="ui-monospace" style:font-name-complex="ui-monospace" fo:color="#14181F"/>
    </style:style>
    <style:style style:name="T2420" style:parent-style-name="DefaultParagraphFont" style:family="text">
      <style:text-properties style:font-name="ui-monospace" style:font-name-asian="ui-monospace" style:font-name-complex="ui-monospace" fo:color="#2B303B"/>
    </style:style>
    <style:style style:name="T2421" style:parent-style-name="DefaultParagraphFont" style:family="text">
      <style:text-properties style:font-name="ui-monospace" style:font-name-asian="ui-monospace" style:font-name-complex="ui-monospace" fo:color="#14181F"/>
    </style:style>
    <style:style style:name="T2422" style:parent-style-name="DefaultParagraphFont" style:family="text">
      <style:text-properties style:font-name="ui-monospace" style:font-name-asian="ui-monospace" style:font-name-complex="ui-monospace" fo:color="#008000"/>
    </style:style>
    <style:style style:name="T2423" style:parent-style-name="DefaultParagraphFont" style:family="text">
      <style:text-properties style:font-name="ui-monospace" style:font-name-asian="ui-monospace" style:font-name-complex="ui-monospace" fo:color="#2B303B"/>
    </style:style>
    <style:style style:name="T2424" style:parent-style-name="DefaultParagraphFont" style:family="text">
      <style:text-properties style:font-name="ui-monospace" style:font-name-asian="ui-monospace" style:font-name-complex="ui-monospace" fo:color="#14181F"/>
    </style:style>
    <style:style style:name="T2425" style:parent-style-name="DefaultParagraphFont" style:family="text">
      <style:text-properties style:font-name="ui-monospace" style:font-name-asian="ui-monospace" style:font-name-complex="ui-monospace" fo:color="#2B303B"/>
    </style:style>
    <style:style style:name="T2426" style:parent-style-name="DefaultParagraphFont" style:family="text">
      <style:text-properties style:font-name="ui-monospace" style:font-name-asian="ui-monospace" style:font-name-complex="ui-monospace" fo:color="#14181F"/>
    </style:style>
    <style:style style:name="T2427" style:parent-style-name="DefaultParagraphFont" style:family="text">
      <style:text-properties style:font-name="ui-monospace" style:font-name-asian="ui-monospace" style:font-name-complex="ui-monospace" fo:color="#008000"/>
    </style:style>
    <style:style style:name="T2428" style:parent-style-name="DefaultParagraphFont" style:family="text">
      <style:text-properties style:font-name="ui-monospace" style:font-name-asian="ui-monospace" style:font-name-complex="ui-monospace" fo:color="#2B303B"/>
    </style:style>
    <style:style style:name="T2429" style:parent-style-name="DefaultParagraphFont" style:family="text">
      <style:text-properties style:font-name="ui-monospace" style:font-name-asian="ui-monospace" style:font-name-complex="ui-monospace" fo:color="#14181F"/>
    </style:style>
    <style:style style:name="T2430" style:parent-style-name="DefaultParagraphFont" style:family="text">
      <style:text-properties style:font-name="ui-monospace" style:font-name-asian="ui-monospace" style:font-name-complex="ui-monospace" fo:color="#14181F"/>
    </style:style>
    <style:style style:name="T2431" style:parent-style-name="DefaultParagraphFont" style:family="text">
      <style:text-properties style:font-name="ui-monospace" style:font-name-asian="ui-monospace" style:font-name-complex="ui-monospace" fo:color="#2B303B"/>
    </style:style>
    <style:style style:name="T2432" style:parent-style-name="DefaultParagraphFont" style:family="text">
      <style:text-properties style:font-name="ui-monospace" style:font-name-asian="ui-monospace" style:font-name-complex="ui-monospace" fo:color="#8100C2"/>
    </style:style>
    <style:style style:name="T2433" style:parent-style-name="DefaultParagraphFont" style:family="text">
      <style:text-properties style:font-name="ui-monospace" style:font-name-asian="ui-monospace" style:font-name-complex="ui-monospace" fo:color="#14181F"/>
    </style:style>
    <style:style style:name="T2434" style:parent-style-name="DefaultParagraphFont" style:family="text">
      <style:text-properties style:font-name="ui-monospace" style:font-name-asian="ui-monospace" style:font-name-complex="ui-monospace" fo:color="#14181F"/>
    </style:style>
    <style:style style:name="T2435" style:parent-style-name="DefaultParagraphFont" style:family="text">
      <style:text-properties style:font-name="ui-monospace" style:font-name-asian="ui-monospace" style:font-name-complex="ui-monospace" fo:color="#8100C2"/>
    </style:style>
    <style:style style:name="T2436" style:parent-style-name="DefaultParagraphFont" style:family="text">
      <style:text-properties style:font-name="ui-monospace" style:font-name-asian="ui-monospace" style:font-name-complex="ui-monospace" fo:color="#14181F"/>
    </style:style>
    <style:style style:name="T2437" style:parent-style-name="DefaultParagraphFont" style:family="text">
      <style:text-properties style:font-name="ui-monospace" style:font-name-asian="ui-monospace" style:font-name-complex="ui-monospace" fo:color="#008000"/>
    </style:style>
    <style:style style:name="T2438" style:parent-style-name="DefaultParagraphFont" style:family="text">
      <style:text-properties style:font-name="ui-monospace" style:font-name-asian="ui-monospace" style:font-name-complex="ui-monospace" fo:color="#2B303B"/>
    </style:style>
    <style:style style:name="T2439" style:parent-style-name="DefaultParagraphFont" style:family="text">
      <style:text-properties style:font-name="ui-monospace" style:font-name-asian="ui-monospace" style:font-name-complex="ui-monospace" fo:color="#14181F"/>
    </style:style>
    <style:style style:name="T2440" style:parent-style-name="DefaultParagraphFont" style:family="text">
      <style:text-properties style:font-name="ui-monospace" style:font-name-asian="ui-monospace" style:font-name-complex="ui-monospace" fo:color="#2B303B"/>
    </style:style>
    <style:style style:name="T2441" style:parent-style-name="DefaultParagraphFont" style:family="text">
      <style:text-properties style:font-name="ui-monospace" style:font-name-asian="ui-monospace" style:font-name-complex="ui-monospace" fo:color="#14181F"/>
    </style:style>
    <style:style style:name="T2442" style:parent-style-name="DefaultParagraphFont" style:family="text">
      <style:text-properties style:font-name="ui-monospace" style:font-name-asian="ui-monospace" style:font-name-complex="ui-monospace" fo:color="#8100C2"/>
    </style:style>
    <style:style style:name="T2443" style:parent-style-name="DefaultParagraphFont" style:family="text">
      <style:text-properties style:font-name="ui-monospace" style:font-name-asian="ui-monospace" style:font-name-complex="ui-monospace" fo:color="#14181F"/>
    </style:style>
    <style:style style:name="T2444" style:parent-style-name="DefaultParagraphFont" style:family="text">
      <style:text-properties style:font-name="ui-monospace" style:font-name-asian="ui-monospace" style:font-name-complex="ui-monospace" fo:color="#008000"/>
    </style:style>
    <style:style style:name="T2445" style:parent-style-name="DefaultParagraphFont" style:family="text">
      <style:text-properties style:font-name="ui-monospace" style:font-name-asian="ui-monospace" style:font-name-complex="ui-monospace" fo:color="#2B303B"/>
    </style:style>
    <style:style style:name="T2446" style:parent-style-name="DefaultParagraphFont" style:family="text">
      <style:text-properties style:font-name="ui-monospace" style:font-name-asian="ui-monospace" style:font-name-complex="ui-monospace" fo:color="#14181F"/>
    </style:style>
    <style:style style:name="T2447" style:parent-style-name="DefaultParagraphFont" style:family="text">
      <style:text-properties style:font-name="ui-monospace" style:font-name-asian="ui-monospace" style:font-name-complex="ui-monospace" fo:color="#2B303B"/>
    </style:style>
    <style:style style:name="T2448" style:parent-style-name="DefaultParagraphFont" style:family="text">
      <style:text-properties style:font-name="ui-monospace" style:font-name-asian="ui-monospace" style:font-name-complex="ui-monospace" fo:color="#14181F"/>
    </style:style>
    <style:style style:name="T2449" style:parent-style-name="DefaultParagraphFont" style:family="text">
      <style:text-properties style:font-name="ui-monospace" style:font-name-asian="ui-monospace" style:font-name-complex="ui-monospace" fo:color="#2B303B"/>
    </style:style>
    <style:style style:name="T2450" style:parent-style-name="DefaultParagraphFont" style:family="text">
      <style:text-properties style:font-name="ui-monospace" style:font-name-asian="ui-monospace" style:font-name-complex="ui-monospace" fo:color="#14181F"/>
    </style:style>
    <style:style style:name="T2451" style:parent-style-name="DefaultParagraphFont" style:family="text">
      <style:text-properties style:font-name="ui-monospace" style:font-name-asian="ui-monospace" style:font-name-complex="ui-monospace" fo:color="#14181F"/>
    </style:style>
    <style:style style:name="T2452" style:parent-style-name="DefaultParagraphFont" style:family="text">
      <style:text-properties style:font-name="ui-monospace" style:font-name-asian="ui-monospace" style:font-name-complex="ui-monospace" fo:color="#14181F"/>
    </style:style>
    <style:style style:name="T2453" style:parent-style-name="DefaultParagraphFont" style:family="text">
      <style:text-properties style:font-name="ui-monospace" style:font-name-asian="ui-monospace" style:font-name-complex="ui-monospace" fo:color="#2B303B"/>
    </style:style>
    <style:style style:name="T2454" style:parent-style-name="DefaultParagraphFont" style:family="text">
      <style:text-properties style:font-name="ui-monospace" style:font-name-asian="ui-monospace" style:font-name-complex="ui-monospace" fo:color="#14181F"/>
    </style:style>
    <style:style style:name="T2455" style:parent-style-name="DefaultParagraphFont" style:family="text">
      <style:text-properties style:font-name="ui-monospace" style:font-name-asian="ui-monospace" style:font-name-complex="ui-monospace" fo:color="#008000"/>
    </style:style>
    <style:style style:name="T2456" style:parent-style-name="DefaultParagraphFont" style:family="text">
      <style:text-properties style:font-name="ui-monospace" style:font-name-asian="ui-monospace" style:font-name-complex="ui-monospace" fo:color="#14181F"/>
    </style:style>
    <style:style style:name="T2457" style:parent-style-name="DefaultParagraphFont" style:family="text">
      <style:text-properties style:font-name="ui-monospace" style:font-name-asian="ui-monospace" style:font-name-complex="ui-monospace" fo:color="#8100C2"/>
    </style:style>
    <style:style style:name="T2458" style:parent-style-name="DefaultParagraphFont" style:family="text">
      <style:text-properties style:font-name="ui-monospace" style:font-name-asian="ui-monospace" style:font-name-complex="ui-monospace" fo:color="#14181F"/>
    </style:style>
    <style:style style:name="T2459" style:parent-style-name="DefaultParagraphFont" style:family="text">
      <style:text-properties style:font-name="ui-monospace" style:font-name-asian="ui-monospace" style:font-name-complex="ui-monospace" fo:color="#008000"/>
    </style:style>
    <style:style style:name="T2460" style:parent-style-name="DefaultParagraphFont" style:family="text">
      <style:text-properties style:font-name="ui-monospace" style:font-name-asian="ui-monospace" style:font-name-complex="ui-monospace" fo:color="#14181F"/>
    </style:style>
    <style:style style:name="T2461" style:parent-style-name="DefaultParagraphFont" style:family="text">
      <style:text-properties style:font-name="ui-monospace" style:font-name-asian="ui-monospace" style:font-name-complex="ui-monospace" fo:color="#008000"/>
    </style:style>
    <style:style style:name="T2462" style:parent-style-name="DefaultParagraphFont" style:family="text">
      <style:text-properties style:font-name="ui-monospace" style:font-name-asian="ui-monospace" style:font-name-complex="ui-monospace" fo:color="#14181F"/>
    </style:style>
    <style:style style:name="T2463" style:parent-style-name="DefaultParagraphFont" style:family="text">
      <style:text-properties style:font-name="ui-monospace" style:font-name-asian="ui-monospace" style:font-name-complex="ui-monospace" fo:color="#8100C2"/>
    </style:style>
    <style:style style:name="T2464" style:parent-style-name="DefaultParagraphFont" style:family="text">
      <style:text-properties style:font-name="ui-monospace" style:font-name-asian="ui-monospace" style:font-name-complex="ui-monospace" fo:color="#14181F"/>
    </style:style>
    <style:style style:name="T2465" style:parent-style-name="DefaultParagraphFont" style:family="text">
      <style:text-properties style:font-name="ui-monospace" style:font-name-asian="ui-monospace" style:font-name-complex="ui-monospace" fo:color="#008000"/>
    </style:style>
    <style:style style:name="T2466" style:parent-style-name="DefaultParagraphFont" style:family="text">
      <style:text-properties style:font-name="ui-monospace" style:font-name-asian="ui-monospace" style:font-name-complex="ui-monospace" fo:color="#14181F"/>
    </style:style>
    <style:style style:name="T2467" style:parent-style-name="DefaultParagraphFont" style:family="text">
      <style:text-properties style:font-name="ui-monospace" style:font-name-asian="ui-monospace" style:font-name-complex="ui-monospace" fo:color="#008000"/>
    </style:style>
    <style:style style:name="T2468" style:parent-style-name="DefaultParagraphFont" style:family="text">
      <style:text-properties style:font-name="ui-monospace" style:font-name-asian="ui-monospace" style:font-name-complex="ui-monospace" fo:color="#14181F"/>
    </style:style>
    <style:style style:name="T2469" style:parent-style-name="DefaultParagraphFont" style:family="text">
      <style:text-properties style:font-name="ui-monospace" style:font-name-asian="ui-monospace" style:font-name-complex="ui-monospace" fo:color="#8100C2"/>
    </style:style>
    <style:style style:name="T2470" style:parent-style-name="DefaultParagraphFont" style:family="text">
      <style:text-properties style:font-name="ui-monospace" style:font-name-asian="ui-monospace" style:font-name-complex="ui-monospace" fo:color="#14181F"/>
    </style:style>
    <style:style style:name="T2471" style:parent-style-name="DefaultParagraphFont" style:family="text">
      <style:text-properties style:font-name="ui-monospace" style:font-name-asian="ui-monospace" style:font-name-complex="ui-monospace" fo:color="#008000"/>
    </style:style>
    <style:style style:name="T2472" style:parent-style-name="DefaultParagraphFont" style:family="text">
      <style:text-properties style:font-name="ui-monospace" style:font-name-asian="ui-monospace" style:font-name-complex="ui-monospace" fo:color="#14181F"/>
    </style:style>
    <style:style style:name="T2473" style:parent-style-name="DefaultParagraphFont" style:family="text">
      <style:text-properties style:font-name="ui-monospace" style:font-name-asian="ui-monospace" style:font-name-complex="ui-monospace" fo:color="#008000"/>
    </style:style>
    <style:style style:name="T2474" style:parent-style-name="DefaultParagraphFont" style:family="text">
      <style:text-properties style:font-name="ui-monospace" style:font-name-asian="ui-monospace" style:font-name-complex="ui-monospace" fo:color="#14181F"/>
    </style:style>
    <style:style style:name="T2475" style:parent-style-name="DefaultParagraphFont" style:family="text">
      <style:text-properties style:font-name="ui-monospace" style:font-name-asian="ui-monospace" style:font-name-complex="ui-monospace" fo:color="#8100C2"/>
    </style:style>
    <style:style style:name="T2476" style:parent-style-name="DefaultParagraphFont" style:family="text">
      <style:text-properties style:font-name="ui-monospace" style:font-name-asian="ui-monospace" style:font-name-complex="ui-monospace" fo:color="#14181F"/>
    </style:style>
    <style:style style:name="T2477" style:parent-style-name="DefaultParagraphFont" style:family="text">
      <style:text-properties style:font-name="ui-monospace" style:font-name-asian="ui-monospace" style:font-name-complex="ui-monospace" fo:color="#008000"/>
    </style:style>
    <style:style style:name="T2478" style:parent-style-name="DefaultParagraphFont" style:family="text">
      <style:text-properties style:font-name="ui-monospace" style:font-name-asian="ui-monospace" style:font-name-complex="ui-monospace" fo:color="#14181F"/>
    </style:style>
    <style:style style:name="T2479" style:parent-style-name="DefaultParagraphFont" style:family="text">
      <style:text-properties style:font-name="ui-monospace" style:font-name-asian="ui-monospace" style:font-name-complex="ui-monospace" fo:color="#008000"/>
    </style:style>
    <style:style style:name="T2480" style:parent-style-name="DefaultParagraphFont" style:family="text">
      <style:text-properties style:font-name="ui-monospace" style:font-name-asian="ui-monospace" style:font-name-complex="ui-monospace" fo:color="#14181F"/>
    </style:style>
    <style:style style:name="T2481" style:parent-style-name="DefaultParagraphFont" style:family="text">
      <style:text-properties style:font-name="ui-monospace" style:font-name-asian="ui-monospace" style:font-name-complex="ui-monospace" fo:color="#8100C2"/>
    </style:style>
    <style:style style:name="T2482" style:parent-style-name="DefaultParagraphFont" style:family="text">
      <style:text-properties style:font-name="ui-monospace" style:font-name-asian="ui-monospace" style:font-name-complex="ui-monospace" fo:color="#14181F"/>
    </style:style>
    <style:style style:name="T2483" style:parent-style-name="DefaultParagraphFont" style:family="text">
      <style:text-properties style:font-name="ui-monospace" style:font-name-asian="ui-monospace" style:font-name-complex="ui-monospace" fo:color="#008000"/>
    </style:style>
    <style:style style:name="T2484" style:parent-style-name="DefaultParagraphFont" style:family="text">
      <style:text-properties style:font-name="ui-monospace" style:font-name-asian="ui-monospace" style:font-name-complex="ui-monospace" fo:color="#14181F"/>
    </style:style>
    <style:style style:name="T2485" style:parent-style-name="DefaultParagraphFont" style:family="text">
      <style:text-properties style:font-name="ui-monospace" style:font-name-asian="ui-monospace" style:font-name-complex="ui-monospace" fo:color="#8100C2"/>
    </style:style>
    <style:style style:name="T2486" style:parent-style-name="DefaultParagraphFont" style:family="text">
      <style:text-properties style:font-name="ui-monospace" style:font-name-asian="ui-monospace" style:font-name-complex="ui-monospace" fo:color="#14181F"/>
    </style:style>
    <style:style style:name="T2487" style:parent-style-name="DefaultParagraphFont" style:family="text">
      <style:text-properties style:font-name="ui-monospace" style:font-name-asian="ui-monospace" style:font-name-complex="ui-monospace" fo:color="#008000"/>
    </style:style>
    <style:style style:name="T2488" style:parent-style-name="DefaultParagraphFont" style:family="text">
      <style:text-properties style:font-name="ui-monospace" style:font-name-asian="ui-monospace" style:font-name-complex="ui-monospace" fo:color="#2B303B"/>
    </style:style>
    <style:style style:name="T2489" style:parent-style-name="DefaultParagraphFont" style:family="text">
      <style:text-properties style:font-name="ui-monospace" style:font-name-asian="ui-monospace" style:font-name-complex="ui-monospace" fo:color="#14181F"/>
    </style:style>
    <style:style style:name="T2490" style:parent-style-name="DefaultParagraphFont" style:family="text">
      <style:text-properties style:font-name="ui-monospace" style:font-name-asian="ui-monospace" style:font-name-complex="ui-monospace" fo:color="#14181F"/>
    </style:style>
    <style:style style:name="T2491" style:parent-style-name="DefaultParagraphFont" style:family="text">
      <style:text-properties style:font-name="ui-monospace" style:font-name-asian="ui-monospace" style:font-name-complex="ui-monospace" fo:color="#14181F"/>
    </style:style>
    <style:style style:name="T2492" style:parent-style-name="DefaultParagraphFont" style:family="text">
      <style:text-properties style:font-name="ui-monospace" style:font-name-asian="ui-monospace" style:font-name-complex="ui-monospace" fo:color="#2B303B"/>
    </style:style>
    <style:style style:name="T2493" style:parent-style-name="DefaultParagraphFont" style:family="text">
      <style:text-properties style:font-name="ui-monospace" style:font-name-asian="ui-monospace" style:font-name-complex="ui-monospace" fo:color="#14181F"/>
    </style:style>
    <style:style style:name="T2494" style:parent-style-name="DefaultParagraphFont" style:family="text">
      <style:text-properties style:font-name="ui-monospace" style:font-name-asian="ui-monospace" style:font-name-complex="ui-monospace" fo:color="#2B303B"/>
    </style:style>
    <style:style style:name="T2495" style:parent-style-name="DefaultParagraphFont" style:family="text">
      <style:text-properties style:font-name="ui-monospace" style:font-name-asian="ui-monospace" style:font-name-complex="ui-monospace" fo:color="#14181F"/>
    </style:style>
    <style:style style:name="T2496" style:parent-style-name="DefaultParagraphFont" style:family="text">
      <style:text-properties style:font-name="ui-monospace" style:font-name-asian="ui-monospace" style:font-name-complex="ui-monospace" fo:color="#14181F"/>
    </style:style>
    <style:style style:name="T2497" style:parent-style-name="DefaultParagraphFont" style:family="text">
      <style:text-properties style:font-name="ui-monospace" style:font-name-asian="ui-monospace" style:font-name-complex="ui-monospace" fo:color="#2B303B"/>
    </style:style>
    <style:style style:name="T2498" style:parent-style-name="DefaultParagraphFont" style:family="text">
      <style:text-properties style:font-name="ui-monospace" style:font-name-asian="ui-monospace" style:font-name-complex="ui-monospace" fo:color="#14181F"/>
    </style:style>
    <style:style style:name="T2499" style:parent-style-name="DefaultParagraphFont" style:family="text">
      <style:text-properties style:font-name="ui-monospace" style:font-name-asian="ui-monospace" style:font-name-complex="ui-monospace" fo:color="#14181F"/>
    </style:style>
    <style:style style:name="T2500" style:parent-style-name="DefaultParagraphFont" style:family="text">
      <style:text-properties style:font-name="ui-monospace" style:font-name-asian="ui-monospace" style:font-name-complex="ui-monospace" fo:color="#8100C2"/>
    </style:style>
    <style:style style:name="T2501" style:parent-style-name="DefaultParagraphFont" style:family="text">
      <style:text-properties style:font-name="ui-monospace" style:font-name-asian="ui-monospace" style:font-name-complex="ui-monospace" fo:color="#14181F"/>
    </style:style>
    <style:style style:name="T2502" style:parent-style-name="DefaultParagraphFont" style:family="text">
      <style:text-properties style:font-name="ui-monospace" style:font-name-asian="ui-monospace" style:font-name-complex="ui-monospace" fo:color="#8100C2"/>
    </style:style>
    <style:style style:name="T2503" style:parent-style-name="DefaultParagraphFont" style:family="text">
      <style:text-properties style:font-name="ui-monospace" style:font-name-asian="ui-monospace" style:font-name-complex="ui-monospace" fo:color="#14181F"/>
    </style:style>
    <style:style style:name="T2504" style:parent-style-name="DefaultParagraphFont" style:family="text">
      <style:text-properties style:font-name="ui-monospace" style:font-name-asian="ui-monospace" style:font-name-complex="ui-monospace" fo:color="#14181F"/>
    </style:style>
    <style:style style:name="T2505" style:parent-style-name="DefaultParagraphFont" style:family="text">
      <style:text-properties style:font-name="ui-monospace" style:font-name-asian="ui-monospace" style:font-name-complex="ui-monospace" fo:color="#8100C2"/>
    </style:style>
    <style:style style:name="T2506" style:parent-style-name="DefaultParagraphFont" style:family="text">
      <style:text-properties style:font-name="ui-monospace" style:font-name-asian="ui-monospace" style:font-name-complex="ui-monospace" fo:color="#14181F"/>
    </style:style>
    <style:style style:name="T2507" style:parent-style-name="DefaultParagraphFont" style:family="text">
      <style:text-properties style:font-name="ui-monospace" style:font-name-asian="ui-monospace" style:font-name-complex="ui-monospace" fo:color="#14181F"/>
    </style:style>
    <style:style style:name="T2508" style:parent-style-name="DefaultParagraphFont" style:family="text">
      <style:text-properties style:font-name="ui-monospace" style:font-name-asian="ui-monospace" style:font-name-complex="ui-monospace" fo:color="#8100C2"/>
    </style:style>
    <style:style style:name="T2509" style:parent-style-name="DefaultParagraphFont" style:family="text">
      <style:text-properties style:font-name="ui-monospace" style:font-name-asian="ui-monospace" style:font-name-complex="ui-monospace" fo:color="#14181F"/>
    </style:style>
    <style:style style:name="T2510" style:parent-style-name="DefaultParagraphFont" style:family="text">
      <style:text-properties style:font-name="ui-monospace" style:font-name-asian="ui-monospace" style:font-name-complex="ui-monospace" fo:color="#008080"/>
    </style:style>
    <style:style style:name="T2511" style:parent-style-name="DefaultParagraphFont" style:family="text">
      <style:text-properties style:font-name="ui-monospace" style:font-name-asian="ui-monospace" style:font-name-complex="ui-monospace" fo:color="#14181F"/>
    </style:style>
    <style:style style:name="T2512" style:parent-style-name="DefaultParagraphFont" style:family="text">
      <style:text-properties style:font-name="ui-monospace" style:font-name-asian="ui-monospace" style:font-name-complex="ui-monospace" fo:color="#14181F"/>
    </style:style>
    <style:style style:name="T2513" style:parent-style-name="DefaultParagraphFont" style:family="text">
      <style:text-properties style:font-name="ui-monospace" style:font-name-asian="ui-monospace" style:font-name-complex="ui-monospace" fo:color="#14181F"/>
    </style:style>
    <style:style style:name="T2514" style:parent-style-name="DefaultParagraphFont" style:family="text">
      <style:text-properties style:font-name="ui-monospace" style:font-name-asian="ui-monospace" style:font-name-complex="ui-monospace" fo:color="#008000"/>
    </style:style>
    <style:style style:name="T2515" style:parent-style-name="DefaultParagraphFont" style:family="text">
      <style:text-properties style:font-name="ui-monospace" style:font-name-asian="ui-monospace" style:font-name-complex="ui-monospace" fo:color="#14181F"/>
    </style:style>
    <style:style style:name="T2516" style:parent-style-name="DefaultParagraphFont" style:family="text">
      <style:text-properties style:font-name="ui-monospace" style:font-name-asian="ui-monospace" style:font-name-complex="ui-monospace" fo:color="#008000"/>
    </style:style>
    <style:style style:name="T2517" style:parent-style-name="DefaultParagraphFont" style:family="text">
      <style:text-properties style:font-name="ui-monospace" style:font-name-asian="ui-monospace" style:font-name-complex="ui-monospace" fo:color="#14181F"/>
    </style:style>
    <style:style style:name="T2518" style:parent-style-name="DefaultParagraphFont" style:family="text">
      <style:text-properties style:font-name="ui-monospace" style:font-name-asian="ui-monospace" style:font-name-complex="ui-monospace" fo:color="#008000"/>
    </style:style>
    <style:style style:name="T2519" style:parent-style-name="DefaultParagraphFont" style:family="text">
      <style:text-properties style:font-name="ui-monospace" style:font-name-asian="ui-monospace" style:font-name-complex="ui-monospace" fo:color="#14181F"/>
    </style:style>
    <style:style style:name="T2520" style:parent-style-name="DefaultParagraphFont" style:family="text">
      <style:text-properties style:font-name="ui-monospace" style:font-name-asian="ui-monospace" style:font-name-complex="ui-monospace" fo:color="#8100C2"/>
    </style:style>
    <style:style style:name="T2521" style:parent-style-name="DefaultParagraphFont" style:family="text">
      <style:text-properties style:font-name="ui-monospace" style:font-name-asian="ui-monospace" style:font-name-complex="ui-monospace" fo:color="#14181F"/>
    </style:style>
    <style:style style:name="T2522" style:parent-style-name="DefaultParagraphFont" style:family="text">
      <style:text-properties style:font-name="ui-monospace" style:font-name-asian="ui-monospace" style:font-name-complex="ui-monospace" fo:color="#14181F"/>
    </style:style>
    <style:style style:name="T2523" style:parent-style-name="DefaultParagraphFont" style:family="text">
      <style:text-properties style:font-name="ui-monospace" style:font-name-asian="ui-monospace" style:font-name-complex="ui-monospace" fo:color="#8100C2"/>
    </style:style>
    <style:style style:name="T2524" style:parent-style-name="DefaultParagraphFont" style:family="text">
      <style:text-properties style:font-name="ui-monospace" style:font-name-asian="ui-monospace" style:font-name-complex="ui-monospace" fo:color="#14181F"/>
    </style:style>
    <style:style style:name="T2525" style:parent-style-name="DefaultParagraphFont" style:family="text">
      <style:text-properties style:font-name="ui-monospace" style:font-name-asian="ui-monospace" style:font-name-complex="ui-monospace" fo:color="#8100C2"/>
    </style:style>
    <style:style style:name="T2526" style:parent-style-name="DefaultParagraphFont" style:family="text">
      <style:text-properties style:font-name="ui-monospace" style:font-name-asian="ui-monospace" style:font-name-complex="ui-monospace" fo:color="#14181F"/>
    </style:style>
    <style:style style:name="T2527" style:parent-style-name="DefaultParagraphFont" style:family="text">
      <style:text-properties style:font-name="ui-monospace" style:font-name-asian="ui-monospace" style:font-name-complex="ui-monospace" fo:color="#14181F"/>
    </style:style>
    <style:style style:name="T2528" style:parent-style-name="DefaultParagraphFont" style:family="text">
      <style:text-properties style:font-name="ui-monospace" style:font-name-asian="ui-monospace" style:font-name-complex="ui-monospace" fo:color="#008080"/>
    </style:style>
    <style:style style:name="T2529" style:parent-style-name="DefaultParagraphFont" style:family="text">
      <style:text-properties style:font-name="ui-monospace" style:font-name-asian="ui-monospace" style:font-name-complex="ui-monospace" fo:color="#14181F"/>
    </style:style>
    <style:style style:name="T2530" style:parent-style-name="DefaultParagraphFont" style:family="text">
      <style:text-properties style:font-name="ui-monospace" style:font-name-asian="ui-monospace" style:font-name-complex="ui-monospace" fo:color="#008000"/>
    </style:style>
    <style:style style:name="T2531" style:parent-style-name="DefaultParagraphFont" style:family="text">
      <style:text-properties style:font-name="ui-monospace" style:font-name-asian="ui-monospace" style:font-name-complex="ui-monospace" fo:color="#14181F"/>
    </style:style>
    <style:style style:name="T2532" style:parent-style-name="DefaultParagraphFont" style:family="text">
      <style:text-properties style:font-name="ui-monospace" style:font-name-asian="ui-monospace" style:font-name-complex="ui-monospace" fo:color="#008000"/>
    </style:style>
    <style:style style:name="T2533" style:parent-style-name="DefaultParagraphFont" style:family="text">
      <style:text-properties style:font-name="ui-monospace" style:font-name-asian="ui-monospace" style:font-name-complex="ui-monospace" fo:color="#14181F"/>
    </style:style>
    <style:style style:name="T2534" style:parent-style-name="DefaultParagraphFont" style:family="text">
      <style:text-properties style:font-name="ui-monospace" style:font-name-asian="ui-monospace" style:font-name-complex="ui-monospace" fo:color="#008080"/>
    </style:style>
    <style:style style:name="T2535" style:parent-style-name="DefaultParagraphFont" style:family="text">
      <style:text-properties style:font-name="ui-monospace" style:font-name-asian="ui-monospace" style:font-name-complex="ui-monospace" fo:color="#14181F"/>
    </style:style>
    <style:style style:name="T2536" style:parent-style-name="DefaultParagraphFont" style:family="text">
      <style:text-properties style:font-name="ui-monospace" style:font-name-asian="ui-monospace" style:font-name-complex="ui-monospace" fo:color="#008080"/>
    </style:style>
    <style:style style:name="T2537" style:parent-style-name="DefaultParagraphFont" style:family="text">
      <style:text-properties style:font-name="ui-monospace" style:font-name-asian="ui-monospace" style:font-name-complex="ui-monospace" fo:color="#14181F"/>
    </style:style>
    <style:style style:name="T2538" style:parent-style-name="DefaultParagraphFont" style:family="text">
      <style:text-properties style:font-name="ui-monospace" style:font-name-asian="ui-monospace" style:font-name-complex="ui-monospace" fo:color="#008000"/>
    </style:style>
    <style:style style:name="T2539" style:parent-style-name="DefaultParagraphFont" style:family="text">
      <style:text-properties style:font-name="ui-monospace" style:font-name-asian="ui-monospace" style:font-name-complex="ui-monospace" fo:color="#14181F"/>
    </style:style>
    <style:style style:name="T2540" style:parent-style-name="DefaultParagraphFont" style:family="text">
      <style:text-properties style:font-name="ui-monospace" style:font-name-asian="ui-monospace" style:font-name-complex="ui-monospace" fo:color="#008000"/>
    </style:style>
    <style:style style:name="T2541" style:parent-style-name="DefaultParagraphFont" style:family="text">
      <style:text-properties style:font-name="ui-monospace" style:font-name-asian="ui-monospace" style:font-name-complex="ui-monospace" fo:color="#14181F"/>
    </style:style>
    <style:style style:name="T2542" style:parent-style-name="DefaultParagraphFont" style:family="text">
      <style:text-properties style:font-name="ui-monospace" style:font-name-asian="ui-monospace" style:font-name-complex="ui-monospace" fo:color="#008080"/>
    </style:style>
    <style:style style:name="T2543" style:parent-style-name="DefaultParagraphFont" style:family="text">
      <style:text-properties style:font-name="ui-monospace" style:font-name-asian="ui-monospace" style:font-name-complex="ui-monospace" fo:color="#14181F"/>
    </style:style>
    <style:style style:name="T2544" style:parent-style-name="DefaultParagraphFont" style:family="text">
      <style:text-properties style:font-name="ui-monospace" style:font-name-asian="ui-monospace" style:font-name-complex="ui-monospace" fo:color="#14181F"/>
    </style:style>
    <style:style style:name="T2545" style:parent-style-name="DefaultParagraphFont" style:family="text">
      <style:text-properties style:font-name="ui-monospace" style:font-name-asian="ui-monospace" style:font-name-complex="ui-monospace" fo:color="#8100C2"/>
    </style:style>
    <style:style style:name="T2546" style:parent-style-name="DefaultParagraphFont" style:family="text">
      <style:text-properties style:font-name="ui-monospace" style:font-name-asian="ui-monospace" style:font-name-complex="ui-monospace" fo:color="#14181F"/>
    </style:style>
    <style:style style:name="T2547" style:parent-style-name="DefaultParagraphFont" style:family="text">
      <style:text-properties style:font-name="ui-monospace" style:font-name-asian="ui-monospace" style:font-name-complex="ui-monospace" fo:color="#8100C2"/>
    </style:style>
    <style:style style:name="T2548" style:parent-style-name="DefaultParagraphFont" style:family="text">
      <style:text-properties style:font-name="ui-monospace" style:font-name-asian="ui-monospace" style:font-name-complex="ui-monospace" fo:color="#14181F"/>
    </style:style>
    <style:style style:name="T2549" style:parent-style-name="DefaultParagraphFont" style:family="text">
      <style:text-properties style:font-name="ui-monospace" style:font-name-asian="ui-monospace" style:font-name-complex="ui-monospace" fo:color="#8100C2"/>
    </style:style>
    <style:style style:name="T2550" style:parent-style-name="DefaultParagraphFont" style:family="text">
      <style:text-properties style:font-name="ui-monospace" style:font-name-asian="ui-monospace" style:font-name-complex="ui-monospace" fo:color="#14181F"/>
    </style:style>
    <style:style style:name="T2551" style:parent-style-name="DefaultParagraphFont" style:family="text">
      <style:text-properties style:font-name="ui-monospace" style:font-name-asian="ui-monospace" style:font-name-complex="ui-monospace" fo:color="#8100C2"/>
    </style:style>
    <style:style style:name="T2552" style:parent-style-name="DefaultParagraphFont" style:family="text">
      <style:text-properties style:font-name="ui-monospace" style:font-name-asian="ui-monospace" style:font-name-complex="ui-monospace" fo:color="#14181F"/>
    </style:style>
    <style:style style:name="T2553" style:parent-style-name="DefaultParagraphFont" style:family="text">
      <style:text-properties style:font-name="ui-monospace" style:font-name-asian="ui-monospace" style:font-name-complex="ui-monospace" fo:color="#14181F"/>
    </style:style>
    <style:style style:name="T2554" style:parent-style-name="DefaultParagraphFont" style:family="text">
      <style:text-properties style:font-name="ui-monospace" style:font-name-asian="ui-monospace" style:font-name-complex="ui-monospace" fo:color="#14181F"/>
    </style:style>
    <style:style style:name="T2555" style:parent-style-name="DefaultParagraphFont" style:family="text">
      <style:text-properties style:font-name="ui-monospace" style:font-name-asian="ui-monospace" style:font-name-complex="ui-monospace" fo:color="#8100C2"/>
    </style:style>
    <style:style style:name="T2556" style:parent-style-name="DefaultParagraphFont" style:family="text">
      <style:text-properties style:font-name="ui-monospace" style:font-name-asian="ui-monospace" style:font-name-complex="ui-monospace" fo:color="#14181F"/>
    </style:style>
    <style:style style:name="T2557" style:parent-style-name="DefaultParagraphFont" style:family="text">
      <style:text-properties style:font-name="ui-monospace" style:font-name-asian="ui-monospace" style:font-name-complex="ui-monospace" fo:color="#14181F"/>
    </style:style>
    <style:style style:name="T2558" style:parent-style-name="DefaultParagraphFont" style:family="text">
      <style:text-properties style:font-name="ui-monospace" style:font-name-asian="ui-monospace" style:font-name-complex="ui-monospace" fo:color="#14181F"/>
    </style:style>
    <style:style style:name="T2559" style:parent-style-name="DefaultParagraphFont" style:family="text">
      <style:text-properties style:font-name="ui-monospace" style:font-name-asian="ui-monospace" style:font-name-complex="ui-monospace" fo:color="#8100C2"/>
    </style:style>
    <style:style style:name="T2560" style:parent-style-name="DefaultParagraphFont" style:family="text">
      <style:text-properties style:font-name="ui-monospace" style:font-name-asian="ui-monospace" style:font-name-complex="ui-monospace" fo:color="#14181F"/>
    </style:style>
    <style:style style:name="T2561" style:parent-style-name="DefaultParagraphFont" style:family="text">
      <style:text-properties style:font-name="ui-monospace" style:font-name-asian="ui-monospace" style:font-name-complex="ui-monospace" fo:color="#008080"/>
    </style:style>
    <style:style style:name="T2562" style:parent-style-name="DefaultParagraphFont" style:family="text">
      <style:text-properties style:font-name="ui-monospace" style:font-name-asian="ui-monospace" style:font-name-complex="ui-monospace" fo:color="#14181F"/>
    </style:style>
    <style:style style:name="T2563" style:parent-style-name="DefaultParagraphFont" style:family="text">
      <style:text-properties style:font-name="ui-monospace" style:font-name-asian="ui-monospace" style:font-name-complex="ui-monospace" fo:color="#8100C2"/>
    </style:style>
    <style:style style:name="T2564" style:parent-style-name="DefaultParagraphFont" style:family="text">
      <style:text-properties style:font-name="ui-monospace" style:font-name-asian="ui-monospace" style:font-name-complex="ui-monospace" fo:color="#14181F"/>
    </style:style>
    <style:style style:name="T2565" style:parent-style-name="DefaultParagraphFont" style:family="text">
      <style:text-properties style:font-name="ui-monospace" style:font-name-asian="ui-monospace" style:font-name-complex="ui-monospace" fo:color="#14181F"/>
    </style:style>
    <style:style style:name="T2566" style:parent-style-name="DefaultParagraphFont" style:family="text">
      <style:text-properties style:font-name="ui-monospace" style:font-name-asian="ui-monospace" style:font-name-complex="ui-monospace" fo:color="#8100C2"/>
    </style:style>
    <style:style style:name="T2567" style:parent-style-name="DefaultParagraphFont" style:family="text">
      <style:text-properties style:font-name="ui-monospace" style:font-name-asian="ui-monospace" style:font-name-complex="ui-monospace" fo:color="#14181F"/>
    </style:style>
    <style:style style:name="T2568" style:parent-style-name="DefaultParagraphFont" style:family="text">
      <style:text-properties style:font-name="ui-monospace" style:font-name-asian="ui-monospace" style:font-name-complex="ui-monospace" fo:color="#14181F"/>
    </style:style>
    <style:style style:name="T2569" style:parent-style-name="DefaultParagraphFont" style:family="text">
      <style:text-properties style:font-name="ui-monospace" style:font-name-asian="ui-monospace" style:font-name-complex="ui-monospace" fo:color="#14181F"/>
    </style:style>
    <style:style style:name="T2570" style:parent-style-name="DefaultParagraphFont" style:family="text">
      <style:text-properties style:font-name="ui-monospace" style:font-name-asian="ui-monospace" style:font-name-complex="ui-monospace" fo:color="#8100C2"/>
    </style:style>
    <style:style style:name="T2571" style:parent-style-name="DefaultParagraphFont" style:family="text">
      <style:text-properties style:font-name="ui-monospace" style:font-name-asian="ui-monospace" style:font-name-complex="ui-monospace" fo:color="#14181F"/>
    </style:style>
    <style:style style:name="T2572" style:parent-style-name="DefaultParagraphFont" style:family="text">
      <style:text-properties style:font-name="ui-monospace" style:font-name-asian="ui-monospace" style:font-name-complex="ui-monospace" fo:color="#14181F"/>
    </style:style>
    <style:style style:name="T2573" style:parent-style-name="DefaultParagraphFont" style:family="text">
      <style:text-properties style:font-name="ui-monospace" style:font-name-asian="ui-monospace" style:font-name-complex="ui-monospace" fo:color="#14181F"/>
    </style:style>
    <style:style style:name="T2574" style:parent-style-name="DefaultParagraphFont" style:family="text">
      <style:text-properties style:font-name="ui-monospace" style:font-name-asian="ui-monospace" style:font-name-complex="ui-monospace" fo:color="#8100C2"/>
    </style:style>
    <style:style style:name="T2575" style:parent-style-name="DefaultParagraphFont" style:family="text">
      <style:text-properties style:font-name="ui-monospace" style:font-name-asian="ui-monospace" style:font-name-complex="ui-monospace" fo:color="#14181F"/>
    </style:style>
    <style:style style:name="T2576" style:parent-style-name="DefaultParagraphFont" style:family="text">
      <style:text-properties style:font-name="ui-monospace" style:font-name-asian="ui-monospace" style:font-name-complex="ui-monospace" fo:color="#8100C2"/>
    </style:style>
    <style:style style:name="T2577" style:parent-style-name="DefaultParagraphFont" style:family="text">
      <style:text-properties style:font-name="ui-monospace" style:font-name-asian="ui-monospace" style:font-name-complex="ui-monospace" fo:color="#14181F"/>
    </style:style>
    <style:style style:name="T2578" style:parent-style-name="DefaultParagraphFont" style:family="text">
      <style:text-properties style:font-name="ui-monospace" style:font-name-asian="ui-monospace" style:font-name-complex="ui-monospace" fo:color="#14181F"/>
    </style:style>
    <style:style style:name="T2579" style:parent-style-name="DefaultParagraphFont" style:family="text">
      <style:text-properties style:font-name="ui-monospace" style:font-name-asian="ui-monospace" style:font-name-complex="ui-monospace" fo:color="#8100C2"/>
    </style:style>
    <style:style style:name="T2580" style:parent-style-name="DefaultParagraphFont" style:family="text">
      <style:text-properties style:font-name="ui-monospace" style:font-name-asian="ui-monospace" style:font-name-complex="ui-monospace" fo:color="#14181F"/>
    </style:style>
    <style:style style:name="T2581" style:parent-style-name="DefaultParagraphFont" style:family="text">
      <style:text-properties style:font-name="ui-monospace" style:font-name-asian="ui-monospace" style:font-name-complex="ui-monospace" fo:color="#008080"/>
    </style:style>
    <style:style style:name="T2582" style:parent-style-name="DefaultParagraphFont" style:family="text">
      <style:text-properties style:font-name="ui-monospace" style:font-name-asian="ui-monospace" style:font-name-complex="ui-monospace" fo:color="#14181F"/>
    </style:style>
    <style:style style:name="T2583" style:parent-style-name="DefaultParagraphFont" style:family="text">
      <style:text-properties style:font-name="ui-monospace" style:font-name-asian="ui-monospace" style:font-name-complex="ui-monospace" fo:color="#8100C2"/>
    </style:style>
    <style:style style:name="T2584" style:parent-style-name="DefaultParagraphFont" style:family="text">
      <style:text-properties style:font-name="ui-monospace" style:font-name-asian="ui-monospace" style:font-name-complex="ui-monospace" fo:color="#14181F"/>
    </style:style>
    <style:style style:name="T2585" style:parent-style-name="DefaultParagraphFont" style:family="text">
      <style:text-properties style:font-name="ui-monospace" style:font-name-asian="ui-monospace" style:font-name-complex="ui-monospace" fo:color="#14181F"/>
    </style:style>
    <style:style style:name="T2586" style:parent-style-name="DefaultParagraphFont" style:family="text">
      <style:text-properties style:font-name="ui-monospace" style:font-name-asian="ui-monospace" style:font-name-complex="ui-monospace" fo:color="#8100C2"/>
    </style:style>
    <style:style style:name="T2587" style:parent-style-name="DefaultParagraphFont" style:family="text">
      <style:text-properties style:font-name="ui-monospace" style:font-name-asian="ui-monospace" style:font-name-complex="ui-monospace" fo:color="#14181F"/>
    </style:style>
    <style:style style:name="T2588" style:parent-style-name="DefaultParagraphFont" style:family="text">
      <style:text-properties style:font-name="ui-monospace" style:font-name-asian="ui-monospace" style:font-name-complex="ui-monospace" fo:color="#14181F"/>
    </style:style>
    <style:style style:name="T2589" style:parent-style-name="DefaultParagraphFont" style:family="text">
      <style:text-properties style:font-name="ui-monospace" style:font-name-asian="ui-monospace" style:font-name-complex="ui-monospace" fo:color="#8100C2"/>
    </style:style>
    <style:style style:name="T2590" style:parent-style-name="DefaultParagraphFont" style:family="text">
      <style:text-properties style:font-name="ui-monospace" style:font-name-asian="ui-monospace" style:font-name-complex="ui-monospace" fo:color="#14181F"/>
    </style:style>
    <style:style style:name="T2591" style:parent-style-name="DefaultParagraphFont" style:family="text">
      <style:text-properties style:font-name="ui-monospace" style:font-name-asian="ui-monospace" style:font-name-complex="ui-monospace" fo:color="#14181F"/>
    </style:style>
    <style:style style:name="T2592" style:parent-style-name="DefaultParagraphFont" style:family="text">
      <style:text-properties style:font-name="ui-monospace" style:font-name-asian="ui-monospace" style:font-name-complex="ui-monospace" fo:color="#14181F"/>
    </style:style>
    <style:style style:name="T2593" style:parent-style-name="DefaultParagraphFont" style:family="text">
      <style:text-properties style:font-name="ui-monospace" style:font-name-asian="ui-monospace" style:font-name-complex="ui-monospace" fo:color="#8100C2"/>
    </style:style>
    <style:style style:name="T2594" style:parent-style-name="DefaultParagraphFont" style:family="text">
      <style:text-properties style:font-name="ui-monospace" style:font-name-asian="ui-monospace" style:font-name-complex="ui-monospace" fo:color="#14181F"/>
    </style:style>
    <style:style style:name="T2595" style:parent-style-name="DefaultParagraphFont" style:family="text">
      <style:text-properties style:font-name="ui-monospace" style:font-name-asian="ui-monospace" style:font-name-complex="ui-monospace" fo:color="#8100C2"/>
    </style:style>
    <style:style style:name="T2596" style:parent-style-name="DefaultParagraphFont" style:family="text">
      <style:text-properties style:font-name="ui-monospace" style:font-name-asian="ui-monospace" style:font-name-complex="ui-monospace" fo:color="#14181F"/>
    </style:style>
    <style:style style:name="T2597" style:parent-style-name="DefaultParagraphFont" style:family="text">
      <style:text-properties style:font-name="ui-monospace" style:font-name-asian="ui-monospace" style:font-name-complex="ui-monospace" fo:color="#8100C2"/>
    </style:style>
    <style:style style:name="T2598" style:parent-style-name="DefaultParagraphFont" style:family="text">
      <style:text-properties style:font-name="ui-monospace" style:font-name-asian="ui-monospace" style:font-name-complex="ui-monospace" fo:color="#14181F"/>
    </style:style>
    <style:style style:name="T2599" style:parent-style-name="DefaultParagraphFont" style:family="text">
      <style:text-properties style:font-name="ui-monospace" style:font-name-asian="ui-monospace" style:font-name-complex="ui-monospace" fo:color="#8100C2"/>
    </style:style>
    <style:style style:name="T2600" style:parent-style-name="DefaultParagraphFont" style:family="text">
      <style:text-properties style:font-name="ui-monospace" style:font-name-asian="ui-monospace" style:font-name-complex="ui-monospace" fo:color="#14181F"/>
    </style:style>
    <style:style style:name="T2601" style:parent-style-name="DefaultParagraphFont" style:family="text">
      <style:text-properties style:font-name="ui-monospace" style:font-name-asian="ui-monospace" style:font-name-complex="ui-monospace" fo:color="#8100C2"/>
    </style:style>
    <style:style style:name="T2602" style:parent-style-name="DefaultParagraphFont" style:family="text">
      <style:text-properties style:font-name="ui-monospace" style:font-name-asian="ui-monospace" style:font-name-complex="ui-monospace" fo:color="#14181F"/>
    </style:style>
    <style:style style:name="T2603" style:parent-style-name="DefaultParagraphFont" style:family="text">
      <style:text-properties style:font-name="ui-monospace" style:font-name-asian="ui-monospace" style:font-name-complex="ui-monospace" fo:color="#008080"/>
    </style:style>
    <style:style style:name="T2604" style:parent-style-name="DefaultParagraphFont" style:family="text">
      <style:text-properties style:font-name="ui-monospace" style:font-name-asian="ui-monospace" style:font-name-complex="ui-monospace" fo:color="#14181F"/>
    </style:style>
    <style:style style:name="T2605" style:parent-style-name="DefaultParagraphFont" style:family="text">
      <style:text-properties style:font-name="ui-monospace" style:font-name-asian="ui-monospace" style:font-name-complex="ui-monospace" fo:color="#8100C2"/>
    </style:style>
    <style:style style:name="T2606" style:parent-style-name="DefaultParagraphFont" style:family="text">
      <style:text-properties style:font-name="ui-monospace" style:font-name-asian="ui-monospace" style:font-name-complex="ui-monospace" fo:color="#14181F"/>
    </style:style>
    <style:style style:name="T2607" style:parent-style-name="DefaultParagraphFont" style:family="text">
      <style:text-properties style:font-name="ui-monospace" style:font-name-asian="ui-monospace" style:font-name-complex="ui-monospace" fo:color="#14181F"/>
    </style:style>
    <style:style style:name="T2608" style:parent-style-name="DefaultParagraphFont" style:family="text">
      <style:text-properties style:font-name="ui-monospace" style:font-name-asian="ui-monospace" style:font-name-complex="ui-monospace" fo:color="#8100C2"/>
    </style:style>
    <style:style style:name="T2609" style:parent-style-name="DefaultParagraphFont" style:family="text">
      <style:text-properties style:font-name="ui-monospace" style:font-name-asian="ui-monospace" style:font-name-complex="ui-monospace" fo:color="#14181F"/>
    </style:style>
    <style:style style:name="T2610" style:parent-style-name="DefaultParagraphFont" style:family="text">
      <style:text-properties style:font-name="ui-monospace" style:font-name-asian="ui-monospace" style:font-name-complex="ui-monospace" fo:color="#14181F"/>
    </style:style>
    <style:style style:name="T2611" style:parent-style-name="DefaultParagraphFont" style:family="text">
      <style:text-properties style:font-name="ui-monospace" style:font-name-asian="ui-monospace" style:font-name-complex="ui-monospace" fo:color="#14181F"/>
    </style:style>
    <style:style style:name="T2612" style:parent-style-name="DefaultParagraphFont" style:family="text">
      <style:text-properties style:font-name="ui-monospace" style:font-name-asian="ui-monospace" style:font-name-complex="ui-monospace" fo:color="#008080"/>
    </style:style>
    <style:style style:name="T2613" style:parent-style-name="DefaultParagraphFont" style:family="text">
      <style:text-properties style:font-name="ui-monospace" style:font-name-asian="ui-monospace" style:font-name-complex="ui-monospace" fo:color="#14181F"/>
    </style:style>
    <style:style style:name="T2614" style:parent-style-name="DefaultParagraphFont" style:family="text">
      <style:text-properties style:font-name="ui-monospace" style:font-name-asian="ui-monospace" style:font-name-complex="ui-monospace" fo:color="#008080"/>
    </style:style>
    <style:style style:name="T2615" style:parent-style-name="DefaultParagraphFont" style:family="text">
      <style:text-properties style:font-name="ui-monospace" style:font-name-asian="ui-monospace" style:font-name-complex="ui-monospace" fo:color="#14181F"/>
    </style:style>
    <style:style style:name="T2616" style:parent-style-name="DefaultParagraphFont" style:family="text">
      <style:text-properties style:font-name="ui-monospace" style:font-name-asian="ui-monospace" style:font-name-complex="ui-monospace" fo:color="#8100C2"/>
    </style:style>
    <style:style style:name="T2617" style:parent-style-name="DefaultParagraphFont" style:family="text">
      <style:text-properties style:font-name="ui-monospace" style:font-name-asian="ui-monospace" style:font-name-complex="ui-monospace" fo:color="#14181F"/>
    </style:style>
    <style:style style:name="T2618" style:parent-style-name="DefaultParagraphFont" style:family="text">
      <style:text-properties style:font-name="ui-monospace" style:font-name-asian="ui-monospace" style:font-name-complex="ui-monospace" fo:color="#14181F"/>
    </style:style>
    <style:style style:name="T2619" style:parent-style-name="DefaultParagraphFont" style:family="text">
      <style:text-properties style:font-name="ui-monospace" style:font-name-asian="ui-monospace" style:font-name-complex="ui-monospace" fo:color="#8100C2"/>
    </style:style>
    <style:style style:name="T2620" style:parent-style-name="DefaultParagraphFont" style:family="text">
      <style:text-properties style:font-name="ui-monospace" style:font-name-asian="ui-monospace" style:font-name-complex="ui-monospace" fo:color="#14181F"/>
    </style:style>
    <style:style style:name="T2621" style:parent-style-name="DefaultParagraphFont" style:family="text">
      <style:text-properties style:font-name="ui-monospace" style:font-name-asian="ui-monospace" style:font-name-complex="ui-monospace" fo:color="#8100C2"/>
    </style:style>
    <style:style style:name="T2622" style:parent-style-name="DefaultParagraphFont" style:family="text">
      <style:text-properties style:font-name="ui-monospace" style:font-name-asian="ui-monospace" style:font-name-complex="ui-monospace" fo:color="#14181F"/>
    </style:style>
    <style:style style:name="T2623" style:parent-style-name="DefaultParagraphFont" style:family="text">
      <style:text-properties style:font-name="ui-monospace" style:font-name-asian="ui-monospace" style:font-name-complex="ui-monospace" fo:color="#8100C2"/>
    </style:style>
    <style:style style:name="P2624" style:parent-style-name="Normal" style:family="paragraph">
      <style:paragraph-properties fo:margin-bottom="0in" fo:background-color="#FAF9F5"/>
      <style:text-properties style:font-name="Aptos" style:font-name-asian="Aptos" style:font-name-complex="Aptos"/>
    </style:style>
    <style:style style:name="P2625" style:parent-style-name="Heading3" style:family="paragraph">
      <style:paragraph-properties fo:margin-top="0.1666in" fo:background-color="#FAF9F5"/>
    </style:style>
    <style:style style:name="T2626" style:parent-style-name="DefaultParagraphFont" style:family="text">
      <style:text-properties style:font-name="Georgia" style:font-name-asian="Georgia" style:font-name-complex="Georgia" fo:font-weight="bold" style:font-weight-asian="bold" style:font-weight-complex="bold" fo:color="#141413" fo:font-size="12pt" style:font-size-asian="12pt" style:font-size-complex="12pt"/>
    </style:style>
    <style:style style:name="P2627" style:parent-style-name="Normal" style:family="paragraph">
      <style:paragraph-properties fo:margin-top="0.1666in" fo:margin-bottom="0.1666in" fo:background-color="#FAF9F5"/>
    </style:style>
    <style:style style:name="T2628" style:parent-style-name="DefaultParagraphFont" style:family="text">
      <style:text-properties style:font-name="Georgia" style:font-name-asian="Georgia" style:font-name-complex="Georgia" fo:color="#141413"/>
    </style:style>
    <style:style style:name="T2629" style:parent-style-name="DefaultParagraphFont" style:family="text">
      <style:text-properties style:font-name="ui-monospace" style:font-name-asian="ui-monospace" style:font-name-complex="ui-monospace" fo:color="#8A2424"/>
    </style:style>
    <style:style style:name="T2630" style:parent-style-name="DefaultParagraphFont" style:family="text">
      <style:text-properties style:font-name="Georgia" style:font-name-asian="Georgia" style:font-name-complex="Georgia" fo:color="#141413"/>
    </style:style>
    <style:style style:name="P2631" style:parent-style-name="Normal" style:family="paragraph">
      <style:paragraph-properties fo:margin-bottom="0in" fo:background-color="#FAF9F5"/>
      <style:text-properties style:font-name="system-ui" style:font-name-asian="system-ui" style:font-name-complex="system-ui" fo:color="#73726C"/>
    </style:style>
    <style:style style:name="P2632" style:parent-style-name="Normal" style:family="paragraph">
      <style:paragraph-properties fo:margin-bottom="0in" fo:background-color="#FAF9F5"/>
    </style:style>
    <style:style style:name="T2633" style:parent-style-name="DefaultParagraphFont" style:family="text">
      <style:text-properties style:font-name="ui-monospace" style:font-name-asian="ui-monospace" style:font-name-complex="ui-monospace" fo:color="#8100C2"/>
    </style:style>
    <style:style style:name="T2634" style:parent-style-name="DefaultParagraphFont" style:family="text">
      <style:text-properties style:font-name="ui-monospace" style:font-name-asian="ui-monospace" style:font-name-complex="ui-monospace" fo:color="#14181F"/>
    </style:style>
    <style:style style:name="T2635" style:parent-style-name="DefaultParagraphFont" style:family="text">
      <style:text-properties style:font-name="ui-monospace" style:font-name-asian="ui-monospace" style:font-name-complex="ui-monospace" fo:color="#8100C2"/>
    </style:style>
    <style:style style:name="T2636" style:parent-style-name="DefaultParagraphFont" style:family="text">
      <style:text-properties style:font-name="ui-monospace" style:font-name-asian="ui-monospace" style:font-name-complex="ui-monospace" fo:color="#14181F"/>
    </style:style>
    <style:style style:name="T2637" style:parent-style-name="DefaultParagraphFont" style:family="text">
      <style:text-properties style:font-name="ui-monospace" style:font-name-asian="ui-monospace" style:font-name-complex="ui-monospace" fo:color="#2B303B"/>
    </style:style>
    <style:style style:name="T2638" style:parent-style-name="DefaultParagraphFont" style:family="text">
      <style:text-properties style:font-name="ui-monospace" style:font-name-asian="ui-monospace" style:font-name-complex="ui-monospace" fo:color="#14181F"/>
    </style:style>
    <style:style style:name="T2639" style:parent-style-name="DefaultParagraphFont" style:family="text">
      <style:text-properties style:font-name="ui-monospace" style:font-name-asian="ui-monospace" style:font-name-complex="ui-monospace" fo:color="#2B303B"/>
    </style:style>
    <style:style style:name="T2640" style:parent-style-name="DefaultParagraphFont" style:family="text">
      <style:text-properties style:font-name="ui-monospace" style:font-name-asian="ui-monospace" style:font-name-complex="ui-monospace" fo:color="#14181F"/>
    </style:style>
    <style:style style:name="T2641" style:parent-style-name="DefaultParagraphFont" style:family="text">
      <style:text-properties style:font-name="ui-monospace" style:font-name-asian="ui-monospace" style:font-name-complex="ui-monospace" fo:color="#2B303B"/>
    </style:style>
    <style:style style:name="T2642" style:parent-style-name="DefaultParagraphFont" style:family="text">
      <style:text-properties style:font-name="ui-monospace" style:font-name-asian="ui-monospace" style:font-name-complex="ui-monospace" fo:color="#14181F"/>
    </style:style>
    <style:style style:name="T2643" style:parent-style-name="DefaultParagraphFont" style:family="text">
      <style:text-properties style:font-name="ui-monospace" style:font-name-asian="ui-monospace" style:font-name-complex="ui-monospace" fo:color="#2B303B"/>
    </style:style>
    <style:style style:name="T2644" style:parent-style-name="DefaultParagraphFont" style:family="text">
      <style:text-properties style:font-name="ui-monospace" style:font-name-asian="ui-monospace" style:font-name-complex="ui-monospace" fo:color="#14181F"/>
    </style:style>
    <style:style style:name="T2645" style:parent-style-name="DefaultParagraphFont" style:family="text">
      <style:text-properties style:font-name="ui-monospace" style:font-name-asian="ui-monospace" style:font-name-complex="ui-monospace" fo:color="#2B303B"/>
    </style:style>
    <style:style style:name="T2646" style:parent-style-name="DefaultParagraphFont" style:family="text">
      <style:text-properties style:font-name="ui-monospace" style:font-name-asian="ui-monospace" style:font-name-complex="ui-monospace" fo:color="#14181F"/>
    </style:style>
    <style:style style:name="T2647" style:parent-style-name="DefaultParagraphFont" style:family="text">
      <style:text-properties style:font-name="ui-monospace" style:font-name-asian="ui-monospace" style:font-name-complex="ui-monospace" fo:color="#2B303B"/>
    </style:style>
    <style:style style:name="T2648" style:parent-style-name="DefaultParagraphFont" style:family="text">
      <style:text-properties style:font-name="ui-monospace" style:font-name-asian="ui-monospace" style:font-name-complex="ui-monospace" fo:color="#14181F"/>
    </style:style>
    <style:style style:name="T2649" style:parent-style-name="DefaultParagraphFont" style:family="text">
      <style:text-properties style:font-name="ui-monospace" style:font-name-asian="ui-monospace" style:font-name-complex="ui-monospace" fo:color="#2B303B"/>
    </style:style>
    <style:style style:name="T2650" style:parent-style-name="DefaultParagraphFont" style:family="text">
      <style:text-properties style:font-name="ui-monospace" style:font-name-asian="ui-monospace" style:font-name-complex="ui-monospace" fo:color="#14181F"/>
    </style:style>
    <style:style style:name="T2651" style:parent-style-name="DefaultParagraphFont" style:family="text">
      <style:text-properties style:font-name="ui-monospace" style:font-name-asian="ui-monospace" style:font-name-complex="ui-monospace" fo:color="#2B303B"/>
    </style:style>
    <style:style style:name="T2652" style:parent-style-name="DefaultParagraphFont" style:family="text">
      <style:text-properties style:font-name="ui-monospace" style:font-name-asian="ui-monospace" style:font-name-complex="ui-monospace" fo:color="#14181F"/>
    </style:style>
    <style:style style:name="T2653" style:parent-style-name="DefaultParagraphFont" style:family="text">
      <style:text-properties style:font-name="ui-monospace" style:font-name-asian="ui-monospace" style:font-name-complex="ui-monospace" fo:color="#2B303B"/>
    </style:style>
    <style:style style:name="T2654" style:parent-style-name="DefaultParagraphFont" style:family="text">
      <style:text-properties style:font-name="ui-monospace" style:font-name-asian="ui-monospace" style:font-name-complex="ui-monospace" fo:color="#14181F"/>
    </style:style>
    <style:style style:name="T2655" style:parent-style-name="DefaultParagraphFont" style:family="text">
      <style:text-properties style:font-name="ui-monospace" style:font-name-asian="ui-monospace" style:font-name-complex="ui-monospace" fo:color="#8100C2"/>
    </style:style>
    <style:style style:name="T2656" style:parent-style-name="DefaultParagraphFont" style:family="text">
      <style:text-properties style:font-name="ui-monospace" style:font-name-asian="ui-monospace" style:font-name-complex="ui-monospace" fo:color="#2B303B"/>
    </style:style>
    <style:style style:name="T2657" style:parent-style-name="DefaultParagraphFont" style:family="text">
      <style:text-properties style:font-name="ui-monospace" style:font-name-asian="ui-monospace" style:font-name-complex="ui-monospace" fo:color="#8100C2"/>
    </style:style>
    <style:style style:name="T2658" style:parent-style-name="DefaultParagraphFont" style:family="text">
      <style:text-properties style:font-name="ui-monospace" style:font-name-asian="ui-monospace" style:font-name-complex="ui-monospace" fo:color="#14181F"/>
    </style:style>
    <style:style style:name="T2659" style:parent-style-name="DefaultParagraphFont" style:family="text">
      <style:text-properties style:font-name="ui-monospace" style:font-name-asian="ui-monospace" style:font-name-complex="ui-monospace" fo:color="#2B303B"/>
    </style:style>
    <style:style style:name="T2660" style:parent-style-name="DefaultParagraphFont" style:family="text">
      <style:text-properties style:font-name="ui-monospace" style:font-name-asian="ui-monospace" style:font-name-complex="ui-monospace" fo:color="#14181F"/>
    </style:style>
    <style:style style:name="T2661" style:parent-style-name="DefaultParagraphFont" style:family="text">
      <style:text-properties style:font-name="ui-monospace" style:font-name-asian="ui-monospace" style:font-name-complex="ui-monospace" fo:color="#2B303B"/>
    </style:style>
    <style:style style:name="T2662" style:parent-style-name="DefaultParagraphFont" style:family="text">
      <style:text-properties style:font-name="ui-monospace" style:font-name-asian="ui-monospace" style:font-name-complex="ui-monospace" fo:color="#14181F"/>
    </style:style>
    <style:style style:name="T2663" style:parent-style-name="DefaultParagraphFont" style:family="text">
      <style:text-properties style:font-name="ui-monospace" style:font-name-asian="ui-monospace" style:font-name-complex="ui-monospace" fo:color="#2B303B"/>
    </style:style>
    <style:style style:name="T2664" style:parent-style-name="DefaultParagraphFont" style:family="text">
      <style:text-properties style:font-name="ui-monospace" style:font-name-asian="ui-monospace" style:font-name-complex="ui-monospace" fo:color="#14181F"/>
    </style:style>
    <style:style style:name="T2665" style:parent-style-name="DefaultParagraphFont" style:family="text">
      <style:text-properties style:font-name="ui-monospace" style:font-name-asian="ui-monospace" style:font-name-complex="ui-monospace" fo:color="#2B303B"/>
    </style:style>
    <style:style style:name="T2666" style:parent-style-name="DefaultParagraphFont" style:family="text">
      <style:text-properties style:font-name="ui-monospace" style:font-name-asian="ui-monospace" style:font-name-complex="ui-monospace" fo:color="#14181F"/>
    </style:style>
    <style:style style:name="T2667" style:parent-style-name="DefaultParagraphFont" style:family="text">
      <style:text-properties style:font-name="ui-monospace" style:font-name-asian="ui-monospace" style:font-name-complex="ui-monospace" fo:color="#2B303B"/>
    </style:style>
    <style:style style:name="T2668" style:parent-style-name="DefaultParagraphFont" style:family="text">
      <style:text-properties style:font-name="ui-monospace" style:font-name-asian="ui-monospace" style:font-name-complex="ui-monospace" fo:color="#14181F"/>
    </style:style>
    <style:style style:name="T2669" style:parent-style-name="DefaultParagraphFont" style:family="text">
      <style:text-properties style:font-name="ui-monospace" style:font-name-asian="ui-monospace" style:font-name-complex="ui-monospace" fo:color="#0051C2"/>
    </style:style>
    <style:style style:name="T2670" style:parent-style-name="DefaultParagraphFont" style:family="text">
      <style:text-properties style:font-name="ui-monospace" style:font-name-asian="ui-monospace" style:font-name-complex="ui-monospace" fo:color="#2B303B"/>
    </style:style>
    <style:style style:name="T2671" style:parent-style-name="DefaultParagraphFont" style:family="text">
      <style:text-properties style:font-name="ui-monospace" style:font-name-asian="ui-monospace" style:font-name-complex="ui-monospace" fo:color="#14181F"/>
    </style:style>
    <style:style style:name="T2672" style:parent-style-name="DefaultParagraphFont" style:family="text">
      <style:text-properties style:font-name="ui-monospace" style:font-name-asian="ui-monospace" style:font-name-complex="ui-monospace" fo:color="#2B303B"/>
    </style:style>
    <style:style style:name="T2673" style:parent-style-name="DefaultParagraphFont" style:family="text">
      <style:text-properties style:font-name="ui-monospace" style:font-name-asian="ui-monospace" style:font-name-complex="ui-monospace" fo:color="#14181F"/>
    </style:style>
    <style:style style:name="T2674" style:parent-style-name="DefaultParagraphFont" style:family="text">
      <style:text-properties style:font-name="ui-monospace" style:font-name-asian="ui-monospace" style:font-name-complex="ui-monospace" fo:color="#2B303B"/>
    </style:style>
    <style:style style:name="T2675" style:parent-style-name="DefaultParagraphFont" style:family="text">
      <style:text-properties style:font-name="ui-monospace" style:font-name-asian="ui-monospace" style:font-name-complex="ui-monospace" fo:color="#14181F"/>
    </style:style>
    <style:style style:name="T2676" style:parent-style-name="DefaultParagraphFont" style:family="text">
      <style:text-properties style:font-name="ui-monospace" style:font-name-asian="ui-monospace" style:font-name-complex="ui-monospace" fo:color="#2B303B"/>
    </style:style>
    <style:style style:name="T2677" style:parent-style-name="DefaultParagraphFont" style:family="text">
      <style:text-properties style:font-name="ui-monospace" style:font-name-asian="ui-monospace" style:font-name-complex="ui-monospace" fo:color="#14181F"/>
    </style:style>
    <style:style style:name="T2678" style:parent-style-name="DefaultParagraphFont" style:family="text">
      <style:text-properties style:font-name="ui-monospace" style:font-name-asian="ui-monospace" style:font-name-complex="ui-monospace" fo:color="#008000"/>
    </style:style>
    <style:style style:name="T2679" style:parent-style-name="DefaultParagraphFont" style:family="text">
      <style:text-properties style:font-name="ui-monospace" style:font-name-asian="ui-monospace" style:font-name-complex="ui-monospace" fo:color="#2B303B"/>
    </style:style>
    <style:style style:name="T2680" style:parent-style-name="DefaultParagraphFont" style:family="text">
      <style:text-properties style:font-name="ui-monospace" style:font-name-asian="ui-monospace" style:font-name-complex="ui-monospace" fo:color="#2B303B"/>
    </style:style>
    <style:style style:name="T2681" style:parent-style-name="DefaultParagraphFont" style:family="text">
      <style:text-properties style:font-name="ui-monospace" style:font-name-asian="ui-monospace" style:font-name-complex="ui-monospace" fo:color="#14181F"/>
    </style:style>
    <style:style style:name="T2682" style:parent-style-name="DefaultParagraphFont" style:family="text">
      <style:text-properties style:font-name="ui-monospace" style:font-name-asian="ui-monospace" style:font-name-complex="ui-monospace" fo:color="#2B303B"/>
    </style:style>
    <style:style style:name="T2683" style:parent-style-name="DefaultParagraphFont" style:family="text">
      <style:text-properties style:font-name="ui-monospace" style:font-name-asian="ui-monospace" style:font-name-complex="ui-monospace" fo:color="#8100C2"/>
    </style:style>
    <style:style style:name="T2684" style:parent-style-name="DefaultParagraphFont" style:family="text">
      <style:text-properties style:font-name="ui-monospace" style:font-name-asian="ui-monospace" style:font-name-complex="ui-monospace" fo:color="#2B303B"/>
    </style:style>
    <style:style style:name="T2685" style:parent-style-name="DefaultParagraphFont" style:family="text">
      <style:text-properties style:font-name="ui-monospace" style:font-name-asian="ui-monospace" style:font-name-complex="ui-monospace" fo:color="#14181F"/>
    </style:style>
    <style:style style:name="T2686" style:parent-style-name="DefaultParagraphFont" style:family="text">
      <style:text-properties style:font-name="ui-monospace" style:font-name-asian="ui-monospace" style:font-name-complex="ui-monospace" fo:color="#2B303B"/>
    </style:style>
    <style:style style:name="T2687" style:parent-style-name="DefaultParagraphFont" style:family="text">
      <style:text-properties style:font-name="ui-monospace" style:font-name-asian="ui-monospace" style:font-name-complex="ui-monospace" fo:color="#008000"/>
    </style:style>
    <style:style style:name="T2688" style:parent-style-name="DefaultParagraphFont" style:family="text">
      <style:text-properties style:font-name="ui-monospace" style:font-name-asian="ui-monospace" style:font-name-complex="ui-monospace" fo:color="#2B303B"/>
    </style:style>
    <style:style style:name="T2689" style:parent-style-name="DefaultParagraphFont" style:family="text">
      <style:text-properties style:font-name="ui-monospace" style:font-name-asian="ui-monospace" style:font-name-complex="ui-monospace" fo:color="#14181F"/>
    </style:style>
    <style:style style:name="T2690" style:parent-style-name="DefaultParagraphFont" style:family="text">
      <style:text-properties style:font-name="ui-monospace" style:font-name-asian="ui-monospace" style:font-name-complex="ui-monospace" fo:color="#8100C2"/>
    </style:style>
    <style:style style:name="T2691" style:parent-style-name="DefaultParagraphFont" style:family="text">
      <style:text-properties style:font-name="ui-monospace" style:font-name-asian="ui-monospace" style:font-name-complex="ui-monospace" fo:color="#14181F"/>
    </style:style>
    <style:style style:name="T2692" style:parent-style-name="DefaultParagraphFont" style:family="text">
      <style:text-properties style:font-name="ui-monospace" style:font-name-asian="ui-monospace" style:font-name-complex="ui-monospace" fo:color="#8100C2"/>
    </style:style>
    <style:style style:name="T2693" style:parent-style-name="DefaultParagraphFont" style:family="text">
      <style:text-properties style:font-name="ui-monospace" style:font-name-asian="ui-monospace" style:font-name-complex="ui-monospace" fo:color="#14181F"/>
    </style:style>
    <style:style style:name="T2694" style:parent-style-name="DefaultParagraphFont" style:family="text">
      <style:text-properties style:font-name="ui-monospace" style:font-name-asian="ui-monospace" style:font-name-complex="ui-monospace" fo:color="#2B303B"/>
    </style:style>
    <style:style style:name="T2695" style:parent-style-name="DefaultParagraphFont" style:family="text">
      <style:text-properties style:font-name="ui-monospace" style:font-name-asian="ui-monospace" style:font-name-complex="ui-monospace" fo:color="#14181F"/>
    </style:style>
    <style:style style:name="T2696" style:parent-style-name="DefaultParagraphFont" style:family="text">
      <style:text-properties style:font-name="ui-monospace" style:font-name-asian="ui-monospace" style:font-name-complex="ui-monospace" fo:color="#2B303B"/>
    </style:style>
    <style:style style:name="T2697" style:parent-style-name="DefaultParagraphFont" style:family="text">
      <style:text-properties style:font-name="ui-monospace" style:font-name-asian="ui-monospace" style:font-name-complex="ui-monospace" fo:color="#14181F"/>
    </style:style>
    <style:style style:name="T2698" style:parent-style-name="DefaultParagraphFont" style:family="text">
      <style:text-properties style:font-name="ui-monospace" style:font-name-asian="ui-monospace" style:font-name-complex="ui-monospace" fo:color="#8100C2"/>
    </style:style>
    <style:style style:name="T2699" style:parent-style-name="DefaultParagraphFont" style:family="text">
      <style:text-properties style:font-name="ui-monospace" style:font-name-asian="ui-monospace" style:font-name-complex="ui-monospace" fo:color="#14181F"/>
    </style:style>
    <style:style style:name="T2700" style:parent-style-name="DefaultParagraphFont" style:family="text">
      <style:text-properties style:font-name="ui-monospace" style:font-name-asian="ui-monospace" style:font-name-complex="ui-monospace" fo:color="#8100C2"/>
    </style:style>
    <style:style style:name="T2701" style:parent-style-name="DefaultParagraphFont" style:family="text">
      <style:text-properties style:font-name="ui-monospace" style:font-name-asian="ui-monospace" style:font-name-complex="ui-monospace" fo:color="#14181F"/>
    </style:style>
    <style:style style:name="T2702" style:parent-style-name="DefaultParagraphFont" style:family="text">
      <style:text-properties style:font-name="ui-monospace" style:font-name-asian="ui-monospace" style:font-name-complex="ui-monospace" fo:color="#2B303B"/>
    </style:style>
    <style:style style:name="T2703" style:parent-style-name="DefaultParagraphFont" style:family="text">
      <style:text-properties style:font-name="ui-monospace" style:font-name-asian="ui-monospace" style:font-name-complex="ui-monospace" fo:color="#14181F"/>
    </style:style>
    <style:style style:name="T2704" style:parent-style-name="DefaultParagraphFont" style:family="text">
      <style:text-properties style:font-name="ui-monospace" style:font-name-asian="ui-monospace" style:font-name-complex="ui-monospace" fo:color="#2B303B"/>
    </style:style>
    <style:style style:name="T2705" style:parent-style-name="DefaultParagraphFont" style:family="text">
      <style:text-properties style:font-name="ui-monospace" style:font-name-asian="ui-monospace" style:font-name-complex="ui-monospace" fo:color="#14181F"/>
    </style:style>
    <style:style style:name="T2706" style:parent-style-name="DefaultParagraphFont" style:family="text">
      <style:text-properties style:font-name="ui-monospace" style:font-name-asian="ui-monospace" style:font-name-complex="ui-monospace" fo:color="#8100C2"/>
    </style:style>
    <style:style style:name="T2707" style:parent-style-name="DefaultParagraphFont" style:family="text">
      <style:text-properties style:font-name="ui-monospace" style:font-name-asian="ui-monospace" style:font-name-complex="ui-monospace" fo:color="#14181F"/>
    </style:style>
    <style:style style:name="T2708" style:parent-style-name="DefaultParagraphFont" style:family="text">
      <style:text-properties style:font-name="ui-monospace" style:font-name-asian="ui-monospace" style:font-name-complex="ui-monospace" fo:color="#2B303B"/>
    </style:style>
    <style:style style:name="T2709" style:parent-style-name="DefaultParagraphFont" style:family="text">
      <style:text-properties style:font-name="ui-monospace" style:font-name-asian="ui-monospace" style:font-name-complex="ui-monospace" fo:color="#6E7687"/>
    </style:style>
    <style:style style:name="T2710" style:parent-style-name="DefaultParagraphFont" style:family="text">
      <style:text-properties style:font-name="ui-monospace" style:font-name-asian="ui-monospace" style:font-name-complex="ui-monospace" fo:color="#6E7687"/>
    </style:style>
    <style:style style:name="T2711" style:parent-style-name="DefaultParagraphFont" style:family="text">
      <style:text-properties style:font-name="ui-monospace" style:font-name-asian="ui-monospace" style:font-name-complex="ui-monospace" fo:color="#8100C2"/>
    </style:style>
    <style:style style:name="T2712" style:parent-style-name="DefaultParagraphFont" style:family="text">
      <style:text-properties style:font-name="ui-monospace" style:font-name-asian="ui-monospace" style:font-name-complex="ui-monospace" fo:color="#14181F"/>
    </style:style>
    <style:style style:name="T2713" style:parent-style-name="DefaultParagraphFont" style:family="text">
      <style:text-properties style:font-name="ui-monospace" style:font-name-asian="ui-monospace" style:font-name-complex="ui-monospace" fo:color="#8100C2"/>
    </style:style>
    <style:style style:name="T2714" style:parent-style-name="DefaultParagraphFont" style:family="text">
      <style:text-properties style:font-name="ui-monospace" style:font-name-asian="ui-monospace" style:font-name-complex="ui-monospace" fo:color="#14181F"/>
    </style:style>
    <style:style style:name="T2715" style:parent-style-name="DefaultParagraphFont" style:family="text">
      <style:text-properties style:font-name="ui-monospace" style:font-name-asian="ui-monospace" style:font-name-complex="ui-monospace" fo:color="#8100C2"/>
    </style:style>
    <style:style style:name="T2716" style:parent-style-name="DefaultParagraphFont" style:family="text">
      <style:text-properties style:font-name="ui-monospace" style:font-name-asian="ui-monospace" style:font-name-complex="ui-monospace" fo:color="#14181F"/>
    </style:style>
    <style:style style:name="T2717" style:parent-style-name="DefaultParagraphFont" style:family="text">
      <style:text-properties style:font-name="ui-monospace" style:font-name-asian="ui-monospace" style:font-name-complex="ui-monospace" fo:color="#2B303B"/>
    </style:style>
    <style:style style:name="T2718" style:parent-style-name="DefaultParagraphFont" style:family="text">
      <style:text-properties style:font-name="ui-monospace" style:font-name-asian="ui-monospace" style:font-name-complex="ui-monospace" fo:color="#14181F"/>
    </style:style>
    <style:style style:name="T2719" style:parent-style-name="DefaultParagraphFont" style:family="text">
      <style:text-properties style:font-name="ui-monospace" style:font-name-asian="ui-monospace" style:font-name-complex="ui-monospace" fo:color="#8100C2"/>
    </style:style>
    <style:style style:name="T2720" style:parent-style-name="DefaultParagraphFont" style:family="text">
      <style:text-properties style:font-name="ui-monospace" style:font-name-asian="ui-monospace" style:font-name-complex="ui-monospace" fo:color="#14181F"/>
    </style:style>
    <style:style style:name="T2721" style:parent-style-name="DefaultParagraphFont" style:family="text">
      <style:text-properties style:font-name="ui-monospace" style:font-name-asian="ui-monospace" style:font-name-complex="ui-monospace" fo:color="#2B303B"/>
    </style:style>
    <style:style style:name="T2722" style:parent-style-name="DefaultParagraphFont" style:family="text">
      <style:text-properties style:font-name="ui-monospace" style:font-name-asian="ui-monospace" style:font-name-complex="ui-monospace" fo:color="#14181F"/>
    </style:style>
    <style:style style:name="T2723" style:parent-style-name="DefaultParagraphFont" style:family="text">
      <style:text-properties style:font-name="ui-monospace" style:font-name-asian="ui-monospace" style:font-name-complex="ui-monospace" fo:color="#8100C2"/>
    </style:style>
    <style:style style:name="T2724" style:parent-style-name="DefaultParagraphFont" style:family="text">
      <style:text-properties style:font-name="ui-monospace" style:font-name-asian="ui-monospace" style:font-name-complex="ui-monospace" fo:color="#14181F"/>
    </style:style>
    <style:style style:name="T2725" style:parent-style-name="DefaultParagraphFont" style:family="text">
      <style:text-properties style:font-name="ui-monospace" style:font-name-asian="ui-monospace" style:font-name-complex="ui-monospace" fo:color="#008000"/>
    </style:style>
    <style:style style:name="T2726" style:parent-style-name="DefaultParagraphFont" style:family="text">
      <style:text-properties style:font-name="ui-monospace" style:font-name-asian="ui-monospace" style:font-name-complex="ui-monospace" fo:color="#008000"/>
    </style:style>
    <style:style style:name="T2727" style:parent-style-name="DefaultParagraphFont" style:family="text">
      <style:text-properties style:font-name="ui-monospace" style:font-name-asian="ui-monospace" style:font-name-complex="ui-monospace" fo:color="#14181F"/>
    </style:style>
    <style:style style:name="T2728" style:parent-style-name="DefaultParagraphFont" style:family="text">
      <style:text-properties style:font-name="ui-monospace" style:font-name-asian="ui-monospace" style:font-name-complex="ui-monospace" fo:color="#8100C2"/>
    </style:style>
    <style:style style:name="T2729" style:parent-style-name="DefaultParagraphFont" style:family="text">
      <style:text-properties style:font-name="ui-monospace" style:font-name-asian="ui-monospace" style:font-name-complex="ui-monospace" fo:color="#14181F"/>
    </style:style>
    <style:style style:name="T2730" style:parent-style-name="DefaultParagraphFont" style:family="text">
      <style:text-properties style:font-name="ui-monospace" style:font-name-asian="ui-monospace" style:font-name-complex="ui-monospace" fo:color="#2B303B"/>
    </style:style>
    <style:style style:name="T2731" style:parent-style-name="DefaultParagraphFont" style:family="text">
      <style:text-properties style:font-name="ui-monospace" style:font-name-asian="ui-monospace" style:font-name-complex="ui-monospace" fo:color="#14181F"/>
    </style:style>
    <style:style style:name="T2732" style:parent-style-name="DefaultParagraphFont" style:family="text">
      <style:text-properties style:font-name="ui-monospace" style:font-name-asian="ui-monospace" style:font-name-complex="ui-monospace" fo:color="#14181F"/>
    </style:style>
    <style:style style:name="T2733" style:parent-style-name="DefaultParagraphFont" style:family="text">
      <style:text-properties style:font-name="ui-monospace" style:font-name-asian="ui-monospace" style:font-name-complex="ui-monospace" fo:color="#14181F"/>
    </style:style>
    <style:style style:name="T2734" style:parent-style-name="DefaultParagraphFont" style:family="text">
      <style:text-properties style:font-name="ui-monospace" style:font-name-asian="ui-monospace" style:font-name-complex="ui-monospace" fo:color="#14181F"/>
    </style:style>
    <style:style style:name="T2735" style:parent-style-name="DefaultParagraphFont" style:family="text">
      <style:text-properties style:font-name="ui-monospace" style:font-name-asian="ui-monospace" style:font-name-complex="ui-monospace" fo:color="#14181F"/>
    </style:style>
    <style:style style:name="T2736" style:parent-style-name="DefaultParagraphFont" style:family="text">
      <style:text-properties style:font-name="ui-monospace" style:font-name-asian="ui-monospace" style:font-name-complex="ui-monospace" fo:color="#14181F"/>
    </style:style>
    <style:style style:name="T2737" style:parent-style-name="DefaultParagraphFont" style:family="text">
      <style:text-properties style:font-name="ui-monospace" style:font-name-asian="ui-monospace" style:font-name-complex="ui-monospace" fo:color="#14181F"/>
    </style:style>
    <style:style style:name="T2738" style:parent-style-name="DefaultParagraphFont" style:family="text">
      <style:text-properties style:font-name="ui-monospace" style:font-name-asian="ui-monospace" style:font-name-complex="ui-monospace" fo:color="#14181F"/>
    </style:style>
    <style:style style:name="T2739" style:parent-style-name="DefaultParagraphFont" style:family="text">
      <style:text-properties style:font-name="ui-monospace" style:font-name-asian="ui-monospace" style:font-name-complex="ui-monospace" fo:color="#14181F"/>
    </style:style>
    <style:style style:name="T2740" style:parent-style-name="DefaultParagraphFont" style:family="text">
      <style:text-properties style:font-name="ui-monospace" style:font-name-asian="ui-monospace" style:font-name-complex="ui-monospace" fo:color="#14181F"/>
    </style:style>
    <style:style style:name="T2741" style:parent-style-name="DefaultParagraphFont" style:family="text">
      <style:text-properties style:font-name="ui-monospace" style:font-name-asian="ui-monospace" style:font-name-complex="ui-monospace" fo:color="#14181F"/>
    </style:style>
    <style:style style:name="T2742" style:parent-style-name="DefaultParagraphFont" style:family="text">
      <style:text-properties style:font-name="ui-monospace" style:font-name-asian="ui-monospace" style:font-name-complex="ui-monospace" fo:color="#14181F"/>
    </style:style>
    <style:style style:name="T2743" style:parent-style-name="DefaultParagraphFont" style:family="text">
      <style:text-properties style:font-name="ui-monospace" style:font-name-asian="ui-monospace" style:font-name-complex="ui-monospace" fo:color="#14181F"/>
    </style:style>
    <style:style style:name="T2744" style:parent-style-name="DefaultParagraphFont" style:family="text">
      <style:text-properties style:font-name="ui-monospace" style:font-name-asian="ui-monospace" style:font-name-complex="ui-monospace" fo:color="#14181F"/>
    </style:style>
    <style:style style:name="T2745" style:parent-style-name="DefaultParagraphFont" style:family="text">
      <style:text-properties style:font-name="ui-monospace" style:font-name-asian="ui-monospace" style:font-name-complex="ui-monospace" fo:color="#2B303B"/>
    </style:style>
    <style:style style:name="T2746" style:parent-style-name="DefaultParagraphFont" style:family="text">
      <style:text-properties style:font-name="ui-monospace" style:font-name-asian="ui-monospace" style:font-name-complex="ui-monospace" fo:color="#6E7687"/>
    </style:style>
    <style:style style:name="T2747" style:parent-style-name="DefaultParagraphFont" style:family="text">
      <style:text-properties style:font-name="ui-monospace" style:font-name-asian="ui-monospace" style:font-name-complex="ui-monospace" fo:color="#6E7687"/>
    </style:style>
    <style:style style:name="T2748" style:parent-style-name="DefaultParagraphFont" style:family="text">
      <style:text-properties style:font-name="ui-monospace" style:font-name-asian="ui-monospace" style:font-name-complex="ui-monospace" fo:color="#8100C2"/>
    </style:style>
    <style:style style:name="T2749" style:parent-style-name="DefaultParagraphFont" style:family="text">
      <style:text-properties style:font-name="ui-monospace" style:font-name-asian="ui-monospace" style:font-name-complex="ui-monospace" fo:color="#14181F"/>
    </style:style>
    <style:style style:name="T2750" style:parent-style-name="DefaultParagraphFont" style:family="text">
      <style:text-properties style:font-name="ui-monospace" style:font-name-asian="ui-monospace" style:font-name-complex="ui-monospace" fo:color="#8100C2"/>
    </style:style>
    <style:style style:name="T2751" style:parent-style-name="DefaultParagraphFont" style:family="text">
      <style:text-properties style:font-name="ui-monospace" style:font-name-asian="ui-monospace" style:font-name-complex="ui-monospace" fo:color="#14181F"/>
    </style:style>
    <style:style style:name="T2752" style:parent-style-name="DefaultParagraphFont" style:family="text">
      <style:text-properties style:font-name="ui-monospace" style:font-name-asian="ui-monospace" style:font-name-complex="ui-monospace" fo:color="#8100C2"/>
    </style:style>
    <style:style style:name="T2753" style:parent-style-name="DefaultParagraphFont" style:family="text">
      <style:text-properties style:font-name="ui-monospace" style:font-name-asian="ui-monospace" style:font-name-complex="ui-monospace" fo:color="#14181F"/>
    </style:style>
    <style:style style:name="T2754" style:parent-style-name="DefaultParagraphFont" style:family="text">
      <style:text-properties style:font-name="ui-monospace" style:font-name-asian="ui-monospace" style:font-name-complex="ui-monospace" fo:color="#2B303B"/>
    </style:style>
    <style:style style:name="T2755" style:parent-style-name="DefaultParagraphFont" style:family="text">
      <style:text-properties style:font-name="ui-monospace" style:font-name-asian="ui-monospace" style:font-name-complex="ui-monospace" fo:color="#14181F"/>
    </style:style>
    <style:style style:name="T2756" style:parent-style-name="DefaultParagraphFont" style:family="text">
      <style:text-properties style:font-name="ui-monospace" style:font-name-asian="ui-monospace" style:font-name-complex="ui-monospace" fo:color="#2B303B"/>
    </style:style>
    <style:style style:name="T2757" style:parent-style-name="DefaultParagraphFont" style:family="text">
      <style:text-properties style:font-name="ui-monospace" style:font-name-asian="ui-monospace" style:font-name-complex="ui-monospace" fo:color="#14181F"/>
    </style:style>
    <style:style style:name="T2758" style:parent-style-name="DefaultParagraphFont" style:family="text">
      <style:text-properties style:font-name="ui-monospace" style:font-name-asian="ui-monospace" style:font-name-complex="ui-monospace" fo:color="#8100C2"/>
    </style:style>
    <style:style style:name="T2759" style:parent-style-name="DefaultParagraphFont" style:family="text">
      <style:text-properties style:font-name="ui-monospace" style:font-name-asian="ui-monospace" style:font-name-complex="ui-monospace" fo:color="#14181F"/>
    </style:style>
    <style:style style:name="T2760" style:parent-style-name="DefaultParagraphFont" style:family="text">
      <style:text-properties style:font-name="ui-monospace" style:font-name-asian="ui-monospace" style:font-name-complex="ui-monospace" fo:color="#008080"/>
    </style:style>
    <style:style style:name="T2761" style:parent-style-name="DefaultParagraphFont" style:family="text">
      <style:text-properties style:font-name="ui-monospace" style:font-name-asian="ui-monospace" style:font-name-complex="ui-monospace" fo:color="#14181F"/>
    </style:style>
    <style:style style:name="T2762" style:parent-style-name="DefaultParagraphFont" style:family="text">
      <style:text-properties style:font-name="ui-monospace" style:font-name-asian="ui-monospace" style:font-name-complex="ui-monospace" fo:color="#8100C2"/>
    </style:style>
    <style:style style:name="T2763" style:parent-style-name="DefaultParagraphFont" style:family="text">
      <style:text-properties style:font-name="ui-monospace" style:font-name-asian="ui-monospace" style:font-name-complex="ui-monospace" fo:color="#14181F"/>
    </style:style>
    <style:style style:name="T2764" style:parent-style-name="DefaultParagraphFont" style:family="text">
      <style:text-properties style:font-name="ui-monospace" style:font-name-asian="ui-monospace" style:font-name-complex="ui-monospace" fo:color="#2B303B"/>
    </style:style>
    <style:style style:name="T2765" style:parent-style-name="DefaultParagraphFont" style:family="text">
      <style:text-properties style:font-name="ui-monospace" style:font-name-asian="ui-monospace" style:font-name-complex="ui-monospace" fo:color="#008080"/>
    </style:style>
    <style:style style:name="T2766" style:parent-style-name="DefaultParagraphFont" style:family="text">
      <style:text-properties style:font-name="ui-monospace" style:font-name-asian="ui-monospace" style:font-name-complex="ui-monospace" fo:color="#14181F"/>
    </style:style>
    <style:style style:name="T2767" style:parent-style-name="DefaultParagraphFont" style:family="text">
      <style:text-properties style:font-name="ui-monospace" style:font-name-asian="ui-monospace" style:font-name-complex="ui-monospace" fo:color="#2B303B"/>
    </style:style>
    <style:style style:name="T2768" style:parent-style-name="DefaultParagraphFont" style:family="text">
      <style:text-properties style:font-name="ui-monospace" style:font-name-asian="ui-monospace" style:font-name-complex="ui-monospace" fo:color="#14181F"/>
    </style:style>
    <style:style style:name="T2769" style:parent-style-name="DefaultParagraphFont" style:family="text">
      <style:text-properties style:font-name="ui-monospace" style:font-name-asian="ui-monospace" style:font-name-complex="ui-monospace" fo:color="#008080"/>
    </style:style>
    <style:style style:name="T2770" style:parent-style-name="DefaultParagraphFont" style:family="text">
      <style:text-properties style:font-name="ui-monospace" style:font-name-asian="ui-monospace" style:font-name-complex="ui-monospace" fo:color="#14181F"/>
    </style:style>
    <style:style style:name="T2771" style:parent-style-name="DefaultParagraphFont" style:family="text">
      <style:text-properties style:font-name="ui-monospace" style:font-name-asian="ui-monospace" style:font-name-complex="ui-monospace" fo:color="#2B303B"/>
    </style:style>
    <style:style style:name="T2772" style:parent-style-name="DefaultParagraphFont" style:family="text">
      <style:text-properties style:font-name="ui-monospace" style:font-name-asian="ui-monospace" style:font-name-complex="ui-monospace" fo:color="#14181F"/>
    </style:style>
    <style:style style:name="T2773" style:parent-style-name="DefaultParagraphFont" style:family="text">
      <style:text-properties style:font-name="ui-monospace" style:font-name-asian="ui-monospace" style:font-name-complex="ui-monospace" fo:color="#008080"/>
    </style:style>
    <style:style style:name="T2774" style:parent-style-name="DefaultParagraphFont" style:family="text">
      <style:text-properties style:font-name="ui-monospace" style:font-name-asian="ui-monospace" style:font-name-complex="ui-monospace" fo:color="#14181F"/>
    </style:style>
    <style:style style:name="T2775" style:parent-style-name="DefaultParagraphFont" style:family="text">
      <style:text-properties style:font-name="ui-monospace" style:font-name-asian="ui-monospace" style:font-name-complex="ui-monospace" fo:color="#2B303B"/>
    </style:style>
    <style:style style:name="T2776" style:parent-style-name="DefaultParagraphFont" style:family="text">
      <style:text-properties style:font-name="ui-monospace" style:font-name-asian="ui-monospace" style:font-name-complex="ui-monospace" fo:color="#14181F"/>
    </style:style>
    <style:style style:name="T2777" style:parent-style-name="DefaultParagraphFont" style:family="text">
      <style:text-properties style:font-name="ui-monospace" style:font-name-asian="ui-monospace" style:font-name-complex="ui-monospace" fo:color="#8100C2"/>
    </style:style>
    <style:style style:name="T2778" style:parent-style-name="DefaultParagraphFont" style:family="text">
      <style:text-properties style:font-name="ui-monospace" style:font-name-asian="ui-monospace" style:font-name-complex="ui-monospace" fo:color="#14181F"/>
    </style:style>
    <style:style style:name="T2779" style:parent-style-name="DefaultParagraphFont" style:family="text">
      <style:text-properties style:font-name="ui-monospace" style:font-name-asian="ui-monospace" style:font-name-complex="ui-monospace" fo:color="#8100C2"/>
    </style:style>
    <style:style style:name="T2780" style:parent-style-name="DefaultParagraphFont" style:family="text">
      <style:text-properties style:font-name="ui-monospace" style:font-name-asian="ui-monospace" style:font-name-complex="ui-monospace" fo:color="#14181F"/>
    </style:style>
    <style:style style:name="T2781" style:parent-style-name="DefaultParagraphFont" style:family="text">
      <style:text-properties style:font-name="ui-monospace" style:font-name-asian="ui-monospace" style:font-name-complex="ui-monospace" fo:color="#008080"/>
    </style:style>
    <style:style style:name="T2782" style:parent-style-name="DefaultParagraphFont" style:family="text">
      <style:text-properties style:font-name="ui-monospace" style:font-name-asian="ui-monospace" style:font-name-complex="ui-monospace" fo:color="#14181F"/>
    </style:style>
    <style:style style:name="T2783" style:parent-style-name="DefaultParagraphFont" style:family="text">
      <style:text-properties style:font-name="ui-monospace" style:font-name-asian="ui-monospace" style:font-name-complex="ui-monospace" fo:color="#2B303B"/>
    </style:style>
    <style:style style:name="T2784" style:parent-style-name="DefaultParagraphFont" style:family="text">
      <style:text-properties style:font-name="ui-monospace" style:font-name-asian="ui-monospace" style:font-name-complex="ui-monospace" fo:color="#14181F"/>
    </style:style>
    <style:style style:name="T2785" style:parent-style-name="DefaultParagraphFont" style:family="text">
      <style:text-properties style:font-name="ui-monospace" style:font-name-asian="ui-monospace" style:font-name-complex="ui-monospace" fo:color="#2B303B"/>
    </style:style>
    <style:style style:name="T2786" style:parent-style-name="DefaultParagraphFont" style:family="text">
      <style:text-properties style:font-name="ui-monospace" style:font-name-asian="ui-monospace" style:font-name-complex="ui-monospace" fo:color="#14181F"/>
    </style:style>
    <style:style style:name="T2787" style:parent-style-name="DefaultParagraphFont" style:family="text">
      <style:text-properties style:font-name="ui-monospace" style:font-name-asian="ui-monospace" style:font-name-complex="ui-monospace" fo:color="#2B303B"/>
    </style:style>
    <style:style style:name="T2788" style:parent-style-name="DefaultParagraphFont" style:family="text">
      <style:text-properties style:font-name="ui-monospace" style:font-name-asian="ui-monospace" style:font-name-complex="ui-monospace" fo:color="#14181F"/>
    </style:style>
    <style:style style:name="T2789" style:parent-style-name="DefaultParagraphFont" style:family="text">
      <style:text-properties style:font-name="ui-monospace" style:font-name-asian="ui-monospace" style:font-name-complex="ui-monospace" fo:color="#8100C2"/>
    </style:style>
    <style:style style:name="T2790" style:parent-style-name="DefaultParagraphFont" style:family="text">
      <style:text-properties style:font-name="ui-monospace" style:font-name-asian="ui-monospace" style:font-name-complex="ui-monospace" fo:color="#14181F"/>
    </style:style>
    <style:style style:name="T2791" style:parent-style-name="DefaultParagraphFont" style:family="text">
      <style:text-properties style:font-name="ui-monospace" style:font-name-asian="ui-monospace" style:font-name-complex="ui-monospace" fo:color="#8100C2"/>
    </style:style>
    <style:style style:name="T2792" style:parent-style-name="DefaultParagraphFont" style:family="text">
      <style:text-properties style:font-name="ui-monospace" style:font-name-asian="ui-monospace" style:font-name-complex="ui-monospace" fo:color="#14181F"/>
    </style:style>
    <style:style style:name="T2793" style:parent-style-name="DefaultParagraphFont" style:family="text">
      <style:text-properties style:font-name="ui-monospace" style:font-name-asian="ui-monospace" style:font-name-complex="ui-monospace" fo:color="#2B303B"/>
    </style:style>
    <style:style style:name="T2794" style:parent-style-name="DefaultParagraphFont" style:family="text">
      <style:text-properties style:font-name="ui-monospace" style:font-name-asian="ui-monospace" style:font-name-complex="ui-monospace" fo:color="#14181F"/>
    </style:style>
    <style:style style:name="T2795" style:parent-style-name="DefaultParagraphFont" style:family="text">
      <style:text-properties style:font-name="ui-monospace" style:font-name-asian="ui-monospace" style:font-name-complex="ui-monospace" fo:color="#8100C2"/>
    </style:style>
    <style:style style:name="T2796" style:parent-style-name="DefaultParagraphFont" style:family="text">
      <style:text-properties style:font-name="ui-monospace" style:font-name-asian="ui-monospace" style:font-name-complex="ui-monospace" fo:color="#14181F"/>
    </style:style>
    <style:style style:name="T2797" style:parent-style-name="DefaultParagraphFont" style:family="text">
      <style:text-properties style:font-name="ui-monospace" style:font-name-asian="ui-monospace" style:font-name-complex="ui-monospace" fo:color="#8100C2"/>
    </style:style>
    <style:style style:name="T2798" style:parent-style-name="DefaultParagraphFont" style:family="text">
      <style:text-properties style:font-name="ui-monospace" style:font-name-asian="ui-monospace" style:font-name-complex="ui-monospace" fo:color="#14181F"/>
    </style:style>
    <style:style style:name="T2799" style:parent-style-name="DefaultParagraphFont" style:family="text">
      <style:text-properties style:font-name="ui-monospace" style:font-name-asian="ui-monospace" style:font-name-complex="ui-monospace" fo:color="#8100C2"/>
    </style:style>
    <style:style style:name="T2800" style:parent-style-name="DefaultParagraphFont" style:family="text">
      <style:text-properties style:font-name="ui-monospace" style:font-name-asian="ui-monospace" style:font-name-complex="ui-monospace" fo:color="#14181F"/>
    </style:style>
    <style:style style:name="T2801" style:parent-style-name="DefaultParagraphFont" style:family="text">
      <style:text-properties style:font-name="ui-monospace" style:font-name-asian="ui-monospace" style:font-name-complex="ui-monospace" fo:color="#8100C2"/>
    </style:style>
    <style:style style:name="T2802" style:parent-style-name="DefaultParagraphFont" style:family="text">
      <style:text-properties style:font-name="ui-monospace" style:font-name-asian="ui-monospace" style:font-name-complex="ui-monospace" fo:color="#14181F"/>
    </style:style>
    <style:style style:name="T2803" style:parent-style-name="DefaultParagraphFont" style:family="text">
      <style:text-properties style:font-name="ui-monospace" style:font-name-asian="ui-monospace" style:font-name-complex="ui-monospace" fo:color="#8100C2"/>
    </style:style>
    <style:style style:name="T2804" style:parent-style-name="DefaultParagraphFont" style:family="text">
      <style:text-properties style:font-name="ui-monospace" style:font-name-asian="ui-monospace" style:font-name-complex="ui-monospace" fo:color="#14181F"/>
    </style:style>
    <style:style style:name="T2805" style:parent-style-name="DefaultParagraphFont" style:family="text">
      <style:text-properties style:font-name="ui-monospace" style:font-name-asian="ui-monospace" style:font-name-complex="ui-monospace" fo:color="#8100C2"/>
    </style:style>
    <style:style style:name="T2806" style:parent-style-name="DefaultParagraphFont" style:family="text">
      <style:text-properties style:font-name="ui-monospace" style:font-name-asian="ui-monospace" style:font-name-complex="ui-monospace" fo:color="#2B303B"/>
    </style:style>
    <style:style style:name="T2807" style:parent-style-name="DefaultParagraphFont" style:family="text">
      <style:text-properties style:font-name="ui-monospace" style:font-name-asian="ui-monospace" style:font-name-complex="ui-monospace" fo:color="#14181F"/>
    </style:style>
    <style:style style:name="T2808" style:parent-style-name="DefaultParagraphFont" style:family="text">
      <style:text-properties style:font-name="ui-monospace" style:font-name-asian="ui-monospace" style:font-name-complex="ui-monospace" fo:color="#8100C2"/>
    </style:style>
    <style:style style:name="T2809" style:parent-style-name="DefaultParagraphFont" style:family="text">
      <style:text-properties style:font-name="ui-monospace" style:font-name-asian="ui-monospace" style:font-name-complex="ui-monospace" fo:color="#14181F"/>
    </style:style>
    <style:style style:name="T2810" style:parent-style-name="DefaultParagraphFont" style:family="text">
      <style:text-properties style:font-name="ui-monospace" style:font-name-asian="ui-monospace" style:font-name-complex="ui-monospace" fo:color="#8100C2"/>
    </style:style>
    <style:style style:name="T2811" style:parent-style-name="DefaultParagraphFont" style:family="text">
      <style:text-properties style:font-name="ui-monospace" style:font-name-asian="ui-monospace" style:font-name-complex="ui-monospace" fo:color="#2B303B"/>
    </style:style>
    <style:style style:name="T2812" style:parent-style-name="DefaultParagraphFont" style:family="text">
      <style:text-properties style:font-name="ui-monospace" style:font-name-asian="ui-monospace" style:font-name-complex="ui-monospace" fo:color="#14181F"/>
    </style:style>
    <style:style style:name="T2813" style:parent-style-name="DefaultParagraphFont" style:family="text">
      <style:text-properties style:font-name="ui-monospace" style:font-name-asian="ui-monospace" style:font-name-complex="ui-monospace" fo:color="#2B303B"/>
    </style:style>
    <style:style style:name="T2814" style:parent-style-name="DefaultParagraphFont" style:family="text">
      <style:text-properties style:font-name="ui-monospace" style:font-name-asian="ui-monospace" style:font-name-complex="ui-monospace" fo:color="#14181F"/>
    </style:style>
    <style:style style:name="T2815" style:parent-style-name="DefaultParagraphFont" style:family="text">
      <style:text-properties style:font-name="ui-monospace" style:font-name-asian="ui-monospace" style:font-name-complex="ui-monospace" fo:color="#8100C2"/>
    </style:style>
    <style:style style:name="T2816" style:parent-style-name="DefaultParagraphFont" style:family="text">
      <style:text-properties style:font-name="ui-monospace" style:font-name-asian="ui-monospace" style:font-name-complex="ui-monospace" fo:color="#14181F"/>
    </style:style>
    <style:style style:name="T2817" style:parent-style-name="DefaultParagraphFont" style:family="text">
      <style:text-properties style:font-name="ui-monospace" style:font-name-asian="ui-monospace" style:font-name-complex="ui-monospace" fo:color="#8100C2"/>
    </style:style>
    <style:style style:name="T2818" style:parent-style-name="DefaultParagraphFont" style:family="text">
      <style:text-properties style:font-name="ui-monospace" style:font-name-asian="ui-monospace" style:font-name-complex="ui-monospace" fo:color="#14181F"/>
    </style:style>
    <style:style style:name="T2819" style:parent-style-name="DefaultParagraphFont" style:family="text">
      <style:text-properties style:font-name="ui-monospace" style:font-name-asian="ui-monospace" style:font-name-complex="ui-monospace" fo:color="#8100C2"/>
    </style:style>
    <style:style style:name="T2820" style:parent-style-name="DefaultParagraphFont" style:family="text">
      <style:text-properties style:font-name="ui-monospace" style:font-name-asian="ui-monospace" style:font-name-complex="ui-monospace" fo:color="#14181F"/>
    </style:style>
    <style:style style:name="T2821" style:parent-style-name="DefaultParagraphFont" style:family="text">
      <style:text-properties style:font-name="ui-monospace" style:font-name-asian="ui-monospace" style:font-name-complex="ui-monospace" fo:color="#8100C2"/>
    </style:style>
    <style:style style:name="T2822" style:parent-style-name="DefaultParagraphFont" style:family="text">
      <style:text-properties style:font-name="ui-monospace" style:font-name-asian="ui-monospace" style:font-name-complex="ui-monospace" fo:color="#2B303B"/>
    </style:style>
    <style:style style:name="T2823" style:parent-style-name="DefaultParagraphFont" style:family="text">
      <style:text-properties style:font-name="ui-monospace" style:font-name-asian="ui-monospace" style:font-name-complex="ui-monospace" fo:color="#14181F"/>
    </style:style>
    <style:style style:name="T2824" style:parent-style-name="DefaultParagraphFont" style:family="text">
      <style:text-properties style:font-name="ui-monospace" style:font-name-asian="ui-monospace" style:font-name-complex="ui-monospace" fo:color="#8100C2"/>
    </style:style>
    <style:style style:name="T2825" style:parent-style-name="DefaultParagraphFont" style:family="text">
      <style:text-properties style:font-name="ui-monospace" style:font-name-asian="ui-monospace" style:font-name-complex="ui-monospace" fo:color="#14181F"/>
    </style:style>
    <style:style style:name="T2826" style:parent-style-name="DefaultParagraphFont" style:family="text">
      <style:text-properties style:font-name="ui-monospace" style:font-name-asian="ui-monospace" style:font-name-complex="ui-monospace" fo:color="#8100C2"/>
    </style:style>
    <style:style style:name="T2827" style:parent-style-name="DefaultParagraphFont" style:family="text">
      <style:text-properties style:font-name="ui-monospace" style:font-name-asian="ui-monospace" style:font-name-complex="ui-monospace" fo:color="#14181F"/>
    </style:style>
    <style:style style:name="T2828" style:parent-style-name="DefaultParagraphFont" style:family="text">
      <style:text-properties style:font-name="ui-monospace" style:font-name-asian="ui-monospace" style:font-name-complex="ui-monospace" fo:color="#8100C2"/>
    </style:style>
    <style:style style:name="T2829" style:parent-style-name="DefaultParagraphFont" style:family="text">
      <style:text-properties style:font-name="ui-monospace" style:font-name-asian="ui-monospace" style:font-name-complex="ui-monospace" fo:color="#2B303B"/>
    </style:style>
    <style:style style:name="T2830" style:parent-style-name="DefaultParagraphFont" style:family="text">
      <style:text-properties style:font-name="ui-monospace" style:font-name-asian="ui-monospace" style:font-name-complex="ui-monospace" fo:color="#6E7687"/>
    </style:style>
    <style:style style:name="T2831" style:parent-style-name="DefaultParagraphFont" style:family="text">
      <style:text-properties style:font-name="ui-monospace" style:font-name-asian="ui-monospace" style:font-name-complex="ui-monospace" fo:color="#6E7687"/>
    </style:style>
    <style:style style:name="T2832" style:parent-style-name="DefaultParagraphFont" style:family="text">
      <style:text-properties style:font-name="ui-monospace" style:font-name-asian="ui-monospace" style:font-name-complex="ui-monospace" fo:color="#6E7687"/>
    </style:style>
    <style:style style:name="T2833" style:parent-style-name="DefaultParagraphFont" style:family="text">
      <style:text-properties style:font-name="ui-monospace" style:font-name-asian="ui-monospace" style:font-name-complex="ui-monospace" fo:color="#6E7687"/>
    </style:style>
    <style:style style:name="T2834" style:parent-style-name="DefaultParagraphFont" style:family="text">
      <style:text-properties style:font-name="ui-monospace" style:font-name-asian="ui-monospace" style:font-name-complex="ui-monospace" fo:color="#6E7687"/>
    </style:style>
    <style:style style:name="T2835" style:parent-style-name="DefaultParagraphFont" style:family="text">
      <style:text-properties style:font-name="ui-monospace" style:font-name-asian="ui-monospace" style:font-name-complex="ui-monospace" fo:color="#6E7687"/>
    </style:style>
    <style:style style:name="T2836" style:parent-style-name="DefaultParagraphFont" style:family="text">
      <style:text-properties style:font-name="ui-monospace" style:font-name-asian="ui-monospace" style:font-name-complex="ui-monospace" fo:color="#14181F"/>
    </style:style>
    <style:style style:name="T2837" style:parent-style-name="DefaultParagraphFont" style:family="text">
      <style:text-properties style:font-name="ui-monospace" style:font-name-asian="ui-monospace" style:font-name-complex="ui-monospace" fo:color="#008080"/>
    </style:style>
    <style:style style:name="T2838" style:parent-style-name="DefaultParagraphFont" style:family="text">
      <style:text-properties style:font-name="ui-monospace" style:font-name-asian="ui-monospace" style:font-name-complex="ui-monospace" fo:color="#14181F"/>
    </style:style>
    <style:style style:name="T2839" style:parent-style-name="DefaultParagraphFont" style:family="text">
      <style:text-properties style:font-name="ui-monospace" style:font-name-asian="ui-monospace" style:font-name-complex="ui-monospace" fo:color="#8100C2"/>
    </style:style>
    <style:style style:name="T2840" style:parent-style-name="DefaultParagraphFont" style:family="text">
      <style:text-properties style:font-name="ui-monospace" style:font-name-asian="ui-monospace" style:font-name-complex="ui-monospace" fo:color="#14181F"/>
    </style:style>
    <style:style style:name="T2841" style:parent-style-name="DefaultParagraphFont" style:family="text">
      <style:text-properties style:font-name="ui-monospace" style:font-name-asian="ui-monospace" style:font-name-complex="ui-monospace" fo:color="#2B303B"/>
    </style:style>
    <style:style style:name="T2842" style:parent-style-name="DefaultParagraphFont" style:family="text">
      <style:text-properties style:font-name="ui-monospace" style:font-name-asian="ui-monospace" style:font-name-complex="ui-monospace" fo:color="#14181F"/>
    </style:style>
    <style:style style:name="T2843" style:parent-style-name="DefaultParagraphFont" style:family="text">
      <style:text-properties style:font-name="ui-monospace" style:font-name-asian="ui-monospace" style:font-name-complex="ui-monospace" fo:color="#14181F"/>
    </style:style>
    <style:style style:name="T2844" style:parent-style-name="DefaultParagraphFont" style:family="text">
      <style:text-properties style:font-name="ui-monospace" style:font-name-asian="ui-monospace" style:font-name-complex="ui-monospace" fo:color="#8100C2"/>
    </style:style>
    <style:style style:name="T2845" style:parent-style-name="DefaultParagraphFont" style:family="text">
      <style:text-properties style:font-name="ui-monospace" style:font-name-asian="ui-monospace" style:font-name-complex="ui-monospace" fo:color="#14181F"/>
    </style:style>
    <style:style style:name="T2846" style:parent-style-name="DefaultParagraphFont" style:family="text">
      <style:text-properties style:font-name="ui-monospace" style:font-name-asian="ui-monospace" style:font-name-complex="ui-monospace" fo:color="#8100C2"/>
    </style:style>
    <style:style style:name="T2847" style:parent-style-name="DefaultParagraphFont" style:family="text">
      <style:text-properties style:font-name="ui-monospace" style:font-name-asian="ui-monospace" style:font-name-complex="ui-monospace" fo:color="#14181F"/>
    </style:style>
    <style:style style:name="T2848" style:parent-style-name="DefaultParagraphFont" style:family="text">
      <style:text-properties style:font-name="ui-monospace" style:font-name-asian="ui-monospace" style:font-name-complex="ui-monospace" fo:color="#008000"/>
    </style:style>
    <style:style style:name="T2849" style:parent-style-name="DefaultParagraphFont" style:family="text">
      <style:text-properties style:font-name="ui-monospace" style:font-name-asian="ui-monospace" style:font-name-complex="ui-monospace" fo:color="#14181F"/>
    </style:style>
    <style:style style:name="T2850" style:parent-style-name="DefaultParagraphFont" style:family="text">
      <style:text-properties style:font-name="ui-monospace" style:font-name-asian="ui-monospace" style:font-name-complex="ui-monospace" fo:color="#8100C2"/>
    </style:style>
    <style:style style:name="T2851" style:parent-style-name="DefaultParagraphFont" style:family="text">
      <style:text-properties style:font-name="ui-monospace" style:font-name-asian="ui-monospace" style:font-name-complex="ui-monospace" fo:color="#14181F"/>
    </style:style>
    <style:style style:name="T2852" style:parent-style-name="DefaultParagraphFont" style:family="text">
      <style:text-properties style:font-name="ui-monospace" style:font-name-asian="ui-monospace" style:font-name-complex="ui-monospace" fo:color="#8100C2"/>
    </style:style>
    <style:style style:name="T2853" style:parent-style-name="DefaultParagraphFont" style:family="text">
      <style:text-properties style:font-name="ui-monospace" style:font-name-asian="ui-monospace" style:font-name-complex="ui-monospace" fo:color="#14181F"/>
    </style:style>
    <style:style style:name="T2854" style:parent-style-name="DefaultParagraphFont" style:family="text">
      <style:text-properties style:font-name="ui-monospace" style:font-name-asian="ui-monospace" style:font-name-complex="ui-monospace" fo:color="#008080"/>
    </style:style>
    <style:style style:name="T2855" style:parent-style-name="DefaultParagraphFont" style:family="text">
      <style:text-properties style:font-name="ui-monospace" style:font-name-asian="ui-monospace" style:font-name-complex="ui-monospace" fo:color="#2B303B"/>
    </style:style>
    <style:style style:name="T2856" style:parent-style-name="DefaultParagraphFont" style:family="text">
      <style:text-properties style:font-name="ui-monospace" style:font-name-asian="ui-monospace" style:font-name-complex="ui-monospace" fo:color="#14181F"/>
    </style:style>
    <style:style style:name="T2857" style:parent-style-name="DefaultParagraphFont" style:family="text">
      <style:text-properties style:font-name="ui-monospace" style:font-name-asian="ui-monospace" style:font-name-complex="ui-monospace" fo:color="#2B303B"/>
    </style:style>
    <style:style style:name="T2858" style:parent-style-name="DefaultParagraphFont" style:family="text">
      <style:text-properties style:font-name="ui-monospace" style:font-name-asian="ui-monospace" style:font-name-complex="ui-monospace" fo:color="#14181F"/>
    </style:style>
    <style:style style:name="T2859" style:parent-style-name="DefaultParagraphFont" style:family="text">
      <style:text-properties style:font-name="ui-monospace" style:font-name-asian="ui-monospace" style:font-name-complex="ui-monospace" fo:color="#2B303B"/>
    </style:style>
    <style:style style:name="T2860" style:parent-style-name="DefaultParagraphFont" style:family="text">
      <style:text-properties style:font-name="ui-monospace" style:font-name-asian="ui-monospace" style:font-name-complex="ui-monospace" fo:color="#14181F"/>
    </style:style>
    <style:style style:name="T2861" style:parent-style-name="DefaultParagraphFont" style:family="text">
      <style:text-properties style:font-name="ui-monospace" style:font-name-asian="ui-monospace" style:font-name-complex="ui-monospace" fo:color="#8100C2"/>
    </style:style>
    <style:style style:name="T2862" style:parent-style-name="DefaultParagraphFont" style:family="text">
      <style:text-properties style:font-name="ui-monospace" style:font-name-asian="ui-monospace" style:font-name-complex="ui-monospace" fo:color="#14181F"/>
    </style:style>
    <style:style style:name="T2863" style:parent-style-name="DefaultParagraphFont" style:family="text">
      <style:text-properties style:font-name="ui-monospace" style:font-name-asian="ui-monospace" style:font-name-complex="ui-monospace" fo:color="#008080"/>
    </style:style>
    <style:style style:name="T2864" style:parent-style-name="DefaultParagraphFont" style:family="text">
      <style:text-properties style:font-name="ui-monospace" style:font-name-asian="ui-monospace" style:font-name-complex="ui-monospace" fo:color="#2B303B"/>
    </style:style>
    <style:style style:name="T2865" style:parent-style-name="DefaultParagraphFont" style:family="text">
      <style:text-properties style:font-name="ui-monospace" style:font-name-asian="ui-monospace" style:font-name-complex="ui-monospace" fo:color="#14181F"/>
    </style:style>
    <style:style style:name="T2866" style:parent-style-name="DefaultParagraphFont" style:family="text">
      <style:text-properties style:font-name="ui-monospace" style:font-name-asian="ui-monospace" style:font-name-complex="ui-monospace" fo:color="#8100C2"/>
    </style:style>
    <style:style style:name="T2867" style:parent-style-name="DefaultParagraphFont" style:family="text">
      <style:text-properties style:font-name="ui-monospace" style:font-name-asian="ui-monospace" style:font-name-complex="ui-monospace" fo:color="#14181F"/>
    </style:style>
    <style:style style:name="T2868" style:parent-style-name="DefaultParagraphFont" style:family="text">
      <style:text-properties style:font-name="ui-monospace" style:font-name-asian="ui-monospace" style:font-name-complex="ui-monospace" fo:color="#2B303B"/>
    </style:style>
    <style:style style:name="T2869" style:parent-style-name="DefaultParagraphFont" style:family="text">
      <style:text-properties style:font-name="ui-monospace" style:font-name-asian="ui-monospace" style:font-name-complex="ui-monospace" fo:color="#14181F"/>
    </style:style>
    <style:style style:name="T2870" style:parent-style-name="DefaultParagraphFont" style:family="text">
      <style:text-properties style:font-name="ui-monospace" style:font-name-asian="ui-monospace" style:font-name-complex="ui-monospace" fo:color="#2B303B"/>
    </style:style>
    <style:style style:name="T2871" style:parent-style-name="DefaultParagraphFont" style:family="text">
      <style:text-properties style:font-name="ui-monospace" style:font-name-asian="ui-monospace" style:font-name-complex="ui-monospace" fo:color="#14181F"/>
    </style:style>
    <style:style style:name="T2872" style:parent-style-name="DefaultParagraphFont" style:family="text">
      <style:text-properties style:font-name="ui-monospace" style:font-name-asian="ui-monospace" style:font-name-complex="ui-monospace" fo:color="#2B303B"/>
    </style:style>
    <style:style style:name="T2873" style:parent-style-name="DefaultParagraphFont" style:family="text">
      <style:text-properties style:font-name="ui-monospace" style:font-name-asian="ui-monospace" style:font-name-complex="ui-monospace" fo:color="#14181F"/>
    </style:style>
    <style:style style:name="T2874" style:parent-style-name="DefaultParagraphFont" style:family="text">
      <style:text-properties style:font-name="ui-monospace" style:font-name-asian="ui-monospace" style:font-name-complex="ui-monospace" fo:color="#8100C2"/>
    </style:style>
    <style:style style:name="T2875" style:parent-style-name="DefaultParagraphFont" style:family="text">
      <style:text-properties style:font-name="ui-monospace" style:font-name-asian="ui-monospace" style:font-name-complex="ui-monospace" fo:color="#14181F"/>
    </style:style>
    <style:style style:name="T2876" style:parent-style-name="DefaultParagraphFont" style:family="text">
      <style:text-properties style:font-name="ui-monospace" style:font-name-asian="ui-monospace" style:font-name-complex="ui-monospace" fo:color="#8100C2"/>
    </style:style>
    <style:style style:name="T2877" style:parent-style-name="DefaultParagraphFont" style:family="text">
      <style:text-properties style:font-name="ui-monospace" style:font-name-asian="ui-monospace" style:font-name-complex="ui-monospace" fo:color="#14181F"/>
    </style:style>
    <style:style style:name="T2878" style:parent-style-name="DefaultParagraphFont" style:family="text">
      <style:text-properties style:font-name="ui-monospace" style:font-name-asian="ui-monospace" style:font-name-complex="ui-monospace" fo:color="#2B303B"/>
    </style:style>
    <style:style style:name="T2879" style:parent-style-name="DefaultParagraphFont" style:family="text">
      <style:text-properties style:font-name="ui-monospace" style:font-name-asian="ui-monospace" style:font-name-complex="ui-monospace" fo:color="#14181F"/>
    </style:style>
    <style:style style:name="T2880" style:parent-style-name="DefaultParagraphFont" style:family="text">
      <style:text-properties style:font-name="ui-monospace" style:font-name-asian="ui-monospace" style:font-name-complex="ui-monospace" fo:color="#008080"/>
    </style:style>
    <style:style style:name="T2881" style:parent-style-name="DefaultParagraphFont" style:family="text">
      <style:text-properties style:font-name="ui-monospace" style:font-name-asian="ui-monospace" style:font-name-complex="ui-monospace" fo:color="#14181F"/>
    </style:style>
    <style:style style:name="T2882" style:parent-style-name="DefaultParagraphFont" style:family="text">
      <style:text-properties style:font-name="ui-monospace" style:font-name-asian="ui-monospace" style:font-name-complex="ui-monospace" fo:color="#8100C2"/>
    </style:style>
    <style:style style:name="T2883" style:parent-style-name="DefaultParagraphFont" style:family="text">
      <style:text-properties style:font-name="ui-monospace" style:font-name-asian="ui-monospace" style:font-name-complex="ui-monospace" fo:color="#14181F"/>
    </style:style>
    <style:style style:name="T2884" style:parent-style-name="DefaultParagraphFont" style:family="text">
      <style:text-properties style:font-name="ui-monospace" style:font-name-asian="ui-monospace" style:font-name-complex="ui-monospace" fo:color="#2B303B"/>
    </style:style>
    <style:style style:name="T2885" style:parent-style-name="DefaultParagraphFont" style:family="text">
      <style:text-properties style:font-name="ui-monospace" style:font-name-asian="ui-monospace" style:font-name-complex="ui-monospace" fo:color="#14181F"/>
    </style:style>
    <style:style style:name="T2886" style:parent-style-name="DefaultParagraphFont" style:family="text">
      <style:text-properties style:font-name="ui-monospace" style:font-name-asian="ui-monospace" style:font-name-complex="ui-monospace" fo:color="#14181F"/>
    </style:style>
    <style:style style:name="T2887" style:parent-style-name="DefaultParagraphFont" style:family="text">
      <style:text-properties style:font-name="ui-monospace" style:font-name-asian="ui-monospace" style:font-name-complex="ui-monospace" fo:color="#8100C2"/>
    </style:style>
    <style:style style:name="T2888" style:parent-style-name="DefaultParagraphFont" style:family="text">
      <style:text-properties style:font-name="ui-monospace" style:font-name-asian="ui-monospace" style:font-name-complex="ui-monospace" fo:color="#14181F"/>
    </style:style>
    <style:style style:name="T2889" style:parent-style-name="DefaultParagraphFont" style:family="text">
      <style:text-properties style:font-name="ui-monospace" style:font-name-asian="ui-monospace" style:font-name-complex="ui-monospace" fo:color="#8100C2"/>
    </style:style>
    <style:style style:name="T2890" style:parent-style-name="DefaultParagraphFont" style:family="text">
      <style:text-properties style:font-name="ui-monospace" style:font-name-asian="ui-monospace" style:font-name-complex="ui-monospace" fo:color="#14181F"/>
    </style:style>
    <style:style style:name="T2891" style:parent-style-name="DefaultParagraphFont" style:family="text">
      <style:text-properties style:font-name="ui-monospace" style:font-name-asian="ui-monospace" style:font-name-complex="ui-monospace" fo:color="#8100C2"/>
    </style:style>
    <style:style style:name="T2892" style:parent-style-name="DefaultParagraphFont" style:family="text">
      <style:text-properties style:font-name="ui-monospace" style:font-name-asian="ui-monospace" style:font-name-complex="ui-monospace" fo:color="#14181F"/>
    </style:style>
    <style:style style:name="T2893" style:parent-style-name="DefaultParagraphFont" style:family="text">
      <style:text-properties style:font-name="ui-monospace" style:font-name-asian="ui-monospace" style:font-name-complex="ui-monospace" fo:color="#2B303B"/>
    </style:style>
    <style:style style:name="T2894" style:parent-style-name="DefaultParagraphFont" style:family="text">
      <style:text-properties style:font-name="ui-monospace" style:font-name-asian="ui-monospace" style:font-name-complex="ui-monospace" fo:color="#008000"/>
    </style:style>
    <style:style style:name="T2895" style:parent-style-name="DefaultParagraphFont" style:family="text">
      <style:text-properties style:font-name="ui-monospace" style:font-name-asian="ui-monospace" style:font-name-complex="ui-monospace" fo:color="#2B303B"/>
    </style:style>
    <style:style style:name="T2896" style:parent-style-name="DefaultParagraphFont" style:family="text">
      <style:text-properties style:font-name="ui-monospace" style:font-name-asian="ui-monospace" style:font-name-complex="ui-monospace" fo:color="#14181F"/>
    </style:style>
    <style:style style:name="T2897" style:parent-style-name="DefaultParagraphFont" style:family="text">
      <style:text-properties style:font-name="ui-monospace" style:font-name-asian="ui-monospace" style:font-name-complex="ui-monospace" fo:color="#8100C2"/>
    </style:style>
    <style:style style:name="T2898" style:parent-style-name="DefaultParagraphFont" style:family="text">
      <style:text-properties style:font-name="ui-monospace" style:font-name-asian="ui-monospace" style:font-name-complex="ui-monospace" fo:color="#14181F"/>
    </style:style>
    <style:style style:name="T2899" style:parent-style-name="DefaultParagraphFont" style:family="text">
      <style:text-properties style:font-name="ui-monospace" style:font-name-asian="ui-monospace" style:font-name-complex="ui-monospace" fo:color="#008080"/>
    </style:style>
    <style:style style:name="T2900" style:parent-style-name="DefaultParagraphFont" style:family="text">
      <style:text-properties style:font-name="ui-monospace" style:font-name-asian="ui-monospace" style:font-name-complex="ui-monospace" fo:color="#14181F"/>
    </style:style>
    <style:style style:name="T2901" style:parent-style-name="DefaultParagraphFont" style:family="text">
      <style:text-properties style:font-name="ui-monospace" style:font-name-asian="ui-monospace" style:font-name-complex="ui-monospace" fo:color="#8100C2"/>
    </style:style>
    <style:style style:name="T2902" style:parent-style-name="DefaultParagraphFont" style:family="text">
      <style:text-properties style:font-name="ui-monospace" style:font-name-asian="ui-monospace" style:font-name-complex="ui-monospace" fo:color="#14181F"/>
    </style:style>
    <style:style style:name="T2903" style:parent-style-name="DefaultParagraphFont" style:family="text">
      <style:text-properties style:font-name="ui-monospace" style:font-name-asian="ui-monospace" style:font-name-complex="ui-monospace" fo:color="#2B303B"/>
    </style:style>
    <style:style style:name="T2904" style:parent-style-name="DefaultParagraphFont" style:family="text">
      <style:text-properties style:font-name="ui-monospace" style:font-name-asian="ui-monospace" style:font-name-complex="ui-monospace" fo:color="#14181F"/>
    </style:style>
    <style:style style:name="T2905" style:parent-style-name="DefaultParagraphFont" style:family="text">
      <style:text-properties style:font-name="ui-monospace" style:font-name-asian="ui-monospace" style:font-name-complex="ui-monospace" fo:color="#2B303B"/>
    </style:style>
    <style:style style:name="T2906" style:parent-style-name="DefaultParagraphFont" style:family="text">
      <style:text-properties style:font-name="ui-monospace" style:font-name-asian="ui-monospace" style:font-name-complex="ui-monospace" fo:color="#14181F"/>
    </style:style>
    <style:style style:name="T2907" style:parent-style-name="DefaultParagraphFont" style:family="text">
      <style:text-properties style:font-name="ui-monospace" style:font-name-asian="ui-monospace" style:font-name-complex="ui-monospace" fo:color="#008080"/>
    </style:style>
    <style:style style:name="T2908" style:parent-style-name="DefaultParagraphFont" style:family="text">
      <style:text-properties style:font-name="ui-monospace" style:font-name-asian="ui-monospace" style:font-name-complex="ui-monospace" fo:color="#14181F"/>
    </style:style>
    <style:style style:name="T2909" style:parent-style-name="DefaultParagraphFont" style:family="text">
      <style:text-properties style:font-name="ui-monospace" style:font-name-asian="ui-monospace" style:font-name-complex="ui-monospace" fo:color="#8100C2"/>
    </style:style>
    <style:style style:name="T2910" style:parent-style-name="DefaultParagraphFont" style:family="text">
      <style:text-properties style:font-name="ui-monospace" style:font-name-asian="ui-monospace" style:font-name-complex="ui-monospace" fo:color="#14181F"/>
    </style:style>
    <style:style style:name="T2911" style:parent-style-name="DefaultParagraphFont" style:family="text">
      <style:text-properties style:font-name="ui-monospace" style:font-name-asian="ui-monospace" style:font-name-complex="ui-monospace" fo:color="#2B303B"/>
    </style:style>
    <style:style style:name="T2912" style:parent-style-name="DefaultParagraphFont" style:family="text">
      <style:text-properties style:font-name="ui-monospace" style:font-name-asian="ui-monospace" style:font-name-complex="ui-monospace" fo:color="#14181F"/>
    </style:style>
    <style:style style:name="T2913" style:parent-style-name="DefaultParagraphFont" style:family="text">
      <style:text-properties style:font-name="ui-monospace" style:font-name-asian="ui-monospace" style:font-name-complex="ui-monospace" fo:color="#14181F"/>
    </style:style>
    <style:style style:name="T2914" style:parent-style-name="DefaultParagraphFont" style:family="text">
      <style:text-properties style:font-name="ui-monospace" style:font-name-asian="ui-monospace" style:font-name-complex="ui-monospace" fo:color="#2B303B"/>
    </style:style>
    <style:style style:name="T2915" style:parent-style-name="DefaultParagraphFont" style:family="text">
      <style:text-properties style:font-name="ui-monospace" style:font-name-asian="ui-monospace" style:font-name-complex="ui-monospace" fo:color="#14181F"/>
    </style:style>
    <style:style style:name="T2916" style:parent-style-name="DefaultParagraphFont" style:family="text">
      <style:text-properties style:font-name="ui-monospace" style:font-name-asian="ui-monospace" style:font-name-complex="ui-monospace" fo:color="#8100C2"/>
    </style:style>
    <style:style style:name="T2917" style:parent-style-name="DefaultParagraphFont" style:family="text">
      <style:text-properties style:font-name="ui-monospace" style:font-name-asian="ui-monospace" style:font-name-complex="ui-monospace" fo:color="#14181F"/>
    </style:style>
    <style:style style:name="T2918" style:parent-style-name="DefaultParagraphFont" style:family="text">
      <style:text-properties style:font-name="ui-monospace" style:font-name-asian="ui-monospace" style:font-name-complex="ui-monospace" fo:color="#2B303B"/>
    </style:style>
    <style:style style:name="T2919" style:parent-style-name="DefaultParagraphFont" style:family="text">
      <style:text-properties style:font-name="ui-monospace" style:font-name-asian="ui-monospace" style:font-name-complex="ui-monospace" fo:color="#14181F"/>
    </style:style>
    <style:style style:name="T2920" style:parent-style-name="DefaultParagraphFont" style:family="text">
      <style:text-properties style:font-name="ui-monospace" style:font-name-asian="ui-monospace" style:font-name-complex="ui-monospace" fo:color="#8100C2"/>
    </style:style>
    <style:style style:name="T2921" style:parent-style-name="DefaultParagraphFont" style:family="text">
      <style:text-properties style:font-name="ui-monospace" style:font-name-asian="ui-monospace" style:font-name-complex="ui-monospace" fo:color="#14181F"/>
    </style:style>
    <style:style style:name="T2922" style:parent-style-name="DefaultParagraphFont" style:family="text">
      <style:text-properties style:font-name="ui-monospace" style:font-name-asian="ui-monospace" style:font-name-complex="ui-monospace" fo:color="#008080"/>
    </style:style>
    <style:style style:name="T2923" style:parent-style-name="DefaultParagraphFont" style:family="text">
      <style:text-properties style:font-name="ui-monospace" style:font-name-asian="ui-monospace" style:font-name-complex="ui-monospace" fo:color="#2B303B"/>
    </style:style>
    <style:style style:name="T2924" style:parent-style-name="DefaultParagraphFont" style:family="text">
      <style:text-properties style:font-name="ui-monospace" style:font-name-asian="ui-monospace" style:font-name-complex="ui-monospace" fo:color="#14181F"/>
    </style:style>
    <style:style style:name="T2925" style:parent-style-name="DefaultParagraphFont" style:family="text">
      <style:text-properties style:font-name="ui-monospace" style:font-name-asian="ui-monospace" style:font-name-complex="ui-monospace" fo:color="#2B303B"/>
    </style:style>
    <style:style style:name="T2926" style:parent-style-name="DefaultParagraphFont" style:family="text">
      <style:text-properties style:font-name="ui-monospace" style:font-name-asian="ui-monospace" style:font-name-complex="ui-monospace" fo:color="#14181F"/>
    </style:style>
    <style:style style:name="T2927" style:parent-style-name="DefaultParagraphFont" style:family="text">
      <style:text-properties style:font-name="ui-monospace" style:font-name-asian="ui-monospace" style:font-name-complex="ui-monospace" fo:color="#2B303B"/>
    </style:style>
    <style:style style:name="T2928" style:parent-style-name="DefaultParagraphFont" style:family="text">
      <style:text-properties style:font-name="ui-monospace" style:font-name-asian="ui-monospace" style:font-name-complex="ui-monospace" fo:color="#14181F"/>
    </style:style>
    <style:style style:name="T2929" style:parent-style-name="DefaultParagraphFont" style:family="text">
      <style:text-properties style:font-name="ui-monospace" style:font-name-asian="ui-monospace" style:font-name-complex="ui-monospace" fo:color="#8100C2"/>
    </style:style>
    <style:style style:name="T2930" style:parent-style-name="DefaultParagraphFont" style:family="text">
      <style:text-properties style:font-name="ui-monospace" style:font-name-asian="ui-monospace" style:font-name-complex="ui-monospace" fo:color="#14181F"/>
    </style:style>
    <style:style style:name="T2931" style:parent-style-name="DefaultParagraphFont" style:family="text">
      <style:text-properties style:font-name="ui-monospace" style:font-name-asian="ui-monospace" style:font-name-complex="ui-monospace" fo:color="#008080"/>
    </style:style>
    <style:style style:name="T2932" style:parent-style-name="DefaultParagraphFont" style:family="text">
      <style:text-properties style:font-name="ui-monospace" style:font-name-asian="ui-monospace" style:font-name-complex="ui-monospace" fo:color="#2B303B"/>
    </style:style>
    <style:style style:name="T2933" style:parent-style-name="DefaultParagraphFont" style:family="text">
      <style:text-properties style:font-name="ui-monospace" style:font-name-asian="ui-monospace" style:font-name-complex="ui-monospace" fo:color="#14181F"/>
    </style:style>
    <style:style style:name="T2934" style:parent-style-name="DefaultParagraphFont" style:family="text">
      <style:text-properties style:font-name="ui-monospace" style:font-name-asian="ui-monospace" style:font-name-complex="ui-monospace" fo:color="#2B303B"/>
    </style:style>
    <style:style style:name="T2935" style:parent-style-name="DefaultParagraphFont" style:family="text">
      <style:text-properties style:font-name="ui-monospace" style:font-name-asian="ui-monospace" style:font-name-complex="ui-monospace" fo:color="#14181F"/>
    </style:style>
    <style:style style:name="T2936" style:parent-style-name="DefaultParagraphFont" style:family="text">
      <style:text-properties style:font-name="ui-monospace" style:font-name-asian="ui-monospace" style:font-name-complex="ui-monospace" fo:color="#2B303B"/>
    </style:style>
    <style:style style:name="T2937" style:parent-style-name="DefaultParagraphFont" style:family="text">
      <style:text-properties style:font-name="ui-monospace" style:font-name-asian="ui-monospace" style:font-name-complex="ui-monospace" fo:color="#14181F"/>
    </style:style>
    <style:style style:name="T2938" style:parent-style-name="DefaultParagraphFont" style:family="text">
      <style:text-properties style:font-name="ui-monospace" style:font-name-asian="ui-monospace" style:font-name-complex="ui-monospace" fo:color="#8100C2"/>
    </style:style>
    <style:style style:name="T2939" style:parent-style-name="DefaultParagraphFont" style:family="text">
      <style:text-properties style:font-name="ui-monospace" style:font-name-asian="ui-monospace" style:font-name-complex="ui-monospace" fo:color="#14181F"/>
    </style:style>
    <style:style style:name="T2940" style:parent-style-name="DefaultParagraphFont" style:family="text">
      <style:text-properties style:font-name="ui-monospace" style:font-name-asian="ui-monospace" style:font-name-complex="ui-monospace" fo:color="#2B303B"/>
    </style:style>
    <style:style style:name="T2941" style:parent-style-name="DefaultParagraphFont" style:family="text">
      <style:text-properties style:font-name="ui-monospace" style:font-name-asian="ui-monospace" style:font-name-complex="ui-monospace" fo:color="#14181F"/>
    </style:style>
    <style:style style:name="T2942" style:parent-style-name="DefaultParagraphFont" style:family="text">
      <style:text-properties style:font-name="ui-monospace" style:font-name-asian="ui-monospace" style:font-name-complex="ui-monospace" fo:color="#008080"/>
    </style:style>
    <style:style style:name="T2943" style:parent-style-name="DefaultParagraphFont" style:family="text">
      <style:text-properties style:font-name="ui-monospace" style:font-name-asian="ui-monospace" style:font-name-complex="ui-monospace" fo:color="#14181F"/>
    </style:style>
    <style:style style:name="T2944" style:parent-style-name="DefaultParagraphFont" style:family="text">
      <style:text-properties style:font-name="ui-monospace" style:font-name-asian="ui-monospace" style:font-name-complex="ui-monospace" fo:color="#008080"/>
    </style:style>
    <style:style style:name="T2945" style:parent-style-name="DefaultParagraphFont" style:family="text">
      <style:text-properties style:font-name="ui-monospace" style:font-name-asian="ui-monospace" style:font-name-complex="ui-monospace" fo:color="#14181F"/>
    </style:style>
    <style:style style:name="T2946" style:parent-style-name="DefaultParagraphFont" style:family="text">
      <style:text-properties style:font-name="ui-monospace" style:font-name-asian="ui-monospace" style:font-name-complex="ui-monospace" fo:color="#8100C2"/>
    </style:style>
    <style:style style:name="T2947" style:parent-style-name="DefaultParagraphFont" style:family="text">
      <style:text-properties style:font-name="ui-monospace" style:font-name-asian="ui-monospace" style:font-name-complex="ui-monospace" fo:color="#14181F"/>
    </style:style>
    <style:style style:name="T2948" style:parent-style-name="DefaultParagraphFont" style:family="text">
      <style:text-properties style:font-name="ui-monospace" style:font-name-asian="ui-monospace" style:font-name-complex="ui-monospace" fo:color="#2B303B"/>
    </style:style>
    <style:style style:name="T2949" style:parent-style-name="DefaultParagraphFont" style:family="text">
      <style:text-properties style:font-name="ui-monospace" style:font-name-asian="ui-monospace" style:font-name-complex="ui-monospace" fo:color="#14181F"/>
    </style:style>
    <style:style style:name="T2950" style:parent-style-name="DefaultParagraphFont" style:family="text">
      <style:text-properties style:font-name="ui-monospace" style:font-name-asian="ui-monospace" style:font-name-complex="ui-monospace" fo:color="#14181F"/>
    </style:style>
    <style:style style:name="T2951" style:parent-style-name="DefaultParagraphFont" style:family="text">
      <style:text-properties style:font-name="ui-monospace" style:font-name-asian="ui-monospace" style:font-name-complex="ui-monospace" fo:color="#8100C2"/>
    </style:style>
    <style:style style:name="T2952" style:parent-style-name="DefaultParagraphFont" style:family="text">
      <style:text-properties style:font-name="ui-monospace" style:font-name-asian="ui-monospace" style:font-name-complex="ui-monospace" fo:color="#14181F"/>
    </style:style>
    <style:style style:name="T2953" style:parent-style-name="DefaultParagraphFont" style:family="text">
      <style:text-properties style:font-name="ui-monospace" style:font-name-asian="ui-monospace" style:font-name-complex="ui-monospace" fo:color="#8100C2"/>
    </style:style>
    <style:style style:name="T2954" style:parent-style-name="DefaultParagraphFont" style:family="text">
      <style:text-properties style:font-name="ui-monospace" style:font-name-asian="ui-monospace" style:font-name-complex="ui-monospace" fo:color="#14181F"/>
    </style:style>
    <style:style style:name="T2955" style:parent-style-name="DefaultParagraphFont" style:family="text">
      <style:text-properties style:font-name="ui-monospace" style:font-name-asian="ui-monospace" style:font-name-complex="ui-monospace" fo:color="#8100C2"/>
    </style:style>
    <style:style style:name="T2956" style:parent-style-name="DefaultParagraphFont" style:family="text">
      <style:text-properties style:font-name="ui-monospace" style:font-name-asian="ui-monospace" style:font-name-complex="ui-monospace" fo:color="#14181F"/>
    </style:style>
    <style:style style:name="T2957" style:parent-style-name="DefaultParagraphFont" style:family="text">
      <style:text-properties style:font-name="ui-monospace" style:font-name-asian="ui-monospace" style:font-name-complex="ui-monospace" fo:color="#2B303B"/>
    </style:style>
    <style:style style:name="T2958" style:parent-style-name="DefaultParagraphFont" style:family="text">
      <style:text-properties style:font-name="ui-monospace" style:font-name-asian="ui-monospace" style:font-name-complex="ui-monospace" fo:color="#14181F"/>
    </style:style>
    <style:style style:name="T2959" style:parent-style-name="DefaultParagraphFont" style:family="text">
      <style:text-properties style:font-name="ui-monospace" style:font-name-asian="ui-monospace" style:font-name-complex="ui-monospace" fo:color="#8100C2"/>
    </style:style>
    <style:style style:name="T2960" style:parent-style-name="DefaultParagraphFont" style:family="text">
      <style:text-properties style:font-name="ui-monospace" style:font-name-asian="ui-monospace" style:font-name-complex="ui-monospace" fo:color="#14181F"/>
    </style:style>
    <style:style style:name="T2961" style:parent-style-name="DefaultParagraphFont" style:family="text">
      <style:text-properties style:font-name="ui-monospace" style:font-name-asian="ui-monospace" style:font-name-complex="ui-monospace" fo:color="#008080"/>
    </style:style>
    <style:style style:name="T2962" style:parent-style-name="DefaultParagraphFont" style:family="text">
      <style:text-properties style:font-name="ui-monospace" style:font-name-asian="ui-monospace" style:font-name-complex="ui-monospace" fo:color="#14181F"/>
    </style:style>
    <style:style style:name="T2963" style:parent-style-name="DefaultParagraphFont" style:family="text">
      <style:text-properties style:font-name="ui-monospace" style:font-name-asian="ui-monospace" style:font-name-complex="ui-monospace" fo:color="#8100C2"/>
    </style:style>
    <style:style style:name="T2964" style:parent-style-name="DefaultParagraphFont" style:family="text">
      <style:text-properties style:font-name="ui-monospace" style:font-name-asian="ui-monospace" style:font-name-complex="ui-monospace" fo:color="#14181F"/>
    </style:style>
    <style:style style:name="T2965" style:parent-style-name="DefaultParagraphFont" style:family="text">
      <style:text-properties style:font-name="ui-monospace" style:font-name-asian="ui-monospace" style:font-name-complex="ui-monospace" fo:color="#8100C2"/>
    </style:style>
    <style:style style:name="T2966" style:parent-style-name="DefaultParagraphFont" style:family="text">
      <style:text-properties style:font-name="ui-monospace" style:font-name-asian="ui-monospace" style:font-name-complex="ui-monospace" fo:color="#14181F"/>
    </style:style>
    <style:style style:name="T2967" style:parent-style-name="DefaultParagraphFont" style:family="text">
      <style:text-properties style:font-name="ui-monospace" style:font-name-asian="ui-monospace" style:font-name-complex="ui-monospace" fo:color="#2B303B"/>
    </style:style>
    <style:style style:name="T2968" style:parent-style-name="DefaultParagraphFont" style:family="text">
      <style:text-properties style:font-name="ui-monospace" style:font-name-asian="ui-monospace" style:font-name-complex="ui-monospace" fo:color="#14181F"/>
    </style:style>
    <style:style style:name="T2969" style:parent-style-name="DefaultParagraphFont" style:family="text">
      <style:text-properties style:font-name="ui-monospace" style:font-name-asian="ui-monospace" style:font-name-complex="ui-monospace" fo:color="#008080"/>
    </style:style>
    <style:style style:name="T2970" style:parent-style-name="DefaultParagraphFont" style:family="text">
      <style:text-properties style:font-name="ui-monospace" style:font-name-asian="ui-monospace" style:font-name-complex="ui-monospace" fo:color="#14181F"/>
    </style:style>
    <style:style style:name="T2971" style:parent-style-name="DefaultParagraphFont" style:family="text">
      <style:text-properties style:font-name="ui-monospace" style:font-name-asian="ui-monospace" style:font-name-complex="ui-monospace" fo:color="#008000"/>
    </style:style>
    <style:style style:name="T2972" style:parent-style-name="DefaultParagraphFont" style:family="text">
      <style:text-properties style:font-name="ui-monospace" style:font-name-asian="ui-monospace" style:font-name-complex="ui-monospace" fo:color="#14181F"/>
    </style:style>
    <style:style style:name="T2973" style:parent-style-name="DefaultParagraphFont" style:family="text">
      <style:text-properties style:font-name="ui-monospace" style:font-name-asian="ui-monospace" style:font-name-complex="ui-monospace" fo:color="#008080"/>
    </style:style>
    <style:style style:name="T2974" style:parent-style-name="DefaultParagraphFont" style:family="text">
      <style:text-properties style:font-name="ui-monospace" style:font-name-asian="ui-monospace" style:font-name-complex="ui-monospace" fo:color="#14181F"/>
    </style:style>
    <style:style style:name="T2975" style:parent-style-name="DefaultParagraphFont" style:family="text">
      <style:text-properties style:font-name="ui-monospace" style:font-name-asian="ui-monospace" style:font-name-complex="ui-monospace" fo:color="#2B303B"/>
    </style:style>
    <style:style style:name="T2976" style:parent-style-name="DefaultParagraphFont" style:family="text">
      <style:text-properties style:font-name="ui-monospace" style:font-name-asian="ui-monospace" style:font-name-complex="ui-monospace" fo:color="#14181F"/>
    </style:style>
    <style:style style:name="T2977" style:parent-style-name="DefaultParagraphFont" style:family="text">
      <style:text-properties style:font-name="ui-monospace" style:font-name-asian="ui-monospace" style:font-name-complex="ui-monospace" fo:color="#14181F"/>
    </style:style>
    <style:style style:name="T2978" style:parent-style-name="DefaultParagraphFont" style:family="text">
      <style:text-properties style:font-name="ui-monospace" style:font-name-asian="ui-monospace" style:font-name-complex="ui-monospace" fo:color="#8100C2"/>
    </style:style>
    <style:style style:name="T2979" style:parent-style-name="DefaultParagraphFont" style:family="text">
      <style:text-properties style:font-name="ui-monospace" style:font-name-asian="ui-monospace" style:font-name-complex="ui-monospace" fo:color="#14181F"/>
    </style:style>
    <style:style style:name="T2980" style:parent-style-name="DefaultParagraphFont" style:family="text">
      <style:text-properties style:font-name="ui-monospace" style:font-name-asian="ui-monospace" style:font-name-complex="ui-monospace" fo:color="#008000"/>
    </style:style>
    <style:style style:name="T2981" style:parent-style-name="DefaultParagraphFont" style:family="text">
      <style:text-properties style:font-name="ui-monospace" style:font-name-asian="ui-monospace" style:font-name-complex="ui-monospace" fo:color="#14181F"/>
    </style:style>
    <style:style style:name="T2982" style:parent-style-name="DefaultParagraphFont" style:family="text">
      <style:text-properties style:font-name="ui-monospace" style:font-name-asian="ui-monospace" style:font-name-complex="ui-monospace" fo:color="#8100C2"/>
    </style:style>
    <style:style style:name="T2983" style:parent-style-name="DefaultParagraphFont" style:family="text">
      <style:text-properties style:font-name="ui-monospace" style:font-name-asian="ui-monospace" style:font-name-complex="ui-monospace" fo:color="#14181F"/>
    </style:style>
    <style:style style:name="T2984" style:parent-style-name="DefaultParagraphFont" style:family="text">
      <style:text-properties style:font-name="ui-monospace" style:font-name-asian="ui-monospace" style:font-name-complex="ui-monospace" fo:color="#008080"/>
    </style:style>
    <style:style style:name="T2985" style:parent-style-name="DefaultParagraphFont" style:family="text">
      <style:text-properties style:font-name="ui-monospace" style:font-name-asian="ui-monospace" style:font-name-complex="ui-monospace" fo:color="#14181F"/>
    </style:style>
    <style:style style:name="T2986" style:parent-style-name="DefaultParagraphFont" style:family="text">
      <style:text-properties style:font-name="ui-monospace" style:font-name-asian="ui-monospace" style:font-name-complex="ui-monospace" fo:color="#8100C2"/>
    </style:style>
    <style:style style:name="T2987" style:parent-style-name="DefaultParagraphFont" style:family="text">
      <style:text-properties style:font-name="ui-monospace" style:font-name-asian="ui-monospace" style:font-name-complex="ui-monospace" fo:color="#14181F"/>
    </style:style>
    <style:style style:name="T2988" style:parent-style-name="DefaultParagraphFont" style:family="text">
      <style:text-properties style:font-name="ui-monospace" style:font-name-asian="ui-monospace" style:font-name-complex="ui-monospace" fo:color="#008080"/>
    </style:style>
    <style:style style:name="T2989" style:parent-style-name="DefaultParagraphFont" style:family="text">
      <style:text-properties style:font-name="ui-monospace" style:font-name-asian="ui-monospace" style:font-name-complex="ui-monospace" fo:color="#14181F"/>
    </style:style>
    <style:style style:name="T2990" style:parent-style-name="DefaultParagraphFont" style:family="text">
      <style:text-properties style:font-name="ui-monospace" style:font-name-asian="ui-monospace" style:font-name-complex="ui-monospace" fo:color="#008080"/>
    </style:style>
    <style:style style:name="T2991" style:parent-style-name="DefaultParagraphFont" style:family="text">
      <style:text-properties style:font-name="ui-monospace" style:font-name-asian="ui-monospace" style:font-name-complex="ui-monospace" fo:color="#2B303B"/>
    </style:style>
    <style:style style:name="T2992" style:parent-style-name="DefaultParagraphFont" style:family="text">
      <style:text-properties style:font-name="ui-monospace" style:font-name-asian="ui-monospace" style:font-name-complex="ui-monospace" fo:color="#14181F"/>
    </style:style>
    <style:style style:name="T2993" style:parent-style-name="DefaultParagraphFont" style:family="text">
      <style:text-properties style:font-name="ui-monospace" style:font-name-asian="ui-monospace" style:font-name-complex="ui-monospace" fo:color="#008080"/>
    </style:style>
    <style:style style:name="T2994" style:parent-style-name="DefaultParagraphFont" style:family="text">
      <style:text-properties style:font-name="ui-monospace" style:font-name-asian="ui-monospace" style:font-name-complex="ui-monospace" fo:color="#14181F"/>
    </style:style>
    <style:style style:name="T2995" style:parent-style-name="DefaultParagraphFont" style:family="text">
      <style:text-properties style:font-name="ui-monospace" style:font-name-asian="ui-monospace" style:font-name-complex="ui-monospace" fo:color="#2B303B"/>
    </style:style>
    <style:style style:name="T2996" style:parent-style-name="DefaultParagraphFont" style:family="text">
      <style:text-properties style:font-name="ui-monospace" style:font-name-asian="ui-monospace" style:font-name-complex="ui-monospace" fo:color="#6E7687"/>
    </style:style>
    <style:style style:name="T2997" style:parent-style-name="DefaultParagraphFont" style:family="text">
      <style:text-properties style:font-name="ui-monospace" style:font-name-asian="ui-monospace" style:font-name-complex="ui-monospace" fo:color="#6E7687"/>
    </style:style>
    <style:style style:name="T2998" style:parent-style-name="DefaultParagraphFont" style:family="text">
      <style:text-properties style:font-name="ui-monospace" style:font-name-asian="ui-monospace" style:font-name-complex="ui-monospace" fo:color="#14181F"/>
    </style:style>
    <style:style style:name="T2999" style:parent-style-name="DefaultParagraphFont" style:family="text">
      <style:text-properties style:font-name="ui-monospace" style:font-name-asian="ui-monospace" style:font-name-complex="ui-monospace" fo:color="#008080"/>
    </style:style>
    <style:style style:name="T3000" style:parent-style-name="DefaultParagraphFont" style:family="text">
      <style:text-properties style:font-name="ui-monospace" style:font-name-asian="ui-monospace" style:font-name-complex="ui-monospace" fo:color="#14181F"/>
    </style:style>
    <style:style style:name="T3001" style:parent-style-name="DefaultParagraphFont" style:family="text">
      <style:text-properties style:font-name="ui-monospace" style:font-name-asian="ui-monospace" style:font-name-complex="ui-monospace" fo:color="#008080"/>
    </style:style>
    <style:style style:name="T3002" style:parent-style-name="DefaultParagraphFont" style:family="text">
      <style:text-properties style:font-name="ui-monospace" style:font-name-asian="ui-monospace" style:font-name-complex="ui-monospace" fo:color="#14181F"/>
    </style:style>
    <style:style style:name="T3003" style:parent-style-name="DefaultParagraphFont" style:family="text">
      <style:text-properties style:font-name="ui-monospace" style:font-name-asian="ui-monospace" style:font-name-complex="ui-monospace" fo:color="#8100C2"/>
    </style:style>
    <style:style style:name="T3004" style:parent-style-name="DefaultParagraphFont" style:family="text">
      <style:text-properties style:font-name="ui-monospace" style:font-name-asian="ui-monospace" style:font-name-complex="ui-monospace" fo:color="#14181F"/>
    </style:style>
    <style:style style:name="T3005" style:parent-style-name="DefaultParagraphFont" style:family="text">
      <style:text-properties style:font-name="ui-monospace" style:font-name-asian="ui-monospace" style:font-name-complex="ui-monospace" fo:color="#008080"/>
    </style:style>
    <style:style style:name="T3006" style:parent-style-name="DefaultParagraphFont" style:family="text">
      <style:text-properties style:font-name="ui-monospace" style:font-name-asian="ui-monospace" style:font-name-complex="ui-monospace" fo:color="#14181F"/>
    </style:style>
    <style:style style:name="T3007" style:parent-style-name="DefaultParagraphFont" style:family="text">
      <style:text-properties style:font-name="ui-monospace" style:font-name-asian="ui-monospace" style:font-name-complex="ui-monospace" fo:color="#8100C2"/>
    </style:style>
    <style:style style:name="T3008" style:parent-style-name="DefaultParagraphFont" style:family="text">
      <style:text-properties style:font-name="ui-monospace" style:font-name-asian="ui-monospace" style:font-name-complex="ui-monospace" fo:color="#14181F"/>
    </style:style>
    <style:style style:name="T3009" style:parent-style-name="DefaultParagraphFont" style:family="text">
      <style:text-properties style:font-name="ui-monospace" style:font-name-asian="ui-monospace" style:font-name-complex="ui-monospace" fo:color="#2B303B"/>
    </style:style>
    <style:style style:name="T3010" style:parent-style-name="DefaultParagraphFont" style:family="text">
      <style:text-properties style:font-name="ui-monospace" style:font-name-asian="ui-monospace" style:font-name-complex="ui-monospace" fo:color="#14181F"/>
    </style:style>
    <style:style style:name="T3011" style:parent-style-name="DefaultParagraphFont" style:family="text">
      <style:text-properties style:font-name="ui-monospace" style:font-name-asian="ui-monospace" style:font-name-complex="ui-monospace" fo:color="#14181F"/>
    </style:style>
    <style:style style:name="T3012" style:parent-style-name="DefaultParagraphFont" style:family="text">
      <style:text-properties style:font-name="ui-monospace" style:font-name-asian="ui-monospace" style:font-name-complex="ui-monospace" fo:color="#8100C2"/>
    </style:style>
    <style:style style:name="T3013" style:parent-style-name="DefaultParagraphFont" style:family="text">
      <style:text-properties style:font-name="ui-monospace" style:font-name-asian="ui-monospace" style:font-name-complex="ui-monospace" fo:color="#14181F"/>
    </style:style>
    <style:style style:name="T3014" style:parent-style-name="DefaultParagraphFont" style:family="text">
      <style:text-properties style:font-name="ui-monospace" style:font-name-asian="ui-monospace" style:font-name-complex="ui-monospace" fo:color="#008000"/>
    </style:style>
    <style:style style:name="T3015" style:parent-style-name="DefaultParagraphFont" style:family="text">
      <style:text-properties style:font-name="ui-monospace" style:font-name-asian="ui-monospace" style:font-name-complex="ui-monospace" fo:color="#2B303B"/>
    </style:style>
    <style:style style:name="T3016" style:parent-style-name="DefaultParagraphFont" style:family="text">
      <style:text-properties style:font-name="ui-monospace" style:font-name-asian="ui-monospace" style:font-name-complex="ui-monospace" fo:color="#14181F"/>
    </style:style>
    <style:style style:name="T3017" style:parent-style-name="DefaultParagraphFont" style:family="text">
      <style:text-properties style:font-name="ui-monospace" style:font-name-asian="ui-monospace" style:font-name-complex="ui-monospace" fo:color="#008080"/>
    </style:style>
    <style:style style:name="T3018" style:parent-style-name="DefaultParagraphFont" style:family="text">
      <style:text-properties style:font-name="ui-monospace" style:font-name-asian="ui-monospace" style:font-name-complex="ui-monospace" fo:color="#2B303B"/>
    </style:style>
    <style:style style:name="T3019" style:parent-style-name="DefaultParagraphFont" style:family="text">
      <style:text-properties style:font-name="ui-monospace" style:font-name-asian="ui-monospace" style:font-name-complex="ui-monospace" fo:color="#14181F"/>
    </style:style>
    <style:style style:name="T3020" style:parent-style-name="DefaultParagraphFont" style:family="text">
      <style:text-properties style:font-name="ui-monospace" style:font-name-asian="ui-monospace" style:font-name-complex="ui-monospace" fo:color="#008080"/>
    </style:style>
    <style:style style:name="T3021" style:parent-style-name="DefaultParagraphFont" style:family="text">
      <style:text-properties style:font-name="ui-monospace" style:font-name-asian="ui-monospace" style:font-name-complex="ui-monospace" fo:color="#14181F"/>
    </style:style>
    <style:style style:name="T3022" style:parent-style-name="DefaultParagraphFont" style:family="text">
      <style:text-properties style:font-name="ui-monospace" style:font-name-asian="ui-monospace" style:font-name-complex="ui-monospace" fo:color="#8100C2"/>
    </style:style>
    <style:style style:name="T3023" style:parent-style-name="DefaultParagraphFont" style:family="text">
      <style:text-properties style:font-name="ui-monospace" style:font-name-asian="ui-monospace" style:font-name-complex="ui-monospace" fo:color="#14181F"/>
    </style:style>
    <style:style style:name="T3024" style:parent-style-name="DefaultParagraphFont" style:family="text">
      <style:text-properties style:font-name="ui-monospace" style:font-name-asian="ui-monospace" style:font-name-complex="ui-monospace" fo:color="#2B303B"/>
    </style:style>
    <style:style style:name="T3025" style:parent-style-name="DefaultParagraphFont" style:family="text">
      <style:text-properties style:font-name="ui-monospace" style:font-name-asian="ui-monospace" style:font-name-complex="ui-monospace" fo:color="#14181F"/>
    </style:style>
    <style:style style:name="T3026" style:parent-style-name="DefaultParagraphFont" style:family="text">
      <style:text-properties style:font-name="ui-monospace" style:font-name-asian="ui-monospace" style:font-name-complex="ui-monospace" fo:color="#008080"/>
    </style:style>
    <style:style style:name="T3027" style:parent-style-name="DefaultParagraphFont" style:family="text">
      <style:text-properties style:font-name="ui-monospace" style:font-name-asian="ui-monospace" style:font-name-complex="ui-monospace" fo:color="#2B303B"/>
    </style:style>
    <style:style style:name="T3028" style:parent-style-name="DefaultParagraphFont" style:family="text">
      <style:text-properties style:font-name="ui-monospace" style:font-name-asian="ui-monospace" style:font-name-complex="ui-monospace" fo:color="#14181F"/>
    </style:style>
    <style:style style:name="T3029" style:parent-style-name="DefaultParagraphFont" style:family="text">
      <style:text-properties style:font-name="ui-monospace" style:font-name-asian="ui-monospace" style:font-name-complex="ui-monospace" fo:color="#008080"/>
    </style:style>
    <style:style style:name="T3030" style:parent-style-name="DefaultParagraphFont" style:family="text">
      <style:text-properties style:font-name="ui-monospace" style:font-name-asian="ui-monospace" style:font-name-complex="ui-monospace" fo:color="#14181F"/>
    </style:style>
    <style:style style:name="T3031" style:parent-style-name="DefaultParagraphFont" style:family="text">
      <style:text-properties style:font-name="ui-monospace" style:font-name-asian="ui-monospace" style:font-name-complex="ui-monospace" fo:color="#8100C2"/>
    </style:style>
    <style:style style:name="T3032" style:parent-style-name="DefaultParagraphFont" style:family="text">
      <style:text-properties style:font-name="ui-monospace" style:font-name-asian="ui-monospace" style:font-name-complex="ui-monospace" fo:color="#14181F"/>
    </style:style>
    <style:style style:name="T3033" style:parent-style-name="DefaultParagraphFont" style:family="text">
      <style:text-properties style:font-name="ui-monospace" style:font-name-asian="ui-monospace" style:font-name-complex="ui-monospace" fo:color="#8100C2"/>
    </style:style>
    <style:style style:name="T3034" style:parent-style-name="DefaultParagraphFont" style:family="text">
      <style:text-properties style:font-name="ui-monospace" style:font-name-asian="ui-monospace" style:font-name-complex="ui-monospace" fo:color="#14181F"/>
    </style:style>
    <style:style style:name="T3035" style:parent-style-name="DefaultParagraphFont" style:family="text">
      <style:text-properties style:font-name="ui-monospace" style:font-name-asian="ui-monospace" style:font-name-complex="ui-monospace" fo:color="#2B303B"/>
    </style:style>
    <style:style style:name="T3036" style:parent-style-name="DefaultParagraphFont" style:family="text">
      <style:text-properties style:font-name="ui-monospace" style:font-name-asian="ui-monospace" style:font-name-complex="ui-monospace" fo:color="#14181F"/>
    </style:style>
    <style:style style:name="T3037" style:parent-style-name="DefaultParagraphFont" style:family="text">
      <style:text-properties style:font-name="ui-monospace" style:font-name-asian="ui-monospace" style:font-name-complex="ui-monospace" fo:color="#008080"/>
    </style:style>
    <style:style style:name="T3038" style:parent-style-name="DefaultParagraphFont" style:family="text">
      <style:text-properties style:font-name="ui-monospace" style:font-name-asian="ui-monospace" style:font-name-complex="ui-monospace" fo:color="#14181F"/>
    </style:style>
    <style:style style:name="T3039" style:parent-style-name="DefaultParagraphFont" style:family="text">
      <style:text-properties style:font-name="ui-monospace" style:font-name-asian="ui-monospace" style:font-name-complex="ui-monospace" fo:color="#008080"/>
    </style:style>
    <style:style style:name="T3040" style:parent-style-name="DefaultParagraphFont" style:family="text">
      <style:text-properties style:font-name="ui-monospace" style:font-name-asian="ui-monospace" style:font-name-complex="ui-monospace" fo:color="#14181F"/>
    </style:style>
    <style:style style:name="T3041" style:parent-style-name="DefaultParagraphFont" style:family="text">
      <style:text-properties style:font-name="ui-monospace" style:font-name-asian="ui-monospace" style:font-name-complex="ui-monospace" fo:color="#8100C2"/>
    </style:style>
    <style:style style:name="T3042" style:parent-style-name="DefaultParagraphFont" style:family="text">
      <style:text-properties style:font-name="ui-monospace" style:font-name-asian="ui-monospace" style:font-name-complex="ui-monospace" fo:color="#14181F"/>
    </style:style>
    <style:style style:name="T3043" style:parent-style-name="DefaultParagraphFont" style:family="text">
      <style:text-properties style:font-name="ui-monospace" style:font-name-asian="ui-monospace" style:font-name-complex="ui-monospace" fo:color="#008080"/>
    </style:style>
    <style:style style:name="T3044" style:parent-style-name="DefaultParagraphFont" style:family="text">
      <style:text-properties style:font-name="ui-monospace" style:font-name-asian="ui-monospace" style:font-name-complex="ui-monospace" fo:color="#14181F"/>
    </style:style>
    <style:style style:name="T3045" style:parent-style-name="DefaultParagraphFont" style:family="text">
      <style:text-properties style:font-name="ui-monospace" style:font-name-asian="ui-monospace" style:font-name-complex="ui-monospace" fo:color="#8100C2"/>
    </style:style>
    <style:style style:name="T3046" style:parent-style-name="DefaultParagraphFont" style:family="text">
      <style:text-properties style:font-name="ui-monospace" style:font-name-asian="ui-monospace" style:font-name-complex="ui-monospace" fo:color="#14181F"/>
    </style:style>
    <style:style style:name="T3047" style:parent-style-name="DefaultParagraphFont" style:family="text">
      <style:text-properties style:font-name="ui-monospace" style:font-name-asian="ui-monospace" style:font-name-complex="ui-monospace" fo:color="#2B303B"/>
    </style:style>
    <style:style style:name="T3048" style:parent-style-name="DefaultParagraphFont" style:family="text">
      <style:text-properties style:font-name="ui-monospace" style:font-name-asian="ui-monospace" style:font-name-complex="ui-monospace" fo:color="#14181F"/>
    </style:style>
    <style:style style:name="T3049" style:parent-style-name="DefaultParagraphFont" style:family="text">
      <style:text-properties style:font-name="ui-monospace" style:font-name-asian="ui-monospace" style:font-name-complex="ui-monospace" fo:color="#14181F"/>
    </style:style>
    <style:style style:name="T3050" style:parent-style-name="DefaultParagraphFont" style:family="text">
      <style:text-properties style:font-name="ui-monospace" style:font-name-asian="ui-monospace" style:font-name-complex="ui-monospace" fo:color="#8100C2"/>
    </style:style>
    <style:style style:name="T3051" style:parent-style-name="DefaultParagraphFont" style:family="text">
      <style:text-properties style:font-name="ui-monospace" style:font-name-asian="ui-monospace" style:font-name-complex="ui-monospace" fo:color="#14181F"/>
    </style:style>
    <style:style style:name="T3052" style:parent-style-name="DefaultParagraphFont" style:family="text">
      <style:text-properties style:font-name="ui-monospace" style:font-name-asian="ui-monospace" style:font-name-complex="ui-monospace" fo:color="#008000"/>
    </style:style>
    <style:style style:name="T3053" style:parent-style-name="DefaultParagraphFont" style:family="text">
      <style:text-properties style:font-name="ui-monospace" style:font-name-asian="ui-monospace" style:font-name-complex="ui-monospace" fo:color="#2B303B"/>
    </style:style>
    <style:style style:name="T3054" style:parent-style-name="DefaultParagraphFont" style:family="text">
      <style:text-properties style:font-name="ui-monospace" style:font-name-asian="ui-monospace" style:font-name-complex="ui-monospace" fo:color="#14181F"/>
    </style:style>
    <style:style style:name="T3055" style:parent-style-name="DefaultParagraphFont" style:family="text">
      <style:text-properties style:font-name="ui-monospace" style:font-name-asian="ui-monospace" style:font-name-complex="ui-monospace" fo:color="#008080"/>
    </style:style>
    <style:style style:name="T3056" style:parent-style-name="DefaultParagraphFont" style:family="text">
      <style:text-properties style:font-name="ui-monospace" style:font-name-asian="ui-monospace" style:font-name-complex="ui-monospace" fo:color="#2B303B"/>
    </style:style>
    <style:style style:name="T3057" style:parent-style-name="DefaultParagraphFont" style:family="text">
      <style:text-properties style:font-name="ui-monospace" style:font-name-asian="ui-monospace" style:font-name-complex="ui-monospace" fo:color="#14181F"/>
    </style:style>
    <style:style style:name="T3058" style:parent-style-name="DefaultParagraphFont" style:family="text">
      <style:text-properties style:font-name="ui-monospace" style:font-name-asian="ui-monospace" style:font-name-complex="ui-monospace" fo:color="#2B303B"/>
    </style:style>
    <style:style style:name="T3059" style:parent-style-name="DefaultParagraphFont" style:family="text">
      <style:text-properties style:font-name="ui-monospace" style:font-name-asian="ui-monospace" style:font-name-complex="ui-monospace" fo:color="#14181F"/>
    </style:style>
    <style:style style:name="T3060" style:parent-style-name="DefaultParagraphFont" style:family="text">
      <style:text-properties style:font-name="ui-monospace" style:font-name-asian="ui-monospace" style:font-name-complex="ui-monospace" fo:color="#008080"/>
    </style:style>
    <style:style style:name="T3061" style:parent-style-name="DefaultParagraphFont" style:family="text">
      <style:text-properties style:font-name="ui-monospace" style:font-name-asian="ui-monospace" style:font-name-complex="ui-monospace" fo:color="#2B303B"/>
    </style:style>
    <style:style style:name="T3062" style:parent-style-name="DefaultParagraphFont" style:family="text">
      <style:text-properties style:font-name="ui-monospace" style:font-name-asian="ui-monospace" style:font-name-complex="ui-monospace" fo:color="#14181F"/>
    </style:style>
    <style:style style:name="T3063" style:parent-style-name="DefaultParagraphFont" style:family="text">
      <style:text-properties style:font-name="ui-monospace" style:font-name-asian="ui-monospace" style:font-name-complex="ui-monospace" fo:color="#008080"/>
    </style:style>
    <style:style style:name="T3064" style:parent-style-name="DefaultParagraphFont" style:family="text">
      <style:text-properties style:font-name="ui-monospace" style:font-name-asian="ui-monospace" style:font-name-complex="ui-monospace" fo:color="#14181F"/>
    </style:style>
    <style:style style:name="T3065" style:parent-style-name="DefaultParagraphFont" style:family="text">
      <style:text-properties style:font-name="ui-monospace" style:font-name-asian="ui-monospace" style:font-name-complex="ui-monospace" fo:color="#2B303B"/>
    </style:style>
    <style:style style:name="T3066" style:parent-style-name="DefaultParagraphFont" style:family="text">
      <style:text-properties style:font-name="ui-monospace" style:font-name-asian="ui-monospace" style:font-name-complex="ui-monospace" fo:color="#14181F"/>
    </style:style>
    <style:style style:name="T3067" style:parent-style-name="DefaultParagraphFont" style:family="text">
      <style:text-properties style:font-name="ui-monospace" style:font-name-asian="ui-monospace" style:font-name-complex="ui-monospace" fo:color="#008080"/>
    </style:style>
    <style:style style:name="T3068" style:parent-style-name="DefaultParagraphFont" style:family="text">
      <style:text-properties style:font-name="ui-monospace" style:font-name-asian="ui-monospace" style:font-name-complex="ui-monospace" fo:color="#14181F"/>
    </style:style>
    <style:style style:name="T3069" style:parent-style-name="DefaultParagraphFont" style:family="text">
      <style:text-properties style:font-name="ui-monospace" style:font-name-asian="ui-monospace" style:font-name-complex="ui-monospace" fo:color="#8100C2"/>
    </style:style>
    <style:style style:name="T3070" style:parent-style-name="DefaultParagraphFont" style:family="text">
      <style:text-properties style:font-name="ui-monospace" style:font-name-asian="ui-monospace" style:font-name-complex="ui-monospace" fo:color="#14181F"/>
    </style:style>
    <style:style style:name="T3071" style:parent-style-name="DefaultParagraphFont" style:family="text">
      <style:text-properties style:font-name="ui-monospace" style:font-name-asian="ui-monospace" style:font-name-complex="ui-monospace" fo:color="#8100C2"/>
    </style:style>
    <style:style style:name="T3072" style:parent-style-name="DefaultParagraphFont" style:family="text">
      <style:text-properties style:font-name="ui-monospace" style:font-name-asian="ui-monospace" style:font-name-complex="ui-monospace" fo:color="#14181F"/>
    </style:style>
    <style:style style:name="T3073" style:parent-style-name="DefaultParagraphFont" style:family="text">
      <style:text-properties style:font-name="ui-monospace" style:font-name-asian="ui-monospace" style:font-name-complex="ui-monospace" fo:color="#008080"/>
    </style:style>
    <style:style style:name="T3074" style:parent-style-name="DefaultParagraphFont" style:family="text">
      <style:text-properties style:font-name="ui-monospace" style:font-name-asian="ui-monospace" style:font-name-complex="ui-monospace" fo:color="#14181F"/>
    </style:style>
    <style:style style:name="T3075" style:parent-style-name="DefaultParagraphFont" style:family="text">
      <style:text-properties style:font-name="ui-monospace" style:font-name-asian="ui-monospace" style:font-name-complex="ui-monospace" fo:color="#8100C2"/>
    </style:style>
    <style:style style:name="T3076" style:parent-style-name="DefaultParagraphFont" style:family="text">
      <style:text-properties style:font-name="ui-monospace" style:font-name-asian="ui-monospace" style:font-name-complex="ui-monospace" fo:color="#008000"/>
    </style:style>
    <style:style style:name="T3077" style:parent-style-name="DefaultParagraphFont" style:family="text">
      <style:text-properties style:font-name="ui-monospace" style:font-name-asian="ui-monospace" style:font-name-complex="ui-monospace" fo:color="#14181F"/>
    </style:style>
    <style:style style:name="T3078" style:parent-style-name="DefaultParagraphFont" style:family="text">
      <style:text-properties style:font-name="ui-monospace" style:font-name-asian="ui-monospace" style:font-name-complex="ui-monospace" fo:color="#8100C2"/>
    </style:style>
    <style:style style:name="T3079" style:parent-style-name="DefaultParagraphFont" style:family="text">
      <style:text-properties style:font-name="ui-monospace" style:font-name-asian="ui-monospace" style:font-name-complex="ui-monospace" fo:color="#14181F"/>
    </style:style>
    <style:style style:name="T3080" style:parent-style-name="DefaultParagraphFont" style:family="text">
      <style:text-properties style:font-name="ui-monospace" style:font-name-asian="ui-monospace" style:font-name-complex="ui-monospace" fo:color="#008080"/>
    </style:style>
    <style:style style:name="T3081" style:parent-style-name="DefaultParagraphFont" style:family="text">
      <style:text-properties style:font-name="ui-monospace" style:font-name-asian="ui-monospace" style:font-name-complex="ui-monospace" fo:color="#14181F"/>
    </style:style>
    <style:style style:name="T3082" style:parent-style-name="DefaultParagraphFont" style:family="text">
      <style:text-properties style:font-name="ui-monospace" style:font-name-asian="ui-monospace" style:font-name-complex="ui-monospace" fo:color="#008080"/>
    </style:style>
    <style:style style:name="T3083" style:parent-style-name="DefaultParagraphFont" style:family="text">
      <style:text-properties style:font-name="ui-monospace" style:font-name-asian="ui-monospace" style:font-name-complex="ui-monospace" fo:color="#14181F"/>
    </style:style>
    <style:style style:name="T3084" style:parent-style-name="DefaultParagraphFont" style:family="text">
      <style:text-properties style:font-name="ui-monospace" style:font-name-asian="ui-monospace" style:font-name-complex="ui-monospace" fo:color="#008080"/>
    </style:style>
    <style:style style:name="T3085" style:parent-style-name="DefaultParagraphFont" style:family="text">
      <style:text-properties style:font-name="ui-monospace" style:font-name-asian="ui-monospace" style:font-name-complex="ui-monospace" fo:color="#14181F"/>
    </style:style>
    <style:style style:name="T3086" style:parent-style-name="DefaultParagraphFont" style:family="text">
      <style:text-properties style:font-name="ui-monospace" style:font-name-asian="ui-monospace" style:font-name-complex="ui-monospace" fo:color="#8100C2"/>
    </style:style>
    <style:style style:name="T3087" style:parent-style-name="DefaultParagraphFont" style:family="text">
      <style:text-properties style:font-name="ui-monospace" style:font-name-asian="ui-monospace" style:font-name-complex="ui-monospace" fo:color="#14181F"/>
    </style:style>
    <style:style style:name="T3088" style:parent-style-name="DefaultParagraphFont" style:family="text">
      <style:text-properties style:font-name="ui-monospace" style:font-name-asian="ui-monospace" style:font-name-complex="ui-monospace" fo:color="#2B303B"/>
    </style:style>
    <style:style style:name="T3089" style:parent-style-name="DefaultParagraphFont" style:family="text">
      <style:text-properties style:font-name="ui-monospace" style:font-name-asian="ui-monospace" style:font-name-complex="ui-monospace" fo:color="#14181F"/>
    </style:style>
    <style:style style:name="T3090" style:parent-style-name="DefaultParagraphFont" style:family="text">
      <style:text-properties style:font-name="ui-monospace" style:font-name-asian="ui-monospace" style:font-name-complex="ui-monospace" fo:color="#14181F"/>
    </style:style>
    <style:style style:name="T3091" style:parent-style-name="DefaultParagraphFont" style:family="text">
      <style:text-properties style:font-name="ui-monospace" style:font-name-asian="ui-monospace" style:font-name-complex="ui-monospace" fo:color="#8100C2"/>
    </style:style>
    <style:style style:name="T3092" style:parent-style-name="DefaultParagraphFont" style:family="text">
      <style:text-properties style:font-name="ui-monospace" style:font-name-asian="ui-monospace" style:font-name-complex="ui-monospace" fo:color="#14181F"/>
    </style:style>
    <style:style style:name="T3093" style:parent-style-name="DefaultParagraphFont" style:family="text">
      <style:text-properties style:font-name="ui-monospace" style:font-name-asian="ui-monospace" style:font-name-complex="ui-monospace" fo:color="#008000"/>
    </style:style>
    <style:style style:name="T3094" style:parent-style-name="DefaultParagraphFont" style:family="text">
      <style:text-properties style:font-name="ui-monospace" style:font-name-asian="ui-monospace" style:font-name-complex="ui-monospace" fo:color="#14181F"/>
    </style:style>
    <style:style style:name="T3095" style:parent-style-name="DefaultParagraphFont" style:family="text">
      <style:text-properties style:font-name="ui-monospace" style:font-name-asian="ui-monospace" style:font-name-complex="ui-monospace" fo:color="#008080"/>
    </style:style>
    <style:style style:name="T3096" style:parent-style-name="DefaultParagraphFont" style:family="text">
      <style:text-properties style:font-name="ui-monospace" style:font-name-asian="ui-monospace" style:font-name-complex="ui-monospace" fo:color="#14181F"/>
    </style:style>
    <style:style style:name="T3097" style:parent-style-name="DefaultParagraphFont" style:family="text">
      <style:text-properties style:font-name="ui-monospace" style:font-name-asian="ui-monospace" style:font-name-complex="ui-monospace" fo:color="#2B303B"/>
    </style:style>
    <style:style style:name="T3098" style:parent-style-name="DefaultParagraphFont" style:family="text">
      <style:text-properties style:font-name="ui-monospace" style:font-name-asian="ui-monospace" style:font-name-complex="ui-monospace" fo:color="#14181F"/>
    </style:style>
    <style:style style:name="T3099" style:parent-style-name="DefaultParagraphFont" style:family="text">
      <style:text-properties style:font-name="ui-monospace" style:font-name-asian="ui-monospace" style:font-name-complex="ui-monospace" fo:color="#8100C2"/>
    </style:style>
    <style:style style:name="T3100" style:parent-style-name="DefaultParagraphFont" style:family="text">
      <style:text-properties style:font-name="ui-monospace" style:font-name-asian="ui-monospace" style:font-name-complex="ui-monospace" fo:color="#14181F"/>
    </style:style>
    <style:style style:name="T3101" style:parent-style-name="DefaultParagraphFont" style:family="text">
      <style:text-properties style:font-name="ui-monospace" style:font-name-asian="ui-monospace" style:font-name-complex="ui-monospace" fo:color="#8100C2"/>
    </style:style>
    <style:style style:name="T3102" style:parent-style-name="DefaultParagraphFont" style:family="text">
      <style:text-properties style:font-name="ui-monospace" style:font-name-asian="ui-monospace" style:font-name-complex="ui-monospace" fo:color="#14181F"/>
    </style:style>
    <style:style style:name="T3103" style:parent-style-name="DefaultParagraphFont" style:family="text">
      <style:text-properties style:font-name="ui-monospace" style:font-name-asian="ui-monospace" style:font-name-complex="ui-monospace" fo:color="#8100C2"/>
    </style:style>
    <style:style style:name="T3104" style:parent-style-name="DefaultParagraphFont" style:family="text">
      <style:text-properties style:font-name="ui-monospace" style:font-name-asian="ui-monospace" style:font-name-complex="ui-monospace" fo:color="#14181F"/>
    </style:style>
    <style:style style:name="T3105" style:parent-style-name="DefaultParagraphFont" style:family="text">
      <style:text-properties style:font-name="ui-monospace" style:font-name-asian="ui-monospace" style:font-name-complex="ui-monospace" fo:color="#2B303B"/>
    </style:style>
    <style:style style:name="T3106" style:parent-style-name="DefaultParagraphFont" style:family="text">
      <style:text-properties style:font-name="ui-monospace" style:font-name-asian="ui-monospace" style:font-name-complex="ui-monospace" fo:color="#14181F"/>
    </style:style>
    <style:style style:name="T3107" style:parent-style-name="DefaultParagraphFont" style:family="text">
      <style:text-properties style:font-name="ui-monospace" style:font-name-asian="ui-monospace" style:font-name-complex="ui-monospace" fo:color="#008080"/>
    </style:style>
    <style:style style:name="T3108" style:parent-style-name="DefaultParagraphFont" style:family="text">
      <style:text-properties style:font-name="ui-monospace" style:font-name-asian="ui-monospace" style:font-name-complex="ui-monospace" fo:color="#14181F"/>
    </style:style>
    <style:style style:name="T3109" style:parent-style-name="DefaultParagraphFont" style:family="text">
      <style:text-properties style:font-name="ui-monospace" style:font-name-asian="ui-monospace" style:font-name-complex="ui-monospace" fo:color="#008080"/>
    </style:style>
    <style:style style:name="T3110" style:parent-style-name="DefaultParagraphFont" style:family="text">
      <style:text-properties style:font-name="ui-monospace" style:font-name-asian="ui-monospace" style:font-name-complex="ui-monospace" fo:color="#14181F"/>
    </style:style>
    <style:style style:name="T3111" style:parent-style-name="DefaultParagraphFont" style:family="text">
      <style:text-properties style:font-name="ui-monospace" style:font-name-asian="ui-monospace" style:font-name-complex="ui-monospace" fo:color="#8100C2"/>
    </style:style>
    <style:style style:name="T3112" style:parent-style-name="DefaultParagraphFont" style:family="text">
      <style:text-properties style:font-name="ui-monospace" style:font-name-asian="ui-monospace" style:font-name-complex="ui-monospace" fo:color="#14181F"/>
    </style:style>
    <style:style style:name="T3113" style:parent-style-name="DefaultParagraphFont" style:family="text">
      <style:text-properties style:font-name="ui-monospace" style:font-name-asian="ui-monospace" style:font-name-complex="ui-monospace" fo:color="#008080"/>
    </style:style>
    <style:style style:name="T3114" style:parent-style-name="DefaultParagraphFont" style:family="text">
      <style:text-properties style:font-name="ui-monospace" style:font-name-asian="ui-monospace" style:font-name-complex="ui-monospace" fo:color="#14181F"/>
    </style:style>
    <style:style style:name="T3115" style:parent-style-name="DefaultParagraphFont" style:family="text">
      <style:text-properties style:font-name="ui-monospace" style:font-name-asian="ui-monospace" style:font-name-complex="ui-monospace" fo:color="#2B303B"/>
    </style:style>
    <style:style style:name="T3116" style:parent-style-name="DefaultParagraphFont" style:family="text">
      <style:text-properties style:font-name="ui-monospace" style:font-name-asian="ui-monospace" style:font-name-complex="ui-monospace" fo:color="#14181F"/>
    </style:style>
    <style:style style:name="T3117" style:parent-style-name="DefaultParagraphFont" style:family="text">
      <style:text-properties style:font-name="ui-monospace" style:font-name-asian="ui-monospace" style:font-name-complex="ui-monospace" fo:color="#14181F"/>
    </style:style>
    <style:style style:name="T3118" style:parent-style-name="DefaultParagraphFont" style:family="text">
      <style:text-properties style:font-name="ui-monospace" style:font-name-asian="ui-monospace" style:font-name-complex="ui-monospace" fo:color="#8100C2"/>
    </style:style>
    <style:style style:name="T3119" style:parent-style-name="DefaultParagraphFont" style:family="text">
      <style:text-properties style:font-name="ui-monospace" style:font-name-asian="ui-monospace" style:font-name-complex="ui-monospace" fo:color="#14181F"/>
    </style:style>
    <style:style style:name="T3120" style:parent-style-name="DefaultParagraphFont" style:family="text">
      <style:text-properties style:font-name="ui-monospace" style:font-name-asian="ui-monospace" style:font-name-complex="ui-monospace" fo:color="#2B303B"/>
    </style:style>
    <style:style style:name="T3121" style:parent-style-name="DefaultParagraphFont" style:family="text">
      <style:text-properties style:font-name="ui-monospace" style:font-name-asian="ui-monospace" style:font-name-complex="ui-monospace" fo:color="#14181F"/>
    </style:style>
    <style:style style:name="T3122" style:parent-style-name="DefaultParagraphFont" style:family="text">
      <style:text-properties style:font-name="ui-monospace" style:font-name-asian="ui-monospace" style:font-name-complex="ui-monospace" fo:color="#008080"/>
    </style:style>
    <style:style style:name="T3123" style:parent-style-name="DefaultParagraphFont" style:family="text">
      <style:text-properties style:font-name="ui-monospace" style:font-name-asian="ui-monospace" style:font-name-complex="ui-monospace" fo:color="#2B303B"/>
    </style:style>
    <style:style style:name="T3124" style:parent-style-name="DefaultParagraphFont" style:family="text">
      <style:text-properties style:font-name="ui-monospace" style:font-name-asian="ui-monospace" style:font-name-complex="ui-monospace" fo:color="#14181F"/>
    </style:style>
    <style:style style:name="T3125" style:parent-style-name="DefaultParagraphFont" style:family="text">
      <style:text-properties style:font-name="ui-monospace" style:font-name-asian="ui-monospace" style:font-name-complex="ui-monospace" fo:color="#008080"/>
    </style:style>
    <style:style style:name="T3126" style:parent-style-name="DefaultParagraphFont" style:family="text">
      <style:text-properties style:font-name="ui-monospace" style:font-name-asian="ui-monospace" style:font-name-complex="ui-monospace" fo:color="#14181F"/>
    </style:style>
    <style:style style:name="T3127" style:parent-style-name="DefaultParagraphFont" style:family="text">
      <style:text-properties style:font-name="ui-monospace" style:font-name-asian="ui-monospace" style:font-name-complex="ui-monospace" fo:color="#008080"/>
    </style:style>
    <style:style style:name="T3128" style:parent-style-name="DefaultParagraphFont" style:family="text">
      <style:text-properties style:font-name="ui-monospace" style:font-name-asian="ui-monospace" style:font-name-complex="ui-monospace" fo:color="#14181F"/>
    </style:style>
    <style:style style:name="T3129" style:parent-style-name="DefaultParagraphFont" style:family="text">
      <style:text-properties style:font-name="ui-monospace" style:font-name-asian="ui-monospace" style:font-name-complex="ui-monospace" fo:color="#8100C2"/>
    </style:style>
    <style:style style:name="T3130" style:parent-style-name="DefaultParagraphFont" style:family="text">
      <style:text-properties style:font-name="ui-monospace" style:font-name-asian="ui-monospace" style:font-name-complex="ui-monospace" fo:color="#14181F"/>
    </style:style>
    <style:style style:name="T3131" style:parent-style-name="DefaultParagraphFont" style:family="text">
      <style:text-properties style:font-name="ui-monospace" style:font-name-asian="ui-monospace" style:font-name-complex="ui-monospace" fo:color="#2B303B"/>
    </style:style>
    <style:style style:name="T3132" style:parent-style-name="DefaultParagraphFont" style:family="text">
      <style:text-properties style:font-name="ui-monospace" style:font-name-asian="ui-monospace" style:font-name-complex="ui-monospace" fo:color="#14181F"/>
    </style:style>
    <style:style style:name="T3133" style:parent-style-name="DefaultParagraphFont" style:family="text">
      <style:text-properties style:font-name="ui-monospace" style:font-name-asian="ui-monospace" style:font-name-complex="ui-monospace" fo:color="#008080"/>
    </style:style>
    <style:style style:name="T3134" style:parent-style-name="DefaultParagraphFont" style:family="text">
      <style:text-properties style:font-name="ui-monospace" style:font-name-asian="ui-monospace" style:font-name-complex="ui-monospace" fo:color="#14181F"/>
    </style:style>
    <style:style style:name="T3135" style:parent-style-name="DefaultParagraphFont" style:family="text">
      <style:text-properties style:font-name="ui-monospace" style:font-name-asian="ui-monospace" style:font-name-complex="ui-monospace" fo:color="#2B303B"/>
    </style:style>
    <style:style style:name="T3136" style:parent-style-name="DefaultParagraphFont" style:family="text">
      <style:text-properties style:font-name="ui-monospace" style:font-name-asian="ui-monospace" style:font-name-complex="ui-monospace" fo:color="#14181F"/>
    </style:style>
    <style:style style:name="T3137" style:parent-style-name="DefaultParagraphFont" style:family="text">
      <style:text-properties style:font-name="ui-monospace" style:font-name-asian="ui-monospace" style:font-name-complex="ui-monospace" fo:color="#14181F"/>
    </style:style>
    <style:style style:name="T3138" style:parent-style-name="DefaultParagraphFont" style:family="text">
      <style:text-properties style:font-name="ui-monospace" style:font-name-asian="ui-monospace" style:font-name-complex="ui-monospace" fo:color="#8100C2"/>
    </style:style>
    <style:style style:name="T3139" style:parent-style-name="DefaultParagraphFont" style:family="text">
      <style:text-properties style:font-name="ui-monospace" style:font-name-asian="ui-monospace" style:font-name-complex="ui-monospace" fo:color="#14181F"/>
    </style:style>
    <style:style style:name="T3140" style:parent-style-name="DefaultParagraphFont" style:family="text">
      <style:text-properties style:font-name="ui-monospace" style:font-name-asian="ui-monospace" style:font-name-complex="ui-monospace" fo:color="#008000"/>
    </style:style>
    <style:style style:name="T3141" style:parent-style-name="DefaultParagraphFont" style:family="text">
      <style:text-properties style:font-name="ui-monospace" style:font-name-asian="ui-monospace" style:font-name-complex="ui-monospace" fo:color="#14181F"/>
    </style:style>
    <style:style style:name="T3142" style:parent-style-name="DefaultParagraphFont" style:family="text">
      <style:text-properties style:font-name="ui-monospace" style:font-name-asian="ui-monospace" style:font-name-complex="ui-monospace" fo:color="#8100C2"/>
    </style:style>
    <style:style style:name="T3143" style:parent-style-name="DefaultParagraphFont" style:family="text">
      <style:text-properties style:font-name="ui-monospace" style:font-name-asian="ui-monospace" style:font-name-complex="ui-monospace" fo:color="#14181F"/>
    </style:style>
    <style:style style:name="T3144" style:parent-style-name="DefaultParagraphFont" style:family="text">
      <style:text-properties style:font-name="ui-monospace" style:font-name-asian="ui-monospace" style:font-name-complex="ui-monospace" fo:color="#8100C2"/>
    </style:style>
    <style:style style:name="T3145" style:parent-style-name="DefaultParagraphFont" style:family="text">
      <style:text-properties style:font-name="ui-monospace" style:font-name-asian="ui-monospace" style:font-name-complex="ui-monospace" fo:color="#14181F"/>
    </style:style>
    <style:style style:name="T3146" style:parent-style-name="DefaultParagraphFont" style:family="text">
      <style:text-properties style:font-name="ui-monospace" style:font-name-asian="ui-monospace" style:font-name-complex="ui-monospace" fo:color="#8100C2"/>
    </style:style>
    <style:style style:name="T3147" style:parent-style-name="DefaultParagraphFont" style:family="text">
      <style:text-properties style:font-name="ui-monospace" style:font-name-asian="ui-monospace" style:font-name-complex="ui-monospace" fo:color="#14181F"/>
    </style:style>
    <style:style style:name="T3148" style:parent-style-name="DefaultParagraphFont" style:family="text">
      <style:text-properties style:font-name="ui-monospace" style:font-name-asian="ui-monospace" style:font-name-complex="ui-monospace" fo:color="#2B303B"/>
    </style:style>
    <style:style style:name="T3149" style:parent-style-name="DefaultParagraphFont" style:family="text">
      <style:text-properties style:font-name="ui-monospace" style:font-name-asian="ui-monospace" style:font-name-complex="ui-monospace" fo:color="#14181F"/>
    </style:style>
    <style:style style:name="T3150" style:parent-style-name="DefaultParagraphFont" style:family="text">
      <style:text-properties style:font-name="ui-monospace" style:font-name-asian="ui-monospace" style:font-name-complex="ui-monospace" fo:color="#2B303B"/>
    </style:style>
    <style:style style:name="T3151" style:parent-style-name="DefaultParagraphFont" style:family="text">
      <style:text-properties style:font-name="ui-monospace" style:font-name-asian="ui-monospace" style:font-name-complex="ui-monospace" fo:color="#14181F"/>
    </style:style>
    <style:style style:name="T3152" style:parent-style-name="DefaultParagraphFont" style:family="text">
      <style:text-properties style:font-name="ui-monospace" style:font-name-asian="ui-monospace" style:font-name-complex="ui-monospace" fo:color="#2B303B"/>
    </style:style>
    <style:style style:name="T3153" style:parent-style-name="DefaultParagraphFont" style:family="text">
      <style:text-properties style:font-name="ui-monospace" style:font-name-asian="ui-monospace" style:font-name-complex="ui-monospace" fo:color="#14181F"/>
    </style:style>
    <style:style style:name="T3154" style:parent-style-name="DefaultParagraphFont" style:family="text">
      <style:text-properties style:font-name="ui-monospace" style:font-name-asian="ui-monospace" style:font-name-complex="ui-monospace" fo:color="#2B303B"/>
    </style:style>
    <style:style style:name="T3155" style:parent-style-name="DefaultParagraphFont" style:family="text">
      <style:text-properties style:font-name="ui-monospace" style:font-name-asian="ui-monospace" style:font-name-complex="ui-monospace" fo:color="#14181F"/>
    </style:style>
    <style:style style:name="T3156" style:parent-style-name="DefaultParagraphFont" style:family="text">
      <style:text-properties style:font-name="ui-monospace" style:font-name-asian="ui-monospace" style:font-name-complex="ui-monospace" fo:color="#2B303B"/>
    </style:style>
    <style:style style:name="T3157" style:parent-style-name="DefaultParagraphFont" style:family="text">
      <style:text-properties style:font-name="ui-monospace" style:font-name-asian="ui-monospace" style:font-name-complex="ui-monospace" fo:color="#14181F"/>
    </style:style>
    <style:style style:name="T3158" style:parent-style-name="DefaultParagraphFont" style:family="text">
      <style:text-properties style:font-name="ui-monospace" style:font-name-asian="ui-monospace" style:font-name-complex="ui-monospace" fo:color="#008080"/>
    </style:style>
    <style:style style:name="T3159" style:parent-style-name="DefaultParagraphFont" style:family="text">
      <style:text-properties style:font-name="ui-monospace" style:font-name-asian="ui-monospace" style:font-name-complex="ui-monospace" fo:color="#14181F"/>
    </style:style>
    <style:style style:name="T3160" style:parent-style-name="DefaultParagraphFont" style:family="text">
      <style:text-properties style:font-name="ui-monospace" style:font-name-asian="ui-monospace" style:font-name-complex="ui-monospace" fo:color="#8100C2"/>
    </style:style>
    <style:style style:name="T3161" style:parent-style-name="DefaultParagraphFont" style:family="text">
      <style:text-properties style:font-name="ui-monospace" style:font-name-asian="ui-monospace" style:font-name-complex="ui-monospace" fo:color="#14181F"/>
    </style:style>
    <style:style style:name="T3162" style:parent-style-name="DefaultParagraphFont" style:family="text">
      <style:text-properties style:font-name="ui-monospace" style:font-name-asian="ui-monospace" style:font-name-complex="ui-monospace" fo:color="#2B303B"/>
    </style:style>
    <style:style style:name="T3163" style:parent-style-name="DefaultParagraphFont" style:family="text">
      <style:text-properties style:font-name="ui-monospace" style:font-name-asian="ui-monospace" style:font-name-complex="ui-monospace" fo:color="#14181F"/>
    </style:style>
    <style:style style:name="T3164" style:parent-style-name="DefaultParagraphFont" style:family="text">
      <style:text-properties style:font-name="ui-monospace" style:font-name-asian="ui-monospace" style:font-name-complex="ui-monospace" fo:color="#008080"/>
    </style:style>
    <style:style style:name="T3165" style:parent-style-name="DefaultParagraphFont" style:family="text">
      <style:text-properties style:font-name="ui-monospace" style:font-name-asian="ui-monospace" style:font-name-complex="ui-monospace" fo:color="#2B303B"/>
    </style:style>
    <style:style style:name="T3166" style:parent-style-name="DefaultParagraphFont" style:family="text">
      <style:text-properties style:font-name="ui-monospace" style:font-name-asian="ui-monospace" style:font-name-complex="ui-monospace" fo:color="#6E7687"/>
    </style:style>
    <style:style style:name="T3167" style:parent-style-name="DefaultParagraphFont" style:family="text">
      <style:text-properties style:font-name="ui-monospace" style:font-name-asian="ui-monospace" style:font-name-complex="ui-monospace" fo:color="#6E7687"/>
    </style:style>
    <style:style style:name="T3168" style:parent-style-name="DefaultParagraphFont" style:family="text">
      <style:text-properties style:font-name="ui-monospace" style:font-name-asian="ui-monospace" style:font-name-complex="ui-monospace" fo:color="#14181F"/>
    </style:style>
    <style:style style:name="T3169" style:parent-style-name="DefaultParagraphFont" style:family="text">
      <style:text-properties style:font-name="ui-monospace" style:font-name-asian="ui-monospace" style:font-name-complex="ui-monospace" fo:color="#008080"/>
    </style:style>
    <style:style style:name="T3170" style:parent-style-name="DefaultParagraphFont" style:family="text">
      <style:text-properties style:font-name="ui-monospace" style:font-name-asian="ui-monospace" style:font-name-complex="ui-monospace" fo:color="#14181F"/>
    </style:style>
    <style:style style:name="T3171" style:parent-style-name="DefaultParagraphFont" style:family="text">
      <style:text-properties style:font-name="ui-monospace" style:font-name-asian="ui-monospace" style:font-name-complex="ui-monospace" fo:color="#008080"/>
    </style:style>
    <style:style style:name="T3172" style:parent-style-name="DefaultParagraphFont" style:family="text">
      <style:text-properties style:font-name="ui-monospace" style:font-name-asian="ui-monospace" style:font-name-complex="ui-monospace" fo:color="#14181F"/>
    </style:style>
    <style:style style:name="T3173" style:parent-style-name="DefaultParagraphFont" style:family="text">
      <style:text-properties style:font-name="ui-monospace" style:font-name-asian="ui-monospace" style:font-name-complex="ui-monospace" fo:color="#2B303B"/>
    </style:style>
    <style:style style:name="T3174" style:parent-style-name="DefaultParagraphFont" style:family="text">
      <style:text-properties style:font-name="ui-monospace" style:font-name-asian="ui-monospace" style:font-name-complex="ui-monospace" fo:color="#14181F"/>
    </style:style>
    <style:style style:name="T3175" style:parent-style-name="DefaultParagraphFont" style:family="text">
      <style:text-properties style:font-name="ui-monospace" style:font-name-asian="ui-monospace" style:font-name-complex="ui-monospace" fo:color="#14181F"/>
    </style:style>
    <style:style style:name="T3176" style:parent-style-name="DefaultParagraphFont" style:family="text">
      <style:text-properties style:font-name="ui-monospace" style:font-name-asian="ui-monospace" style:font-name-complex="ui-monospace" fo:color="#8100C2"/>
    </style:style>
    <style:style style:name="T3177" style:parent-style-name="DefaultParagraphFont" style:family="text">
      <style:text-properties style:font-name="ui-monospace" style:font-name-asian="ui-monospace" style:font-name-complex="ui-monospace" fo:color="#14181F"/>
    </style:style>
    <style:style style:name="T3178" style:parent-style-name="DefaultParagraphFont" style:family="text">
      <style:text-properties style:font-name="ui-monospace" style:font-name-asian="ui-monospace" style:font-name-complex="ui-monospace" fo:color="#8100C2"/>
    </style:style>
    <style:style style:name="T3179" style:parent-style-name="DefaultParagraphFont" style:family="text">
      <style:text-properties style:font-name="ui-monospace" style:font-name-asian="ui-monospace" style:font-name-complex="ui-monospace" fo:color="#14181F"/>
    </style:style>
    <style:style style:name="T3180" style:parent-style-name="DefaultParagraphFont" style:family="text">
      <style:text-properties style:font-name="ui-monospace" style:font-name-asian="ui-monospace" style:font-name-complex="ui-monospace" fo:color="#8100C2"/>
    </style:style>
    <style:style style:name="T3181" style:parent-style-name="DefaultParagraphFont" style:family="text">
      <style:text-properties style:font-name="ui-monospace" style:font-name-asian="ui-monospace" style:font-name-complex="ui-monospace" fo:color="#14181F"/>
    </style:style>
    <style:style style:name="T3182" style:parent-style-name="DefaultParagraphFont" style:family="text">
      <style:text-properties style:font-name="ui-monospace" style:font-name-asian="ui-monospace" style:font-name-complex="ui-monospace" fo:color="#8100C2"/>
    </style:style>
    <style:style style:name="T3183" style:parent-style-name="DefaultParagraphFont" style:family="text">
      <style:text-properties style:font-name="ui-monospace" style:font-name-asian="ui-monospace" style:font-name-complex="ui-monospace" fo:color="#2B303B"/>
    </style:style>
    <style:style style:name="T3184" style:parent-style-name="DefaultParagraphFont" style:family="text">
      <style:text-properties style:font-name="ui-monospace" style:font-name-asian="ui-monospace" style:font-name-complex="ui-monospace" fo:color="#14181F"/>
    </style:style>
    <style:style style:name="T3185" style:parent-style-name="DefaultParagraphFont" style:family="text">
      <style:text-properties style:font-name="ui-monospace" style:font-name-asian="ui-monospace" style:font-name-complex="ui-monospace" fo:color="#008080"/>
    </style:style>
    <style:style style:name="T3186" style:parent-style-name="DefaultParagraphFont" style:family="text">
      <style:text-properties style:font-name="ui-monospace" style:font-name-asian="ui-monospace" style:font-name-complex="ui-monospace" fo:color="#14181F"/>
    </style:style>
    <style:style style:name="T3187" style:parent-style-name="DefaultParagraphFont" style:family="text">
      <style:text-properties style:font-name="ui-monospace" style:font-name-asian="ui-monospace" style:font-name-complex="ui-monospace" fo:color="#2B303B"/>
    </style:style>
    <style:style style:name="T3188" style:parent-style-name="DefaultParagraphFont" style:family="text">
      <style:text-properties style:font-name="ui-monospace" style:font-name-asian="ui-monospace" style:font-name-complex="ui-monospace" fo:color="#14181F"/>
    </style:style>
    <style:style style:name="T3189" style:parent-style-name="DefaultParagraphFont" style:family="text">
      <style:text-properties style:font-name="ui-monospace" style:font-name-asian="ui-monospace" style:font-name-complex="ui-monospace" fo:color="#8100C2"/>
    </style:style>
    <style:style style:name="T3190" style:parent-style-name="DefaultParagraphFont" style:family="text">
      <style:text-properties style:font-name="ui-monospace" style:font-name-asian="ui-monospace" style:font-name-complex="ui-monospace" fo:color="#2B303B"/>
    </style:style>
    <style:style style:name="T3191" style:parent-style-name="DefaultParagraphFont" style:family="text">
      <style:text-properties style:font-name="ui-monospace" style:font-name-asian="ui-monospace" style:font-name-complex="ui-monospace" fo:color="#14181F"/>
    </style:style>
    <style:style style:name="T3192" style:parent-style-name="DefaultParagraphFont" style:family="text">
      <style:text-properties style:font-name="ui-monospace" style:font-name-asian="ui-monospace" style:font-name-complex="ui-monospace" fo:color="#8100C2"/>
    </style:style>
    <style:style style:name="T3193" style:parent-style-name="DefaultParagraphFont" style:family="text">
      <style:text-properties style:font-name="ui-monospace" style:font-name-asian="ui-monospace" style:font-name-complex="ui-monospace" fo:color="#14181F"/>
    </style:style>
    <style:style style:name="T3194" style:parent-style-name="DefaultParagraphFont" style:family="text">
      <style:text-properties style:font-name="ui-monospace" style:font-name-asian="ui-monospace" style:font-name-complex="ui-monospace" fo:color="#8100C2"/>
    </style:style>
    <style:style style:name="T3195" style:parent-style-name="DefaultParagraphFont" style:family="text">
      <style:text-properties style:font-name="ui-monospace" style:font-name-asian="ui-monospace" style:font-name-complex="ui-monospace" fo:color="#14181F"/>
    </style:style>
    <style:style style:name="T3196" style:parent-style-name="DefaultParagraphFont" style:family="text">
      <style:text-properties style:font-name="ui-monospace" style:font-name-asian="ui-monospace" style:font-name-complex="ui-monospace" fo:color="#8100C2"/>
    </style:style>
    <style:style style:name="T3197" style:parent-style-name="DefaultParagraphFont" style:family="text">
      <style:text-properties style:font-name="ui-monospace" style:font-name-asian="ui-monospace" style:font-name-complex="ui-monospace" fo:color="#14181F"/>
    </style:style>
    <style:style style:name="T3198" style:parent-style-name="DefaultParagraphFont" style:family="text">
      <style:text-properties style:font-name="ui-monospace" style:font-name-asian="ui-monospace" style:font-name-complex="ui-monospace" fo:color="#2B303B"/>
    </style:style>
    <style:style style:name="T3199" style:parent-style-name="DefaultParagraphFont" style:family="text">
      <style:text-properties style:font-name="ui-monospace" style:font-name-asian="ui-monospace" style:font-name-complex="ui-monospace" fo:color="#14181F"/>
    </style:style>
    <style:style style:name="T3200" style:parent-style-name="DefaultParagraphFont" style:family="text">
      <style:text-properties style:font-name="ui-monospace" style:font-name-asian="ui-monospace" style:font-name-complex="ui-monospace" fo:color="#008080"/>
    </style:style>
    <style:style style:name="T3201" style:parent-style-name="DefaultParagraphFont" style:family="text">
      <style:text-properties style:font-name="ui-monospace" style:font-name-asian="ui-monospace" style:font-name-complex="ui-monospace" fo:color="#14181F"/>
    </style:style>
    <style:style style:name="T3202" style:parent-style-name="DefaultParagraphFont" style:family="text">
      <style:text-properties style:font-name="ui-monospace" style:font-name-asian="ui-monospace" style:font-name-complex="ui-monospace" fo:color="#8100C2"/>
    </style:style>
    <style:style style:name="T3203" style:parent-style-name="DefaultParagraphFont" style:family="text">
      <style:text-properties style:font-name="ui-monospace" style:font-name-asian="ui-monospace" style:font-name-complex="ui-monospace" fo:color="#14181F"/>
    </style:style>
    <style:style style:name="T3204" style:parent-style-name="DefaultParagraphFont" style:family="text">
      <style:text-properties style:font-name="ui-monospace" style:font-name-asian="ui-monospace" style:font-name-complex="ui-monospace" fo:color="#8100C2"/>
    </style:style>
    <style:style style:name="T3205" style:parent-style-name="DefaultParagraphFont" style:family="text">
      <style:text-properties style:font-name="ui-monospace" style:font-name-asian="ui-monospace" style:font-name-complex="ui-monospace" fo:color="#14181F"/>
    </style:style>
    <style:style style:name="T3206" style:parent-style-name="DefaultParagraphFont" style:family="text">
      <style:text-properties style:font-name="ui-monospace" style:font-name-asian="ui-monospace" style:font-name-complex="ui-monospace" fo:color="#2B303B"/>
    </style:style>
    <style:style style:name="T3207" style:parent-style-name="DefaultParagraphFont" style:family="text">
      <style:text-properties style:font-name="ui-monospace" style:font-name-asian="ui-monospace" style:font-name-complex="ui-monospace" fo:color="#14181F"/>
    </style:style>
    <style:style style:name="T3208" style:parent-style-name="DefaultParagraphFont" style:family="text">
      <style:text-properties style:font-name="ui-monospace" style:font-name-asian="ui-monospace" style:font-name-complex="ui-monospace" fo:color="#14181F"/>
    </style:style>
    <style:style style:name="T3209" style:parent-style-name="DefaultParagraphFont" style:family="text">
      <style:text-properties style:font-name="ui-monospace" style:font-name-asian="ui-monospace" style:font-name-complex="ui-monospace" fo:color="#8100C2"/>
    </style:style>
    <style:style style:name="T3210" style:parent-style-name="DefaultParagraphFont" style:family="text">
      <style:text-properties style:font-name="ui-monospace" style:font-name-asian="ui-monospace" style:font-name-complex="ui-monospace" fo:color="#14181F"/>
    </style:style>
    <style:style style:name="T3211" style:parent-style-name="DefaultParagraphFont" style:family="text">
      <style:text-properties style:font-name="ui-monospace" style:font-name-asian="ui-monospace" style:font-name-complex="ui-monospace" fo:color="#8100C2"/>
    </style:style>
    <style:style style:name="T3212" style:parent-style-name="DefaultParagraphFont" style:family="text">
      <style:text-properties style:font-name="ui-monospace" style:font-name-asian="ui-monospace" style:font-name-complex="ui-monospace" fo:color="#14181F"/>
    </style:style>
    <style:style style:name="T3213" style:parent-style-name="DefaultParagraphFont" style:family="text">
      <style:text-properties style:font-name="ui-monospace" style:font-name-asian="ui-monospace" style:font-name-complex="ui-monospace" fo:color="#8100C2"/>
    </style:style>
    <style:style style:name="T3214" style:parent-style-name="DefaultParagraphFont" style:family="text">
      <style:text-properties style:font-name="ui-monospace" style:font-name-asian="ui-monospace" style:font-name-complex="ui-monospace" fo:color="#14181F"/>
    </style:style>
    <style:style style:name="T3215" style:parent-style-name="DefaultParagraphFont" style:family="text">
      <style:text-properties style:font-name="ui-monospace" style:font-name-asian="ui-monospace" style:font-name-complex="ui-monospace" fo:color="#8100C2"/>
    </style:style>
    <style:style style:name="T3216" style:parent-style-name="DefaultParagraphFont" style:family="text">
      <style:text-properties style:font-name="ui-monospace" style:font-name-asian="ui-monospace" style:font-name-complex="ui-monospace" fo:color="#14181F"/>
    </style:style>
    <style:style style:name="T3217" style:parent-style-name="DefaultParagraphFont" style:family="text">
      <style:text-properties style:font-name="ui-monospace" style:font-name-asian="ui-monospace" style:font-name-complex="ui-monospace" fo:color="#2B303B"/>
    </style:style>
    <style:style style:name="T3218" style:parent-style-name="DefaultParagraphFont" style:family="text">
      <style:text-properties style:font-name="ui-monospace" style:font-name-asian="ui-monospace" style:font-name-complex="ui-monospace" fo:color="#14181F"/>
    </style:style>
    <style:style style:name="T3219" style:parent-style-name="DefaultParagraphFont" style:family="text">
      <style:text-properties style:font-name="ui-monospace" style:font-name-asian="ui-monospace" style:font-name-complex="ui-monospace" fo:color="#2B303B"/>
    </style:style>
    <style:style style:name="T3220" style:parent-style-name="DefaultParagraphFont" style:family="text">
      <style:text-properties style:font-name="ui-monospace" style:font-name-asian="ui-monospace" style:font-name-complex="ui-monospace" fo:color="#14181F"/>
    </style:style>
    <style:style style:name="T3221" style:parent-style-name="DefaultParagraphFont" style:family="text">
      <style:text-properties style:font-name="ui-monospace" style:font-name-asian="ui-monospace" style:font-name-complex="ui-monospace" fo:color="#2B303B"/>
    </style:style>
    <style:style style:name="T3222" style:parent-style-name="DefaultParagraphFont" style:family="text">
      <style:text-properties style:font-name="ui-monospace" style:font-name-asian="ui-monospace" style:font-name-complex="ui-monospace" fo:color="#14181F"/>
    </style:style>
    <style:style style:name="T3223" style:parent-style-name="DefaultParagraphFont" style:family="text">
      <style:text-properties style:font-name="ui-monospace" style:font-name-asian="ui-monospace" style:font-name-complex="ui-monospace" fo:color="#8100C2"/>
    </style:style>
    <style:style style:name="T3224" style:parent-style-name="DefaultParagraphFont" style:family="text">
      <style:text-properties style:font-name="ui-monospace" style:font-name-asian="ui-monospace" style:font-name-complex="ui-monospace" fo:color="#14181F"/>
    </style:style>
    <style:style style:name="T3225" style:parent-style-name="DefaultParagraphFont" style:family="text">
      <style:text-properties style:font-name="ui-monospace" style:font-name-asian="ui-monospace" style:font-name-complex="ui-monospace" fo:color="#8100C2"/>
    </style:style>
    <style:style style:name="T3226" style:parent-style-name="DefaultParagraphFont" style:family="text">
      <style:text-properties style:font-name="ui-monospace" style:font-name-asian="ui-monospace" style:font-name-complex="ui-monospace" fo:color="#14181F"/>
    </style:style>
    <style:style style:name="T3227" style:parent-style-name="DefaultParagraphFont" style:family="text">
      <style:text-properties style:font-name="ui-monospace" style:font-name-asian="ui-monospace" style:font-name-complex="ui-monospace" fo:color="#8100C2"/>
    </style:style>
    <style:style style:name="T3228" style:parent-style-name="DefaultParagraphFont" style:family="text">
      <style:text-properties style:font-name="ui-monospace" style:font-name-asian="ui-monospace" style:font-name-complex="ui-monospace" fo:color="#14181F"/>
    </style:style>
    <style:style style:name="T3229" style:parent-style-name="DefaultParagraphFont" style:family="text">
      <style:text-properties style:font-name="ui-monospace" style:font-name-asian="ui-monospace" style:font-name-complex="ui-monospace" fo:color="#2B303B"/>
    </style:style>
    <style:style style:name="T3230" style:parent-style-name="DefaultParagraphFont" style:family="text">
      <style:text-properties style:font-name="ui-monospace" style:font-name-asian="ui-monospace" style:font-name-complex="ui-monospace" fo:color="#14181F"/>
    </style:style>
    <style:style style:name="T3231" style:parent-style-name="DefaultParagraphFont" style:family="text">
      <style:text-properties style:font-name="ui-monospace" style:font-name-asian="ui-monospace" style:font-name-complex="ui-monospace" fo:color="#8100C2"/>
    </style:style>
    <style:style style:name="T3232" style:parent-style-name="DefaultParagraphFont" style:family="text">
      <style:text-properties style:font-name="ui-monospace" style:font-name-asian="ui-monospace" style:font-name-complex="ui-monospace" fo:color="#14181F"/>
    </style:style>
    <style:style style:name="T3233" style:parent-style-name="DefaultParagraphFont" style:family="text">
      <style:text-properties style:font-name="ui-monospace" style:font-name-asian="ui-monospace" style:font-name-complex="ui-monospace" fo:color="#008080"/>
    </style:style>
    <style:style style:name="T3234" style:parent-style-name="DefaultParagraphFont" style:family="text">
      <style:text-properties style:font-name="ui-monospace" style:font-name-asian="ui-monospace" style:font-name-complex="ui-monospace" fo:color="#14181F"/>
    </style:style>
    <style:style style:name="T3235" style:parent-style-name="DefaultParagraphFont" style:family="text">
      <style:text-properties style:font-name="ui-monospace" style:font-name-asian="ui-monospace" style:font-name-complex="ui-monospace" fo:color="#8100C2"/>
    </style:style>
    <style:style style:name="T3236" style:parent-style-name="DefaultParagraphFont" style:family="text">
      <style:text-properties style:font-name="ui-monospace" style:font-name-asian="ui-monospace" style:font-name-complex="ui-monospace" fo:color="#14181F"/>
    </style:style>
    <style:style style:name="T3237" style:parent-style-name="DefaultParagraphFont" style:family="text">
      <style:text-properties style:font-name="ui-monospace" style:font-name-asian="ui-monospace" style:font-name-complex="ui-monospace" fo:color="#2B303B"/>
    </style:style>
    <style:style style:name="T3238" style:parent-style-name="DefaultParagraphFont" style:family="text">
      <style:text-properties style:font-name="ui-monospace" style:font-name-asian="ui-monospace" style:font-name-complex="ui-monospace" fo:color="#14181F"/>
    </style:style>
    <style:style style:name="T3239" style:parent-style-name="DefaultParagraphFont" style:family="text">
      <style:text-properties style:font-name="ui-monospace" style:font-name-asian="ui-monospace" style:font-name-complex="ui-monospace" fo:color="#8100C2"/>
    </style:style>
    <style:style style:name="T3240" style:parent-style-name="DefaultParagraphFont" style:family="text">
      <style:text-properties style:font-name="ui-monospace" style:font-name-asian="ui-monospace" style:font-name-complex="ui-monospace" fo:color="#14181F"/>
    </style:style>
    <style:style style:name="T3241" style:parent-style-name="DefaultParagraphFont" style:family="text">
      <style:text-properties style:font-name="ui-monospace" style:font-name-asian="ui-monospace" style:font-name-complex="ui-monospace" fo:color="#8100C2"/>
    </style:style>
    <style:style style:name="T3242" style:parent-style-name="DefaultParagraphFont" style:family="text">
      <style:text-properties style:font-name="ui-monospace" style:font-name-asian="ui-monospace" style:font-name-complex="ui-monospace" fo:color="#14181F"/>
    </style:style>
    <style:style style:name="T3243" style:parent-style-name="DefaultParagraphFont" style:family="text">
      <style:text-properties style:font-name="ui-monospace" style:font-name-asian="ui-monospace" style:font-name-complex="ui-monospace" fo:color="#8100C2"/>
    </style:style>
    <style:style style:name="T3244" style:parent-style-name="DefaultParagraphFont" style:family="text">
      <style:text-properties style:font-name="ui-monospace" style:font-name-asian="ui-monospace" style:font-name-complex="ui-monospace" fo:color="#2B303B"/>
    </style:style>
    <style:style style:name="T3245" style:parent-style-name="DefaultParagraphFont" style:family="text">
      <style:text-properties style:font-name="ui-monospace" style:font-name-asian="ui-monospace" style:font-name-complex="ui-monospace" fo:color="#14181F"/>
    </style:style>
    <style:style style:name="T3246" style:parent-style-name="DefaultParagraphFont" style:family="text">
      <style:text-properties style:font-name="ui-monospace" style:font-name-asian="ui-monospace" style:font-name-complex="ui-monospace" fo:color="#008080"/>
    </style:style>
    <style:style style:name="T3247" style:parent-style-name="DefaultParagraphFont" style:family="text">
      <style:text-properties style:font-name="ui-monospace" style:font-name-asian="ui-monospace" style:font-name-complex="ui-monospace" fo:color="#14181F"/>
    </style:style>
    <style:style style:name="T3248" style:parent-style-name="DefaultParagraphFont" style:family="text">
      <style:text-properties style:font-name="ui-monospace" style:font-name-asian="ui-monospace" style:font-name-complex="ui-monospace" fo:color="#008080"/>
    </style:style>
    <style:style style:name="T3249" style:parent-style-name="DefaultParagraphFont" style:family="text">
      <style:text-properties style:font-name="ui-monospace" style:font-name-asian="ui-monospace" style:font-name-complex="ui-monospace" fo:color="#14181F"/>
    </style:style>
    <style:style style:name="T3250" style:parent-style-name="DefaultParagraphFont" style:family="text">
      <style:text-properties style:font-name="ui-monospace" style:font-name-asian="ui-monospace" style:font-name-complex="ui-monospace" fo:color="#14181F"/>
    </style:style>
    <style:style style:name="T3251" style:parent-style-name="DefaultParagraphFont" style:family="text">
      <style:text-properties style:font-name="ui-monospace" style:font-name-asian="ui-monospace" style:font-name-complex="ui-monospace" fo:color="#8100C2"/>
    </style:style>
    <style:style style:name="T3252" style:parent-style-name="DefaultParagraphFont" style:family="text">
      <style:text-properties style:font-name="ui-monospace" style:font-name-asian="ui-monospace" style:font-name-complex="ui-monospace" fo:color="#14181F"/>
    </style:style>
    <style:style style:name="T3253" style:parent-style-name="DefaultParagraphFont" style:family="text">
      <style:text-properties style:font-name="ui-monospace" style:font-name-asian="ui-monospace" style:font-name-complex="ui-monospace" fo:color="#8100C2"/>
    </style:style>
    <style:style style:name="T3254" style:parent-style-name="DefaultParagraphFont" style:family="text">
      <style:text-properties style:font-name="ui-monospace" style:font-name-asian="ui-monospace" style:font-name-complex="ui-monospace" fo:color="#14181F"/>
    </style:style>
    <style:style style:name="T3255" style:parent-style-name="DefaultParagraphFont" style:family="text">
      <style:text-properties style:font-name="ui-monospace" style:font-name-asian="ui-monospace" style:font-name-complex="ui-monospace" fo:color="#2B303B"/>
    </style:style>
    <style:style style:name="T3256" style:parent-style-name="DefaultParagraphFont" style:family="text">
      <style:text-properties style:font-name="ui-monospace" style:font-name-asian="ui-monospace" style:font-name-complex="ui-monospace" fo:color="#14181F"/>
    </style:style>
    <style:style style:name="T3257" style:parent-style-name="DefaultParagraphFont" style:family="text">
      <style:text-properties style:font-name="ui-monospace" style:font-name-asian="ui-monospace" style:font-name-complex="ui-monospace" fo:color="#008080"/>
    </style:style>
    <style:style style:name="T3258" style:parent-style-name="DefaultParagraphFont" style:family="text">
      <style:text-properties style:font-name="ui-monospace" style:font-name-asian="ui-monospace" style:font-name-complex="ui-monospace" fo:color="#14181F"/>
    </style:style>
    <style:style style:name="T3259" style:parent-style-name="DefaultParagraphFont" style:family="text">
      <style:text-properties style:font-name="ui-monospace" style:font-name-asian="ui-monospace" style:font-name-complex="ui-monospace" fo:color="#8100C2"/>
    </style:style>
    <style:style style:name="T3260" style:parent-style-name="DefaultParagraphFont" style:family="text">
      <style:text-properties style:font-name="ui-monospace" style:font-name-asian="ui-monospace" style:font-name-complex="ui-monospace" fo:color="#14181F"/>
    </style:style>
    <style:style style:name="T3261" style:parent-style-name="DefaultParagraphFont" style:family="text">
      <style:text-properties style:font-name="ui-monospace" style:font-name-asian="ui-monospace" style:font-name-complex="ui-monospace" fo:color="#2B303B"/>
    </style:style>
    <style:style style:name="T3262" style:parent-style-name="DefaultParagraphFont" style:family="text">
      <style:text-properties style:font-name="ui-monospace" style:font-name-asian="ui-monospace" style:font-name-complex="ui-monospace" fo:color="#14181F"/>
    </style:style>
    <style:style style:name="T3263" style:parent-style-name="DefaultParagraphFont" style:family="text">
      <style:text-properties style:font-name="ui-monospace" style:font-name-asian="ui-monospace" style:font-name-complex="ui-monospace" fo:color="#2B303B"/>
    </style:style>
    <style:style style:name="T3264" style:parent-style-name="DefaultParagraphFont" style:family="text">
      <style:text-properties style:font-name="ui-monospace" style:font-name-asian="ui-monospace" style:font-name-complex="ui-monospace" fo:color="#14181F"/>
    </style:style>
    <style:style style:name="T3265" style:parent-style-name="DefaultParagraphFont" style:family="text">
      <style:text-properties style:font-name="ui-monospace" style:font-name-asian="ui-monospace" style:font-name-complex="ui-monospace" fo:color="#2B303B"/>
    </style:style>
    <style:style style:name="T3266" style:parent-style-name="DefaultParagraphFont" style:family="text">
      <style:text-properties style:font-name="ui-monospace" style:font-name-asian="ui-monospace" style:font-name-complex="ui-monospace" fo:color="#14181F"/>
    </style:style>
    <style:style style:name="T3267" style:parent-style-name="DefaultParagraphFont" style:family="text">
      <style:text-properties style:font-name="ui-monospace" style:font-name-asian="ui-monospace" style:font-name-complex="ui-monospace" fo:color="#8100C2"/>
    </style:style>
    <style:style style:name="T3268" style:parent-style-name="DefaultParagraphFont" style:family="text">
      <style:text-properties style:font-name="ui-monospace" style:font-name-asian="ui-monospace" style:font-name-complex="ui-monospace" fo:color="#14181F"/>
    </style:style>
    <style:style style:name="T3269" style:parent-style-name="DefaultParagraphFont" style:family="text">
      <style:text-properties style:font-name="ui-monospace" style:font-name-asian="ui-monospace" style:font-name-complex="ui-monospace" fo:color="#8100C2"/>
    </style:style>
    <style:style style:name="T3270" style:parent-style-name="DefaultParagraphFont" style:family="text">
      <style:text-properties style:font-name="ui-monospace" style:font-name-asian="ui-monospace" style:font-name-complex="ui-monospace" fo:color="#14181F"/>
    </style:style>
    <style:style style:name="T3271" style:parent-style-name="DefaultParagraphFont" style:family="text">
      <style:text-properties style:font-name="ui-monospace" style:font-name-asian="ui-monospace" style:font-name-complex="ui-monospace" fo:color="#008080"/>
    </style:style>
    <style:style style:name="T3272" style:parent-style-name="DefaultParagraphFont" style:family="text">
      <style:text-properties style:font-name="ui-monospace" style:font-name-asian="ui-monospace" style:font-name-complex="ui-monospace" fo:color="#2B303B"/>
    </style:style>
    <style:style style:name="T3273" style:parent-style-name="DefaultParagraphFont" style:family="text">
      <style:text-properties style:font-name="ui-monospace" style:font-name-asian="ui-monospace" style:font-name-complex="ui-monospace" fo:color="#14181F"/>
    </style:style>
    <style:style style:name="T3274" style:parent-style-name="DefaultParagraphFont" style:family="text">
      <style:text-properties style:font-name="ui-monospace" style:font-name-asian="ui-monospace" style:font-name-complex="ui-monospace" fo:color="#2B303B"/>
    </style:style>
    <style:style style:name="T3275" style:parent-style-name="DefaultParagraphFont" style:family="text">
      <style:text-properties style:font-name="ui-monospace" style:font-name-asian="ui-monospace" style:font-name-complex="ui-monospace" fo:color="#14181F"/>
    </style:style>
    <style:style style:name="T3276" style:parent-style-name="DefaultParagraphFont" style:family="text">
      <style:text-properties style:font-name="ui-monospace" style:font-name-asian="ui-monospace" style:font-name-complex="ui-monospace" fo:color="#008000"/>
    </style:style>
    <style:style style:name="T3277" style:parent-style-name="DefaultParagraphFont" style:family="text">
      <style:text-properties style:font-name="ui-monospace" style:font-name-asian="ui-monospace" style:font-name-complex="ui-monospace" fo:color="#14181F"/>
    </style:style>
    <style:style style:name="T3278" style:parent-style-name="DefaultParagraphFont" style:family="text">
      <style:text-properties style:font-name="ui-monospace" style:font-name-asian="ui-monospace" style:font-name-complex="ui-monospace" fo:color="#14181F"/>
    </style:style>
    <style:style style:name="T3279" style:parent-style-name="DefaultParagraphFont" style:family="text">
      <style:text-properties style:font-name="ui-monospace" style:font-name-asian="ui-monospace" style:font-name-complex="ui-monospace" fo:color="#14181F"/>
    </style:style>
    <style:style style:name="T3280" style:parent-style-name="DefaultParagraphFont" style:family="text">
      <style:text-properties style:font-name="ui-monospace" style:font-name-asian="ui-monospace" style:font-name-complex="ui-monospace" fo:color="#14181F"/>
    </style:style>
    <style:style style:name="T3281" style:parent-style-name="DefaultParagraphFont" style:family="text">
      <style:text-properties style:font-name="ui-monospace" style:font-name-asian="ui-monospace" style:font-name-complex="ui-monospace" fo:color="#14181F"/>
    </style:style>
    <style:style style:name="T3282" style:parent-style-name="DefaultParagraphFont" style:family="text">
      <style:text-properties style:font-name="ui-monospace" style:font-name-asian="ui-monospace" style:font-name-complex="ui-monospace" fo:color="#14181F"/>
    </style:style>
    <style:style style:name="T3283" style:parent-style-name="DefaultParagraphFont" style:family="text">
      <style:text-properties style:font-name="ui-monospace" style:font-name-asian="ui-monospace" style:font-name-complex="ui-monospace" fo:color="#14181F"/>
    </style:style>
    <style:style style:name="T3284" style:parent-style-name="DefaultParagraphFont" style:family="text">
      <style:text-properties style:font-name="ui-monospace" style:font-name-asian="ui-monospace" style:font-name-complex="ui-monospace" fo:color="#14181F"/>
    </style:style>
    <style:style style:name="T3285" style:parent-style-name="DefaultParagraphFont" style:family="text">
      <style:text-properties style:font-name="ui-monospace" style:font-name-asian="ui-monospace" style:font-name-complex="ui-monospace" fo:color="#14181F"/>
    </style:style>
    <style:style style:name="T3286" style:parent-style-name="DefaultParagraphFont" style:family="text">
      <style:text-properties style:font-name="ui-monospace" style:font-name-asian="ui-monospace" style:font-name-complex="ui-monospace" fo:color="#14181F"/>
    </style:style>
    <style:style style:name="T3287" style:parent-style-name="DefaultParagraphFont" style:family="text">
      <style:text-properties style:font-name="ui-monospace" style:font-name-asian="ui-monospace" style:font-name-complex="ui-monospace" fo:color="#14181F"/>
    </style:style>
    <style:style style:name="T3288" style:parent-style-name="DefaultParagraphFont" style:family="text">
      <style:text-properties style:font-name="ui-monospace" style:font-name-asian="ui-monospace" style:font-name-complex="ui-monospace" fo:color="#14181F"/>
    </style:style>
    <style:style style:name="T3289" style:parent-style-name="DefaultParagraphFont" style:family="text">
      <style:text-properties style:font-name="ui-monospace" style:font-name-asian="ui-monospace" style:font-name-complex="ui-monospace" fo:color="#14181F"/>
    </style:style>
    <style:style style:name="T3290" style:parent-style-name="DefaultParagraphFont" style:family="text">
      <style:text-properties style:font-name="ui-monospace" style:font-name-asian="ui-monospace" style:font-name-complex="ui-monospace" fo:color="#14181F"/>
    </style:style>
    <style:style style:name="T3291" style:parent-style-name="DefaultParagraphFont" style:family="text">
      <style:text-properties style:font-name="ui-monospace" style:font-name-asian="ui-monospace" style:font-name-complex="ui-monospace" fo:color="#14181F"/>
    </style:style>
    <style:style style:name="T3292" style:parent-style-name="DefaultParagraphFont" style:family="text">
      <style:text-properties style:font-name="ui-monospace" style:font-name-asian="ui-monospace" style:font-name-complex="ui-monospace" fo:color="#14181F"/>
    </style:style>
    <style:style style:name="T3293" style:parent-style-name="DefaultParagraphFont" style:family="text">
      <style:text-properties style:font-name="ui-monospace" style:font-name-asian="ui-monospace" style:font-name-complex="ui-monospace" fo:color="#14181F"/>
    </style:style>
    <style:style style:name="T3294" style:parent-style-name="DefaultParagraphFont" style:family="text">
      <style:text-properties style:font-name="ui-monospace" style:font-name-asian="ui-monospace" style:font-name-complex="ui-monospace" fo:color="#14181F"/>
    </style:style>
    <style:style style:name="T3295" style:parent-style-name="DefaultParagraphFont" style:family="text">
      <style:text-properties style:font-name="ui-monospace" style:font-name-asian="ui-monospace" style:font-name-complex="ui-monospace" fo:color="#14181F"/>
    </style:style>
    <style:style style:name="T3296" style:parent-style-name="DefaultParagraphFont" style:family="text">
      <style:text-properties style:font-name="ui-monospace" style:font-name-asian="ui-monospace" style:font-name-complex="ui-monospace" fo:color="#14181F"/>
    </style:style>
    <style:style style:name="T3297" style:parent-style-name="DefaultParagraphFont" style:family="text">
      <style:text-properties style:font-name="ui-monospace" style:font-name-asian="ui-monospace" style:font-name-complex="ui-monospace" fo:color="#14181F"/>
    </style:style>
    <style:style style:name="T3298" style:parent-style-name="DefaultParagraphFont" style:family="text">
      <style:text-properties style:font-name="ui-monospace" style:font-name-asian="ui-monospace" style:font-name-complex="ui-monospace" fo:color="#14181F"/>
    </style:style>
    <style:style style:name="T3299" style:parent-style-name="DefaultParagraphFont" style:family="text">
      <style:text-properties style:font-name="ui-monospace" style:font-name-asian="ui-monospace" style:font-name-complex="ui-monospace" fo:color="#14181F"/>
    </style:style>
    <style:style style:name="T3300" style:parent-style-name="DefaultParagraphFont" style:family="text">
      <style:text-properties style:font-name="ui-monospace" style:font-name-asian="ui-monospace" style:font-name-complex="ui-monospace" fo:color="#14181F"/>
    </style:style>
    <style:style style:name="T3301" style:parent-style-name="DefaultParagraphFont" style:family="text">
      <style:text-properties style:font-name="ui-monospace" style:font-name-asian="ui-monospace" style:font-name-complex="ui-monospace" fo:color="#14181F"/>
    </style:style>
    <style:style style:name="T3302" style:parent-style-name="DefaultParagraphFont" style:family="text">
      <style:text-properties style:font-name="ui-monospace" style:font-name-asian="ui-monospace" style:font-name-complex="ui-monospace" fo:color="#14181F"/>
    </style:style>
    <style:style style:name="T3303" style:parent-style-name="DefaultParagraphFont" style:family="text">
      <style:text-properties style:font-name="ui-monospace" style:font-name-asian="ui-monospace" style:font-name-complex="ui-monospace" fo:color="#14181F"/>
    </style:style>
    <style:style style:name="T3304" style:parent-style-name="DefaultParagraphFont" style:family="text">
      <style:text-properties style:font-name="ui-monospace" style:font-name-asian="ui-monospace" style:font-name-complex="ui-monospace" fo:color="#14181F"/>
    </style:style>
    <style:style style:name="T3305" style:parent-style-name="DefaultParagraphFont" style:family="text">
      <style:text-properties style:font-name="ui-monospace" style:font-name-asian="ui-monospace" style:font-name-complex="ui-monospace" fo:color="#14181F"/>
    </style:style>
    <style:style style:name="T3306" style:parent-style-name="DefaultParagraphFont" style:family="text">
      <style:text-properties style:font-name="ui-monospace" style:font-name-asian="ui-monospace" style:font-name-complex="ui-monospace" fo:color="#14181F"/>
    </style:style>
    <style:style style:name="T3307" style:parent-style-name="DefaultParagraphFont" style:family="text">
      <style:text-properties style:font-name="ui-monospace" style:font-name-asian="ui-monospace" style:font-name-complex="ui-monospace" fo:color="#14181F"/>
    </style:style>
    <style:style style:name="T3308" style:parent-style-name="DefaultParagraphFont" style:family="text">
      <style:text-properties style:font-name="ui-monospace" style:font-name-asian="ui-monospace" style:font-name-complex="ui-monospace" fo:color="#14181F"/>
    </style:style>
    <style:style style:name="T3309" style:parent-style-name="DefaultParagraphFont" style:family="text">
      <style:text-properties style:font-name="ui-monospace" style:font-name-asian="ui-monospace" style:font-name-complex="ui-monospace" fo:color="#14181F"/>
    </style:style>
    <style:style style:name="T3310" style:parent-style-name="DefaultParagraphFont" style:family="text">
      <style:text-properties style:font-name="ui-monospace" style:font-name-asian="ui-monospace" style:font-name-complex="ui-monospace" fo:color="#14181F"/>
    </style:style>
    <style:style style:name="T3311" style:parent-style-name="DefaultParagraphFont" style:family="text">
      <style:text-properties style:font-name="ui-monospace" style:font-name-asian="ui-monospace" style:font-name-complex="ui-monospace" fo:color="#14181F"/>
    </style:style>
    <style:style style:name="T3312" style:parent-style-name="DefaultParagraphFont" style:family="text">
      <style:text-properties style:font-name="ui-monospace" style:font-name-asian="ui-monospace" style:font-name-complex="ui-monospace" fo:color="#14181F"/>
    </style:style>
    <style:style style:name="T3313" style:parent-style-name="DefaultParagraphFont" style:family="text">
      <style:text-properties style:font-name="ui-monospace" style:font-name-asian="ui-monospace" style:font-name-complex="ui-monospace" fo:color="#14181F"/>
    </style:style>
    <style:style style:name="T3314" style:parent-style-name="DefaultParagraphFont" style:family="text">
      <style:text-properties style:font-name="ui-monospace" style:font-name-asian="ui-monospace" style:font-name-complex="ui-monospace" fo:color="#14181F"/>
    </style:style>
    <style:style style:name="T3315" style:parent-style-name="DefaultParagraphFont" style:family="text">
      <style:text-properties style:font-name="ui-monospace" style:font-name-asian="ui-monospace" style:font-name-complex="ui-monospace" fo:color="#14181F"/>
    </style:style>
    <style:style style:name="T3316" style:parent-style-name="DefaultParagraphFont" style:family="text">
      <style:text-properties style:font-name="ui-monospace" style:font-name-asian="ui-monospace" style:font-name-complex="ui-monospace" fo:color="#14181F"/>
    </style:style>
    <style:style style:name="T3317" style:parent-style-name="DefaultParagraphFont" style:family="text">
      <style:text-properties style:font-name="ui-monospace" style:font-name-asian="ui-monospace" style:font-name-complex="ui-monospace" fo:color="#14181F"/>
    </style:style>
    <style:style style:name="T3318" style:parent-style-name="DefaultParagraphFont" style:family="text">
      <style:text-properties style:font-name="ui-monospace" style:font-name-asian="ui-monospace" style:font-name-complex="ui-monospace" fo:color="#14181F"/>
    </style:style>
    <style:style style:name="T3319" style:parent-style-name="DefaultParagraphFont" style:family="text">
      <style:text-properties style:font-name="ui-monospace" style:font-name-asian="ui-monospace" style:font-name-complex="ui-monospace" fo:color="#14181F"/>
    </style:style>
    <style:style style:name="T3320" style:parent-style-name="DefaultParagraphFont" style:family="text">
      <style:text-properties style:font-name="ui-monospace" style:font-name-asian="ui-monospace" style:font-name-complex="ui-monospace" fo:color="#14181F"/>
    </style:style>
    <style:style style:name="T3321" style:parent-style-name="DefaultParagraphFont" style:family="text">
      <style:text-properties style:font-name="ui-monospace" style:font-name-asian="ui-monospace" style:font-name-complex="ui-monospace" fo:color="#14181F"/>
    </style:style>
    <style:style style:name="T3322" style:parent-style-name="DefaultParagraphFont" style:family="text">
      <style:text-properties style:font-name="ui-monospace" style:font-name-asian="ui-monospace" style:font-name-complex="ui-monospace" fo:color="#14181F"/>
    </style:style>
    <style:style style:name="T3323" style:parent-style-name="DefaultParagraphFont" style:family="text">
      <style:text-properties style:font-name="ui-monospace" style:font-name-asian="ui-monospace" style:font-name-complex="ui-monospace" fo:color="#008000"/>
    </style:style>
    <style:style style:name="T3324" style:parent-style-name="DefaultParagraphFont" style:family="text">
      <style:text-properties style:font-name="ui-monospace" style:font-name-asian="ui-monospace" style:font-name-complex="ui-monospace" fo:color="#14181F"/>
    </style:style>
    <style:style style:name="T3325" style:parent-style-name="DefaultParagraphFont" style:family="text">
      <style:text-properties style:font-name="ui-monospace" style:font-name-asian="ui-monospace" style:font-name-complex="ui-monospace" fo:color="#8100C2"/>
    </style:style>
    <style:style style:name="T3326" style:parent-style-name="DefaultParagraphFont" style:family="text">
      <style:text-properties style:font-name="ui-monospace" style:font-name-asian="ui-monospace" style:font-name-complex="ui-monospace" fo:color="#14181F"/>
    </style:style>
    <style:style style:name="T3327" style:parent-style-name="DefaultParagraphFont" style:family="text">
      <style:text-properties style:font-name="ui-monospace" style:font-name-asian="ui-monospace" style:font-name-complex="ui-monospace" fo:color="#8100C2"/>
    </style:style>
    <style:style style:name="T3328" style:parent-style-name="DefaultParagraphFont" style:family="text">
      <style:text-properties style:font-name="ui-monospace" style:font-name-asian="ui-monospace" style:font-name-complex="ui-monospace" fo:color="#14181F"/>
    </style:style>
    <style:style style:name="T3329" style:parent-style-name="DefaultParagraphFont" style:family="text">
      <style:text-properties style:font-name="ui-monospace" style:font-name-asian="ui-monospace" style:font-name-complex="ui-monospace" fo:color="#008000"/>
    </style:style>
    <style:style style:name="T3330" style:parent-style-name="DefaultParagraphFont" style:family="text">
      <style:text-properties style:font-name="ui-monospace" style:font-name-asian="ui-monospace" style:font-name-complex="ui-monospace" fo:color="#2B303B"/>
    </style:style>
    <style:style style:name="T3331" style:parent-style-name="DefaultParagraphFont" style:family="text">
      <style:text-properties style:font-name="ui-monospace" style:font-name-asian="ui-monospace" style:font-name-complex="ui-monospace" fo:color="#14181F"/>
    </style:style>
    <style:style style:name="T3332" style:parent-style-name="DefaultParagraphFont" style:family="text">
      <style:text-properties style:font-name="ui-monospace" style:font-name-asian="ui-monospace" style:font-name-complex="ui-monospace" fo:color="#8100C2"/>
    </style:style>
    <style:style style:name="T3333" style:parent-style-name="DefaultParagraphFont" style:family="text">
      <style:text-properties style:font-name="ui-monospace" style:font-name-asian="ui-monospace" style:font-name-complex="ui-monospace" fo:color="#14181F"/>
    </style:style>
    <style:style style:name="T3334" style:parent-style-name="DefaultParagraphFont" style:family="text">
      <style:text-properties style:font-name="ui-monospace" style:font-name-asian="ui-monospace" style:font-name-complex="ui-monospace" fo:color="#8100C2"/>
    </style:style>
    <style:style style:name="T3335" style:parent-style-name="DefaultParagraphFont" style:family="text">
      <style:text-properties style:font-name="ui-monospace" style:font-name-asian="ui-monospace" style:font-name-complex="ui-monospace" fo:color="#14181F"/>
    </style:style>
    <style:style style:name="T3336" style:parent-style-name="DefaultParagraphFont" style:family="text">
      <style:text-properties style:font-name="ui-monospace" style:font-name-asian="ui-monospace" style:font-name-complex="ui-monospace" fo:color="#008000"/>
    </style:style>
    <style:style style:name="T3337" style:parent-style-name="DefaultParagraphFont" style:family="text">
      <style:text-properties style:font-name="ui-monospace" style:font-name-asian="ui-monospace" style:font-name-complex="ui-monospace" fo:color="#14181F"/>
    </style:style>
    <style:style style:name="T3338" style:parent-style-name="DefaultParagraphFont" style:family="text">
      <style:text-properties style:font-name="ui-monospace" style:font-name-asian="ui-monospace" style:font-name-complex="ui-monospace" fo:color="#008080"/>
    </style:style>
    <style:style style:name="T3339" style:parent-style-name="DefaultParagraphFont" style:family="text">
      <style:text-properties style:font-name="ui-monospace" style:font-name-asian="ui-monospace" style:font-name-complex="ui-monospace" fo:color="#2B303B"/>
    </style:style>
    <style:style style:name="T3340" style:parent-style-name="DefaultParagraphFont" style:family="text">
      <style:text-properties style:font-name="ui-monospace" style:font-name-asian="ui-monospace" style:font-name-complex="ui-monospace" fo:color="#14181F"/>
    </style:style>
    <style:style style:name="T3341" style:parent-style-name="DefaultParagraphFont" style:family="text">
      <style:text-properties style:font-name="ui-monospace" style:font-name-asian="ui-monospace" style:font-name-complex="ui-monospace" fo:color="#8100C2"/>
    </style:style>
    <style:style style:name="T3342" style:parent-style-name="DefaultParagraphFont" style:family="text">
      <style:text-properties style:font-name="ui-monospace" style:font-name-asian="ui-monospace" style:font-name-complex="ui-monospace" fo:color="#14181F"/>
    </style:style>
    <style:style style:name="T3343" style:parent-style-name="DefaultParagraphFont" style:family="text">
      <style:text-properties style:font-name="ui-monospace" style:font-name-asian="ui-monospace" style:font-name-complex="ui-monospace" fo:color="#8100C2"/>
    </style:style>
    <style:style style:name="T3344" style:parent-style-name="DefaultParagraphFont" style:family="text">
      <style:text-properties style:font-name="ui-monospace" style:font-name-asian="ui-monospace" style:font-name-complex="ui-monospace" fo:color="#14181F"/>
    </style:style>
    <style:style style:name="T3345" style:parent-style-name="DefaultParagraphFont" style:family="text">
      <style:text-properties style:font-name="ui-monospace" style:font-name-asian="ui-monospace" style:font-name-complex="ui-monospace" fo:color="#2B303B"/>
    </style:style>
    <style:style style:name="T3346" style:parent-style-name="DefaultParagraphFont" style:family="text">
      <style:text-properties style:font-name="ui-monospace" style:font-name-asian="ui-monospace" style:font-name-complex="ui-monospace" fo:color="#14181F"/>
    </style:style>
    <style:style style:name="T3347" style:parent-style-name="DefaultParagraphFont" style:family="text">
      <style:text-properties style:font-name="ui-monospace" style:font-name-asian="ui-monospace" style:font-name-complex="ui-monospace" fo:color="#008080"/>
    </style:style>
    <style:style style:name="T3348" style:parent-style-name="DefaultParagraphFont" style:family="text">
      <style:text-properties style:font-name="ui-monospace" style:font-name-asian="ui-monospace" style:font-name-complex="ui-monospace" fo:color="#2B303B"/>
    </style:style>
    <style:style style:name="T3349" style:parent-style-name="DefaultParagraphFont" style:family="text">
      <style:text-properties style:font-name="ui-monospace" style:font-name-asian="ui-monospace" style:font-name-complex="ui-monospace" fo:color="#14181F"/>
    </style:style>
    <style:style style:name="T3350" style:parent-style-name="DefaultParagraphFont" style:family="text">
      <style:text-properties style:font-name="ui-monospace" style:font-name-asian="ui-monospace" style:font-name-complex="ui-monospace" fo:color="#008080"/>
    </style:style>
    <style:style style:name="T3351" style:parent-style-name="DefaultParagraphFont" style:family="text">
      <style:text-properties style:font-name="ui-monospace" style:font-name-asian="ui-monospace" style:font-name-complex="ui-monospace" fo:color="#2B303B"/>
    </style:style>
    <style:style style:name="T3352" style:parent-style-name="DefaultParagraphFont" style:family="text">
      <style:text-properties style:font-name="ui-monospace" style:font-name-asian="ui-monospace" style:font-name-complex="ui-monospace" fo:color="#14181F"/>
    </style:style>
    <style:style style:name="T3353" style:parent-style-name="DefaultParagraphFont" style:family="text">
      <style:text-properties style:font-name="ui-monospace" style:font-name-asian="ui-monospace" style:font-name-complex="ui-monospace" fo:color="#008080"/>
    </style:style>
    <style:style style:name="T3354" style:parent-style-name="DefaultParagraphFont" style:family="text">
      <style:text-properties style:font-name="ui-monospace" style:font-name-asian="ui-monospace" style:font-name-complex="ui-monospace" fo:color="#14181F"/>
    </style:style>
    <style:style style:name="T3355" style:parent-style-name="DefaultParagraphFont" style:family="text">
      <style:text-properties style:font-name="ui-monospace" style:font-name-asian="ui-monospace" style:font-name-complex="ui-monospace" fo:color="#8100C2"/>
    </style:style>
    <style:style style:name="T3356" style:parent-style-name="DefaultParagraphFont" style:family="text">
      <style:text-properties style:font-name="ui-monospace" style:font-name-asian="ui-monospace" style:font-name-complex="ui-monospace" fo:color="#14181F"/>
    </style:style>
    <style:style style:name="T3357" style:parent-style-name="DefaultParagraphFont" style:family="text">
      <style:text-properties style:font-name="ui-monospace" style:font-name-asian="ui-monospace" style:font-name-complex="ui-monospace" fo:color="#2B303B"/>
    </style:style>
    <style:style style:name="T3358" style:parent-style-name="DefaultParagraphFont" style:family="text">
      <style:text-properties style:font-name="ui-monospace" style:font-name-asian="ui-monospace" style:font-name-complex="ui-monospace" fo:color="#14181F"/>
    </style:style>
    <style:style style:name="T3359" style:parent-style-name="DefaultParagraphFont" style:family="text">
      <style:text-properties style:font-name="ui-monospace" style:font-name-asian="ui-monospace" style:font-name-complex="ui-monospace" fo:color="#008080"/>
    </style:style>
    <style:style style:name="T3360" style:parent-style-name="DefaultParagraphFont" style:family="text">
      <style:text-properties style:font-name="ui-monospace" style:font-name-asian="ui-monospace" style:font-name-complex="ui-monospace" fo:color="#14181F"/>
    </style:style>
    <style:style style:name="T3361" style:parent-style-name="DefaultParagraphFont" style:family="text">
      <style:text-properties style:font-name="ui-monospace" style:font-name-asian="ui-monospace" style:font-name-complex="ui-monospace" fo:color="#2B303B"/>
    </style:style>
    <style:style style:name="T3362" style:parent-style-name="DefaultParagraphFont" style:family="text">
      <style:text-properties style:font-name="ui-monospace" style:font-name-asian="ui-monospace" style:font-name-complex="ui-monospace" fo:color="#14181F"/>
    </style:style>
    <style:style style:name="T3363" style:parent-style-name="DefaultParagraphFont" style:family="text">
      <style:text-properties style:font-name="ui-monospace" style:font-name-asian="ui-monospace" style:font-name-complex="ui-monospace" fo:color="#14181F"/>
    </style:style>
    <style:style style:name="T3364" style:parent-style-name="DefaultParagraphFont" style:family="text">
      <style:text-properties style:font-name="ui-monospace" style:font-name-asian="ui-monospace" style:font-name-complex="ui-monospace" fo:color="#2B303B"/>
    </style:style>
    <style:style style:name="T3365" style:parent-style-name="DefaultParagraphFont" style:family="text">
      <style:text-properties style:font-name="ui-monospace" style:font-name-asian="ui-monospace" style:font-name-complex="ui-monospace" fo:color="#14181F"/>
    </style:style>
    <style:style style:name="T3366" style:parent-style-name="DefaultParagraphFont" style:family="text">
      <style:text-properties style:font-name="ui-monospace" style:font-name-asian="ui-monospace" style:font-name-complex="ui-monospace" fo:color="#8100C2"/>
    </style:style>
    <style:style style:name="T3367" style:parent-style-name="DefaultParagraphFont" style:family="text">
      <style:text-properties style:font-name="ui-monospace" style:font-name-asian="ui-monospace" style:font-name-complex="ui-monospace" fo:color="#14181F"/>
    </style:style>
    <style:style style:name="T3368" style:parent-style-name="DefaultParagraphFont" style:family="text">
      <style:text-properties style:font-name="ui-monospace" style:font-name-asian="ui-monospace" style:font-name-complex="ui-monospace" fo:color="#2B303B"/>
    </style:style>
    <style:style style:name="T3369" style:parent-style-name="DefaultParagraphFont" style:family="text">
      <style:text-properties style:font-name="ui-monospace" style:font-name-asian="ui-monospace" style:font-name-complex="ui-monospace" fo:color="#14181F"/>
    </style:style>
    <style:style style:name="T3370" style:parent-style-name="DefaultParagraphFont" style:family="text">
      <style:text-properties style:font-name="ui-monospace" style:font-name-asian="ui-monospace" style:font-name-complex="ui-monospace" fo:color="#8100C2"/>
    </style:style>
    <style:style style:name="T3371" style:parent-style-name="DefaultParagraphFont" style:family="text">
      <style:text-properties style:font-name="ui-monospace" style:font-name-asian="ui-monospace" style:font-name-complex="ui-monospace" fo:color="#14181F"/>
    </style:style>
    <style:style style:name="T3372" style:parent-style-name="DefaultParagraphFont" style:family="text">
      <style:text-properties style:font-name="ui-monospace" style:font-name-asian="ui-monospace" style:font-name-complex="ui-monospace" fo:color="#8100C2"/>
    </style:style>
    <style:style style:name="T3373" style:parent-style-name="DefaultParagraphFont" style:family="text">
      <style:text-properties style:font-name="ui-monospace" style:font-name-asian="ui-monospace" style:font-name-complex="ui-monospace" fo:color="#2B303B"/>
    </style:style>
    <style:style style:name="T3374" style:parent-style-name="DefaultParagraphFont" style:family="text">
      <style:text-properties style:font-name="ui-monospace" style:font-name-asian="ui-monospace" style:font-name-complex="ui-monospace" fo:color="#14181F"/>
    </style:style>
    <style:style style:name="T3375" style:parent-style-name="DefaultParagraphFont" style:family="text">
      <style:text-properties style:font-name="ui-monospace" style:font-name-asian="ui-monospace" style:font-name-complex="ui-monospace" fo:color="#8100C2"/>
    </style:style>
    <style:style style:name="T3376" style:parent-style-name="DefaultParagraphFont" style:family="text">
      <style:text-properties style:font-name="ui-monospace" style:font-name-asian="ui-monospace" style:font-name-complex="ui-monospace" fo:color="#14181F"/>
    </style:style>
    <style:style style:name="T3377" style:parent-style-name="DefaultParagraphFont" style:family="text">
      <style:text-properties style:font-name="ui-monospace" style:font-name-asian="ui-monospace" style:font-name-complex="ui-monospace" fo:color="#2B303B"/>
    </style:style>
    <style:style style:name="T3378" style:parent-style-name="DefaultParagraphFont" style:family="text">
      <style:text-properties style:font-name="ui-monospace" style:font-name-asian="ui-monospace" style:font-name-complex="ui-monospace" fo:color="#14181F"/>
    </style:style>
    <style:style style:name="T3379" style:parent-style-name="DefaultParagraphFont" style:family="text">
      <style:text-properties style:font-name="ui-monospace" style:font-name-asian="ui-monospace" style:font-name-complex="ui-monospace" fo:color="#8100C2"/>
    </style:style>
    <style:style style:name="T3380" style:parent-style-name="DefaultParagraphFont" style:family="text">
      <style:text-properties style:font-name="ui-monospace" style:font-name-asian="ui-monospace" style:font-name-complex="ui-monospace" fo:color="#14181F"/>
    </style:style>
    <style:style style:name="T3381" style:parent-style-name="DefaultParagraphFont" style:family="text">
      <style:text-properties style:font-name="ui-monospace" style:font-name-asian="ui-monospace" style:font-name-complex="ui-monospace" fo:color="#2B303B"/>
    </style:style>
    <style:style style:name="T3382" style:parent-style-name="DefaultParagraphFont" style:family="text">
      <style:text-properties style:font-name="ui-monospace" style:font-name-asian="ui-monospace" style:font-name-complex="ui-monospace" fo:color="#14181F"/>
    </style:style>
    <style:style style:name="T3383" style:parent-style-name="DefaultParagraphFont" style:family="text">
      <style:text-properties style:font-name="ui-monospace" style:font-name-asian="ui-monospace" style:font-name-complex="ui-monospace" fo:color="#8100C2"/>
    </style:style>
    <style:style style:name="T3384" style:parent-style-name="DefaultParagraphFont" style:family="text">
      <style:text-properties style:font-name="ui-monospace" style:font-name-asian="ui-monospace" style:font-name-complex="ui-monospace" fo:color="#14181F"/>
    </style:style>
    <style:style style:name="T3385" style:parent-style-name="DefaultParagraphFont" style:family="text">
      <style:text-properties style:font-name="ui-monospace" style:font-name-asian="ui-monospace" style:font-name-complex="ui-monospace" fo:color="#8100C2"/>
    </style:style>
    <style:style style:name="T3386" style:parent-style-name="DefaultParagraphFont" style:family="text">
      <style:text-properties style:font-name="ui-monospace" style:font-name-asian="ui-monospace" style:font-name-complex="ui-monospace" fo:color="#14181F"/>
    </style:style>
    <style:style style:name="T3387" style:parent-style-name="DefaultParagraphFont" style:family="text">
      <style:text-properties style:font-name="ui-monospace" style:font-name-asian="ui-monospace" style:font-name-complex="ui-monospace" fo:color="#008000"/>
    </style:style>
    <style:style style:name="T3388" style:parent-style-name="DefaultParagraphFont" style:family="text">
      <style:text-properties style:font-name="ui-monospace" style:font-name-asian="ui-monospace" style:font-name-complex="ui-monospace" fo:color="#2B303B"/>
    </style:style>
    <style:style style:name="T3389" style:parent-style-name="DefaultParagraphFont" style:family="text">
      <style:text-properties style:font-name="ui-monospace" style:font-name-asian="ui-monospace" style:font-name-complex="ui-monospace" fo:color="#14181F"/>
    </style:style>
    <style:style style:name="T3390" style:parent-style-name="DefaultParagraphFont" style:family="text">
      <style:text-properties style:font-name="ui-monospace" style:font-name-asian="ui-monospace" style:font-name-complex="ui-monospace" fo:color="#8100C2"/>
    </style:style>
    <style:style style:name="T3391" style:parent-style-name="DefaultParagraphFont" style:family="text">
      <style:text-properties style:font-name="ui-monospace" style:font-name-asian="ui-monospace" style:font-name-complex="ui-monospace" fo:color="#14181F"/>
    </style:style>
    <style:style style:name="T3392" style:parent-style-name="DefaultParagraphFont" style:family="text">
      <style:text-properties style:font-name="ui-monospace" style:font-name-asian="ui-monospace" style:font-name-complex="ui-monospace" fo:color="#8100C2"/>
    </style:style>
    <style:style style:name="T3393" style:parent-style-name="DefaultParagraphFont" style:family="text">
      <style:text-properties style:font-name="ui-monospace" style:font-name-asian="ui-monospace" style:font-name-complex="ui-monospace" fo:color="#14181F"/>
    </style:style>
    <style:style style:name="T3394" style:parent-style-name="DefaultParagraphFont" style:family="text">
      <style:text-properties style:font-name="ui-monospace" style:font-name-asian="ui-monospace" style:font-name-complex="ui-monospace" fo:color="#008000"/>
    </style:style>
    <style:style style:name="T3395" style:parent-style-name="DefaultParagraphFont" style:family="text">
      <style:text-properties style:font-name="ui-monospace" style:font-name-asian="ui-monospace" style:font-name-complex="ui-monospace" fo:color="#2B303B"/>
    </style:style>
    <style:style style:name="T3396" style:parent-style-name="DefaultParagraphFont" style:family="text">
      <style:text-properties style:font-name="ui-monospace" style:font-name-asian="ui-monospace" style:font-name-complex="ui-monospace" fo:color="#14181F"/>
    </style:style>
    <style:style style:name="T3397" style:parent-style-name="DefaultParagraphFont" style:family="text">
      <style:text-properties style:font-name="ui-monospace" style:font-name-asian="ui-monospace" style:font-name-complex="ui-monospace" fo:color="#008080"/>
    </style:style>
    <style:style style:name="T3398" style:parent-style-name="DefaultParagraphFont" style:family="text">
      <style:text-properties style:font-name="ui-monospace" style:font-name-asian="ui-monospace" style:font-name-complex="ui-monospace" fo:color="#2B303B"/>
    </style:style>
    <style:style style:name="T3399" style:parent-style-name="DefaultParagraphFont" style:family="text">
      <style:text-properties style:font-name="ui-monospace" style:font-name-asian="ui-monospace" style:font-name-complex="ui-monospace" fo:color="#14181F"/>
    </style:style>
    <style:style style:name="T3400" style:parent-style-name="DefaultParagraphFont" style:family="text">
      <style:text-properties style:font-name="ui-monospace" style:font-name-asian="ui-monospace" style:font-name-complex="ui-monospace" fo:color="#008080"/>
    </style:style>
    <style:style style:name="T3401" style:parent-style-name="DefaultParagraphFont" style:family="text">
      <style:text-properties style:font-name="ui-monospace" style:font-name-asian="ui-monospace" style:font-name-complex="ui-monospace" fo:color="#14181F"/>
    </style:style>
    <style:style style:name="T3402" style:parent-style-name="DefaultParagraphFont" style:family="text">
      <style:text-properties style:font-name="ui-monospace" style:font-name-asian="ui-monospace" style:font-name-complex="ui-monospace" fo:color="#2B303B"/>
    </style:style>
    <style:style style:name="T3403" style:parent-style-name="DefaultParagraphFont" style:family="text">
      <style:text-properties style:font-name="ui-monospace" style:font-name-asian="ui-monospace" style:font-name-complex="ui-monospace" fo:color="#14181F"/>
    </style:style>
    <style:style style:name="T3404" style:parent-style-name="DefaultParagraphFont" style:family="text">
      <style:text-properties style:font-name="ui-monospace" style:font-name-asian="ui-monospace" style:font-name-complex="ui-monospace" fo:color="#14181F"/>
    </style:style>
    <style:style style:name="T3405" style:parent-style-name="DefaultParagraphFont" style:family="text">
      <style:text-properties style:font-name="ui-monospace" style:font-name-asian="ui-monospace" style:font-name-complex="ui-monospace" fo:color="#8100C2"/>
    </style:style>
    <style:style style:name="T3406" style:parent-style-name="DefaultParagraphFont" style:family="text">
      <style:text-properties style:font-name="ui-monospace" style:font-name-asian="ui-monospace" style:font-name-complex="ui-monospace" fo:color="#14181F"/>
    </style:style>
    <style:style style:name="T3407" style:parent-style-name="DefaultParagraphFont" style:family="text">
      <style:text-properties style:font-name="ui-monospace" style:font-name-asian="ui-monospace" style:font-name-complex="ui-monospace" fo:color="#8100C2"/>
    </style:style>
    <style:style style:name="T3408" style:parent-style-name="DefaultParagraphFont" style:family="text">
      <style:text-properties style:font-name="ui-monospace" style:font-name-asian="ui-monospace" style:font-name-complex="ui-monospace" fo:color="#14181F"/>
    </style:style>
    <style:style style:name="T3409" style:parent-style-name="DefaultParagraphFont" style:family="text">
      <style:text-properties style:font-name="ui-monospace" style:font-name-asian="ui-monospace" style:font-name-complex="ui-monospace" fo:color="#2B303B"/>
    </style:style>
    <style:style style:name="T3410" style:parent-style-name="DefaultParagraphFont" style:family="text">
      <style:text-properties style:font-name="ui-monospace" style:font-name-asian="ui-monospace" style:font-name-complex="ui-monospace" fo:color="#14181F"/>
    </style:style>
    <style:style style:name="T3411" style:parent-style-name="DefaultParagraphFont" style:family="text">
      <style:text-properties style:font-name="ui-monospace" style:font-name-asian="ui-monospace" style:font-name-complex="ui-monospace" fo:color="#8100C2"/>
    </style:style>
    <style:style style:name="T3412" style:parent-style-name="DefaultParagraphFont" style:family="text">
      <style:text-properties style:font-name="ui-monospace" style:font-name-asian="ui-monospace" style:font-name-complex="ui-monospace" fo:color="#14181F"/>
    </style:style>
    <style:style style:name="T3413" style:parent-style-name="DefaultParagraphFont" style:family="text">
      <style:text-properties style:font-name="ui-monospace" style:font-name-asian="ui-monospace" style:font-name-complex="ui-monospace" fo:color="#2B303B"/>
    </style:style>
    <style:style style:name="T3414" style:parent-style-name="DefaultParagraphFont" style:family="text">
      <style:text-properties style:font-name="ui-monospace" style:font-name-asian="ui-monospace" style:font-name-complex="ui-monospace" fo:color="#14181F"/>
    </style:style>
    <style:style style:name="T3415" style:parent-style-name="DefaultParagraphFont" style:family="text">
      <style:text-properties style:font-name="ui-monospace" style:font-name-asian="ui-monospace" style:font-name-complex="ui-monospace" fo:color="#008080"/>
    </style:style>
    <style:style style:name="T3416" style:parent-style-name="DefaultParagraphFont" style:family="text">
      <style:text-properties style:font-name="ui-monospace" style:font-name-asian="ui-monospace" style:font-name-complex="ui-monospace" fo:color="#14181F"/>
    </style:style>
    <style:style style:name="T3417" style:parent-style-name="DefaultParagraphFont" style:family="text">
      <style:text-properties style:font-name="ui-monospace" style:font-name-asian="ui-monospace" style:font-name-complex="ui-monospace" fo:color="#2B303B"/>
    </style:style>
    <style:style style:name="T3418" style:parent-style-name="DefaultParagraphFont" style:family="text">
      <style:text-properties style:font-name="ui-monospace" style:font-name-asian="ui-monospace" style:font-name-complex="ui-monospace" fo:color="#14181F"/>
    </style:style>
    <style:style style:name="T3419" style:parent-style-name="DefaultParagraphFont" style:family="text">
      <style:text-properties style:font-name="ui-monospace" style:font-name-asian="ui-monospace" style:font-name-complex="ui-monospace" fo:color="#2B303B"/>
    </style:style>
    <style:style style:name="T3420" style:parent-style-name="DefaultParagraphFont" style:family="text">
      <style:text-properties style:font-name="ui-monospace" style:font-name-asian="ui-monospace" style:font-name-complex="ui-monospace" fo:color="#14181F"/>
    </style:style>
    <style:style style:name="T3421" style:parent-style-name="DefaultParagraphFont" style:family="text">
      <style:text-properties style:font-name="ui-monospace" style:font-name-asian="ui-monospace" style:font-name-complex="ui-monospace" fo:color="#008000"/>
    </style:style>
    <style:style style:name="T3422" style:parent-style-name="DefaultParagraphFont" style:family="text">
      <style:text-properties style:font-name="ui-monospace" style:font-name-asian="ui-monospace" style:font-name-complex="ui-monospace" fo:color="#14181F"/>
    </style:style>
    <style:style style:name="T3423" style:parent-style-name="DefaultParagraphFont" style:family="text">
      <style:text-properties style:font-name="ui-monospace" style:font-name-asian="ui-monospace" style:font-name-complex="ui-monospace" fo:color="#2B303B"/>
    </style:style>
    <style:style style:name="T3424" style:parent-style-name="DefaultParagraphFont" style:family="text">
      <style:text-properties style:font-name="ui-monospace" style:font-name-asian="ui-monospace" style:font-name-complex="ui-monospace" fo:color="#14181F"/>
    </style:style>
    <style:style style:name="T3425" style:parent-style-name="DefaultParagraphFont" style:family="text">
      <style:text-properties style:font-name="ui-monospace" style:font-name-asian="ui-monospace" style:font-name-complex="ui-monospace" fo:color="#008000"/>
    </style:style>
    <style:style style:name="T3426" style:parent-style-name="DefaultParagraphFont" style:family="text">
      <style:text-properties style:font-name="ui-monospace" style:font-name-asian="ui-monospace" style:font-name-complex="ui-monospace" fo:color="#14181F"/>
    </style:style>
    <style:style style:name="T3427" style:parent-style-name="DefaultParagraphFont" style:family="text">
      <style:text-properties style:font-name="ui-monospace" style:font-name-asian="ui-monospace" style:font-name-complex="ui-monospace" fo:color="#008000"/>
    </style:style>
    <style:style style:name="T3428" style:parent-style-name="DefaultParagraphFont" style:family="text">
      <style:text-properties style:font-name="ui-monospace" style:font-name-asian="ui-monospace" style:font-name-complex="ui-monospace" fo:color="#14181F"/>
    </style:style>
    <style:style style:name="T3429" style:parent-style-name="DefaultParagraphFont" style:family="text">
      <style:text-properties style:font-name="ui-monospace" style:font-name-asian="ui-monospace" style:font-name-complex="ui-monospace" fo:color="#008000"/>
    </style:style>
    <style:style style:name="T3430" style:parent-style-name="DefaultParagraphFont" style:family="text">
      <style:text-properties style:font-name="ui-monospace" style:font-name-asian="ui-monospace" style:font-name-complex="ui-monospace" fo:color="#2B303B"/>
    </style:style>
    <style:style style:name="T3431" style:parent-style-name="DefaultParagraphFont" style:family="text">
      <style:text-properties style:font-name="ui-monospace" style:font-name-asian="ui-monospace" style:font-name-complex="ui-monospace" fo:color="#14181F"/>
    </style:style>
    <style:style style:name="T3432" style:parent-style-name="DefaultParagraphFont" style:family="text">
      <style:text-properties style:font-name="ui-monospace" style:font-name-asian="ui-monospace" style:font-name-complex="ui-monospace" fo:color="#2B303B"/>
    </style:style>
    <style:style style:name="T3433" style:parent-style-name="DefaultParagraphFont" style:family="text">
      <style:text-properties style:font-name="ui-monospace" style:font-name-asian="ui-monospace" style:font-name-complex="ui-monospace" fo:color="#14181F"/>
    </style:style>
    <style:style style:name="T3434" style:parent-style-name="DefaultParagraphFont" style:family="text">
      <style:text-properties style:font-name="ui-monospace" style:font-name-asian="ui-monospace" style:font-name-complex="ui-monospace" fo:color="#008080"/>
    </style:style>
    <style:style style:name="T3435" style:parent-style-name="DefaultParagraphFont" style:family="text">
      <style:text-properties style:font-name="ui-monospace" style:font-name-asian="ui-monospace" style:font-name-complex="ui-monospace" fo:color="#14181F"/>
    </style:style>
    <style:style style:name="T3436" style:parent-style-name="DefaultParagraphFont" style:family="text">
      <style:text-properties style:font-name="ui-monospace" style:font-name-asian="ui-monospace" style:font-name-complex="ui-monospace" fo:color="#2B303B"/>
    </style:style>
    <style:style style:name="T3437" style:parent-style-name="DefaultParagraphFont" style:family="text">
      <style:text-properties style:font-name="ui-monospace" style:font-name-asian="ui-monospace" style:font-name-complex="ui-monospace" fo:color="#14181F"/>
    </style:style>
    <style:style style:name="T3438" style:parent-style-name="DefaultParagraphFont" style:family="text">
      <style:text-properties style:font-name="ui-monospace" style:font-name-asian="ui-monospace" style:font-name-complex="ui-monospace" fo:color="#14181F"/>
    </style:style>
    <style:style style:name="T3439" style:parent-style-name="DefaultParagraphFont" style:family="text">
      <style:text-properties style:font-name="ui-monospace" style:font-name-asian="ui-monospace" style:font-name-complex="ui-monospace" fo:color="#8100C2"/>
    </style:style>
    <style:style style:name="T3440" style:parent-style-name="DefaultParagraphFont" style:family="text">
      <style:text-properties style:font-name="ui-monospace" style:font-name-asian="ui-monospace" style:font-name-complex="ui-monospace" fo:color="#14181F"/>
    </style:style>
    <style:style style:name="T3441" style:parent-style-name="DefaultParagraphFont" style:family="text">
      <style:text-properties style:font-name="ui-monospace" style:font-name-asian="ui-monospace" style:font-name-complex="ui-monospace" fo:color="#8100C2"/>
    </style:style>
    <style:style style:name="T3442" style:parent-style-name="DefaultParagraphFont" style:family="text">
      <style:text-properties style:font-name="ui-monospace" style:font-name-asian="ui-monospace" style:font-name-complex="ui-monospace" fo:color="#14181F"/>
    </style:style>
    <style:style style:name="T3443" style:parent-style-name="DefaultParagraphFont" style:family="text">
      <style:text-properties style:font-name="ui-monospace" style:font-name-asian="ui-monospace" style:font-name-complex="ui-monospace" fo:color="#8100C2"/>
    </style:style>
    <style:style style:name="T3444" style:parent-style-name="DefaultParagraphFont" style:family="text">
      <style:text-properties style:font-name="ui-monospace" style:font-name-asian="ui-monospace" style:font-name-complex="ui-monospace" fo:color="#2B303B"/>
    </style:style>
    <style:style style:name="T3445" style:parent-style-name="DefaultParagraphFont" style:family="text">
      <style:text-properties style:font-name="ui-monospace" style:font-name-asian="ui-monospace" style:font-name-complex="ui-monospace" fo:color="#14181F"/>
    </style:style>
    <style:style style:name="T3446" style:parent-style-name="DefaultParagraphFont" style:family="text">
      <style:text-properties style:font-name="ui-monospace" style:font-name-asian="ui-monospace" style:font-name-complex="ui-monospace" fo:color="#8100C2"/>
    </style:style>
    <style:style style:name="T3447" style:parent-style-name="DefaultParagraphFont" style:family="text">
      <style:text-properties style:font-name="ui-monospace" style:font-name-asian="ui-monospace" style:font-name-complex="ui-monospace" fo:color="#14181F"/>
    </style:style>
    <style:style style:name="T3448" style:parent-style-name="DefaultParagraphFont" style:family="text">
      <style:text-properties style:font-name="ui-monospace" style:font-name-asian="ui-monospace" style:font-name-complex="ui-monospace" fo:color="#2B303B"/>
    </style:style>
    <style:style style:name="T3449" style:parent-style-name="DefaultParagraphFont" style:family="text">
      <style:text-properties style:font-name="ui-monospace" style:font-name-asian="ui-monospace" style:font-name-complex="ui-monospace" fo:color="#14181F"/>
    </style:style>
    <style:style style:name="T3450" style:parent-style-name="DefaultParagraphFont" style:family="text">
      <style:text-properties style:font-name="ui-monospace" style:font-name-asian="ui-monospace" style:font-name-complex="ui-monospace" fo:color="#8100C2"/>
    </style:style>
    <style:style style:name="T3451" style:parent-style-name="DefaultParagraphFont" style:family="text">
      <style:text-properties style:font-name="ui-monospace" style:font-name-asian="ui-monospace" style:font-name-complex="ui-monospace" fo:color="#14181F"/>
    </style:style>
    <style:style style:name="T3452" style:parent-style-name="DefaultParagraphFont" style:family="text">
      <style:text-properties style:font-name="ui-monospace" style:font-name-asian="ui-monospace" style:font-name-complex="ui-monospace" fo:color="#2B303B"/>
    </style:style>
    <style:style style:name="T3453" style:parent-style-name="DefaultParagraphFont" style:family="text">
      <style:text-properties style:font-name="ui-monospace" style:font-name-asian="ui-monospace" style:font-name-complex="ui-monospace" fo:color="#14181F"/>
    </style:style>
    <style:style style:name="T3454" style:parent-style-name="DefaultParagraphFont" style:family="text">
      <style:text-properties style:font-name="ui-monospace" style:font-name-asian="ui-monospace" style:font-name-complex="ui-monospace" fo:color="#8100C2"/>
    </style:style>
    <style:style style:name="T3455" style:parent-style-name="DefaultParagraphFont" style:family="text">
      <style:text-properties style:font-name="ui-monospace" style:font-name-asian="ui-monospace" style:font-name-complex="ui-monospace" fo:color="#14181F"/>
    </style:style>
    <style:style style:name="T3456" style:parent-style-name="DefaultParagraphFont" style:family="text">
      <style:text-properties style:font-name="ui-monospace" style:font-name-asian="ui-monospace" style:font-name-complex="ui-monospace" fo:color="#2B303B"/>
    </style:style>
    <style:style style:name="T3457" style:parent-style-name="DefaultParagraphFont" style:family="text">
      <style:text-properties style:font-name="ui-monospace" style:font-name-asian="ui-monospace" style:font-name-complex="ui-monospace" fo:color="#14181F"/>
    </style:style>
    <style:style style:name="T3458" style:parent-style-name="DefaultParagraphFont" style:family="text">
      <style:text-properties style:font-name="ui-monospace" style:font-name-asian="ui-monospace" style:font-name-complex="ui-monospace" fo:color="#008080"/>
    </style:style>
    <style:style style:name="T3459" style:parent-style-name="DefaultParagraphFont" style:family="text">
      <style:text-properties style:font-name="ui-monospace" style:font-name-asian="ui-monospace" style:font-name-complex="ui-monospace" fo:color="#2B303B"/>
    </style:style>
    <style:style style:name="T3460" style:parent-style-name="DefaultParagraphFont" style:family="text">
      <style:text-properties style:font-name="ui-monospace" style:font-name-asian="ui-monospace" style:font-name-complex="ui-monospace" fo:color="#14181F"/>
    </style:style>
    <style:style style:name="T3461" style:parent-style-name="DefaultParagraphFont" style:family="text">
      <style:text-properties style:font-name="ui-monospace" style:font-name-asian="ui-monospace" style:font-name-complex="ui-monospace" fo:color="#008000"/>
    </style:style>
    <style:style style:name="T3462" style:parent-style-name="DefaultParagraphFont" style:family="text">
      <style:text-properties style:font-name="ui-monospace" style:font-name-asian="ui-monospace" style:font-name-complex="ui-monospace" fo:color="#2B303B"/>
    </style:style>
    <style:style style:name="T3463" style:parent-style-name="DefaultParagraphFont" style:family="text">
      <style:text-properties style:font-name="ui-monospace" style:font-name-asian="ui-monospace" style:font-name-complex="ui-monospace" fo:color="#14181F"/>
    </style:style>
    <style:style style:name="T3464" style:parent-style-name="DefaultParagraphFont" style:family="text">
      <style:text-properties style:font-name="ui-monospace" style:font-name-asian="ui-monospace" style:font-name-complex="ui-monospace" fo:color="#8100C2"/>
    </style:style>
    <style:style style:name="T3465" style:parent-style-name="DefaultParagraphFont" style:family="text">
      <style:text-properties style:font-name="ui-monospace" style:font-name-asian="ui-monospace" style:font-name-complex="ui-monospace" fo:color="#14181F"/>
    </style:style>
    <style:style style:name="T3466" style:parent-style-name="DefaultParagraphFont" style:family="text">
      <style:text-properties style:font-name="ui-monospace" style:font-name-asian="ui-monospace" style:font-name-complex="ui-monospace" fo:color="#008000"/>
    </style:style>
    <style:style style:name="T3467" style:parent-style-name="DefaultParagraphFont" style:family="text">
      <style:text-properties style:font-name="ui-monospace" style:font-name-asian="ui-monospace" style:font-name-complex="ui-monospace" fo:color="#14181F"/>
    </style:style>
    <style:style style:name="T3468" style:parent-style-name="DefaultParagraphFont" style:family="text">
      <style:text-properties style:font-name="ui-monospace" style:font-name-asian="ui-monospace" style:font-name-complex="ui-monospace" fo:color="#008080"/>
    </style:style>
    <style:style style:name="T3469" style:parent-style-name="DefaultParagraphFont" style:family="text">
      <style:text-properties style:font-name="ui-monospace" style:font-name-asian="ui-monospace" style:font-name-complex="ui-monospace" fo:color="#14181F"/>
    </style:style>
    <style:style style:name="T3470" style:parent-style-name="DefaultParagraphFont" style:family="text">
      <style:text-properties style:font-name="ui-monospace" style:font-name-asian="ui-monospace" style:font-name-complex="ui-monospace" fo:color="#2B303B"/>
    </style:style>
    <style:style style:name="T3471" style:parent-style-name="DefaultParagraphFont" style:family="text">
      <style:text-properties style:font-name="ui-monospace" style:font-name-asian="ui-monospace" style:font-name-complex="ui-monospace" fo:color="#14181F"/>
    </style:style>
    <style:style style:name="T3472" style:parent-style-name="DefaultParagraphFont" style:family="text">
      <style:text-properties style:font-name="ui-monospace" style:font-name-asian="ui-monospace" style:font-name-complex="ui-monospace" fo:color="#14181F"/>
    </style:style>
    <style:style style:name="T3473" style:parent-style-name="DefaultParagraphFont" style:family="text">
      <style:text-properties style:font-name="ui-monospace" style:font-name-asian="ui-monospace" style:font-name-complex="ui-monospace" fo:color="#8100C2"/>
    </style:style>
    <style:style style:name="T3474" style:parent-style-name="DefaultParagraphFont" style:family="text">
      <style:text-properties style:font-name="ui-monospace" style:font-name-asian="ui-monospace" style:font-name-complex="ui-monospace" fo:color="#14181F"/>
    </style:style>
    <style:style style:name="T3475" style:parent-style-name="DefaultParagraphFont" style:family="text">
      <style:text-properties style:font-name="ui-monospace" style:font-name-asian="ui-monospace" style:font-name-complex="ui-monospace" fo:color="#008000"/>
    </style:style>
    <style:style style:name="T3476" style:parent-style-name="DefaultParagraphFont" style:family="text">
      <style:text-properties style:font-name="ui-monospace" style:font-name-asian="ui-monospace" style:font-name-complex="ui-monospace" fo:color="#14181F"/>
    </style:style>
    <style:style style:name="T3477" style:parent-style-name="DefaultParagraphFont" style:family="text">
      <style:text-properties style:font-name="ui-monospace" style:font-name-asian="ui-monospace" style:font-name-complex="ui-monospace" fo:color="#008080"/>
    </style:style>
    <style:style style:name="T3478" style:parent-style-name="DefaultParagraphFont" style:family="text">
      <style:text-properties style:font-name="ui-monospace" style:font-name-asian="ui-monospace" style:font-name-complex="ui-monospace" fo:color="#14181F"/>
    </style:style>
    <style:style style:name="T3479" style:parent-style-name="DefaultParagraphFont" style:family="text">
      <style:text-properties style:font-name="ui-monospace" style:font-name-asian="ui-monospace" style:font-name-complex="ui-monospace" fo:color="#2B303B"/>
    </style:style>
    <style:style style:name="T3480" style:parent-style-name="DefaultParagraphFont" style:family="text">
      <style:text-properties style:font-name="ui-monospace" style:font-name-asian="ui-monospace" style:font-name-complex="ui-monospace" fo:color="#14181F"/>
    </style:style>
    <style:style style:name="T3481" style:parent-style-name="DefaultParagraphFont" style:family="text">
      <style:text-properties style:font-name="ui-monospace" style:font-name-asian="ui-monospace" style:font-name-complex="ui-monospace" fo:color="#008080"/>
    </style:style>
    <style:style style:name="T3482" style:parent-style-name="DefaultParagraphFont" style:family="text">
      <style:text-properties style:font-name="ui-monospace" style:font-name-asian="ui-monospace" style:font-name-complex="ui-monospace" fo:color="#14181F"/>
    </style:style>
    <style:style style:name="T3483" style:parent-style-name="DefaultParagraphFont" style:family="text">
      <style:text-properties style:font-name="ui-monospace" style:font-name-asian="ui-monospace" style:font-name-complex="ui-monospace" fo:color="#8100C2"/>
    </style:style>
    <style:style style:name="T3484" style:parent-style-name="DefaultParagraphFont" style:family="text">
      <style:text-properties style:font-name="ui-monospace" style:font-name-asian="ui-monospace" style:font-name-complex="ui-monospace" fo:color="#2B303B"/>
    </style:style>
    <style:style style:name="T3485" style:parent-style-name="DefaultParagraphFont" style:family="text">
      <style:text-properties style:font-name="ui-monospace" style:font-name-asian="ui-monospace" style:font-name-complex="ui-monospace" fo:color="#14181F"/>
    </style:style>
    <style:style style:name="T3486" style:parent-style-name="DefaultParagraphFont" style:family="text">
      <style:text-properties style:font-name="ui-monospace" style:font-name-asian="ui-monospace" style:font-name-complex="ui-monospace" fo:color="#8100C2"/>
    </style:style>
    <style:style style:name="T3487" style:parent-style-name="DefaultParagraphFont" style:family="text">
      <style:text-properties style:font-name="ui-monospace" style:font-name-asian="ui-monospace" style:font-name-complex="ui-monospace" fo:color="#14181F"/>
    </style:style>
    <style:style style:name="T3488" style:parent-style-name="DefaultParagraphFont" style:family="text">
      <style:text-properties style:font-name="ui-monospace" style:font-name-asian="ui-monospace" style:font-name-complex="ui-monospace" fo:color="#2B303B"/>
    </style:style>
    <style:style style:name="T3489" style:parent-style-name="DefaultParagraphFont" style:family="text">
      <style:text-properties style:font-name="ui-monospace" style:font-name-asian="ui-monospace" style:font-name-complex="ui-monospace" fo:color="#14181F"/>
    </style:style>
    <style:style style:name="T3490" style:parent-style-name="DefaultParagraphFont" style:family="text">
      <style:text-properties style:font-name="ui-monospace" style:font-name-asian="ui-monospace" style:font-name-complex="ui-monospace" fo:color="#008080"/>
    </style:style>
    <style:style style:name="T3491" style:parent-style-name="DefaultParagraphFont" style:family="text">
      <style:text-properties style:font-name="ui-monospace" style:font-name-asian="ui-monospace" style:font-name-complex="ui-monospace" fo:color="#14181F"/>
    </style:style>
    <style:style style:name="T3492" style:parent-style-name="DefaultParagraphFont" style:family="text">
      <style:text-properties style:font-name="ui-monospace" style:font-name-asian="ui-monospace" style:font-name-complex="ui-monospace" fo:color="#2B303B"/>
    </style:style>
    <style:style style:name="T3493" style:parent-style-name="DefaultParagraphFont" style:family="text">
      <style:text-properties style:font-name="ui-monospace" style:font-name-asian="ui-monospace" style:font-name-complex="ui-monospace" fo:color="#14181F"/>
    </style:style>
    <style:style style:name="T3494" style:parent-style-name="DefaultParagraphFont" style:family="text">
      <style:text-properties style:font-name="ui-monospace" style:font-name-asian="ui-monospace" style:font-name-complex="ui-monospace" fo:color="#008080"/>
    </style:style>
    <style:style style:name="T3495" style:parent-style-name="DefaultParagraphFont" style:family="text">
      <style:text-properties style:font-name="ui-monospace" style:font-name-asian="ui-monospace" style:font-name-complex="ui-monospace" fo:color="#14181F"/>
    </style:style>
    <style:style style:name="T3496" style:parent-style-name="DefaultParagraphFont" style:family="text">
      <style:text-properties style:font-name="ui-monospace" style:font-name-asian="ui-monospace" style:font-name-complex="ui-monospace" fo:color="#2B303B"/>
    </style:style>
    <style:style style:name="T3497" style:parent-style-name="DefaultParagraphFont" style:family="text">
      <style:text-properties style:font-name="ui-monospace" style:font-name-asian="ui-monospace" style:font-name-complex="ui-monospace" fo:color="#14181F"/>
    </style:style>
    <style:style style:name="T3498" style:parent-style-name="DefaultParagraphFont" style:family="text">
      <style:text-properties style:font-name="ui-monospace" style:font-name-asian="ui-monospace" style:font-name-complex="ui-monospace" fo:color="#2B303B"/>
    </style:style>
    <style:style style:name="T3499" style:parent-style-name="DefaultParagraphFont" style:family="text">
      <style:text-properties style:font-name="ui-monospace" style:font-name-asian="ui-monospace" style:font-name-complex="ui-monospace" fo:color="#14181F"/>
    </style:style>
    <style:style style:name="T3500" style:parent-style-name="DefaultParagraphFont" style:family="text">
      <style:text-properties style:font-name="ui-monospace" style:font-name-asian="ui-monospace" style:font-name-complex="ui-monospace" fo:color="#2B303B"/>
    </style:style>
    <style:style style:name="T3501" style:parent-style-name="DefaultParagraphFont" style:family="text">
      <style:text-properties style:font-name="ui-monospace" style:font-name-asian="ui-monospace" style:font-name-complex="ui-monospace" fo:color="#14181F"/>
    </style:style>
    <style:style style:name="T3502" style:parent-style-name="DefaultParagraphFont" style:family="text">
      <style:text-properties style:font-name="ui-monospace" style:font-name-asian="ui-monospace" style:font-name-complex="ui-monospace" fo:color="#8100C2"/>
    </style:style>
    <style:style style:name="T3503" style:parent-style-name="DefaultParagraphFont" style:family="text">
      <style:text-properties style:font-name="ui-monospace" style:font-name-asian="ui-monospace" style:font-name-complex="ui-monospace" fo:color="#14181F"/>
    </style:style>
    <style:style style:name="T3504" style:parent-style-name="DefaultParagraphFont" style:family="text">
      <style:text-properties style:font-name="ui-monospace" style:font-name-asian="ui-monospace" style:font-name-complex="ui-monospace" fo:color="#2B303B"/>
    </style:style>
    <style:style style:name="T3505" style:parent-style-name="DefaultParagraphFont" style:family="text">
      <style:text-properties style:font-name="ui-monospace" style:font-name-asian="ui-monospace" style:font-name-complex="ui-monospace" fo:color="#14181F"/>
    </style:style>
    <style:style style:name="T3506" style:parent-style-name="DefaultParagraphFont" style:family="text">
      <style:text-properties style:font-name="ui-monospace" style:font-name-asian="ui-monospace" style:font-name-complex="ui-monospace" fo:color="#2B303B"/>
    </style:style>
    <style:style style:name="T3507" style:parent-style-name="DefaultParagraphFont" style:family="text">
      <style:text-properties style:font-name="ui-monospace" style:font-name-asian="ui-monospace" style:font-name-complex="ui-monospace" fo:color="#14181F"/>
    </style:style>
    <style:style style:name="T3508" style:parent-style-name="DefaultParagraphFont" style:family="text">
      <style:text-properties style:font-name="ui-monospace" style:font-name-asian="ui-monospace" style:font-name-complex="ui-monospace" fo:color="#008080"/>
    </style:style>
    <style:style style:name="T3509" style:parent-style-name="DefaultParagraphFont" style:family="text">
      <style:text-properties style:font-name="ui-monospace" style:font-name-asian="ui-monospace" style:font-name-complex="ui-monospace" fo:color="#14181F"/>
    </style:style>
    <style:style style:name="T3510" style:parent-style-name="DefaultParagraphFont" style:family="text">
      <style:text-properties style:font-name="ui-monospace" style:font-name-asian="ui-monospace" style:font-name-complex="ui-monospace" fo:color="#2B303B"/>
    </style:style>
    <style:style style:name="T3511" style:parent-style-name="DefaultParagraphFont" style:family="text">
      <style:text-properties style:font-name="ui-monospace" style:font-name-asian="ui-monospace" style:font-name-complex="ui-monospace" fo:color="#14181F"/>
    </style:style>
    <style:style style:name="T3512" style:parent-style-name="DefaultParagraphFont" style:family="text">
      <style:text-properties style:font-name="ui-monospace" style:font-name-asian="ui-monospace" style:font-name-complex="ui-monospace" fo:color="#008080"/>
    </style:style>
    <style:style style:name="T3513" style:parent-style-name="DefaultParagraphFont" style:family="text">
      <style:text-properties style:font-name="ui-monospace" style:font-name-asian="ui-monospace" style:font-name-complex="ui-monospace" fo:color="#14181F"/>
    </style:style>
    <style:style style:name="T3514" style:parent-style-name="DefaultParagraphFont" style:family="text">
      <style:text-properties style:font-name="ui-monospace" style:font-name-asian="ui-monospace" style:font-name-complex="ui-monospace" fo:color="#2B303B"/>
    </style:style>
    <style:style style:name="T3515" style:parent-style-name="DefaultParagraphFont" style:family="text">
      <style:text-properties style:font-name="ui-monospace" style:font-name-asian="ui-monospace" style:font-name-complex="ui-monospace" fo:color="#14181F"/>
    </style:style>
    <style:style style:name="T3516" style:parent-style-name="DefaultParagraphFont" style:family="text">
      <style:text-properties style:font-name="ui-monospace" style:font-name-asian="ui-monospace" style:font-name-complex="ui-monospace" fo:color="#14181F"/>
    </style:style>
    <style:style style:name="T3517" style:parent-style-name="DefaultParagraphFont" style:family="text">
      <style:text-properties style:font-name="ui-monospace" style:font-name-asian="ui-monospace" style:font-name-complex="ui-monospace" fo:color="#008080"/>
    </style:style>
    <style:style style:name="T3518" style:parent-style-name="DefaultParagraphFont" style:family="text">
      <style:text-properties style:font-name="ui-monospace" style:font-name-asian="ui-monospace" style:font-name-complex="ui-monospace" fo:color="#14181F"/>
    </style:style>
    <style:style style:name="T3519" style:parent-style-name="DefaultParagraphFont" style:family="text">
      <style:text-properties style:font-name="ui-monospace" style:font-name-asian="ui-monospace" style:font-name-complex="ui-monospace" fo:color="#008080"/>
    </style:style>
    <style:style style:name="T3520" style:parent-style-name="DefaultParagraphFont" style:family="text">
      <style:text-properties style:font-name="ui-monospace" style:font-name-asian="ui-monospace" style:font-name-complex="ui-monospace" fo:color="#14181F"/>
    </style:style>
    <style:style style:name="T3521" style:parent-style-name="DefaultParagraphFont" style:family="text">
      <style:text-properties style:font-name="ui-monospace" style:font-name-asian="ui-monospace" style:font-name-complex="ui-monospace" fo:color="#008080"/>
    </style:style>
    <style:style style:name="T3522" style:parent-style-name="DefaultParagraphFont" style:family="text">
      <style:text-properties style:font-name="ui-monospace" style:font-name-asian="ui-monospace" style:font-name-complex="ui-monospace" fo:color="#14181F"/>
    </style:style>
    <style:style style:name="T3523" style:parent-style-name="DefaultParagraphFont" style:family="text">
      <style:text-properties style:font-name="ui-monospace" style:font-name-asian="ui-monospace" style:font-name-complex="ui-monospace" fo:color="#008080"/>
    </style:style>
    <style:style style:name="T3524" style:parent-style-name="DefaultParagraphFont" style:family="text">
      <style:text-properties style:font-name="ui-monospace" style:font-name-asian="ui-monospace" style:font-name-complex="ui-monospace" fo:color="#14181F"/>
    </style:style>
    <style:style style:name="T3525" style:parent-style-name="DefaultParagraphFont" style:family="text">
      <style:text-properties style:font-name="ui-monospace" style:font-name-asian="ui-monospace" style:font-name-complex="ui-monospace" fo:color="#008080"/>
    </style:style>
    <style:style style:name="T3526" style:parent-style-name="DefaultParagraphFont" style:family="text">
      <style:text-properties style:font-name="ui-monospace" style:font-name-asian="ui-monospace" style:font-name-complex="ui-monospace" fo:color="#2B303B"/>
    </style:style>
    <style:style style:name="T3527" style:parent-style-name="DefaultParagraphFont" style:family="text">
      <style:text-properties style:font-name="ui-monospace" style:font-name-asian="ui-monospace" style:font-name-complex="ui-monospace" fo:color="#14181F"/>
    </style:style>
    <style:style style:name="T3528" style:parent-style-name="DefaultParagraphFont" style:family="text">
      <style:text-properties style:font-name="ui-monospace" style:font-name-asian="ui-monospace" style:font-name-complex="ui-monospace" fo:color="#8100C2"/>
    </style:style>
    <style:style style:name="T3529" style:parent-style-name="DefaultParagraphFont" style:family="text">
      <style:text-properties style:font-name="ui-monospace" style:font-name-asian="ui-monospace" style:font-name-complex="ui-monospace" fo:color="#14181F"/>
    </style:style>
    <style:style style:name="T3530" style:parent-style-name="DefaultParagraphFont" style:family="text">
      <style:text-properties style:font-name="ui-monospace" style:font-name-asian="ui-monospace" style:font-name-complex="ui-monospace" fo:color="#8100C2"/>
    </style:style>
    <style:style style:name="T3531" style:parent-style-name="DefaultParagraphFont" style:family="text">
      <style:text-properties style:font-name="ui-monospace" style:font-name-asian="ui-monospace" style:font-name-complex="ui-monospace" fo:color="#14181F"/>
    </style:style>
    <style:style style:name="T3532" style:parent-style-name="DefaultParagraphFont" style:family="text">
      <style:text-properties style:font-name="ui-monospace" style:font-name-asian="ui-monospace" style:font-name-complex="ui-monospace" fo:color="#8100C2"/>
    </style:style>
    <style:style style:name="T3533" style:parent-style-name="DefaultParagraphFont" style:family="text">
      <style:text-properties style:font-name="ui-monospace" style:font-name-asian="ui-monospace" style:font-name-complex="ui-monospace" fo:color="#2B303B"/>
    </style:style>
    <style:style style:name="T3534" style:parent-style-name="DefaultParagraphFont" style:family="text">
      <style:text-properties style:font-name="ui-monospace" style:font-name-asian="ui-monospace" style:font-name-complex="ui-monospace" fo:color="#14181F"/>
    </style:style>
    <style:style style:name="T3535" style:parent-style-name="DefaultParagraphFont" style:family="text">
      <style:text-properties style:font-name="ui-monospace" style:font-name-asian="ui-monospace" style:font-name-complex="ui-monospace" fo:color="#2B303B"/>
    </style:style>
    <style:style style:name="T3536" style:parent-style-name="DefaultParagraphFont" style:family="text">
      <style:text-properties style:font-name="ui-monospace" style:font-name-asian="ui-monospace" style:font-name-complex="ui-monospace" fo:color="#14181F"/>
    </style:style>
    <style:style style:name="T3537" style:parent-style-name="DefaultParagraphFont" style:family="text">
      <style:text-properties style:font-name="ui-monospace" style:font-name-asian="ui-monospace" style:font-name-complex="ui-monospace" fo:color="#008080"/>
    </style:style>
    <style:style style:name="T3538" style:parent-style-name="DefaultParagraphFont" style:family="text">
      <style:text-properties style:font-name="ui-monospace" style:font-name-asian="ui-monospace" style:font-name-complex="ui-monospace" fo:color="#14181F"/>
    </style:style>
    <style:style style:name="T3539" style:parent-style-name="DefaultParagraphFont" style:family="text">
      <style:text-properties style:font-name="ui-monospace" style:font-name-asian="ui-monospace" style:font-name-complex="ui-monospace" fo:color="#008080"/>
    </style:style>
    <style:style style:name="T3540" style:parent-style-name="DefaultParagraphFont" style:family="text">
      <style:text-properties style:font-name="ui-monospace" style:font-name-asian="ui-monospace" style:font-name-complex="ui-monospace" fo:color="#14181F"/>
    </style:style>
    <style:style style:name="T3541" style:parent-style-name="DefaultParagraphFont" style:family="text">
      <style:text-properties style:font-name="ui-monospace" style:font-name-asian="ui-monospace" style:font-name-complex="ui-monospace" fo:color="#2B303B"/>
    </style:style>
    <style:style style:name="T3542" style:parent-style-name="DefaultParagraphFont" style:family="text">
      <style:text-properties style:font-name="ui-monospace" style:font-name-asian="ui-monospace" style:font-name-complex="ui-monospace" fo:color="#14181F"/>
    </style:style>
    <style:style style:name="T3543" style:parent-style-name="DefaultParagraphFont" style:family="text">
      <style:text-properties style:font-name="ui-monospace" style:font-name-asian="ui-monospace" style:font-name-complex="ui-monospace" fo:color="#8100C2"/>
    </style:style>
    <style:style style:name="T3544" style:parent-style-name="DefaultParagraphFont" style:family="text">
      <style:text-properties style:font-name="ui-monospace" style:font-name-asian="ui-monospace" style:font-name-complex="ui-monospace" fo:color="#14181F"/>
    </style:style>
    <style:style style:name="T3545" style:parent-style-name="DefaultParagraphFont" style:family="text">
      <style:text-properties style:font-name="ui-monospace" style:font-name-asian="ui-monospace" style:font-name-complex="ui-monospace" fo:color="#2B303B"/>
    </style:style>
    <style:style style:name="T3546" style:parent-style-name="DefaultParagraphFont" style:family="text">
      <style:text-properties style:font-name="ui-monospace" style:font-name-asian="ui-monospace" style:font-name-complex="ui-monospace" fo:color="#8100C2"/>
    </style:style>
    <style:style style:name="T3547" style:parent-style-name="DefaultParagraphFont" style:family="text">
      <style:text-properties style:font-name="ui-monospace" style:font-name-asian="ui-monospace" style:font-name-complex="ui-monospace" fo:color="#14181F"/>
    </style:style>
    <style:style style:name="T3548" style:parent-style-name="DefaultParagraphFont" style:family="text">
      <style:text-properties style:font-name="ui-monospace" style:font-name-asian="ui-monospace" style:font-name-complex="ui-monospace" fo:color="#2B303B"/>
    </style:style>
    <style:style style:name="T3549" style:parent-style-name="DefaultParagraphFont" style:family="text">
      <style:text-properties style:font-name="ui-monospace" style:font-name-asian="ui-monospace" style:font-name-complex="ui-monospace" fo:color="#14181F"/>
    </style:style>
    <style:style style:name="T3550" style:parent-style-name="DefaultParagraphFont" style:family="text">
      <style:text-properties style:font-name="ui-monospace" style:font-name-asian="ui-monospace" style:font-name-complex="ui-monospace" fo:color="#8100C2"/>
    </style:style>
    <style:style style:name="T3551" style:parent-style-name="DefaultParagraphFont" style:family="text">
      <style:text-properties style:font-name="ui-monospace" style:font-name-asian="ui-monospace" style:font-name-complex="ui-monospace" fo:color="#2B303B"/>
    </style:style>
    <style:style style:name="T3552" style:parent-style-name="DefaultParagraphFont" style:family="text">
      <style:text-properties style:font-name="ui-monospace" style:font-name-asian="ui-monospace" style:font-name-complex="ui-monospace" fo:color="#14181F"/>
    </style:style>
    <style:style style:name="T3553" style:parent-style-name="DefaultParagraphFont" style:family="text">
      <style:text-properties style:font-name="ui-monospace" style:font-name-asian="ui-monospace" style:font-name-complex="ui-monospace" fo:color="#008080"/>
    </style:style>
    <style:style style:name="T3554" style:parent-style-name="DefaultParagraphFont" style:family="text">
      <style:text-properties style:font-name="ui-monospace" style:font-name-asian="ui-monospace" style:font-name-complex="ui-monospace" fo:color="#14181F"/>
    </style:style>
    <style:style style:name="T3555" style:parent-style-name="DefaultParagraphFont" style:family="text">
      <style:text-properties style:font-name="ui-monospace" style:font-name-asian="ui-monospace" style:font-name-complex="ui-monospace" fo:color="#2B303B"/>
    </style:style>
    <style:style style:name="T3556" style:parent-style-name="DefaultParagraphFont" style:family="text">
      <style:text-properties style:font-name="ui-monospace" style:font-name-asian="ui-monospace" style:font-name-complex="ui-monospace" fo:color="#14181F"/>
    </style:style>
    <style:style style:name="T3557" style:parent-style-name="DefaultParagraphFont" style:family="text">
      <style:text-properties style:font-name="ui-monospace" style:font-name-asian="ui-monospace" style:font-name-complex="ui-monospace" fo:color="#8100C2"/>
    </style:style>
    <style:style style:name="T3558" style:parent-style-name="DefaultParagraphFont" style:family="text">
      <style:text-properties style:font-name="ui-monospace" style:font-name-asian="ui-monospace" style:font-name-complex="ui-monospace" fo:color="#14181F"/>
    </style:style>
    <style:style style:name="T3559" style:parent-style-name="DefaultParagraphFont" style:family="text">
      <style:text-properties style:font-name="ui-monospace" style:font-name-asian="ui-monospace" style:font-name-complex="ui-monospace" fo:color="#2B303B"/>
    </style:style>
    <style:style style:name="T3560" style:parent-style-name="DefaultParagraphFont" style:family="text">
      <style:text-properties style:font-name="ui-monospace" style:font-name-asian="ui-monospace" style:font-name-complex="ui-monospace" fo:color="#14181F"/>
    </style:style>
    <style:style style:name="T3561" style:parent-style-name="DefaultParagraphFont" style:family="text">
      <style:text-properties style:font-name="ui-monospace" style:font-name-asian="ui-monospace" style:font-name-complex="ui-monospace" fo:color="#8100C2"/>
    </style:style>
    <style:style style:name="T3562" style:parent-style-name="DefaultParagraphFont" style:family="text">
      <style:text-properties style:font-name="ui-monospace" style:font-name-asian="ui-monospace" style:font-name-complex="ui-monospace" fo:color="#14181F"/>
    </style:style>
    <style:style style:name="T3563" style:parent-style-name="DefaultParagraphFont" style:family="text">
      <style:text-properties style:font-name="ui-monospace" style:font-name-asian="ui-monospace" style:font-name-complex="ui-monospace" fo:color="#008080"/>
    </style:style>
    <style:style style:name="T3564" style:parent-style-name="DefaultParagraphFont" style:family="text">
      <style:text-properties style:font-name="ui-monospace" style:font-name-asian="ui-monospace" style:font-name-complex="ui-monospace" fo:color="#14181F"/>
    </style:style>
    <style:style style:name="T3565" style:parent-style-name="DefaultParagraphFont" style:family="text">
      <style:text-properties style:font-name="ui-monospace" style:font-name-asian="ui-monospace" style:font-name-complex="ui-monospace" fo:color="#2B303B"/>
    </style:style>
    <style:style style:name="T3566" style:parent-style-name="DefaultParagraphFont" style:family="text">
      <style:text-properties style:font-name="ui-monospace" style:font-name-asian="ui-monospace" style:font-name-complex="ui-monospace" fo:color="#14181F"/>
    </style:style>
    <style:style style:name="T3567" style:parent-style-name="DefaultParagraphFont" style:family="text">
      <style:text-properties style:font-name="ui-monospace" style:font-name-asian="ui-monospace" style:font-name-complex="ui-monospace" fo:color="#008000"/>
    </style:style>
    <style:style style:name="T3568" style:parent-style-name="DefaultParagraphFont" style:family="text">
      <style:text-properties style:font-name="ui-monospace" style:font-name-asian="ui-monospace" style:font-name-complex="ui-monospace" fo:color="#14181F"/>
    </style:style>
    <style:style style:name="T3569" style:parent-style-name="DefaultParagraphFont" style:family="text">
      <style:text-properties style:font-name="ui-monospace" style:font-name-asian="ui-monospace" style:font-name-complex="ui-monospace" fo:color="#2B303B"/>
    </style:style>
    <style:style style:name="T3570" style:parent-style-name="DefaultParagraphFont" style:family="text">
      <style:text-properties style:font-name="ui-monospace" style:font-name-asian="ui-monospace" style:font-name-complex="ui-monospace" fo:color="#14181F"/>
    </style:style>
    <style:style style:name="T3571" style:parent-style-name="DefaultParagraphFont" style:family="text">
      <style:text-properties style:font-name="ui-monospace" style:font-name-asian="ui-monospace" style:font-name-complex="ui-monospace" fo:color="#8100C2"/>
    </style:style>
    <style:style style:name="T3572" style:parent-style-name="DefaultParagraphFont" style:family="text">
      <style:text-properties style:font-name="ui-monospace" style:font-name-asian="ui-monospace" style:font-name-complex="ui-monospace" fo:color="#2B303B"/>
    </style:style>
    <style:style style:name="T3573" style:parent-style-name="DefaultParagraphFont" style:family="text">
      <style:text-properties style:font-name="ui-monospace" style:font-name-asian="ui-monospace" style:font-name-complex="ui-monospace" fo:color="#14181F"/>
    </style:style>
    <style:style style:name="T3574" style:parent-style-name="DefaultParagraphFont" style:family="text">
      <style:text-properties style:font-name="ui-monospace" style:font-name-asian="ui-monospace" style:font-name-complex="ui-monospace" fo:color="#2B303B"/>
    </style:style>
    <style:style style:name="T3575" style:parent-style-name="DefaultParagraphFont" style:family="text">
      <style:text-properties style:font-name="ui-monospace" style:font-name-asian="ui-monospace" style:font-name-complex="ui-monospace" fo:color="#14181F"/>
    </style:style>
    <style:style style:name="T3576" style:parent-style-name="DefaultParagraphFont" style:family="text">
      <style:text-properties style:font-name="ui-monospace" style:font-name-asian="ui-monospace" style:font-name-complex="ui-monospace" fo:color="#8100C2"/>
    </style:style>
    <style:style style:name="T3577" style:parent-style-name="DefaultParagraphFont" style:family="text">
      <style:text-properties style:font-name="ui-monospace" style:font-name-asian="ui-monospace" style:font-name-complex="ui-monospace" fo:color="#14181F"/>
    </style:style>
    <style:style style:name="T3578" style:parent-style-name="DefaultParagraphFont" style:family="text">
      <style:text-properties style:font-name="ui-monospace" style:font-name-asian="ui-monospace" style:font-name-complex="ui-monospace" fo:color="#8100C2"/>
    </style:style>
    <style:style style:name="T3579" style:parent-style-name="DefaultParagraphFont" style:family="text">
      <style:text-properties style:font-name="ui-monospace" style:font-name-asian="ui-monospace" style:font-name-complex="ui-monospace" fo:color="#2B303B"/>
    </style:style>
    <style:style style:name="T3580" style:parent-style-name="DefaultParagraphFont" style:family="text">
      <style:text-properties style:font-name="ui-monospace" style:font-name-asian="ui-monospace" style:font-name-complex="ui-monospace" fo:color="#6E7687"/>
    </style:style>
    <style:style style:name="T3581" style:parent-style-name="DefaultParagraphFont" style:family="text">
      <style:text-properties style:font-name="ui-monospace" style:font-name-asian="ui-monospace" style:font-name-complex="ui-monospace" fo:color="#6E7687"/>
    </style:style>
    <style:style style:name="T3582" style:parent-style-name="DefaultParagraphFont" style:family="text">
      <style:text-properties style:font-name="ui-monospace" style:font-name-asian="ui-monospace" style:font-name-complex="ui-monospace" fo:color="#14181F"/>
    </style:style>
    <style:style style:name="T3583" style:parent-style-name="DefaultParagraphFont" style:family="text">
      <style:text-properties style:font-name="ui-monospace" style:font-name-asian="ui-monospace" style:font-name-complex="ui-monospace" fo:color="#8100C2"/>
    </style:style>
    <style:style style:name="T3584" style:parent-style-name="DefaultParagraphFont" style:family="text">
      <style:text-properties style:font-name="ui-monospace" style:font-name-asian="ui-monospace" style:font-name-complex="ui-monospace" fo:color="#14181F"/>
    </style:style>
    <style:style style:name="T3585" style:parent-style-name="DefaultParagraphFont" style:family="text">
      <style:text-properties style:font-name="ui-monospace" style:font-name-asian="ui-monospace" style:font-name-complex="ui-monospace" fo:color="#8100C2"/>
    </style:style>
    <style:style style:name="T3586" style:parent-style-name="DefaultParagraphFont" style:family="text">
      <style:text-properties style:font-name="ui-monospace" style:font-name-asian="ui-monospace" style:font-name-complex="ui-monospace" fo:color="#14181F"/>
    </style:style>
    <style:style style:name="T3587" style:parent-style-name="DefaultParagraphFont" style:family="text">
      <style:text-properties style:font-name="ui-monospace" style:font-name-asian="ui-monospace" style:font-name-complex="ui-monospace" fo:color="#8100C2"/>
    </style:style>
    <style:style style:name="T3588" style:parent-style-name="DefaultParagraphFont" style:family="text">
      <style:text-properties style:font-name="ui-monospace" style:font-name-asian="ui-monospace" style:font-name-complex="ui-monospace" fo:color="#14181F"/>
    </style:style>
    <style:style style:name="T3589" style:parent-style-name="DefaultParagraphFont" style:family="text">
      <style:text-properties style:font-name="ui-monospace" style:font-name-asian="ui-monospace" style:font-name-complex="ui-monospace" fo:color="#8100C2"/>
    </style:style>
    <style:style style:name="T3590" style:parent-style-name="DefaultParagraphFont" style:family="text">
      <style:text-properties style:font-name="ui-monospace" style:font-name-asian="ui-monospace" style:font-name-complex="ui-monospace" fo:color="#14181F"/>
    </style:style>
    <style:style style:name="T3591" style:parent-style-name="DefaultParagraphFont" style:family="text">
      <style:text-properties style:font-name="ui-monospace" style:font-name-asian="ui-monospace" style:font-name-complex="ui-monospace" fo:color="#2B303B"/>
    </style:style>
    <style:style style:name="T3592" style:parent-style-name="DefaultParagraphFont" style:family="text">
      <style:text-properties style:font-name="ui-monospace" style:font-name-asian="ui-monospace" style:font-name-complex="ui-monospace" fo:color="#14181F"/>
    </style:style>
    <style:style style:name="T3593" style:parent-style-name="DefaultParagraphFont" style:family="text">
      <style:text-properties style:font-name="ui-monospace" style:font-name-asian="ui-monospace" style:font-name-complex="ui-monospace" fo:color="#8100C2"/>
    </style:style>
    <style:style style:name="T3594" style:parent-style-name="DefaultParagraphFont" style:family="text">
      <style:text-properties style:font-name="ui-monospace" style:font-name-asian="ui-monospace" style:font-name-complex="ui-monospace" fo:color="#14181F"/>
    </style:style>
    <style:style style:name="T3595" style:parent-style-name="DefaultParagraphFont" style:family="text">
      <style:text-properties style:font-name="ui-monospace" style:font-name-asian="ui-monospace" style:font-name-complex="ui-monospace" fo:color="#8100C2"/>
    </style:style>
    <style:style style:name="T3596" style:parent-style-name="DefaultParagraphFont" style:family="text">
      <style:text-properties style:font-name="ui-monospace" style:font-name-asian="ui-monospace" style:font-name-complex="ui-monospace" fo:color="#14181F"/>
    </style:style>
    <style:style style:name="T3597" style:parent-style-name="DefaultParagraphFont" style:family="text">
      <style:text-properties style:font-name="ui-monospace" style:font-name-asian="ui-monospace" style:font-name-complex="ui-monospace" fo:color="#8100C2"/>
    </style:style>
    <style:style style:name="T3598" style:parent-style-name="DefaultParagraphFont" style:family="text">
      <style:text-properties style:font-name="ui-monospace" style:font-name-asian="ui-monospace" style:font-name-complex="ui-monospace" fo:color="#14181F"/>
    </style:style>
    <style:style style:name="T3599" style:parent-style-name="DefaultParagraphFont" style:family="text">
      <style:text-properties style:font-name="ui-monospace" style:font-name-asian="ui-monospace" style:font-name-complex="ui-monospace" fo:color="#8100C2"/>
    </style:style>
    <style:style style:name="T3600" style:parent-style-name="DefaultParagraphFont" style:family="text">
      <style:text-properties style:font-name="ui-monospace" style:font-name-asian="ui-monospace" style:font-name-complex="ui-monospace" fo:color="#14181F"/>
    </style:style>
    <style:style style:name="T3601" style:parent-style-name="DefaultParagraphFont" style:family="text">
      <style:text-properties style:font-name="ui-monospace" style:font-name-asian="ui-monospace" style:font-name-complex="ui-monospace" fo:color="#2B303B"/>
    </style:style>
    <style:style style:name="T3602" style:parent-style-name="DefaultParagraphFont" style:family="text">
      <style:text-properties style:font-name="ui-monospace" style:font-name-asian="ui-monospace" style:font-name-complex="ui-monospace" fo:color="#14181F"/>
    </style:style>
    <style:style style:name="T3603" style:parent-style-name="DefaultParagraphFont" style:family="text">
      <style:text-properties style:font-name="ui-monospace" style:font-name-asian="ui-monospace" style:font-name-complex="ui-monospace" fo:color="#008080"/>
    </style:style>
    <style:style style:name="T3604" style:parent-style-name="DefaultParagraphFont" style:family="text">
      <style:text-properties style:font-name="ui-monospace" style:font-name-asian="ui-monospace" style:font-name-complex="ui-monospace" fo:color="#14181F"/>
    </style:style>
    <style:style style:name="T3605" style:parent-style-name="DefaultParagraphFont" style:family="text">
      <style:text-properties style:font-name="ui-monospace" style:font-name-asian="ui-monospace" style:font-name-complex="ui-monospace" fo:color="#2B303B"/>
    </style:style>
    <style:style style:name="T3606" style:parent-style-name="DefaultParagraphFont" style:family="text">
      <style:text-properties style:font-name="ui-monospace" style:font-name-asian="ui-monospace" style:font-name-complex="ui-monospace" fo:color="#14181F"/>
    </style:style>
    <style:style style:name="T3607" style:parent-style-name="DefaultParagraphFont" style:family="text">
      <style:text-properties style:font-name="ui-monospace" style:font-name-asian="ui-monospace" style:font-name-complex="ui-monospace" fo:color="#14181F"/>
    </style:style>
    <style:style style:name="T3608" style:parent-style-name="DefaultParagraphFont" style:family="text">
      <style:text-properties style:font-name="ui-monospace" style:font-name-asian="ui-monospace" style:font-name-complex="ui-monospace" fo:color="#008080"/>
    </style:style>
    <style:style style:name="T3609" style:parent-style-name="DefaultParagraphFont" style:family="text">
      <style:text-properties style:font-name="ui-monospace" style:font-name-asian="ui-monospace" style:font-name-complex="ui-monospace" fo:color="#14181F"/>
    </style:style>
    <style:style style:name="T3610" style:parent-style-name="DefaultParagraphFont" style:family="text">
      <style:text-properties style:font-name="ui-monospace" style:font-name-asian="ui-monospace" style:font-name-complex="ui-monospace" fo:color="#8100C2"/>
    </style:style>
    <style:style style:name="T3611" style:parent-style-name="DefaultParagraphFont" style:family="text">
      <style:text-properties style:font-name="ui-monospace" style:font-name-asian="ui-monospace" style:font-name-complex="ui-monospace" fo:color="#14181F"/>
    </style:style>
    <style:style style:name="T3612" style:parent-style-name="DefaultParagraphFont" style:family="text">
      <style:text-properties style:font-name="ui-monospace" style:font-name-asian="ui-monospace" style:font-name-complex="ui-monospace" fo:color="#2B303B"/>
    </style:style>
    <style:style style:name="T3613" style:parent-style-name="DefaultParagraphFont" style:family="text">
      <style:text-properties style:font-name="ui-monospace" style:font-name-asian="ui-monospace" style:font-name-complex="ui-monospace" fo:color="#14181F"/>
    </style:style>
    <style:style style:name="T3614" style:parent-style-name="DefaultParagraphFont" style:family="text">
      <style:text-properties style:font-name="ui-monospace" style:font-name-asian="ui-monospace" style:font-name-complex="ui-monospace" fo:color="#2B303B"/>
    </style:style>
    <style:style style:name="T3615" style:parent-style-name="DefaultParagraphFont" style:family="text">
      <style:text-properties style:font-name="ui-monospace" style:font-name-asian="ui-monospace" style:font-name-complex="ui-monospace" fo:color="#14181F"/>
    </style:style>
    <style:style style:name="T3616" style:parent-style-name="DefaultParagraphFont" style:family="text">
      <style:text-properties style:font-name="ui-monospace" style:font-name-asian="ui-monospace" style:font-name-complex="ui-monospace" fo:color="#8100C2"/>
    </style:style>
    <style:style style:name="T3617" style:parent-style-name="DefaultParagraphFont" style:family="text">
      <style:text-properties style:font-name="ui-monospace" style:font-name-asian="ui-monospace" style:font-name-complex="ui-monospace" fo:color="#14181F"/>
    </style:style>
    <style:style style:name="T3618" style:parent-style-name="DefaultParagraphFont" style:family="text">
      <style:text-properties style:font-name="ui-monospace" style:font-name-asian="ui-monospace" style:font-name-complex="ui-monospace" fo:color="#2B303B"/>
    </style:style>
    <style:style style:name="T3619" style:parent-style-name="DefaultParagraphFont" style:family="text">
      <style:text-properties style:font-name="ui-monospace" style:font-name-asian="ui-monospace" style:font-name-complex="ui-monospace" fo:color="#14181F"/>
    </style:style>
    <style:style style:name="T3620" style:parent-style-name="DefaultParagraphFont" style:family="text">
      <style:text-properties style:font-name="ui-monospace" style:font-name-asian="ui-monospace" style:font-name-complex="ui-monospace" fo:color="#2B303B"/>
    </style:style>
    <style:style style:name="T3621" style:parent-style-name="DefaultParagraphFont" style:family="text">
      <style:text-properties style:font-name="ui-monospace" style:font-name-asian="ui-monospace" style:font-name-complex="ui-monospace" fo:color="#14181F"/>
    </style:style>
    <style:style style:name="T3622" style:parent-style-name="DefaultParagraphFont" style:family="text">
      <style:text-properties style:font-name="ui-monospace" style:font-name-asian="ui-monospace" style:font-name-complex="ui-monospace" fo:color="#2B303B"/>
    </style:style>
    <style:style style:name="T3623" style:parent-style-name="DefaultParagraphFont" style:family="text">
      <style:text-properties style:font-name="ui-monospace" style:font-name-asian="ui-monospace" style:font-name-complex="ui-monospace" fo:color="#14181F"/>
    </style:style>
    <style:style style:name="T3624" style:parent-style-name="DefaultParagraphFont" style:family="text">
      <style:text-properties style:font-name="ui-monospace" style:font-name-asian="ui-monospace" style:font-name-complex="ui-monospace" fo:color="#2B303B"/>
    </style:style>
    <style:style style:name="T3625" style:parent-style-name="DefaultParagraphFont" style:family="text">
      <style:text-properties style:font-name="ui-monospace" style:font-name-asian="ui-monospace" style:font-name-complex="ui-monospace" fo:color="#14181F"/>
    </style:style>
    <style:style style:name="T3626" style:parent-style-name="DefaultParagraphFont" style:family="text">
      <style:text-properties style:font-name="ui-monospace" style:font-name-asian="ui-monospace" style:font-name-complex="ui-monospace" fo:color="#8100C2"/>
    </style:style>
    <style:style style:name="T3627" style:parent-style-name="DefaultParagraphFont" style:family="text">
      <style:text-properties style:font-name="ui-monospace" style:font-name-asian="ui-monospace" style:font-name-complex="ui-monospace" fo:color="#14181F"/>
    </style:style>
    <style:style style:name="T3628" style:parent-style-name="DefaultParagraphFont" style:family="text">
      <style:text-properties style:font-name="ui-monospace" style:font-name-asian="ui-monospace" style:font-name-complex="ui-monospace" fo:color="#8100C2"/>
    </style:style>
    <style:style style:name="T3629" style:parent-style-name="DefaultParagraphFont" style:family="text">
      <style:text-properties style:font-name="ui-monospace" style:font-name-asian="ui-monospace" style:font-name-complex="ui-monospace" fo:color="#14181F"/>
    </style:style>
    <style:style style:name="T3630" style:parent-style-name="DefaultParagraphFont" style:family="text">
      <style:text-properties style:font-name="ui-monospace" style:font-name-asian="ui-monospace" style:font-name-complex="ui-monospace" fo:color="#2B303B"/>
    </style:style>
    <style:style style:name="T3631" style:parent-style-name="DefaultParagraphFont" style:family="text">
      <style:text-properties style:font-name="ui-monospace" style:font-name-asian="ui-monospace" style:font-name-complex="ui-monospace" fo:color="#8100C2"/>
    </style:style>
    <style:style style:name="T3632" style:parent-style-name="DefaultParagraphFont" style:family="text">
      <style:text-properties style:font-name="ui-monospace" style:font-name-asian="ui-monospace" style:font-name-complex="ui-monospace" fo:color="#14181F"/>
    </style:style>
    <style:style style:name="T3633" style:parent-style-name="DefaultParagraphFont" style:family="text">
      <style:text-properties style:font-name="ui-monospace" style:font-name-asian="ui-monospace" style:font-name-complex="ui-monospace" fo:color="#8100C2"/>
    </style:style>
    <style:style style:name="T3634" style:parent-style-name="DefaultParagraphFont" style:family="text">
      <style:text-properties style:font-name="ui-monospace" style:font-name-asian="ui-monospace" style:font-name-complex="ui-monospace" fo:color="#14181F"/>
    </style:style>
    <style:style style:name="T3635" style:parent-style-name="DefaultParagraphFont" style:family="text">
      <style:text-properties style:font-name="ui-monospace" style:font-name-asian="ui-monospace" style:font-name-complex="ui-monospace" fo:color="#8100C2"/>
    </style:style>
    <style:style style:name="T3636" style:parent-style-name="DefaultParagraphFont" style:family="text">
      <style:text-properties style:font-name="ui-monospace" style:font-name-asian="ui-monospace" style:font-name-complex="ui-monospace" fo:color="#14181F"/>
    </style:style>
    <style:style style:name="T3637" style:parent-style-name="DefaultParagraphFont" style:family="text">
      <style:text-properties style:font-name="ui-monospace" style:font-name-asian="ui-monospace" style:font-name-complex="ui-monospace" fo:color="#8100C2"/>
    </style:style>
    <style:style style:name="T3638" style:parent-style-name="DefaultParagraphFont" style:family="text">
      <style:text-properties style:font-name="ui-monospace" style:font-name-asian="ui-monospace" style:font-name-complex="ui-monospace" fo:color="#14181F"/>
    </style:style>
    <style:style style:name="T3639" style:parent-style-name="DefaultParagraphFont" style:family="text">
      <style:text-properties style:font-name="ui-monospace" style:font-name-asian="ui-monospace" style:font-name-complex="ui-monospace" fo:color="#2B303B"/>
    </style:style>
    <style:style style:name="T3640" style:parent-style-name="DefaultParagraphFont" style:family="text">
      <style:text-properties style:font-name="ui-monospace" style:font-name-asian="ui-monospace" style:font-name-complex="ui-monospace" fo:color="#14181F"/>
    </style:style>
    <style:style style:name="T3641" style:parent-style-name="DefaultParagraphFont" style:family="text">
      <style:text-properties style:font-name="ui-monospace" style:font-name-asian="ui-monospace" style:font-name-complex="ui-monospace" fo:color="#8100C2"/>
    </style:style>
    <style:style style:name="T3642" style:parent-style-name="DefaultParagraphFont" style:family="text">
      <style:text-properties style:font-name="ui-monospace" style:font-name-asian="ui-monospace" style:font-name-complex="ui-monospace" fo:color="#14181F"/>
    </style:style>
    <style:style style:name="T3643" style:parent-style-name="DefaultParagraphFont" style:family="text">
      <style:text-properties style:font-name="ui-monospace" style:font-name-asian="ui-monospace" style:font-name-complex="ui-monospace" fo:color="#2B303B"/>
    </style:style>
    <style:style style:name="T3644" style:parent-style-name="DefaultParagraphFont" style:family="text">
      <style:text-properties style:font-name="ui-monospace" style:font-name-asian="ui-monospace" style:font-name-complex="ui-monospace" fo:color="#14181F"/>
    </style:style>
    <style:style style:name="T3645" style:parent-style-name="DefaultParagraphFont" style:family="text">
      <style:text-properties style:font-name="ui-monospace" style:font-name-asian="ui-monospace" style:font-name-complex="ui-monospace" fo:color="#8100C2"/>
    </style:style>
    <style:style style:name="T3646" style:parent-style-name="DefaultParagraphFont" style:family="text">
      <style:text-properties style:font-name="ui-monospace" style:font-name-asian="ui-monospace" style:font-name-complex="ui-monospace" fo:color="#14181F"/>
    </style:style>
    <style:style style:name="T3647" style:parent-style-name="DefaultParagraphFont" style:family="text">
      <style:text-properties style:font-name="ui-monospace" style:font-name-asian="ui-monospace" style:font-name-complex="ui-monospace" fo:color="#2B303B"/>
    </style:style>
    <style:style style:name="T3648" style:parent-style-name="DefaultParagraphFont" style:family="text">
      <style:text-properties style:font-name="ui-monospace" style:font-name-asian="ui-monospace" style:font-name-complex="ui-monospace" fo:color="#14181F"/>
    </style:style>
    <style:style style:name="T3649" style:parent-style-name="DefaultParagraphFont" style:family="text">
      <style:text-properties style:font-name="ui-monospace" style:font-name-asian="ui-monospace" style:font-name-complex="ui-monospace" fo:color="#8100C2"/>
    </style:style>
    <style:style style:name="T3650" style:parent-style-name="DefaultParagraphFont" style:family="text">
      <style:text-properties style:font-name="ui-monospace" style:font-name-asian="ui-monospace" style:font-name-complex="ui-monospace" fo:color="#14181F"/>
    </style:style>
    <style:style style:name="T3651" style:parent-style-name="DefaultParagraphFont" style:family="text">
      <style:text-properties style:font-name="ui-monospace" style:font-name-asian="ui-monospace" style:font-name-complex="ui-monospace" fo:color="#8100C2"/>
    </style:style>
    <style:style style:name="T3652" style:parent-style-name="DefaultParagraphFont" style:family="text">
      <style:text-properties style:font-name="ui-monospace" style:font-name-asian="ui-monospace" style:font-name-complex="ui-monospace" fo:color="#14181F"/>
    </style:style>
    <style:style style:name="T3653" style:parent-style-name="DefaultParagraphFont" style:family="text">
      <style:text-properties style:font-name="ui-monospace" style:font-name-asian="ui-monospace" style:font-name-complex="ui-monospace" fo:color="#2B303B"/>
    </style:style>
    <style:style style:name="T3654" style:parent-style-name="DefaultParagraphFont" style:family="text">
      <style:text-properties style:font-name="ui-monospace" style:font-name-asian="ui-monospace" style:font-name-complex="ui-monospace" fo:color="#14181F"/>
    </style:style>
    <style:style style:name="T3655" style:parent-style-name="DefaultParagraphFont" style:family="text">
      <style:text-properties style:font-name="ui-monospace" style:font-name-asian="ui-monospace" style:font-name-complex="ui-monospace" fo:color="#008080"/>
    </style:style>
    <style:style style:name="T3656" style:parent-style-name="DefaultParagraphFont" style:family="text">
      <style:text-properties style:font-name="ui-monospace" style:font-name-asian="ui-monospace" style:font-name-complex="ui-monospace" fo:color="#14181F"/>
    </style:style>
    <style:style style:name="T3657" style:parent-style-name="DefaultParagraphFont" style:family="text">
      <style:text-properties style:font-name="ui-monospace" style:font-name-asian="ui-monospace" style:font-name-complex="ui-monospace" fo:color="#2B303B"/>
    </style:style>
    <style:style style:name="T3658" style:parent-style-name="DefaultParagraphFont" style:family="text">
      <style:text-properties style:font-name="ui-monospace" style:font-name-asian="ui-monospace" style:font-name-complex="ui-monospace" fo:color="#14181F"/>
    </style:style>
    <style:style style:name="T3659" style:parent-style-name="DefaultParagraphFont" style:family="text">
      <style:text-properties style:font-name="ui-monospace" style:font-name-asian="ui-monospace" style:font-name-complex="ui-monospace" fo:color="#2B303B"/>
    </style:style>
    <style:style style:name="T3660" style:parent-style-name="DefaultParagraphFont" style:family="text">
      <style:text-properties style:font-name="ui-monospace" style:font-name-asian="ui-monospace" style:font-name-complex="ui-monospace" fo:color="#14181F"/>
    </style:style>
    <style:style style:name="T3661" style:parent-style-name="DefaultParagraphFont" style:family="text">
      <style:text-properties style:font-name="ui-monospace" style:font-name-asian="ui-monospace" style:font-name-complex="ui-monospace" fo:color="#2B303B"/>
    </style:style>
    <style:style style:name="T3662" style:parent-style-name="DefaultParagraphFont" style:family="text">
      <style:text-properties style:font-name="ui-monospace" style:font-name-asian="ui-monospace" style:font-name-complex="ui-monospace" fo:color="#14181F"/>
    </style:style>
    <style:style style:name="T3663" style:parent-style-name="DefaultParagraphFont" style:family="text">
      <style:text-properties style:font-name="ui-monospace" style:font-name-asian="ui-monospace" style:font-name-complex="ui-monospace" fo:color="#2B303B"/>
    </style:style>
    <style:style style:name="T3664" style:parent-style-name="DefaultParagraphFont" style:family="text">
      <style:text-properties style:font-name="ui-monospace" style:font-name-asian="ui-monospace" style:font-name-complex="ui-monospace" fo:color="#14181F"/>
    </style:style>
    <style:style style:name="T3665" style:parent-style-name="DefaultParagraphFont" style:family="text">
      <style:text-properties style:font-name="ui-monospace" style:font-name-asian="ui-monospace" style:font-name-complex="ui-monospace" fo:color="#2B303B"/>
    </style:style>
    <style:style style:name="T3666" style:parent-style-name="DefaultParagraphFont" style:family="text">
      <style:text-properties style:font-name="ui-monospace" style:font-name-asian="ui-monospace" style:font-name-complex="ui-monospace" fo:color="#14181F"/>
    </style:style>
    <style:style style:name="T3667" style:parent-style-name="DefaultParagraphFont" style:family="text">
      <style:text-properties style:font-name="ui-monospace" style:font-name-asian="ui-monospace" style:font-name-complex="ui-monospace" fo:color="#2B303B"/>
    </style:style>
    <style:style style:name="T3668" style:parent-style-name="DefaultParagraphFont" style:family="text">
      <style:text-properties style:font-name="ui-monospace" style:font-name-asian="ui-monospace" style:font-name-complex="ui-monospace" fo:color="#14181F"/>
    </style:style>
    <style:style style:name="T3669" style:parent-style-name="DefaultParagraphFont" style:family="text">
      <style:text-properties style:font-name="ui-monospace" style:font-name-asian="ui-monospace" style:font-name-complex="ui-monospace" fo:color="#2B303B"/>
    </style:style>
    <style:style style:name="T3670" style:parent-style-name="DefaultParagraphFont" style:family="text">
      <style:text-properties style:font-name="ui-monospace" style:font-name-asian="ui-monospace" style:font-name-complex="ui-monospace" fo:color="#14181F"/>
    </style:style>
    <style:style style:name="T3671" style:parent-style-name="DefaultParagraphFont" style:family="text">
      <style:text-properties style:font-name="ui-monospace" style:font-name-asian="ui-monospace" style:font-name-complex="ui-monospace" fo:color="#2B303B"/>
    </style:style>
    <style:style style:name="T3672" style:parent-style-name="DefaultParagraphFont" style:family="text">
      <style:text-properties style:font-name="ui-monospace" style:font-name-asian="ui-monospace" style:font-name-complex="ui-monospace" fo:color="#8100C2"/>
    </style:style>
    <style:style style:name="T3673" style:parent-style-name="DefaultParagraphFont" style:family="text">
      <style:text-properties style:font-name="ui-monospace" style:font-name-asian="ui-monospace" style:font-name-complex="ui-monospace" fo:color="#14181F"/>
    </style:style>
    <style:style style:name="T3674" style:parent-style-name="DefaultParagraphFont" style:family="text">
      <style:text-properties style:font-name="ui-monospace" style:font-name-asian="ui-monospace" style:font-name-complex="ui-monospace" fo:color="#2B303B"/>
    </style:style>
    <style:style style:name="T3675" style:parent-style-name="DefaultParagraphFont" style:family="text">
      <style:text-properties style:font-name="ui-monospace" style:font-name-asian="ui-monospace" style:font-name-complex="ui-monospace" fo:color="#14181F"/>
    </style:style>
    <style:style style:name="T3676" style:parent-style-name="DefaultParagraphFont" style:family="text">
      <style:text-properties style:font-name="ui-monospace" style:font-name-asian="ui-monospace" style:font-name-complex="ui-monospace" fo:color="#2B303B"/>
    </style:style>
    <style:style style:name="T3677" style:parent-style-name="DefaultParagraphFont" style:family="text">
      <style:text-properties style:font-name="ui-monospace" style:font-name-asian="ui-monospace" style:font-name-complex="ui-monospace" fo:color="#14181F"/>
    </style:style>
    <style:style style:name="T3678" style:parent-style-name="DefaultParagraphFont" style:family="text">
      <style:text-properties style:font-name="ui-monospace" style:font-name-asian="ui-monospace" style:font-name-complex="ui-monospace" fo:color="#2B303B"/>
    </style:style>
    <style:style style:name="T3679" style:parent-style-name="DefaultParagraphFont" style:family="text">
      <style:text-properties style:font-name="ui-monospace" style:font-name-asian="ui-monospace" style:font-name-complex="ui-monospace" fo:color="#14181F"/>
    </style:style>
    <style:style style:name="T3680" style:parent-style-name="DefaultParagraphFont" style:family="text">
      <style:text-properties style:font-name="ui-monospace" style:font-name-asian="ui-monospace" style:font-name-complex="ui-monospace" fo:color="#2B303B"/>
    </style:style>
    <style:style style:name="T3681" style:parent-style-name="DefaultParagraphFont" style:family="text">
      <style:text-properties style:font-name="ui-monospace" style:font-name-asian="ui-monospace" style:font-name-complex="ui-monospace" fo:color="#14181F"/>
    </style:style>
    <style:style style:name="T3682" style:parent-style-name="DefaultParagraphFont" style:family="text">
      <style:text-properties style:font-name="ui-monospace" style:font-name-asian="ui-monospace" style:font-name-complex="ui-monospace" fo:color="#2B303B"/>
    </style:style>
    <style:style style:name="T3683" style:parent-style-name="DefaultParagraphFont" style:family="text">
      <style:text-properties style:font-name="ui-monospace" style:font-name-asian="ui-monospace" style:font-name-complex="ui-monospace" fo:color="#14181F"/>
    </style:style>
    <style:style style:name="T3684" style:parent-style-name="DefaultParagraphFont" style:family="text">
      <style:text-properties style:font-name="ui-monospace" style:font-name-asian="ui-monospace" style:font-name-complex="ui-monospace" fo:color="#8100C2"/>
    </style:style>
    <style:style style:name="T3685" style:parent-style-name="DefaultParagraphFont" style:family="text">
      <style:text-properties style:font-name="ui-monospace" style:font-name-asian="ui-monospace" style:font-name-complex="ui-monospace" fo:color="#14181F"/>
    </style:style>
    <style:style style:name="T3686" style:parent-style-name="DefaultParagraphFont" style:family="text">
      <style:text-properties style:font-name="ui-monospace" style:font-name-asian="ui-monospace" style:font-name-complex="ui-monospace" fo:color="#2B303B"/>
    </style:style>
    <style:style style:name="T3687" style:parent-style-name="DefaultParagraphFont" style:family="text">
      <style:text-properties style:font-name="ui-monospace" style:font-name-asian="ui-monospace" style:font-name-complex="ui-monospace" fo:color="#14181F"/>
    </style:style>
    <style:style style:name="T3688" style:parent-style-name="DefaultParagraphFont" style:family="text">
      <style:text-properties style:font-name="ui-monospace" style:font-name-asian="ui-monospace" style:font-name-complex="ui-monospace" fo:color="#8100C2"/>
    </style:style>
    <style:style style:name="T3689" style:parent-style-name="DefaultParagraphFont" style:family="text">
      <style:text-properties style:font-name="ui-monospace" style:font-name-asian="ui-monospace" style:font-name-complex="ui-monospace" fo:color="#14181F"/>
    </style:style>
    <style:style style:name="T3690" style:parent-style-name="DefaultParagraphFont" style:family="text">
      <style:text-properties style:font-name="ui-monospace" style:font-name-asian="ui-monospace" style:font-name-complex="ui-monospace" fo:color="#8100C2"/>
    </style:style>
    <style:style style:name="T3691" style:parent-style-name="DefaultParagraphFont" style:family="text">
      <style:text-properties style:font-name="ui-monospace" style:font-name-asian="ui-monospace" style:font-name-complex="ui-monospace" fo:color="#14181F"/>
    </style:style>
    <style:style style:name="T3692" style:parent-style-name="DefaultParagraphFont" style:family="text">
      <style:text-properties style:font-name="ui-monospace" style:font-name-asian="ui-monospace" style:font-name-complex="ui-monospace" fo:color="#2B303B"/>
    </style:style>
    <style:style style:name="T3693" style:parent-style-name="DefaultParagraphFont" style:family="text">
      <style:text-properties style:font-name="ui-monospace" style:font-name-asian="ui-monospace" style:font-name-complex="ui-monospace" fo:color="#14181F"/>
    </style:style>
    <style:style style:name="T3694" style:parent-style-name="DefaultParagraphFont" style:family="text">
      <style:text-properties style:font-name="ui-monospace" style:font-name-asian="ui-monospace" style:font-name-complex="ui-monospace" fo:color="#008080"/>
    </style:style>
    <style:style style:name="T3695" style:parent-style-name="DefaultParagraphFont" style:family="text">
      <style:text-properties style:font-name="ui-monospace" style:font-name-asian="ui-monospace" style:font-name-complex="ui-monospace" fo:color="#14181F"/>
    </style:style>
    <style:style style:name="T3696" style:parent-style-name="DefaultParagraphFont" style:family="text">
      <style:text-properties style:font-name="ui-monospace" style:font-name-asian="ui-monospace" style:font-name-complex="ui-monospace" fo:color="#8100C2"/>
    </style:style>
    <style:style style:name="T3697" style:parent-style-name="DefaultParagraphFont" style:family="text">
      <style:text-properties style:font-name="ui-monospace" style:font-name-asian="ui-monospace" style:font-name-complex="ui-monospace" fo:color="#2B303B"/>
    </style:style>
    <style:style style:name="T3698" style:parent-style-name="DefaultParagraphFont" style:family="text">
      <style:text-properties style:font-name="ui-monospace" style:font-name-asian="ui-monospace" style:font-name-complex="ui-monospace" fo:color="#14181F"/>
    </style:style>
    <style:style style:name="T3699" style:parent-style-name="DefaultParagraphFont" style:family="text">
      <style:text-properties style:font-name="ui-monospace" style:font-name-asian="ui-monospace" style:font-name-complex="ui-monospace" fo:color="#14181F"/>
    </style:style>
    <style:style style:name="T3700" style:parent-style-name="DefaultParagraphFont" style:family="text">
      <style:text-properties style:font-name="ui-monospace" style:font-name-asian="ui-monospace" style:font-name-complex="ui-monospace" fo:color="#8100C2"/>
    </style:style>
    <style:style style:name="T3701" style:parent-style-name="DefaultParagraphFont" style:family="text">
      <style:text-properties style:font-name="ui-monospace" style:font-name-asian="ui-monospace" style:font-name-complex="ui-monospace" fo:color="#14181F"/>
    </style:style>
    <style:style style:name="T3702" style:parent-style-name="DefaultParagraphFont" style:family="text">
      <style:text-properties style:font-name="ui-monospace" style:font-name-asian="ui-monospace" style:font-name-complex="ui-monospace" fo:color="#8100C2"/>
    </style:style>
    <style:style style:name="T3703" style:parent-style-name="DefaultParagraphFont" style:family="text">
      <style:text-properties style:font-name="ui-monospace" style:font-name-asian="ui-monospace" style:font-name-complex="ui-monospace" fo:color="#14181F"/>
    </style:style>
    <style:style style:name="T3704" style:parent-style-name="DefaultParagraphFont" style:family="text">
      <style:text-properties style:font-name="ui-monospace" style:font-name-asian="ui-monospace" style:font-name-complex="ui-monospace" fo:color="#8100C2"/>
    </style:style>
    <style:style style:name="T3705" style:parent-style-name="DefaultParagraphFont" style:family="text">
      <style:text-properties style:font-name="ui-monospace" style:font-name-asian="ui-monospace" style:font-name-complex="ui-monospace" fo:color="#14181F"/>
    </style:style>
    <style:style style:name="T3706" style:parent-style-name="DefaultParagraphFont" style:family="text">
      <style:text-properties style:font-name="ui-monospace" style:font-name-asian="ui-monospace" style:font-name-complex="ui-monospace" fo:color="#8100C2"/>
    </style:style>
    <style:style style:name="T3707" style:parent-style-name="DefaultParagraphFont" style:family="text">
      <style:text-properties style:font-name="ui-monospace" style:font-name-asian="ui-monospace" style:font-name-complex="ui-monospace" fo:color="#14181F"/>
    </style:style>
    <style:style style:name="T3708" style:parent-style-name="DefaultParagraphFont" style:family="text">
      <style:text-properties style:font-name="ui-monospace" style:font-name-asian="ui-monospace" style:font-name-complex="ui-monospace" fo:color="#8100C2"/>
    </style:style>
    <style:style style:name="T3709" style:parent-style-name="DefaultParagraphFont" style:family="text">
      <style:text-properties style:font-name="ui-monospace" style:font-name-asian="ui-monospace" style:font-name-complex="ui-monospace" fo:color="#14181F"/>
    </style:style>
    <style:style style:name="T3710" style:parent-style-name="DefaultParagraphFont" style:family="text">
      <style:text-properties style:font-name="ui-monospace" style:font-name-asian="ui-monospace" style:font-name-complex="ui-monospace" fo:color="#8100C2"/>
    </style:style>
    <style:style style:name="T3711" style:parent-style-name="DefaultParagraphFont" style:family="text">
      <style:text-properties style:font-name="ui-monospace" style:font-name-asian="ui-monospace" style:font-name-complex="ui-monospace" fo:color="#14181F"/>
    </style:style>
    <style:style style:name="T3712" style:parent-style-name="DefaultParagraphFont" style:family="text">
      <style:text-properties style:font-name="ui-monospace" style:font-name-asian="ui-monospace" style:font-name-complex="ui-monospace" fo:color="#8100C2"/>
    </style:style>
    <style:style style:name="T3713" style:parent-style-name="DefaultParagraphFont" style:family="text">
      <style:text-properties style:font-name="ui-monospace" style:font-name-asian="ui-monospace" style:font-name-complex="ui-monospace" fo:color="#14181F"/>
    </style:style>
    <style:style style:name="T3714" style:parent-style-name="DefaultParagraphFont" style:family="text">
      <style:text-properties style:font-name="ui-monospace" style:font-name-asian="ui-monospace" style:font-name-complex="ui-monospace" fo:color="#2B303B"/>
    </style:style>
    <style:style style:name="T3715" style:parent-style-name="DefaultParagraphFont" style:family="text">
      <style:text-properties style:font-name="ui-monospace" style:font-name-asian="ui-monospace" style:font-name-complex="ui-monospace" fo:color="#14181F"/>
    </style:style>
    <style:style style:name="T3716" style:parent-style-name="DefaultParagraphFont" style:family="text">
      <style:text-properties style:font-name="ui-monospace" style:font-name-asian="ui-monospace" style:font-name-complex="ui-monospace" fo:color="#8100C2"/>
    </style:style>
    <style:style style:name="T3717" style:parent-style-name="DefaultParagraphFont" style:family="text">
      <style:text-properties style:font-name="ui-monospace" style:font-name-asian="ui-monospace" style:font-name-complex="ui-monospace" fo:color="#14181F"/>
    </style:style>
    <style:style style:name="T3718" style:parent-style-name="DefaultParagraphFont" style:family="text">
      <style:text-properties style:font-name="ui-monospace" style:font-name-asian="ui-monospace" style:font-name-complex="ui-monospace" fo:color="#2B303B"/>
    </style:style>
    <style:style style:name="T3719" style:parent-style-name="DefaultParagraphFont" style:family="text">
      <style:text-properties style:font-name="ui-monospace" style:font-name-asian="ui-monospace" style:font-name-complex="ui-monospace" fo:color="#14181F"/>
    </style:style>
    <style:style style:name="T3720" style:parent-style-name="DefaultParagraphFont" style:family="text">
      <style:text-properties style:font-name="ui-monospace" style:font-name-asian="ui-monospace" style:font-name-complex="ui-monospace" fo:color="#008080"/>
    </style:style>
    <style:style style:name="T3721" style:parent-style-name="DefaultParagraphFont" style:family="text">
      <style:text-properties style:font-name="ui-monospace" style:font-name-asian="ui-monospace" style:font-name-complex="ui-monospace" fo:color="#14181F"/>
    </style:style>
    <style:style style:name="T3722" style:parent-style-name="DefaultParagraphFont" style:family="text">
      <style:text-properties style:font-name="ui-monospace" style:font-name-asian="ui-monospace" style:font-name-complex="ui-monospace" fo:color="#008080"/>
    </style:style>
    <style:style style:name="T3723" style:parent-style-name="DefaultParagraphFont" style:family="text">
      <style:text-properties style:font-name="ui-monospace" style:font-name-asian="ui-monospace" style:font-name-complex="ui-monospace" fo:color="#14181F"/>
    </style:style>
    <style:style style:name="T3724" style:parent-style-name="DefaultParagraphFont" style:family="text">
      <style:text-properties style:font-name="ui-monospace" style:font-name-asian="ui-monospace" style:font-name-complex="ui-monospace" fo:color="#2B303B"/>
    </style:style>
    <style:style style:name="T3725" style:parent-style-name="DefaultParagraphFont" style:family="text">
      <style:text-properties style:font-name="ui-monospace" style:font-name-asian="ui-monospace" style:font-name-complex="ui-monospace" fo:color="#14181F"/>
    </style:style>
    <style:style style:name="T3726" style:parent-style-name="DefaultParagraphFont" style:family="text">
      <style:text-properties style:font-name="ui-monospace" style:font-name-asian="ui-monospace" style:font-name-complex="ui-monospace" fo:color="#008080"/>
    </style:style>
    <style:style style:name="T3727" style:parent-style-name="DefaultParagraphFont" style:family="text">
      <style:text-properties style:font-name="ui-monospace" style:font-name-asian="ui-monospace" style:font-name-complex="ui-monospace" fo:color="#14181F"/>
    </style:style>
    <style:style style:name="T3728" style:parent-style-name="DefaultParagraphFont" style:family="text">
      <style:text-properties style:font-name="ui-monospace" style:font-name-asian="ui-monospace" style:font-name-complex="ui-monospace" fo:color="#008080"/>
    </style:style>
    <style:style style:name="T3729" style:parent-style-name="DefaultParagraphFont" style:family="text">
      <style:text-properties style:font-name="ui-monospace" style:font-name-asian="ui-monospace" style:font-name-complex="ui-monospace" fo:color="#14181F"/>
    </style:style>
    <style:style style:name="T3730" style:parent-style-name="DefaultParagraphFont" style:family="text">
      <style:text-properties style:font-name="ui-monospace" style:font-name-asian="ui-monospace" style:font-name-complex="ui-monospace" fo:color="#2B303B"/>
    </style:style>
    <style:style style:name="T3731" style:parent-style-name="DefaultParagraphFont" style:family="text">
      <style:text-properties style:font-name="ui-monospace" style:font-name-asian="ui-monospace" style:font-name-complex="ui-monospace" fo:color="#14181F"/>
    </style:style>
    <style:style style:name="T3732" style:parent-style-name="DefaultParagraphFont" style:family="text">
      <style:text-properties style:font-name="ui-monospace" style:font-name-asian="ui-monospace" style:font-name-complex="ui-monospace" fo:color="#008080"/>
    </style:style>
    <style:style style:name="T3733" style:parent-style-name="DefaultParagraphFont" style:family="text">
      <style:text-properties style:font-name="ui-monospace" style:font-name-asian="ui-monospace" style:font-name-complex="ui-monospace" fo:color="#14181F"/>
    </style:style>
    <style:style style:name="T3734" style:parent-style-name="DefaultParagraphFont" style:family="text">
      <style:text-properties style:font-name="ui-monospace" style:font-name-asian="ui-monospace" style:font-name-complex="ui-monospace" fo:color="#008080"/>
    </style:style>
    <style:style style:name="T3735" style:parent-style-name="DefaultParagraphFont" style:family="text">
      <style:text-properties style:font-name="ui-monospace" style:font-name-asian="ui-monospace" style:font-name-complex="ui-monospace" fo:color="#14181F"/>
    </style:style>
    <style:style style:name="T3736" style:parent-style-name="DefaultParagraphFont" style:family="text">
      <style:text-properties style:font-name="ui-monospace" style:font-name-asian="ui-monospace" style:font-name-complex="ui-monospace" fo:color="#2B303B"/>
    </style:style>
    <style:style style:name="T3737" style:parent-style-name="DefaultParagraphFont" style:family="text">
      <style:text-properties style:font-name="ui-monospace" style:font-name-asian="ui-monospace" style:font-name-complex="ui-monospace" fo:color="#14181F"/>
    </style:style>
    <style:style style:name="T3738" style:parent-style-name="DefaultParagraphFont" style:family="text">
      <style:text-properties style:font-name="ui-monospace" style:font-name-asian="ui-monospace" style:font-name-complex="ui-monospace" fo:color="#008080"/>
    </style:style>
    <style:style style:name="T3739" style:parent-style-name="DefaultParagraphFont" style:family="text">
      <style:text-properties style:font-name="ui-monospace" style:font-name-asian="ui-monospace" style:font-name-complex="ui-monospace" fo:color="#14181F"/>
    </style:style>
    <style:style style:name="T3740" style:parent-style-name="DefaultParagraphFont" style:family="text">
      <style:text-properties style:font-name="ui-monospace" style:font-name-asian="ui-monospace" style:font-name-complex="ui-monospace" fo:color="#008080"/>
    </style:style>
    <style:style style:name="T3741" style:parent-style-name="DefaultParagraphFont" style:family="text">
      <style:text-properties style:font-name="ui-monospace" style:font-name-asian="ui-monospace" style:font-name-complex="ui-monospace" fo:color="#14181F"/>
    </style:style>
    <style:style style:name="T3742" style:parent-style-name="DefaultParagraphFont" style:family="text">
      <style:text-properties style:font-name="ui-monospace" style:font-name-asian="ui-monospace" style:font-name-complex="ui-monospace" fo:color="#2B303B"/>
    </style:style>
    <style:style style:name="T3743" style:parent-style-name="DefaultParagraphFont" style:family="text">
      <style:text-properties style:font-name="ui-monospace" style:font-name-asian="ui-monospace" style:font-name-complex="ui-monospace" fo:color="#14181F"/>
    </style:style>
    <style:style style:name="T3744" style:parent-style-name="DefaultParagraphFont" style:family="text">
      <style:text-properties style:font-name="ui-monospace" style:font-name-asian="ui-monospace" style:font-name-complex="ui-monospace" fo:color="#008080"/>
    </style:style>
    <style:style style:name="T3745" style:parent-style-name="DefaultParagraphFont" style:family="text">
      <style:text-properties style:font-name="ui-monospace" style:font-name-asian="ui-monospace" style:font-name-complex="ui-monospace" fo:color="#14181F"/>
    </style:style>
    <style:style style:name="T3746" style:parent-style-name="DefaultParagraphFont" style:family="text">
      <style:text-properties style:font-name="ui-monospace" style:font-name-asian="ui-monospace" style:font-name-complex="ui-monospace" fo:color="#008080"/>
    </style:style>
    <style:style style:name="T3747" style:parent-style-name="DefaultParagraphFont" style:family="text">
      <style:text-properties style:font-name="ui-monospace" style:font-name-asian="ui-monospace" style:font-name-complex="ui-monospace" fo:color="#14181F"/>
    </style:style>
    <style:style style:name="T3748" style:parent-style-name="DefaultParagraphFont" style:family="text">
      <style:text-properties style:font-name="ui-monospace" style:font-name-asian="ui-monospace" style:font-name-complex="ui-monospace" fo:color="#2B303B"/>
    </style:style>
    <style:style style:name="T3749" style:parent-style-name="DefaultParagraphFont" style:family="text">
      <style:text-properties style:font-name="ui-monospace" style:font-name-asian="ui-monospace" style:font-name-complex="ui-monospace" fo:color="#14181F"/>
    </style:style>
    <style:style style:name="T3750" style:parent-style-name="DefaultParagraphFont" style:family="text">
      <style:text-properties style:font-name="ui-monospace" style:font-name-asian="ui-monospace" style:font-name-complex="ui-monospace" fo:color="#008080"/>
    </style:style>
    <style:style style:name="T3751" style:parent-style-name="DefaultParagraphFont" style:family="text">
      <style:text-properties style:font-name="ui-monospace" style:font-name-asian="ui-monospace" style:font-name-complex="ui-monospace" fo:color="#14181F"/>
    </style:style>
    <style:style style:name="T3752" style:parent-style-name="DefaultParagraphFont" style:family="text">
      <style:text-properties style:font-name="ui-monospace" style:font-name-asian="ui-monospace" style:font-name-complex="ui-monospace" fo:color="#2B303B"/>
    </style:style>
    <style:style style:name="T3753" style:parent-style-name="DefaultParagraphFont" style:family="text">
      <style:text-properties style:font-name="ui-monospace" style:font-name-asian="ui-monospace" style:font-name-complex="ui-monospace" fo:color="#8100C2"/>
    </style:style>
    <style:style style:name="T3754" style:parent-style-name="DefaultParagraphFont" style:family="text">
      <style:text-properties style:font-name="ui-monospace" style:font-name-asian="ui-monospace" style:font-name-complex="ui-monospace" fo:color="#14181F"/>
    </style:style>
    <style:style style:name="T3755" style:parent-style-name="DefaultParagraphFont" style:family="text">
      <style:text-properties style:font-name="ui-monospace" style:font-name-asian="ui-monospace" style:font-name-complex="ui-monospace" fo:color="#8100C2"/>
    </style:style>
    <style:style style:name="T3756" style:parent-style-name="DefaultParagraphFont" style:family="text">
      <style:text-properties style:font-name="ui-monospace" style:font-name-asian="ui-monospace" style:font-name-complex="ui-monospace" fo:color="#14181F"/>
    </style:style>
    <style:style style:name="T3757" style:parent-style-name="DefaultParagraphFont" style:family="text">
      <style:text-properties style:font-name="ui-monospace" style:font-name-asian="ui-monospace" style:font-name-complex="ui-monospace" fo:color="#2B303B"/>
    </style:style>
    <style:style style:name="T3758" style:parent-style-name="DefaultParagraphFont" style:family="text">
      <style:text-properties style:font-name="ui-monospace" style:font-name-asian="ui-monospace" style:font-name-complex="ui-monospace" fo:color="#14181F"/>
    </style:style>
    <style:style style:name="T3759" style:parent-style-name="DefaultParagraphFont" style:family="text">
      <style:text-properties style:font-name="ui-monospace" style:font-name-asian="ui-monospace" style:font-name-complex="ui-monospace" fo:color="#008080"/>
    </style:style>
    <style:style style:name="T3760" style:parent-style-name="DefaultParagraphFont" style:family="text">
      <style:text-properties style:font-name="ui-monospace" style:font-name-asian="ui-monospace" style:font-name-complex="ui-monospace" fo:color="#14181F"/>
    </style:style>
    <style:style style:name="T3761" style:parent-style-name="DefaultParagraphFont" style:family="text">
      <style:text-properties style:font-name="ui-monospace" style:font-name-asian="ui-monospace" style:font-name-complex="ui-monospace" fo:color="#8100C2"/>
    </style:style>
    <style:style style:name="T3762" style:parent-style-name="DefaultParagraphFont" style:family="text">
      <style:text-properties style:font-name="ui-monospace" style:font-name-asian="ui-monospace" style:font-name-complex="ui-monospace" fo:color="#14181F"/>
    </style:style>
    <style:style style:name="T3763" style:parent-style-name="DefaultParagraphFont" style:family="text">
      <style:text-properties style:font-name="ui-monospace" style:font-name-asian="ui-monospace" style:font-name-complex="ui-monospace" fo:color="#2B303B"/>
    </style:style>
    <style:style style:name="T3764" style:parent-style-name="DefaultParagraphFont" style:family="text">
      <style:text-properties style:font-name="ui-monospace" style:font-name-asian="ui-monospace" style:font-name-complex="ui-monospace" fo:color="#14181F"/>
    </style:style>
    <style:style style:name="T3765" style:parent-style-name="DefaultParagraphFont" style:family="text">
      <style:text-properties style:font-name="ui-monospace" style:font-name-asian="ui-monospace" style:font-name-complex="ui-monospace" fo:color="#2B303B"/>
    </style:style>
    <style:style style:name="T3766" style:parent-style-name="DefaultParagraphFont" style:family="text">
      <style:text-properties style:font-name="ui-monospace" style:font-name-asian="ui-monospace" style:font-name-complex="ui-monospace" fo:color="#6E7687"/>
    </style:style>
    <style:style style:name="T3767" style:parent-style-name="DefaultParagraphFont" style:family="text">
      <style:text-properties style:font-name="ui-monospace" style:font-name-asian="ui-monospace" style:font-name-complex="ui-monospace" fo:color="#6E7687"/>
    </style:style>
    <style:style style:name="T3768" style:parent-style-name="DefaultParagraphFont" style:family="text">
      <style:text-properties style:font-name="ui-monospace" style:font-name-asian="ui-monospace" style:font-name-complex="ui-monospace" fo:color="#14181F"/>
    </style:style>
    <style:style style:name="T3769" style:parent-style-name="DefaultParagraphFont" style:family="text">
      <style:text-properties style:font-name="ui-monospace" style:font-name-asian="ui-monospace" style:font-name-complex="ui-monospace" fo:color="#8100C2"/>
    </style:style>
    <style:style style:name="T3770" style:parent-style-name="DefaultParagraphFont" style:family="text">
      <style:text-properties style:font-name="ui-monospace" style:font-name-asian="ui-monospace" style:font-name-complex="ui-monospace" fo:color="#14181F"/>
    </style:style>
    <style:style style:name="T3771" style:parent-style-name="DefaultParagraphFont" style:family="text">
      <style:text-properties style:font-name="ui-monospace" style:font-name-asian="ui-monospace" style:font-name-complex="ui-monospace" fo:color="#8100C2"/>
    </style:style>
    <style:style style:name="T3772" style:parent-style-name="DefaultParagraphFont" style:family="text">
      <style:text-properties style:font-name="ui-monospace" style:font-name-asian="ui-monospace" style:font-name-complex="ui-monospace" fo:color="#14181F"/>
    </style:style>
    <style:style style:name="T3773" style:parent-style-name="DefaultParagraphFont" style:family="text">
      <style:text-properties style:font-name="ui-monospace" style:font-name-asian="ui-monospace" style:font-name-complex="ui-monospace" fo:color="#8100C2"/>
    </style:style>
    <style:style style:name="T3774" style:parent-style-name="DefaultParagraphFont" style:family="text">
      <style:text-properties style:font-name="ui-monospace" style:font-name-asian="ui-monospace" style:font-name-complex="ui-monospace" fo:color="#14181F"/>
    </style:style>
    <style:style style:name="T3775" style:parent-style-name="DefaultParagraphFont" style:family="text">
      <style:text-properties style:font-name="ui-monospace" style:font-name-asian="ui-monospace" style:font-name-complex="ui-monospace" fo:color="#2B303B"/>
    </style:style>
    <style:style style:name="T3776" style:parent-style-name="DefaultParagraphFont" style:family="text">
      <style:text-properties style:font-name="ui-monospace" style:font-name-asian="ui-monospace" style:font-name-complex="ui-monospace" fo:color="#14181F"/>
    </style:style>
    <style:style style:name="T3777" style:parent-style-name="DefaultParagraphFont" style:family="text">
      <style:text-properties style:font-name="ui-monospace" style:font-name-asian="ui-monospace" style:font-name-complex="ui-monospace" fo:color="#8100C2"/>
    </style:style>
    <style:style style:name="T3778" style:parent-style-name="DefaultParagraphFont" style:family="text">
      <style:text-properties style:font-name="ui-monospace" style:font-name-asian="ui-monospace" style:font-name-complex="ui-monospace" fo:color="#14181F"/>
    </style:style>
    <style:style style:name="T3779" style:parent-style-name="DefaultParagraphFont" style:family="text">
      <style:text-properties style:font-name="ui-monospace" style:font-name-asian="ui-monospace" style:font-name-complex="ui-monospace" fo:color="#008080"/>
    </style:style>
    <style:style style:name="T3780" style:parent-style-name="DefaultParagraphFont" style:family="text">
      <style:text-properties style:font-name="ui-monospace" style:font-name-asian="ui-monospace" style:font-name-complex="ui-monospace" fo:color="#14181F"/>
    </style:style>
    <style:style style:name="T3781" style:parent-style-name="DefaultParagraphFont" style:family="text">
      <style:text-properties style:font-name="ui-monospace" style:font-name-asian="ui-monospace" style:font-name-complex="ui-monospace" fo:color="#8100C2"/>
    </style:style>
    <style:style style:name="T3782" style:parent-style-name="DefaultParagraphFont" style:family="text">
      <style:text-properties style:font-name="ui-monospace" style:font-name-asian="ui-monospace" style:font-name-complex="ui-monospace" fo:color="#14181F"/>
    </style:style>
    <style:style style:name="T3783" style:parent-style-name="DefaultParagraphFont" style:family="text">
      <style:text-properties style:font-name="ui-monospace" style:font-name-asian="ui-monospace" style:font-name-complex="ui-monospace" fo:color="#8100C2"/>
    </style:style>
    <style:style style:name="T3784" style:parent-style-name="DefaultParagraphFont" style:family="text">
      <style:text-properties style:font-name="ui-monospace" style:font-name-asian="ui-monospace" style:font-name-complex="ui-monospace" fo:color="#14181F"/>
    </style:style>
    <style:style style:name="T3785" style:parent-style-name="DefaultParagraphFont" style:family="text">
      <style:text-properties style:font-name="ui-monospace" style:font-name-asian="ui-monospace" style:font-name-complex="ui-monospace" fo:color="#14181F"/>
    </style:style>
    <style:style style:name="T3786" style:parent-style-name="DefaultParagraphFont" style:family="text">
      <style:text-properties style:font-name="ui-monospace" style:font-name-asian="ui-monospace" style:font-name-complex="ui-monospace" fo:color="#8100C2"/>
    </style:style>
    <style:style style:name="T3787" style:parent-style-name="DefaultParagraphFont" style:family="text">
      <style:text-properties style:font-name="ui-monospace" style:font-name-asian="ui-monospace" style:font-name-complex="ui-monospace" fo:color="#14181F"/>
    </style:style>
    <style:style style:name="T3788" style:parent-style-name="DefaultParagraphFont" style:family="text">
      <style:text-properties style:font-name="ui-monospace" style:font-name-asian="ui-monospace" style:font-name-complex="ui-monospace" fo:color="#008080"/>
    </style:style>
    <style:style style:name="T3789" style:parent-style-name="DefaultParagraphFont" style:family="text">
      <style:text-properties style:font-name="ui-monospace" style:font-name-asian="ui-monospace" style:font-name-complex="ui-monospace" fo:color="#14181F"/>
    </style:style>
    <style:style style:name="T3790" style:parent-style-name="DefaultParagraphFont" style:family="text">
      <style:text-properties style:font-name="ui-monospace" style:font-name-asian="ui-monospace" style:font-name-complex="ui-monospace" fo:color="#14181F"/>
    </style:style>
    <style:style style:name="T3791" style:parent-style-name="DefaultParagraphFont" style:family="text">
      <style:text-properties style:font-name="ui-monospace" style:font-name-asian="ui-monospace" style:font-name-complex="ui-monospace" fo:color="#8100C2"/>
    </style:style>
    <style:style style:name="T3792" style:parent-style-name="DefaultParagraphFont" style:family="text">
      <style:text-properties style:font-name="ui-monospace" style:font-name-asian="ui-monospace" style:font-name-complex="ui-monospace" fo:color="#14181F"/>
    </style:style>
    <style:style style:name="T3793" style:parent-style-name="DefaultParagraphFont" style:family="text">
      <style:text-properties style:font-name="ui-monospace" style:font-name-asian="ui-monospace" style:font-name-complex="ui-monospace" fo:color="#008080"/>
    </style:style>
    <style:style style:name="T3794" style:parent-style-name="DefaultParagraphFont" style:family="text">
      <style:text-properties style:font-name="ui-monospace" style:font-name-asian="ui-monospace" style:font-name-complex="ui-monospace" fo:color="#14181F"/>
    </style:style>
    <style:style style:name="T3795" style:parent-style-name="DefaultParagraphFont" style:family="text">
      <style:text-properties style:font-name="ui-monospace" style:font-name-asian="ui-monospace" style:font-name-complex="ui-monospace" fo:color="#8100C2"/>
    </style:style>
    <style:style style:name="T3796" style:parent-style-name="DefaultParagraphFont" style:family="text">
      <style:text-properties style:font-name="ui-monospace" style:font-name-asian="ui-monospace" style:font-name-complex="ui-monospace" fo:color="#14181F"/>
    </style:style>
    <style:style style:name="T3797" style:parent-style-name="DefaultParagraphFont" style:family="text">
      <style:text-properties style:font-name="ui-monospace" style:font-name-asian="ui-monospace" style:font-name-complex="ui-monospace" fo:color="#14181F"/>
    </style:style>
    <style:style style:name="T3798" style:parent-style-name="DefaultParagraphFont" style:family="text">
      <style:text-properties style:font-name="ui-monospace" style:font-name-asian="ui-monospace" style:font-name-complex="ui-monospace" fo:color="#14181F"/>
    </style:style>
    <style:style style:name="T3799" style:parent-style-name="DefaultParagraphFont" style:family="text">
      <style:text-properties style:font-name="ui-monospace" style:font-name-asian="ui-monospace" style:font-name-complex="ui-monospace" fo:color="#8100C2"/>
    </style:style>
    <style:style style:name="T3800" style:parent-style-name="DefaultParagraphFont" style:family="text">
      <style:text-properties style:font-name="ui-monospace" style:font-name-asian="ui-monospace" style:font-name-complex="ui-monospace" fo:color="#14181F"/>
    </style:style>
    <style:style style:name="T3801" style:parent-style-name="DefaultParagraphFont" style:family="text">
      <style:text-properties style:font-name="ui-monospace" style:font-name-asian="ui-monospace" style:font-name-complex="ui-monospace" fo:color="#14181F"/>
    </style:style>
    <style:style style:name="T3802" style:parent-style-name="DefaultParagraphFont" style:family="text">
      <style:text-properties style:font-name="ui-monospace" style:font-name-asian="ui-monospace" style:font-name-complex="ui-monospace" fo:color="#14181F"/>
    </style:style>
    <style:style style:name="T3803" style:parent-style-name="DefaultParagraphFont" style:family="text">
      <style:text-properties style:font-name="ui-monospace" style:font-name-asian="ui-monospace" style:font-name-complex="ui-monospace" fo:color="#14181F"/>
    </style:style>
    <style:style style:name="T3804" style:parent-style-name="DefaultParagraphFont" style:family="text">
      <style:text-properties style:font-name="ui-monospace" style:font-name-asian="ui-monospace" style:font-name-complex="ui-monospace" fo:color="#14181F"/>
    </style:style>
    <style:style style:name="T3805" style:parent-style-name="DefaultParagraphFont" style:family="text">
      <style:text-properties style:font-name="ui-monospace" style:font-name-asian="ui-monospace" style:font-name-complex="ui-monospace" fo:color="#8100C2"/>
    </style:style>
    <style:style style:name="T3806" style:parent-style-name="DefaultParagraphFont" style:family="text">
      <style:text-properties style:font-name="ui-monospace" style:font-name-asian="ui-monospace" style:font-name-complex="ui-monospace" fo:color="#14181F"/>
    </style:style>
    <style:style style:name="T3807" style:parent-style-name="DefaultParagraphFont" style:family="text">
      <style:text-properties style:font-name="ui-monospace" style:font-name-asian="ui-monospace" style:font-name-complex="ui-monospace" fo:color="#14181F"/>
    </style:style>
    <style:style style:name="T3808" style:parent-style-name="DefaultParagraphFont" style:family="text">
      <style:text-properties style:font-name="ui-monospace" style:font-name-asian="ui-monospace" style:font-name-complex="ui-monospace" fo:color="#8100C2"/>
    </style:style>
    <style:style style:name="T3809" style:parent-style-name="DefaultParagraphFont" style:family="text">
      <style:text-properties style:font-name="ui-monospace" style:font-name-asian="ui-monospace" style:font-name-complex="ui-monospace" fo:color="#14181F"/>
    </style:style>
    <style:style style:name="T3810" style:parent-style-name="DefaultParagraphFont" style:family="text">
      <style:text-properties style:font-name="ui-monospace" style:font-name-asian="ui-monospace" style:font-name-complex="ui-monospace" fo:color="#8100C2"/>
    </style:style>
    <style:style style:name="T3811" style:parent-style-name="DefaultParagraphFont" style:family="text">
      <style:text-properties style:font-name="ui-monospace" style:font-name-asian="ui-monospace" style:font-name-complex="ui-monospace" fo:color="#14181F"/>
    </style:style>
    <style:style style:name="T3812" style:parent-style-name="DefaultParagraphFont" style:family="text">
      <style:text-properties style:font-name="ui-monospace" style:font-name-asian="ui-monospace" style:font-name-complex="ui-monospace" fo:color="#8100C2"/>
    </style:style>
    <style:style style:name="T3813" style:parent-style-name="DefaultParagraphFont" style:family="text">
      <style:text-properties style:font-name="ui-monospace" style:font-name-asian="ui-monospace" style:font-name-complex="ui-monospace" fo:color="#14181F"/>
    </style:style>
    <style:style style:name="T3814" style:parent-style-name="DefaultParagraphFont" style:family="text">
      <style:text-properties style:font-name="ui-monospace" style:font-name-asian="ui-monospace" style:font-name-complex="ui-monospace" fo:color="#8100C2"/>
    </style:style>
    <style:style style:name="T3815" style:parent-style-name="DefaultParagraphFont" style:family="text">
      <style:text-properties style:font-name="ui-monospace" style:font-name-asian="ui-monospace" style:font-name-complex="ui-monospace" fo:color="#14181F"/>
    </style:style>
    <style:style style:name="T3816" style:parent-style-name="DefaultParagraphFont" style:family="text">
      <style:text-properties style:font-name="ui-monospace" style:font-name-asian="ui-monospace" style:font-name-complex="ui-monospace" fo:color="#14181F"/>
    </style:style>
    <style:style style:name="T3817" style:parent-style-name="DefaultParagraphFont" style:family="text">
      <style:text-properties style:font-name="ui-monospace" style:font-name-asian="ui-monospace" style:font-name-complex="ui-monospace" fo:color="#8100C2"/>
    </style:style>
    <style:style style:name="T3818" style:parent-style-name="DefaultParagraphFont" style:family="text">
      <style:text-properties style:font-name="ui-monospace" style:font-name-asian="ui-monospace" style:font-name-complex="ui-monospace" fo:color="#14181F"/>
    </style:style>
    <style:style style:name="T3819" style:parent-style-name="DefaultParagraphFont" style:family="text">
      <style:text-properties style:font-name="ui-monospace" style:font-name-asian="ui-monospace" style:font-name-complex="ui-monospace" fo:color="#8100C2"/>
    </style:style>
    <style:style style:name="T3820" style:parent-style-name="DefaultParagraphFont" style:family="text">
      <style:text-properties style:font-name="ui-monospace" style:font-name-asian="ui-monospace" style:font-name-complex="ui-monospace" fo:color="#14181F"/>
    </style:style>
    <style:style style:name="T3821" style:parent-style-name="DefaultParagraphFont" style:family="text">
      <style:text-properties style:font-name="ui-monospace" style:font-name-asian="ui-monospace" style:font-name-complex="ui-monospace" fo:color="#14181F"/>
    </style:style>
    <style:style style:name="T3822" style:parent-style-name="DefaultParagraphFont" style:family="text">
      <style:text-properties style:font-name="ui-monospace" style:font-name-asian="ui-monospace" style:font-name-complex="ui-monospace" fo:color="#8100C2"/>
    </style:style>
    <style:style style:name="T3823" style:parent-style-name="DefaultParagraphFont" style:family="text">
      <style:text-properties style:font-name="ui-monospace" style:font-name-asian="ui-monospace" style:font-name-complex="ui-monospace" fo:color="#14181F"/>
    </style:style>
    <style:style style:name="T3824" style:parent-style-name="DefaultParagraphFont" style:family="text">
      <style:text-properties style:font-name="ui-monospace" style:font-name-asian="ui-monospace" style:font-name-complex="ui-monospace" fo:color="#14181F"/>
    </style:style>
    <style:style style:name="T3825" style:parent-style-name="DefaultParagraphFont" style:family="text">
      <style:text-properties style:font-name="ui-monospace" style:font-name-asian="ui-monospace" style:font-name-complex="ui-monospace" fo:color="#8100C2"/>
    </style:style>
    <style:style style:name="T3826" style:parent-style-name="DefaultParagraphFont" style:family="text">
      <style:text-properties style:font-name="ui-monospace" style:font-name-asian="ui-monospace" style:font-name-complex="ui-monospace" fo:color="#14181F"/>
    </style:style>
    <style:style style:name="T3827" style:parent-style-name="DefaultParagraphFont" style:family="text">
      <style:text-properties style:font-name="ui-monospace" style:font-name-asian="ui-monospace" style:font-name-complex="ui-monospace" fo:color="#8100C2"/>
    </style:style>
    <style:style style:name="T3828" style:parent-style-name="DefaultParagraphFont" style:family="text">
      <style:text-properties style:font-name="ui-monospace" style:font-name-asian="ui-monospace" style:font-name-complex="ui-monospace" fo:color="#14181F"/>
    </style:style>
    <style:style style:name="T3829" style:parent-style-name="DefaultParagraphFont" style:family="text">
      <style:text-properties style:font-name="ui-monospace" style:font-name-asian="ui-monospace" style:font-name-complex="ui-monospace" fo:color="#8100C2"/>
    </style:style>
    <style:style style:name="T3830" style:parent-style-name="DefaultParagraphFont" style:family="text">
      <style:text-properties style:font-name="ui-monospace" style:font-name-asian="ui-monospace" style:font-name-complex="ui-monospace" fo:color="#14181F"/>
    </style:style>
    <style:style style:name="T3831" style:parent-style-name="DefaultParagraphFont" style:family="text">
      <style:text-properties style:font-name="ui-monospace" style:font-name-asian="ui-monospace" style:font-name-complex="ui-monospace" fo:color="#8100C2"/>
    </style:style>
    <style:style style:name="T3832" style:parent-style-name="DefaultParagraphFont" style:family="text">
      <style:text-properties style:font-name="ui-monospace" style:font-name-asian="ui-monospace" style:font-name-complex="ui-monospace" fo:color="#14181F"/>
    </style:style>
    <style:style style:name="T3833" style:parent-style-name="DefaultParagraphFont" style:family="text">
      <style:text-properties style:font-name="ui-monospace" style:font-name-asian="ui-monospace" style:font-name-complex="ui-monospace" fo:color="#008080"/>
    </style:style>
    <style:style style:name="T3834" style:parent-style-name="DefaultParagraphFont" style:family="text">
      <style:text-properties style:font-name="ui-monospace" style:font-name-asian="ui-monospace" style:font-name-complex="ui-monospace" fo:color="#14181F"/>
    </style:style>
    <style:style style:name="T3835" style:parent-style-name="DefaultParagraphFont" style:family="text">
      <style:text-properties style:font-name="ui-monospace" style:font-name-asian="ui-monospace" style:font-name-complex="ui-monospace" fo:color="#14181F"/>
    </style:style>
    <style:style style:name="T3836" style:parent-style-name="DefaultParagraphFont" style:family="text">
      <style:text-properties style:font-name="ui-monospace" style:font-name-asian="ui-monospace" style:font-name-complex="ui-monospace" fo:color="#8100C2"/>
    </style:style>
    <style:style style:name="T3837" style:parent-style-name="DefaultParagraphFont" style:family="text">
      <style:text-properties style:font-name="ui-monospace" style:font-name-asian="ui-monospace" style:font-name-complex="ui-monospace" fo:color="#14181F"/>
    </style:style>
    <style:style style:name="T3838" style:parent-style-name="DefaultParagraphFont" style:family="text">
      <style:text-properties style:font-name="ui-monospace" style:font-name-asian="ui-monospace" style:font-name-complex="ui-monospace" fo:color="#14181F"/>
    </style:style>
    <style:style style:name="T3839" style:parent-style-name="DefaultParagraphFont" style:family="text">
      <style:text-properties style:font-name="ui-monospace" style:font-name-asian="ui-monospace" style:font-name-complex="ui-monospace" fo:color="#8100C2"/>
    </style:style>
    <style:style style:name="T3840" style:parent-style-name="DefaultParagraphFont" style:family="text">
      <style:text-properties style:font-name="ui-monospace" style:font-name-asian="ui-monospace" style:font-name-complex="ui-monospace" fo:color="#14181F"/>
    </style:style>
    <style:style style:name="T3841" style:parent-style-name="DefaultParagraphFont" style:family="text">
      <style:text-properties style:font-name="ui-monospace" style:font-name-asian="ui-monospace" style:font-name-complex="ui-monospace" fo:color="#14181F"/>
    </style:style>
    <style:style style:name="T3842" style:parent-style-name="DefaultParagraphFont" style:family="text">
      <style:text-properties style:font-name="ui-monospace" style:font-name-asian="ui-monospace" style:font-name-complex="ui-monospace" fo:color="#8100C2"/>
    </style:style>
    <style:style style:name="T3843" style:parent-style-name="DefaultParagraphFont" style:family="text">
      <style:text-properties style:font-name="ui-monospace" style:font-name-asian="ui-monospace" style:font-name-complex="ui-monospace" fo:color="#14181F"/>
    </style:style>
    <style:style style:name="T3844" style:parent-style-name="DefaultParagraphFont" style:family="text">
      <style:text-properties style:font-name="ui-monospace" style:font-name-asian="ui-monospace" style:font-name-complex="ui-monospace" fo:color="#14181F"/>
    </style:style>
    <style:style style:name="T3845" style:parent-style-name="DefaultParagraphFont" style:family="text">
      <style:text-properties style:font-name="ui-monospace" style:font-name-asian="ui-monospace" style:font-name-complex="ui-monospace" fo:color="#8100C2"/>
    </style:style>
    <style:style style:name="T3846" style:parent-style-name="DefaultParagraphFont" style:family="text">
      <style:text-properties style:font-name="ui-monospace" style:font-name-asian="ui-monospace" style:font-name-complex="ui-monospace" fo:color="#14181F"/>
    </style:style>
    <style:style style:name="T3847" style:parent-style-name="DefaultParagraphFont" style:family="text">
      <style:text-properties style:font-name="ui-monospace" style:font-name-asian="ui-monospace" style:font-name-complex="ui-monospace" fo:color="#8100C2"/>
    </style:style>
    <style:style style:name="T3848" style:parent-style-name="DefaultParagraphFont" style:family="text">
      <style:text-properties style:font-name="ui-monospace" style:font-name-asian="ui-monospace" style:font-name-complex="ui-monospace" fo:color="#14181F"/>
    </style:style>
    <style:style style:name="T3849" style:parent-style-name="DefaultParagraphFont" style:family="text">
      <style:text-properties style:font-name="ui-monospace" style:font-name-asian="ui-monospace" style:font-name-complex="ui-monospace" fo:color="#14181F"/>
    </style:style>
    <style:style style:name="T3850" style:parent-style-name="DefaultParagraphFont" style:family="text">
      <style:text-properties style:font-name="ui-monospace" style:font-name-asian="ui-monospace" style:font-name-complex="ui-monospace" fo:color="#8100C2"/>
    </style:style>
    <style:style style:name="T3851" style:parent-style-name="DefaultParagraphFont" style:family="text">
      <style:text-properties style:font-name="ui-monospace" style:font-name-asian="ui-monospace" style:font-name-complex="ui-monospace" fo:color="#14181F"/>
    </style:style>
    <style:style style:name="P3852" style:parent-style-name="Normal" style:family="paragraph">
      <style:paragraph-properties fo:margin-top="0.1666in" fo:margin-bottom="0.1666in" fo:background-color="#FAF9F5"/>
    </style:style>
    <style:style style:name="T3853" style:parent-style-name="DefaultParagraphFont" style:family="text">
      <style:text-properties style:font-name="Georgia" style:font-name-asian="Georgia" style:font-name-complex="Georgia" fo:color="#141413"/>
    </style:style>
    <style:style style:name="T3854" style:parent-style-name="DefaultParagraphFont" style:family="text">
      <style:text-properties style:font-name="ui-monospace" style:font-name-asian="ui-monospace" style:font-name-complex="ui-monospace" fo:color="#8A2424"/>
    </style:style>
    <style:style style:name="T3855" style:parent-style-name="DefaultParagraphFont" style:family="text">
      <style:text-properties style:font-name="Georgia" style:font-name-asian="Georgia" style:font-name-complex="Georgia" fo:color="#141413"/>
    </style:style>
    <style:style style:name="P3856" style:parent-style-name="Normal" style:family="paragraph">
      <style:paragraph-properties fo:margin-bottom="0in" fo:background-color="#FAF9F5"/>
      <style:text-properties style:font-name="Aptos" style:font-name-asian="Aptos" style:font-name-complex="Aptos"/>
    </style:style>
    <style:style style:name="P3857" style:parent-style-name="Normal" style:family="paragraph">
      <style:text-properties style:font-name="Aptos" style:font-name-asian="Aptos" style:font-name-complex="Aptos"/>
    </style:style>
    <style:style style:name="P3858" style:parent-style-name="Normal" style:family="paragraph">
      <style:text-properties style:font-name="Aptos" style:font-name-asian="Aptos" style:font-name-complex="Aptos"/>
    </style:style>
  </office:automatic-styles>
  <office:body>
    <office:text text:use-soft-page-breaks="true">
      <text:h text:style-name="P1" text:outline-level="2"><text:span text:style-name="T2">Scoring Component</text:span></text:h>
      <text:p text:style-name="P3"/>
      <text:h text:style-name="P4" text:outline-level="2"><text:span text:style-name="T5">Overview</text:span></text:h>
      <text:p text:style-name="P6"/>
      <text:h text:style-name="P7" text:outline-level="3"><text:span text:style-name="T8">What the Scoring Component Is</text:span></text:h>
      <text:p text:style-name="P9">The Scoring Component is the second component in the MoneyLion Social Engagement Agent pipeline. It receives every discovery record the content discovery system surfaces, evaluates each record against a consistent four-dimension framework, calculates a composite score, applies a tier classification, and routes the record to the appropriate downstream queue based on the outcome.</text:p>
      <text:p text:style-name="P10">The Scoring Component is the most consequential component in the entire pipeline. The discovery system's job is to find content — finding too much or too little is a calibration problem that can be corrected over time. The Scoring Component's job is to decide what to do with what was found. A discovery system that surfaces 200 records per day and a scoring system that correctly identifies the 15 worth engaging with is a functional pipeline. A discovery system that surfaces 200 records per day and a scoring system that misclassifies 40 of them — routing sensitive content to auto-post, dropping high-value finance content, misidentifying operating mode — produces real damage to the brand regardless of how well every other component performs.</text:p>
      <text:p text:style-name="P11">Every other component in the pipeline depends on the Scoring Component getting it right. The Comment Generation Component generates comments on whatever the Scoring Component says to engage with. The Posting Component posts whatever the Comment Generation Component produces. The human review queue is only as useful as the Scoring Component's ability to correctly identify which content needs human eyes. Get the scoring wrong and the entire pipeline produces the wrong outputs.</text:p>
      <text:p text:style-name="P12"/>
      <text:h text:style-name="P13" text:outline-level="3"><text:span text:style-name="T14">What the Scoring Component Does Not Do</text:span></text:h>
      <text:p text:style-name="P15">The Scoring Component evaluates content and routes it. It does not generate comments — that is the Comment Generation Component. It does not post anything — that is the Posting Component. It does not apply the pre-post checklist — that happens in Comment Generation. It does not make the final human review decision — it determines which queue that decision happens in and how urgently.</text:p>
      <text:p text:style-name="P16">The Scoring Component's output is a routing decision attached to a scored record. It produces no user-facing content. It interacts with no platform APIs. Its entire operation is internal — reading from one database location, evaluating against a defined framework, and writing results back to the database.</text:p>
      <text:p text:style-name="P17">Keep the implementation narrow. A Scoring Component that tries to do too much — pre-generating comment angles, fetching additional context from platform APIs, applying the pre-post checklist — becomes slow, brittle, and hard to debug. Scoring is evaluation and routing. Everything else belongs to another component.</text:p>
      <text:p text:style-name="P18"/>
      <text:h text:style-name="P19" text:outline-level="3"><text:span text:style-name="T20">Where the Scoring Component Sits in the Pipeline</text:span></text:h>
      <text:p text:style-name="P21"><text:span text:style-name="T22">CONTENT DISCOVERY SYSTEM</text:span><text:line-break/><text:span text:style-name="T23">Writes discovery records to discovery_queue</text:span><text:line-break/><text:span text:style-name="T24">with status: "pending_scoring"</text:span><text:line-break/><text:span text:style-name="T25"><text:s text:c="7"/>↓</text:span><text:line-break/><text:span text:style-name="T26">SCORING COMPONENT (THIS COMPONENT)</text:span><text:line-break/><text:span text:style-name="T27">Reads pending_scoring records from discovery_queue.</text:span><text:line-break/><text:span text:style-name="T28">Evaluates each record across four dimensions.</text:span><text:line-break/><text:span text:style-name="T29">Calculates composite score.</text:span><text:line-break/><text:span text:style-name="T30">Applies tier classification.</text:span><text:line-break/><text:span text:style-name="T31">Determines routing outcome.</text:span><text:line-break/><text:span text:style-name="T32">Updates the record in place with scoring results.</text:span><text:line-break/><text:span text:style-name="T33">Routes the record to the appropriate downstream queue.</text:span><text:line-break/><text:span text:style-name="T34"><text:s text:c="7"/>↓</text:span><text:line-break/><text:span text:style-name="T35">PRIORITY REVIEW QUEUE <text:s text:c="3"/>→ Score 7–8, Green tier</text:span><text:line-break/><text:span text:style-name="T36">STANDARD REVIEW QUEUE <text:s text:c="2"/>→ Score 5–6, Green tier</text:span><text:line-break/><text:span text:style-name="T37">YELLOW-TIER QUEUE <text:s text:c="6"/>→ Score 5+, Yellow tier</text:span><text:line-break/><text:span text:style-name="T38">MANUAL VELOCITY QUEUE <text:s text:c="2"/>→ Null metrics from discovery</text:span><text:line-break/><text:span text:style-name="T39">PASSED LOG <text:s text:c="13"/>→ Score 3–4, any tier</text:span><text:line-break/><text:span text:style-name="T40">RED-TIER LOG <text:s text:c="11"/>→ Risk dimension = -3</text:span><text:line-break/><text:span text:style-name="T41">DO NOT ENGAGE LOG <text:s text:c="6"/>→ Score 0–2, any tier</text:span></text:p>
      <text:p text:style-name="P42"/>
      <text:h text:style-name="P43" text:outline-level="3"><text:span text:style-name="T44">The Five Possible Outcomes</text:span></text:h>
      <text:p text:style-name="P45">Every record that enters the Scoring Component receives exactly one of five outcomes. These outcomes are defined in the voice document and implemented here without modification. The implementation must produce exactly these outcomes and no others.</text:p>
      <text:p text:style-name="P46"><text:span text:style-name="T47">Outcome 1 — Engage Immediately.</text:span><text:span text:style-name="T48"><text:s/>Composite score 7–8, Green tier. Content is high-value, low-risk, and the timing window is open. The record is written to the priority review queue (Mode B) or the auto-post queue (Mode C, if enabled). Target time from discovery to posted comment: under 2 hours. These records are the highest priority in the entire pipeline and must be processed before any other records.</text:span></text:p>
      <text:p text:style-name="P49"><text:span text:style-name="T50">Outcome 2 — Engage Standard.</text:span><text:span text:style-name="T51"><text:s/>Composite score 5–6, Green tier. Content is worth engaging with but not time-critical. The record is written to the standard review queue. Target time from discovery to posted comment: under 4 hours for cultural content, under 24 hours for finance content.</text:span></text:p>
      <text:p text:style-name="P52"><text:span text:style-name="T53">Outcome 3 — Pass.</text:span><text:span text:style-name="T54"><text:s/>Composite score 3–4, any tier. Content does not meet the engagement threshold. The record is logged as reviewed and passed. No comment is generated. No human review is required.</text:span></text:p>
      <text:p text:style-name="P55"><text:span text:style-name="T56">Outcome 4 — Do Not Engage.</text:span><text:span text:style-name="T57"><text:s/>Composite score 0–2, any tier. Content scores too low across the dimensions to be worth engaging with. The record is logged and closed. No comment is generated. No human review is required.</text:span></text:p>
      <text:p text:style-name="P58"><text:span text:style-name="T59">Outcome 5 — Red Tier.</text:span><text:span text:style-name="T60"><text:s/>Any composite score where the Risk Level dimension scores -3. This outcome overrides all other dimensions entirely. Regardless of how well the content performs on Engagement Potential, Alex Angle Strength, or Mode Clarity, a Risk Level score of -3 means the content is categorically off-limits. The record is immediately closed with a Red-tier classification. No comment is generated. No human review is required. If the content involves MoneyLion negatively, an internal flag is added to the record for the appropriate team to review.</text:span></text:p>
      <text:p text:style-name="P61"><text:span text:style-name="T62">The Red-tier override is absolute.</text:span><text:span text:style-name="T63"><text:s/>It is not a threshold. It is not a guideline. It is not something the implementation softens, conditions, or makes configurable. Build it as a hard stop that fires before composite score calculation even begins. If a record's Risk Level dimension scores -3, the composite score is never calculated. The record is immediately routed to the Red-tier log.</text:span></text:p>
      <text:p text:style-name="P64"/>
      <text:h text:style-name="P65" text:outline-level="3"><text:span text:style-name="T66">The Relationship Between the Scoring Component and the Voice Document</text:span></text:h>
      <text:p text:style-name="P67">The four-dimension scoring framework is defined in Section 12, Component 2 of the MoneyLion Brand Voice Document. That document defines what each dimension measures, why it matters, and what the score values mean. This implementation document defines how to build the system that applies that framework consistently and reliably to every discovery record.</text:p>
      <text:p text:style-name="P68">When there is any ambiguity about what a scoring dimension is measuring or why a particular score value means what it means, the voice document is the source of truth. This document does not redefine the framework — it operationalizes it.</text:p>
      <text:p text:style-name="P69">There is one implementation principle that the voice document implies but this document makes explicit: the Scoring Component must apply the framework consistently. The same piece of content evaluated twice must receive the same score both times. The same type of content — a salary transparency video from a Tier 1 creator in Phase 1 — must receive a predictable score range regardless of when it is evaluated or which process evaluates it. Consistency is not optional. An inconsistent Scoring Component cannot be calibrated, cannot be improved through the feedback loop, and cannot be trusted by the human reviewers who depend on its routing decisions.</text:p>
      <text:p text:style-name="P70"/>
      <text:h text:style-name="P71" text:outline-level="3"><text:span text:style-name="T72">The OpenClaw Agent's Two Decisions</text:span></text:h>
      <text:p text:style-name="P73">Before writing any code for the Scoring Component, the OpenClaw agent must make two architectural decisions that the discovery system documentation left open: how the Scoring Component receives content, and where it writes its output.</text:p>
      <text:p text:style-name="P74"><text:span text:style-name="T75">Decision 1 — How the Scoring Component receives content.</text:span></text:p>
      <text:p text:style-name="P76">The discovery system writes records to the discovery_queue table with status = "pending_scoring". The Scoring Component must read these records. There are two viable approaches.</text:p>
      <text:p text:style-name="P77">The first approach is polling: the Scoring Component queries the discovery_queue table for pending_scoring records on a regular interval — every 30 seconds, every minute — and processes whatever it finds. This is simple to implement and requires no additional infrastructure beyond the database that already exists.</text:p>
      <text:p text:style-name="P78">The second approach is event-driven: the database triggers a notification when a new pending_scoring record is written, and the Scoring Component processes it immediately without waiting for a polling cycle. Supabase supports this via Postgres LISTEN/NOTIFY. This approach has lower latency — records are processed within seconds of being discovered rather than within the next polling cycle.</text:p>
      <text:p text:style-name="P79">For the prototype phase, implement polling. It is simpler, easier to debug, and the latency difference is not material when the target time from discovery to posted comment is measured in hours, not seconds. Design the polling logic so that it can be replaced with event-driven processing later without changing the rest of the Scoring Component's architecture.</text:p>
      <text:p text:style-name="P80"><text:span text:style-name="T81">Decision 2 — Where the Scoring Component writes its output.</text:span></text:p>
      <text:p text:style-name="P82">The Scoring Component updates discovery records in place in the discovery_queue table. It does not create new records in a separate table. It updates the status, scoring_result, and updated_at fields of the existing record, and it writes to a separate routing_queues table that the downstream components read from.</text:p>
      <text:p text:style-name="P83">This approach keeps all state for a discovery record in one place — the discovery_queue table is the single source of truth for every record's complete history from discovery through posting. Downstream components find their work by querying the routing_queues table, which contains lightweight references (discovery_id, routing_queue_name, priority) rather than full record copies.</text:p>
      <text:p text:style-name="P84">The routing_queues table schema:</text:p>
      <text:p text:style-name="P85"><text:span text:style-name="T86">Table: routing_queues</text:span><text:line-break/><text:line-break/><text:span text:style-name="T87">routing_id <text:s text:c="9"/>TEXT PRIMARY KEY <text:s text:c="3"/>UUID v4, generated by Scoring Component</text:span><text:line-break/><text:span text:style-name="T88">discovery_id <text:s text:c="7"/>TEXT NOT NULL <text:s text:c="6"/>Foreign key to discovery_queue</text:span><text:line-break/><text:span text:style-name="T89">queue_name <text:s text:c="9"/>TEXT NOT NULL <text:s text:c="6"/>"priority_review" | "standard_review" |</text:span><text:line-break/><text:span text:style-name="T90"><text:s text:c="39"/>"yellow_tier" | "manual_velocity" |</text:span><text:line-break/><text:span text:style-name="T91"><text:s text:c="39"/>"passed" | "red_tier" | "do_not_engage"</text:span><text:line-break/><text:span text:style-name="T92">priority <text:s text:c="11"/>INTEGER NOT NULL <text:s text:c="3"/>1 (highest) to 5 (lowest)</text:span><text:line-break/><text:span text:style-name="T93">routed_at <text:s text:c="10"/>TIMESTAMPTZ <text:s text:c="8"/>When the Scoring Component wrote this entry</text:span><text:line-break/><text:span text:style-name="T94">composite_score <text:s text:c="4"/>FLOAT <text:s text:c="14"/>The composite score — null for red_tier</text:span><text:line-break/><text:span text:style-name="T95">tier <text:s text:c="15"/>TEXT <text:s text:c="15"/>"green" | "yellow" | "red"</text:span><text:line-break/><text:span text:style-name="T96">timing_phase <text:s text:c="7"/>TEXT <text:s text:c="15"/>From the discovery record</text:span><text:line-break/><text:span text:style-name="T97">status <text:s text:c="13"/>TEXT DEFAULT "pending" <text:s/>"pending" | "in_progress" | "complete"</text:span></text:p>
      <text:p text:style-name="P98">Document both decisions and their rationale in the implementation before proceeding to the Architecture section.</text:p>
      <text:h text:style-name="P99" text:outline-level="2"><text:span text:style-name="T100">Architecture</text:span></text:h>
      <text:p text:style-name="P101"/>
      <text:h text:style-name="P102" text:outline-level="3"><text:span text:style-name="T103">Architectural Principles</text:span></text:h>
      <text:p text:style-name="P104">Before describing the architecture in detail, establish the principles that govern every decision in the Scoring Component's design. These principles exist because the Scoring Component is not a standalone system — it is one component in a pipeline, and its architectural choices affect the reliability, debuggability, and evolvability of everything downstream.</text:p>
      <text:p text:style-name="P105"><text:span text:style-name="T106">Principle 1: Sequential evaluation, not parallel.</text:span><text:span text:style-name="T107"><text:s/>The four scoring dimensions are evaluated in a specific order, not simultaneously. Risk Level is always evaluated first, before any other dimension, because a Risk Level score of -3 terminates evaluation immediately. Evaluating the other three dimensions on content that is about to be Red-tiered wastes compute and, more importantly, creates a code path where Red-tier content is partially processed before being stopped. Build the evaluation as a sequential pipeline where each dimension feeds the next and any step can terminate the entire evaluation.</text:span></text:p>
      <text:p text:style-name="P108"><text:span text:style-name="T109">Principle 2: One record at a time, fully processed before the next.</text:span><text:span text:style-name="T110"><text:s/>The Scoring Component does not batch-evaluate records. It reads one record, completes the full evaluation, writes the result, and only then reads the next record. This ensures that the scoring state for any given record is never commingled with the state of another record. It makes bugs easier to reproduce and fixes easier to verify. It ensures that a failure on one record does not corrupt the evaluation of the record behind it.</text:span></text:p>
      <text:p text:style-name="P111"><text:span text:style-name="T112">Principle 3: Every evaluation decision is logged.</text:span><text:span text:style-name="T113"><text:s/>Not just the final score — every dimension's evaluation. The log for a scored record must contain, for each dimension: what inputs were used, what the evaluation logic produced, and what score was assigned. This level of logging is not overhead — it is the data the weekly feedback loop review uses to identify whether the scoring framework is calibrated correctly. A scoring system that only logs final scores cannot be improved because you cannot see what led to the final score.</text:span></text:p>
      <text:p text:style-name="P114"><text:span text:style-name="T115">Principle 4: The scoring framework is configuration, not code.</text:span><text:span text:style-name="T116"><text:s/>The specific score values, threshold definitions, keyword lists used in scoring, and routing rules are defined in a configuration layer that can be updated without changing the core evaluation code. When the feedback loop review identifies that a specific dimension's scoring needs adjustment — the velocity threshold for a Phase 1 score of 3 should actually be a score of 2, for example — that change should be made in configuration, not by modifying the evaluation logic itself. This separation makes the system easier to calibrate and reduces the risk that a calibration change introduces a code bug.</text:span></text:p>
      <text:p text:style-name="P117"><text:span text:style-name="T118">Principle 5: Idempotent evaluation.</text:span><text:span text:style-name="T119"><text:s/>If the Scoring Component evaluates the same record twice — due to a retry after a write failure, a process restart that reprocesses a record that was evaluated but not yet written — the second evaluation must produce the same result as the first. The scoring framework is deterministic: given the same input record and the same configuration, the same score must always be produced. Never use randomness, timestamps, or external state that changes between evaluations as inputs to the scoring logic.</text:span></text:p>
      <text:p text:style-name="P120"><text:span text:style-name="T121">Principle 6: Fail loudly, fail early.</text:span><text:span text:style-name="T122"><text:s/>If the Scoring Component cannot evaluate a record — because required fields are missing, because the database is unavailable, because a configuration value is absent — it must log a clear, specific error and stop processing that record. It must not assign a default score, it must not make assumptions about missing fields, and it must not silently continue with degraded inputs. A record that cannot be scored correctly is better left in<text:s/></text:span><text:span text:style-name="T123">pending_scoring</text:span><text:span text:style-name="T124"><text:s/>status for a retry than incorrectly scored and routed to the wrong queue.</text:span></text:p>
      <text:p text:style-name="P125"/>
      <text:h text:style-name="P126" text:outline-level="3"><text:span text:style-name="T127">System Components</text:span></text:h>
      <text:p text:style-name="P128">The Scoring Component is built from six sub-components that work together to move a discovery record from the input queue through evaluation to the output routing queue. Each sub-component has a single, clearly defined responsibility. Build them in the order listed below. Test each one before building the next.</text:p>
      <text:p text:style-name="P129"><text:span text:style-name="T130">┌─────────────────────────────────────────────────────────────┐</text:span><text:line-break/><text:span text:style-name="T131">│ <text:s/>SUB-COMPONENT 1: QUEUE READER <text:s text:c="30"/>│</text:span><text:line-break/><text:span text:style-name="T132">│ <text:s/>Polls the discovery_queue table for pending_scoring records │</text:span><text:line-break/><text:span text:style-name="T133">│ <text:s/>Reads one record at a time <text:s text:c="33"/>│</text:span><text:line-break/><text:span text:style-name="T134">│ <text:s/>Locks the record to prevent concurrent processing <text:s text:c="9"/>│</text:span><text:line-break/><text:span text:style-name="T135">│ <text:s/>Passes the record to the Evaluation Engine <text:s text:c="17"/>│</text:span><text:line-break/><text:span text:style-name="T136">│ <text:s/>Output: one discovery record ready for evaluation <text:s text:c="10"/>│</text:span><text:line-break/><text:span text:style-name="T137">└─────────────────────┬───────────────────────────────────────┘</text:span><text:line-break/><text:span text:style-name="T138"><text:s text:c="21"/>│</text:span><text:line-break/><text:span text:style-name="T139"><text:s text:c="21"/>▼</text:span><text:line-break/><text:span text:style-name="T140">┌─────────────────────────────────────────────────────────────┐</text:span><text:line-break/><text:span text:style-name="T141">│ <text:s/>SUB-COMPONENT 2: EVALUATION ENGINE <text:s text:c="25"/>│</text:span><text:line-break/><text:span text:style-name="T142">│ <text:s/>Applies the four dimensions in sequence <text:s text:c="20"/>│</text:span><text:line-break/><text:span text:style-name="T143">│ <text:s/>Dimension evaluation order: <text:s text:c="32"/>│</text:span><text:line-break/><text:span text:style-name="T144">│ <text:s text:c="3"/>Step 1: Risk Level (if -3, terminate immediately) <text:s text:c="8"/>│</text:span><text:line-break/><text:span text:style-name="T145">│ <text:s text:c="3"/>Step 2: Engagement Potential <text:s text:c="29"/>│</text:span><text:line-break/><text:span text:style-name="T146">│ <text:s text:c="3"/>Step 3: Alex Angle Strength (if 0, terminate) <text:s text:c="12"/>│</text:span><text:line-break/><text:span text:style-name="T147">│ <text:s text:c="3"/>Step 4: Mode Clarity <text:s text:c="37"/>│</text:span><text:line-break/><text:span text:style-name="T148">│ <text:s/>Each dimension is evaluated by its own Dimension Evaluator <text:s/>│</text:span><text:line-break/><text:span text:style-name="T149">│ <text:s/>Output: dimension scores and evaluation metadata <text:s text:c="11"/>│</text:span><text:line-break/><text:span text:style-name="T150">└─────────────────────┬───────────────────────────────────────┘</text:span><text:line-break/><text:span text:style-name="T151"><text:s text:c="21"/>│</text:span><text:line-break/><text:span text:style-name="T152"><text:s text:c="21"/>▼</text:span><text:line-break/><text:span text:style-name="T153">┌─────────────────────────────────────────────────────────────┐</text:span><text:line-break/><text:span text:style-name="T154">│ <text:s/>SUB-COMPONENT 3: DIMENSION EVALUATORS (4 total) <text:s text:c="12"/>│</text:span><text:line-break/><text:span text:style-name="T155">│ <text:s/>One evaluator per dimension <text:s text:c="32"/>│</text:span><text:line-break/><text:span text:style-name="T156">│ <text:s/>Each evaluator receives the full discovery record <text:s text:c="10"/>│</text:span><text:line-break/><text:span text:style-name="T157">│ <text:s/>and returns a score plus evaluation metadata <text:s text:c="15"/>│</text:span><text:line-break/><text:span text:style-name="T158">│ <text:s/>Risk Level Evaluator → score: 0 or -3 <text:s text:c="21"/>│</text:span><text:line-break/><text:span text:style-name="T159">│ <text:s/>Engagement Potential Evaluator → score: 0, 1, 2, or 3 <text:s text:c="5"/>│</text:span><text:line-break/><text:span text:style-name="T160">│ <text:s/>Alex Angle Strength Evaluator → score: 0, 1, 2, or 3 <text:s text:c="6"/>│</text:span><text:line-break/><text:span text:style-name="T161">│ <text:s/>Mode Clarity Evaluator → score: 0, 1, or 2 <text:s text:c="16"/>│</text:span><text:line-break/><text:span text:style-name="T162">│ <text:s/>Output: score integer + evaluation_metadata object <text:s text:c="9"/>│</text:span><text:line-break/><text:span text:style-name="T163">└─────────────────────┬───────────────────────────────────────┘</text:span><text:line-break/><text:span text:style-name="T164"><text:s text:c="21"/>│</text:span><text:line-break/><text:span text:style-name="T165"><text:s text:c="21"/>▼</text:span><text:line-break/><text:span text:style-name="T166">┌─────────────────────────────────────────────────────────────┐</text:span><text:line-break/><text:span text:style-name="T167">│ <text:s/>SUB-COMPONENT 4: COMPOSITE SCORE CALCULATOR <text:s text:c="16"/>│</text:span><text:line-break/><text:span text:style-name="T168">│ <text:s/>Receives all four dimension scores <text:s text:c="25"/>│</text:span><text:line-break/><text:span text:style-name="T169">│ <text:s/>Calculates composite score <text:s text:c="33"/>│</text:span><text:line-break/><text:span text:style-name="T170">│ <text:s/>Enforces Red-tier and zero-angle termination rules <text:s text:c="9"/>│</text:span><text:line-break/><text:span text:style-name="T171">│ <text:s/>Determines outcome category <text:s text:c="32"/>│</text:span><text:line-break/><text:span text:style-name="T172">│ <text:s/>Output: composite score + outcome category <text:s text:c="17"/>│</text:span><text:line-break/><text:span text:style-name="T173">└─────────────────────┬───────────────────────────────────────┘</text:span><text:line-break/><text:span text:style-name="T174"><text:s text:c="21"/>│</text:span><text:line-break/><text:span text:style-name="T175"><text:s text:c="21"/>▼</text:span><text:line-break/><text:span text:style-name="T176">┌─────────────────────────────────────────────────────────────┐</text:span><text:line-break/><text:span text:style-name="T177">│ <text:s/>SUB-COMPONENT 5: TIER CLASSIFIER <text:s text:c="27"/>│</text:span><text:line-break/><text:span text:style-name="T178">│ <text:s/>Receives composite score + dimension scores <text:s text:c="16"/>│</text:span><text:line-break/><text:span text:style-name="T179">│ <text:s/>Applies Green / Yellow / Red classification <text:s text:c="16"/>│</text:span><text:line-break/><text:span text:style-name="T180">│ <text:s/>Yellow tier overrides routing regardless of composite score │</text:span><text:line-break/><text:span text:style-name="T181">│ <text:s/>Output: tier classification + routing queue name <text:s text:c="11"/>│</text:span><text:line-break/><text:span text:style-name="T182">└─────────────────────┬───────────────────────────────────────┘</text:span><text:line-break/><text:span text:style-name="T183"><text:s text:c="21"/>│</text:span><text:line-break/><text:span text:style-name="T184"><text:s text:c="21"/>▼</text:span><text:line-break/><text:span text:style-name="T185">┌─────────────────────────────────────────────────────────────┐</text:span><text:line-break/><text:span text:style-name="T186">│ <text:s/>SUB-COMPONENT 6: QUEUE ROUTER <text:s text:c="30"/>│</text:span><text:line-break/><text:span text:style-name="T187">│ <text:s/>Receives tier classification + routing queue name <text:s text:c="10"/>│</text:span><text:line-break/><text:span text:style-name="T188">│ <text:s/>Updates the discovery record in the discovery_queue table <text:s text:c="2"/>│</text:span><text:line-break/><text:span text:style-name="T189">│ <text:s/>Writes a routing entry to the routing_queues table <text:s text:c="9"/>│</text:span><text:line-break/><text:span text:style-name="T190">│ <text:s/>Releases the record lock <text:s text:c="35"/>│</text:span><text:line-break/><text:span text:style-name="T191">│ <text:s/>Updates session metrics <text:s text:c="36"/>│</text:span><text:line-break/><text:span text:style-name="T192">│ <text:s/>Output: updated discovery record + routing queue entry <text:s text:c="5"/>│</text:span><text:line-break/><text:span text:style-name="T193">└─────────────────────────────────────────────────────────────┘</text:span></text:p>
      <text:p text:style-name="P194"/>
      <text:h text:style-name="P195" text:outline-level="3"><text:span text:style-name="T196">Sub-Component 1: Queue Reader</text:span></text:h>
      <text:p text:style-name="P197"/>
      <text:h text:style-name="P198" text:outline-level="4"><text:span text:style-name="T199">What the Queue Reader Does</text:span></text:h>
      <text:p text:style-name="P200"><text:span text:style-name="T201">The Queue Reader is the entry point of the Scoring Component. It polls the<text:s/></text:span><text:span text:style-name="T202">discovery_queue</text:span><text:span text:style-name="T203"><text:s/>table for records with<text:s/></text:span><text:span text:style-name="T204">status = "pending_scoring"</text:span><text:span text:style-name="T205">, reads one record at a time, locks that record so no other process can pick it up concurrently, and passes it to the Evaluation Engine.</text:span></text:p>
      <text:p text:style-name="P206">The Queue Reader runs continuously as a loop. After each record is fully processed and the result written, the Queue Reader immediately reads the next record. If no records are available, it waits for the configured polling interval before checking again.</text:p>
      <text:p text:style-name="P207"/>
      <text:h text:style-name="P208" text:outline-level="4"><text:span text:style-name="T209">Polling Interval</text:span></text:h>
      <text:p text:style-name="P210">Poll every 30 seconds during normal operation. This means a record written to the discovery queue will be picked up by the Scoring Component within at most 30 seconds of being written — well within the target processing time for even Phase 1 content.</text:p>
      <text:p text:style-name="P211">During high-velocity periods — when the queue depth is above 50 records — reduce the polling interval to 10 seconds. The Queue Reader checks the queue depth after every successful processing cycle and adjusts its interval accordingly. When the queue depth returns below 50, revert to 30 seconds.</text:p>
      <text:p text:style-name="P212">Store the polling interval as a configurable value in environment variables:</text:p>
      <text:p text:style-name="P213"><text:span text:style-name="T214">SCORING_POLL_INTERVAL_NORMAL=30</text:span><text:line-break/><text:span text:style-name="T215">SCORING_POLL_INTERVAL_HIGH_VELOCITY=10</text:span><text:line-break/><text:span text:style-name="T216">SCORING_HIGH_VELOCITY_THRESHOLD=50</text:span></text:p>
      <text:p text:style-name="P217"/>
      <text:h text:style-name="P218" text:outline-level="4"><text:span text:style-name="T219">Record Selection Order</text:span></text:h>
      <text:p text:style-name="P220">Records are not processed in simple FIFO order. The Queue Reader uses a priority-ordered selection query that ensures the most time-sensitive content is always processed first.</text:p>
      <text:p text:style-name="P221">The selection priority is:</text:p>
      <text:p text:style-name="P222"><text:span text:style-name="T223">First: records with<text:s/></text:span><text:span text:style-name="T224">timing_phase = "phase_1"</text:span><text:span text:style-name="T225"><text:s/>ordered by<text:s/></text:span><text:span text:style-name="T226">discovered_at</text:span><text:span text:style-name="T227"><text:s/>ascending (oldest Phase 1 content first, because it has the least time remaining in its window).</text:span></text:p>
      <text:p text:style-name="P228"><text:span text:style-name="T229">Second: records with<text:s/></text:span><text:span text:style-name="T230">timing_phase = "phase_2"</text:span><text:span text:style-name="T231"><text:s/>ordered by<text:s/></text:span><text:span text:style-name="T232">discovered_at</text:span><text:span text:style-name="T233"><text:s/>ascending.</text:span></text:p>
      <text:p text:style-name="P234"><text:span text:style-name="T235">Third: records with<text:s/></text:span><text:span text:style-name="T236">timing_phase = "phase_3"</text:span><text:span text:style-name="T237"><text:s/>ordered by<text:s/></text:span><text:span text:style-name="T238">discovered_at</text:span><text:span text:style-name="T239"><text:s/>ascending.</text:span></text:p>
      <text:p text:style-name="P240"><text:span text:style-name="T241">Within any timing phase, records from the<text:s/></text:span><text:span text:style-name="T242">creator_watchlist</text:span><text:span text:style-name="T243"><text:s/>category take priority over records from other categories at the same phase level.</text:span></text:p>
      <text:p text:style-name="P244">The SQL query for record selection:</text:p>
      <text:p text:style-name="P245">sql</text:p>
      <text:p text:style-name="P246"><text:span text:style-name="T247">SELECT</text:span><text:span text:style-name="T248"><text:s/>*</text:span><text:line-break/><text:span text:style-name="T249">FROM</text:span><text:span text:style-name="T250"><text:s/>discovery_queue</text:span><text:line-break/><text:span text:style-name="T251">WHERE</text:span><text:span text:style-name="T252"><text:s/></text:span><text:span text:style-name="T253">status</text:span><text:span text:style-name="T254"><text:s/>=<text:s/></text:span><text:span text:style-name="T255">'pending_scoring'</text:span><text:line-break/><text:span text:style-name="T256">ORDER</text:span><text:span text:style-name="T257"><text:s/></text:span><text:span text:style-name="T258">BY</text:span><text:line-break/><text:span text:style-name="T259"><text:s text:c="3"/></text:span><text:span text:style-name="T260">CASE</text:span><text:span text:style-name="T261"><text:s/>timing_phase</text:span><text:line-break/><text:span text:style-name="T262"><text:s text:c="7"/></text:span><text:span text:style-name="T263">WHEN</text:span><text:span text:style-name="T264"><text:s/></text:span><text:span text:style-name="T265">'phase_1'</text:span><text:span text:style-name="T266"><text:s/></text:span><text:span text:style-name="T267">THEN</text:span><text:span text:style-name="T268"><text:s/></text:span><text:span text:style-name="T269">1</text:span><text:line-break/><text:span text:style-name="T270"><text:s text:c="7"/></text:span><text:span text:style-name="T271">WHEN</text:span><text:span text:style-name="T272"><text:s/></text:span><text:span text:style-name="T273">'phase_2'</text:span><text:span text:style-name="T274"><text:s/></text:span><text:span text:style-name="T275">THEN</text:span><text:span text:style-name="T276"><text:s/></text:span><text:span text:style-name="T277">2</text:span><text:line-break/><text:span text:style-name="T278"><text:s text:c="7"/></text:span><text:span text:style-name="T279">WHEN</text:span><text:span text:style-name="T280"><text:s/></text:span><text:span text:style-name="T281">'phase_3'</text:span><text:span text:style-name="T282"><text:s/></text:span><text:span text:style-name="T283">THEN</text:span><text:span text:style-name="T284"><text:s/></text:span><text:span text:style-name="T285">3</text:span><text:line-break/><text:span text:style-name="T286"><text:s text:c="7"/></text:span><text:span text:style-name="T287">ELSE</text:span><text:span text:style-name="T288"><text:s/></text:span><text:span text:style-name="T289">4</text:span><text:line-break/><text:span text:style-name="T290"><text:s text:c="3"/></text:span><text:span text:style-name="T291">END</text:span><text:span text:style-name="T292"><text:s/></text:span><text:span text:style-name="T293">ASC</text:span><text:span text:style-name="T294">,</text:span><text:line-break/><text:span text:style-name="T295"><text:s text:c="3"/></text:span><text:span text:style-name="T296">CASE</text:span><text:line-break/><text:span text:style-name="T297"><text:s text:c="7"/></text:span><text:span text:style-name="T298">WHEN</text:span><text:span text:style-name="T299"><text:s/>record-&gt;&gt;</text:span><text:span text:style-name="T300">'discovery_signals.category'</text:span><text:span text:style-name="T301"><text:s/>=<text:s/></text:span><text:span text:style-name="T302">'creator_watchlist'</text:span><text:span text:style-name="T303"><text:s/></text:span><text:span text:style-name="T304">THEN</text:span><text:span text:style-name="T305"><text:s/></text:span><text:span text:style-name="T306">1</text:span><text:line-break/><text:span text:style-name="T307"><text:s text:c="7"/></text:span><text:span text:style-name="T308">ELSE</text:span><text:span text:style-name="T309"><text:s/></text:span><text:span text:style-name="T310">2</text:span><text:line-break/><text:span text:style-name="T311"><text:s text:c="3"/></text:span><text:span text:style-name="T312">END</text:span><text:span text:style-name="T313"><text:s/></text:span><text:span text:style-name="T314">ASC</text:span><text:span text:style-name="T315">,</text:span><text:line-break/><text:span text:style-name="T316"><text:s text:c="3"/>discovered_at<text:s/></text:span><text:span text:style-name="T317">ASC</text:span><text:line-break/><text:span text:style-name="T318">LIMIT</text:span><text:span text:style-name="T319"><text:s/></text:span><text:span text:style-name="T320">1</text:span><text:line-break/><text:span text:style-name="T321">FOR</text:span><text:span text:style-name="T322"><text:s/></text:span><text:span text:style-name="T323">UPDATE</text:span><text:span text:style-name="T324"><text:s/>SKIP LOCKED</text:span><text:line-break/><text:span text:style-name="T325">```</text:span><text:line-break/><text:line-break/><text:span text:style-name="T326">The<text:s/></text:span><text:span text:style-name="T327">`</text:span><text:span text:style-name="T328">FOR</text:span><text:span text:style-name="T329"><text:s/></text:span><text:span text:style-name="T330">UPDATE</text:span><text:span text:style-name="T331"><text:s/>SKIP LOCKED</text:span><text:span text:style-name="T332">`</text:span><text:span text:style-name="T333"><text:s/>clause is critical. It acquires a row-level lock on the selected record and skips any records that are already locked by another process. This prevents two concurrent Scoring Component processes from picking up the same record simultaneously. In the prototype phase there is only one Scoring Component process, but the locking ensures correctness even if multiple processes run in the future and makes the system safe to scale.</text:span><text:line-break/><text:line-break/><text:span text:style-name="T334">---</text:span><text:line-break/><text:line-break/><text:span text:style-name="T335">#### Handling an Empty Queue</text:span><text:line-break/><text:line-break/><text:span text:style-name="T336">When the query returns no rows, the Queue Reader logs a<text:s/></text:span><text:span text:style-name="T337">`</text:span><text:span text:style-name="T338">queue_empty</text:span><text:span text:style-name="T339">`</text:span><text:span text:style-name="T340"><text:s/>event (not an error — this is normal) and waits for the polling interval before querying again. It does not log<text:s/></text:span><text:span text:style-name="T341">`</text:span><text:span text:style-name="T342">queue_empty</text:span><text:span text:style-name="T343">`</text:span><text:span text:style-name="T344"><text:s/>on every empty poll — it logs it once when the queue first becomes empty and then logs a<text:s/></text:span><text:span text:style-name="T345">`</text:span><text:span text:style-name="T346">queue_non_empty</text:span><text:span text:style-name="T347">`</text:span><text:span text:style-name="T348"><text:s/>event when records return. Repeated<text:s/></text:span><text:span text:style-name="T349">`</text:span><text:span text:style-name="T350">queue_empty</text:span><text:span text:style-name="T351">`</text:span><text:span text:style-name="T352"><text:s/>logs for every poll cycle produce noise that obscures real operational signals.</text:span><text:line-break/><text:line-break/><text:span text:style-name="T353">---</text:span><text:line-break/><text:line-break/><text:span text:style-name="T354">#### Handling a Stale Phase Timing</text:span><text:line-break/><text:line-break/><text:span text:style-name="T355">When the Queue Reader reads a record, the<text:s/></text:span><text:span text:style-name="T356">`</text:span><text:span text:style-name="T357">timing_phase</text:span><text:span text:style-name="T358">`</text:span><text:span text:style-name="T359"><text:s/>field reflects the phase at the time the discovery system wrote the record. By the time the Scoring Component reads it, the content may have moved into a later phase — a Phase 1 record that sat in the queue for 7 hours is now in Phase 2.</text:span><text:line-break/><text:line-break/><text:span text:style-name="T360">The Queue Reader must recalculate the current timing phase before passing the record to the Evaluation Engine. Use the same timing phase calculation logic defined in the Queue Writer section of the discovery documentation — content age from<text:s/></text:span><text:span text:style-name="T361">`</text:span><text:span text:style-name="T362">content_created_at</text:span><text:span text:style-name="T363">`</text:span><text:span text:style-name="T364"><text:s/>to the current time, mapped to phase boundaries by content category.</text:span><text:line-break/><text:line-break/><text:span text:style-name="T365">If the current timing phase is later than the recorded timing phase, update the<text:s/></text:span><text:span text:style-name="T366">`</text:span><text:span text:style-name="T367">timing_phase</text:span><text:span text:style-name="T368">`</text:span><text:span text:style-name="T369"><text:s/>field in the record before evaluation and log a<text:s/></text:span><text:span text:style-name="T370">`</text:span><text:span text:style-name="T371">phase_drift</text:span><text:span text:style-name="T372">`</text:span><text:span text:style-name="T373"><text:s/>event recording the original phase and the current phase. If the current phase is "expired" — the content is older than the maximum age window for its category — do not evaluate the record. Update the status to<text:s/></text:span><text:span text:style-name="T374">`</text:span><text:span text:style-name="T375">"expired"</text:span><text:span text:style-name="T376">`,</text:span><text:span text:style-name="T377"><text:s/>log an<text:s/></text:span><text:span text:style-name="T378">`</text:span><text:span text:style-name="T379">expired_before_scoring</text:span><text:span text:style-name="T380">`</text:span><text:span text:style-name="T381"><text:s/>event</text:span><text:span text:style-name="T382">,</text:span><text:span text:style-name="T383"><text:s/>and move<text:s/></text:span><text:span text:style-name="T384">to</text:span><text:span text:style-name="T385"><text:s/>the<text:s/></text:span><text:span text:style-name="T386">next</text:span><text:span text:style-name="T387"><text:s/>record</text:span><text:span text:style-name="T388">.</text:span><text:span text:style-name="T389"><text:s/></text:span><text:span text:style-name="T390">Do</text:span><text:span text:style-name="T391"><text:s/>not route expired records<text:s/></text:span><text:span text:style-name="T392">to</text:span><text:span text:style-name="T393"><text:s/></text:span><text:span text:style-name="T394">any</text:span><text:span text:style-name="T395"><text:s/>review queue</text:span><text:span text:style-name="T396">.</text:span><text:line-break/><text:line-break/><text:span text:style-name="T397">---</text:span><text:line-break/><text:line-break/><text:span text:style-name="T398">#### Record Lock Timeout</text:span><text:line-break/><text:line-break/><text:span text:style-name="T399">The<text:s/></text:span><text:span text:style-name="T400">row</text:span><text:span text:style-name="T401">-</text:span><text:span text:style-name="T402">level</text:span><text:span text:style-name="T403"><text:s/></text:span><text:span text:style-name="T404">lock</text:span><text:span text:style-name="T405"><text:s/>acquired<text:s/></text:span><text:span text:style-name="T406">by</text:span><text:span text:style-name="T407"><text:s/></text:span><text:span text:style-name="T408">`</text:span><text:span text:style-name="T409">FOR UPDATE SKIP LOCKED</text:span><text:span text:style-name="T410">`</text:span><text:span text:style-name="T411"><text:s/>is held until the<text:s/></text:span><text:span text:style-name="T412">database</text:span><text:span text:style-name="T413"><text:s/></text:span><text:span text:style-name="T414">transaction</text:span><text:span text:style-name="T415"><text:s/>completes</text:span><text:span text:style-name="T416">.</text:span><text:span text:style-name="T417"><text:s/>The<text:s/></text:span><text:span text:style-name="T418">transaction</text:span><text:span text:style-name="T419"><text:s/>must complete — either<text:s/></text:span><text:span text:style-name="T420">by</text:span><text:span text:style-name="T421"><text:s/>committing the scoring result or rolling back<text:s/></text:span><text:span text:style-name="T422">on</text:span><text:span text:style-name="T423"><text:s/>failure —<text:s/></text:span><text:span text:style-name="T424">within</text:span><text:span text:style-name="T425"><text:s/>a defined timeout period</text:span><text:span text:style-name="T426">.</text:span><text:span text:style-name="T427"><text:s/></text:span><text:span text:style-name="T428">If</text:span><text:span text:style-name="T429"><text:s/>evaluation takes longer than expected and the<text:s/></text:span><text:span text:style-name="T430">lock</text:span><text:span text:style-name="T431"><text:s/>is held<text:s/></text:span><text:span text:style-name="T432">for</text:span><text:span text:style-name="T433"><text:s/>too long</text:span><text:span text:style-name="T434">,</text:span><text:span text:style-name="T435"><text:s/>other processes cannot pick up the record even though it is not being actively processed</text:span><text:span text:style-name="T436">.</text:span><text:line-break/><text:line-break/><text:span text:style-name="T437">Set</text:span><text:span text:style-name="T438"><text:s/>a<text:s/></text:span><text:span text:style-name="T439">lock</text:span><text:span text:style-name="T440"><text:s/>timeout<text:s/></text:span><text:span text:style-name="T441">of</text:span><text:span text:style-name="T442"><text:s/></text:span><text:span text:style-name="T443">120</text:span><text:span text:style-name="T444"><text:s/>seconds</text:span><text:span text:style-name="T445">.</text:span><text:span text:style-name="T446"><text:s/>This is generous — a<text:s/></text:span><text:span text:style-name="T447">full</text:span><text:span text:style-name="T448"><text:s/>evaluation should complete in under<text:s/></text:span><text:span text:style-name="T449">5</text:span><text:span text:style-name="T450"><text:s/>seconds under normal conditions</text:span><text:span text:style-name="T451">.</text:span><text:span text:style-name="T452"><text:s/></text:span><text:span text:style-name="T453">If</text:span><text:span text:style-name="T454"><text:s/>evaluation has not completed<text:s/></text:span><text:span text:style-name="T455">within</text:span><text:span text:style-name="T456"><text:s/></text:span><text:span text:style-name="T457">120</text:span><text:span text:style-name="T458"><text:s/>seconds</text:span><text:span text:style-name="T459">,</text:span><text:span text:style-name="T460"><text:s/>roll back the<text:s/></text:span><text:span text:style-name="T461">transaction</text:span><text:span text:style-name="T462">,</text:span><text:span text:style-name="T463"><text:s/>log a<text:s/></text:span><text:span text:style-name="T464">`</text:span><text:span text:style-name="T465">lock_timeout</text:span><text:span text:style-name="T466">`</text:span><text:span text:style-name="T467"><text:s/>critical error<text:s/></text:span><text:span text:style-name="T468">with</text:span><text:span text:style-name="T469"><text:s/>the discovery_id</text:span><text:span text:style-name="T470">,</text:span><text:span text:style-name="T471"><text:s/>and move<text:s/></text:span><text:span text:style-name="T472">to</text:span><text:span text:style-name="T473"><text:s/>the<text:s/></text:span><text:span text:style-name="T474">next</text:span><text:span text:style-name="T475"><text:s/>record</text:span><text:span text:style-name="T476">.</text:span><text:span text:style-name="T477"><text:s/>The timed-</text:span><text:span text:style-name="T478">out</text:span><text:span text:style-name="T479"><text:s/>record reverts<text:s/></text:span><text:span text:style-name="T480">to</text:span><text:span text:style-name="T481"><text:s/></text:span><text:span text:style-name="T482">`</text:span><text:span text:style-name="T483">pending_scoring</text:span><text:span text:style-name="T484">`</text:span><text:span text:style-name="T485"><text:s/></text:span><text:span text:style-name="T486">status</text:span><text:span text:style-name="T487"><text:s/>and will be picked up<text:s/></text:span><text:span text:style-name="T488">on</text:span><text:span text:style-name="T489"><text:s/>the<text:s/></text:span><text:span text:style-name="T490">next</text:span><text:span text:style-name="T491"><text:s/>polling<text:s/></text:span><text:span text:style-name="T492">cycle</text:span><text:span text:style-name="T493">.</text:span><text:line-break/><text:line-break/><text:span text:style-name="T494">---</text:span><text:line-break/><text:line-break/><text:span text:style-name="T495">### Sub-Component 2: Evaluation Engine</text:span><text:line-break/><text:line-break/><text:span text:style-name="T496">---</text:span><text:line-break/><text:line-break/><text:span text:style-name="T497">#### What the Evaluation Engine Does</text:span><text:line-break/><text:line-break/><text:span text:style-name="T498">The Evaluation<text:s/></text:span><text:span text:style-name="T499">Engine</text:span><text:span text:style-name="T500"><text:s/>receives a single discovery record<text:s/></text:span><text:span text:style-name="T501">from</text:span><text:span text:style-name="T502"><text:s/>the Queue Reader and orchestrates the evaluation<text:s/></text:span><text:span text:style-name="T503">of</text:span><text:span text:style-name="T504"><text:s/></text:span><text:span text:style-name="T505">all</text:span><text:span text:style-name="T506"><text:s/>four scoring dimensions</text:span><text:span text:style-name="T507">.</text:span><text:span text:style-name="T508"><text:s/>It is the control layer — it does not contain<text:s/></text:span><text:span text:style-name="T509">any</text:span><text:span text:style-name="T510"><text:s/>dimension-specific scoring logic itself</text:span><text:span text:style-name="T511">,</text:span><text:span text:style-name="T512"><text:s/>but it calls each Dimension Evaluator in the correct<text:s/></text:span><text:span text:style-name="T513">order</text:span><text:span text:style-name="T514">,</text:span><text:span text:style-name="T515"><text:s/>handles termination conditions</text:span><text:span text:style-name="T516">,</text:span><text:span text:style-name="T517"><text:s/>collects results</text:span><text:span text:style-name="T518">,</text:span><text:span text:style-name="T519"><text:s/>and passes them<text:s/></text:span><text:span text:style-name="T520">to</text:span><text:span text:style-name="T521"><text:s/>the Composite Score Calculator</text:span><text:span text:style-name="T522">.</text:span><text:line-break/><text:line-break/><text:span text:style-name="T523">---</text:span><text:line-break/><text:line-break/><text:span text:style-name="T524">#### Evaluation Order and Termination Logic</text:span><text:line-break/><text:line-break/><text:span text:style-name="T525">The Evaluation<text:s/></text:span><text:span text:style-name="T526">Engine</text:span><text:span text:style-name="T527"><text:s/>calls dimension evaluators in this exact<text:s/></text:span><text:span text:style-name="T528">order</text:span><text:span text:style-name="T529">.</text:span><text:span text:style-name="T530"><text:s/>The<text:s/></text:span><text:span text:style-name="T531">order</text:span><text:span text:style-name="T532"><text:s/>is not arbitrary — it is designed so that the most disqualifying conditions are checked<text:s/></text:span><text:span text:style-name="T533">first</text:span><text:span text:style-name="T534">,</text:span><text:span text:style-name="T535"><text:s/>terminating evaluation before wasted computation</text:span><text:span text:style-name="T536">.</text:span><text:line-break/><text:line-break/><text:span text:style-name="T537">**Step<text:s/></text:span><text:span text:style-name="T538">1</text:span><text:span text:style-name="T539">: Risk<text:s/></text:span><text:span text:style-name="T540">Level</text:span><text:span text:style-name="T541"><text:s/>Evaluation</text:span><text:span text:style-name="T542">.</text:span><text:span text:style-name="T543">**</text:span><text:line-break/><text:line-break/><text:span text:style-name="T544">Call</text:span><text:span text:style-name="T545"><text:s/>the Risk<text:s/></text:span><text:span text:style-name="T546">Level</text:span><text:span text:style-name="T547"><text:s/>Evaluator</text:span><text:span text:style-name="T548">.</text:span><text:span text:style-name="T549"><text:s/>Receive the score<text:s/></text:span><text:span text:style-name="T550">(</text:span><text:span text:style-name="T551">0</text:span><text:span text:style-name="T552"><text:s/>or -</text:span><text:span text:style-name="T553">3</text:span><text:span text:style-name="T554">)</text:span><text:span text:style-name="T555"><text:s/>and evaluation metadata</text:span><text:span text:style-name="T556">.</text:span><text:line-break/><text:line-break/><text:span text:style-name="T557">If</text:span><text:span text:style-name="T558"><text:s/>the score is -</text:span><text:span text:style-name="T559">3</text:span><text:span text:style-name="T560">: immediately terminate evaluation</text:span><text:span text:style-name="T561">.</text:span><text:span text:style-name="T562"><text:s/></text:span><text:span text:style-name="T563">Do</text:span><text:span text:style-name="T564"><text:s/>not<text:s/></text:span><text:span text:style-name="T565">call</text:span><text:span text:style-name="T566"><text:s/></text:span><text:span text:style-name="T567">any</text:span><text:span text:style-name="T568"><text:s/>other dimension evaluator</text:span><text:span text:style-name="T569">.</text:span><text:span text:style-name="T570"><text:s/>Pass the Risk<text:s/></text:span><text:span text:style-name="T571">Level</text:span><text:span text:style-name="T572"><text:s/>result directly<text:s/></text:span><text:span text:style-name="T573">to</text:span><text:span text:style-name="T574"><text:s/>the Tier Classifier<text:s/></text:span><text:span text:style-name="T575">with</text:span><text:span text:style-name="T576"><text:s/>a Red-tier designation</text:span><text:span text:style-name="T577">.</text:span><text:span text:style-name="T578"><text:s/>The Composite Score Calculator is not called</text:span><text:span text:style-name="T579">.</text:span><text:span text:style-name="T580"><text:s/>Log the termination<text:s/></text:span><text:span text:style-name="T581">with</text:span><text:span text:style-name="T582"><text:s/>the specific Red-tier<text:s/></text:span><text:span text:style-name="T583">trigger</text:span><text:span text:style-name="T584">.</text:span><text:line-break/><text:line-break/><text:span text:style-name="T585">If</text:span><text:span text:style-name="T586"><text:s/>the score is<text:s/></text:span><text:span text:style-name="T587">0</text:span><text:span text:style-name="T588">:<text:s/></text:span><text:span text:style-name="T589">continue</text:span><text:span text:style-name="T590"><text:s/></text:span><text:span text:style-name="T591">to</text:span><text:span text:style-name="T592"><text:s/>Step<text:s/></text:span><text:span text:style-name="T593">2.</text:span><text:line-break/><text:line-break/><text:span text:style-name="T594">**Step<text:s/></text:span><text:span text:style-name="T595">2</text:span><text:span text:style-name="T596">: Engagement Potential Evaluation</text:span><text:span text:style-name="T597">.</text:span><text:span text:style-name="T598">**</text:span><text:line-break/><text:line-break/><text:span text:style-name="T599">Call</text:span><text:span text:style-name="T600"><text:s/>the Engagement Potential Evaluator</text:span><text:span text:style-name="T601">.</text:span><text:span text:style-name="T602"><text:s/>Receive the score<text:s/></text:span><text:span text:style-name="T603">(</text:span><text:span text:style-name="T604">0</text:span><text:span text:style-name="T605">,</text:span><text:span text:style-name="T606"><text:s/></text:span><text:span text:style-name="T607">1</text:span><text:span text:style-name="T608">,</text:span><text:span text:style-name="T609"><text:s/></text:span><text:span text:style-name="T610">2</text:span><text:span text:style-name="T611">,</text:span><text:span text:style-name="T612"><text:s/>or<text:s/></text:span><text:span text:style-name="T613">3</text:span><text:span text:style-name="T614">)</text:span><text:span text:style-name="T615"><text:s/>and evaluation metadata</text:span><text:span text:style-name="T616">.</text:span><text:line-break/><text:line-break/><text:span text:style-name="T617">If</text:span><text:span text:style-name="T618"><text:s/>the score is<text:s/></text:span><text:span text:style-name="T619">0</text:span><text:span text:style-name="T620">:<text:s/></text:span><text:span text:style-name="T621">do</text:span><text:span text:style-name="T622"><text:s/>not terminate evaluation</text:span><text:span text:style-name="T623">.</text:span><text:span text:style-name="T624"><text:s/>A score<text:s/></text:span><text:span text:style-name="T625">of</text:span><text:span text:style-name="T626"><text:s/></text:span><text:span text:style-name="T627">0</text:span><text:span text:style-name="T628"><text:s/></text:span><text:span text:style-name="T629">on</text:span><text:span text:style-name="T630"><text:s/>Engagement Potential means the content has<text:s/></text:span><text:span text:style-name="T631">no</text:span><text:span text:style-name="T632"><text:s/>meaningful engagement window — but the system still needs<text:s/></text:span><text:span text:style-name="T633">to</text:span><text:span text:style-name="T634"><text:s/>know this<text:s/></text:span><text:span text:style-name="T635">for</text:span><text:span text:style-name="T636">routing purposes</text:span><text:span text:style-name="T637">.</text:span><text:span text:style-name="T638"><text:s/></text:span><text:span text:style-name="T639">Continue</text:span><text:span text:style-name="T640"><text:s/></text:span><text:span text:style-name="T641">to</text:span><text:span text:style-name="T642"><text:s/>Step<text:s/></text:span><text:span text:style-name="T643">3.</text:span><text:span text:style-name="T644"><text:s/>The composite score will be low enough<text:s/></text:span><text:span text:style-name="T645">to</text:span><text:span text:style-name="T646"><text:s/>produce a<text:s/></text:span><text:span text:style-name="T647">Do</text:span><text:span text:style-name="T648"><text:s/>Not Engage or Pass outcome regardless<text:s/></text:span><text:span text:style-name="T649">of</text:span><text:span text:style-name="T650"><text:s/>other dimensions</text:span><text:span text:style-name="T651">.</text:span><text:line-break/><text:line-break/><text:span text:style-name="T652">If</text:span><text:span text:style-name="T653"><text:s/>the score is<text:s/></text:span><text:span text:style-name="T654">1</text:span><text:span text:style-name="T655">,</text:span><text:span text:style-name="T656"><text:s/></text:span><text:span text:style-name="T657">2</text:span><text:span text:style-name="T658">,</text:span><text:span text:style-name="T659"><text:s/>or<text:s/></text:span><text:span text:style-name="T660">3</text:span><text:span text:style-name="T661">:<text:s/></text:span><text:span text:style-name="T662">continue</text:span><text:span text:style-name="T663"><text:s/></text:span><text:span text:style-name="T664">to</text:span><text:span text:style-name="T665"><text:s/>Step<text:s/></text:span><text:span text:style-name="T666">3.</text:span><text:line-break/><text:line-break/><text:span text:style-name="T667">**Step<text:s/></text:span><text:span text:style-name="T668">3</text:span><text:span text:style-name="T669">: Alex Angle Strength Evaluation</text:span><text:span text:style-name="T670">.</text:span><text:span text:style-name="T671">**</text:span><text:line-break/><text:line-break/><text:span text:style-name="T672">Call</text:span><text:span text:style-name="T673"><text:s/>the Alex Angle Strength Evaluator</text:span><text:span text:style-name="T674">.</text:span><text:span text:style-name="T675"><text:s/>Receive the score<text:s/></text:span><text:span text:style-name="T676">(</text:span><text:span text:style-name="T677">0</text:span><text:span text:style-name="T678">,</text:span><text:span text:style-name="T679"><text:s/></text:span><text:span text:style-name="T680">1</text:span><text:span text:style-name="T681">,</text:span><text:span text:style-name="T682"><text:s/></text:span><text:span text:style-name="T683">2</text:span><text:span text:style-name="T684">,</text:span><text:span text:style-name="T685"><text:s/>or<text:s/></text:span><text:span text:style-name="T686">3</text:span><text:span text:style-name="T687">)</text:span><text:span text:style-name="T688"><text:s/>and evaluation metadata</text:span><text:span text:style-name="T689">.</text:span><text:line-break/><text:line-break/><text:span text:style-name="T690">If</text:span><text:span text:style-name="T691"><text:s/>the score is<text:s/></text:span><text:span text:style-name="T692">0</text:span><text:span text:style-name="T693">: terminate evaluation</text:span><text:span text:style-name="T694">.</text:span><text:span text:style-name="T695"><text:s/>An Alex Angle Strength score<text:s/></text:span><text:span text:style-name="T696">of</text:span><text:span text:style-name="T697"><text:s/></text:span><text:span text:style-name="T698">0</text:span><text:span text:style-name="T699"><text:s/>means<text:s/></text:span><text:span text:style-name="T700">no</text:span><text:span text:style-name="T701"><text:s/>specific</text:span><text:span text:style-name="T702">,</text:span><text:span text:style-name="T703"><text:s/>genuine<text:s/></text:span><text:span text:style-name="T704">comment</text:span><text:span text:style-name="T705"><text:s/>is possible</text:span><text:span text:style-name="T706">.</text:span><text:span text:style-name="T707"><text:s/>The Golden<text:s/></text:span><text:span text:style-name="T708">Rule</text:span><text:span text:style-name="T709"><text:s/></text:span><text:span text:style-name="T710">of</text:span><text:span text:style-name="T711"><text:s/>the voice document applies here — a<text:s/></text:span><text:span text:style-name="T712">comment</text:span><text:span text:style-name="T713"><text:s/>that could appear<text:s/></text:span><text:span text:style-name="T714">on</text:span><text:span text:style-name="T715"><text:s/></text:span><text:span text:style-name="T716">any</text:span><text:span text:style-name="T717"><text:s/>video does not get posted</text:span><text:span text:style-name="T718">.</text:span><text:span text:style-name="T719"><text:s/></text:span><text:span text:style-name="T720">If</text:span><text:span text:style-name="T721"><text:s/></text:span><text:span text:style-name="T722">no</text:span><text:span text:style-name="T723"><text:s/>specific angle<text:s/></text:span><text:span text:style-name="T724">exists</text:span><text:span text:style-name="T725">,</text:span><text:span text:style-name="T726"><text:s/></text:span><text:span text:style-name="T727">do</text:span><text:span text:style-name="T728"><text:s/>not engage regardless<text:s/></text:span><text:span text:style-name="T729">of</text:span><text:span text:style-name="T730"><text:s/></text:span><text:span text:style-name="T731">all</text:span><text:span text:style-name="T732"><text:s/>other scores</text:span><text:span text:style-name="T733">.</text:span><text:span text:style-name="T734"><text:s/>Pass the result<text:s/></text:span><text:span text:style-name="T735">to</text:span><text:span text:style-name="T736"><text:s/>the Composite Score Calculator<text:s/></text:span><text:span text:style-name="T737">with</text:span><text:span text:style-name="T738"><text:s/>the Alex Angle termination flag</text:span><text:span text:style-name="T739">.</text:span><text:span text:style-name="T740"><text:s/>The composite score is recorded<text:s/></text:span><text:span text:style-name="T741">as</text:span><text:span text:style-name="T742"><text:s/></text:span><text:span text:style-name="T743">0.</text:span><text:span text:style-name="T744"><text:s/>Route<text:s/></text:span><text:span text:style-name="T745">to</text:span><text:span text:style-name="T746"><text:s/></text:span><text:span text:style-name="T747">Do</text:span><text:span text:style-name="T748"><text:s/>Not Engage</text:span><text:span text:style-name="T749">.</text:span><text:span text:style-name="T750"><text:s/>Log the termination</text:span><text:span text:style-name="T751">.</text:span><text:line-break/><text:line-break/><text:span text:style-name="T752">If</text:span><text:span text:style-name="T753"><text:s/>the score is<text:s/></text:span><text:span text:style-name="T754">1</text:span><text:span text:style-name="T755">,</text:span><text:span text:style-name="T756"><text:s/></text:span><text:span text:style-name="T757">2</text:span><text:span text:style-name="T758">,</text:span><text:span text:style-name="T759"><text:s/>or<text:s/></text:span><text:span text:style-name="T760">3</text:span><text:span text:style-name="T761">:<text:s/></text:span><text:span text:style-name="T762">continue</text:span><text:span text:style-name="T763"><text:s/></text:span><text:span text:style-name="T764">to</text:span><text:span text:style-name="T765"><text:s/>Step<text:s/></text:span><text:span text:style-name="T766">4.</text:span><text:line-break/><text:line-break/><text:span text:style-name="T767">**Step<text:s/></text:span><text:span text:style-name="T768">4</text:span><text:span text:style-name="T769">:<text:s/></text:span><text:span text:style-name="T770">Mode</text:span><text:span text:style-name="T771"><text:s/>Clarity Evaluation</text:span><text:span text:style-name="T772">.</text:span><text:span text:style-name="T773">**</text:span><text:line-break/><text:line-break/><text:span text:style-name="T774">Call</text:span><text:span text:style-name="T775"><text:s/>the<text:s/></text:span><text:span text:style-name="T776">Mode</text:span><text:span text:style-name="T777"><text:s/>Clarity Evaluator</text:span><text:span text:style-name="T778">.</text:span><text:span text:style-name="T779"><text:s/>Receive the score<text:s/></text:span><text:span text:style-name="T780">(</text:span><text:span text:style-name="T781">0</text:span><text:span text:style-name="T782">,</text:span><text:span text:style-name="T783"><text:s/></text:span><text:span text:style-name="T784">1</text:span><text:span text:style-name="T785">,</text:span><text:span text:style-name="T786"><text:s/>or<text:s/></text:span><text:span text:style-name="T787">2</text:span><text:span text:style-name="T788">)</text:span><text:span text:style-name="T789"><text:s/>and evaluation metadata</text:span><text:span text:style-name="T790">.</text:span><text:line-break/><text:line-break/><text:span text:style-name="T791">Pass<text:s/></text:span><text:span text:style-name="T792">all</text:span><text:span text:style-name="T793"><text:s/>four dimension scores<text:s/></text:span><text:span text:style-name="T794">to</text:span><text:span text:style-name="T795"><text:s/>the Composite Score Calculator</text:span><text:span text:style-name="T796">.</text:span><text:line-break/><text:line-break/><text:span text:style-name="T797">---</text:span><text:line-break/><text:line-break/><text:span text:style-name="T798">#### Evaluation Metadata Collection</text:span><text:line-break/><text:line-break/><text:span text:style-name="T799">For</text:span><text:span text:style-name="T800"><text:s/>each dimension</text:span><text:span text:style-name="T801">,</text:span><text:span text:style-name="T802"><text:s/>the Evaluation<text:s/></text:span><text:span text:style-name="T803">Engine</text:span><text:span text:style-name="T804"><text:s/>collects not just the score but a metadata object describing how the score was determined</text:span><text:span text:style-name="T805">.</text:span><text:span text:style-name="T806"><text:s/>This metadata is stored in the discovery record</text:span><text:span text:style-name="T807">'s `scoring_result` field and is the primary input for the weekly feedback loop calibration review.</text:span><text:line-break/><text:line-break/><text:span text:style-name="T808">Each dimension'</text:span><text:span text:style-name="T809">s evaluation metadata object<text:s/></text:span><text:span text:style-name="T810">contains</text:span><text:span text:style-name="T811">:</text:span><text:line-break/><text:span text:style-name="T812">```</text:span><text:line-break/><text:span text:style-name="T813">dimension <text:s text:c="14"/>string <text:s text:c="3"/>"risk_level" | "engagement_potential" |</text:span><text:line-break/><text:span text:style-name="T814"><text:s text:c="33"/>"alex_angle_strength" | "mode_clarity"</text:span><text:line-break/><text:span text:style-name="T815">score <text:s text:c="18"/>integer <text:s text:c="2"/>The score assigned</text:span><text:line-break/><text:span text:style-name="T816">score_rationale <text:s text:c="8"/>string <text:s text:c="3"/>A brief, specific explanation of why</text:span><text:line-break/><text:span text:style-name="T817"><text:s text:c="33"/>this score was assigned. Not generic —</text:span><text:line-break/><text:span text:style-name="T818"><text:s text:c="33"/>must reference specific attributes of</text:span><text:line-break/><text:span text:style-name="T819"><text:s text:c="33"/>this content. Example: "Score 3 —</text:span><text:line-break/><text:span text:style-name="T820"><text:s text:c="33"/>Phase 1 timing, velocity ratio 4.2,</text:span><text:line-break/><text:span text:style-name="T821"><text:s text:c="33"/>Tier 1 creator, cross-platform trending"</text:span><text:line-break/><text:span text:style-name="T822">inputs_used <text:s text:c="12"/>object <text:s text:c="3"/>The specific fields from the discovery</text:span><text:line-break/><text:span text:style-name="T823"><text:s text:c="33"/>record that were used to determine this score</text:span><text:line-break/><text:span text:style-name="T824">termination_triggered <text:s text:c="2"/>boolean <text:s text:c="2"/>True if this dimension terminated evaluation</text:span><text:line-break/><text:span text:style-name="T825">termination_reason <text:s text:c="5"/>string <text:s text:c="3"/>If termination_triggered, the specific reason</text:span><text:line-break/><text:span text:style-name="T826">``</text:span><text:span text:style-name="T827">`</text:span><text:line-break/><text:line-break/><text:span text:style-name="T828">The<text:s/></text:span><text:span text:style-name="T829">`</text:span><text:span text:style-name="T830">score_rationale</text:span><text:span text:style-name="T831">`</text:span><text:span text:style-name="T832"><text:s/>field is the most important field in the evaluation metadata</text:span><text:span text:style-name="T833">.</text:span><text:span text:style-name="T834"><text:s/>It must be specific<text:s/></text:span><text:span text:style-name="T835">to</text:span><text:span text:style-name="T836"><text:s/>the content being evaluated</text:span><text:span text:style-name="T837">.</text:span><text:span text:style-name="T838"><text:s/>Generic rationales —<text:s/></text:span><text:span text:style-name="T839">"content is engaging"</text:span><text:span text:style-name="T840"><text:s/>or<text:s/></text:span><text:span text:style-name="T841">"risk is acceptable"</text:span><text:span text:style-name="T842"><text:s/>— provide<text:s/></text:span><text:span text:style-name="T843">no</text:span><text:span text:style-name="T844"><text:s/>calibration<text:s/></text:span><text:span text:style-name="T845">value</text:span><text:span text:style-name="T846">.</text:span><text:span text:style-name="T847"><text:s/>Specific rationales —<text:s/></text:span><text:span text:style-name="T848">"Score 2 — Phase 2 timing reduces from 3, velocity ratio 1.8 above threshold, single-platform only"</text:span><text:span text:style-name="T849"><text:s/>— tell the weekly reviewer exactly why this score was assigned and whether the scoring logic is working<text:s/></text:span><text:span text:style-name="T850">as</text:span><text:span text:style-name="T851"><text:s/>intended</text:span><text:span text:style-name="T852">.</text:span><text:line-break/><text:line-break/><text:span text:style-name="T853">---</text:span><text:line-break/><text:line-break/><text:span text:style-name="T854">#### Evaluation Timing</text:span><text:line-break/><text:line-break/><text:span text:style-name="T855">Record the<text:s/></text:span><text:span text:style-name="T856">start</text:span><text:span text:style-name="T857"><text:s/></text:span><text:span text:style-name="T858">time</text:span><text:span text:style-name="T859"><text:s/>and<text:s/></text:span><text:span text:style-name="T860">end</text:span><text:span text:style-name="T861"><text:s/></text:span><text:span text:style-name="T862">time</text:span><text:span text:style-name="T863"><text:s/></text:span><text:span text:style-name="T864">of</text:span><text:span text:style-name="T865"><text:s/>the<text:s/></text:span><text:span text:style-name="T866">full</text:span><text:span text:style-name="T867"><text:s/>evaluation</text:span><text:span text:style-name="T868">.</text:span><text:span text:style-name="T869"><text:s/>Store the elapsed<text:s/></text:span><text:span text:style-name="T870">time</text:span><text:span text:style-name="T871"><text:s/>in the scoring result metadata</text:span><text:span text:style-name="T872">.</text:span><text:span text:style-name="T873"><text:s/>This<text:s/></text:span><text:span text:style-name="T874">data</text:span><text:span text:style-name="T875"><text:s/>identifies whether<text:s/></text:span><text:span text:style-name="T876">any</text:span><text:span text:style-name="T877"><text:s/>dimension</text:span><text:span text:style-name="T878">'s evaluation is consistently slower than expected, which would point to a performance problem in that evaluator.</text:span><text:line-break/><text:line-break/><text:span text:style-name="T879">Target evaluation time: under 2 seconds for the full four-dimension evaluation. If any single evaluation takes over 5 seconds, log a performance warning with the discovery_id and the dimension that was slow.</text:span><text:line-break/><text:line-break/><text:span text:style-name="T880">---</text:span><text:line-break/><text:line-break/><text:span text:style-name="T881">### Sub-Component 3: Dimension Evaluators</text:span><text:line-break/><text:line-break/><text:span text:style-name="T882">Each dimension evaluator is a separate, independent module. It receives the full discovery record as input and returns a score integer plus an evaluation metadata object as output. Dimension evaluators do not call each other, do not share state, and do not modify the discovery record. They only read from it and return a result.</text:span><text:line-break/><text:line-break/><text:span text:style-name="T883">---</text:span><text:line-break/><text:line-break/><text:span text:style-name="T884">## Dimension 1: Engagement Potential</text:span><text:line-break/><text:line-break/><text:span text:style-name="T885">---</text:span><text:line-break/><text:line-break/><text:span text:style-name="T886">### What Engagement Potential Measures</text:span><text:line-break/><text:line-break/><text:span text:style-name="T887">Engagement Potential measures the likelihood that a comment posted on this content will be seen by a significant audience and generate handle clicks — users curious enough about the commenter to visit the MoneyLion profile. It is not a measure of content quality. It is not a measure of whether Alex should comment. It is a measure of the opportunity size: how many people will see the comment if it is posted, and how much runway remains in the content'</text:span><text:span text:style-name="T888">s engagement window</text:span><text:span text:style-name="T889">.</text:span><text:line-break/><text:line-break/><text:span text:style-name="T890">Engagement Potential answers one question:<text:s/></text:span><text:span text:style-name="T891">if</text:span><text:span text:style-name="T892"><text:s/>Alex posts the perfect<text:s/></text:span><text:span text:style-name="T893">comment</text:span><text:span text:style-name="T894"><text:s/></text:span><text:span text:style-name="T895">on</text:span><text:span text:style-name="T896"><text:s/>this content<text:s/></text:span><text:span text:style-name="T897">right</text:span><text:span text:style-name="T898"><text:s/>now</text:span><text:span text:style-name="T899">,</text:span><text:span text:style-name="T900"><text:s/>how many people are realistically going<text:s/></text:span><text:span text:style-name="T901">to</text:span><text:span text:style-name="T902"><text:s/>see it?</text:span><text:line-break/><text:line-break/><text:span text:style-name="T903">A piece<text:s/></text:span><text:span text:style-name="T904">of</text:span><text:span text:style-name="T905"><text:s/>content can be perfect<text:s/></text:span><text:span text:style-name="T906">for</text:span><text:span text:style-name="T907"><text:s/>Alex<text:s/></text:span><text:span text:style-name="T908">to</text:span><text:span text:style-name="T909"><text:s/></text:span><text:span text:style-name="T910">comment</text:span><text:span text:style-name="T911"><text:s/></text:span><text:span text:style-name="T912">on</text:span><text:span text:style-name="T913"><text:s/>— specific angle</text:span><text:span text:style-name="T914">,</text:span><text:span text:style-name="T915"><text:s/></text:span><text:span text:style-name="T916">right</text:span><text:span text:style-name="T917"><text:s/></text:span><text:span text:style-name="T918">mode</text:span><text:span text:style-name="T919">,</text:span><text:span text:style-name="T920"><text:s/></text:span><text:span text:style-name="T921">no</text:span><text:span text:style-name="T922"><text:s/>risk — and still score low<text:s/></text:span><text:span text:style-name="T923">on</text:span><text:span text:style-name="T924"><text:s/>Engagement Potential because the timing window has closed or the content never gained meaningful traction</text:span><text:span text:style-name="T925">.</text:span><text:span text:style-name="T926"><text:s/>That is not a failure<text:s/></text:span><text:span text:style-name="T927">of</text:span><text:span text:style-name="T928"><text:s/>the scoring framework</text:span><text:span text:style-name="T929">.</text:span><text:span text:style-name="T930"><text:s/>That is the framework correctly identifying that the engagement opportunity has passed</text:span><text:span text:style-name="T931">,</text:span><text:span text:style-name="T932"><text:s/>even<text:s/></text:span><text:span text:style-name="T933">if</text:span><text:span text:style-name="T934"><text:s/>the content itself was good</text:span><text:span text:style-name="T935">.</text:span><text:line-break/><text:line-break/><text:span text:style-name="T936">---</text:span><text:line-break/><text:line-break/><text:span text:style-name="T937">### Scoring Criteria</text:span><text:line-break/><text:line-break/><text:span text:style-name="T938">**Score<text:s/></text:span><text:span text:style-name="T939">3</text:span><text:span text:style-name="T940"><text:s/>— High Engagement Potential**</text:span><text:line-break/><text:line-break/><text:span text:style-name="T941">All</text:span><text:span text:style-name="T942"><text:s/></text:span><text:span text:style-name="T943">of</text:span><text:span text:style-name="T944"><text:s/>the<text:s/></text:span><text:span text:style-name="T945">following</text:span><text:span text:style-name="T946"><text:s/>must be<text:s/></text:span><text:span text:style-name="T947">true</text:span><text:span text:style-name="T948"><text:s/></text:span><text:span text:style-name="T949">for</text:span><text:span text:style-name="T950"><text:s/>a score<text:s/></text:span><text:span text:style-name="T951">of</text:span><text:span text:style-name="T952"><text:s/></text:span><text:span text:style-name="T953">3</text:span><text:span text:style-name="T954">:</text:span><text:line-break/><text:line-break/><text:span text:style-name="T955">The content is in Phase<text:s/></text:span><text:span text:style-name="T956">1</text:span><text:span text:style-name="T957"><text:s/></text:span><text:span text:style-name="T958">of</text:span><text:span text:style-name="T959"><text:s/>its timing window<text:s/></text:span><text:span text:style-name="T960">(</text:span><text:span text:style-name="T961">0</text:span><text:span text:style-name="T962">–</text:span><text:span text:style-name="T963">6</text:span><text:span text:style-name="T964"><text:s/>hours<text:s/></text:span><text:span text:style-name="T965">for</text:span><text:span text:style-name="T966"><text:s/>cultural content</text:span><text:span text:style-name="T967">,</text:span><text:span text:style-name="T968"><text:s/></text:span><text:span text:style-name="T969">0</text:span><text:span text:style-name="T970">–</text:span><text:span text:style-name="T971">24</text:span><text:span text:style-name="T972"><text:s/>hours<text:s/></text:span><text:span text:style-name="T973">for</text:span><text:span text:style-name="T974"><text:s/>finance content</text:span><text:span text:style-name="T975">).</text:span><text:span text:style-name="T976"><text:s/>The velocity ratio is above<text:s/></text:span><text:span text:style-name="T977">2.0</text:span><text:span text:style-name="T978"><text:s/>— the content is performing at more than<text:s/></text:span><text:span text:style-name="T979">double</text:span><text:span text:style-name="T980"><text:s/>its velocity threshold</text:span><text:span text:style-name="T981">.</text:span><text:span text:style-name="T982"><text:s/>The<text:s/></text:span><text:span text:style-name="T983">comment</text:span><text:span text:style-name="T984"><text:s/>section is active — at least<text:s/></text:span><text:span text:style-name="T985">3</text:span><text:span text:style-name="T986"><text:s/></text:span><text:span text:style-name="T987">top</text:span><text:span text:style-name="T988"><text:s/>comments have been captured in<text:s/></text:span><text:span text:style-name="T989">`</text:span><text:span text:style-name="T990">discovery_signals.top_existing_comments</text:span><text:span text:style-name="T991">`,</text:span><text:span text:style-name="T992"><text:s/>indicating a live</text:span><text:span text:style-name="T993">,</text:span><text:span text:style-name="T994"><text:s/>engaged audience</text:span><text:span text:style-name="T995">.</text:span><text:span text:style-name="T996">At least one<text:s/></text:span><text:span text:style-name="T997">of</text:span><text:span text:style-name="T998"><text:s/>the<text:s/></text:span><text:span text:style-name="T999">following</text:span><text:span text:style-name="T1000"><text:s/>amplifying signals is present:<text:s/></text:span><text:span text:style-name="T1001">`</text:span><text:span text:style-name="T1002">discovery_signals.is_cross_platform</text:span><text:span text:style-name="T1003">`</text:span><text:span text:style-name="T1004"><text:s/>is<text:s/></text:span><text:span text:style-name="T1005">true</text:span><text:span text:style-name="T1006">,</text:span><text:span text:style-name="T1007"><text:s/></text:span><text:span text:style-name="T1008">`</text:span><text:span text:style-name="T1009">author.verified</text:span><text:span text:style-name="T1010">`</text:span><text:span text:style-name="T1011"><text:s/>is<text:s/></text:span><text:span text:style-name="T1012">true</text:span><text:span text:style-name="T1013">,</text:span><text:span text:style-name="T1014"><text:s/></text:span><text:span text:style-name="T1015">`</text:span><text:span text:style-name="T1016">author.follower_count</text:span><text:span text:style-name="T1017">`</text:span><text:span text:style-name="T1018"><text:s/>exceeds<text:s/></text:span><text:span text:style-name="T1019">500</text:span><text:span text:style-name="T1020">,</text:span><text:span text:style-name="T1021">000</text:span><text:span text:style-name="T1022">,</text:span><text:span text:style-name="T1023"><text:s/>or<text:s/></text:span><text:span text:style-name="T1024">`</text:span><text:span text:style-name="T1025">discovery_signals.trending_topic</text:span><text:span text:style-name="T1026">`</text:span><text:span text:style-name="T1027"><text:s/>is populated</text:span><text:span text:style-name="T1028">.</text:span><text:line-break/><text:line-break/><text:span text:style-name="T1029">A score<text:s/></text:span><text:span text:style-name="T1030">of</text:span><text:span text:style-name="T1031"><text:s/></text:span><text:span text:style-name="T1032">3</text:span><text:span text:style-name="T1033"><text:s/>does not<text:s/></text:span><text:span text:style-name="T1034">require</text:span><text:span text:style-name="T1035"><text:s/></text:span><text:span text:style-name="T1036">all</text:span><text:span text:style-name="T1037"><text:s/>amplifying signals —<text:s/></text:span><text:span text:style-name="T1038">any</text:span><text:span text:style-name="T1039"><text:s/>one<text:s/></text:span><text:span text:style-name="T1040">of</text:span><text:span text:style-name="T1041"><text:s/>them qualifies</text:span><text:span text:style-name="T1042">.</text:span><text:span text:style-name="T1043"><text:s/>A score<text:s/></text:span><text:span text:style-name="T1044">of</text:span><text:span text:style-name="T1045"><text:s/></text:span><text:span text:style-name="T1046">3</text:span><text:span text:style-name="T1047"><text:s/>requires Phase<text:s/></text:span><text:span text:style-name="T1048">1</text:span><text:span text:style-name="T1049"><text:s/>timing — Phase<text:s/></text:span><text:span text:style-name="T1050">2</text:span><text:span text:style-name="T1051"><text:s/>content cannot score<text:s/></text:span><text:span text:style-name="T1052">3</text:span><text:span text:style-name="T1053"><text:s/>regardless<text:s/></text:span><text:span text:style-name="T1054">of</text:span><text:span text:style-name="T1055"><text:s/>velocity or amplifying signals</text:span><text:span text:style-name="T1056">.</text:span><text:line-break/><text:line-break/><text:span text:style-name="T1057">**Score<text:s/></text:span><text:span text:style-name="T1058">2</text:span><text:span text:style-name="T1059"><text:s/>— Moderate Engagement Potential**</text:span><text:line-break/><text:line-break/><text:span text:style-name="T1060">Content scores<text:s/></text:span><text:span text:style-name="T1061">2</text:span><text:span text:style-name="T1062"><text:s/></text:span><text:span text:style-name="T1063">when</text:span><text:span text:style-name="T1064"><text:s/>it meets the threshold but not the criteria<text:s/></text:span><text:span text:style-name="T1065">for</text:span><text:span text:style-name="T1066"><text:s/>a score<text:s/></text:span><text:span text:style-name="T1067">of</text:span><text:span text:style-name="T1068"><text:s/></text:span><text:span text:style-name="T1069">3.</text:span><text:span text:style-name="T1070"><text:s/></text:span><text:span text:style-name="T1071">Any</text:span><text:span text:style-name="T1072"><text:s/></text:span><text:span text:style-name="T1073">of</text:span><text:span text:style-name="T1074"><text:s/>the<text:s/></text:span><text:span text:style-name="T1075">following</text:span><text:span text:style-name="T1076"><text:s/>conditions produces a score<text:s/></text:span><text:span text:style-name="T1077">of</text:span><text:span text:style-name="T1078"><text:s/></text:span><text:span text:style-name="T1079">2</text:span><text:span text:style-name="T1080">:</text:span><text:line-break/><text:line-break/><text:span text:style-name="T1081">Phase<text:s/></text:span><text:span text:style-name="T1082">1</text:span><text:span text:style-name="T1083"><text:s/>content<text:s/></text:span><text:span text:style-name="T1084">with</text:span><text:span text:style-name="T1085"><text:s/>velocity ratio between<text:s/></text:span><text:span text:style-name="T1086">1.0</text:span><text:span text:style-name="T1087"><text:s/>and<text:s/></text:span><text:span text:style-name="T1088">2.0</text:span><text:span text:style-name="T1089"><text:s/>and<text:s/></text:span><text:span text:style-name="T1090">no</text:span><text:span text:style-name="T1091"><text:s/>amplifying signals</text:span><text:span text:style-name="T1092">.</text:span><text:span text:style-name="T1093"><text:s/>Phase<text:s/></text:span><text:span text:style-name="T1094">2</text:span><text:span text:style-name="T1095"><text:s/>content<text:s/></text:span><text:span text:style-name="T1096">with</text:span><text:span text:style-name="T1097"><text:s/>velocity ratio above<text:s/></text:span><text:span text:style-name="T1098">2.0</text:span><text:span text:style-name="T1099"><text:s/>and at least one amplifying signal</text:span><text:span text:style-name="T1100">.</text:span><text:span text:style-name="T1101"><text:s/>Content<text:s/></text:span><text:span text:style-name="T1102">from</text:span><text:span text:style-name="T1103"><text:s/>a Tier<text:s/></text:span><text:span text:style-name="T1104">1</text:span><text:span text:style-name="T1105"><text:s/>or Tier<text:s/></text:span><text:span text:style-name="T1106">2</text:span><text:span text:style-name="T1107"><text:s/>creator watchlist regardless<text:s/></text:span><text:span text:style-name="T1108">of</text:span><text:span text:style-name="T1109"><text:s/>timing phase</text:span><text:span text:style-name="T1110">,</text:span><text:span text:style-name="T1111"><text:s/></text:span><text:span text:style-name="T1112">as</text:span><text:span text:style-name="T1113"><text:s/>long<text:s/></text:span><text:span text:style-name="T1114">as</text:span><text:span text:style-name="T1115"><text:s/>it is<text:s/></text:span><text:span text:style-name="T1116">within</text:span><text:span text:style-name="T1117"><text:s/>the maximum age window and above the velocity threshold</text:span><text:span text:style-name="T1118">.</text:span><text:line-break/><text:line-break/><text:span text:style-name="T1119">**Score<text:s/></text:span><text:span text:style-name="T1120">1</text:span><text:span text:style-name="T1121"><text:s/>— Low Engagement Potential**</text:span><text:line-break/><text:line-break/><text:span text:style-name="T1122">Content scores<text:s/></text:span><text:span text:style-name="T1123">1</text:span><text:span text:style-name="T1124"><text:s/></text:span><text:span text:style-name="T1125">when</text:span><text:span text:style-name="T1126"><text:s/>engagement is above the velocity threshold but the opportunity is limited</text:span><text:span text:style-name="T1127">.</text:span><text:span text:style-name="T1128"><text:s/></text:span><text:span text:style-name="T1129">Any</text:span><text:span text:style-name="T1130"><text:s/></text:span><text:span text:style-name="T1131">of</text:span><text:span text:style-name="T1132"><text:s/>the<text:s/></text:span><text:span text:style-name="T1133">following</text:span><text:span text:style-name="T1134"><text:s/>conditions produces a score<text:s/></text:span><text:span text:style-name="T1135">of</text:span><text:span text:style-name="T1136"><text:s/></text:span><text:span text:style-name="T1137">1</text:span><text:span text:style-name="T1138">:</text:span><text:line-break/><text:line-break/><text:span text:style-name="T1139">Phase<text:s/></text:span><text:span text:style-name="T1140">2</text:span><text:span text:style-name="T1141"><text:s/>content<text:s/></text:span><text:span text:style-name="T1142">with</text:span><text:span text:style-name="T1143"><text:s/>velocity ratio between<text:s/></text:span><text:span text:style-name="T1144">1.0</text:span><text:span text:style-name="T1145"><text:s/>and<text:s/></text:span><text:span text:style-name="T1146">2.0</text:span><text:span text:style-name="T1147"><text:s/>and<text:s/></text:span><text:span text:style-name="T1148">no</text:span><text:span text:style-name="T1149"><text:s/>amplifying signals</text:span><text:span text:style-name="T1150">.</text:span><text:span text:style-name="T1151"><text:s/>Phase<text:s/></text:span><text:span text:style-name="T1152">3</text:span><text:span text:style-name="T1153"><text:s/>content<text:s/></text:span><text:span text:style-name="T1154">with</text:span><text:span text:style-name="T1155"><text:s/>velocity ratio above<text:s/></text:span><text:span text:style-name="T1156">2.0</text:span><text:span text:style-name="T1157">.</text:span><text:span text:style-name="T1158"><text:s/>Finance content<text:s/></text:span><text:span text:style-name="T1159">within</text:span><text:span text:style-name="T1160"><text:s/>its<text:s/></text:span><text:span text:style-name="T1161">72</text:span><text:span text:style-name="T1162">-</text:span><text:span text:style-name="T1163">hour</text:span><text:span text:style-name="T1164"><text:s/>window but in Phase<text:s/></text:span><text:span text:style-name="T1165">3</text:span><text:span text:style-name="T1166">,</text:span><text:span text:style-name="T1167">where</text:span><text:span text:style-name="T1168"><text:s/>search-driven discovery means the<text:s/></text:span><text:span text:style-name="T1169">comment</text:span><text:span text:style-name="T1170"><text:s/>section may still accumulate views<text:s/></text:span><text:span text:style-name="T1171">over</text:span><text:span text:style-name="T1172"><text:s/></text:span><text:span text:style-name="T1173">time</text:span><text:span text:style-name="T1174">.</text:span><text:span text:style-name="T1175"><text:s/>Content<text:s/></text:span><text:span text:style-name="T1176">from</text:span><text:span text:style-name="T1177"><text:s/>Tier<text:s/></text:span><text:span text:style-name="T1178">3</text:span><text:span text:style-name="T1179"><text:s/>creator watchlist</text:span><text:span text:style-name="T1180">.</text:span><text:line-break/><text:line-break/><text:span text:style-name="T1181">**Score<text:s/></text:span><text:span text:style-name="T1182">0</text:span><text:span text:style-name="T1183"><text:s/>—<text:s/></text:span><text:span text:style-name="T1184">No</text:span><text:span text:style-name="T1185"><text:s/>Engagement Potential**</text:span><text:line-break/><text:line-break/><text:span text:style-name="T1186">Content scores<text:s/></text:span><text:span text:style-name="T1187">0</text:span><text:span text:style-name="T1188"><text:s/>in<text:s/></text:span><text:span text:style-name="T1189">any</text:span><text:span text:style-name="T1190"><text:s/></text:span><text:span text:style-name="T1191">of</text:span><text:span text:style-name="T1192"><text:s/>the<text:s/></text:span><text:span text:style-name="T1193">following</text:span><text:span text:style-name="T1194"><text:s/>conditions:</text:span><text:line-break/><text:line-break/><text:span text:style-name="T1195">Content is in expired<text:s/></text:span><text:span text:style-name="T1196">status</text:span><text:span text:style-name="T1197"><text:s/>— age exceeds the maximum window<text:s/></text:span><text:span text:style-name="T1198">for</text:span><text:span text:style-name="T1199"><text:s/>its category</text:span><text:span text:style-name="T1200">.</text:span><text:span text:style-name="T1201"><text:s/>This should not occur<text:s/></text:span><text:span text:style-name="T1202">if</text:span><text:span text:style-name="T1203"><text:s/>the Queue Reader</text:span><text:span text:style-name="T1204">'s expiry check is working, but the evaluator must handle it defensively. Content has a velocity ratio below 1.0 — it did not pass the velocity threshold. This should not occur if the Filter Pipeline is working, but again the evaluator must handle it defensively. Content has null metrics and `metrics.metrics_available` is false — the velocity cannot be assessed.</text:span><text:line-break/><text:line-break/><text:span text:style-name="T1205">A score of 0 does not terminate evaluation — the Evaluation Engine continues to the next dimension. But a score of 0 here means the composite score cannot exceed 5 (maximum remaining scores: Alex Angle 3 + Mode Clarity 2 = 5), which produces an Engage Standard outcome at best. In practice, content with zero Engagement Potential almost never reaches Engage Standard because Alex Angle and Mode Clarity scores of 3 and 2 are not independently achievable on stale, low-velocity content.</text:span><text:line-break/><text:line-break/><text:span text:style-name="T1206">---</text:span><text:line-break/><text:line-break/><text:span text:style-name="T1207">### Inputs Used</text:span><text:line-break/><text:line-break/><text:span text:style-name="T1208">The Engagement Potential evaluator reads the following fields from the discovery record:</text:span><text:line-break/><text:span text:style-name="T1209">```</text:span><text:line-break/><text:span text:style-name="T1210">metrics.adjusted_velocity_score</text:span><text:line-break/><text:span text:style-name="T1211">metrics.velocity_ratio</text:span><text:line-break/><text:span text:style-name="T1212">metrics.velocity_threshold_used</text:span><text:line-break/><text:span text:style-name="T1213">metrics.metrics_available</text:span><text:line-break/><text:span text:style-name="T1214">timing_phase <text:s text:c="25"/>Current phase (recalculated by Queue Reader)</text:span><text:line-break/><text:span text:style-name="T1215">content_age_at_discovery_hours <text:s text:c="7"/>From discovery record</text:span><text:line-break/><text:span text:style-name="T1216">timing_window_remaining_hours <text:s text:c="8"/>Recalculated from current time</text:span><text:line-break/><text:span text:style-name="T1217">discovery_signals.is_cross_platform</text:span><text:line-break/><text:span text:style-name="T1218">discovery_signals.top_existing_comments (count of entries)</text:span><text:line-break/><text:span text:style-name="T1219">discovery_signals.trending_topic</text:span><text:line-break/><text:span text:style-name="T1220">discovery_signals.trending_volume</text:span><text:line-break/><text:span text:style-name="T1221">discovery_signals.category</text:span><text:line-break/><text:span text:style-name="T1222">author.follower_count</text:span><text:line-break/><text:span text:style-name="T1223">author.verified</text:span><text:line-break/><text:span text:style-name="T1224">author.watchlist_tier</text:span><text:line-break/><text:span text:style-name="T1225">```</text:span><text:line-break/><text:line-break/><text:span text:style-name="T1226">---</text:span><text:line-break/><text:line-break/><text:span text:style-name="T1227">### Score Rationale Examples</text:span><text:line-break/><text:line-break/><text:span text:style-name="T1228">These examples show what a well-formed score_rationale looks like for this dimension. The weekly feedback loop reviewer uses these rationales to verify that scoring is working as intended.</text:span><text:line-break/><text:span text:style-name="T1229">```</text:span><text:line-break/><text:span text:style-name="T1230">Score 3 rationale example:</text:span><text:line-break/><text:span text:style-name="T1231">"Score 3 — Phase 1 timing (2.4 hours old), velocity ratio 3.8,</text:span><text:line-break/><text:span text:style-name="T1232">active comment section (5 comments captured),</text:span><text:line-break/><text:span text:style-name="T1233">cross-platform signal present (trending on X and TikTok simultaneously)"</text:span><text:line-break/><text:line-break/><text:span text:style-name="T1234">Score 2 rationale example:</text:span><text:line-break/><text:span text:style-name="T1235">"Score 2 — Phase 2 timing reduces from 3, velocity ratio 2.3</text:span><text:line-break/><text:span text:style-name="T1236">(above 2.0 but Phase 2 cap applies), Tier 1 watchlist creator"</text:span><text:line-break/><text:line-break/><text:span text:style-name="T1237">Score 1 rationale example:</text:span><text:line-break/><text:span text:style-name="T1238">"Score 1 — Phase 3 finance content, velocity ratio 1.4,</text:span><text:line-break/><text:span text:style-name="T1239">no amplifying signals, long-tail search visibility possible"</text:span><text:line-break/><text:line-break/><text:span text:style-name="T1240">Score 0 rationale example:</text:span><text:line-break/><text:span text:style-name="T1241">"Score 0 — Content age 51 hours exceeds 48-hour maximum</text:span><text:line-break/><text:span text:style-name="T1242">for trending_cultural category. Expired before evaluation."</text:span><text:line-break/><text:span text:style-name="T1243">```</text:span><text:line-break/><text:line-break/><text:span text:style-name="T1244">---</text:span><text:line-break/><text:line-break/><text:span text:style-name="T1245">### Edge Cases</text:span><text:line-break/><text:line-break/><text:span text:style-name="T1246">**Null top_existing_comments.** If `discovery_signals.top_existing_comments` is an empty array — comment extraction failed or the content is too new to have comments — do not penalize the score for this. An empty comments array does not indicate an inactive comment section. It indicates a data gap. Treat the active comment section criterion as unknown rather than failed. A score of 3 is still possible if all other criteria are met.</text:span><text:line-break/><text:line-break/><text:span text:style-name="T1247">**Null author follower count.** TikTok discovery records commonly have null `author.follower_count` because the Research API does not return this field. When follower count is null, treat the follower count amplifying signal as absent — not as a 500K+ account and not as a sub-1000 account. The score is determined by the remaining criteria without the follower count signal.</text:span><text:line-break/><text:line-break/><text:span text:style-name="T1248">**Null velocity ratio.** Serper-sourced content with null metrics produces a null velocity ratio. Score 0 for Engagement Potential. Log the null metrics as the reason.</text:span><text:line-break/><text:line-break/><text:span text:style-name="T1249">**Creator watchlist content with expired timing.** Even Tier 1 creator watchlist content should not score above 0 if it is past the maximum age window. The Queue Reader'</text:span><text:span text:style-name="T1250">s expiry<text:s/></text:span><text:span text:style-name="T1251">check</text:span><text:span text:style-name="T1252"><text:s/>should catch this</text:span><text:span text:style-name="T1253">,</text:span><text:span text:style-name="T1254"><text:s/>but<text:s/></text:span><text:span text:style-name="T1255">if</text:span><text:span text:style-name="T1256"><text:s/>an expired watchlist record reaches the evaluator</text:span><text:span text:style-name="T1257">,</text:span><text:span text:style-name="T1258"><text:s/>score<text:s/></text:span><text:span text:style-name="T1259">0</text:span><text:span text:style-name="T1260"><text:s/>and log it</text:span><text:span text:style-name="T1261">.</text:span><text:line-break/><text:line-break/><text:span text:style-name="T1262">---</text:span><text:line-break/><text:line-break/><text:span text:style-name="T1263">## Dimension 2: Alex Angle Strength</text:span><text:line-break/><text:line-break/><text:span text:style-name="T1264">---</text:span><text:line-break/><text:line-break/><text:span text:style-name="T1265">### What Alex Angle Strength Measures</text:span><text:line-break/><text:line-break/><text:span text:style-name="T1266">Alex Angle Strength measures the quality and specificity<text:s/></text:span><text:span text:style-name="T1267">of</text:span><text:span text:style-name="T1268"><text:s/>the<text:s/></text:span><text:span text:style-name="T1269">comment</text:span><text:span text:style-name="T1270"><text:s/>Alex can<text:s/></text:span><text:span text:style-name="T1271">write</text:span><text:span text:style-name="T1272"><text:s/></text:span><text:span text:style-name="T1273">on</text:span><text:span text:style-name="T1274"><text:s/>this content</text:span><text:span text:style-name="T1275">.</text:span><text:span text:style-name="T1276"><text:s/>It is the most important dimension in the scoring framework because it is the dimension most directly connected<text:s/></text:span><text:span text:style-name="T1277">to</text:span><text:span text:style-name="T1278"><text:s/>whether the agent produces<text:s/></text:span><text:span text:style-name="T1279">value</text:span><text:span text:style-name="T1280"><text:s/>or produces noise</text:span><text:span text:style-name="T1281">.</text:span><text:line-break/><text:line-break/><text:span text:style-name="T1282">The Golden<text:s/></text:span><text:span text:style-name="T1283">Rule</text:span><text:span text:style-name="T1284"><text:s/></text:span><text:span text:style-name="T1285">from</text:span><text:span text:style-name="T1286"><text:s/>the voice document governs this entire dimension: a<text:s/></text:span><text:span text:style-name="T1287">comment</text:span><text:span text:style-name="T1288"><text:s/>that could appear<text:s/></text:span><text:span text:style-name="T1289">on</text:span><text:span text:style-name="T1290"><text:s/></text:span><text:span text:style-name="T1291">any</text:span><text:span text:style-name="T1292"><text:s/>video does not get posted</text:span><text:span text:style-name="T1293">.</text:span><text:span text:style-name="T1294"><text:s/>Every score in this dimension is an evaluation<text:s/></text:span><text:span text:style-name="T1295">of</text:span><text:span text:style-name="T1296"><text:s/>how specific</text:span><text:span text:style-name="T1297">,</text:span><text:span text:style-name="T1298"><text:s/>genuine</text:span><text:span text:style-name="T1299">,</text:span><text:span text:style-name="T1300"><text:s/>and inevitable the best possible<text:s/></text:span><text:span text:style-name="T1301">comment</text:span><text:span text:style-name="T1302"><text:s/></text:span><text:span text:style-name="T1303">on</text:span><text:span text:style-name="T1304"><text:s/>this content is</text:span><text:span text:style-name="T1305">.</text:span><text:span text:style-name="T1306"><text:s/>A score<text:s/></text:span><text:span text:style-name="T1307">of</text:span><text:span text:style-name="T1308"><text:s/></text:span><text:span text:style-name="T1309">3</text:span><text:span text:style-name="T1310"><text:s/>means the angle is so specific<text:s/></text:span><text:span text:style-name="T1311">to</text:span><text:span text:style-name="T1312"><text:s/>this exact content that it could not have been written without watching it</text:span><text:span text:style-name="T1313">.</text:span><text:span text:style-name="T1314"><text:s/>A score<text:s/></text:span><text:span text:style-name="T1315">of</text:span><text:span text:style-name="T1316"><text:s/></text:span><text:span text:style-name="T1317">0</text:span><text:span text:style-name="T1318"><text:s/>means<text:s/></text:span><text:span text:style-name="T1319">no</text:span><text:span text:style-name="T1320"><text:s/>such angle<text:s/></text:span><text:span text:style-name="T1321">exists</text:span><text:span text:style-name="T1322">.</text:span><text:line-break/><text:line-break/><text:span text:style-name="T1323">Alex Angle Strength is also the only dimension<text:s/></text:span><text:span text:style-name="T1324">with</text:span><text:span text:style-name="T1325"><text:s/>a hard termination condition</text:span><text:span text:style-name="T1326">.</text:span><text:span text:style-name="T1327"><text:s/>A score<text:s/></text:span><text:span text:style-name="T1328">of</text:span><text:span text:style-name="T1329"><text:s/></text:span><text:span text:style-name="T1330">0</text:span><text:span text:style-name="T1331"><text:s/>terminates evaluation and routes the record<text:s/></text:span><text:span text:style-name="T1332">to</text:span><text:span text:style-name="T1333"><text:s/></text:span><text:span text:style-name="T1334">Do</text:span><text:span text:style-name="T1335"><text:s/>Not Engage regardless<text:s/></text:span><text:span text:style-name="T1336">of</text:span><text:span text:style-name="T1337"><text:s/></text:span><text:span text:style-name="T1338">all</text:span><text:span text:style-name="T1339"><text:s/>other scores</text:span><text:span text:style-name="T1340">.</text:span><text:span text:style-name="T1341">This is the correct behavior</text:span><text:span text:style-name="T1342">.</text:span><text:span text:style-name="T1343"><text:s/>A high-velocity</text:span><text:span text:style-name="T1344">,</text:span><text:span text:style-name="T1345"><text:s/>Phase<text:s/></text:span><text:span text:style-name="T1346">1</text:span><text:span text:style-name="T1347">,</text:span><text:span text:style-name="T1348"><text:s/>perfectly safe piece<text:s/></text:span><text:span text:style-name="T1349">of</text:span><text:span text:style-name="T1350"><text:s/>content<text:s/></text:span><text:span text:style-name="T1351">with</text:span><text:span text:style-name="T1352"><text:s/></text:span><text:span text:style-name="T1353">no</text:span><text:span text:style-name="T1354"><text:s/>genuine Alex angle is worth nothing — posting a generic<text:s/></text:span><text:span text:style-name="T1355">comment</text:span><text:span text:style-name="T1356"><text:s/></text:span><text:span text:style-name="T1357">on</text:span><text:span text:style-name="T1358"><text:s/>it actively damages the persona<text:s/></text:span><text:span text:style-name="T1359">by</text:span><text:span text:style-name="T1360"><text:s/>making Alex look like a bot</text:span><text:span text:style-name="T1361">.</text:span><text:line-break/><text:line-break/><text:span text:style-name="T1362">---</text:span><text:line-break/><text:line-break/><text:span text:style-name="T1363">### What the Evaluator Is Actually Doing</text:span><text:line-break/><text:line-break/><text:span text:style-name="T1364">The Alex Angle Strength evaluator is performing a different kind<text:s/></text:span><text:span text:style-name="T1365">of</text:span><text:span text:style-name="T1366"><text:s/>evaluation than the other three dimensions</text:span><text:span text:style-name="T1367">.</text:span><text:span text:style-name="T1368"><text:s/>Engagement Potential</text:span><text:span text:style-name="T1369">,</text:span><text:span text:style-name="T1370"><text:s/></text:span><text:span text:style-name="T1371">Mode</text:span><text:span text:style-name="T1372"><text:s/>Clarity</text:span><text:span text:style-name="T1373">,</text:span><text:span text:style-name="T1374"><text:s/>and Risk<text:s/></text:span><text:span text:style-name="T1375">Level</text:span><text:span text:style-name="T1376"><text:s/>evaluate objective</text:span><text:span text:style-name="T1377">,</text:span><text:span text:style-name="T1378">measurable attributes<text:s/></text:span><text:span text:style-name="T1379">of</text:span><text:span text:style-name="T1380"><text:s/>the content — timing</text:span><text:span text:style-name="T1381">,</text:span><text:span text:style-name="T1382"><text:s/>velocity</text:span><text:span text:style-name="T1383">,</text:span><text:span text:style-name="T1384"><text:s/>keyword presence</text:span><text:span text:style-name="T1385">,</text:span><text:span text:style-name="T1386"><text:s/>sensitivity patterns</text:span><text:span text:style-name="T1387">.</text:span><text:span text:style-name="T1388"><text:s/>Alex Angle Strength evaluates something more subjective: the quality<text:s/></text:span><text:span text:style-name="T1389">of</text:span><text:span text:style-name="T1390"><text:s/>a<text:s/></text:span><text:span text:style-name="T1391">comment</text:span><text:span text:style-name="T1392"><text:s/>that does not exist yet</text:span><text:span text:style-name="T1393">.</text:span><text:line-break/><text:line-break/><text:span text:style-name="T1394">This means the evaluator cannot simply<text:s/></text:span><text:span text:style-name="T1395">read</text:span><text:span text:style-name="T1396"><text:s/>a field<text:s/></text:span><text:span text:style-name="T1397">from</text:span><text:span text:style-name="T1398"><text:s/>the discovery record and map it<text:s/></text:span><text:span text:style-name="T1399">to</text:span><text:span text:style-name="T1400"><text:s/>a score</text:span><text:span text:style-name="T1401">.</text:span><text:span text:style-name="T1402"><text:s/>It must reason about the content — its<text:s/></text:span><text:span text:style-name="T1403">text</text:span><text:span text:style-name="T1404">,</text:span><text:span text:style-name="T1405"><text:s/>its context</text:span><text:span text:style-name="T1406">,</text:span><text:span text:style-name="T1407"><text:s/>its<text:s/></text:span><text:span text:style-name="T1408">comment</text:span><text:span text:style-name="T1409"><text:s/>section — and assess whether a specific</text:span><text:span text:style-name="T1410">,</text:span><text:span text:style-name="T1411"><text:s/>genuine</text:span><text:span text:style-name="T1412">,</text:span><text:span text:style-name="T1413"><text:s/>non-generic<text:s/></text:span><text:span text:style-name="T1414">comment</text:span><text:span text:style-name="T1415"><text:s/>is achievable</text:span><text:span text:style-name="T1416">.</text:span><text:line-break/><text:line-break/><text:span text:style-name="T1417">For</text:span><text:span text:style-name="T1418"><text:s/>an AI agent doing this evaluation</text:span><text:span text:style-name="T1419">,</text:span><text:span text:style-name="T1420"><text:s/>the inputs are: the content<text:s/></text:span><text:span text:style-name="T1421">text</text:span><text:span text:style-name="T1422">,</text:span><text:span text:style-name="T1423"><text:s/>the hashtags</text:span><text:span text:style-name="T1424">,</text:span><text:span text:style-name="T1425"><text:s/>the<text:s/></text:span><text:span text:style-name="T1426">top</text:span><text:span text:style-name="T1427"><text:s/>existing comments</text:span><text:span text:style-name="T1428">,</text:span><text:span text:style-name="T1429"><text:s/>the keyword matches that triggered discovery</text:span><text:span text:style-name="T1430">,</text:span><text:span text:style-name="T1431"><text:s/>and the content category</text:span><text:span text:style-name="T1432">.</text:span><text:span text:style-name="T1433"><text:s/></text:span><text:span text:style-name="T1434">From</text:span><text:span text:style-name="T1435">these inputs the evaluator must determine whether a<text:s/></text:span><text:span text:style-name="T1436">comment</text:span><text:span text:style-name="T1437"><text:s/></text:span><text:span text:style-name="T1438">exists</text:span><text:span text:style-name="T1439"><text:s/>that is: specific<text:s/></text:span><text:span text:style-name="T1440">to</text:span><text:span text:style-name="T1441"><text:s/>something in this content</text:span><text:span text:style-name="T1442">,</text:span><text:span text:style-name="T1443"><text:s/>something Alex would actually say in<text:s/></text:span><text:span text:style-name="T1444">character</text:span><text:span text:style-name="T1445">,</text:span><text:span text:style-name="T1446"><text:s/>at a<text:s/></text:span><text:span text:style-name="T1447">level</text:span><text:span text:style-name="T1448"><text:s/>that would make a human stop and<text:s/></text:span><text:span text:style-name="T1449">read</text:span><text:span text:style-name="T1450"><text:s/>it rather than scroll past it</text:span><text:span text:style-name="T1451">,</text:span><text:span text:style-name="T1452"><text:s/>and not already said<text:s/></text:span><text:span text:style-name="T1453">by</text:span><text:span text:style-name="T1454"><text:s/>an existing<text:s/></text:span><text:span text:style-name="T1455">top</text:span><text:span text:style-name="T1456"><text:s/></text:span><text:span text:style-name="T1457">comment</text:span><text:span text:style-name="T1458">.</text:span><text:line-break/><text:line-break/><text:span text:style-name="T1459">---</text:span><text:line-break/><text:line-break/><text:span text:style-name="T1460">### The Quality Ladder</text:span><text:line-break/><text:line-break/><text:span text:style-name="T1461">The voice document defines a quality ladder<text:s/></text:span><text:span text:style-name="T1462">for</text:span><text:span text:style-name="T1463"><text:s/>comments</text:span><text:span text:style-name="T1464">.</text:span><text:span text:style-name="T1465"><text:s/>The Alex Angle Strength evaluator maps its score<text:s/></text:span><text:span text:style-name="T1466">to</text:span><text:span text:style-name="T1467"><text:s/>this ladder</text:span><text:span text:style-name="T1468">.</text:span><text:span text:style-name="T1469"><text:s/>The evaluator</text:span><text:span text:style-name="T1470">'s job is to assess what level on the quality ladder the best possible comment on this content could reach.</text:span><text:line-break/><text:line-break/><text:span text:style-name="T1471">The quality levels are described in the voice document. For scoring purposes, the mapping is:</text:span><text:line-break/><text:line-break/><text:span text:style-name="T1472">Level 5 (the best possible — genuinely unexpected, perfectly specific): achievable angle → Score 3</text:span><text:line-break/><text:line-break/><text:span text:style-name="T1473">Level 4 (strong — specific and good, clearly Alex): achievable angle → Score 3 or 2 depending on how clearly specific it is</text:span><text:line-break/><text:line-break/><text:span text:style-name="T1474">Level 3 (acceptable — specific enough to not be generic, passes the Golden Rule): achievable angle → Score 2</text:span><text:line-break/><text:line-break/><text:span text:style-name="T1475">Level 2 (marginal — technically non-generic but forgettable): achievable angle → Score 1</text:span><text:line-break/><text:line-break/><text:span text:style-name="T1476">Level 1 (generic — could appear on any video): no specific angle → Score 0</text:span><text:line-break/><text:line-break/><text:span text:style-name="T1477">---</text:span><text:line-break/><text:line-break/><text:span text:style-name="T1478">### Scoring Criteria</text:span><text:line-break/><text:line-break/><text:span text:style-name="T1479">**Score 3 — Strong Angle**</text:span><text:line-break/><text:line-break/><text:span text:style-name="T1480">The content contains a specific, identifiable moment, detail, or tension that creates a comment opportunity that is impossible to write without having actually read or watched this content. The angle is not constructed by forcing a finance lens onto irrelevant content — it arises naturally from what the content is about. The comment that corresponds to this angle would strike a reader as inevitable — of course that is the comment to write here.</text:span><text:line-break/><text:line-break/><text:span text:style-name="T1481">Signals that suggest a score of 3:</text:span><text:line-break/><text:line-break/><text:span text:style-name="T1482">The content text contains a specific detail, number, moment, or statement that Alex can respond to directly. The top existing comments show that the audience is already engaged with the specific aspect Alex would comment on — Alex'</text:span><text:span text:style-name="T1483">s<text:s/></text:span><text:span text:style-name="T1484">comment</text:span><text:span text:style-name="T1485"><text:s/>would<text:s/></text:span><text:span text:style-name="T1486">join</text:span><text:span text:style-name="T1487"><text:s/>an active conversation rather than<text:s/></text:span><text:span text:style-name="T1488">start</text:span><text:span text:style-name="T1489"><text:s/>one in a dead section</text:span><text:span text:style-name="T1490">.</text:span><text:span text:style-name="T1491"><text:s/>The content</text:span><text:span text:style-name="T1492">'s category is finance_content and the keyword match is a Tier 1 direct-relevance term — the MoneyLion product or perspective is directly relevant to what is being discussed. The content has a clear emotional beat — frustration, surprise, relief, humor — that Alex can meet at the right register without manufacturing a connection.</text:span><text:line-break/><text:line-break/><text:span text:style-name="T1493">**Score 2 — Adequate Angle**</text:span><text:line-break/><text:line-break/><text:span text:style-name="T1494">A specific angle exists but it requires thought to construct. The comment is not immediately obvious but upon reflection it is genuinely specific to this content. The connection between the content and what Alex would say is real but not immediate.</text:span><text:line-break/><text:line-break/><text:span text:style-name="T1495">Signals that suggest a score of 2:</text:span><text:line-break/><text:line-break/><text:span text:style-name="T1496">The content is finance-adjacent (Tier 2 keyword match) and the finance angle is not the content'</text:span><text:span text:style-name="T1497">s<text:s/></text:span><text:span text:style-name="T1498">primary</text:span><text:span text:style-name="T1499"><text:s/>subject but is genuinely present</text:span><text:span text:style-name="T1500">.</text:span><text:span text:style-name="T1501"><text:s/>The content</text:span><text:span text:style-name="T1502">'s topic is one where Alex has a recognizable perspective, but the specific execution of the comment requires creativity to find. The existing top comments show that the audience has already made some of the obvious observations — Alex needs to find a less obvious angle that is still specific.</text:span><text:line-break/><text:line-break/><text:span text:style-name="T1503">**Score 1 — Weak Angle**</text:span><text:line-break/><text:line-break/><text:span text:style-name="T1504">An angle technically exists but it is either generic, forced, or already said. The comment that corresponds to this angle would pass the Golden Rule test only narrowly — it references something specific to this content but it would not make anyone stop scrolling.</text:span><text:line-break/><text:line-break/><text:span text:style-name="T1505">Signals that suggest a score of 1:</text:span><text:line-break/><text:line-break/><text:span text:style-name="T1506">The best angle Alex could write is a finance pun or wordplay that references the content'</text:span><text:span text:style-name="T1507">s topic but does not engage<text:s/></text:span><text:span text:style-name="T1508">with</text:span><text:span text:style-name="T1509"><text:s/>its specific content</text:span><text:span text:style-name="T1510">.</text:span><text:span text:style-name="T1511"><text:s/>The keyword<text:s/></text:span><text:span text:style-name="T1512">match</text:span><text:span text:style-name="T1513"><text:s/>is a Tier<text:s/></text:span><text:span text:style-name="T1514">2</text:span><text:span text:style-name="T1515"><text:s/>finance-adjacent term and the connection<text:s/></text:span><text:span text:style-name="T1516">to</text:span><text:span text:style-name="T1517"><text:s/>what Alex would say requires significant construction</text:span><text:span text:style-name="T1518">.</text:span><text:span text:style-name="T1519"><text:s/>Multiple existing<text:s/></text:span><text:span text:style-name="T1520">top</text:span><text:span text:style-name="T1521"><text:s/>comments have already said what Alex would say — the angle<text:s/></text:span><text:span text:style-name="T1522">exists</text:span><text:span text:style-name="T1523"><text:s/>but the space is occupied</text:span><text:span text:style-name="T1524">.</text:span><text:line-break/><text:line-break/><text:span text:style-name="T1525">**Score<text:s/></text:span><text:span text:style-name="T1526">0</text:span><text:span text:style-name="T1527"><text:s/>—<text:s/></text:span><text:span text:style-name="T1528">No</text:span><text:span text:style-name="T1529"><text:s/>Angle**</text:span><text:line-break/><text:line-break/><text:span text:style-name="T1530">No</text:span><text:span text:style-name="T1531"><text:s/>specific</text:span><text:span text:style-name="T1532">,</text:span><text:span text:style-name="T1533"><text:s/>genuine<text:s/></text:span><text:span text:style-name="T1534">comment</text:span><text:span text:style-name="T1535"><text:s/></text:span><text:span text:style-name="T1536">exists</text:span><text:span text:style-name="T1537">.</text:span><text:span text:style-name="T1538"><text:s/></text:span><text:span text:style-name="T1539">Any</text:span><text:span text:style-name="T1540"><text:s/></text:span><text:span text:style-name="T1541">comment</text:span><text:span text:style-name="T1542"><text:s/>Alex would<text:s/></text:span><text:span text:style-name="T1543">write</text:span><text:span text:style-name="T1544"><text:s/></text:span><text:span text:style-name="T1545">on</text:span><text:span text:style-name="T1546"><text:s/>this content would be generic — it could appear<text:s/></text:span><text:span text:style-name="T1547">on</text:span><text:span text:style-name="T1548"><text:s/>a dozen other videos without being<text:s/></text:span><text:span text:style-name="T1549">out</text:span><text:span text:style-name="T1550"><text:s/></text:span><text:span text:style-name="T1551">of</text:span><text:span text:style-name="T1552"><text:s/>place</text:span><text:span text:style-name="T1553">.</text:span><text:span text:style-name="T1554"><text:s/>This triggers the hard termination</text:span><text:span text:style-name="T1555">.</text:span><text:line-break/><text:line-break/><text:span text:style-name="T1556">Signals that suggest a score<text:s/></text:span><text:span text:style-name="T1557">of</text:span><text:span text:style-name="T1558"><text:s/></text:span><text:span text:style-name="T1559">0</text:span><text:span text:style-name="T1560">:</text:span><text:line-break/><text:line-break/><text:span text:style-name="T1561">The content is straightforward in a way that leaves<text:s/></text:span><text:span text:style-name="T1562">no</text:span><text:span text:style-name="T1563"><text:s/>room<text:s/></text:span><text:span text:style-name="T1564">for</text:span><text:span text:style-name="T1565"><text:s/>a specific observation — a cooking tutorial<text:s/></text:span><text:span text:style-name="T1566">with</text:span><text:span text:style-name="T1567"><text:s/>a budget tip embedded</text:span><text:span text:style-name="T1568">,</text:span><text:span text:style-name="T1569"><text:s/></text:span><text:span text:style-name="T1570">where</text:span><text:span text:style-name="T1571"><text:s/>the finance observation is too surface-</text:span><text:span text:style-name="T1572">level</text:span><text:span text:style-name="T1573"><text:s/></text:span><text:span text:style-name="T1574">to</text:span><text:span text:style-name="T1575">produce a non-generic<text:s/></text:span><text:span text:style-name="T1576">comment</text:span><text:span text:style-name="T1577">.</text:span><text:span text:style-name="T1578"><text:s/>The content is<text:s/></text:span><text:span text:style-name="T1579">from</text:span><text:span text:style-name="T1580"><text:s/>the Trending<text:s/></text:span><text:span text:style-name="T1581">Loop</text:span><text:span text:style-name="T1582"><text:s/>and is cultural content<text:s/></text:span><text:span text:style-name="T1583">(</text:span><text:span text:style-name="T1584">Mode</text:span><text:span text:style-name="T1585"><text:s/></text:span><text:span text:style-name="T1586">1</text:span><text:span text:style-name="T1587">)</text:span><text:span text:style-name="T1588"><text:s/></text:span><text:span text:style-name="T1589">where</text:span><text:span text:style-name="T1590"><text:s/>the finance-person-at-a-party angle does not naturally arise<text:s/></text:span><text:span text:style-name="T1591">from</text:span><text:span text:style-name="T1592"><text:s/>anything specific in the content</text:span><text:span text:style-name="T1593">.</text:span><text:span text:style-name="T1594"><text:s/></text:span><text:span text:style-name="T1595">All</text:span><text:span text:style-name="T1596"><text:s/>possible angles have already been taken<text:s/></text:span><text:span text:style-name="T1597">by</text:span><text:span text:style-name="T1598"><text:s/></text:span><text:span text:style-name="T1599">top</text:span><text:span text:style-name="T1600"><text:s/>comments<text:s/></text:span><text:span text:style-name="T1601">with</text:span><text:span text:style-name="T1602"><text:s/>thousands<text:s/></text:span><text:span text:style-name="T1603">of</text:span><text:span text:style-name="T1604"><text:s/>likes</text:span><text:span text:style-name="T1605">.</text:span><text:line-break/><text:line-break/><text:span text:style-name="T1606">---</text:span><text:line-break/><text:line-break/><text:span text:style-name="T1607">### Inputs Used</text:span><text:line-break/><text:span text:style-name="T1608">```</text:span><text:line-break/><text:span text:style-name="T1609">content.text</text:span><text:line-break/><text:span text:style-name="T1610">content.hashtags</text:span><text:line-break/><text:span text:style-name="T1611">discovery_signals.top_existing_comments</text:span><text:line-break/><text:span text:style-name="T1612">discovery_signals.keyword_matches</text:span><text:line-break/><text:span text:style-name="T1613">discovery_signals.keyword_tier</text:span><text:line-break/><text:span text:style-name="T1614">discovery_signals.category</text:span><text:line-break/><text:span text:style-name="T1615">discovery_signals.source</text:span><text:line-break/><text:span text:style-name="T1616">content_type</text:span><text:line-break/><text:span text:style-name="T1617">platform</text:span><text:line-break/><text:span text:style-name="T1618">author.watchlist_tier</text:span><text:line-break/><text:span text:style-name="T1619">metrics.likes <text:s text:c="26"/>As a proxy for content quality/resonance</text:span><text:line-break/><text:span text:style-name="T1620">metrics.comments <text:s text:c="23"/>High comment count suggests active discussion</text:span><text:line-break/><text:span text:style-name="T1621">``</text:span><text:span text:style-name="T1622">`</text:span><text:line-break/><text:line-break/><text:span text:style-name="T1623">---</text:span><text:line-break/><text:line-break/><text:span text:style-name="T1624">### The Top Comments Check</text:span><text:line-break/><text:line-break/><text:span text:style-name="T1625">The<text:s/></text:span><text:span text:style-name="T1626">top</text:span><text:span text:style-name="T1627"><text:s/>existing comments are the most important input<text:s/></text:span><text:span text:style-name="T1628">for</text:span><text:span text:style-name="T1629"><text:s/>Alex Angle Strength evaluation<text:s/></text:span><text:span text:style-name="T1630">after</text:span><text:span text:style-name="T1631"><text:s/>the content<text:s/></text:span><text:span text:style-name="T1632">text</text:span><text:span text:style-name="T1633"><text:s/>itself</text:span><text:span text:style-name="T1634">.</text:span><text:span text:style-name="T1635"><text:s/>Before assigning a score</text:span><text:span text:style-name="T1636">,</text:span><text:span text:style-name="T1637"><text:s/>the evaluator must<text:s/></text:span><text:span text:style-name="T1638">check</text:span><text:span text:style-name="T1639"><text:s/>whether<text:s/></text:span><text:span text:style-name="T1640">any</text:span><text:span text:style-name="T1641">existing<text:s/></text:span><text:span text:style-name="T1642">top</text:span><text:span text:style-name="T1643"><text:s/>comments have already occupied the angle Alex would take</text:span><text:span text:style-name="T1644">.</text:span><text:line-break/><text:line-break/><text:span text:style-name="T1645">The<text:s/></text:span><text:span text:style-name="T1646">check</text:span><text:span text:style-name="T1647"><text:s/>works<text:s/></text:span><text:span text:style-name="T1648">as</text:span><text:span text:style-name="T1649"><text:s/>follows:<text:s/></text:span><text:span text:style-name="T1650">for</text:span><text:span text:style-name="T1651"><text:s/>each<text:s/></text:span><text:span text:style-name="T1652">top</text:span><text:span text:style-name="T1653"><text:s/></text:span><text:span text:style-name="T1654">comment</text:span><text:span text:style-name="T1655"><text:s/>in<text:s/></text:span><text:span text:style-name="T1656">`</text:span><text:span text:style-name="T1657">discovery_signals.top_existing_comments</text:span><text:span text:style-name="T1658">`,</text:span><text:span text:style-name="T1659"><text:s/>assess whether the<text:s/></text:span><text:span text:style-name="T1660">comment</text:span><text:span text:style-name="T1661">'s substance overlaps with the angle Alex would write. If a top comment with over 1,000 likes has already made the finance observation Alex would make, the angle is occupied. Reduce the score by 1 if the best angle is occupied by an existing top comment. Do not reduce below 1 — a score of 1 means the angle exists but is weak, which is accurate if the angle has been taken. A score of 0 means no angle exists at all, which is different from an angle that exists but has been taken.</text:span><text:line-break/><text:line-break/><text:span text:style-name="T1662">Log the top comment check result in the evaluation metadata: which comment (if any) was assessed as occupying the Alex angle, and whether a score reduction was applied.</text:span><text:line-break/><text:line-break/><text:span text:style-name="T1663">---</text:span><text:line-break/><text:line-break/><text:span text:style-name="T1664">### Score Rationale Examples</text:span><text:line-break/><text:span text:style-name="T1665">```</text:span><text:line-break/><text:span text:style-name="T1666">Score 3 rationale example:</text:span><text:line-break/><text:span text:style-name="T1667">"Score 3 — Content is a salary transparency video where creator</text:span><text:line-break/><text:span text:style-name="T1668">reveals $43K salary at age 29 and asks if they'</text:span><text:span text:style-name="T1669">re behind</text:span><text:span text:style-name="T1670">.</text:span><text:line-break/><text:span text:style-name="T1671">Specific detail<text:s/></text:span><text:span text:style-name="T1672">(</text:span><text:span text:style-name="T1673">salary amount and age</text:span><text:span text:style-name="T1674">)</text:span><text:span text:style-name="T1675"><text:s/>creates a direct</text:span><text:line-break/><text:span text:style-name="T1676">MoneyLion Credit Builder angle</text:span><text:span text:style-name="T1677">.</text:span><text:span text:style-name="T1678"><text:s/></text:span><text:span text:style-name="T1679">No</text:span><text:span text:style-name="T1680"><text:s/>existing<text:s/></text:span><text:span text:style-name="T1681">top</text:span><text:span text:style-name="T1682"><text:s/></text:span><text:span text:style-name="T1683">comment</text:span><text:line-break/><text:span text:style-name="T1684">addresses this specific observation</text:span><text:span text:style-name="T1685">.</text:span><text:span text:style-name="T1686"><text:s/></text:span><text:span text:style-name="T1687">Level</text:span><text:span text:style-name="T1688"><text:s/></text:span><text:span text:style-name="T1689">4</text:span><text:span text:style-name="T1690">-</text:span><text:span text:style-name="T1691">5</text:span><text:span text:style-name="T1692"><text:s/>angle achievable</text:span><text:span text:style-name="T1693">.</text:span><text:span text:style-name="T1694">"</text:span><text:line-break/><text:line-break/><text:span text:style-name="T1695">Score 2 rationale example:</text:span><text:line-break/><text:span text:style-name="T1696">"</text:span><text:span text:style-name="T1697">Score<text:s/></text:span><text:span text:style-name="T1698">2</text:span><text:span text:style-name="T1699"><text:s/>— Finance-adjacent content<text:s/></text:span><text:span text:style-name="T1700">(</text:span><text:span text:style-name="T1701">quiet quitting</text:span><text:span text:style-name="T1702">)</text:span><text:span text:style-name="T1703"><text:s/></text:span><text:span text:style-name="T1704">where</text:span><text:line-break/><text:span text:style-name="T1705">the financial implications<text:s/></text:span><text:span text:style-name="T1706">of</text:span><text:span text:style-name="T1707"><text:s/>job change are present but</text:span><text:line-break/><text:span text:style-name="T1708">secondary</text:span><text:span text:style-name="T1709">.</text:span><text:span text:style-name="T1710"><text:s/>Angle requires construction — not immediately</text:span><text:line-break/><text:span text:style-name="T1711">obvious but genuinely specific</text:span><text:span text:style-name="T1712">.</text:span><text:span text:style-name="T1713"><text:s/>Existing<text:s/></text:span><text:span text:style-name="T1714">top</text:span><text:span text:style-name="T1715"><text:s/></text:span><text:span text:style-name="T1716">comment</text:span><text:span text:style-name="T1717"><text:s/></text:span><text:span text:style-name="T1718">with</text:span><text:line-break/><text:span text:style-name="T1719">2</text:span><text:span text:style-name="T1720">,</text:span><text:span text:style-name="T1721">400</text:span><text:span text:style-name="T1722"><text:s/>likes has already made the salary observation</text:span><text:span text:style-name="T1723">,</text:span><text:line-break/><text:span text:style-name="T1724">requiring a less obvious angle</text:span><text:span text:style-name="T1725">.</text:span><text:span text:style-name="T1726">"</text:span><text:line-break/><text:line-break/><text:span text:style-name="T1727">Score 1 rationale example:</text:span><text:line-break/><text:span text:style-name="T1728">"</text:span><text:span text:style-name="T1729">Score<text:s/></text:span><text:span text:style-name="T1730">1</text:span><text:span text:style-name="T1731"><text:s/>— Cultural content<text:s/></text:span><text:span text:style-name="T1732">(</text:span><text:span text:style-name="T1733">workplace comedy</text:span><text:span text:style-name="T1734">)</text:span><text:span text:style-name="T1735"><text:s/></text:span><text:span text:style-name="T1736">where</text:span><text:span text:style-name="T1737"><text:s/>finance</text:span><text:line-break/><text:span text:style-name="T1738">lens is possible but thin</text:span><text:span text:style-name="T1739">.</text:span><text:span text:style-name="T1740"><text:s/>Best available angle is a wordplay</text:span><text:line-break/><text:span text:style-name="T1741">on</text:span><text:span text:style-name="T1742"><text:s/></text:span><text:span text:style-name="T1743">'paycheck'</text:span><text:span text:style-name="T1744"><text:s/>that<text:s/></text:span><text:span text:style-name="T1745">references</text:span><text:span text:style-name="T1746"><text:s/>the specific content but would</text:span><text:line-break/><text:span text:style-name="T1747">not stop a scrolling reader</text:span><text:span text:style-name="T1748">.</text:span><text:span text:style-name="T1749">"</text:span><text:line-break/><text:line-break/><text:span text:style-name="T1750">Score 0 rationale example:</text:span><text:line-break/><text:span text:style-name="T1751">"</text:span><text:span text:style-name="T1752">Score<text:s/></text:span><text:span text:style-name="T1753">0</text:span><text:span text:style-name="T1754"><text:s/>— High-velocity cooking content<text:s/></text:span><text:span text:style-name="T1755">with</text:span><text:span text:style-name="T1756"><text:s/></text:span><text:span text:style-name="T1757">no</text:span><text:span text:style-name="T1758"><text:s/>finance</text:span><text:line-break/><text:span text:style-name="T1759">angle</text:span><text:span text:style-name="T1760">.</text:span><text:span text:style-name="T1761"><text:s/>Source tag is trending_cultural but content is</text:span><text:line-break/><text:span text:style-name="T1762">a recipe tutorial<text:s/></text:span><text:span text:style-name="T1763">with</text:span><text:span text:style-name="T1764"><text:s/></text:span><text:span text:style-name="T1765">no</text:span><text:span text:style-name="T1766"><text:s/>specific detail that creates</text:span><text:line-break/><text:span text:style-name="T1767">an Alex angle</text:span><text:span text:style-name="T1768">.</text:span><text:span text:style-name="T1769"><text:s/></text:span><text:span text:style-name="T1770">Any</text:span><text:span text:style-name="T1771"><text:s/></text:span><text:span text:style-name="T1772">comment</text:span><text:span text:style-name="T1773"><text:s/>would be generic</text:span><text:span text:style-name="T1774">.</text:span><text:line-break/><text:span text:style-name="T1775">EVALUATION<text:s/></text:span><text:span text:style-name="T1776">TERMINATED</text:span><text:span text:style-name="T1777">.</text:span><text:span text:style-name="T1778">"</text:span><text:line-break/><text:span text:style-name="T1779">```</text:span><text:line-break/><text:line-break/><text:span text:style-name="T1780">---</text:span><text:line-break/><text:line-break/><text:span text:style-name="T1781">### Edge Cases</text:span><text:line-break/><text:line-break/><text:span text:style-name="T1782">**Content with no text.** Some content — particularly Instagram Reels — may have minimal or no caption text. If `content.text` is null or under 10 characters, the evaluator must rely entirely on hashtags and top existing comments to assess angle strength. If those are also sparse, score 1 or 0 depending on whether the content category suggests an angle is possible. Log the sparse text as a factor in the rationale.</text:span><text:line-break/><text:line-break/><text:span text:style-name="T1783">**MoneyLion mentioned negatively.** If the keyword matches include a MoneyLion-specific term and the content text appears to discuss MoneyLion negatively, score 0 for Alex Angle Strength. Engaging with content that criticizes MoneyLion requires a carefully crafted human response, not an agent-generated comment. The Risk Level evaluator will also flag this content, but the Angle Strength evaluator should independently recognize this case and score accordingly.</text:span><text:line-break/><text:line-break/><text:span text:style-name="T1784">**Competitor content.** Content that matches competitor terms (Chime, SoFi, etc.) in Tier 1 is often a genuine Mode 2 engagement opportunity — Alex can add value to a conversation about a competitor's product. Score these based on whether a specific, non-generic MoneyLion-relevant angle exists in the content. Do not automatically score competitor content high or low — evaluate the specific angle available.</text:span><text:line-break/><text:line-break/><text:span text:style-name="T1785">---</text:span><text:line-break/><text:line-break/><text:span text:style-name="T1786">## Dimension 3: Mode Clarity</text:span><text:line-break/><text:line-break/><text:span text:style-name="T1787">---</text:span><text:line-break/><text:line-break/><text:span text:style-name="T1788">### What Mode Clarity Measures</text:span><text:line-break/><text:line-break/><text:span text:style-name="T1789">Mode Clarity measures how unambiguously the correct operating mode for Alex can be identified from this content. The voice document defines two modes: Mode 1 (the finance person at a party — engaged cultural participant who happens to work in finance) and Mode 2 (the knowledgeable friend — warm, practical financial guidance). Using the wrong mode on content is one of the most damaging errors the agent can make. Mode 2 warmth on content that calls for Mode 1 humor comes across as tone-deaf. Mode 1 humor on content where someone is expressing genuine financial anxiety comes across as dismissive and cold.</text:span><text:line-break/><text:line-break/><text:span text:style-name="T1790">Mode Clarity does not measure which mode is correct — it measures how clearly the correct mode can be identified. Content where the correct mode is obvious scores high. Content where the mode is ambiguous — where choosing incorrectly is a real risk — scores low. Content where the mode cannot be determined with confidence scores 0 and is flagged for human review.</text:span><text:line-break/><text:line-break/><text:span text:style-name="T1791">---</text:span><text:line-break/><text:line-break/><text:span text:style-name="T1792">### Scoring Criteria</text:span><text:line-break/><text:line-break/><text:span text:style-name="T1793">**Score 2 — Mode Unambiguous**</text:span><text:line-break/><text:line-break/><text:span text:style-name="T1794">The correct operating mode can be identified with full confidence. One of the following is true:</text:span><text:line-break/><text:line-break/><text:span text:style-name="T1795">The content has no finance angle whatsoever — it is pure cultural or entertainment content. Mode 1 is the only possible mode. Or: the content is unambiguously about personal finance — a salary reveal, a debt payoff journey, a credit score question. Mode 2 is the only appropriate mode.</text:span><text:line-break/><text:line-break/><text:span text:style-name="T1796">The key test for a score of 2: if a second evaluator looked at this content independently, they would reach the same mode conclusion without hesitation or qualification.</text:span><text:line-break/><text:line-break/><text:span text:style-name="T1797">**Score 1 — Mode Determinable With Confidence**</text:span><text:line-break/><text:line-break/><text:span text:style-name="T1798">The correct mode can be identified but it requires interpretation. The content is finance-adjacent but not primarily financial — workplace content, cost-of-living content, lifestyle content with financial undertones. The likely mode is Mode 1 but Mode 2 is not impossible. Or: the content discusses financial stress in a way that is primarily humorous rather than a genuine expression of distress — Mode 1 humor is probably right but Mode 2 warmth is not wrong.</text:span><text:line-break/><text:line-break/><text:span text:style-name="T1799">A score of 1 means the evaluator has determined a mode with reasonable confidence, but acknowledges that the determination required judgment rather than being self-evident. The mode is included in the scoring result with a confidence note.</text:span><text:line-break/><text:line-break/><text:span text:style-name="T1800">**Score 0 — Mode Indeterminate**</text:span><text:line-break/><text:line-break/><text:span text:style-name="T1801">The correct mode cannot be determined with confidence. The content sits directly on the line between the two modes in a way where choosing incorrectly carries meaningful risk. This triggers a human review flag — not a termination of evaluation, but an override that routes the record to the Yellow-tier queue regardless of the composite score.</text:span><text:line-break/><text:line-break/><text:span text:style-name="T1802">The clearest example from the voice document: content that expresses financial anxiety through humor. It is simultaneously funny about something serious. Mode 1 humor could be read as dismissive of real distress. Mode 2 warmth could be read as missing the joke. The risk of getting it wrong is high enough that a human must determine the mode before the comment is generated.</text:span><text:line-break/><text:line-break/><text:span text:style-name="T1803">A score of 0 on Mode Clarity does not terminate evaluation. The composite score is calculated including this 0. But the Tier Classifier treats a Mode Clarity score of 0 as a Yellow-tier flag that overrides the Green-tier classification regardless of the composite score.</text:span><text:line-break/><text:line-break/><text:span text:style-name="T1804">---</text:span><text:line-break/><text:line-break/><text:span text:style-name="T1805">### Mode Identification Logic</text:span><text:line-break/><text:line-break/><text:span text:style-name="T1806">The Mode Clarity evaluator determines mode using the following logic. This logic produces the mode determination that is stored in the scoring result and passed to the Comment Generation Component.</text:span><text:line-break/><text:line-break/><text:span text:style-name="T1807">**Step 1: Check content category.**</text:span><text:line-break/><text:line-break/><text:span text:style-name="T1808">If `discovery_signals.category` is "</text:span><text:span text:style-name="T1809">trending_cultural</text:span><text:span text:style-name="T1810">" or "</text:span><text:span text:style-name="T1811">viral_general</text:span><text:span text:style-name="T1812">" — Mode 1 is the default. Proceed to Step 3.</text:span><text:line-break/><text:line-break/><text:span text:style-name="T1813">If `discovery_signals.category` is "</text:span><text:span text:style-name="T1814">finance_content</text:span><text:span text:style-name="T1815">" or "</text:span><text:span text:style-name="T1816">creator_watchlist</text:span><text:span text:style-name="T1817">" — Mode 2 is the default. Proceed to Step 2.</text:span><text:line-break/><text:line-break/><text:span text:style-name="T1818">**Step 2: Check for humor indicators in finance content.**</text:span><text:line-break/><text:line-break/><text:span text:style-name="T1819">Finance content defaults to Mode 2, but finance content that is primarily comedic requires Mode 1. Check the content text for humor indicators: emoji commonly used in humorous contexts (💀 😭 💸 🤣), humor hashtags (#fyp content that references the comedy of the situation), explicit humor framing ("</text:span><text:span text:style-name="T1820">me<text:s/></text:span><text:span text:style-name="T1821">when</text:span><text:span text:style-name="T1822">,</text:span><text:span text:style-name="T1823">" "</text:span><text:span text:style-name="T1824">POV</text:span><text:span text:style-name="T1825">,</text:span><text:span text:style-name="T1826">" "</text:span><text:span text:style-name="T1827">nobody:</text:span><text:span text:style-name="T1828">" formats). If strong humor indicators are present in finance content, reconsider Mode 2 as the default and assess Mode 1 as an alternative.</text:span><text:line-break/><text:line-break/><text:span text:style-name="T1829">If both modes are plausible after this check, score Mode Clarity 0. If Mode 2 remains clearly dominant after the humor check, score Mode Clarity 2.</text:span><text:line-break/><text:line-break/><text:span text:style-name="T1830">**Step 3: Check for financial distress in cultural content.**</text:span><text:line-break/><text:line-break/><text:span text:style-name="T1831">Cultural content defaults to Mode 1, but cultural content that reveals genuine financial distress — even when framed humorously — may warrant Mode 2 warmth. Check for distress signals: language suggesting real stress rather than performative humor ("</text:span><text:span text:style-name="T1832">I actually can</text:span><text:span text:style-name="T1833">'t afford," "this isn'</text:span><text:span text:style-name="T1834">t a joke</text:span><text:span text:style-name="T1835">,</text:span><text:span text:style-name="T1836">" "</text:span><text:span text:style-name="T1837">genuinely scared</text:span><text:span text:style-name="T1838">"), comment section content showing others expressing real distress rather than laughing along.</text:span><text:line-break/><text:line-break/><text:span text:style-name="T1839">If genuine distress signals are present in cultural content, assess whether Mode 2 warmth is more appropriate than Mode 1 humor. If both are plausible, score Mode Clarity 0. If Mode 1 remains clearly appropriate, score Mode Clarity 2 or 1.</text:span><text:line-break/><text:line-break/><text:span text:style-name="T1840">---</text:span><text:line-break/><text:line-break/><text:span text:style-name="T1841">### Inputs Used</text:span><text:line-break/><text:span text:style-name="T1842">```</text:span><text:line-break/><text:span text:style-name="T1843">content.text</text:span><text:line-break/><text:span text:style-name="T1844">content.hashtags</text:span><text:line-break/><text:span text:style-name="T1845">discovery_signals.category</text:span><text:line-break/><text:span text:style-name="T1846">discovery_signals.keyword_matches</text:span><text:line-break/><text:span text:style-name="T1847">discovery_signals.keyword_tier</text:span><text:line-break/><text:span text:style-name="T1848">discovery_signals.top_existing_comments</text:span><text:line-break/><text:span text:style-name="T1849">content_type</text:span><text:line-break/><text:span text:style-name="T1850">platform</text:span><text:line-break/><text:span text:style-name="T1851">```</text:span><text:line-break/><text:line-break/><text:span text:style-name="T1852">---</text:span><text:line-break/><text:line-break/><text:span text:style-name="T1853">### Score Rationale Examples</text:span><text:line-break/><text:span text:style-name="T1854">```</text:span><text:line-break/><text:span text:style-name="T1855">Score 2 rationale example (Mode 1 unambiguous):</text:span><text:line-break/><text:span text:style-name="T1856">"</text:span><text:span text:style-name="T1857">Score<text:s/></text:span><text:span text:style-name="T1858">2</text:span><text:span text:style-name="T1859"><text:s/>— Trending cultural content<text:s/></text:span><text:span text:style-name="T1860">(</text:span><text:span text:style-name="T1861">cat video<text:s/></text:span><text:span text:style-name="T1862">with</text:span><text:span text:style-name="T1863"><text:s/>viral</text:span><text:line-break/><text:span text:style-name="T1864">sound</text:span><text:span text:style-name="T1865">).</text:span><text:span text:style-name="T1866"><text:s/>Category is trending_cultural</text:span><text:span text:style-name="T1867">,</text:span><text:span text:style-name="T1868"><text:s/></text:span><text:span text:style-name="T1869">no</text:span><text:span text:style-name="T1870"><text:s/>financial content</text:span><text:line-break/><text:span text:style-name="T1871">whatsoever</text:span><text:span text:style-name="T1872">.</text:span><text:span text:style-name="T1873"><text:s/></text:span><text:span text:style-name="T1874">Mode</text:span><text:span text:style-name="T1875"><text:s/></text:span><text:span text:style-name="T1876">1</text:span><text:span text:style-name="T1877"><text:s/>is the only possible<text:s/></text:span><text:span text:style-name="T1878">mode</text:span><text:span text:style-name="T1879">.</text:span><text:line-break/><text:span text:style-name="T1880">Mode</text:span><text:span text:style-name="T1881"><text:s/>determination:<text:s/></text:span><text:span text:style-name="T1882">Mode</text:span><text:span text:style-name="T1883"><text:s/></text:span><text:span text:style-name="T1884">1</text:span><text:span text:style-name="T1885">,</text:span><text:span text:style-name="T1886"><text:s/>confidence: high</text:span><text:span text:style-name="T1887">.</text:span><text:span text:style-name="T1888">"</text:span><text:line-break/><text:line-break/><text:span text:style-name="T1889">Score 2 rationale example (Mode 2 unambiguous):</text:span><text:line-break/><text:span text:style-name="T1890">"</text:span><text:span text:style-name="T1891">Score<text:s/></text:span><text:span text:style-name="T1892">2</text:span><text:span text:style-name="T1893"><text:s/>— Salary transparency video</text:span><text:span text:style-name="T1894">,</text:span><text:span text:style-name="T1895"><text:s/>Tier<text:s/></text:span><text:span text:style-name="T1896">1</text:span><text:span text:style-name="T1897"><text:s/>keyword<text:s/></text:span><text:span text:style-name="T1898">match</text:span><text:line-break/><text:span text:style-name="T1899">(</text:span><text:span text:style-name="T1900">salary reveal</text:span><text:span text:style-name="T1901">,</text:span><text:span text:style-name="T1902"><text:s/>what I make</text:span><text:span text:style-name="T1903">).</text:span><text:span text:style-name="T1904"><text:s/>Content is unambiguously</text:span><text:line-break/><text:span text:style-name="T1905">about personal finance</text:span><text:span text:style-name="T1906">.</text:span><text:span text:style-name="T1907"><text:s/></text:span><text:span text:style-name="T1908">No</text:span><text:span text:style-name="T1909"><text:s/>humor indicators that would</text:span><text:line-break/><text:span text:style-name="T1910">suggest<text:s/></text:span><text:span text:style-name="T1911">Mode</text:span><text:span text:style-name="T1912"><text:s/></text:span><text:span text:style-name="T1913">1.</text:span><text:span text:style-name="T1914"><text:s/></text:span><text:span text:style-name="T1915">Mode</text:span><text:span text:style-name="T1916"><text:s/>determination:<text:s/></text:span><text:span text:style-name="T1917">Mode</text:span><text:span text:style-name="T1918"><text:s/></text:span><text:span text:style-name="T1919">2</text:span><text:span text:style-name="T1920">,</text:span><text:span text:style-name="T1921"><text:s/>confidence: high</text:span><text:span text:style-name="T1922">.</text:span><text:span text:style-name="T1923">"</text:span><text:line-break/><text:line-break/><text:span text:style-name="T1924">Score 1 rationale example:</text:span><text:line-break/><text:span text:style-name="T1925">"</text:span><text:span text:style-name="T1926">Score<text:s/></text:span><text:span text:style-name="T1927">1</text:span><text:span text:style-name="T1928"><text:s/>— Workplace comedy content<text:s/></text:span><text:span text:style-name="T1929">(</text:span><text:span text:style-name="T1930">quiet quitting POV video</text:span><text:span text:style-name="T1931">).</text:span><text:line-break/><text:span text:style-name="T1932">Category viral_general</text:span><text:span text:style-name="T1933">,</text:span><text:span text:style-name="T1934"><text:s/>Tier<text:s/></text:span><text:span text:style-name="T1935">2</text:span><text:span text:style-name="T1936"><text:s/>keyword<text:s/></text:span><text:span text:style-name="T1937">match</text:span><text:span text:style-name="T1938">.</text:span><text:span text:style-name="T1939"><text:s/>Content is</text:span><text:line-break/><text:span text:style-name="T1940">primarily humor but has a financial undertone</text:span><text:span text:style-name="T1941">.</text:span><text:span text:style-name="T1942"><text:s/></text:span><text:span text:style-name="T1943">Mode</text:span><text:span text:style-name="T1944"><text:s/></text:span><text:span text:style-name="T1945">1</text:span><text:span text:style-name="T1946"><text:s/>is</text:span><text:line-break/><text:span text:style-name="T1947">the likely<text:s/></text:span><text:span text:style-name="T1948">mode</text:span><text:span text:style-name="T1949"><text:s/>but<text:s/></text:span><text:span text:style-name="T1950">Mode</text:span><text:span text:style-name="T1951"><text:s/></text:span><text:span text:style-name="T1952">2</text:span><text:span text:style-name="T1953"><text:s/>is not wrong</text:span><text:span text:style-name="T1954">.</text:span><text:span text:style-name="T1955"><text:s/></text:span><text:span text:style-name="T1956">Mode</text:span><text:span text:style-name="T1957"><text:s/>determination:</text:span><text:line-break/><text:span text:style-name="T1958">Mode</text:span><text:span text:style-name="T1959"><text:s/></text:span><text:span text:style-name="T1960">1</text:span><text:span text:style-name="T1961">,</text:span><text:span text:style-name="T1962"><text:s/>confidence: moderate</text:span><text:span text:style-name="T1963">.</text:span><text:span text:style-name="T1964">"</text:span><text:line-break/><text:line-break/><text:span text:style-name="T1965">Score 0 rationale example:</text:span><text:line-break/><text:span text:style-name="T1966">"</text:span><text:span text:style-name="T1967">Score<text:s/></text:span><text:span text:style-name="T1968">0</text:span><text:span text:style-name="T1969"><text:s/>— Financial anxiety content presented through</text:span><text:line-break/><text:span text:style-name="T1970">self-deprecating humor</text:span><text:span text:style-name="T1971">.</text:span><text:span text:style-name="T1972"><text:s/>Caption:<text:s/></text:span><text:span text:style-name="T1973">'me checking my bank</text:span><text:line-break/><text:span text:style-name="T1974">account 💀💀💀'</text:span><text:span text:style-name="T1975"><text:s/></text:span><text:span text:style-name="T1976">with</text:span><text:span text:style-name="T1977"><text:s/></text:span><text:span text:style-name="T1978">comment</text:span><text:span text:style-name="T1979"><text:s/>section showing both</text:span><text:line-break/><text:span text:style-name="T1980">laughing responses and genuine expressions<text:s/></text:span><text:span text:style-name="T1981">of</text:span><text:span text:style-name="T1982"><text:s/>stress</text:span><text:span text:style-name="T1983">.</text:span><text:line-break/><text:span text:style-name="T1984">Mode</text:span><text:span text:style-name="T1985"><text:s/></text:span><text:span text:style-name="T1986">1</text:span><text:span text:style-name="T1987"><text:s/>risks being dismissive</text:span><text:span text:style-name="T1988">.</text:span><text:span text:style-name="T1989"><text:s/></text:span><text:span text:style-name="T1990">Mode</text:span><text:span text:style-name="T1991"><text:s/></text:span><text:span text:style-name="T1992">2</text:span><text:span text:style-name="T1993"><text:s/>risks missing</text:span><text:line-break/><text:span text:style-name="T1994">the humor</text:span><text:span text:style-name="T1995">.</text:span><text:span text:style-name="T1996"><text:s/></text:span><text:span text:style-name="T1997">Mode</text:span><text:span text:style-name="T1998"><text:s/>cannot be determined<text:s/></text:span><text:span text:style-name="T1999">with</text:span><text:span text:style-name="T2000"><text:s/>confidence</text:span><text:span text:style-name="T2001">.</text:span><text:line-break/><text:span text:style-name="T2002">YELLOW-TIER FLAG APPLIED</text:span><text:span text:style-name="T2003">.</text:span><text:span text:style-name="T2004">"</text:span><text:line-break/><text:span text:style-name="T2005">```</text:span><text:line-break/><text:line-break/><text:span text:style-name="T2006">---</text:span><text:line-break/><text:line-break/><text:span text:style-name="T2007">### Edge Cases</text:span><text:line-break/><text:line-break/><text:span text:style-name="T2008">**Content entirely in a foreign language with English hashtags.** The content text may be in a language other than English, but English finance hashtags triggered discovery. Mode cannot be reliably assessed without understanding the content text. Score Mode Clarity 0 and flag for human review. Note the language issue in the evaluation metadata.</text:span><text:line-break/><text:line-break/><text:span text:style-name="T2009">**Content where Mode 2 would require product-specific knowledge.** Some finance content requires Mode 2 but the specific financial topic is one where MoneyLion's product is not directly relevant — obscure investment instruments, tax law questions, real estate financing. Mode 2 warmth is still appropriate but the evaluator should note that the comment must be genuinely helpful rather than product-promotional. Score Mode Clarity 2 or 1 as normal — this is a guidance note for Comment Generation, not a Mode Clarity issue.</text:span><text:line-break/><text:line-break/><text:span text:style-name="T2010">---</text:span><text:line-break/><text:line-break/><text:span text:style-name="T2011">## Dimension 4: Risk Level</text:span><text:line-break/><text:line-break/><text:span text:style-name="T2012">---</text:span><text:line-break/><text:line-break/><text:span text:style-name="T2013">### What Risk Level Measures</text:span><text:line-break/><text:line-break/><text:span text:style-name="T2014">Risk Level measures the sensitivity, compliance, and reputational risk of engaging with this content. It is the only dimension with a negative score and the only dimension that can terminate evaluation entirely. A score of 0 means the content is appropriate to engage with from a risk perspective. A score of -1 means the content requires human review before any comment is posted. A score of -3 means the content is categorically off-limits.</text:span><text:line-break/><text:line-break/><text:span text:style-name="T2015">Risk Level is evaluated first in the Evaluation Engine because a score of -3 must terminate all further evaluation immediately. The other three dimensions are never evaluated on Red-tier content.</text:span><text:line-break/><text:line-break/><text:span text:style-name="T2016">---</text:span><text:line-break/><text:line-break/><text:span text:style-name="T2017">### The Three Tier System</text:span><text:line-break/><text:line-break/><text:span text:style-name="T2018">**Green Tier — Score 0**</text:span><text:line-break/><text:line-break/><text:span text:style-name="T2019">Content is low-risk. None of the Yellow or Red tier signals are present. The content is lighthearted, non-sensitive, non-controversial. No emotional weight that could make brand engagement inappropriate. No identity dimensions that are central to the content. No health, illness, or medical content. No political or legal content. No minors as the primary subject. No negative MoneyLion association.</text:span><text:line-break/><text:line-break/><text:span text:style-name="T2020">Green-tier content can be auto-posted (in Mode C) if all other scoring conditions are met. Human review is not required by risk considerations, though it may still be required by other routing rules.</text:span><text:line-break/><text:line-break/><text:span text:style-name="T2021">**Yellow Tier — Score -1**</text:span><text:line-break/><text:line-break/><text:span text:style-name="T2022">Content has elevated sensitivity that requires human judgment before posting. A Yellow-tier flag does not mean do not engage — it means do not engage without human review. The specific reason for the Yellow flag must be logged and presented to the human reviewer so they can make an informed decision.</text:span><text:line-break/><text:line-break/><text:span text:style-name="T2023">The following conditions produce a Yellow-tier flag. Any single condition is sufficient.</text:span><text:line-break/><text:line-break/><text:span text:style-name="T2024">Illness, injury, or health content, even when framed humorously. A video about someone's hospital bill is health content even if the creator is laughing about it. A video about medical debt is health content even though it is primarily about finances.</text:span><text:line-break/><text:line-break/><text:span text:style-name="T2025">Emotional vulnerability content — grief, loss, major life stress. Content where the creator or the comment section reveals genuine emotional distress that goes beyond financial anxiety into personal pain.</text:span><text:line-break/><text:line-break/><text:span text:style-name="T2026">Edgy or transgressive content where a misread of Alex's comment could cause offense. Content that is playing with social norms in a way that requires careful navigation.</text:span><text:line-break/><text:line-break/><text:span text:style-name="T2027">Content that names a specific company or employer in a potentially negative context. A video complaining about a specific employer's practices could be a trap for brand engagement.</text:span><text:line-break/><text:line-break/><text:span text:style-name="T2028">Social dynamics with a power imbalance — content about workplace harassment, discrimination, or abuse of power.</text:span><text:line-break/><text:line-break/><text:span text:style-name="T2029">Content from a creator with a known controversy in their history. A creator who has been involved in public controversy is higher risk even if the specific content being engaged with is benign.</text:span><text:line-break/><text:line-break/><text:span text:style-name="T2030">Content where the best Alex comment is bold or edgy in a way that could be misread. If the comment would be funny to most people but offensive to a meaningful minority, it requires human judgment.</text:span><text:line-break/><text:line-break/><text:span text:style-name="T2031">**Red Tier — Score -3**</text:span><text:line-break/><text:line-break/><text:span text:style-name="T2032">Content is categorically off-limits. A score of -3 is absolute and non-negotiable. The following conditions produce a Red-tier score. Any single condition is sufficient.</text:span><text:line-break/><text:line-break/><text:span text:style-name="T2033">Death of any person in any framing — including humorous framings like "</text:span><text:span text:style-name="T2034">RIP my bank account</text:span><text:span text:style-name="T2035">" should be assessed carefully, but content involving an actual person's death is always Red-tier regardless of how the creator frames it.</text:span><text:line-break/><text:line-break/><text:span text:style-name="T2036">Active mental health crisis — content involving self-harm, suicidal ideation, eating disorders, or substance abuse where the creator or subjects are in an active crisis rather than discussing these topics educationally.</text:span><text:line-break/><text:line-break/><text:span text:style-name="T2037">Genuine trauma — content about abuse, assault, violence, or other traumatic experiences.</text:span><text:line-break/><text:line-break/><text:span text:style-name="T2038">Contested political content — any content where a political figure, election, policy controversy, or partisan issue is the primary subject.</text:span><text:line-break/><text:line-break/><text:span text:style-name="T2039">Active news events — breaking news, disasters, crises, or rapidly developing situations.</text:span><text:line-break/><text:line-break/><text:span text:style-name="T2040">Minors as the primary subject of the content.</text:span><text:line-break/><text:line-break/><text:span text:style-name="T2041">Content where MoneyLion's presence would be read as exploitative — financial hardship content where a brand comment would come across as opportunistic.</text:span><text:line-break/><text:line-break/><text:span text:style-name="T2042">Content where MoneyLion is discussed negatively — complaints about the product, negative experiences, criticism of the brand.</text:span><text:line-break/><text:line-break/><text:span text:style-name="T2043">Content involving a direct competitor in a way that could create legal exposure — comparative advertising claims, false statements about competitors.</text:span><text:line-break/><text:line-break/><text:span text:style-name="T2044">Regulatory or legal matters in financial services — content about lawsuits, regulatory actions, compliance failures involving financial institutions.</text:span><text:line-break/><text:line-break/><text:span text:style-name="T2045">---</text:span><text:line-break/><text:line-break/><text:span text:style-name="T2046">### The Coarse Sensitivity Filter Relationship</text:span><text:line-break/><text:line-break/><text:span text:style-name="T2047">The Filter Pipeline's coarse sensitivity filter catches the most obvious Red-tier content before it reaches the Scoring Component. The Risk Level evaluator is not a duplicate of that filter — it is a more thorough evaluation that catches sensitivity patterns the coarse filter may have missed.</text:span><text:line-break/><text:line-break/><text:span text:style-name="T2048">The coarse filter applies simple pattern matching against a defined list of terms. The Risk Level evaluator applies judgment to the full content — including context, framing, comment section content, and creator history signals. Content that the coarse filter passes as acceptable may still receive a Yellow or Red-tier score from the Risk Level evaluator based on contextual signals the pattern match could not detect.</text:span><text:line-break/><text:line-break/><text:span text:style-name="T2049">---</text:span><text:line-break/><text:line-break/><text:span text:style-name="T2050">### Inputs Used</text:span><text:line-break/><text:span text:style-name="T2051">```</text:span><text:line-break/><text:span text:style-name="T2052">content.text</text:span><text:line-break/><text:span text:style-name="T2053">content.hashtags</text:span><text:line-break/><text:span text:style-name="T2054">discovery_signals.top_existing_comments <text:s text:c="3"/>Comment section tone is a risk signal</text:span><text:line-break/><text:span text:style-name="T2055">discovery_signals.keyword_matches <text:s text:c="8"/>MoneyLion-specific matches require</text:span><text:line-break/><text:span text:style-name="T2056"><text:s text:c="41"/>extra risk scrutiny</text:span><text:line-break/><text:span text:style-name="T2057">discovery_signals.category</text:span><text:line-break/><text:span text:style-name="T2058">author.username</text:span><text:line-break/><text:span text:style-name="T2059">author.follower_count <text:s text:c="20"/>High-follower controversial creators</text:span><text:line-break/><text:span text:style-name="T2060"><text:s text:c="41"/>carry higher risk</text:span><text:line-break/><text:span text:style-name="T2061">platform</text:span><text:line-break/><text:span text:style-name="T2062">content_type</text:span><text:line-break/><text:span text:style-name="T2063">parse_errors <text:s text:c="29"/>Null fields may hide risk signals</text:span><text:line-break/><text:span text:style-name="T2064">```</text:span><text:line-break/><text:line-break/><text:span text:style-name="T2065">---</text:span><text:line-break/><text:line-break/><text:span text:style-name="T2066">### Risk Evaluation Process</text:span><text:line-break/><text:line-break/><text:span text:style-name="T2067">The Risk Level evaluator applies checks in this order. The evaluator stops at the first Red-tier condition found.</text:span><text:line-break/><text:line-break/><text:span text:style-name="T2068">**Step 1: Red-tier check.**</text:span><text:line-break/><text:line-break/><text:span text:style-name="T2069">Evaluate the content against every Red-tier condition. Check the content text, hashtags, and top existing comments for signals of each condition. If any Red-tier condition is confirmed, assign score -3. Log the specific condition and the specific signal that triggered it. Terminate evaluation.</text:span><text:line-break/><text:line-break/><text:span text:style-name="T2070">**Step 2: Yellow-tier check.**</text:span><text:line-break/><text:line-break/><text:span text:style-name="T2071">If no Red-tier condition was found, evaluate against every Yellow-tier condition. Check for illness, emotional vulnerability, edginess, named companies, power imbalance, creator controversy, and bold angle risk. If any Yellow-tier condition is found, assign score -1. Log every Yellow-tier condition found — there may be more than one, and each must be presented to the human reviewer. Continue evaluation — Yellow-tier does not terminate.</text:span><text:line-break/><text:line-break/><text:span text:style-name="T2072">**Step 3: Green-tier confirmation.**</text:span><text:line-break/><text:line-break/><text:span text:style-name="T2073">If no Red or Yellow conditions were found, assign score 0. Log the confirmation that no risk signals were found.</text:span><text:line-break/><text:line-break/><text:span text:style-name="T2074">---</text:span><text:line-break/><text:line-break/><text:span text:style-name="T2075">### Score Rationale Examples</text:span><text:line-break/><text:span text:style-name="T2076">```</text:span><text:line-break/><text:span text:style-name="T2077">Score 0 rationale example:</text:span><text:line-break/><text:span text:style-name="T2078">"</text:span><text:span text:style-name="T2079">Score<text:s/></text:span><text:span text:style-name="T2080">0</text:span><text:span text:style-name="T2081"><text:s/></text:span><text:span text:style-name="T2082">(</text:span><text:span text:style-name="T2083">Green</text:span><text:span text:style-name="T2084">)</text:span><text:span text:style-name="T2085"><text:s/>— Salary transparency content</text:span><text:span text:style-name="T2086">.</text:span><text:line-break/><text:span text:style-name="T2087">No</text:span><text:span text:style-name="T2088"><text:s/>death/tragedy signals</text:span><text:span text:style-name="T2089">.</text:span><text:span text:style-name="T2090"><text:s/></text:span><text:span text:style-name="T2091">No</text:span><text:span text:style-name="T2092"><text:s/>mental health crisis signals</text:span><text:span text:style-name="T2093">.</text:span><text:line-break/><text:span text:style-name="T2094">No</text:span><text:span text:style-name="T2095"><text:s/>political content</text:span><text:span text:style-name="T2096">.</text:span><text:span text:style-name="T2097"><text:s/></text:span><text:span text:style-name="T2098">No</text:span><text:span text:style-name="T2099"><text:s/>named company in negative context</text:span><text:span text:style-name="T2100">.</text:span><text:line-break/><text:span text:style-name="T2101">No</text:span><text:span text:style-name="T2102"><text:s/>minor<text:s/></text:span><text:span text:style-name="T2103">as</text:span><text:span text:style-name="T2104"><text:s/></text:span><text:span text:style-name="T2105">primary</text:span><text:span text:style-name="T2106"><text:s/>subject</text:span><text:span text:style-name="T2107">.</text:span><text:span text:style-name="T2108"><text:s/></text:span><text:span text:style-name="T2109">No</text:span><text:span text:style-name="T2110"><text:s/>MoneyLion negative mention</text:span><text:span text:style-name="T2111">.</text:span><text:line-break/><text:span text:style-name="T2112">Creator has<text:s/></text:span><text:span text:style-name="T2113">no</text:span><text:span text:style-name="T2114"><text:s/>flagged controversy history</text:span><text:span text:style-name="T2115">.</text:span><text:span text:style-name="T2116"><text:s/>Content is</text:span><text:line-break/><text:span text:style-name="T2117">appropriate<text:s/></text:span><text:span text:style-name="T2118">for</text:span><text:span text:style-name="T2119"><text:s/>engagement</text:span><text:span text:style-name="T2120">.</text:span><text:span text:style-name="T2121">"</text:span><text:line-break/><text:line-break/><text:span text:style-name="T2122">Score -1 rationale example:</text:span><text:line-break/><text:span text:style-name="T2123">"</text:span><text:span text:style-name="T2124">Score -</text:span><text:span text:style-name="T2125">1</text:span><text:span text:style-name="T2126"><text:s/></text:span><text:span text:style-name="T2127">(</text:span><text:span text:style-name="T2128">Yellow</text:span><text:span text:style-name="T2129">)</text:span><text:span text:style-name="T2130"><text:s/>— Medical debt content</text:span><text:span text:style-name="T2131">.</text:span><text:span text:style-name="T2132"><text:s/>Creator discusses</text:span><text:line-break/><text:span text:style-name="T2133">hospital bill<text:s/></text:span><text:span text:style-name="T2134">from</text:span><text:span text:style-name="T2135"><text:s/>recent surgery</text:span><text:span text:style-name="T2136">.</text:span><text:span text:style-name="T2137"><text:s/>Content involves health/</text:span><text:line-break/><text:span text:style-name="T2138">illness even though framing is financial</text:span><text:span text:style-name="T2139">.</text:span><text:span text:style-name="T2140"><text:s/>Human review required</text:span><text:line-break/><text:span text:style-name="T2141">before<text:s/></text:span><text:span text:style-name="T2142">comment</text:span><text:span text:style-name="T2143"><text:s/>is generated</text:span><text:span text:style-name="T2144">.</text:span><text:span text:style-name="T2145"><text:s/>Specific Yellow flag:</text:span><text:line-break/><text:span text:style-name="T2146">health_illness_content</text:span><text:span text:style-name="T2147">.</text:span><text:span text:style-name="T2148">"</text:span><text:line-break/><text:line-break/><text:span text:style-name="T2149">Score -3 rationale example:</text:span><text:line-break/><text:span text:style-name="T2150">"</text:span><text:span text:style-name="T2151">Score -</text:span><text:span text:style-name="T2152">3</text:span><text:span text:style-name="T2153"><text:s/></text:span><text:span text:style-name="T2154">(</text:span><text:span text:style-name="T2155">Red</text:span><text:span text:style-name="T2156">)</text:span><text:span text:style-name="T2157"><text:s/>— Content involves active news event</text:span><text:span text:style-name="T2158">.</text:span><text:line-break/><text:span text:style-name="T2159">Creator is posting live updates about a<text:s/></text:span><text:span text:style-name="T2160">natural</text:span><text:span text:style-name="T2161"><text:s/>disaster</text:span><text:line-break/><text:span text:style-name="T2162">affecting their community</text:span><text:span text:style-name="T2163">.</text:span><text:span text:style-name="T2164"><text:s/>Brand engagement is categorically</text:span><text:line-break/><text:span text:style-name="T2165">inappropriate</text:span><text:span text:style-name="T2166">.</text:span><text:span text:style-name="T2167"><text:s/>EVALUATION<text:s/></text:span><text:span text:style-name="T2168">TERMINATED</text:span><text:span text:style-name="T2169">.</text:span><text:span text:style-name="T2170">"</text:span><text:line-break/><text:span text:style-name="T2171">```</text:span><text:line-break/><text:line-break/><text:span text:style-name="T2172">---</text:span><text:line-break/><text:line-break/><text:span text:style-name="T2173">### Edge Cases</text:span><text:line-break/><text:line-break/><text:span text:style-name="T2174">**"</text:span><text:span text:style-name="T2175">RIP my savings account</text:span><text:span text:style-name="T2176">" and similar humor.** Humorous use of death-adjacent language in clearly financial contexts is a common social media pattern. The Risk Level evaluator must distinguish between this pattern (not Red-tier) and content where an actual person has died (always Red-tier). The key signal: is the death language applied to a person or to a financial concept? "</text:span><text:span text:style-name="T2177">RIP my paycheck<text:s/></text:span><text:span text:style-name="T2178">after</text:span><text:span text:style-name="T2179"><text:s/>bills</text:span><text:span text:style-name="T2180">" is not Red-tier. "</text:span><text:span text:style-name="T2181">RIP<text:s/></text:span><text:span text:style-name="T2182">[</text:span><text:span text:style-name="T2183">creator</text:span><text:span text:style-name="T2184">'s relative'</text:span><text:span text:style-name="T2185">s name</text:span><text:span text:style-name="T2186">]</text:span><text:span text:style-name="T2187">" is Red-tier. When genuinely ambiguous, default to Yellow-tier rather than Red-tier — human review will make the final determination.</text:span><text:line-break/><text:line-break/><text:span text:style-name="T2188">**Mental health discussed educationally vs. actively.** A creator discussing their past experience with financial stress and mental health as a recovered, reflective narrative is different from a creator in active crisis. The former may be Yellow-tier (emotional vulnerability). The latter is Red-tier (active mental health crisis). The signals: present tense vs. past tense, active distress indicators in the caption or comment section, crisis resources in the content. When ambiguous, default to Yellow-tier.</text:span><text:line-break/><text:line-break/><text:span text:style-name="T2189">**MoneyLion mentioned in passing.** If MoneyLion is mentioned briefly and neutrally in content that is primarily about something else — "</text:span><text:span text:style-name="T2190">I<text:s/></text:span><text:span text:style-name="T2191">use</text:span><text:span text:style-name="T2192"><text:s/>MoneyLion<text:s/></text:span><text:span text:style-name="T2193">for</text:span><text:span text:style-name="T2194"><text:s/>my cash advance</text:span><text:span text:style-name="T2195">" in a broader personal finance video — this is not a Red-tier MoneyLion negative mention. It is a high-priority Tier 1 keyword match. Evaluate it as such. Red-tier MoneyLion mentions are content where MoneyLion is the primary negative subject — complaints, bad experiences, criticism.</text:span><text:line-break/><text:line-break/><text:span text:style-name="T2196">---</text:span><text:line-break/><text:line-break/><text:span text:style-name="T2197">## Composite Score Calculator</text:span><text:line-break/><text:line-break/><text:span text:style-name="T2198">---</text:span><text:line-break/><text:line-break/><text:span text:style-name="T2199">### What the Composite Score Calculator Does</text:span><text:line-break/><text:line-break/><text:span text:style-name="T2200">The Composite Score Calculator receives the four dimension scores from the Evaluation Engine and produces a single composite score that determines the content's outcome category. It enforces the two termination conditions that the Evaluation Engine flagged — Red-tier termination and zero Alex Angle termination — and maps the composite score to one of the five outcome categories.</text:span><text:line-break/><text:line-break/><text:span text:style-name="T2201">---</text:span><text:line-break/><text:line-break/><text:span text:style-name="T2202">### The Calculation</text:span><text:line-break/><text:line-break/><text:span text:style-name="T2203">The composite score formula is:</text:span><text:line-break/><text:span text:style-name="T2204">```</text:span><text:line-break/><text:span text:style-name="T2205">composite_score = engagement_potential + alex_angle_strength +</text:span><text:line-break/><text:span text:style-name="T2206"><text:s text:c="17"/>mode_clarity + risk_level</text:span><text:line-break/><text:span text:style-name="T2207">```</text:span><text:line-break/><text:line-break/><text:span text:style-name="T2208">The maximum possible composite score is 8 (3 + 3 + 2 + 0). The minimum possible composite score before termination conditions is -3 (0 + 0 + 0 + (-3)). In practice, a Risk Level score of -3 terminates evaluation before the composite score is calculated, so the effective minimum composite score for any non-terminated record is 0.</text:span><text:line-break/><text:line-break/><text:span text:style-name="T2209">---</text:span><text:line-break/><text:line-break/><text:span text:style-name="T2210">### Termination Condition Enforcement</text:span><text:line-break/><text:line-break/><text:span text:style-name="T2211">Before calculating the composite score, the Calculator checks for the two termination flags set by the Evaluation Engine.</text:span><text:line-break/><text:line-break/><text:span text:style-name="T2212">**Red-tier termination flag.** If the Risk Level evaluator returned -3 and set the termination flag, the Calculator does not calculate a composite score. It assigns `composite_score: null`, `outcome: "</text:span><text:span text:style-name="T2213">red_tier</text:span><text:span text:style-name="T2214">"`, and passes immediately to the Tier Classifier.</text:span><text:line-break/><text:line-break/><text:span text:style-name="T2215">**Zero Alex Angle termination flag.** If the Alex Angle Strength evaluator returned 0 and set the termination flag, the Calculator assigns `composite_score: 0`, `outcome: "</text:span><text:span text:style-name="T2216">do_not_engage</text:span><text:span text:style-name="T2217">"`, and passes to the Tier Classifier. Note that the composite score is recorded as 0 here even though the Engagement Potential and Mode Clarity dimensions may have produced positive scores — the zero-angle termination overrides the composite calculation.</text:span><text:line-break/><text:line-break/><text:span text:style-name="T2218">---</text:span><text:line-break/><text:line-break/><text:span text:style-name="T2219">### Outcome Category Mapping</text:span><text:line-break/><text:line-break/><text:span text:style-name="T2220">After calculating the composite score, map it to an outcome category:</text:span><text:line-break/><text:span text:style-name="T2221">```</text:span><text:line-break/><text:span text:style-name="T2222">Composite score 7–8: <text:s text:c="3"/>outcome = "</text:span><text:span text:style-name="T2223">engage_immediately</text:span><text:span text:style-name="T2224">"</text:span><text:line-break/><text:span text:style-name="T2225">Composite score 5–6: <text:s text:c="3"/>outcome = "</text:span><text:span text:style-name="T2226">engage_standard</text:span><text:span text:style-name="T2227">"</text:span><text:line-break/><text:span text:style-name="T2228">Composite score 3–4: <text:s text:c="3"/>outcome = "</text:span><text:span text:style-name="T2229">pass</text:span><text:span text:style-name="T2230">"</text:span><text:line-break/><text:span text:style-name="T2231">Composite score 0–2: <text:s text:c="3"/>outcome = "</text:span><text:span text:style-name="T2232">do_not_engage</text:span><text:span text:style-name="T2233">"</text:span><text:line-break/><text:span text:style-name="T2234">Composite score null: <text:s text:c="2"/>outcome = "</text:span><text:span text:style-name="T2235">red_tier</text:span><text:span text:style-name="T2236">"</text:span><text:line-break/><text:span text:style-name="T2237"><text:s text:c="23"/>(set by termination flag, not calculated)</text:span><text:line-break/><text:span text:style-name="T2238">```</text:span><text:line-break/><text:line-break/><text:span text:style-name="T2239">These mappings are fixed. They are not configurable. Do not make them configurable — the outcome thresholds are defined in the voice document and changing them requires a deliberate voice document update, not a configuration change.</text:span><text:line-break/><text:line-break/><text:span text:style-name="T2240">---</text:span><text:line-break/><text:line-break/><text:span text:style-name="T2241">### Yellow-Tier Interaction</text:span><text:line-break/><text:line-break/><text:span text:style-name="T2242">A Yellow-tier flag from the Risk Level evaluator (-1 score) does not change the composite score mapping. The composite score is calculated normally with the -1 included. The outcome category is determined from the composite score normally. The Yellow-tier flag is passed to the Tier Classifier separately, where it overrides the routing destination regardless of the outcome category.</text:span><text:line-break/><text:line-break/><text:span text:style-name="T2243">This means a record with a composite score of 7 and a Yellow-tier flag receives outcome `"</text:span><text:span text:style-name="T2244">engage_immediately</text:span><text:span text:style-name="T2245">"` from the Calculator — but the Tier Classifier overrides the routing from the priority review queue to the Yellow-tier queue. The outcome category reflects the content's quality. The tier classification reflects the risk. Both are recorded in the scoring result.</text:span><text:line-break/><text:line-break/><text:span text:style-name="T2246">---</text:span><text:line-break/><text:line-break/><text:span text:style-name="T2247">### What the Calculator Produces</text:span><text:line-break/><text:line-break/><text:span text:style-name="T2248">The Calculator outputs the following, which it passes to the Tier Classifier:</text:span><text:line-break/><text:span text:style-name="T2249">```</text:span><text:line-break/><text:span text:style-name="T2250">composite_score <text:s text:c="8"/>float or null <text:s text:c="4"/>The calculated composite score</text:span><text:line-break/><text:span text:style-name="T2251">outcome <text:s text:c="16"/>string <text:s text:c="11"/>One of the five outcome categories</text:span><text:line-break/><text:span text:style-name="T2252">dimension_scores <text:s text:c="7"/>object <text:s text:c="11"/>All four dimension scores</text:span><text:line-break/><text:span text:style-name="T2253"><text:s/>risk_level <text:s text:c="11"/>integer <text:s text:c="10"/>0 or -1 or -3</text:span><text:line-break/><text:span text:style-name="T2254"><text:s/>engagement_potential <text:s/>integer <text:s text:c="10"/>0, 1, 2, or 3</text:span><text:line-break/><text:span text:style-name="T2255"><text:s/>alex_angle_strength <text:s text:c="2"/>integer <text:s text:c="10"/>0, 1, 2, or 3</text:span><text:line-break/><text:span text:style-name="T2256"><text:s/>mode_clarity <text:s text:c="9"/>integer <text:s text:c="10"/>0, 1, or 2</text:span><text:line-break/><text:span text:style-name="T2257">termination_flags <text:s text:c="6"/>object</text:span><text:line-break/><text:span text:style-name="T2258"><text:s/>red_tier_terminated <text:s text:c="2"/>boolean</text:span><text:line-break/><text:span text:style-name="T2259"><text:s/>zero_angle_terminated boolean</text:span><text:line-break/><text:span text:style-name="T2260">yellow_tier_flag <text:s text:c="7"/>boolean <text:s text:c="10"/>True if risk_level = -1</text:span><text:line-break/><text:span text:style-name="T2261">mode_determination <text:s text:c="5"/>string or null <text:s text:c="3"/>"</text:span><text:span text:style-name="T2262">mode_1</text:span><text:span text:style-name="T2263">" | "</text:span><text:span text:style-name="T2264">mode_2</text:span><text:span text:style-name="T2265">" | null (if Mode Clarity = 0)</text:span><text:line-break/><text:span text:style-name="T2266">mode_confidence <text:s text:c="8"/>string or null <text:s text:c="3"/>"</text:span><text:span text:style-name="T2267">high</text:span><text:span text:style-name="T2268">" | "</text:span><text:span text:style-name="T2269">moderate</text:span><text:span text:style-name="T2270">" | null</text:span><text:line-break/><text:span text:style-name="T2271">```</text:span><text:line-break/><text:line-break/><text:span text:style-name="T2272">---</text:span><text:line-break/><text:line-break/><text:span text:style-name="T2273">## Tier Classifier</text:span><text:line-break/><text:line-break/><text:span text:style-name="T2274">---</text:span><text:line-break/><text:line-break/><text:span text:style-name="T2275">### What the Tier Classifier Does</text:span><text:line-break/><text:line-break/><text:span text:style-name="T2276">The Tier Classifier receives the Calculator's output and produces the final tier classification and routing queue assignment. It is the last evaluation step before the Queue Router writes results to the database.</text:span><text:line-break/><text:line-break/><text:span text:style-name="T2277">The Tier Classifier applies three classification rules in order.</text:span><text:line-break/><text:line-break/><text:span text:style-name="T2278">**Rule 1: Red-tier classification.** If `red_tier_terminated` is true, classify as Red tier. Assign routing queue `"</text:span><text:span text:style-name="T2279">red_tier</text:span><text:span text:style-name="T2280">"`. No further rules are applied.</text:span><text:line-break/><text:line-break/><text:span text:style-name="T2281">**Rule 2: Yellow-tier override.** If `yellow_tier_flag` is true, classify as Yellow tier regardless of composite score and outcome. Assign routing queue `"</text:span><text:span text:style-name="T2282">yellow_tier</text:span><text:span text:style-name="T2283">"`. The original outcome category is preserved in the scoring result for reference but does not determine routing. No further rules are applied.</text:span><text:line-break/><text:line-break/><text:span text:style-name="T2284">If `mode_clarity_score` is 0, apply the same Yellow-tier override. A Mode Clarity score of 0 is functionally equivalent to a Yellow-tier flag for routing purposes — human review must determine the mode before the comment can be generated.</text:span><text:line-break/><text:line-break/><text:span text:style-name="T2285">**Rule 3: Green-tier classification.** If neither Red nor Yellow conditions apply, classify as Green tier. Assign the routing queue based on the outcome category:</text:span><text:line-break/><text:span text:style-name="T2286">```</text:span><text:line-break/><text:span text:style-name="T2287">outcome "</text:span><text:span text:style-name="T2288">engage_immediately</text:span><text:span text:style-name="T2289">" <text:s/>→ <text:s/>queue "</text:span><text:span text:style-name="T2290">priority_review</text:span><text:span text:style-name="T2291">"</text:span><text:line-break/><text:span text:style-name="T2292">outcome "</text:span><text:span text:style-name="T2293">engage_standard</text:span><text:span text:style-name="T2294">" <text:s text:c="4"/>→ <text:s/>queue "</text:span><text:span text:style-name="T2295">standard_review</text:span><text:span text:style-name="T2296">"</text:span><text:line-break/><text:span text:style-name="T2297">outcome "</text:span><text:span text:style-name="T2298">pass</text:span><text:span text:style-name="T2299">" <text:s text:c="15"/>→ <text:s/>queue "</text:span><text:span text:style-name="T2300">passed</text:span><text:span text:style-name="T2301">"</text:span><text:line-break/><text:span text:style-name="T2302">outcome "</text:span><text:span text:style-name="T2303">do_not_engage</text:span><text:span text:style-name="T2304">" <text:s text:c="6"/>→ <text:s/>queue "</text:span><text:span text:style-name="T2305">do_not_engage"</text:span><text:line-break/><text:span text:style-name="T2306">```</text:span><text:line-break/><text:line-break/><text:span text:style-name="T2307">---</text:span><text:line-break/><text:line-break/><text:span text:style-name="T2308">### Priority Assignment</text:span><text:line-break/><text:line-break/><text:span text:style-name="T2309">Each routing queue entry carries a priority value that the downstream components use to order their work queue. Priority is assigned as follows:</text:span><text:line-break/><text:span text:style-name="T2310">``</text:span><text:span text:style-name="T2311">`</text:span><text:line-break/><text:span text:style-name="T2312">priority_review queue:</text:span><text:line-break/><text:span text:style-name="T2313"><text:s text:c="3"/>Phase<text:s/></text:span><text:span text:style-name="T2314">1</text:span><text:span text:style-name="T2315"><text:s/>content: <text:s text:c="9"/>priority<text:s/></text:span><text:span text:style-name="T2316">1</text:span><text:span text:style-name="T2317"><text:s/></text:span><text:span text:style-name="T2318">(</text:span><text:span text:style-name="T2319">highest</text:span><text:span text:style-name="T2320">)</text:span><text:line-break/><text:span text:style-name="T2321"><text:s text:c="3"/>Phase<text:s/></text:span><text:span text:style-name="T2322">2</text:span><text:span text:style-name="T2323"><text:s/>content: <text:s text:c="9"/>priority<text:s/></text:span><text:span text:style-name="T2324">2</text:span><text:line-break/><text:span text:style-name="T2325"><text:s text:c="3"/>Phase<text:s/></text:span><text:span text:style-name="T2326">3</text:span><text:span text:style-name="T2327"><text:s/>content: <text:s text:c="9"/>priority<text:s/></text:span><text:span text:style-name="T2328">3</text:span><text:line-break/><text:line-break/><text:span text:style-name="T2329">yellow_tier queue:</text:span><text:line-break/><text:span text:style-name="T2330"><text:s text:c="3"/>Phase<text:s/></text:span><text:span text:style-name="T2331">1</text:span><text:span text:style-name="T2332"><text:s/>content: <text:s text:c="9"/>priority<text:s/></text:span><text:span text:style-name="T2333">1</text:span><text:line-break/><text:span text:style-name="T2334"><text:s text:c="3"/>Phase<text:s/></text:span><text:span text:style-name="T2335">2</text:span><text:span text:style-name="T2336"><text:s/>content: <text:s text:c="9"/>priority<text:s/></text:span><text:span text:style-name="T2337">2</text:span><text:line-break/><text:span text:style-name="T2338"><text:s text:c="3"/>Phase<text:s/></text:span><text:span text:style-name="T2339">3</text:span><text:span text:style-name="T2340"><text:s/>content: <text:s text:c="9"/>priority<text:s/></text:span><text:span text:style-name="T2341">3</text:span><text:line-break/><text:line-break/><text:span text:style-name="T2342">standard_review queue:</text:span><text:line-break/><text:span text:style-name="T2343"><text:s text:c="3"/>Finance content</text:span><text:span text:style-name="T2344">,</text:span><text:span text:style-name="T2345"><text:s/>Phase<text:s/></text:span><text:span text:style-name="T2346">2</text:span><text:span text:style-name="T2347">: priority<text:s/></text:span><text:span text:style-name="T2348">2</text:span><text:line-break/><text:span text:style-name="T2349"><text:s text:c="3"/>Cultural content</text:span><text:span text:style-name="T2350">,</text:span><text:span text:style-name="T2351"><text:s/>Phase<text:s/></text:span><text:span text:style-name="T2352">2</text:span><text:span text:style-name="T2353">: priority<text:s/></text:span><text:span text:style-name="T2354">3</text:span><text:line-break/><text:span text:style-name="T2355"><text:s text:c="3"/>Phase<text:s/></text:span><text:span text:style-name="T2356">3</text:span><text:span text:style-name="T2357"><text:s/>content: <text:s text:c="9"/>priority<text:s/></text:span><text:span text:style-name="T2358">4</text:span><text:line-break/><text:line-break/><text:span text:style-name="T2359">All</text:span><text:span text:style-name="T2360"><text:s/>other queues: <text:s text:c="13"/>priority<text:s/></text:span><text:span text:style-name="T2361">5</text:span><text:span text:style-name="T2362"><text:s/></text:span><text:span text:style-name="T2363">(</text:span><text:span text:style-name="T2364">lowest</text:span><text:span text:style-name="T2365">)</text:span></text:p>
      <text:p text:style-name="P2366">The priority value does not affect whether content is engaged with — it only affects the order in which human reviewers and downstream components process their queues. Phase 1 content in any review queue is always processed before Phase 2 content, because Phase 1 content has a shorter window before its timing advantage disappears.</text:p>
      <text:p text:style-name="P2367"/>
      <text:h text:style-name="P2368" text:outline-level="3"><text:span text:style-name="T2369">Mode Determination in the Scoring Result</text:span></text:h>
      <text:p text:style-name="P2370">The Tier Classifier is the last step that has access to the Mode Clarity evaluation before the scoring result is written. It confirms the mode determination for the scoring result:</text:p>
      <text:p text:style-name="P2371"><text:span text:style-name="T2372">If<text:s/></text:span><text:span text:style-name="T2373">mode_confidence</text:span><text:span text:style-name="T2374"><text:s/>is "high" or "moderate" — include<text:s/></text:span><text:span text:style-name="T2375">mode_determination</text:span><text:span text:style-name="T2376"><text:s/>in the scoring result. The Comment Generation Component will use this to determine which mode to write in.</text:span></text:p>
      <text:p text:style-name="P2377"><text:span text:style-name="T2378">If<text:s/></text:span><text:span text:style-name="T2379">mode_confidence</text:span><text:span text:style-name="T2380"><text:s/>is null (Mode Clarity score was 0) — set<text:s/></text:span><text:span text:style-name="T2381">mode_determination</text:span><text:span text:style-name="T2382"><text:s/>to null in the scoring result and flag the record. The Yellow-tier routing ensures a human reviewer will determine the mode before the Comment Generation Component is called.</text:span></text:p>
      <text:p text:style-name="P2383"/>
      <text:h text:style-name="P2384" text:outline-level="2"><text:span text:style-name="T2385">Queue Router</text:span></text:h>
      <text:p text:style-name="P2386"/>
      <text:h text:style-name="P2387" text:outline-level="3"><text:span text:style-name="T2388">What the Queue Router Does</text:span></text:h>
      <text:p text:style-name="P2389"><text:span text:style-name="T2390">The Queue Router is the final sub-component of the Scoring Component. It receives the Tier Classifier's output and performs three database operations: updating the discovery record in the<text:s/></text:span><text:span text:style-name="T2391">discovery_queue</text:span><text:span text:style-name="T2392"><text:s/>table with the full scoring result, writing a routing entry to the<text:s/></text:span><text:span text:style-name="T2393">routing_queues</text:span><text:span text:style-name="T2394"><text:s/>table, and updating the session metrics.</text:span></text:p>
      <text:p text:style-name="P2395"><text:span text:style-name="T2396">These three operations must be wrapped in a single database transaction. If any operation fails, the entire transaction rolls back and the record remains in<text:s/></text:span><text:span text:style-name="T2397">pending_scoring</text:span><text:span text:style-name="T2398"><text:s/>status for retry. Partial writes — where the discovery record is updated but the routing entry is not written, or vice versa — are worse than no write because they leave the pipeline in an inconsistent state.</text:span></text:p>
      <text:p text:style-name="P2399"/>
      <text:h text:style-name="P2400" text:outline-level="3"><text:span text:style-name="T2401">Discovery Queue Update</text:span></text:h>
      <text:p text:style-name="P2402">The Queue Router updates the following fields on the existing discovery record:</text:p>
      <text:p text:style-name="P2403">sql</text:p>
      <text:p text:style-name="P2404"><text:span text:style-name="T2405">UPDATE</text:span><text:span text:style-name="T2406"><text:s/>discovery_queue</text:span><text:line-break/><text:span text:style-name="T2407">SET</text:span><text:line-break/><text:span text:style-name="T2408"><text:s text:c="3"/></text:span><text:span text:style-name="T2409">status</text:span><text:span text:style-name="T2410"><text:s text:c="10"/>= {new_status}</text:span><text:span text:style-name="T2411">,</text:span><text:line-break/><text:span text:style-name="T2412"><text:s text:c="3"/>updated_at <text:s text:c="5"/>=<text:s/></text:span><text:span text:style-name="T2413">NOW</text:span><text:span text:style-name="T2414">(),</text:span><text:line-break/><text:span text:style-name="T2415"><text:s text:c="3"/>record <text:s text:c="9"/>= jsonb_set</text:span><text:span text:style-name="T2416">(</text:span><text:line-break/><text:span text:style-name="T2417"><text:s text:c="23"/>jsonb_set</text:span><text:span text:style-name="T2418">(</text:span><text:span text:style-name="T2419">record</text:span><text:span text:style-name="T2420">,</text:span><text:span text:style-name="T2421"><text:s/></text:span><text:span text:style-name="T2422">'{status}'</text:span><text:span text:style-name="T2423">,</text:span><text:span text:style-name="T2424"><text:s/>{new_status}</text:span><text:span text:style-name="T2425">),</text:span><text:line-break/><text:span text:style-name="T2426"><text:s text:c="23"/></text:span><text:span text:style-name="T2427">'{scoring_result}'</text:span><text:span text:style-name="T2428">,</text:span><text:span text:style-name="T2429"><text:s/>{scoring_result_json}</text:span><text:line-break/><text:span text:style-name="T2430"><text:s text:c="21"/></text:span><text:span text:style-name="T2431">)</text:span><text:line-break/><text:span text:style-name="T2432">WHERE</text:span><text:line-break/><text:span text:style-name="T2433"><text:s text:c="3"/>discovery_id <text:s text:c="3"/>= {discovery_id}</text:span><text:line-break/><text:span text:style-name="T2434"><text:s text:c="3"/>AND<text:s/></text:span><text:span text:style-name="T2435">status</text:span><text:span text:style-name="T2436"><text:s text:c="6"/>=<text:s/></text:span><text:span text:style-name="T2437">'pending_scoring'</text:span><text:line-break/><text:span text:style-name="T2438">```</text:span><text:line-break/><text:line-break/><text:span text:style-name="T2439">The<text:s/></text:span><text:span text:style-name="T2440">`</text:span><text:span text:style-name="T2441">AND<text:s/></text:span><text:span text:style-name="T2442">status</text:span><text:span text:style-name="T2443"><text:s/>=<text:s/></text:span><text:span text:style-name="T2444">'pending_scoring'</text:span><text:span text:style-name="T2445">`</text:span><text:span text:style-name="T2446"><text:s/>condition in the WHERE clause is a safety check. If another process somehow evaluated and updated this record between the Queue Reader locking it and the Queue Router writing the result, this condition will fail and the update will affect 0 rows. The Queue Router must check the update row count. If 0 rows were updated, log a<text:s/></text:span><text:span text:style-name="T2447">`</text:span><text:span text:style-name="T2448">concurrent_modification_detected</text:span><text:span text:style-name="T2449">`</text:span><text:span text:style-name="T2450"><text:s/>critical error with the discovery_id. Do not write the routing entry. Do not retry automatically — flag for manual investigation.</text:span><text:line-break/><text:line-break/><text:span text:style-name="T2451">The new status values by outcome:</text:span><text:line-break/><text:span text:style-name="T2452">``</text:span><text:span text:style-name="T2453">`</text:span><text:line-break/><text:span text:style-name="T2454">outcome<text:s/></text:span><text:span text:style-name="T2455">"engage_immediately"</text:span><text:span text:style-name="T2456">: <text:s text:c="2"/></text:span><text:span text:style-name="T2457">status</text:span><text:span text:style-name="T2458"><text:s/>=<text:s/></text:span><text:span text:style-name="T2459">"pending_priority_review"</text:span><text:line-break/><text:span text:style-name="T2460">outcome<text:s/></text:span><text:span text:style-name="T2461">"engage_standard"</text:span><text:span text:style-name="T2462">: <text:s text:c="5"/></text:span><text:span text:style-name="T2463">status</text:span><text:span text:style-name="T2464"><text:s/>=<text:s/></text:span><text:span text:style-name="T2465">"pending_standard_review"</text:span><text:line-break/><text:span text:style-name="T2466">outcome<text:s/></text:span><text:span text:style-name="T2467">"pass"</text:span><text:span text:style-name="T2468">: <text:s text:c="16"/></text:span><text:span text:style-name="T2469">status</text:span><text:span text:style-name="T2470"><text:s/>=<text:s/></text:span><text:span text:style-name="T2471">"passed"</text:span><text:line-break/><text:span text:style-name="T2472">outcome<text:s/></text:span><text:span text:style-name="T2473">"do_not_engage"</text:span><text:span text:style-name="T2474">: <text:s text:c="7"/></text:span><text:span text:style-name="T2475">status</text:span><text:span text:style-name="T2476"><text:s/>=<text:s/></text:span><text:span text:style-name="T2477">"do_not_engage"</text:span><text:line-break/><text:span text:style-name="T2478">outcome<text:s/></text:span><text:span text:style-name="T2479">"red_tier"</text:span><text:span text:style-name="T2480">: <text:s text:c="12"/></text:span><text:span text:style-name="T2481">status</text:span><text:span text:style-name="T2482"><text:s/>=<text:s/></text:span><text:span text:style-name="T2483">"red_tier"</text:span><text:line-break/><text:span text:style-name="T2484">yellow_tier classification: <text:s text:c="4"/></text:span><text:span text:style-name="T2485">status</text:span><text:span text:style-name="T2486"><text:s/>=<text:s/></text:span><text:span text:style-name="T2487">"pending_yellow_review"</text:span><text:line-break/><text:span text:style-name="T2488">```</text:span><text:line-break/><text:line-break/><text:span text:style-name="T2489">---</text:span><text:line-break/><text:line-break/><text:span text:style-name="T2490">### Scoring Result JSON Structure</text:span><text:line-break/><text:span text:style-name="T2491">The<text:s/></text:span><text:span text:style-name="T2492">`</text:span><text:span text:style-name="T2493">scoring_result</text:span><text:span text:style-name="T2494">`</text:span><text:span text:style-name="T2495"><text:s/>field written to the discovery record contains the complete scoring evaluation. This is the permanent record of how and why this content was scored.</text:span><text:line-break/><text:span text:style-name="T2496">``</text:span><text:span text:style-name="T2497">`</text:span><text:line-break/><text:span text:style-name="T2498">scoring_result</text:span><text:line-break/><text:line-break/><text:span text:style-name="T2499"><text:s/>scored_at <text:s text:c="14"/></text:span><text:span text:style-name="T2500">datetime</text:span><text:span text:style-name="T2501"><text:s text:c="6"/></text:span><text:span text:style-name="T2502">When</text:span><text:span text:style-name="T2503"><text:s/>evaluation completed</text:span><text:line-break/><text:span text:style-name="T2504"><text:s/>scoring_duration_ms <text:s text:c="4"/></text:span><text:span text:style-name="T2505">integer</text:span><text:span text:style-name="T2506"><text:s text:c="7"/>How long evaluation took</text:span><text:line-break/><text:span text:style-name="T2507"><text:s/>composite_score <text:s text:c="8"/></text:span><text:span text:style-name="T2508">float</text:span><text:span text:style-name="T2509">|</text:span><text:span text:style-name="T2510">null</text:span><text:span text:style-name="T2511"><text:s text:c="4"/>The composite score</text:span><text:line-break/><text:span text:style-name="T2512"><text:s/>outcome <text:s text:c="16"/>string <text:s text:c="7"/>The outcome category</text:span><text:line-break/><text:span text:style-name="T2513"><text:s/>tier <text:s text:c="19"/>string <text:s text:c="7"/></text:span><text:span text:style-name="T2514">"green"</text:span><text:span text:style-name="T2515"><text:s/>|<text:s/></text:span><text:span text:style-name="T2516">"yellow"</text:span><text:span text:style-name="T2517"><text:s/>|<text:s/></text:span><text:span text:style-name="T2518">"red"</text:span><text:line-break/><text:span text:style-name="T2519"><text:s/>routing_queue <text:s text:c="10"/>string <text:s text:c="7"/></text:span><text:span text:style-name="T2520">Where</text:span><text:span text:style-name="T2521"><text:s/>the record was routed</text:span><text:line-break/><text:span text:style-name="T2522"><text:s/>priority <text:s text:c="15"/></text:span><text:span text:style-name="T2523">integer</text:span><text:span text:style-name="T2524"><text:s text:c="7"/>Priority<text:s/></text:span><text:span text:style-name="T2525">within</text:span><text:span text:style-name="T2526"><text:s/>the routing queue</text:span><text:line-break/><text:span text:style-name="T2527"><text:s/>mode_determination <text:s text:c="5"/>string|</text:span><text:span text:style-name="T2528">null</text:span><text:span text:style-name="T2529"><text:s text:c="3"/></text:span><text:span text:style-name="T2530">"mode_1"</text:span><text:span text:style-name="T2531"><text:s/>|<text:s/></text:span><text:span text:style-name="T2532">"mode_2"</text:span><text:span text:style-name="T2533"><text:s/>|<text:s/></text:span><text:span text:style-name="T2534">null</text:span><text:line-break/><text:span text:style-name="T2535"><text:s/>mode_confidence <text:s text:c="8"/>string|</text:span><text:span text:style-name="T2536">null</text:span><text:span text:style-name="T2537"><text:s text:c="3"/></text:span><text:span text:style-name="T2538">"high"</text:span><text:span text:style-name="T2539"><text:s/>|<text:s/></text:span><text:span text:style-name="T2540">"moderate"</text:span><text:span text:style-name="T2541"><text:s/>|<text:s/></text:span><text:span text:style-name="T2542">null</text:span><text:line-break/><text:line-break/><text:span text:style-name="T2543"><text:s/>dimension_scores</text:span><text:line-break/><text:span text:style-name="T2544"><text:s text:c="3"/>risk_level <text:s text:c="11"/></text:span><text:span text:style-name="T2545">integer</text:span><text:line-break/><text:span text:style-name="T2546"><text:s text:c="3"/>engagement_potential <text:s/></text:span><text:span text:style-name="T2547">integer</text:span><text:line-break/><text:span text:style-name="T2548"><text:s text:c="3"/>alex_angle_strength <text:s text:c="2"/></text:span><text:span text:style-name="T2549">integer</text:span><text:line-break/><text:span text:style-name="T2550"><text:s text:c="3"/>mode_clarity <text:s text:c="9"/></text:span><text:span text:style-name="T2551">integer</text:span><text:line-break/><text:line-break/><text:span text:style-name="T2552"><text:s/>dimension_evaluations</text:span><text:line-break/><text:span text:style-name="T2553"><text:s text:c="3"/>risk_level</text:span><text:line-break/><text:span text:style-name="T2554"><text:s text:c="5"/>score <text:s text:c="14"/></text:span><text:span text:style-name="T2555">integer</text:span><text:line-break/><text:span text:style-name="T2556"><text:s text:c="5"/>score_rationale <text:s text:c="4"/>string</text:span><text:line-break/><text:span text:style-name="T2557"><text:s text:c="5"/>inputs_used <text:s text:c="8"/>object</text:span><text:line-break/><text:span text:style-name="T2558"><text:s text:c="5"/>termination_triggered<text:s/></text:span><text:span text:style-name="T2559">boolean</text:span><text:line-break/><text:span text:style-name="T2560"><text:s text:c="5"/>termination_reason <text:s/>string|</text:span><text:span text:style-name="T2561">null</text:span><text:line-break/><text:span text:style-name="T2562"><text:s text:c="5"/>yellow_flags <text:s text:c="7"/>array <text:s text:c="8"/>List<text:s/></text:span><text:span text:style-name="T2563">of</text:span><text:span text:style-name="T2564"><text:s/>Yellow-tier conditions found</text:span><text:line-break/><text:span text:style-name="T2565"><text:s text:c="5"/>red_flags <text:s text:c="10"/>array <text:s text:c="8"/>List<text:s/></text:span><text:span text:style-name="T2566">of</text:span><text:span text:style-name="T2567"><text:s/>Red-tier conditions found</text:span><text:line-break/><text:line-break/><text:span text:style-name="T2568"><text:s text:c="3"/>engagement_potential</text:span><text:line-break/><text:span text:style-name="T2569"><text:s text:c="5"/>score <text:s text:c="14"/></text:span><text:span text:style-name="T2570">integer</text:span><text:line-break/><text:span text:style-name="T2571"><text:s text:c="5"/>score_rationale <text:s text:c="4"/>string</text:span><text:line-break/><text:span text:style-name="T2572"><text:s text:c="5"/>inputs_used <text:s text:c="8"/>object</text:span><text:line-break/><text:span text:style-name="T2573"><text:s text:c="5"/>timing_phase_at_evaluation string <text:s/></text:span><text:span text:style-name="T2574">Current</text:span><text:span text:style-name="T2575"><text:s/>phase<text:s/></text:span><text:span text:style-name="T2576">when</text:span><text:span text:style-name="T2577"><text:s/>evaluated</text:span><text:line-break/><text:span text:style-name="T2578"><text:s text:c="5"/>phase_drift_detected<text:s/></text:span><text:span text:style-name="T2579">boolean</text:span><text:span text:style-name="T2580"><text:s text:c="6"/></text:span><text:span text:style-name="T2581">True</text:span><text:span text:style-name="T2582"><text:s/></text:span><text:span text:style-name="T2583">if</text:span><text:span text:style-name="T2584"><text:s/>phase changed since discovery</text:span><text:line-break/><text:span text:style-name="T2585"><text:s text:c="5"/>phase_at_discovery <text:s/>string <text:s text:c="7"/>Phase recorded at discovery<text:s/></text:span><text:span text:style-name="T2586">time</text:span><text:line-break/><text:line-break/><text:span text:style-name="T2587"><text:s text:c="3"/>alex_angle_strength</text:span><text:line-break/><text:span text:style-name="T2588"><text:s text:c="5"/>score <text:s text:c="14"/></text:span><text:span text:style-name="T2589">integer</text:span><text:line-break/><text:span text:style-name="T2590"><text:s text:c="5"/>score_rationale <text:s text:c="4"/>string</text:span><text:line-break/><text:span text:style-name="T2591"><text:s text:c="5"/>inputs_used <text:s text:c="8"/>object</text:span><text:line-break/><text:span text:style-name="T2592"><text:s text:c="5"/>termination_triggered<text:s/></text:span><text:span text:style-name="T2593">boolean</text:span><text:line-break/><text:span text:style-name="T2594"><text:s text:c="5"/>top_comment_check <text:s text:c="2"/>object <text:s text:c="7"/>Results<text:s/></text:span><text:span text:style-name="T2595">of</text:span><text:span text:style-name="T2596"><text:s/>existing<text:s/></text:span><text:span text:style-name="T2597">comment</text:span><text:span text:style-name="T2598"><text:s/>overlap<text:s/></text:span><text:span text:style-name="T2599">check</text:span><text:line-break/><text:span text:style-name="T2600"><text:s text:c="7"/>overlap_detected <text:s/></text:span><text:span text:style-name="T2601">boolean</text:span><text:line-break/><text:span text:style-name="T2602"><text:s text:c="7"/>overlapping_comment string|</text:span><text:span text:style-name="T2603">null</text:span><text:line-break/><text:span text:style-name="T2604"><text:s text:c="7"/>score_reduced <text:s text:c="4"/></text:span><text:span text:style-name="T2605">boolean</text:span><text:line-break/><text:line-break/><text:span text:style-name="T2606"><text:s text:c="3"/>mode_clarity</text:span><text:line-break/><text:span text:style-name="T2607"><text:s text:c="5"/>score <text:s text:c="14"/></text:span><text:span text:style-name="T2608">integer</text:span><text:line-break/><text:span text:style-name="T2609"><text:s text:c="5"/>score_rationale <text:s text:c="4"/>string</text:span><text:line-break/><text:span text:style-name="T2610"><text:s text:c="5"/>inputs_used <text:s text:c="8"/>object</text:span><text:line-break/><text:span text:style-name="T2611"><text:s text:c="5"/>mode_determination <text:s/>string|</text:span><text:span text:style-name="T2612">null</text:span><text:line-break/><text:span text:style-name="T2613"><text:s text:c="5"/>mode_confidence <text:s text:c="4"/>string|</text:span><text:span text:style-name="T2614">null</text:span><text:line-break/><text:span text:style-name="T2615"><text:s text:c="5"/>yellow_flag_applied<text:s/></text:span><text:span text:style-name="T2616">boolean</text:span><text:line-break/><text:line-break/><text:span text:style-name="T2617"><text:s/>termination_flags</text:span><text:line-break/><text:span text:style-name="T2618"><text:s text:c="3"/>red_tier_terminated <text:s text:c="2"/></text:span><text:span text:style-name="T2619">boolean</text:span><text:line-break/><text:span text:style-name="T2620"><text:s text:c="3"/>zero_angle_terminated<text:s/></text:span><text:span text:style-name="T2621">boolean</text:span><text:line-break/><text:span text:style-name="T2622"><text:s text:c="3"/>yellow_tier_override <text:s/></text:span><text:span text:style-name="T2623">boolean</text:span></text:p>
      <text:p text:style-name="P2624"/>
      <text:h text:style-name="P2625" text:outline-level="3"><text:span text:style-name="T2626">Routing Queue Entry</text:span></text:h>
      <text:p text:style-name="P2627"><text:span text:style-name="T2628">After updating the discovery record, the Queue Router writes one entry to the<text:s/></text:span><text:span text:style-name="T2629">routing_queues</text:span><text:span text:style-name="T2630"><text:s/>table:</text:span></text:p>
      <text:p text:style-name="P2631">sql</text:p>
      <text:p text:style-name="P2632"><text:span text:style-name="T2633">INSERT</text:span><text:span text:style-name="T2634"><text:s/></text:span><text:span text:style-name="T2635">INTO</text:span><text:span text:style-name="T2636"><text:s/>routing_queues<text:s/></text:span><text:span text:style-name="T2637">(</text:span><text:line-break/><text:span text:style-name="T2638"><text:s text:c="3"/>routing_id</text:span><text:span text:style-name="T2639">,</text:span><text:line-break/><text:span text:style-name="T2640"><text:s text:c="3"/>discovery_id</text:span><text:span text:style-name="T2641">,</text:span><text:line-break/><text:span text:style-name="T2642"><text:s text:c="3"/>queue_name</text:span><text:span text:style-name="T2643">,</text:span><text:line-break/><text:span text:style-name="T2644"><text:s text:c="3"/>priority</text:span><text:span text:style-name="T2645">,</text:span><text:line-break/><text:span text:style-name="T2646"><text:s text:c="3"/>routed_at</text:span><text:span text:style-name="T2647">,</text:span><text:line-break/><text:span text:style-name="T2648"><text:s text:c="3"/>composite_score</text:span><text:span text:style-name="T2649">,</text:span><text:line-break/><text:span text:style-name="T2650"><text:s text:c="3"/>tier</text:span><text:span text:style-name="T2651">,</text:span><text:line-break/><text:span text:style-name="T2652"><text:s text:c="3"/>timing_phase</text:span><text:span text:style-name="T2653">,</text:span><text:line-break/><text:span text:style-name="T2654"><text:s text:c="3"/></text:span><text:span text:style-name="T2655">status</text:span><text:line-break/><text:span text:style-name="T2656">)</text:span><text:line-break/><text:span text:style-name="T2657">VALUES</text:span><text:span text:style-name="T2658"><text:s/></text:span><text:span text:style-name="T2659">(</text:span><text:line-break/><text:span text:style-name="T2660"><text:s text:c="3"/>{uuid_v4}</text:span><text:span text:style-name="T2661">,</text:span><text:line-break/><text:span text:style-name="T2662"><text:s text:c="3"/>{discovery_id}</text:span><text:span text:style-name="T2663">,</text:span><text:line-break/><text:span text:style-name="T2664"><text:s text:c="3"/>{routing_queue}</text:span><text:span text:style-name="T2665">,</text:span><text:line-break/><text:span text:style-name="T2666"><text:s text:c="3"/>{priority}</text:span><text:span text:style-name="T2667">,</text:span><text:line-break/><text:span text:style-name="T2668"><text:s text:c="3"/></text:span><text:span text:style-name="T2669">NOW</text:span><text:span text:style-name="T2670">(),</text:span><text:line-break/><text:span text:style-name="T2671"><text:s text:c="3"/>{composite_score}</text:span><text:span text:style-name="T2672">,</text:span><text:line-break/><text:span text:style-name="T2673"><text:s text:c="3"/>{tier}</text:span><text:span text:style-name="T2674">,</text:span><text:line-break/><text:span text:style-name="T2675"><text:s text:c="3"/>{current_timing_phase}</text:span><text:span text:style-name="T2676">,</text:span><text:line-break/><text:span text:style-name="T2677"><text:s text:c="3"/></text:span><text:span text:style-name="T2678">'pending'</text:span><text:line-break/><text:span text:style-name="T2679">)</text:span><text:line-break/><text:span text:style-name="T2680">```</text:span><text:line-break/><text:line-break/><text:span text:style-name="T2681">The<text:s/></text:span><text:span text:style-name="T2682">`</text:span><text:span text:style-name="T2683">status</text:span><text:span text:style-name="T2684">`</text:span><text:span text:style-name="T2685"><text:s/>field in the routing_queues table begins as<text:s/></text:span><text:span text:style-name="T2686">`</text:span><text:span text:style-name="T2687">"pending"</text:span><text:span text:style-name="T2688">`.</text:span><text:span text:style-name="T2689"><text:s/>Downstream components<text:s/></text:span><text:span text:style-name="T2690">update</text:span><text:span text:style-name="T2691"><text:s/>it<text:s/></text:span><text:span text:style-name="T2692">to</text:span><text:span text:style-name="T2693"><text:s/></text:span><text:span text:style-name="T2694">`</text:span><text:span text:style-name="T2695">"in_progress"</text:span><text:span text:style-name="T2696">`</text:span><text:span text:style-name="T2697"><text:s/></text:span><text:span text:style-name="T2698">when</text:span><text:span text:style-name="T2699"><text:s/>they<text:s/></text:span><text:span text:style-name="T2700">begin</text:span><text:span text:style-name="T2701"><text:s/>processing the record and<text:s/></text:span><text:span text:style-name="T2702">`</text:span><text:span text:style-name="T2703">"complete"</text:span><text:span text:style-name="T2704">`</text:span><text:span text:style-name="T2705"><text:s/></text:span><text:span text:style-name="T2706">when</text:span><text:span text:style-name="T2707"><text:s/>they finish</text:span><text:span text:style-name="T2708">.</text:span><text:line-break/><text:line-break/><text:span text:style-name="T2709">---</text:span><text:line-break/><text:line-break/><text:span text:style-name="T2710">### Session Metrics Update</text:span><text:line-break/><text:line-break/><text:span text:style-name="T2711">After</text:span><text:span text:style-name="T2712"><text:s/>the<text:s/></text:span><text:span text:style-name="T2713">database</text:span><text:span text:style-name="T2714"><text:s/></text:span><text:span text:style-name="T2715">transaction</text:span><text:span text:style-name="T2716"><text:s/>commits successfully</text:span><text:span text:style-name="T2717">,</text:span><text:span text:style-name="T2718"><text:s/>the Queue Router updates the<text:s/></text:span><text:span text:style-name="T2719">session</text:span><text:span text:style-name="T2720"><text:s/>metrics</text:span><text:span text:style-name="T2721">.</text:span><text:span text:style-name="T2722"><text:s/>The updates follow the same pattern<text:s/></text:span><text:span text:style-name="T2723">as</text:span><text:span text:style-name="T2724"><text:s/>the discovery system</text:span><text:span text:style-name="T2725">'s session metrics — atomic increments on per-category counters.</text:span><text:line-break/><text:line-break/><text:span text:style-name="T2726">Track the following in the Scoring Component'</text:span><text:span text:style-name="T2727">s<text:s/></text:span><text:span text:style-name="T2728">session</text:span><text:span text:style-name="T2729"><text:s/>metrics:</text:span><text:line-break/><text:span text:style-name="T2730">```</text:span><text:line-break/><text:span text:style-name="T2731">total_evaluated <text:s text:c="12"/>Total records evaluated this session</text:span><text:line-break/><text:span text:style-name="T2732">total_red_tier <text:s text:c="13"/>Records terminated as Red tier</text:span><text:line-break/><text:span text:style-name="T2733">total_zero_angle <text:s text:c="11"/>Records terminated for zero angle strength</text:span><text:line-break/><text:span text:style-name="T2734">total_expired <text:s text:c="14"/>Records expired before scoring</text:span><text:line-break/><text:span text:style-name="T2735">total_engage_immediately <text:s text:c="3"/>Records routed to priority review</text:span><text:line-break/><text:span text:style-name="T2736">total_engage_standard <text:s text:c="6"/>Records routed to standard review</text:span><text:line-break/><text:span text:style-name="T2737">total_yellow_tier <text:s text:c="10"/>Records routed to yellow-tier review</text:span><text:line-break/><text:span text:style-name="T2738">total_passed <text:s text:c="15"/>Records that passed (score 3–4)</text:span><text:line-break/><text:span text:style-name="T2739">total_do_not_engage <text:s text:c="8"/>Records scored 0–2</text:span><text:line-break/><text:span text:style-name="T2740">by_platform.{platform} <text:s text:c="5"/>Per-platform breakdown of all above counters</text:span><text:line-break/><text:span text:style-name="T2741">score_distribution <text:s text:c="9"/>Count of records at each composite score value (0–8)</text:span><text:line-break/><text:span text:style-name="T2742">avg_scoring_duration_ms <text:s text:c="4"/>Rolling average evaluation time</text:span><text:line-break/><text:span text:style-name="T2743">phase_drift_count <text:s text:c="10"/>Records where timing phase changed between discovery and scoring</text:span><text:line-break/><text:span text:style-name="T2744">``</text:span><text:span text:style-name="T2745">`</text:span><text:line-break/><text:line-break/><text:span text:style-name="T2746">---</text:span><text:line-break/><text:line-break/><text:span text:style-name="T2747">### Retry on Write Failure</text:span><text:line-break/><text:line-break/><text:span text:style-name="T2748">If</text:span><text:span text:style-name="T2749"><text:s/>the<text:s/></text:span><text:span text:style-name="T2750">database</text:span><text:span text:style-name="T2751"><text:s/></text:span><text:span text:style-name="T2752">transaction</text:span><text:span text:style-name="T2753"><text:s/>fails — network error</text:span><text:span text:style-name="T2754">,</text:span><text:span text:style-name="T2755"><text:s/>timeout</text:span><text:span text:style-name="T2756">,</text:span><text:span text:style-name="T2757"><text:s/>deadlock — retry up<text:s/></text:span><text:span text:style-name="T2758">to</text:span><text:span text:style-name="T2759"><text:s/></text:span><text:span text:style-name="T2760">3</text:span><text:span text:style-name="T2761"><text:s/>times<text:s/></text:span><text:span text:style-name="T2762">with</text:span><text:span text:style-name="T2763"><text:s/>exponential backoff<text:s/></text:span><text:span text:style-name="T2764">(</text:span><text:span text:style-name="T2765">2</text:span><text:span text:style-name="T2766"><text:s/>seconds</text:span><text:span text:style-name="T2767">,</text:span><text:span text:style-name="T2768"><text:s/></text:span><text:span text:style-name="T2769">4</text:span><text:span text:style-name="T2770"><text:s/>seconds</text:span><text:span text:style-name="T2771">,</text:span><text:span text:style-name="T2772"><text:s/></text:span><text:span text:style-name="T2773">8</text:span><text:span text:style-name="T2774"><text:s/>seconds</text:span><text:span text:style-name="T2775">).</text:span><text:span text:style-name="T2776"><text:s/></text:span><text:span text:style-name="T2777">If</text:span><text:span text:style-name="T2778"><text:s/></text:span><text:span text:style-name="T2779">all</text:span><text:span text:style-name="T2780"><text:s/></text:span><text:span text:style-name="T2781">3</text:span><text:span text:style-name="T2782"><text:s/>retries fail</text:span><text:span text:style-name="T2783">,</text:span><text:span text:style-name="T2784"><text:s/>log a<text:s/></text:span><text:span text:style-name="T2785">`</text:span><text:span text:style-name="T2786">scoring_write_failure_unrecoverable</text:span><text:span text:style-name="T2787">`</text:span><text:span text:style-name="T2788"><text:s/>critical error<text:s/></text:span><text:span text:style-name="T2789">with</text:span><text:span text:style-name="T2790"><text:s/>the<text:s/></text:span><text:span text:style-name="T2791">full</text:span><text:span text:style-name="T2792"><text:s/>scoring result that could not be written</text:span><text:span text:style-name="T2793">.</text:span><text:span text:style-name="T2794"><text:s/></text:span><text:span text:style-name="T2795">Release</text:span><text:span text:style-name="T2796"><text:s/>the<text:s/></text:span><text:span text:style-name="T2797">row</text:span><text:span text:style-name="T2798">-</text:span><text:span text:style-name="T2799">level</text:span><text:span text:style-name="T2800"><text:s/></text:span><text:span text:style-name="T2801">lock</text:span><text:span text:style-name="T2802"><text:s/></text:span><text:span text:style-name="T2803">by</text:span><text:span text:style-name="T2804"><text:s/>rolling back the<text:s/></text:span><text:span text:style-name="T2805">transaction</text:span><text:span text:style-name="T2806">.</text:span><text:span text:style-name="T2807"><text:s/>The record<text:s/></text:span><text:span text:style-name="T2808">returns</text:span><text:span text:style-name="T2809"><text:s/></text:span><text:span text:style-name="T2810">to</text:span><text:span text:style-name="T2811">`</text:span><text:span text:style-name="T2812">pending_scoring</text:span><text:span text:style-name="T2813">`</text:span><text:span text:style-name="T2814"><text:s/></text:span><text:span text:style-name="T2815">status</text:span><text:span text:style-name="T2816"><text:s/>and will be re-evaluated<text:s/></text:span><text:span text:style-name="T2817">on</text:span><text:span text:style-name="T2818"><text:s/>the<text:s/></text:span><text:span text:style-name="T2819">next</text:span><text:span text:style-name="T2820"><text:s/>polling<text:s/></text:span><text:span text:style-name="T2821">cycle</text:span><text:span text:style-name="T2822">.</text:span><text:span text:style-name="T2823"><text:s/>This means the record will be evaluated twice — the idempotent evaluation principle ensures the<text:s/></text:span><text:span text:style-name="T2824">second</text:span><text:span text:style-name="T2825"><text:s/>evaluation produces the same result<text:s/></text:span><text:span text:style-name="T2826">as</text:span><text:span text:style-name="T2827"><text:s/>the<text:s/></text:span><text:span text:style-name="T2828">first</text:span><text:span text:style-name="T2829">.</text:span><text:line-break/><text:line-break/><text:span text:style-name="T2830">---</text:span><text:line-break/><text:line-break/><text:span text:style-name="T2831">## Testing Protocol</text:span><text:line-break/><text:line-break/><text:span text:style-name="T2832">---</text:span><text:line-break/><text:line-break/><text:span text:style-name="T2833">### Phase 1: Unit Tests</text:span><text:line-break/><text:line-break/><text:span text:style-name="T2834">---</text:span><text:line-break/><text:line-break/><text:span text:style-name="T2835">#### Risk Level Evaluator Tests</text:span><text:line-break/><text:line-break/><text:span text:style-name="T2836">**Test<text:s/></text:span><text:span text:style-name="T2837">1.1</text:span><text:span text:style-name="T2838"><text:s/>— Red-tier termination<text:s/></text:span><text:span text:style-name="T2839">on</text:span><text:span text:style-name="T2840"><text:s/>death content</text:span><text:span text:style-name="T2841">.</text:span><text:span text:style-name="T2842">**</text:span><text:line-break/><text:span text:style-name="T2843">Provide a discovery record<text:s/></text:span><text:span text:style-name="T2844">with</text:span><text:span text:style-name="T2845"><text:s/>caption<text:s/></text:span><text:span text:style-name="T2846">text</text:span><text:span text:style-name="T2847"><text:s/>containing<text:s/></text:span><text:span text:style-name="T2848">"my dad passed away."</text:span><text:span text:style-name="T2849"><text:s/>Verify the Risk<text:s/></text:span><text:span text:style-name="T2850">Level</text:span><text:span text:style-name="T2851"><text:s/>evaluator<text:s/></text:span><text:span text:style-name="T2852">returns</text:span><text:span text:style-name="T2853"><text:s/>-</text:span><text:span text:style-name="T2854">3</text:span><text:span text:style-name="T2855">,</text:span><text:span text:style-name="T2856"><text:s/>sets<text:s/></text:span><text:span text:style-name="T2857">`</text:span><text:span text:style-name="T2858">red_tier_terminated</text:span><text:span text:style-name="T2859">`</text:span><text:span text:style-name="T2860"><text:s/></text:span><text:span text:style-name="T2861">to</text:span><text:span text:style-name="T2862"><text:s/></text:span><text:span text:style-name="T2863">true</text:span><text:span text:style-name="T2864">,</text:span><text:span text:style-name="T2865"><text:s/>and logs the specific<text:s/></text:span><text:span text:style-name="T2866">trigger</text:span><text:span text:style-name="T2867">condition</text:span><text:span text:style-name="T2868">.</text:span><text:span text:style-name="T2869"><text:s/>Verify that the termination flag prevents Engagement Potential</text:span><text:span text:style-name="T2870">,</text:span><text:span text:style-name="T2871"><text:s/>Alex Angle Strength</text:span><text:span text:style-name="T2872">,</text:span><text:span text:style-name="T2873"><text:s/>and<text:s/></text:span><text:span text:style-name="T2874">Mode</text:span><text:span text:style-name="T2875"><text:s/>Clarity<text:s/></text:span><text:span text:style-name="T2876">from</text:span><text:span text:style-name="T2877"><text:s/>being evaluated</text:span><text:span text:style-name="T2878">.</text:span><text:line-break/><text:line-break/><text:span text:style-name="T2879">**Test<text:s/></text:span><text:span text:style-name="T2880">1.2</text:span><text:span text:style-name="T2881"><text:s/>— Red-tier termination<text:s/></text:span><text:span text:style-name="T2882">on</text:span><text:span text:style-name="T2883"><text:s/>MoneyLion negative mention</text:span><text:span text:style-name="T2884">.</text:span><text:span text:style-name="T2885">**</text:span><text:line-break/><text:span text:style-name="T2886">Provide a discovery record<text:s/></text:span><text:span text:style-name="T2887">with</text:span><text:span text:style-name="T2888"><text:s/>a MoneyLion-specific keyword<text:s/></text:span><text:span text:style-name="T2889">match</text:span><text:span text:style-name="T2890"><text:s/>and caption<text:s/></text:span><text:span text:style-name="T2891">text</text:span><text:span text:style-name="T2892"><text:s/>that is clearly negative toward the product<text:s/></text:span><text:span text:style-name="T2893">(</text:span><text:span text:style-name="T2894">"MoneyLion stole my money"</text:span><text:span text:style-name="T2895">).</text:span><text:span text:style-name="T2896"><text:s/>Verify the evaluator<text:s/></text:span><text:span text:style-name="T2897">returns</text:span><text:span text:style-name="T2898"><text:s/>-</text:span><text:span text:style-name="T2899">3</text:span><text:span text:style-name="T2900">and logs the condition<text:s/></text:span><text:span text:style-name="T2901">as</text:span><text:span text:style-name="T2902"><text:s/></text:span><text:span text:style-name="T2903">`</text:span><text:span text:style-name="T2904">moneylion_negative_mention</text:span><text:span text:style-name="T2905">`.</text:span><text:line-break/><text:line-break/><text:span text:style-name="T2906">**Test<text:s/></text:span><text:span text:style-name="T2907">1.3</text:span><text:span text:style-name="T2908"><text:s/>— Yellow-tier flag<text:s/></text:span><text:span text:style-name="T2909">on</text:span><text:span text:style-name="T2910"><text:s/>health content</text:span><text:span text:style-name="T2911">.</text:span><text:span text:style-name="T2912">**</text:span><text:line-break/><text:span text:style-name="T2913">Provide a discovery record about medical debt<text:s/></text:span><text:span text:style-name="T2914">(</text:span><text:span text:style-name="T2915">finance content<text:s/></text:span><text:span text:style-name="T2916">with</text:span><text:span text:style-name="T2917"><text:s/>health context</text:span><text:span text:style-name="T2918">).</text:span><text:span text:style-name="T2919"><text:s/>Verify the evaluator<text:s/></text:span><text:span text:style-name="T2920">returns</text:span><text:span text:style-name="T2921"><text:s/>-</text:span><text:span text:style-name="T2922">1</text:span><text:span text:style-name="T2923">,</text:span><text:span text:style-name="T2924"><text:s/>sets<text:s/></text:span><text:span text:style-name="T2925">`</text:span><text:span text:style-name="T2926">yellow_tier_flag</text:span><text:span text:style-name="T2927">`</text:span><text:span text:style-name="T2928"><text:s/></text:span><text:span text:style-name="T2929">to</text:span><text:span text:style-name="T2930"><text:s/></text:span><text:span text:style-name="T2931">true</text:span><text:span text:style-name="T2932">,</text:span><text:span text:style-name="T2933"><text:s/>and logs<text:s/></text:span><text:span text:style-name="T2934">`</text:span><text:span text:style-name="T2935">health_illness_content</text:span><text:span text:style-name="T2936">`</text:span><text:span text:style-name="T2937"><text:s/></text:span><text:span text:style-name="T2938">as</text:span><text:span text:style-name="T2939">the Yellow flag condition</text:span><text:span text:style-name="T2940">.</text:span><text:span text:style-name="T2941"><text:s/>Verify that evaluation continues — the evaluator does not terminate at -</text:span><text:span text:style-name="T2942">1.</text:span><text:line-break/><text:line-break/><text:span text:style-name="T2943">**Test<text:s/></text:span><text:span text:style-name="T2944">1.4</text:span><text:span text:style-name="T2945"><text:s/>— Green-tier<text:s/></text:span><text:span text:style-name="T2946">on</text:span><text:span text:style-name="T2947"><text:s/>clean content</text:span><text:span text:style-name="T2948">.</text:span><text:span text:style-name="T2949">**</text:span><text:line-break/><text:span text:style-name="T2950">Provide a discovery record<text:s/></text:span><text:span text:style-name="T2951">for</text:span><text:span text:style-name="T2952"><text:s/>a salary transparency video<text:s/></text:span><text:span text:style-name="T2953">with</text:span><text:span text:style-name="T2954"><text:s/></text:span><text:span text:style-name="T2955">no</text:span><text:span text:style-name="T2956"><text:s/>sensitivity signals</text:span><text:span text:style-name="T2957">.</text:span><text:span text:style-name="T2958"><text:s/>Verify the evaluator<text:s/></text:span><text:span text:style-name="T2959">returns</text:span><text:span text:style-name="T2960"><text:s/></text:span><text:span text:style-name="T2961">0</text:span><text:span text:style-name="T2962"><text:s/>and logs a green-tier confirmation<text:s/></text:span><text:span text:style-name="T2963">with</text:span><text:span text:style-name="T2964"><text:s/></text:span><text:span text:style-name="T2965">no</text:span><text:span text:style-name="T2966"><text:s/>Yellow or Red flags</text:span><text:span text:style-name="T2967">.</text:span><text:line-break/><text:line-break/><text:span text:style-name="T2968">**Test<text:s/></text:span><text:span text:style-name="T2969">1.5</text:span><text:span text:style-name="T2970"><text:s/>—<text:s/></text:span><text:span text:style-name="T2971">"RIP my savings"</text:span><text:span text:style-name="T2972"><text:s/></text:span><text:span text:style-name="T2973">false</text:span><text:span text:style-name="T2974"><text:s/>positive handling</text:span><text:span text:style-name="T2975">.</text:span><text:span text:style-name="T2976">**</text:span><text:line-break/><text:span text:style-name="T2977">Provide a discovery record<text:s/></text:span><text:span text:style-name="T2978">with</text:span><text:span text:style-name="T2979"><text:s/>caption<text:s/></text:span><text:span text:style-name="T2980">"rip my savings account after this grocery haul 😭."</text:span><text:span text:style-name="T2981"><text:s/>Verify the evaluator does not<text:s/></text:span><text:span text:style-name="T2982">return</text:span><text:span text:style-name="T2983"><text:s/>-</text:span><text:span text:style-name="T2984">3.</text:span><text:span text:style-name="T2985"><text:s/>Verify it<text:s/></text:span><text:span text:style-name="T2986">returns</text:span><text:span text:style-name="T2987"><text:s/></text:span><text:span text:style-name="T2988">0</text:span><text:span text:style-name="T2989"><text:s/>or -</text:span><text:span text:style-name="T2990">1</text:span><text:span text:style-name="T2991">,</text:span><text:span text:style-name="T2992"><text:s/>not -</text:span><text:span text:style-name="T2993">3.</text:span><text:span text:style-name="T2994"><text:s/>Log the assessment decision and the reasoning</text:span><text:span text:style-name="T2995">.</text:span><text:line-break/><text:line-break/><text:span text:style-name="T2996">---</text:span><text:line-break/><text:line-break/><text:span text:style-name="T2997">#### Engagement Potential Evaluator Tests</text:span><text:line-break/><text:line-break/><text:span text:style-name="T2998">**Test<text:s/></text:span><text:span text:style-name="T2999">1.6</text:span><text:span text:style-name="T3000"><text:s/>— Score<text:s/></text:span><text:span text:style-name="T3001">3</text:span><text:span text:style-name="T3002"><text:s/></text:span><text:span text:style-name="T3003">for</text:span><text:span text:style-name="T3004"><text:s/>Phase<text:s/></text:span><text:span text:style-name="T3005">1</text:span><text:span text:style-name="T3006"><text:s/></text:span><text:span text:style-name="T3007">with</text:span><text:span text:style-name="T3008"><text:s/>high velocity</text:span><text:span text:style-name="T3009">.</text:span><text:span text:style-name="T3010">**</text:span><text:line-break/><text:span text:style-name="T3011">Provide a record<text:s/></text:span><text:span text:style-name="T3012">with</text:span><text:span text:style-name="T3013"><text:s/>timing_phase<text:s/></text:span><text:span text:style-name="T3014">"phase_1"</text:span><text:span text:style-name="T3015">,</text:span><text:span text:style-name="T3016"><text:s/>velocity_ratio<text:s/></text:span><text:span text:style-name="T3017">4.2</text:span><text:span text:style-name="T3018">,</text:span><text:span text:style-name="T3019"><text:s/></text:span><text:span text:style-name="T3020">5</text:span><text:span text:style-name="T3021"><text:s/></text:span><text:span text:style-name="T3022">top</text:span><text:span text:style-name="T3023"><text:s/>comments captured</text:span><text:span text:style-name="T3024">,</text:span><text:span text:style-name="T3025"><text:s/>and is_cross_platform<text:s/></text:span><text:span text:style-name="T3026">true</text:span><text:span text:style-name="T3027">.</text:span><text:span text:style-name="T3028"><text:s/>Verify score<text:s/></text:span><text:span text:style-name="T3029">3</text:span><text:span text:style-name="T3030"><text:s/>is returned<text:s/></text:span><text:span text:style-name="T3031">with</text:span><text:span text:style-name="T3032"><text:s/>a rationale referencing<text:s/></text:span><text:span text:style-name="T3033">all</text:span><text:span text:style-name="T3034"><text:s/>four inputs</text:span><text:span text:style-name="T3035">.</text:span><text:line-break/><text:line-break/><text:span text:style-name="T3036">**Test<text:s/></text:span><text:span text:style-name="T3037">1.7</text:span><text:span text:style-name="T3038"><text:s/>— Score<text:s/></text:span><text:span text:style-name="T3039">2</text:span><text:span text:style-name="T3040"><text:s/></text:span><text:span text:style-name="T3041">for</text:span><text:span text:style-name="T3042"><text:s/>Phase<text:s/></text:span><text:span text:style-name="T3043">2</text:span><text:span text:style-name="T3044"><text:s/></text:span><text:span text:style-name="T3045">with</text:span><text:span text:style-name="T3046"><text:s/>amplifying signals</text:span><text:span text:style-name="T3047">.</text:span><text:span text:style-name="T3048">**</text:span><text:line-break/><text:span text:style-name="T3049">Provide a record<text:s/></text:span><text:span text:style-name="T3050">with</text:span><text:span text:style-name="T3051"><text:s/>timing_phase<text:s/></text:span><text:span text:style-name="T3052">"phase_2"</text:span><text:span text:style-name="T3053">,</text:span><text:span text:style-name="T3054"><text:s/>velocity_ratio<text:s/></text:span><text:span text:style-name="T3055">2.8</text:span><text:span text:style-name="T3056">,</text:span><text:span text:style-name="T3057"><text:s/>and author</text:span><text:span text:style-name="T3058">.</text:span><text:span text:style-name="T3059">verified<text:s/></text:span><text:span text:style-name="T3060">true</text:span><text:span text:style-name="T3061">.</text:span><text:span text:style-name="T3062"><text:s/>Verify score<text:s/></text:span><text:span text:style-name="T3063">2</text:span><text:span text:style-name="T3064"><text:s/>is returned</text:span><text:span text:style-name="T3065">.</text:span><text:span text:style-name="T3066"><text:s/>Verify Phase<text:s/></text:span><text:span text:style-name="T3067">1</text:span><text:span text:style-name="T3068"><text:s/>is required<text:s/></text:span><text:span text:style-name="T3069">for</text:span><text:span text:style-name="T3070"><text:s/>a score<text:s/></text:span><text:span text:style-name="T3071">of</text:span><text:span text:style-name="T3072"><text:s/></text:span><text:span text:style-name="T3073">3</text:span><text:span text:style-name="T3074"><text:s/>— change timing_phase<text:s/></text:span><text:span text:style-name="T3075">to</text:span><text:span text:style-name="T3076">"phase_1"</text:span><text:span text:style-name="T3077"><text:s/>and verify the score rises<text:s/></text:span><text:span text:style-name="T3078">to</text:span><text:span text:style-name="T3079"><text:s/></text:span><text:span text:style-name="T3080">3.</text:span><text:line-break/><text:line-break/><text:span text:style-name="T3081">**Test<text:s/></text:span><text:span text:style-name="T3082">1.8</text:span><text:span text:style-name="T3083"><text:s/>— Score<text:s/></text:span><text:span text:style-name="T3084">0</text:span><text:span text:style-name="T3085"><text:s/></text:span><text:span text:style-name="T3086">for</text:span><text:span text:style-name="T3087"><text:s/>expired content</text:span><text:span text:style-name="T3088">.</text:span><text:span text:style-name="T3089">**</text:span><text:line-break/><text:span text:style-name="T3090">Provide a record<text:s/></text:span><text:span text:style-name="T3091">with</text:span><text:span text:style-name="T3092"><text:s/>timing_phase<text:s/></text:span><text:span text:style-name="T3093">"expired."</text:span><text:span text:style-name="T3094"><text:s/>Verify score<text:s/></text:span><text:span text:style-name="T3095">0</text:span><text:span text:style-name="T3096"><text:s/>is returned</text:span><text:span text:style-name="T3097">.</text:span><text:span text:style-name="T3098"><text:s/>Verify the expired<text:s/></text:span><text:span text:style-name="T3099">status</text:span><text:span text:style-name="T3100"><text:s/>is logged<text:s/></text:span><text:span text:style-name="T3101">as</text:span><text:span text:style-name="T3102"><text:s/>the reason rather than<text:s/></text:span><text:span text:style-name="T3103">any</text:span><text:span text:style-name="T3104"><text:s/>velocity or signal assessment</text:span><text:span text:style-name="T3105">.</text:span><text:line-break/><text:line-break/><text:span text:style-name="T3106">**Test<text:s/></text:span><text:span text:style-name="T3107">1.9</text:span><text:span text:style-name="T3108"><text:s/>— Score<text:s/></text:span><text:span text:style-name="T3109">0</text:span><text:span text:style-name="T3110"><text:s/></text:span><text:span text:style-name="T3111">for</text:span><text:span text:style-name="T3112"><text:s/></text:span><text:span text:style-name="T3113">null</text:span><text:span text:style-name="T3114"><text:s/>metrics</text:span><text:span text:style-name="T3115">.</text:span><text:span text:style-name="T3116">**</text:span><text:line-break/><text:span text:style-name="T3117">Provide a record<text:s/></text:span><text:span text:style-name="T3118">with</text:span><text:span text:style-name="T3119"><text:s/>metrics</text:span><text:span text:style-name="T3120">.</text:span><text:span text:style-name="T3121">metrics_available<text:s/></text:span><text:span text:style-name="T3122">false</text:span><text:span text:style-name="T3123">.</text:span><text:span text:style-name="T3124"><text:s/>Verify score<text:s/></text:span><text:span text:style-name="T3125">0</text:span><text:span text:style-name="T3126"><text:s/>is returned and<text:s/></text:span><text:span text:style-name="T3127">null</text:span><text:span text:style-name="T3128"><text:s/>metrics are logged<text:s/></text:span><text:span text:style-name="T3129">as</text:span><text:span text:style-name="T3130"><text:s/>the reason</text:span><text:span text:style-name="T3131">.</text:span><text:line-break/><text:line-break/><text:span text:style-name="T3132">**Test<text:s/></text:span><text:span text:style-name="T3133">1.10</text:span><text:span text:style-name="T3134"><text:s/>— Phase drift handling</text:span><text:span text:style-name="T3135">.</text:span><text:span text:style-name="T3136">**</text:span><text:line-break/><text:span text:style-name="T3137">Provide a record<text:s/></text:span><text:span text:style-name="T3138">with</text:span><text:span text:style-name="T3139"><text:s/>timing_phase<text:s/></text:span><text:span text:style-name="T3140">"phase_1"</text:span><text:span text:style-name="T3141"><text:s/>at<text:s/></text:span><text:span text:style-name="T3142">time</text:span><text:span text:style-name="T3143"><text:s/></text:span><text:span text:style-name="T3144">of</text:span><text:span text:style-name="T3145"><text:s/>discovery but content age at evaluation<text:s/></text:span><text:span text:style-name="T3146">time</text:span><text:span text:style-name="T3147"><text:s/>that places it in phase_2</text:span><text:span text:style-name="T3148">.</text:span><text:span text:style-name="T3149"><text:s/>Verify the evaluator uses the recalculated phase<text:s/></text:span><text:span text:style-name="T3150">(</text:span><text:span text:style-name="T3151">phase_2</text:span><text:span text:style-name="T3152">),</text:span><text:span text:style-name="T3153">logs a phase_drift_detected event</text:span><text:span text:style-name="T3154">,</text:span><text:span text:style-name="T3155"><text:s/>and scores accordingly<text:s/></text:span><text:span text:style-name="T3156">(</text:span><text:span text:style-name="T3157">score<text:s/></text:span><text:span text:style-name="T3158">2</text:span><text:span text:style-name="T3159"><text:s/></text:span><text:span text:style-name="T3160">if</text:span><text:span text:style-name="T3161"><text:s/>other criteria are met</text:span><text:span text:style-name="T3162">,</text:span><text:span text:style-name="T3163"><text:s/>not score<text:s/></text:span><text:span text:style-name="T3164">3</text:span><text:span text:style-name="T3165">).</text:span><text:line-break/><text:line-break/><text:span text:style-name="T3166">---</text:span><text:line-break/><text:line-break/><text:span text:style-name="T3167">#### Alex Angle Strength Evaluator Tests</text:span><text:line-break/><text:line-break/><text:span text:style-name="T3168">**Test<text:s/></text:span><text:span text:style-name="T3169">1.11</text:span><text:span text:style-name="T3170"><text:s/>— Score<text:s/></text:span><text:span text:style-name="T3171">0</text:span><text:span text:style-name="T3172"><text:s/>terminates evaluation</text:span><text:span text:style-name="T3173">.</text:span><text:span text:style-name="T3174">**</text:span><text:line-break/><text:span text:style-name="T3175">Provide a record<text:s/></text:span><text:span text:style-name="T3176">with</text:span><text:span text:style-name="T3177"><text:s/>generic cultural content<text:s/></text:span><text:span text:style-name="T3178">where</text:span><text:span text:style-name="T3179"><text:s/></text:span><text:span text:style-name="T3180">no</text:span><text:span text:style-name="T3181"><text:s/>specific finance angle<text:s/></text:span><text:span text:style-name="T3182">exists</text:span><text:span text:style-name="T3183">.</text:span><text:span text:style-name="T3184"><text:s/>Verify score<text:s/></text:span><text:span text:style-name="T3185">0</text:span><text:span text:style-name="T3186"><text:s/>is returned</text:span><text:span text:style-name="T3187">,</text:span><text:span text:style-name="T3188"><text:s/>the termination flag is<text:s/></text:span><text:span text:style-name="T3189">set</text:span><text:span text:style-name="T3190">,</text:span><text:span text:style-name="T3191"><text:s/>and the Evaluation<text:s/></text:span><text:span text:style-name="T3192">Engine</text:span><text:span text:style-name="T3193"><text:s/>does not<text:s/></text:span><text:span text:style-name="T3194">call</text:span><text:span text:style-name="T3195"><text:s/>the<text:s/></text:span><text:span text:style-name="T3196">Mode</text:span><text:span text:style-name="T3197"><text:s/>Clarity evaluator</text:span><text:span text:style-name="T3198">.</text:span><text:line-break/><text:line-break/><text:span text:style-name="T3199">**Test<text:s/></text:span><text:span text:style-name="T3200">1.12</text:span><text:span text:style-name="T3201"><text:s/>—<text:s/></text:span><text:span text:style-name="T3202">Top</text:span><text:span text:style-name="T3203"><text:s/></text:span><text:span text:style-name="T3204">comment</text:span><text:span text:style-name="T3205"><text:s/>overlap reduces score</text:span><text:span text:style-name="T3206">.</text:span><text:span text:style-name="T3207">**</text:span><text:line-break/><text:span text:style-name="T3208">Provide a record<text:s/></text:span><text:span text:style-name="T3209">with</text:span><text:span text:style-name="T3210"><text:s/>a<text:s/></text:span><text:span text:style-name="T3211">top</text:span><text:span text:style-name="T3212"><text:s/>existing<text:s/></text:span><text:span text:style-name="T3213">comment</text:span><text:span text:style-name="T3214"><text:s/>that makes the<text:s/></text:span><text:span text:style-name="T3215">primary</text:span><text:span text:style-name="T3216"><text:s/>Alex angle observation<text:s/></text:span><text:span text:style-name="T3217">(</text:span><text:span text:style-name="T3218">e</text:span><text:span text:style-name="T3219">.</text:span><text:span text:style-name="T3220">g</text:span><text:span text:style-name="T3221">.,</text:span><text:span text:style-name="T3222"><text:s/>a salary video<text:s/></text:span><text:span text:style-name="T3223">where</text:span><text:span text:style-name="T3224"><text:s/>the<text:s/></text:span><text:span text:style-name="T3225">top</text:span><text:span text:style-name="T3226"><text:s/></text:span><text:span text:style-name="T3227">comment</text:span><text:span text:style-name="T3228"><text:s/>already says the obvious MoneyLion-relevant thing</text:span><text:span text:style-name="T3229">).</text:span><text:span text:style-name="T3230">Verify the score is reduced<text:s/></text:span><text:span text:style-name="T3231">by</text:span><text:span text:style-name="T3232"><text:s/></text:span><text:span text:style-name="T3233">1</text:span><text:span text:style-name="T3234"><text:s/></text:span><text:span text:style-name="T3235">from</text:span><text:span text:style-name="T3236"><text:s/>what it would be without the overlap</text:span><text:span text:style-name="T3237">.</text:span><text:span text:style-name="T3238"><text:s/>Verify the reduction is logged<text:s/></text:span><text:span text:style-name="T3239">with</text:span><text:span text:style-name="T3240"><text:s/>the specific overlapping<text:s/></text:span><text:span text:style-name="T3241">comment</text:span><text:span text:style-name="T3242"><text:s/></text:span><text:span text:style-name="T3243">text</text:span><text:span text:style-name="T3244">.</text:span><text:line-break/><text:line-break/><text:span text:style-name="T3245">**Test<text:s/></text:span><text:span text:style-name="T3246">1.13</text:span><text:span text:style-name="T3247"><text:s/>— MoneyLion negative mention scores<text:s/></text:span><text:span text:style-name="T3248">0.</text:span><text:span text:style-name="T3249">**</text:span><text:line-break/><text:span text:style-name="T3250">Provide a record<text:s/></text:span><text:span text:style-name="T3251">with</text:span><text:span text:style-name="T3252"><text:s/>a MoneyLion-specific keyword<text:s/></text:span><text:span text:style-name="T3253">match</text:span><text:span text:style-name="T3254"><text:s/>and negative content</text:span><text:span text:style-name="T3255">.</text:span><text:span text:style-name="T3256"><text:s/>Verify score<text:s/></text:span><text:span text:style-name="T3257">0</text:span><text:span text:style-name="T3258"><text:s/>is returned and the reason is logged<text:s/></text:span><text:span text:style-name="T3259">as</text:span><text:span text:style-name="T3260"><text:s/></text:span><text:span text:style-name="T3261">`</text:span><text:span text:style-name="T3262">moneylion_negative_content</text:span><text:span text:style-name="T3263">`.</text:span><text:span text:style-name="T3264"><text:s/></text:span><text:span text:style-name="T3265">(</text:span><text:span text:style-name="T3266">Note: the Risk<text:s/></text:span><text:span text:style-name="T3267">Level</text:span><text:span text:style-name="T3268">evaluator would have already caught this<text:s/></text:span><text:span text:style-name="T3269">as</text:span><text:span text:style-name="T3270"><text:s/>-</text:span><text:span text:style-name="T3271">3</text:span><text:span text:style-name="T3272">,</text:span><text:span text:style-name="T3273"><text:s/>terminating evaluation before the Angle evaluator runs</text:span><text:span text:style-name="T3274">.</text:span><text:span text:style-name="T3275"><text:s/>This test verifies the Alex Angle evaluator</text:span><text:span text:style-name="T3276">'s independent handling as a defense-in-depth check — it should never be reached in practice.)</text:span><text:line-break/><text:line-break/><text:span text:style-name="T3277">**Test 1.14 — Score 3 for specific salary detail.**</text:span><text:line-break/><text:span text:style-name="T3278">Provide a record with caption text including a specific salary amount ("I make $52K at 27 and feel so behind"). Verify the evaluator identifies the specific detail (salary amount plus age) as the angle basis and returns score 3 with a rationale referencing those details.</text:span><text:line-break/><text:line-break/><text:span text:style-name="T3279">---</text:span><text:line-break/><text:line-break/><text:span text:style-name="T3280">#### Mode Clarity Evaluator Tests</text:span><text:line-break/><text:line-break/><text:span text:style-name="T3281">**Test 1.15 — Score 2 for unambiguous Mode 1.**</text:span><text:line-break/><text:span text:style-name="T3282">Provide a record with category "trending_cultural" and no finance content. Verify score 2, mode_determination "mode_1", mode_confidence "high."</text:span><text:line-break/><text:line-break/><text:span text:style-name="T3283">**Test 1.16 — Score 2 for unambiguous Mode 2.**</text:span><text:line-break/><text:span text:style-name="T3284">Provide a record with category "finance_content" and a direct Tier 1 keyword match with no humor indicators. Verify score 2, mode_determination "mode_2", mode_confidence "high."</text:span><text:line-break/><text:line-break/><text:span text:style-name="T3285">**Test 1.17 — Score 0 for ambiguous financial humor.**</text:span><text:line-break/><text:span text:style-name="T3286">Provide a record with financial stress content presented through humor (e.g., "checking my bank account after the weekend 💀" with comment section showing both laughing and genuine stress responses). Verify score 0 and yellow_flag_applied true.</text:span><text:line-break/><text:line-break/><text:span text:style-name="T3287">**Test 1.18 — Score 1 for finance-adjacent with moderate confidence.**</text:span><text:line-break/><text:span text:style-name="T3288">Provide a record with category "viral_general" and Tier 2 keyword match (workplace content). Verify score 1, mode_determination "mode_1", mode_confidence "moderate."</text:span><text:line-break/><text:line-break/><text:span text:style-name="T3289">---</text:span><text:line-break/><text:line-break/><text:span text:style-name="T3290">#### Composite Score Calculator Tests</text:span><text:line-break/><text:line-break/><text:span text:style-name="T3291">**Test 1.19 — Correct composite score calculation.**</text:span><text:line-break/><text:span text:style-name="T3292">Provide dimension scores: risk_level 0, engagement_potential 3, alex_angle_strength 2, mode_clarity 2. Verify composite_score is 7, outcome is "engage_immediately."</text:span><text:line-break/><text:line-break/><text:span text:style-name="T3293">**Test 1.20 — Red-tier termination produces null composite score.**</text:span><text:line-break/><text:span text:style-name="T3294">Provide a record where red_tier_terminated is true. Verify composite_score is null, outcome is "red_tier," and the other dimension scores are not included in the calculation.</text:span><text:line-break/><text:line-break/><text:span text:style-name="T3295">**Test 1.21 — Zero angle termination produces score 0.**</text:span><text:line-break/><text:span text:style-name="T3296">Provide a record where zero_angle_terminated is true, with engagement_potential 3 and mode_clarity 2. Verify composite_score is 0 despite the positive other scores, and outcome is "do_not_engage."</text:span><text:line-break/><text:line-break/><text:span text:style-name="T3297">**Test 1.22 — Yellow-tier flag does not change composite score.**</text:span><text:line-break/><text:span text:style-name="T3298">Provide dimension scores: risk_level -1, engagement_potential 3, alex_angle_strength 3, mode_clarity 2. Verify composite_score is 7 (3 + 3 + 2 + (-1) = 7), outcome is "engage_immediately," and yellow_tier_flag is true. The tier will be Yellow despite the high composite score — this is handled by the Tier Classifier.</text:span><text:line-break/><text:line-break/><text:span text:style-name="T3299">---</text:span><text:line-break/><text:line-break/><text:span text:style-name="T3300">#### Tier Classifier Tests</text:span><text:line-break/><text:line-break/><text:span text:style-name="T3301">**Test 1.23 — Red-tier routes to red_tier queue.**</text:span><text:line-break/><text:span text:style-name="T3302">Provide a Calculator output with outcome "red_tier." Verify tier is "red", routing_queue is "red_tier", priority is 5.</text:span><text:line-break/><text:line-break/><text:span text:style-name="T3303">**Test 1.24 — Yellow-tier overrides engage_immediately routing.**</text:span><text:line-break/><text:span text:style-name="T3304">Provide a Calculator output with outcome "engage_immediately" and yellow_tier_flag true. Verify tier is "yellow", routing_queue is "yellow_tier" (not "priority_review"), priority is 1 (Phase 1 content).</text:span><text:line-break/><text:line-break/><text:span text:style-name="T3305">**Test 1.25 — Mode Clarity 0 applies Yellow-tier override.**</text:span><text:line-break/><text:span text:style-name="T3306">Provide a Calculator output with outcome "engage_immediately" and mode_clarity_score 0. Verify tier is "yellow", routing_queue is "yellow_tier" regardless of composite score.</text:span><text:line-break/><text:line-break/><text:span text:style-name="T3307">**Test 1.26 — Green-tier Phase 1 routes to priority_review with priority 1.**</text:span><text:line-break/><text:span text:style-name="T3308">Provide a Calculator output with outcome "engage_immediately", tier "green", and timing_phase "phase_1." Verify routing_queue is "priority_review", priority is 1.</text:span><text:line-break/><text:line-break/><text:span text:style-name="T3309">**Test 1.27 — Pass outcome routes to passed queue.**</text:span><text:line-break/><text:span text:style-name="T3310">Provide a Calculator output with outcome "pass." Verify routing_queue is "passed", priority is 5.</text:span><text:line-break/><text:line-break/><text:span text:style-name="T3311">---</text:span><text:line-break/><text:line-break/><text:span text:style-name="T3312">#### Queue Router Tests</text:span><text:line-break/><text:line-break/><text:span text:style-name="T3313">**Test 1.28 — Transaction atomicity.**</text:span><text:line-break/><text:span text:style-name="T3314">Simulate a failure in the routing_queues INSERT after the discovery_queue UPDATE succeeds. Verify that the transaction rolls back, the discovery record is still in "pending_scoring" status, and no routing entry exists in routing_queues.</text:span><text:line-break/><text:line-break/><text:span text:style-name="T3315">**Test 1.29 — Concurrent modification detection.**</text:span><text:line-break/><text:span text:style-name="T3316">Update a discovery record from "pending_scoring" to "passed" manually (simulating concurrent modification). Then run the Queue Router on the same record. Verify that the UPDATE returns 0 rows affected, a `concurrent_modification_detected` error is logged, and no routing entry is written.</text:span><text:line-break/><text:line-break/><text:span text:style-name="T3317">**Test 1.30 — Retry on write failure.**</text:span><text:line-break/><text:span text:style-name="T3318">Simulate a database timeout on the first two write attempts and success on the third. Verify the Queue Router retried with the correct backoff periods and the final write succeeded. Verify session metrics reflect the retry events.</text:span><text:line-break/><text:line-break/><text:span text:style-name="T3319">---</text:span><text:line-break/><text:line-break/><text:span text:style-name="T3320">### Phase 2: Integration Tests</text:span><text:line-break/><text:line-break/><text:span text:style-name="T3321">---</text:span><text:line-break/><text:line-break/><text:span text:style-name="T3322">**Integration Test 1: Full evaluation pipeline — engage_immediately outcome.**</text:span><text:line-break/><text:line-break/><text:span text:style-name="T3323">Place a discovery record in the `discovery_queue` table with `status = "pending_scoring"` representing a Phase 1 salary transparency video from a Tier 1 watchlist creator with high velocity and no risk signals. Run the full Scoring Component evaluation. Verify: the record'</text:span><text:span text:style-name="T3324">s<text:s/></text:span><text:span text:style-name="T3325">status</text:span><text:span text:style-name="T3326"><text:s/>is updated<text:s/></text:span><text:span text:style-name="T3327">to</text:span><text:span text:style-name="T3328"><text:s/></text:span><text:span text:style-name="T3329">"pending_priority_review"</text:span><text:span text:style-name="T3330">,</text:span><text:span text:style-name="T3331"><text:s/>a routing entry<text:s/></text:span><text:span text:style-name="T3332">exists</text:span><text:span text:style-name="T3333"><text:s/>in routing_queues<text:s/></text:span><text:span text:style-name="T3334">with</text:span><text:span text:style-name="T3335"><text:s/>queue_name</text:span><text:span text:style-name="T3336">"priority_review"</text:span><text:span text:style-name="T3337"><text:s/>and priority<text:s/></text:span><text:span text:style-name="T3338">1</text:span><text:span text:style-name="T3339">,</text:span><text:span text:style-name="T3340"><text:s/>the scoring_result JSON is complete<text:s/></text:span><text:span text:style-name="T3341">with</text:span><text:span text:style-name="T3342"><text:s/></text:span><text:span text:style-name="T3343">all</text:span><text:span text:style-name="T3344"><text:s/>four dimension evaluations</text:span><text:span text:style-name="T3345">,</text:span><text:span text:style-name="T3346"><text:s/>and the composite_score is<text:s/></text:span><text:span text:style-name="T3347">6</text:span><text:span text:style-name="T3348">,</text:span><text:span text:style-name="T3349"><text:s/></text:span><text:span text:style-name="T3350">7</text:span><text:span text:style-name="T3351">,</text:span><text:span text:style-name="T3352"><text:s/>or<text:s/></text:span><text:span text:style-name="T3353">8</text:span><text:span text:style-name="T3354"><text:s/>depending<text:s/></text:span><text:span text:style-name="T3355">on</text:span><text:span text:style-name="T3356"><text:s/>dimension scores</text:span><text:span text:style-name="T3357">.</text:span><text:line-break/><text:line-break/><text:span text:style-name="T3358">**Integration Test<text:s/></text:span><text:span text:style-name="T3359">2</text:span><text:span text:style-name="T3360">: Red-tier termination and routing</text:span><text:span text:style-name="T3361">.</text:span><text:span text:style-name="T3362">**</text:span><text:line-break/><text:line-break/><text:span text:style-name="T3363">Place a discovery record representing content involving an active news event</text:span><text:span text:style-name="T3364">.</text:span><text:span text:style-name="T3365"><text:s/>Run the<text:s/></text:span><text:span text:style-name="T3366">full</text:span><text:span text:style-name="T3367"><text:s/>evaluation</text:span><text:span text:style-name="T3368">.</text:span><text:span text:style-name="T3369"><text:s/>Verify: evaluation terminates<text:s/></text:span><text:span text:style-name="T3370">after</text:span><text:span text:style-name="T3371"><text:s/>Risk<text:s/></text:span><text:span text:style-name="T3372">Level</text:span><text:span text:style-name="T3373">,</text:span><text:span text:style-name="T3374"><text:s/></text:span><text:span text:style-name="T3375">no</text:span><text:span text:style-name="T3376"><text:s/>other dimensions are evaluated<text:s/></text:span><text:span text:style-name="T3377">(</text:span><text:span text:style-name="T3378">their scores are absent<text:s/></text:span><text:span text:style-name="T3379">from</text:span><text:span text:style-name="T3380"><text:s/>the scoring_result</text:span><text:span text:style-name="T3381">),</text:span><text:span text:style-name="T3382"><text:s/></text:span><text:span text:style-name="T3383">status</text:span><text:span text:style-name="T3384"><text:s/>is updated<text:s/></text:span><text:span text:style-name="T3385">to</text:span><text:span text:style-name="T3386"><text:s/></text:span><text:span text:style-name="T3387">"red_tier"</text:span><text:span text:style-name="T3388">,</text:span><text:span text:style-name="T3389"><text:s/>a routing entry<text:s/></text:span><text:span text:style-name="T3390">exists</text:span><text:span text:style-name="T3391"><text:s/></text:span><text:span text:style-name="T3392">with</text:span><text:span text:style-name="T3393"><text:s/>queue_name<text:s/></text:span><text:span text:style-name="T3394">"red_tier"</text:span><text:span text:style-name="T3395">,</text:span><text:span text:style-name="T3396"><text:s/>and composite_score is<text:s/></text:span><text:span text:style-name="T3397">null</text:span><text:span text:style-name="T3398">.</text:span><text:line-break/><text:line-break/><text:span text:style-name="T3399">**Integration Test<text:s/></text:span><text:span text:style-name="T3400">3</text:span><text:span text:style-name="T3401">: Yellow-tier override</text:span><text:span text:style-name="T3402">.</text:span><text:span text:style-name="T3403">**</text:span><text:line-break/><text:line-break/><text:span text:style-name="T3404">Place a discovery record<text:s/></text:span><text:span text:style-name="T3405">for</text:span><text:span text:style-name="T3406"><text:s/>medical debt content<text:s/></text:span><text:span text:style-name="T3407">with</text:span><text:span text:style-name="T3408"><text:s/>high velocity and a strong Alex angle</text:span><text:span text:style-name="T3409">.</text:span><text:span text:style-name="T3410"><text:s/>Run the<text:s/></text:span><text:span text:style-name="T3411">full</text:span><text:span text:style-name="T3412"><text:s/>evaluation</text:span><text:span text:style-name="T3413">.</text:span><text:span text:style-name="T3414"><text:s/>Verify: the composite score is calculated and is<text:s/></text:span><text:span text:style-name="T3415">5</text:span><text:span text:style-name="T3416"><text:s/>or higher<text:s/></text:span><text:span text:style-name="T3417">(</text:span><text:span text:style-name="T3418">indicating good content quality</text:span><text:span text:style-name="T3419">),</text:span><text:span text:style-name="T3420"><text:s/>tier is<text:s/></text:span><text:span text:style-name="T3421">"yellow"</text:span><text:span text:style-name="T3422"><text:s/>despite the high score</text:span><text:span text:style-name="T3423">,</text:span><text:span text:style-name="T3424"><text:s/>routing_queue is<text:s/></text:span><text:span text:style-name="T3425">"yellow_tier"</text:span><text:span text:style-name="T3426"><text:s/>not<text:s/></text:span><text:span text:style-name="T3427">"priority_review"</text:span><text:span text:style-name="T3428"><text:s/>or<text:s/></text:span><text:span text:style-name="T3429">"standard_review"</text:span><text:span text:style-name="T3430">,</text:span><text:span text:style-name="T3431"><text:s/>and the yellow flag condition is documented in the scoring_result</text:span><text:span text:style-name="T3432">.</text:span><text:line-break/><text:line-break/><text:span text:style-name="T3433">**Integration Test<text:s/></text:span><text:span text:style-name="T3434">4</text:span><text:span text:style-name="T3435">: Zero angle termination</text:span><text:span text:style-name="T3436">.</text:span><text:span text:style-name="T3437">**</text:span><text:line-break/><text:line-break/><text:span text:style-name="T3438">Place a discovery record<text:s/></text:span><text:span text:style-name="T3439">for</text:span><text:span text:style-name="T3440"><text:s/>a generic cooking tutorial discovered<text:s/></text:span><text:span text:style-name="T3441">by</text:span><text:span text:style-name="T3442"><text:s/>the Trending<text:s/></text:span><text:span text:style-name="T3443">Loop</text:span><text:span text:style-name="T3444">.</text:span><text:span text:style-name="T3445"><text:s/>Run the<text:s/></text:span><text:span text:style-name="T3446">full</text:span><text:span text:style-name="T3447"><text:s/>evaluation</text:span><text:span text:style-name="T3448">.</text:span><text:span text:style-name="T3449"><text:s/>Verify: evaluation terminates<text:s/></text:span><text:span text:style-name="T3450">after</text:span><text:span text:style-name="T3451"><text:s/>Alex Angle Strength</text:span><text:span text:style-name="T3452">,</text:span><text:span text:style-name="T3453"><text:s/></text:span><text:span text:style-name="T3454">Mode</text:span><text:span text:style-name="T3455"><text:s/>Clarity is not evaluated</text:span><text:span text:style-name="T3456">,</text:span><text:span text:style-name="T3457"><text:s/>composite_score is<text:s/></text:span><text:span text:style-name="T3458">0</text:span><text:span text:style-name="T3459">,</text:span><text:span text:style-name="T3460"><text:s/>outcome is<text:s/></text:span><text:span text:style-name="T3461">"do_not_engage"</text:span><text:span text:style-name="T3462">,</text:span><text:span text:style-name="T3463"><text:s/></text:span><text:span text:style-name="T3464">status</text:span><text:span text:style-name="T3465"><text:s/>is<text:s/></text:span><text:span text:style-name="T3466">"do_not_engage."</text:span><text:line-break/><text:line-break/><text:span text:style-name="T3467">**Integration Test<text:s/></text:span><text:span text:style-name="T3468">5</text:span><text:span text:style-name="T3469">: Phase drift detection</text:span><text:span text:style-name="T3470">.</text:span><text:span text:style-name="T3471">**</text:span><text:line-break/><text:line-break/><text:span text:style-name="T3472">Place a discovery record<text:s/></text:span><text:span text:style-name="T3473">with</text:span><text:span text:style-name="T3474"><text:s/>timing_phase<text:s/></text:span><text:span text:style-name="T3475">"phase_1"</text:span><text:span text:style-name="T3476"><text:s/>that represents content created<text:s/></text:span><text:span text:style-name="T3477">8</text:span><text:span text:style-name="T3478"><text:s/>hours ago<text:s/></text:span><text:span text:style-name="T3479">(</text:span><text:span text:style-name="T3480">placing it in Phase<text:s/></text:span><text:span text:style-name="T3481">2</text:span><text:span text:style-name="T3482"><text:s/>at evaluation<text:s/></text:span><text:span text:style-name="T3483">time</text:span><text:span text:style-name="T3484">).</text:span><text:span text:style-name="T3485"><text:s/>Run the<text:s/></text:span><text:span text:style-name="T3486">full</text:span><text:span text:style-name="T3487"><text:s/>evaluation</text:span><text:span text:style-name="T3488">.</text:span><text:span text:style-name="T3489"><text:s/>Verify: the evaluator uses Phase<text:s/></text:span><text:span text:style-name="T3490">2</text:span><text:span text:style-name="T3491"><text:s/>in the Engagement Potential evaluation</text:span><text:span text:style-name="T3492">,</text:span><text:span text:style-name="T3493"><text:s/>phase_drift_detected is<text:s/></text:span><text:span text:style-name="T3494">true</text:span><text:span text:style-name="T3495"><text:s/>in the evaluation metadata</text:span><text:span text:style-name="T3496">,</text:span><text:span text:style-name="T3497"><text:s/>the scoring_result records both the original phase<text:s/></text:span><text:span text:style-name="T3498">(</text:span><text:span text:style-name="T3499">phase_1</text:span><text:span text:style-name="T3500">)</text:span><text:span text:style-name="T3501"><text:s/>and the<text:s/></text:span><text:span text:style-name="T3502">current</text:span><text:span text:style-name="T3503">phase<text:s/></text:span><text:span text:style-name="T3504">(</text:span><text:span text:style-name="T3505">phase_2</text:span><text:span text:style-name="T3506">),</text:span><text:span text:style-name="T3507"><text:s/>and the Engagement Potential score reflects Phase<text:s/></text:span><text:span text:style-name="T3508">2</text:span><text:span text:style-name="T3509"><text:s/>criteria</text:span><text:span text:style-name="T3510">.</text:span><text:line-break/><text:line-break/><text:span text:style-name="T3511">**Integration Test<text:s/></text:span><text:span text:style-name="T3512">6</text:span><text:span text:style-name="T3513">: Queue priority ordering</text:span><text:span text:style-name="T3514">.</text:span><text:span text:style-name="T3515">**</text:span><text:line-break/><text:line-break/><text:span text:style-name="T3516">Place<text:s/></text:span><text:span text:style-name="T3517">5</text:span><text:span text:style-name="T3518"><text:s/>discovery records in the queue —<text:s/></text:span><text:span text:style-name="T3519">2</text:span><text:span text:style-name="T3520"><text:s/>Phase<text:s/></text:span><text:span text:style-name="T3521">1</text:span><text:span text:style-name="T3522"><text:s/>and<text:s/></text:span><text:span text:style-name="T3523">3</text:span><text:span text:style-name="T3524"><text:s/>Phase<text:s/></text:span><text:span text:style-name="T3525">2</text:span><text:span text:style-name="T3526">,</text:span><text:span text:style-name="T3527"><text:s/></text:span><text:span text:style-name="T3528">all</text:span><text:span text:style-name="T3529"><text:s/></text:span><text:span text:style-name="T3530">with</text:span><text:span text:style-name="T3531"><text:s/>pending_scoring<text:s/></text:span><text:span text:style-name="T3532">status</text:span><text:span text:style-name="T3533">.</text:span><text:span text:style-name="T3534"><text:s/>Run the Queue Reader</text:span><text:span text:style-name="T3535">.</text:span><text:span text:style-name="T3536"><text:s/>Verify that the two Phase<text:s/></text:span><text:span text:style-name="T3537">1</text:span><text:span text:style-name="T3538"><text:s/>records are evaluated before the Phase<text:s/></text:span><text:span text:style-name="T3539">2</text:span><text:span text:style-name="T3540">records</text:span><text:span text:style-name="T3541">,</text:span><text:span text:style-name="T3542"><text:s/>and that<text:s/></text:span><text:span text:style-name="T3543">within</text:span><text:span text:style-name="T3544"><text:s/>each phase the older record<text:s/></text:span><text:span text:style-name="T3545">(</text:span><text:span text:style-name="T3546">by</text:span><text:span text:style-name="T3547"><text:s/>discovered_at</text:span><text:span text:style-name="T3548">)</text:span><text:span text:style-name="T3549"><text:s/>is evaluated<text:s/></text:span><text:span text:style-name="T3550">first</text:span><text:span text:style-name="T3551">.</text:span><text:line-break/><text:line-break/><text:span text:style-name="T3552">**Integration Test<text:s/></text:span><text:span text:style-name="T3553">7</text:span><text:span text:style-name="T3554">: Empty queue behavior</text:span><text:span text:style-name="T3555">.</text:span><text:span text:style-name="T3556">**</text:span><text:line-break/><text:line-break/><text:span text:style-name="T3557">With</text:span><text:span text:style-name="T3558"><text:s/>an empty discovery_queue</text:span><text:span text:style-name="T3559">,</text:span><text:span text:style-name="T3560"><text:s/>run the Queue Reader<text:s/></text:span><text:span text:style-name="T3561">for</text:span><text:span text:style-name="T3562"><text:s/></text:span><text:span text:style-name="T3563">3</text:span><text:span text:style-name="T3564"><text:s/>polling cycles</text:span><text:span text:style-name="T3565">.</text:span><text:span text:style-name="T3566"><text:s/>Verify: exactly one<text:s/></text:span><text:span text:style-name="T3567">"queue_empty"</text:span><text:span text:style-name="T3568"><text:s/>log event is produced<text:s/></text:span><text:span text:style-name="T3569">(</text:span><text:span text:style-name="T3570">not one per polling<text:s/></text:span><text:span text:style-name="T3571">cycle</text:span><text:span text:style-name="T3572">),</text:span><text:span text:style-name="T3573"><text:s/>the Queue Reader does not crash or error</text:span><text:span text:style-name="T3574">,</text:span><text:span text:style-name="T3575"><text:s/>and it correctly detects and processes a new record<text:s/></text:span><text:span text:style-name="T3576">when</text:span><text:span text:style-name="T3577"><text:s/>one is added during the fourth<text:s/></text:span><text:span text:style-name="T3578">cycle</text:span><text:span text:style-name="T3579">.</text:span><text:line-break/><text:line-break/><text:span text:style-name="T3580">---</text:span><text:line-break/><text:line-break/><text:span text:style-name="T3581">### Phase 3: Calibration Tests</text:span><text:line-break/><text:line-break/><text:span text:style-name="T3582">Calibration tests verify that the scoring framework produces scores that align<text:s/></text:span><text:span text:style-name="T3583">with</text:span><text:span text:style-name="T3584"><text:s/>expected outcomes<text:s/></text:span><text:span text:style-name="T3585">for</text:span><text:span text:style-name="T3586"><text:s/>a<text:s/></text:span><text:span text:style-name="T3587">set</text:span><text:span text:style-name="T3588"><text:s/></text:span><text:span text:style-name="T3589">of</text:span><text:span text:style-name="T3590"><text:s/>reference content examples</text:span><text:span text:style-name="T3591">.</text:span><text:span text:style-name="T3592"><text:s/>These tests<text:s/></text:span><text:span text:style-name="T3593">use</text:span><text:span text:style-name="T3594"><text:s/></text:span><text:span text:style-name="T3595">real</text:span><text:span text:style-name="T3596"><text:s/>content descriptions — not mock<text:s/></text:span><text:span text:style-name="T3597">data</text:span><text:span text:style-name="T3598"><text:s/>— and verify the scores against expected<text:s/></text:span><text:span text:style-name="T3599">values</text:span><text:span text:style-name="T3600"><text:s/>that the System Owner has pre-approved</text:span><text:span text:style-name="T3601">.</text:span><text:line-break/><text:line-break/><text:span text:style-name="T3602">**Calibration Test<text:s/></text:span><text:span text:style-name="T3603">1</text:span><text:span text:style-name="T3604">: Anchor examples</text:span><text:span text:style-name="T3605">.</text:span><text:span text:style-name="T3606">**</text:span><text:line-break/><text:line-break/><text:span text:style-name="T3607">Define<text:s/></text:span><text:span text:style-name="T3608">10</text:span><text:span text:style-name="T3609"><text:s/>anchor examples<text:s/></text:span><text:span text:style-name="T3610">with</text:span><text:span text:style-name="T3611"><text:s/>pre-approved expected score ranges</text:span><text:span text:style-name="T3612">.</text:span><text:span text:style-name="T3613"><text:s/>Each anchor example includes a content description</text:span><text:span text:style-name="T3614">,</text:span><text:span text:style-name="T3615"><text:s/>the expected score<text:s/></text:span><text:span text:style-name="T3616">for</text:span><text:span text:style-name="T3617"><text:s/>each dimension</text:span><text:span text:style-name="T3618">,</text:span><text:span text:style-name="T3619"><text:s/>the expected composite score range</text:span><text:span text:style-name="T3620">,</text:span><text:span text:style-name="T3621"><text:s/>and the expected routing queue</text:span><text:span text:style-name="T3622">.</text:span><text:span text:style-name="T3623"><text:s/>Run the Scoring Component against each anchor example</text:span><text:span text:style-name="T3624">.</text:span><text:span text:style-name="T3625"><text:s/>Verify that every example produces a composite score<text:s/></text:span><text:span text:style-name="T3626">within</text:span><text:span text:style-name="T3627"><text:s/>its expected range and is routed<text:s/></text:span><text:span text:style-name="T3628">to</text:span><text:span text:style-name="T3629">the expected queue</text:span><text:span text:style-name="T3630">.</text:span><text:line-break/><text:line-break/><text:span text:style-name="T3631">If</text:span><text:span text:style-name="T3632"><text:s/></text:span><text:span text:style-name="T3633">any</text:span><text:span text:style-name="T3634"><text:s/>anchor example produces an<text:s/></text:span><text:span text:style-name="T3635">out</text:span><text:span text:style-name="T3636">-</text:span><text:span text:style-name="T3637">of</text:span><text:span text:style-name="T3638">-range score</text:span><text:span text:style-name="T3639">,</text:span><text:span text:style-name="T3640"><text:s/></text:span><text:span text:style-name="T3641">do</text:span><text:span text:style-name="T3642"><text:s/>not adjust the expected range — adjust the scoring logic until the framework produces the correct result</text:span><text:span text:style-name="T3643">.</text:span><text:span text:style-name="T3644"><text:s/>Anchor examples are<text:s/></text:span><text:span text:style-name="T3645">fixedreferences</text:span><text:span text:style-name="T3646"><text:s/>that define what correct scoring looks like</text:span><text:span text:style-name="T3647">.</text:span><text:span text:style-name="T3648"><text:s/>They<text:s/></text:span><text:span text:style-name="T3649">do</text:span><text:span text:style-name="T3650"><text:s/>not move<text:s/></text:span><text:span text:style-name="T3651">to</text:span><text:span text:style-name="T3652"><text:s/>accommodate implementation drift</text:span><text:span text:style-name="T3653">.</text:span><text:line-break/><text:line-break/><text:span text:style-name="T3654">The<text:s/></text:span><text:span text:style-name="T3655">10</text:span><text:span text:style-name="T3656"><text:s/>anchor examples must cover: one clear engage_immediately</text:span><text:span text:style-name="T3657">,</text:span><text:span text:style-name="T3658"><text:s/>one clear engage_standard</text:span><text:span text:style-name="T3659">,</text:span><text:span text:style-name="T3660"><text:s/>one clear pass</text:span><text:span text:style-name="T3661">,</text:span><text:span text:style-name="T3662"><text:s/>one clear do_not_engage</text:span><text:span text:style-name="T3663">,</text:span><text:span text:style-name="T3664"><text:s/>one clear red_tier</text:span><text:span text:style-name="T3665">,</text:span><text:span text:style-name="T3666"><text:s/>one yellow_tier<text:s/></text:span><text:span text:style-name="T3667">(</text:span><text:span text:style-name="T3668">health content</text:span><text:span text:style-name="T3669">),</text:span><text:span text:style-name="T3670"><text:s/>one yellow_tier<text:s/></text:span><text:span text:style-name="T3671">(</text:span><text:span text:style-name="T3672">mode</text:span><text:span text:style-name="T3673"><text:s/>ambiguity</text:span><text:span text:style-name="T3674">),</text:span><text:span text:style-name="T3675"><text:s/>one zero-angle termination</text:span><text:span text:style-name="T3676">,</text:span><text:span text:style-name="T3677"><text:s/>one phase drift scenario</text:span><text:span text:style-name="T3678">,</text:span><text:span text:style-name="T3679"><text:s/>and one creator watchlist record</text:span><text:span text:style-name="T3680">.</text:span><text:line-break/><text:line-break/><text:span text:style-name="T3681">Document the anchor examples and their expected scores before running the calibration tests</text:span><text:span text:style-name="T3682">.</text:span><text:span text:style-name="T3683"><text:s/>Get System Owner approval<text:s/></text:span><text:span text:style-name="T3684">on</text:span><text:span text:style-name="T3685"><text:s/>the expected scores before running</text:span><text:span text:style-name="T3686">.</text:span><text:span text:style-name="T3687"><text:s/></text:span><text:span text:style-name="T3688">Do</text:span><text:span text:style-name="T3689"><text:s/>not run calibration tests<text:s/></text:span><text:span text:style-name="T3690">with</text:span><text:span text:style-name="T3691"><text:s/>unapproved expected scores</text:span><text:span text:style-name="T3692">.</text:span><text:line-break/><text:line-break/><text:span text:style-name="T3693">**Calibration Test<text:s/></text:span><text:span text:style-name="T3694">2</text:span><text:span text:style-name="T3695">: Score distribution<text:s/></text:span><text:span text:style-name="T3696">check</text:span><text:span text:style-name="T3697">.</text:span><text:span text:style-name="T3698">**</text:span><text:line-break/><text:line-break/><text:span text:style-name="T3699">Run the Scoring Component against the<text:s/></text:span><text:span text:style-name="T3700">full</text:span><text:span text:style-name="T3701"><text:s/></text:span><text:span text:style-name="T3702">set</text:span><text:span text:style-name="T3703"><text:s/></text:span><text:span text:style-name="T3704">of</text:span><text:span text:style-name="T3705"><text:s/>discovery records produced<text:s/></text:span><text:span text:style-name="T3706">by</text:span><text:span text:style-name="T3707"><text:s/>the content discovery system's<text:s/></text:span><text:span text:style-name="T3708">end</text:span><text:span text:style-name="T3709">-</text:span><text:span text:style-name="T3710">to</text:span><text:span text:style-name="T3711">-</text:span><text:span text:style-name="T3712">end</text:span><text:span text:style-name="T3713"><text:s/>test</text:span><text:span text:style-name="T3714">.</text:span><text:span text:style-name="T3715"><text:s/>Review the distribution<text:s/></text:span><text:span text:style-name="T3716">of</text:span><text:span text:style-name="T3717"><text:s/>composite scores</text:span><text:span text:style-name="T3718">.</text:span><text:span text:style-name="T3719"><text:s/>A healthy distribution should produce approximately:<text:s/></text:span><text:span text:style-name="T3720">10</text:span><text:span text:style-name="T3721">–</text:span><text:span text:style-name="T3722">15</text:span><text:span text:style-name="T3723">% engage_immediately</text:span><text:span text:style-name="T3724">,</text:span><text:span text:style-name="T3725"><text:s/></text:span><text:span text:style-name="T3726">20</text:span><text:span text:style-name="T3727">–</text:span><text:span text:style-name="T3728">30</text:span><text:span text:style-name="T3729">% engage_standard</text:span><text:span text:style-name="T3730">,</text:span><text:span text:style-name="T3731"><text:s/></text:span><text:span text:style-name="T3732">20</text:span><text:span text:style-name="T3733">–</text:span><text:span text:style-name="T3734">30</text:span><text:span text:style-name="T3735">% pass</text:span><text:span text:style-name="T3736">,</text:span><text:span text:style-name="T3737"><text:s/></text:span><text:span text:style-name="T3738">20</text:span><text:span text:style-name="T3739">–</text:span><text:span text:style-name="T3740">30</text:span><text:span text:style-name="T3741">% do_not_engage</text:span><text:span text:style-name="T3742">,</text:span><text:span text:style-name="T3743"><text:s/></text:span><text:span text:style-name="T3744">5</text:span><text:span text:style-name="T3745">–</text:span><text:span text:style-name="T3746">10</text:span><text:span text:style-name="T3747">% yellow_tier</text:span><text:span text:style-name="T3748">,</text:span><text:span text:style-name="T3749"><text:s/>under<text:s/></text:span><text:span text:style-name="T3750">5</text:span><text:span text:style-name="T3751">% red_tier</text:span><text:span text:style-name="T3752">.</text:span><text:line-break/><text:line-break/><text:span text:style-name="T3753">If</text:span><text:span text:style-name="T3754"><text:s/>the distribution is significantly skewed —<text:s/></text:span><text:span text:style-name="T3755">for</text:span><text:span text:style-name="T3756"><text:s/>example</text:span><text:span text:style-name="T3757">,</text:span><text:span text:style-name="T3758"><text:s/></text:span><text:span text:style-name="T3759">70</text:span><text:span text:style-name="T3760">%<text:s/></text:span><text:span text:style-name="T3761">of</text:span><text:span text:style-name="T3762"><text:s/>records scoring engage_immediately — the scoring framework is miscalibrated</text:span><text:span text:style-name="T3763">.</text:span><text:span text:style-name="T3764"><text:s/>Review the dimension evaluator criteria and adjust thresholds before proceeding</text:span><text:span text:style-name="T3765">.</text:span><text:line-break/><text:line-break/><text:span text:style-name="T3766">---</text:span><text:line-break/><text:line-break/><text:span text:style-name="T3767">### Sign-Off Checklist</text:span><text:line-break/><text:line-break/><text:span text:style-name="T3768">The Scoring Component is complete and the<text:s/></text:span><text:span text:style-name="T3769">Comment</text:span><text:span text:style-name="T3770"><text:s/>Generation Component build may<text:s/></text:span><text:span text:style-name="T3771">begin</text:span><text:span text:style-name="T3772"><text:s/></text:span><text:span text:style-name="T3773">when</text:span><text:span text:style-name="T3774"><text:s/>every item is confirmed:</text:span><text:line-break/><text:span text:style-name="T3775">```</text:span><text:line-break/><text:span text:style-name="T3776">□<text:s/></text:span><text:span text:style-name="T3777">All</text:span><text:span text:style-name="T3778"><text:s/>Phase<text:s/></text:span><text:span text:style-name="T3779">1</text:span><text:span text:style-name="T3780"><text:s/>unit tests pass<text:s/></text:span><text:span text:style-name="T3781">with</text:span><text:span text:style-name="T3782"><text:s/></text:span><text:span text:style-name="T3783">no</text:span><text:span text:style-name="T3784"><text:s/>test modifications</text:span><text:line-break/><text:span text:style-name="T3785">□<text:s/></text:span><text:span text:style-name="T3786">All</text:span><text:span text:style-name="T3787"><text:s/>Phase<text:s/></text:span><text:span text:style-name="T3788">2</text:span><text:span text:style-name="T3789"><text:s/>integration tests pass</text:span><text:line-break/><text:span text:style-name="T3790">□<text:s/></text:span><text:span text:style-name="T3791">All</text:span><text:span text:style-name="T3792"><text:s/>Phase<text:s/></text:span><text:span text:style-name="T3793">3</text:span><text:span text:style-name="T3794"><text:s/>calibration tests pass<text:s/></text:span><text:span text:style-name="T3795">with</text:span><text:span text:style-name="T3796"><text:s/>System Owner</text:span><text:line-break/><text:span text:style-name="T3797"><text:s/>approved expected score ranges</text:span><text:line-break/><text:span text:style-name="T3798">□ Anchor examples documented and approved<text:s/></text:span><text:span text:style-name="T3799">by</text:span><text:span text:style-name="T3800"><text:s/>System Owner</text:span><text:line-break/><text:span text:style-name="T3801">□ Queue Reader polling confirmed working at both</text:span><text:line-break/><text:span text:style-name="T3802"><text:s/>normal and high-velocity intervals</text:span><text:line-break/><text:span text:style-name="T3803">□ Phase drift detection confirmed working</text:span><text:line-break/><text:span text:style-name="T3804">□ Record<text:s/></text:span><text:span text:style-name="T3805">lock</text:span><text:span text:style-name="T3806"><text:s/>and timeout confirmed working</text:span><text:line-break/><text:span text:style-name="T3807">□<text:s/></text:span><text:span text:style-name="T3808">Database</text:span><text:span text:style-name="T3809"><text:s/></text:span><text:span text:style-name="T3810">transaction</text:span><text:span text:style-name="T3811"><text:s/>atomicity confirmed —<text:s/></text:span><text:span text:style-name="T3812">no</text:span><text:span text:style-name="T3813"><text:s/></text:span><text:span text:style-name="T3814">partial</text:span><text:span text:style-name="T3815"><text:s/>writes</text:span><text:line-break/><text:span text:style-name="T3816">□ Retry logic confirmed<text:s/></text:span><text:span text:style-name="T3817">on</text:span><text:span text:style-name="T3818"><text:s/></text:span><text:span text:style-name="T3819">write</text:span><text:span text:style-name="T3820"><text:s/>failure</text:span><text:line-break/><text:span text:style-name="T3821">□<text:s/></text:span><text:span text:style-name="T3822">Session</text:span><text:span text:style-name="T3823"><text:s/>metrics confirmed updating correctly</text:span><text:line-break/><text:span text:style-name="T3824">□ routing_queues<text:s/></text:span><text:span text:style-name="T3825">table</text:span><text:span text:style-name="T3826"><text:s/>populated correctly<text:s/></text:span><text:span text:style-name="T3827">for</text:span><text:span text:style-name="T3828"><text:s/></text:span><text:span text:style-name="T3829">all</text:span><text:span text:style-name="T3830"><text:s/>outcome<text:s/></text:span><text:span text:style-name="T3831">types</text:span><text:line-break/><text:span text:style-name="T3832">□ Scoring duration averaging under<text:s/></text:span><text:span text:style-name="T3833">2</text:span><text:span text:style-name="T3834"><text:s/>seconds per record</text:span><text:line-break/><text:span text:style-name="T3835">□<text:s/></text:span><text:span text:style-name="T3836">All</text:span><text:span text:style-name="T3837"><text:s/>scoring_result JSON records are complete —</text:span><text:line-break/><text:span text:style-name="T3838"><text:s/></text:span><text:span text:style-name="T3839">no</text:span><text:span text:style-name="T3840"><text:s/>missing dimension evaluations</text:span><text:line-break/><text:span text:style-name="T3841">□ Score rationales are specific —<text:s/></text:span><text:span text:style-name="T3842">no</text:span><text:span text:style-name="T3843"><text:s/>generic rationales</text:span><text:line-break/><text:span text:style-name="T3844"><text:s/>in<text:s/></text:span><text:span text:style-name="T3845">any</text:span><text:span text:style-name="T3846"><text:s/></text:span><text:span text:style-name="T3847">of</text:span><text:span text:style-name="T3848"><text:s/>the calibration test results</text:span><text:line-break/><text:span text:style-name="T3849">□ System Owner sign-</text:span><text:span text:style-name="T3850">off</text:span><text:span text:style-name="T3851"><text:s/>received</text:span></text:p>
      <text:p text:style-name="P3852"><text:span text:style-name="T3853">When every checkbox is confirmed, the Scoring Component is complete. The Comment Generation Component receives routing entries from the<text:s/></text:span><text:span text:style-name="T3854">routing_queues</text:span><text:span text:style-name="T3855"><text:s/>table as its input — specifically records with queue_name "priority_review", "standard_review", or "yellow_tier" and status "pending." The quality of comments the Comment Generation Component produces depends entirely on the quality of what was routed here.</text:span></text:p>
      <text:p text:style-name="P3856"/>
      <text:p text:style-name="P3857"/>
      <text:p text:style-name="P3858"/>
      <text:p text:style-name="Normal"><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ui-monospace" svg:font-family="ui-monospace" style:font-family-generic="roman" svg:panose-1="0 0 0 0 0 0 0 0 0 0"/>
    <style:font-face style:name="system-ui" svg:font-family="system-ui"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om</meta:initial-creator>
    <dc:creator>Matthew Hom</dc:creator>
    <meta:creation-date>2026-02-19T22:44:00Z</meta:creation-date>
    <dc:date>2026-02-19T22:44:00Z</dc:date>
    <meta:template xlink:href="Normal.dotm" xlink:type="simple"/>
    <meta:editing-cycles>1</meta:editing-cycles>
    <meta:editing-duration>PT0S</meta:editing-duration>
    <meta:document-statistic meta:page-count="1" meta:paragraph-count="187" meta:word-count="13985" meta:character-count="93516" meta:row-count="664" meta:non-whitespace-character-count="79718"/>
  </office:meta>
</office:document-meta>
</file>